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6mm"/>
    </style:style>
    <style:style style:name="co2" style:family="table-column">
      <style:table-column-properties fo:break-before="auto" style:column-width="32.5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8.2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31.49mm"/>
    </style:style>
    <style:style style:name="co8" style:family="table-column">
      <style:table-column-properties fo:break-before="page" style:column-width="26.81mm"/>
    </style:style>
    <style:style style:name="co9" style:family="table-column">
      <style:table-column-properties fo:break-before="auto" style:column-width="29.69mm"/>
    </style:style>
    <style:style style:name="co10" style:family="table-column">
      <style:table-column-properties fo:break-before="auto" style:column-width="34.01mm"/>
    </style:style>
    <style:style style:name="co11" style:family="table-column">
      <style:table-column-properties fo:break-before="auto" style:column-width="30.78mm"/>
    </style:style>
    <style:style style:name="co12" style:family="table-column">
      <style:table-column-properties fo:break-before="auto" style:column-width="25.38mm"/>
    </style:style>
    <style:style style:name="co13" style:family="table-column">
      <style:table-column-properties fo:break-before="auto" style:column-width="30.2mm"/>
    </style:style>
    <style:style style:name="co14" style:family="table-column">
      <style:table-column-properties fo:break-before="auto" style:column-width="21.06mm"/>
    </style:style>
    <style:style style:name="co15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28" style:family="table-cell" style:parent-style-name="Default" style:data-style-name="N116">
      <style:table-cell-properties fo:border-bottom="0.06pt solid #000000" fo:border-left="0.06pt solid #000000" fo:border-right="none" fo:border-top="none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32" style:family="table-cell" style:parent-style-name="Default" style:data-style-name="N116">
      <style:table-cell-properties fo:border-bottom="0.06pt solid #000000" fo:border-left="0.06pt solid #000000" fo:border-right="0.06pt solid #000000" fo:border-top="none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36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37" style:family="table-cell" style:parent-style-name="Default" style:data-style-name="N115">
      <style:table-cell-properties fo:border-bottom="none" fo:border-left="0.06pt solid #000000" fo:border-right="0.06pt solid #000000" fo:border-top="none"/>
    </style:style>
    <style:style style:name="ce38" style:family="table-cell" style:parent-style-name="Default" style:data-style-name="N115">
      <style:table-cell-properties fo:border-bottom="0.06pt solid #000000" fo:border-left="0.06pt solid #000000" fo:border-right="0.06pt solid #000000" fo:border-top="none"/>
    </style:style>
    <style:style style:name="ce39" style:family="table-cell" style:parent-style-name="Default">
      <style:table-cell-properties fo:border-bottom="none" fo:border-left="0.06pt solid #000000" fo:border-right="0.06pt solid #000000" fo:border-top="none"/>
    </style:style>
    <style:style style:name="ce4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2" style:family="table-cell" style:parent-style-name="Default" style:data-style-name="N116">
      <style:table-cell-properties fo:border-bottom="none" fo:border-left="0.06pt solid #000000" fo:border-right="0.06pt solid #000000" fo:border-top="none"/>
      <style:text-properties style:font-name="Liberation Sans" style:font-name-asian="Noto Sans CJK SC Regular" style:font-name-complex="FreeSans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2" table:default-cell-style-name="Default"/>
        <table:table-row table:style-name="ro1">
          <table:table-cell table:style-name="ce1" office:value-type="string" calcext:value-type="string">
            <text:p>Streaming UAV</text:p>
          </table:table-cell>
          <table:table-cell table:style-name="ce7" office:value-type="string" calcext:value-type="string" table:number-columns-spanned="3" table:number-rows-spanned="1">
            <text:p>sta1</text:p>
          </table:table-cell>
          <table:covered-table-cell table:style-name="ce1"/>
          <table:covered-table-cell/>
          <table:table-cell table:number-columns-repeated="32"/>
        </table:table-row>
        <table:table-row table:style-name="ro1">
          <table:table-cell table:style-name="ce1" office:value-type="string" calcext:value-type="string">
            <text:p>Number of clients</text:p>
          </table:table-cell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1"/>
          <table:covered-table-cell/>
          <table:table-cell table:number-columns-repeated="32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number-columns-repeated="3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9" office:value-type="string" calcext:value-type="string">
            <text:p>Initialization time</text:p>
          </table:table-cell>
          <table:table-cell table:style-name="ce9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number-columns-repeated="32"/>
        </table:table-row>
        <table:table-row table:style-name="ro1">
          <table:table-cell table:style-name="ce4" office:value-type="float" office:value="194925" calcext:value-type="float">
            <text:p>194925</text:p>
          </table:table-cell>
          <table:table-cell table:style-name="ce10" office:value-type="float" office:value="1295.649048" calcext:value-type="float">
            <text:p>1295,649048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195105" calcext:value-type="float">
            <text:p>195105</text:p>
          </table:table-cell>
          <table:table-cell table:style-name="ce10" office:value-type="float" office:value="1358.354004" calcext:value-type="float">
            <text:p>1358,354004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195239" calcext:value-type="float">
            <text:p>195239</text:p>
          </table:table-cell>
          <table:table-cell table:style-name="ce10" office:value-type="float" office:value="1403.02002" calcext:value-type="float">
            <text:p>1403,02002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91057" calcext:value-type="float">
            <text:p>91057</text:p>
          </table:table-cell>
          <table:table-cell table:style-name="ce10" office:value-type="float" office:value="1475.630981" calcext:value-type="float">
            <text:p>1475,63098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91245" calcext:value-type="float">
            <text:p>91245</text:p>
          </table:table-cell>
          <table:table-cell table:style-name="ce10" office:value-type="float" office:value="1374.911987" calcext:value-type="float">
            <text:p>1374,911987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91744" calcext:value-type="float">
            <text:p>91744</text:p>
          </table:table-cell>
          <table:table-cell table:style-name="ce10" office:value-type="float" office:value="1385.922974" calcext:value-type="float">
            <text:p>1385,922974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91924" calcext:value-type="float">
            <text:p>91924</text:p>
          </table:table-cell>
          <table:table-cell table:style-name="ce10" office:value-type="float" office:value="1311.622925" calcext:value-type="float">
            <text:p>1311,62292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92140" calcext:value-type="float">
            <text:p>92140</text:p>
          </table:table-cell>
          <table:table-cell table:style-name="ce10" office:value-type="float" office:value="1211.45105" calcext:value-type="float">
            <text:p>1211,4510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92616" calcext:value-type="float">
            <text:p>92616</text:p>
          </table:table-cell>
          <table:table-cell table:style-name="ce10" office:value-type="float" office:value="1464.375" calcext:value-type="float">
            <text:p>1464,37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92801" calcext:value-type="float">
            <text:p>92801</text:p>
          </table:table-cell>
          <table:table-cell table:style-name="ce10" office:value-type="float" office:value="1428.98999" calcext:value-type="float">
            <text:p>1428,98999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92950" calcext:value-type="float">
            <text:p>92950</text:p>
          </table:table-cell>
          <table:table-cell table:style-name="ce10" office:value-type="float" office:value="1098.111084" calcext:value-type="float">
            <text:p>1098,111084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93129" calcext:value-type="float">
            <text:p>93129</text:p>
          </table:table-cell>
          <table:table-cell table:style-name="ce10" office:value-type="float" office:value="1196.322021" calcext:value-type="float">
            <text:p>1196,32202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93554" calcext:value-type="float">
            <text:p>93554</text:p>
          </table:table-cell>
          <table:table-cell table:style-name="ce10" office:value-type="float" office:value="1031.448975" calcext:value-type="float">
            <text:p>1031,44897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93851" calcext:value-type="float">
            <text:p>93851</text:p>
          </table:table-cell>
          <table:table-cell table:style-name="ce10" office:value-type="float" office:value="1057.579102" calcext:value-type="float">
            <text:p>1057,579102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94025" calcext:value-type="float">
            <text:p>94025</text:p>
          </table:table-cell>
          <table:table-cell table:style-name="ce10" office:value-type="float" office:value="1099.725952" calcext:value-type="float">
            <text:p>1099,725952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94254" calcext:value-type="float">
            <text:p>94254</text:p>
          </table:table-cell>
          <table:table-cell table:style-name="ce10" office:value-type="float" office:value="1390.486938" calcext:value-type="float">
            <text:p>1390,486938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94435" calcext:value-type="float">
            <text:p>94435</text:p>
          </table:table-cell>
          <table:table-cell table:style-name="ce10" office:value-type="float" office:value="1230.761108" calcext:value-type="float">
            <text:p>1230,761108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94615" calcext:value-type="float">
            <text:p>94615</text:p>
          </table:table-cell>
          <table:table-cell table:style-name="ce10" office:value-type="float" office:value="967.836975" calcext:value-type="float">
            <text:p>967,83697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95456" calcext:value-type="float">
            <text:p>95456</text:p>
          </table:table-cell>
          <table:table-cell table:style-name="ce10" office:value-type="float" office:value="1155.128906" calcext:value-type="float">
            <text:p>1155,128906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95634" calcext:value-type="float">
            <text:p>95634</text:p>
          </table:table-cell>
          <table:table-cell table:style-name="ce10" office:value-type="float" office:value="1178.390015" calcext:value-type="float">
            <text:p>1178,39001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95812" calcext:value-type="float">
            <text:p>95812</text:p>
          </table:table-cell>
          <table:table-cell table:style-name="ce10" office:value-type="float" office:value="1080.340942" calcext:value-type="float">
            <text:p>1080,340942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95946" calcext:value-type="float">
            <text:p>95946</text:p>
          </table:table-cell>
          <table:table-cell table:style-name="ce10" office:value-type="float" office:value="1022.246033" calcext:value-type="float">
            <text:p>1022,246033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100153" calcext:value-type="float">
            <text:p>100153</text:p>
          </table:table-cell>
          <table:table-cell table:style-name="ce10" office:value-type="float" office:value="1241.359985" calcext:value-type="float">
            <text:p>1241,35998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100611" calcext:value-type="float">
            <text:p>100611</text:p>
          </table:table-cell>
          <table:table-cell table:style-name="ce10" office:value-type="float" office:value="935.304993" calcext:value-type="float">
            <text:p>935,304993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100750" calcext:value-type="float">
            <text:p>100750</text:p>
          </table:table-cell>
          <table:table-cell table:style-name="ce10" office:value-type="float" office:value="1374.006958" calcext:value-type="float">
            <text:p>1374,006958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100930" calcext:value-type="float">
            <text:p>100930</text:p>
          </table:table-cell>
          <table:table-cell table:style-name="ce10" office:value-type="float" office:value="1469.228027" calcext:value-type="float">
            <text:p>1469,228027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101106" calcext:value-type="float">
            <text:p>101106</text:p>
          </table:table-cell>
          <table:table-cell table:style-name="ce10" office:value-type="float" office:value="1127.715942" calcext:value-type="float">
            <text:p>1127,715942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101242" calcext:value-type="float">
            <text:p>101242</text:p>
          </table:table-cell>
          <table:table-cell table:style-name="ce10" office:value-type="float" office:value="980.614014" calcext:value-type="float">
            <text:p>980,614014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101416" calcext:value-type="float">
            <text:p>101416</text:p>
          </table:table-cell>
          <table:table-cell table:style-name="ce10" office:value-type="float" office:value="1008.960938" calcext:value-type="float">
            <text:p>1008,960938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4" office:value-type="float" office:value="101630" calcext:value-type="float">
            <text:p>101630</text:p>
          </table:table-cell>
          <table:table-cell table:style-name="ce10" office:value-type="float" office:value="1082.975952" calcext:value-type="float">
            <text:p>1082,975952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9" table:formula="of:=AVERAGE([C1.B5:.B34])" office:value-type="float" office:value="1214.6157613" calcext:value-type="float">
            <text:p>1214,6157613</text:p>
          </table:table-cell>
          <table:table-cell table:style-name="ce9" table:formula="of:=AVERAGE([C1.C5:.C34])" office:value-type="float" office:value="0" calcext:value-type="float">
            <text:p>0</text:p>
          </table:table-cell>
          <table:table-cell table:style-name="ce15" table:formula="of:=AVERAGE([C1.D5:.D34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9" table:formula="of:=MEDIAN([C1.B5:.B34])" office:value-type="float" office:value="1203.8865355" calcext:value-type="float">
            <text:p>1203,8865355</text:p>
          </table:table-cell>
          <table:table-cell table:style-name="ce9" table:formula="of:=MEDIAN([C1.C5:.C34])" office:value-type="float" office:value="0" calcext:value-type="float">
            <text:p>0</text:p>
          </table:table-cell>
          <table:table-cell table:style-name="ce15" table:formula="of:=MEDIAN([C1.D5:.D34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1.B5:.B34])" office:value-type="float" office:value="169.363908842322" calcext:value-type="float">
            <text:p>169,3639088423</text:p>
          </table:table-cell>
          <table:table-cell table:style-name="ce11" table:formula="of:=STDEV([C1.C5:.C34])" office:value-type="float" office:value="0" calcext:value-type="float">
            <text:p>0</text:p>
          </table:table-cell>
          <table:table-cell table:style-name="ce16" table:formula="of:=STDEV([C1.D5:.D34]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31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[.B35]" office:value-type="float" office:value="1214.6157613" calcext:value-type="float">
            <text:p>1214,6157613</text:p>
          </table:table-cell>
          <table:table-cell table:formula="of:=STDEV([.B5:.B34])" office:value-type="float" office:value="169.363908842322" calcext:value-type="float">
            <text:p>169,3639088423</text:p>
          </table:table-cell>
          <table:table-cell table:formula="of:=COUNT([.B5:.B34];[.F5:.F34];[.J5:.J34];[.N5:.N34];[.R5:.R34];[.V5:.V34];[.Z5:.Z34];[.AD5:.AD34];[.AH5:.AH34])" office:value-type="float" office:value="30" calcext:value-type="float">
            <text:p>30</text:p>
          </table:table-cell>
          <table:table-cell table:formula="of:=2*[.C40]/SQRT([.D40])" office:value-type="float" office:value="61.8429555334588" calcext:value-type="float">
            <text:p>61,8429555335</text:p>
          </table:table-cell>
          <table:table-cell table:number-columns-repeated="31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[.C35]" office:value-type="float" office:value="0" calcext:value-type="float">
            <text:p>0</text:p>
          </table:table-cell>
          <table:table-cell table:formula="of:=STDEV([.C5:.C34])" office:value-type="float" office:value="0" calcext:value-type="float">
            <text:p>0</text:p>
          </table:table-cell>
          <table:table-cell table:style-name="ce17" table:formula="of:=COUNT([.C5:.C34];[.G5:.G34];[.K5:.K34];[.O5:.O34];[.S5:.S34];[.W5:.W34];[.AA5:.AA34];[.AE5:.AE34];[.AI5:.AI34])" office:value-type="float" office:value="30" calcext:value-type="float">
            <text:p>30</text:p>
          </table:table-cell>
          <table:table-cell table:formula="of:=2*[.C41]/SQRT([.D41])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[.D35]" office:value-type="float" office:value="0" calcext:value-type="float">
            <text:p>0</text:p>
          </table:table-cell>
          <table:table-cell table:formula="of:=STDEV([.D5:.D34])" office:value-type="float" office:value="0" calcext:value-type="float">
            <text:p>0</text:p>
          </table:table-cell>
          <table:table-cell table:formula="of:=COUNT([.D5:.D34];[.H5:.H34];[.L5:.L34];[.P5:.P34];[.T5:.T34];[.X5:.X34];[.AB5:.AB34];[.AF5:.AF34];[.AJ5:.AJ34])" office:value-type="float" office:value="30" calcext:value-type="float">
            <text:p>30</text:p>
          </table:table-cell>
          <table:table-cell table:formula="of:=2*[.C42]/SQRT([.D42])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Average stall time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IF([.C5]&lt;&gt;0;[.D5]/[.C5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6]&lt;&gt;0;[.D6]/[.C6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IF([.C7]&lt;&gt;0;[.D7]/[.C7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IF([.C8]&lt;&gt;0;[.D8]/[.C8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IF([.C9]&lt;&gt;0;[.D9]/[.C9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IF([.C10]&lt;&gt;0;[.D10]/[.C10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IF([.C11]&lt;&gt;0;[.D11]/[.C11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IF([.C12]&lt;&gt;0;[.D12]/[.C12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IF([.C13]&lt;&gt;0;[.D13]/[.C13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C14]&lt;&gt;0;[.D14]/[.C14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C15]&lt;&gt;0;[.D15]/[.C15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C16]&lt;&gt;0;[.D16]/[.C16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IF([.C17]&lt;&gt;0;[.D17]/[.C17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C18]&lt;&gt;0;[.D18]/[.C18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C19]&lt;&gt;0;[.D19]/[.C19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C20]&lt;&gt;0;[.D20]/[.C20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IF([.C21]&lt;&gt;0;[.D21]/[.C21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IF([.C22]&lt;&gt;0;[.D22]/[.C22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C23]&lt;&gt;0;[.D23]/[.C23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IF([.C24]&lt;&gt;0;[.D24]/[.C24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C25]&lt;&gt;0;[.D25]/[.C25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C26]&lt;&gt;0;[.D26]/[.C26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IF([.C27]&lt;&gt;0;[.D27]/[.C27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IF([.C28]&lt;&gt;0;[.D28]/[.C28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IF([.C29]&lt;&gt;0;[.D29]/[.C29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IF([.C30]&lt;&gt;0;[.D30]/[.C30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IF([.C31]&lt;&gt;0;[.D31]/[.C31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IF([.C32]&lt;&gt;0;[.D32]/[.C32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C33]&lt;&gt;0;[.D33]/[.C33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IF([.C34]&lt;&gt;0;[.D34]/[.C34];0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1"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"/>
          <table:table-cell table:style-name="ce1" office:value-type="string" calcext:value-type="string">
            <text:p>Avg. Time / Stall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Std. Error</text:p>
          </table:table-cell>
          <table:table-cell table:number-columns-repeated="29"/>
        </table:table-row>
        <table:table-row table:style-name="ro1">
          <table:table-cell table:number-columns-repeated="3"/>
          <table:table-cell table:formula="of:=AVERAGE([.D45:.D74])" office:value-type="float" office:value="0" calcext:value-type="float">
            <text:p>0</text:p>
          </table:table-cell>
          <table:table-cell table:formula="of:=STDEV([.D45:.D74])" office:value-type="float" office:value="0" calcext:value-type="float">
            <text:p>0</text:p>
          </table:table-cell>
          <table:table-cell table:formula="of:=COUNT([.D45:.D74])" office:value-type="float" office:value="30" calcext:value-type="float">
            <text:p>30</text:p>
          </table:table-cell>
          <table:table-cell table:formula="of:=2*[.E78]/SQRT([.F78])" office:value-type="float" office:value="0" calcext:value-type="float">
            <text:p>0</text:p>
          </table:table-cell>
          <table:table-cell table:number-columns-repeated="29"/>
        </table:table-row>
      </table:table>
      <table:table table:name="C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8" table:default-cell-style-name="Default"/>
        <table:table-row table:style-name="ro1">
          <table:table-cell table:style-name="ce1"/>
          <table:table-cell table:style-name="ce19"/>
          <table:table-cell table:style-name="ce1"/>
          <table:table-cell table:number-columns-repeated="33"/>
        </table:table-row>
        <table:table-row table:style-name="ro1">
          <table:table-cell table:style-name="ce1" table:number-columns-repeated="3"/>
          <table:table-cell table:number-columns-repeated="33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number-columns-repeated="28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number-columns-repeated="28"/>
        </table:table-row>
        <table:table-row table:style-name="ro1">
          <table:table-cell table:style-name="ce4" office:value-type="float" office:value="182529" calcext:value-type="float">
            <text:p>182529</text:p>
          </table:table-cell>
          <table:table-cell office:value-type="float" office:value="1315.613037" calcext:value-type="float">
            <text:p>1315,61303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82529" calcext:value-type="float">
            <text:p>182529</text:p>
          </table:table-cell>
          <table:table-cell office:value-type="float" office:value="1104.692017" calcext:value-type="float">
            <text:p>1104,69201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4" office:value-type="float" office:value="182715" calcext:value-type="float">
            <text:p>182715</text:p>
          </table:table-cell>
          <table:table-cell office:value-type="float" office:value="986.473999" calcext:value-type="float">
            <text:p>986,47399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82715" calcext:value-type="float">
            <text:p>182715</text:p>
          </table:table-cell>
          <table:table-cell office:value-type="float" office:value="987.618958" calcext:value-type="float">
            <text:p>987,61895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4" office:value-type="float" office:value="182857" calcext:value-type="float">
            <text:p>182857</text:p>
          </table:table-cell>
          <table:table-cell office:value-type="float" office:value="1225.630005" calcext:value-type="float">
            <text:p>1225,63000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82857" calcext:value-type="float">
            <text:p>182857</text:p>
          </table:table-cell>
          <table:table-cell office:value-type="float" office:value="1266.605957" calcext:value-type="float">
            <text:p>1266,60595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4" office:value-type="float" office:value="183044" calcext:value-type="float">
            <text:p>183044</text:p>
          </table:table-cell>
          <table:table-cell office:value-type="float" office:value="1336.760986" calcext:value-type="float">
            <text:p>1336,76098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40.16098" calcext:value-type="float">
            <text:p>440,16098</text:p>
          </table:table-cell>
          <table:table-cell table:style-name="ce4" office:value-type="float" office:value="183044" calcext:value-type="float">
            <text:p>183044</text:p>
          </table:table-cell>
          <table:table-cell office:value-type="float" office:value="1357.526978" calcext:value-type="float">
            <text:p>1357,52697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2.613998" calcext:value-type="float">
            <text:p>32,613998</text:p>
          </table:table-cell>
          <table:table-cell table:number-columns-repeated="28"/>
        </table:table-row>
        <table:table-row table:style-name="ro1">
          <table:table-cell table:style-name="ce4" office:value-type="float" office:value="183229" calcext:value-type="float">
            <text:p>183229</text:p>
          </table:table-cell>
          <table:table-cell office:value-type="float" office:value="1045.219971" calcext:value-type="float">
            <text:p>1045,21997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0.247002" calcext:value-type="float">
            <text:p>40,247002</text:p>
          </table:table-cell>
          <table:table-cell table:style-name="ce4" office:value-type="float" office:value="183229" calcext:value-type="float">
            <text:p>183229</text:p>
          </table:table-cell>
          <table:table-cell office:value-type="float" office:value="1130.25" calcext:value-type="float">
            <text:p>1130,2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4" office:value-type="float" office:value="183409" calcext:value-type="float">
            <text:p>183409</text:p>
          </table:table-cell>
          <table:table-cell office:value-type="float" office:value="977.932983" calcext:value-type="float">
            <text:p>977,93298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83409" calcext:value-type="float">
            <text:p>183409</text:p>
          </table:table-cell>
          <table:table-cell office:value-type="float" office:value="1225.674072" calcext:value-type="float">
            <text:p>1225,67407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4" office:value-type="float" office:value="183552" calcext:value-type="float">
            <text:p>183552</text:p>
          </table:table-cell>
          <table:table-cell office:value-type="float" office:value="1650.978027" calcext:value-type="float">
            <text:p>1650,97802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83552" calcext:value-type="float">
            <text:p>1835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4" office:value-type="float" office:value="183738" calcext:value-type="float">
            <text:p>183738</text:p>
          </table:table-cell>
          <table:table-cell office:value-type="float" office:value="1925.107056" calcext:value-type="float">
            <text:p>1925,107056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61.738998" calcext:value-type="float">
            <text:p>61,738998</text:p>
          </table:table-cell>
          <table:table-cell table:style-name="ce4" office:value-type="float" office:value="183738" calcext:value-type="float">
            <text:p>183738</text:p>
          </table:table-cell>
          <table:table-cell office:value-type="float" office:value="1788.210938" calcext:value-type="float">
            <text:p>1788,21093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4" office:value-type="float" office:value="183923" calcext:value-type="float">
            <text:p>183923</text:p>
          </table:table-cell>
          <table:table-cell office:value-type="float" office:value="985.380005" calcext:value-type="float">
            <text:p>985,38000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83923" calcext:value-type="float">
            <text:p>183923</text:p>
          </table:table-cell>
          <table:table-cell office:value-type="float" office:value="911.584961" calcext:value-type="float">
            <text:p>911,58496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4" office:value-type="float" office:value="184132" calcext:value-type="float">
            <text:p>184132</text:p>
          </table:table-cell>
          <table:table-cell office:value-type="float" office:value="1268.089966" calcext:value-type="float">
            <text:p>1268,08996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84132" calcext:value-type="float">
            <text:p>184132</text:p>
          </table:table-cell>
          <table:table-cell office:value-type="float" office:value="1296.947998" calcext:value-type="float">
            <text:p>1296,94799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4" office:value-type="float" office:value="184315" calcext:value-type="float">
            <text:p>184315</text:p>
          </table:table-cell>
          <table:table-cell office:value-type="float" office:value="1196.990967" calcext:value-type="float">
            <text:p>1196,99096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0.074001" calcext:value-type="float">
            <text:p>50,074001</text:p>
          </table:table-cell>
          <table:table-cell table:style-name="ce4" office:value-type="float" office:value="184315" calcext:value-type="float">
            <text:p>184315</text:p>
          </table:table-cell>
          <table:table-cell office:value-type="float" office:value="1122.36792" calcext:value-type="float">
            <text:p>1122,3679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85.695999" calcext:value-type="float">
            <text:p>85,695999</text:p>
          </table:table-cell>
          <table:table-cell table:number-columns-repeated="28"/>
        </table:table-row>
        <table:table-row table:style-name="ro1">
          <table:table-cell table:style-name="ce4" office:value-type="float" office:value="184509" calcext:value-type="float">
            <text:p>184509</text:p>
          </table:table-cell>
          <table:table-cell office:value-type="float" office:value="1691.714966" calcext:value-type="float">
            <text:p>1691,71496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84509" calcext:value-type="float">
            <text:p>184509</text:p>
          </table:table-cell>
          <table:table-cell office:value-type="float" office:value="1092.228027" calcext:value-type="float">
            <text:p>1092,22802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4" office:value-type="float" office:value="184652" calcext:value-type="float">
            <text:p>184652</text:p>
          </table:table-cell>
          <table:table-cell office:value-type="float" office:value="1035.341919" calcext:value-type="float">
            <text:p>1035,34191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84652" calcext:value-type="float">
            <text:p>184652</text:p>
          </table:table-cell>
          <table:table-cell office:value-type="float" office:value="1068.728027" calcext:value-type="float">
            <text:p>1068,72802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4" office:value-type="float" office:value="184836" calcext:value-type="float">
            <text:p>184836</text:p>
          </table:table-cell>
          <table:table-cell office:value-type="float" office:value="1340.598999" calcext:value-type="float">
            <text:p>1340,59899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84836" calcext:value-type="float">
            <text:p>184836</text:p>
          </table:table-cell>
          <table:table-cell office:value-type="float" office:value="1298.215088" calcext:value-type="float">
            <text:p>1298,21508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4" office:value-type="float" office:value="185019" calcext:value-type="float">
            <text:p>185019</text:p>
          </table:table-cell>
          <table:table-cell office:value-type="float" office:value="1356.036987" calcext:value-type="float">
            <text:p>1356,03698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6.518997" calcext:value-type="float">
            <text:p>66,518997</text:p>
          </table:table-cell>
          <table:table-cell table:style-name="ce4" office:value-type="float" office:value="185019" calcext:value-type="float">
            <text:p>185019</text:p>
          </table:table-cell>
          <table:table-cell office:value-type="float" office:value="1626.416992" calcext:value-type="float">
            <text:p>1626,41699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8.4" calcext:value-type="float">
            <text:p>28,4</text:p>
          </table:table-cell>
          <table:table-cell table:number-columns-repeated="28"/>
        </table:table-row>
        <table:table-row table:style-name="ro1">
          <table:table-cell table:style-name="ce4" office:value-type="float" office:value="185458" calcext:value-type="float">
            <text:p>185458</text:p>
          </table:table-cell>
          <table:table-cell office:value-type="float" office:value="1451.850098" calcext:value-type="float">
            <text:p>1451,85009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85458" calcext:value-type="float">
            <text:p>185458</text:p>
          </table:table-cell>
          <table:table-cell office:value-type="float" office:value="1119.452026" calcext:value-type="float">
            <text:p>1119,45202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4" office:value-type="float" office:value="185642" calcext:value-type="float">
            <text:p>185642</text:p>
          </table:table-cell>
          <table:table-cell office:value-type="float" office:value="1333.696045" calcext:value-type="float">
            <text:p>1333,69604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85642" calcext:value-type="float">
            <text:p>185642</text:p>
          </table:table-cell>
          <table:table-cell office:value-type="float" office:value="1285.153931" calcext:value-type="float">
            <text:p>1285,15393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9.502998" calcext:value-type="float">
            <text:p>19,502998</text:p>
          </table:table-cell>
          <table:table-cell table:number-columns-repeated="28"/>
        </table:table-row>
        <table:table-row table:style-name="ro1">
          <table:table-cell table:style-name="ce4" office:value-type="float" office:value="185913" calcext:value-type="float">
            <text:p>185913</text:p>
          </table:table-cell>
          <table:table-cell office:value-type="float" office:value="1195.304077" calcext:value-type="float">
            <text:p>1195,30407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85913" calcext:value-type="float">
            <text:p>185913</text:p>
          </table:table-cell>
          <table:table-cell office:value-type="float" office:value="1225.140991" calcext:value-type="float">
            <text:p>1225,14099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4" office:value-type="float" office:value="190337" calcext:value-type="float">
            <text:p>190337</text:p>
          </table:table-cell>
          <table:table-cell office:value-type="float" office:value="1339.916992" calcext:value-type="float">
            <text:p>1339,91699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90337" calcext:value-type="float">
            <text:p>190337</text:p>
          </table:table-cell>
          <table:table-cell office:value-type="float" office:value="1356.044067" calcext:value-type="float">
            <text:p>1356,04406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4" office:value-type="float" office:value="190521" calcext:value-type="float">
            <text:p>190521</text:p>
          </table:table-cell>
          <table:table-cell office:value-type="float" office:value="1412.845947" calcext:value-type="float">
            <text:p>1412,84594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90521" calcext:value-type="float">
            <text:p>190521</text:p>
          </table:table-cell>
          <table:table-cell office:value-type="float" office:value="1587.55896" calcext:value-type="float">
            <text:p>1587,5589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1.465" calcext:value-type="float">
            <text:p>41,465</text:p>
          </table:table-cell>
          <table:table-cell table:number-columns-repeated="28"/>
        </table:table-row>
        <table:table-row table:style-name="ro1">
          <table:table-cell table:style-name="ce4" office:value-type="float" office:value="190805" calcext:value-type="float">
            <text:p>190805</text:p>
          </table:table-cell>
          <table:table-cell office:value-type="float" office:value="1312.438965" calcext:value-type="float">
            <text:p>1312,43896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90805" calcext:value-type="float">
            <text:p>190805</text:p>
          </table:table-cell>
          <table:table-cell office:value-type="float" office:value="1523.684937" calcext:value-type="float">
            <text:p>1523,68493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4" office:value-type="float" office:value="190953" calcext:value-type="float">
            <text:p>190953</text:p>
          </table:table-cell>
          <table:table-cell office:value-type="float" office:value="955.994995" calcext:value-type="float">
            <text:p>955,99499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90953" calcext:value-type="float">
            <text:p>190953</text:p>
          </table:table-cell>
          <table:table-cell office:value-type="float" office:value="940.065979" calcext:value-type="float">
            <text:p>940,06597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4" office:value-type="float" office:value="191513" calcext:value-type="float">
            <text:p>191513</text:p>
          </table:table-cell>
          <table:table-cell office:value-type="float" office:value="1507.667969" calcext:value-type="float">
            <text:p>1507,6679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91513" calcext:value-type="float">
            <text:p>191513</text:p>
          </table:table-cell>
          <table:table-cell office:value-type="float" office:value="1123.024902" calcext:value-type="float">
            <text:p>1123,02490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5.723" calcext:value-type="float">
            <text:p>25,723</text:p>
          </table:table-cell>
          <table:table-cell table:number-columns-repeated="28"/>
        </table:table-row>
        <table:table-row table:style-name="ro1">
          <table:table-cell table:style-name="ce4" office:value-type="float" office:value="191658" calcext:value-type="float">
            <text:p>191658</text:p>
          </table:table-cell>
          <table:table-cell office:value-type="float" office:value="935.156982" calcext:value-type="float">
            <text:p>935,15698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91658" calcext:value-type="float">
            <text:p>191658</text:p>
          </table:table-cell>
          <table:table-cell office:value-type="float" office:value="985.482971" calcext:value-type="float">
            <text:p>985,48297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4" office:value-type="float" office:value="193032" calcext:value-type="float">
            <text:p>193032</text:p>
          </table:table-cell>
          <table:table-cell office:value-type="float" office:value="1243.113037" calcext:value-type="float">
            <text:p>1243,11303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93032" calcext:value-type="float">
            <text:p>193032</text:p>
          </table:table-cell>
          <table:table-cell office:value-type="float" office:value="1686.210083" calcext:value-type="float">
            <text:p>1686,21008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3.529999" calcext:value-type="float">
            <text:p>43,529999</text:p>
          </table:table-cell>
          <table:table-cell table:number-columns-repeated="28"/>
        </table:table-row>
        <table:table-row table:style-name="ro1">
          <table:table-cell table:style-name="ce4" office:value-type="float" office:value="193906" calcext:value-type="float">
            <text:p>193906</text:p>
          </table:table-cell>
          <table:table-cell office:value-type="float" office:value="1106.280029" calcext:value-type="float">
            <text:p>1106,28002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93906" calcext:value-type="float">
            <text:p>193906</text:p>
          </table:table-cell>
          <table:table-cell office:value-type="float" office:value="1130.403076" calcext:value-type="float">
            <text:p>1130,40307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4" office:value-type="float" office:value="194419" calcext:value-type="float">
            <text:p>194419</text:p>
          </table:table-cell>
          <table:table-cell office:value-type="float" office:value="946.439026" calcext:value-type="float">
            <text:p>946,43902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94419" calcext:value-type="float">
            <text:p>194419</text:p>
          </table:table-cell>
          <table:table-cell office:value-type="float" office:value="1145.459961" calcext:value-type="float">
            <text:p>1145,45996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1.889999" calcext:value-type="float">
            <text:p>21,889999</text:p>
          </table:table-cell>
          <table:table-cell table:number-columns-repeated="28"/>
        </table:table-row>
        <table:table-row table:style-name="ro1">
          <table:table-cell table:style-name="ce4" office:value-type="float" office:value="194608" calcext:value-type="float">
            <text:p>194608</text:p>
          </table:table-cell>
          <table:table-cell office:value-type="float" office:value="1203.224976" calcext:value-type="float">
            <text:p>1203,22497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5.207001" calcext:value-type="float">
            <text:p>25,207001</text:p>
          </table:table-cell>
          <table:table-cell table:style-name="ce4" office:value-type="float" office:value="194608" calcext:value-type="float">
            <text:p>194608</text:p>
          </table:table-cell>
          <table:table-cell office:value-type="float" office:value="1219.062988" calcext:value-type="float">
            <text:p>1219,06298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4" office:value-type="float" office:value="194744" calcext:value-type="float">
            <text:p>194744</text:p>
          </table:table-cell>
          <table:table-cell office:value-type="float" office:value="998.114014" calcext:value-type="float">
            <text:p>998,11401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94744" calcext:value-type="float">
            <text:p>194744</text:p>
          </table:table-cell>
          <table:table-cell office:value-type="float" office:value="1026.079102" calcext:value-type="float">
            <text:p>1026,07910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4" office:value-type="float" office:value="112750" calcext:value-type="float">
            <text:p>112750</text:p>
          </table:table-cell>
          <table:table-cell office:value-type="float" office:value="957.820007" calcext:value-type="float">
            <text:p>957,82000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12750" calcext:value-type="float">
            <text:p>112750</text:p>
          </table:table-cell>
          <table:table-cell office:value-type="float" office:value="965.490967" calcext:value-type="float">
            <text:p>965,49096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2.B5:.B34])" office:value-type="float" office:value="1241.25776773333" calcext:value-type="float">
            <text:p>1241,2577677333</text:p>
          </table:table-cell>
          <table:table-cell table:style-name="ce1" table:formula="of:=AVERAGE([C2.C5:.C34])" office:value-type="float" office:value="0.233333333333333" calcext:value-type="float">
            <text:p>0,2333333333</text:p>
          </table:table-cell>
          <table:table-cell table:style-name="ce15" table:formula="of:=AVERAGE([C2.D5:.D34])" office:value-type="float" office:value="22.7982326333333" calcext:value-type="float">
            <text:p>22,798232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2.F5:.F34])" office:value-type="float" office:value="1186.51276246667" calcext:value-type="float">
            <text:p>1186,5127624667</text:p>
          </table:table-cell>
          <table:table-cell table:style-name="ce1" table:formula="of:=AVERAGE([C2.G5:.G34])" office:value-type="float" office:value="0.266666666666667" calcext:value-type="float">
            <text:p>0,2666666667</text:p>
          </table:table-cell>
          <table:table-cell table:style-name="ce15" table:formula="of:=AVERAGE([C2.H5:.H34])" office:value-type="float" office:value="9.96069976666667" calcext:value-type="float">
            <text:p>9,9606997667</text:p>
          </table:table-cell>
          <table:table-cell table:number-columns-repeated="28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2.B5:.B34])" office:value-type="float" office:value="1234.371521" calcext:value-type="float">
            <text:p>1234,371521</text:p>
          </table:table-cell>
          <table:table-cell table:style-name="ce1" table:formula="of:=MEDIAN([C2.C5:.C34])" office:value-type="float" office:value="0" calcext:value-type="float">
            <text:p>0</text:p>
          </table:table-cell>
          <table:table-cell table:style-name="ce15" table:formula="of:=MEDIAN([C2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2.F5:.F34])" office:value-type="float" office:value="1137.9315185" calcext:value-type="float">
            <text:p>1137,9315185</text:p>
          </table:table-cell>
          <table:table-cell table:style-name="ce1" table:formula="of:=MEDIAN([C2.G5:.G34])" office:value-type="float" office:value="0" calcext:value-type="float">
            <text:p>0</text:p>
          </table:table-cell>
          <table:table-cell table:style-name="ce15" table:formula="of:=MEDIAN([C2.H5:.H34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2.B5:.B34])" office:value-type="float" office:value="245.718313763179" calcext:value-type="float">
            <text:p>245,7183137632</text:p>
          </table:table-cell>
          <table:table-cell table:style-name="ce11" table:formula="of:=STDEV([C2.C5:.C34])" office:value-type="float" office:value="0.504006932993731" calcext:value-type="float">
            <text:p>0,504006933</text:p>
          </table:table-cell>
          <table:table-cell table:style-name="ce16" table:formula="of:=STDEV([C2.D5:.D34])" office:value-type="float" office:value="81.1868866725649" calcext:value-type="float">
            <text:p>81,18688667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2.F5:.F34])" office:value-type="float" office:value="317.938483560383" calcext:value-type="float">
            <text:p>317,9384835604</text:p>
          </table:table-cell>
          <table:table-cell table:style-name="ce11" table:formula="of:=STDEV([C2.G5:.G34])" office:value-type="float" office:value="0.449776445108804" calcext:value-type="float">
            <text:p>0,4497764451</text:p>
          </table:table-cell>
          <table:table-cell table:style-name="ce16" table:formula="of:=STDEV([C2.H5:.H34])" office:value-type="float" office:value="19.803334505922" calcext:value-type="float">
            <text:p>19,8033345059</text:p>
          </table:table-cell>
          <table:table-cell table:number-columns-repeated="28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31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)" office:value-type="float" office:value="1213.8852651" calcext:value-type="float">
            <text:p>1213,8852651</text:p>
          </table:table-cell>
          <table:table-cell table:formula="of:=STDEV([.B5:.B34];[.F5:.F34])" office:value-type="float" office:value="283.063265863469" calcext:value-type="float">
            <text:p>283,0632658635</text:p>
          </table:table-cell>
          <table:table-cell table:formula="of:=COUNT([.B5:.B34];[.F5:.F34];[.J5:.J34];[.N5:.N34];[.R5:.R34];[.V5:.V34];[.Z5:.Z34];[.AD5:.AD34];[.AH5:.AH34])" office:value-type="float" office:value="60" calcext:value-type="float">
            <text:p>60</text:p>
          </table:table-cell>
          <table:table-cell table:formula="of:=2*[.C40]/SQRT([.D40])" office:value-type="float" office:value="73.0866209741533" calcext:value-type="float">
            <text:p>73,0866209742</text:p>
          </table:table-cell>
          <table:table-cell table:number-columns-repeated="31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)" office:value-type="float" office:value="0.25" calcext:value-type="float">
            <text:p>0,25</text:p>
          </table:table-cell>
          <table:table-cell table:formula="of:=STDEV([.C5:.C34];[.G5:.G34])" office:value-type="float" office:value="0.473894789153079" calcext:value-type="float">
            <text:p>0,4738947892</text:p>
          </table:table-cell>
          <table:table-cell table:style-name="ce17" table:formula="of:=COUNT([.C5:.C34];[.G5:.G34];[.K5:.K34];[.O5:.O34];[.S5:.S34];[.W5:.W34];[.AA5:.AA34];[.AE5:.AE34];[.AI5:.AI34])" office:value-type="float" office:value="60" calcext:value-type="float">
            <text:p>60</text:p>
          </table:table-cell>
          <table:table-cell table:formula="of:=2*[.C41]/SQRT([.D41])" office:value-type="float" office:value="0.12235910841629" calcext:value-type="float">
            <text:p>0,1223591084</text:p>
          </table:table-cell>
          <table:table-cell table:number-columns-repeated="31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)" office:value-type="float" office:value="16.3794662" calcext:value-type="float">
            <text:p>16,3794662</text:p>
          </table:table-cell>
          <table:table-cell table:formula="of:=STDEV([.D5:.D34];[.H5:.H34])" office:value-type="float" office:value="58.944534382487" calcext:value-type="float">
            <text:p>58,9445343825</text:p>
          </table:table-cell>
          <table:table-cell table:formula="of:=COUNT([.D5:.D34];[.H5:.H34];[.L5:.L34];[.P5:.P34];[.T5:.T34];[.X5:.X34];[.AB5:.AB34];[.AF5:.AF34];[.AJ5:.AJ34])" office:value-type="float" office:value="60" calcext:value-type="float">
            <text:p>60</text:p>
          </table:table-cell>
          <table:table-cell table:formula="of:=2*[.C42]/SQRT([.D42])" office:value-type="float" office:value="15.2194133342215" calcext:value-type="float">
            <text:p>15,2194133342</text:p>
          </table:table-cell>
          <table:table-cell table:number-columns-repeated="31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Average stall time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IF([.C5]&lt;&gt;0;[.D5]/[.C5];0)" office:value-type="float" office:value="0" calcext:value-type="float">
            <text:p>0</text:p>
          </table:table-cell>
          <table:table-cell table:number-columns-repeated="3"/>
          <table:table-cell table:formula="of:=IF([.G5]&lt;&gt;0;[.H5]/[.G5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6]&lt;&gt;0;[.D6]/[.C6];0)" office:value-type="float" office:value="0" calcext:value-type="float">
            <text:p>0</text:p>
          </table:table-cell>
          <table:table-cell table:number-columns-repeated="3"/>
          <table:table-cell table:formula="of:=IF([.G6]&lt;&gt;0;[.H6]/[.G6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IF([.C7]&lt;&gt;0;[.D7]/[.C7];0)" office:value-type="float" office:value="0" calcext:value-type="float">
            <text:p>0</text:p>
          </table:table-cell>
          <table:table-cell table:number-columns-repeated="3"/>
          <table:table-cell table:formula="of:=IF([.G7]&lt;&gt;0;[.H7]/[.G7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IF([.C8]&lt;&gt;0;[.D8]/[.C8];0)" office:value-type="float" office:value="440.16098" calcext:value-type="float">
            <text:p>440,16098</text:p>
          </table:table-cell>
          <table:table-cell table:number-columns-repeated="3"/>
          <table:table-cell table:formula="of:=IF([.G8]&lt;&gt;0;[.H8]/[.G8];0)" office:value-type="float" office:value="32.613998" calcext:value-type="float">
            <text:p>32,61399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IF([.C9]&lt;&gt;0;[.D9]/[.C9];0)" office:value-type="float" office:value="40.247002" calcext:value-type="float">
            <text:p>40,247002</text:p>
          </table:table-cell>
          <table:table-cell table:number-columns-repeated="3"/>
          <table:table-cell table:formula="of:=IF([.G9]&lt;&gt;0;[.H9]/[.G9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IF([.C10]&lt;&gt;0;[.D10]/[.C10];0)" office:value-type="float" office:value="0" calcext:value-type="float">
            <text:p>0</text:p>
          </table:table-cell>
          <table:table-cell table:number-columns-repeated="3"/>
          <table:table-cell table:formula="of:=IF([.G10]&lt;&gt;0;[.H10]/[.G10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IF([.C11]&lt;&gt;0;[.D11]/[.C11];0)" office:value-type="float" office:value="0" calcext:value-type="float">
            <text:p>0</text:p>
          </table:table-cell>
          <table:table-cell table:number-columns-repeated="3"/>
          <table:table-cell table:formula="of:=IF([.G11]&lt;&gt;0;[.H11]/[.G11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IF([.C12]&lt;&gt;0;[.D12]/[.C12];0)" office:value-type="float" office:value="30.869499" calcext:value-type="float">
            <text:p>30,869499</text:p>
          </table:table-cell>
          <table:table-cell table:number-columns-repeated="3"/>
          <table:table-cell table:formula="of:=IF([.G12]&lt;&gt;0;[.H12]/[.G12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IF([.C13]&lt;&gt;0;[.D13]/[.C13];0)" office:value-type="float" office:value="0" calcext:value-type="float">
            <text:p>0</text:p>
          </table:table-cell>
          <table:table-cell table:number-columns-repeated="3"/>
          <table:table-cell table:formula="of:=IF([.G13]&lt;&gt;0;[.H13]/[.G13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C14]&lt;&gt;0;[.D14]/[.C14];0)" office:value-type="float" office:value="0" calcext:value-type="float">
            <text:p>0</text:p>
          </table:table-cell>
          <table:table-cell table:number-columns-repeated="3"/>
          <table:table-cell table:formula="of:=IF([.G14]&lt;&gt;0;[.H14]/[.G14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C15]&lt;&gt;0;[.D15]/[.C15];0)" office:value-type="float" office:value="50.074001" calcext:value-type="float">
            <text:p>50,074001</text:p>
          </table:table-cell>
          <table:table-cell table:number-columns-repeated="3"/>
          <table:table-cell table:formula="of:=IF([.G15]&lt;&gt;0;[.H15]/[.G15];0)" office:value-type="float" office:value="85.695999" calcext:value-type="float">
            <text:p>85,695999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C16]&lt;&gt;0;[.D16]/[.C16];0)" office:value-type="float" office:value="0" calcext:value-type="float">
            <text:p>0</text:p>
          </table:table-cell>
          <table:table-cell table:number-columns-repeated="3"/>
          <table:table-cell table:formula="of:=IF([.G16]&lt;&gt;0;[.H16]/[.G16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IF([.C17]&lt;&gt;0;[.D17]/[.C17];0)" office:value-type="float" office:value="0" calcext:value-type="float">
            <text:p>0</text:p>
          </table:table-cell>
          <table:table-cell table:number-columns-repeated="3"/>
          <table:table-cell table:formula="of:=IF([.G17]&lt;&gt;0;[.H17]/[.G17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C18]&lt;&gt;0;[.D18]/[.C18];0)" office:value-type="float" office:value="0" calcext:value-type="float">
            <text:p>0</text:p>
          </table:table-cell>
          <table:table-cell table:number-columns-repeated="3"/>
          <table:table-cell table:formula="of:=IF([.G18]&lt;&gt;0;[.H18]/[.G18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C19]&lt;&gt;0;[.D19]/[.C19];0)" office:value-type="float" office:value="66.518997" calcext:value-type="float">
            <text:p>66,518997</text:p>
          </table:table-cell>
          <table:table-cell table:number-columns-repeated="3"/>
          <table:table-cell table:formula="of:=IF([.G19]&lt;&gt;0;[.H19]/[.G19];0)" office:value-type="float" office:value="28.4" calcext:value-type="float">
            <text:p>28,4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C20]&lt;&gt;0;[.D20]/[.C20];0)" office:value-type="float" office:value="0" calcext:value-type="float">
            <text:p>0</text:p>
          </table:table-cell>
          <table:table-cell table:number-columns-repeated="3"/>
          <table:table-cell table:formula="of:=IF([.G20]&lt;&gt;0;[.H20]/[.G20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IF([.C21]&lt;&gt;0;[.D21]/[.C21];0)" office:value-type="float" office:value="0" calcext:value-type="float">
            <text:p>0</text:p>
          </table:table-cell>
          <table:table-cell table:number-columns-repeated="3"/>
          <table:table-cell table:formula="of:=IF([.G21]&lt;&gt;0;[.H21]/[.G21];0)" office:value-type="float" office:value="19.502998" calcext:value-type="float">
            <text:p>19,50299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IF([.C22]&lt;&gt;0;[.D22]/[.C22];0)" office:value-type="float" office:value="0" calcext:value-type="float">
            <text:p>0</text:p>
          </table:table-cell>
          <table:table-cell table:number-columns-repeated="3"/>
          <table:table-cell table:formula="of:=IF([.G22]&lt;&gt;0;[.H22]/[.G22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C23]&lt;&gt;0;[.D23]/[.C23];0)" office:value-type="float" office:value="0" calcext:value-type="float">
            <text:p>0</text:p>
          </table:table-cell>
          <table:table-cell table:number-columns-repeated="3"/>
          <table:table-cell table:formula="of:=IF([.G23]&lt;&gt;0;[.H23]/[.G23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IF([.C24]&lt;&gt;0;[.D24]/[.C24];0)" office:value-type="float" office:value="0" calcext:value-type="float">
            <text:p>0</text:p>
          </table:table-cell>
          <table:table-cell table:number-columns-repeated="3"/>
          <table:table-cell table:formula="of:=IF([.G24]&lt;&gt;0;[.H24]/[.G24];0)" office:value-type="float" office:value="41.465" calcext:value-type="float">
            <text:p>41,46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C25]&lt;&gt;0;[.D25]/[.C25];0)" office:value-type="float" office:value="0" calcext:value-type="float">
            <text:p>0</text:p>
          </table:table-cell>
          <table:table-cell table:number-columns-repeated="3"/>
          <table:table-cell table:formula="of:=IF([.G25]&lt;&gt;0;[.H25]/[.G25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C26]&lt;&gt;0;[.D26]/[.C26];0)" office:value-type="float" office:value="0" calcext:value-type="float">
            <text:p>0</text:p>
          </table:table-cell>
          <table:table-cell table:number-columns-repeated="3"/>
          <table:table-cell table:formula="of:=IF([.G26]&lt;&gt;0;[.H26]/[.G26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IF([.C27]&lt;&gt;0;[.D27]/[.C27];0)" office:value-type="float" office:value="0" calcext:value-type="float">
            <text:p>0</text:p>
          </table:table-cell>
          <table:table-cell table:number-columns-repeated="3"/>
          <table:table-cell table:formula="of:=IF([.G27]&lt;&gt;0;[.H27]/[.G27];0)" office:value-type="float" office:value="25.723" calcext:value-type="float">
            <text:p>25,72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IF([.C28]&lt;&gt;0;[.D28]/[.C28];0)" office:value-type="float" office:value="0" calcext:value-type="float">
            <text:p>0</text:p>
          </table:table-cell>
          <table:table-cell table:number-columns-repeated="3"/>
          <table:table-cell table:formula="of:=IF([.G28]&lt;&gt;0;[.H28]/[.G28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IF([.C29]&lt;&gt;0;[.D29]/[.C29];0)" office:value-type="float" office:value="0" calcext:value-type="float">
            <text:p>0</text:p>
          </table:table-cell>
          <table:table-cell table:number-columns-repeated="3"/>
          <table:table-cell table:formula="of:=IF([.G29]&lt;&gt;0;[.H29]/[.G29];0)" office:value-type="float" office:value="43.529999" calcext:value-type="float">
            <text:p>43,529999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IF([.C30]&lt;&gt;0;[.D30]/[.C30];0)" office:value-type="float" office:value="0" calcext:value-type="float">
            <text:p>0</text:p>
          </table:table-cell>
          <table:table-cell table:number-columns-repeated="3"/>
          <table:table-cell table:formula="of:=IF([.G30]&lt;&gt;0;[.H30]/[.G30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IF([.C31]&lt;&gt;0;[.D31]/[.C31];0)" office:value-type="float" office:value="0" calcext:value-type="float">
            <text:p>0</text:p>
          </table:table-cell>
          <table:table-cell table:number-columns-repeated="3"/>
          <table:table-cell table:formula="of:=IF([.G31]&lt;&gt;0;[.H31]/[.G31];0)" office:value-type="float" office:value="21.889999" calcext:value-type="float">
            <text:p>21,889999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IF([.C32]&lt;&gt;0;[.D32]/[.C32];0)" office:value-type="float" office:value="25.207001" calcext:value-type="float">
            <text:p>25,207001</text:p>
          </table:table-cell>
          <table:table-cell table:number-columns-repeated="3"/>
          <table:table-cell table:formula="of:=IF([.G32]&lt;&gt;0;[.H32]/[.G32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C33]&lt;&gt;0;[.D33]/[.C33];0)" office:value-type="float" office:value="0" calcext:value-type="float">
            <text:p>0</text:p>
          </table:table-cell>
          <table:table-cell table:number-columns-repeated="3"/>
          <table:table-cell table:formula="of:=IF([.G33]&lt;&gt;0;[.H33]/[.G33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IF([.C34]&lt;&gt;0;[.D34]/[.C34];0)" office:value-type="float" office:value="0" calcext:value-type="float">
            <text:p>0</text:p>
          </table:table-cell>
          <table:table-cell table:number-columns-repeated="3"/>
          <table:table-cell table:formula="of:=IF([.G34]&lt;&gt;0;[.H34]/[.G34];0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1"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"/>
          <table:table-cell table:style-name="ce1" office:value-type="string" calcext:value-type="string">
            <text:p>Avg. Time / Stall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Std. Error</text:p>
          </table:table-cell>
          <table:table-cell table:number-columns-repeated="29"/>
        </table:table-row>
        <table:table-row table:style-name="ro1">
          <table:table-cell table:number-columns-repeated="3"/>
          <table:table-cell table:formula="of:=AVERAGE([.D45:.H74])" office:value-type="float" office:value="15.86497455" calcext:value-type="float">
            <text:p>15,86497455</text:p>
          </table:table-cell>
          <table:table-cell table:formula="of:=STDEV([.D45:.H74])" office:value-type="float" office:value="58.6760167715703" calcext:value-type="float">
            <text:p>58,6760167716</text:p>
          </table:table-cell>
          <table:table-cell table:formula="of:=COUNT([.D45:.H74])" office:value-type="float" office:value="60" calcext:value-type="float">
            <text:p>60</text:p>
          </table:table-cell>
          <table:table-cell table:formula="of:=2*[.E78]/SQRT([.F78])" office:value-type="float" office:value="15.1500823852053" calcext:value-type="float">
            <text:p>15,1500823852</text:p>
          </table:table-cell>
          <table:table-cell table:number-columns-repeated="29"/>
        </table:table-row>
      </table:table>
      <table:table table:name="C3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4" table:default-cell-style-name="Default"/>
        <table:table-row table:style-name="ro1" table:number-rows-repeated="2">
          <table:table-cell table:number-columns-repeated="36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number-columns-repeated="24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number-columns-repeated="24"/>
        </table:table-row>
        <table:table-row table:style-name="ro1">
          <table:table-cell table:style-name="ce4" office:value-type="float" office:value="153130" calcext:value-type="float">
            <text:p>153130</text:p>
          </table:table-cell>
          <table:table-cell office:value-type="float" office:value="1478.096924" calcext:value-type="float">
            <text:p>1478,096924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328.735992" calcext:value-type="float">
            <text:p>328,735992</text:p>
          </table:table-cell>
          <table:table-cell table:style-name="ce4" office:value-type="float" office:value="153130" calcext:value-type="float">
            <text:p>153130</text:p>
          </table:table-cell>
          <table:table-cell office:value-type="float" office:value="1407.189941" calcext:value-type="float">
            <text:p>1407,189941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24.932007" calcext:value-type="float">
            <text:p>124,932007</text:p>
          </table:table-cell>
          <table:table-cell table:style-name="ce4" office:value-type="float" office:value="153130" calcext:value-type="float">
            <text:p>153130</text:p>
          </table:table-cell>
          <table:table-cell office:value-type="float" office:value="1260.427979" calcext:value-type="float">
            <text:p>1260,427979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56.395004" calcext:value-type="float">
            <text:p>156,395004</text:p>
          </table:table-cell>
          <table:table-cell table:number-columns-repeated="24"/>
        </table:table-row>
        <table:table-row table:style-name="ro1">
          <table:table-cell table:style-name="ce4" office:value-type="float" office:value="153313" calcext:value-type="float">
            <text:p>153313</text:p>
          </table:table-cell>
          <table:table-cell office:value-type="float" office:value="1089.551025" calcext:value-type="float">
            <text:p>1089,551025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51.548" calcext:value-type="float">
            <text:p>51,548</text:p>
          </table:table-cell>
          <table:table-cell table:style-name="ce4" office:value-type="float" office:value="153313" calcext:value-type="float">
            <text:p>153313</text:p>
          </table:table-cell>
          <table:table-cell office:value-type="float" office:value="1057.208984" calcext:value-type="float">
            <text:p>1057,208984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6.759998" calcext:value-type="float">
            <text:p>36,759998</text:p>
          </table:table-cell>
          <table:table-cell table:style-name="ce4" office:value-type="float" office:value="153313" calcext:value-type="float">
            <text:p>153313</text:p>
          </table:table-cell>
          <table:table-cell office:value-type="float" office:value="1001.044983" calcext:value-type="float">
            <text:p>1001,04498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53831" calcext:value-type="float">
            <text:p>153831</text:p>
          </table:table-cell>
          <table:table-cell office:value-type="float" office:value="1364.906982" calcext:value-type="float">
            <text:p>1364,906982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666.755981" calcext:value-type="float">
            <text:p>666,755981</text:p>
          </table:table-cell>
          <table:table-cell table:style-name="ce4" office:value-type="float" office:value="153831" calcext:value-type="float">
            <text:p>153831</text:p>
          </table:table-cell>
          <table:table-cell office:value-type="float" office:value="1257.182983" calcext:value-type="float">
            <text:p>1257,182983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325.595001" calcext:value-type="float">
            <text:p>325,595001</text:p>
          </table:table-cell>
          <table:table-cell table:style-name="ce4" office:value-type="float" office:value="153831" calcext:value-type="float">
            <text:p>153831</text:p>
          </table:table-cell>
          <table:table-cell office:value-type="float" office:value="1421.062012" calcext:value-type="float">
            <text:p>1421,062012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576.560974" calcext:value-type="float">
            <text:p>576,560974</text:p>
          </table:table-cell>
          <table:table-cell table:number-columns-repeated="24"/>
        </table:table-row>
        <table:table-row table:style-name="ro1">
          <table:table-cell table:style-name="ce4" office:value-type="float" office:value="154155" calcext:value-type="float">
            <text:p>154155</text:p>
          </table:table-cell>
          <table:table-cell office:value-type="float" office:value="1606.18811" calcext:value-type="float">
            <text:p>1606,18811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1960.125854" calcext:value-type="float">
            <text:p>1960,125854</text:p>
          </table:table-cell>
          <table:table-cell table:style-name="ce4" office:value-type="float" office:value="154155" calcext:value-type="float">
            <text:p>154155</text:p>
          </table:table-cell>
          <table:table-cell office:value-type="float" office:value="1311.388062" calcext:value-type="float">
            <text:p>1311,388062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45.447006" calcext:value-type="float">
            <text:p>145,447006</text:p>
          </table:table-cell>
          <table:table-cell table:style-name="ce4" office:value-type="float" office:value="154155" calcext:value-type="float">
            <text:p>154155</text:p>
          </table:table-cell>
          <table:table-cell office:value-type="float" office:value="1219.411987" calcext:value-type="float">
            <text:p>1219,411987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307.511017" calcext:value-type="float">
            <text:p>307,511017</text:p>
          </table:table-cell>
          <table:table-cell table:number-columns-repeated="24"/>
        </table:table-row>
        <table:table-row table:style-name="ro1">
          <table:table-cell table:style-name="ce4" office:value-type="float" office:value="154725" calcext:value-type="float">
            <text:p>154725</text:p>
          </table:table-cell>
          <table:table-cell office:value-type="float" office:value="1288.031006" calcext:value-type="float">
            <text:p>1288,031006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424.136993" calcext:value-type="float">
            <text:p>424,136993</text:p>
          </table:table-cell>
          <table:table-cell table:style-name="ce4" office:value-type="float" office:value="154725" calcext:value-type="float">
            <text:p>154725</text:p>
          </table:table-cell>
          <table:table-cell office:value-type="float" office:value="1491.152954" calcext:value-type="float">
            <text:p>1491,152954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510.022003" calcext:value-type="float">
            <text:p>510,022003</text:p>
          </table:table-cell>
          <table:table-cell table:style-name="ce4" office:value-type="float" office:value="154725" calcext:value-type="float">
            <text:p>154725</text:p>
          </table:table-cell>
          <table:table-cell office:value-type="float" office:value="1592.807983" calcext:value-type="float">
            <text:p>1592,807983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748.229004" calcext:value-type="float">
            <text:p>748,229004</text:p>
          </table:table-cell>
          <table:table-cell table:number-columns-repeated="24"/>
        </table:table-row>
        <table:table-row table:style-name="ro1">
          <table:table-cell table:style-name="ce4" office:value-type="float" office:value="154924" calcext:value-type="float">
            <text:p>154924</text:p>
          </table:table-cell>
          <table:table-cell office:value-type="float" office:value="1469.158081" calcext:value-type="float">
            <text:p>1469,15808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8.883999" calcext:value-type="float">
            <text:p>58,883999</text:p>
          </table:table-cell>
          <table:table-cell table:style-name="ce4" office:value-type="float" office:value="154924" calcext:value-type="float">
            <text:p>154924</text:p>
          </table:table-cell>
          <table:table-cell office:value-type="float" office:value="1242.833008" calcext:value-type="float">
            <text:p>1242,83300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2.211998" calcext:value-type="float">
            <text:p>52,211998</text:p>
          </table:table-cell>
          <table:table-cell table:style-name="ce4" office:value-type="float" office:value="154924" calcext:value-type="float">
            <text:p>154924</text:p>
          </table:table-cell>
          <table:table-cell office:value-type="float" office:value="1409.639038" calcext:value-type="float">
            <text:p>1409,63903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8.483002" calcext:value-type="float">
            <text:p>58,483002</text:p>
          </table:table-cell>
          <table:table-cell table:number-columns-repeated="24"/>
        </table:table-row>
        <table:table-row table:style-name="ro1">
          <table:table-cell table:style-name="ce4" office:value-type="float" office:value="160121" calcext:value-type="float">
            <text:p>160121</text:p>
          </table:table-cell>
          <table:table-cell office:value-type="float" office:value="1381.863037" calcext:value-type="float">
            <text:p>1381,86303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88.813995" calcext:value-type="float">
            <text:p>88,813995</text:p>
          </table:table-cell>
          <table:table-cell table:style-name="ce4" office:value-type="float" office:value="160121" calcext:value-type="float">
            <text:p>160121</text:p>
          </table:table-cell>
          <table:table-cell office:value-type="float" office:value="1535.133057" calcext:value-type="float">
            <text:p>1535,13305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0121" calcext:value-type="float">
            <text:p>160121</text:p>
          </table:table-cell>
          <table:table-cell office:value-type="float" office:value="1342.714966" calcext:value-type="float">
            <text:p>1342,71496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60424" calcext:value-type="float">
            <text:p>160424</text:p>
          </table:table-cell>
          <table:table-cell office:value-type="float" office:value="858.407959" calcext:value-type="float">
            <text:p>858,40795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0424" calcext:value-type="float">
            <text:p>160424</text:p>
          </table:table-cell>
          <table:table-cell office:value-type="float" office:value="1001.343994" calcext:value-type="float">
            <text:p>1001,343994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99.500999" calcext:value-type="float">
            <text:p>99,500999</text:p>
          </table:table-cell>
          <table:table-cell table:style-name="ce4" office:value-type="float" office:value="160424" calcext:value-type="float">
            <text:p>160424</text:p>
          </table:table-cell>
          <table:table-cell office:value-type="float" office:value="949.60199" calcext:value-type="float">
            <text:p>949,6019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60609" calcext:value-type="float">
            <text:p>160609</text:p>
          </table:table-cell>
          <table:table-cell office:value-type="float" office:value="1214.130005" calcext:value-type="float">
            <text:p>1214,130005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81.983002" calcext:value-type="float">
            <text:p>281,983002</text:p>
          </table:table-cell>
          <table:table-cell table:style-name="ce4" office:value-type="float" office:value="160609" calcext:value-type="float">
            <text:p>160609</text:p>
          </table:table-cell>
          <table:table-cell office:value-type="float" office:value="1223.978027" calcext:value-type="float">
            <text:p>1223,978027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27.936996" calcext:value-type="float">
            <text:p>227,936996</text:p>
          </table:table-cell>
          <table:table-cell table:style-name="ce4" office:value-type="float" office:value="160609" calcext:value-type="float">
            <text:p>160609</text:p>
          </table:table-cell>
          <table:table-cell office:value-type="float" office:value="1247.463013" calcext:value-type="float">
            <text:p>1247,46301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60817" calcext:value-type="float">
            <text:p>160817</text:p>
          </table:table-cell>
          <table:table-cell office:value-type="float" office:value="1147.151978" calcext:value-type="float">
            <text:p>1147,151978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73.305" calcext:value-type="float">
            <text:p>73,305</text:p>
          </table:table-cell>
          <table:table-cell table:style-name="ce4" office:value-type="float" office:value="160817" calcext:value-type="float">
            <text:p>160817</text:p>
          </table:table-cell>
          <table:table-cell office:value-type="float" office:value="1103.360107" calcext:value-type="float">
            <text:p>1103,36010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0817" calcext:value-type="float">
            <text:p>160817</text:p>
          </table:table-cell>
          <table:table-cell office:value-type="float" office:value="1093.692993" calcext:value-type="float">
            <text:p>1093,69299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62018" calcext:value-type="float">
            <text:p>162018</text:p>
          </table:table-cell>
          <table:table-cell office:value-type="float" office:value="1146.630981" calcext:value-type="float">
            <text:p>1146,63098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0.518" calcext:value-type="float">
            <text:p>30,518</text:p>
          </table:table-cell>
          <table:table-cell table:style-name="ce4" office:value-type="float" office:value="162018" calcext:value-type="float">
            <text:p>162018</text:p>
          </table:table-cell>
          <table:table-cell office:value-type="float" office:value="1023.444031" calcext:value-type="float">
            <text:p>1023,44403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8.058998" calcext:value-type="float">
            <text:p>58,058998</text:p>
          </table:table-cell>
          <table:table-cell table:style-name="ce4" office:value-type="float" office:value="162018" calcext:value-type="float">
            <text:p>162018</text:p>
          </table:table-cell>
          <table:table-cell office:value-type="float" office:value="1161.87793" calcext:value-type="float">
            <text:p>1161,87793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64.781006" calcext:value-type="float">
            <text:p>64,781006</text:p>
          </table:table-cell>
          <table:table-cell table:number-columns-repeated="24"/>
        </table:table-row>
        <table:table-row table:style-name="ro1">
          <table:table-cell table:style-name="ce4" office:value-type="float" office:value="162159" calcext:value-type="float">
            <text:p>162159</text:p>
          </table:table-cell>
          <table:table-cell office:value-type="float" office:value="1255.578979" calcext:value-type="float">
            <text:p>1255,578979</text:p>
          </table:table-cell>
          <table:table-cell office:value-type="float" office:value="38" calcext:value-type="float">
            <text:p>38</text:p>
          </table:table-cell>
          <table:table-cell table:style-name="ce13" office:value-type="float" office:value="1135.215942" calcext:value-type="float">
            <text:p>1135,215942</text:p>
          </table:table-cell>
          <table:table-cell table:style-name="ce4" office:value-type="float" office:value="162159" calcext:value-type="float">
            <text:p>162159</text:p>
          </table:table-cell>
          <table:table-cell office:value-type="float" office:value="1521.242065" calcext:value-type="float">
            <text:p>1521,24206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51.463989" calcext:value-type="float">
            <text:p>451,463989</text:p>
          </table:table-cell>
          <table:table-cell table:style-name="ce4" office:value-type="float" office:value="162159" calcext:value-type="float">
            <text:p>162159</text:p>
          </table:table-cell>
          <table:table-cell office:value-type="float" office:value="1486.305054" calcext:value-type="float">
            <text:p>1486,305054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338.106018" calcext:value-type="float">
            <text:p>338,106018</text:p>
          </table:table-cell>
          <table:table-cell table:number-columns-repeated="24"/>
        </table:table-row>
        <table:table-row table:style-name="ro1">
          <table:table-cell table:style-name="ce4" office:value-type="float" office:value="162350" calcext:value-type="float">
            <text:p>162350</text:p>
          </table:table-cell>
          <table:table-cell office:value-type="float" office:value="1608.930908" calcext:value-type="float">
            <text:p>1608,93090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73.583008" calcext:value-type="float">
            <text:p>173,583008</text:p>
          </table:table-cell>
          <table:table-cell table:style-name="ce4" office:value-type="float" office:value="162350" calcext:value-type="float">
            <text:p>162350</text:p>
          </table:table-cell>
          <table:table-cell office:value-type="float" office:value="1932.077026" calcext:value-type="float">
            <text:p>1932,07702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2350" calcext:value-type="float">
            <text:p>162350</text:p>
          </table:table-cell>
          <table:table-cell office:value-type="float" office:value="1497.882935" calcext:value-type="float">
            <text:p>1497,882935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453.515015" calcext:value-type="float">
            <text:p>453,515015</text:p>
          </table:table-cell>
          <table:table-cell table:number-columns-repeated="24"/>
        </table:table-row>
        <table:table-row table:style-name="ro1">
          <table:table-cell table:style-name="ce4" office:value-type="float" office:value="162558" calcext:value-type="float">
            <text:p>162558</text:p>
          </table:table-cell>
          <table:table-cell office:value-type="float" office:value="1262.292969" calcext:value-type="float">
            <text:p>1262,292969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4.105" calcext:value-type="float">
            <text:p>24,105</text:p>
          </table:table-cell>
          <table:table-cell table:style-name="ce4" office:value-type="float" office:value="162558" calcext:value-type="float">
            <text:p>162558</text:p>
          </table:table-cell>
          <table:table-cell office:value-type="float" office:value="1240.430908" calcext:value-type="float">
            <text:p>1240,43090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98.122986" calcext:value-type="float">
            <text:p>198,122986</text:p>
          </table:table-cell>
          <table:table-cell table:style-name="ce4" office:value-type="float" office:value="162558" calcext:value-type="float">
            <text:p>162558</text:p>
          </table:table-cell>
          <table:table-cell office:value-type="float" office:value="1104.515015" calcext:value-type="float">
            <text:p>1104,51501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5.152" calcext:value-type="float">
            <text:p>65,152</text:p>
          </table:table-cell>
          <table:table-cell table:number-columns-repeated="24"/>
        </table:table-row>
        <table:table-row table:style-name="ro1">
          <table:table-cell table:style-name="ce4" office:value-type="float" office:value="162744" calcext:value-type="float">
            <text:p>162744</text:p>
          </table:table-cell>
          <table:table-cell office:value-type="float" office:value="1446.515015" calcext:value-type="float">
            <text:p>1446,515015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91.846001" calcext:value-type="float">
            <text:p>91,846001</text:p>
          </table:table-cell>
          <table:table-cell table:style-name="ce4" office:value-type="float" office:value="162744" calcext:value-type="float">
            <text:p>162744</text:p>
          </table:table-cell>
          <table:table-cell office:value-type="float" office:value="1320.562012" calcext:value-type="float">
            <text:p>1320,56201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50.959991" calcext:value-type="float">
            <text:p>150,959991</text:p>
          </table:table-cell>
          <table:table-cell table:style-name="ce4" office:value-type="float" office:value="162744" calcext:value-type="float">
            <text:p>162744</text:p>
          </table:table-cell>
          <table:table-cell office:value-type="float" office:value="1445.333008" calcext:value-type="float">
            <text:p>1445,33300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04.812012" calcext:value-type="float">
            <text:p>204,812012</text:p>
          </table:table-cell>
          <table:table-cell table:number-columns-repeated="24"/>
        </table:table-row>
        <table:table-row table:style-name="ro1">
          <table:table-cell table:style-name="ce4" office:value-type="float" office:value="163105" calcext:value-type="float">
            <text:p>163105</text:p>
          </table:table-cell>
          <table:table-cell office:value-type="float" office:value="1033.719971" calcext:value-type="float">
            <text:p>1033,719971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65.966995" calcext:value-type="float">
            <text:p>165,966995</text:p>
          </table:table-cell>
          <table:table-cell table:style-name="ce4" office:value-type="float" office:value="163105" calcext:value-type="float">
            <text:p>163105</text:p>
          </table:table-cell>
          <table:table-cell office:value-type="float" office:value="1392.981079" calcext:value-type="float">
            <text:p>1392,981079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66.628998" calcext:value-type="float">
            <text:p>266,628998</text:p>
          </table:table-cell>
          <table:table-cell table:style-name="ce4" office:value-type="float" office:value="163105" calcext:value-type="float">
            <text:p>163105</text:p>
          </table:table-cell>
          <table:table-cell office:value-type="float" office:value="1015.437012" calcext:value-type="float">
            <text:p>1015,437012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69.029999" calcext:value-type="float">
            <text:p>169,029999</text:p>
          </table:table-cell>
          <table:table-cell table:number-columns-repeated="24"/>
        </table:table-row>
        <table:table-row table:style-name="ro1">
          <table:table-cell table:style-name="ce4" office:value-type="float" office:value="163347" calcext:value-type="float">
            <text:p>163347</text:p>
          </table:table-cell>
          <table:table-cell office:value-type="float" office:value="909.699036" calcext:value-type="float">
            <text:p>909,69903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3347" calcext:value-type="float">
            <text:p>163347</text:p>
          </table:table-cell>
          <table:table-cell office:value-type="float" office:value="965.013977" calcext:value-type="float">
            <text:p>965,01397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3347" calcext:value-type="float">
            <text:p>163347</text:p>
          </table:table-cell>
          <table:table-cell office:value-type="float" office:value="849.437012" calcext:value-type="float">
            <text:p>849,43701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64103" calcext:value-type="float">
            <text:p>164103</text:p>
          </table:table-cell>
          <table:table-cell office:value-type="float" office:value="1382.015015" calcext:value-type="float">
            <text:p>1382,01501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7.278" calcext:value-type="float">
            <text:p>27,278</text:p>
          </table:table-cell>
          <table:table-cell table:style-name="ce4" office:value-type="float" office:value="164103" calcext:value-type="float">
            <text:p>164103</text:p>
          </table:table-cell>
          <table:table-cell office:value-type="float" office:value="1447.56897" calcext:value-type="float">
            <text:p>1447,5689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4103" calcext:value-type="float">
            <text:p>164103</text:p>
          </table:table-cell>
          <table:table-cell office:value-type="float" office:value="1396.850952" calcext:value-type="float">
            <text:p>1396,850952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82.899002" calcext:value-type="float">
            <text:p>182,899002</text:p>
          </table:table-cell>
          <table:table-cell table:number-columns-repeated="24"/>
        </table:table-row>
        <table:table-row table:style-name="ro1">
          <table:table-cell table:style-name="ce4" office:value-type="float" office:value="165527" calcext:value-type="float">
            <text:p>165527</text:p>
          </table:table-cell>
          <table:table-cell office:value-type="float" office:value="1176.571045" calcext:value-type="float">
            <text:p>1176,57104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5527" calcext:value-type="float">
            <text:p>165527</text:p>
          </table:table-cell>
          <table:table-cell office:value-type="float" office:value="1228.456055" calcext:value-type="float">
            <text:p>1228,45605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5527" calcext:value-type="float">
            <text:p>165527</text:p>
          </table:table-cell>
          <table:table-cell office:value-type="float" office:value="1244.797974" calcext:value-type="float">
            <text:p>1244,79797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65849" calcext:value-type="float">
            <text:p>165849</text:p>
          </table:table-cell>
          <table:table-cell office:value-type="float" office:value="1362.562988" calcext:value-type="float">
            <text:p>1362,562988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72.050003" calcext:value-type="float">
            <text:p>172,050003</text:p>
          </table:table-cell>
          <table:table-cell table:style-name="ce4" office:value-type="float" office:value="165849" calcext:value-type="float">
            <text:p>165849</text:p>
          </table:table-cell>
          <table:table-cell office:value-type="float" office:value="1164.895996" calcext:value-type="float">
            <text:p>1164,89599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65849" calcext:value-type="float">
            <text:p>165849</text:p>
          </table:table-cell>
          <table:table-cell office:value-type="float" office:value="1431.781982" calcext:value-type="float">
            <text:p>1431,78198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7.212" calcext:value-type="float">
            <text:p>27,212</text:p>
          </table:table-cell>
          <table:table-cell table:number-columns-repeated="24"/>
        </table:table-row>
        <table:table-row table:style-name="ro1">
          <table:table-cell table:style-name="ce4" office:value-type="float" office:value="170109" calcext:value-type="float">
            <text:p>170109</text:p>
          </table:table-cell>
          <table:table-cell office:value-type="float" office:value="1070.636963" calcext:value-type="float">
            <text:p>1070,636963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39.792007" calcext:value-type="float">
            <text:p>139,792007</text:p>
          </table:table-cell>
          <table:table-cell table:style-name="ce4" office:value-type="float" office:value="170109" calcext:value-type="float">
            <text:p>170109</text:p>
          </table:table-cell>
          <table:table-cell office:value-type="float" office:value="1002.017944" calcext:value-type="float">
            <text:p>1002,017944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0109" calcext:value-type="float">
            <text:p>170109</text:p>
          </table:table-cell>
          <table:table-cell office:value-type="float" office:value="1049.375" calcext:value-type="float">
            <text:p>1049,375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99.725006" calcext:value-type="float">
            <text:p>99,725006</text:p>
          </table:table-cell>
          <table:table-cell table:number-columns-repeated="24"/>
        </table:table-row>
        <table:table-row table:style-name="ro1">
          <table:table-cell table:style-name="ce4" office:value-type="float" office:value="170715" calcext:value-type="float">
            <text:p>170715</text:p>
          </table:table-cell>
          <table:table-cell office:value-type="float" office:value="978.856995" calcext:value-type="float">
            <text:p>978,856995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506.848999" calcext:value-type="float">
            <text:p>506,848999</text:p>
          </table:table-cell>
          <table:table-cell table:style-name="ce4" office:value-type="float" office:value="170715" calcext:value-type="float">
            <text:p>170715</text:p>
          </table:table-cell>
          <table:table-cell office:value-type="float" office:value="1713.783081" calcext:value-type="float">
            <text:p>1713,78308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59.471008" calcext:value-type="float">
            <text:p>159,471008</text:p>
          </table:table-cell>
          <table:table-cell table:style-name="ce4" office:value-type="float" office:value="170715" calcext:value-type="float">
            <text:p>170715</text:p>
          </table:table-cell>
          <table:table-cell office:value-type="float" office:value="1350.726929" calcext:value-type="float">
            <text:p>1350,726929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70.931" calcext:value-type="float">
            <text:p>170,931</text:p>
          </table:table-cell>
          <table:table-cell table:number-columns-repeated="24"/>
        </table:table-row>
        <table:table-row table:style-name="ro1">
          <table:table-cell table:style-name="ce4" office:value-type="float" office:value="170911" calcext:value-type="float">
            <text:p>170911</text:p>
          </table:table-cell>
          <table:table-cell office:value-type="float" office:value="1130.962036" calcext:value-type="float">
            <text:p>1130,96203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97.153999" calcext:value-type="float">
            <text:p>97,153999</text:p>
          </table:table-cell>
          <table:table-cell table:style-name="ce4" office:value-type="float" office:value="170911" calcext:value-type="float">
            <text:p>170911</text:p>
          </table:table-cell>
          <table:table-cell office:value-type="float" office:value="1268.736938" calcext:value-type="float">
            <text:p>1268,73693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79.190002" calcext:value-type="float">
            <text:p>79,190002</text:p>
          </table:table-cell>
          <table:table-cell table:style-name="ce4" office:value-type="float" office:value="170911" calcext:value-type="float">
            <text:p>170911</text:p>
          </table:table-cell>
          <table:table-cell office:value-type="float" office:value="1236.156982" calcext:value-type="float">
            <text:p>1236,15698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6.047998" calcext:value-type="float">
            <text:p>16,047998</text:p>
          </table:table-cell>
          <table:table-cell table:number-columns-repeated="24"/>
        </table:table-row>
        <table:table-row table:style-name="ro1">
          <table:table-cell table:style-name="ce4" office:value-type="float" office:value="171118" calcext:value-type="float">
            <text:p>171118</text:p>
          </table:table-cell>
          <table:table-cell office:value-type="float" office:value="1313.755005" calcext:value-type="float">
            <text:p>1313,75500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3.209" calcext:value-type="float">
            <text:p>23,209</text:p>
          </table:table-cell>
          <table:table-cell table:style-name="ce4" office:value-type="float" office:value="171118" calcext:value-type="float">
            <text:p>171118</text:p>
          </table:table-cell>
          <table:table-cell office:value-type="float" office:value="1399.059082" calcext:value-type="float">
            <text:p>1399,05908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1.274998" calcext:value-type="float">
            <text:p>41,274998</text:p>
          </table:table-cell>
          <table:table-cell table:style-name="ce4" office:value-type="float" office:value="171118" calcext:value-type="float">
            <text:p>171118</text:p>
          </table:table-cell>
          <table:table-cell office:value-type="float" office:value="1701.696045" calcext:value-type="float">
            <text:p>1701,69604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3.699001" calcext:value-type="float">
            <text:p>63,699001</text:p>
          </table:table-cell>
          <table:table-cell table:number-columns-repeated="24"/>
        </table:table-row>
        <table:table-row table:style-name="ro1">
          <table:table-cell table:style-name="ce4" office:value-type="float" office:value="171259" calcext:value-type="float">
            <text:p>171259</text:p>
          </table:table-cell>
          <table:table-cell office:value-type="float" office:value="1043.230957" calcext:value-type="float">
            <text:p>1043,23095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1259" calcext:value-type="float">
            <text:p>171259</text:p>
          </table:table-cell>
          <table:table-cell office:value-type="float" office:value="1115.618896" calcext:value-type="float">
            <text:p>1115,61889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71259" calcext:value-type="float">
            <text:p>171259</text:p>
          </table:table-cell>
          <table:table-cell office:value-type="float" office:value="924.885986" calcext:value-type="float">
            <text:p>924,88598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5.964001" calcext:value-type="float">
            <text:p>55,964001</text:p>
          </table:table-cell>
          <table:table-cell table:number-columns-repeated="24"/>
        </table:table-row>
        <table:table-row table:style-name="ro1">
          <table:table-cell table:style-name="ce4" office:value-type="float" office:value="171815" calcext:value-type="float">
            <text:p>171815</text:p>
          </table:table-cell>
          <table:table-cell office:value-type="float" office:value="1320.512085" calcext:value-type="float">
            <text:p>1320,512085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28.821991" calcext:value-type="float">
            <text:p>128,821991</text:p>
          </table:table-cell>
          <table:table-cell table:style-name="ce4" office:value-type="float" office:value="171815" calcext:value-type="float">
            <text:p>171815</text:p>
          </table:table-cell>
          <table:table-cell office:value-type="float" office:value="1218.879028" calcext:value-type="float">
            <text:p>1218,879028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342.013" calcext:value-type="float">
            <text:p>342,013</text:p>
          </table:table-cell>
          <table:table-cell table:style-name="ce4" office:value-type="float" office:value="171815" calcext:value-type="float">
            <text:p>171815</text:p>
          </table:table-cell>
          <table:table-cell office:value-type="float" office:value="1003.751038" calcext:value-type="float">
            <text:p>1003,751038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386.416992" calcext:value-type="float">
            <text:p>386,416992</text:p>
          </table:table-cell>
          <table:table-cell table:number-columns-repeated="24"/>
        </table:table-row>
        <table:table-row table:style-name="ro1">
          <table:table-cell table:style-name="ce4" office:value-type="float" office:value="172002" calcext:value-type="float">
            <text:p>172002</text:p>
          </table:table-cell>
          <table:table-cell office:value-type="float" office:value="911.517029" calcext:value-type="float">
            <text:p>911,517029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05.590996" calcext:value-type="float">
            <text:p>105,590996</text:p>
          </table:table-cell>
          <table:table-cell table:style-name="ce4" office:value-type="float" office:value="172002" calcext:value-type="float">
            <text:p>172002</text:p>
          </table:table-cell>
          <table:table-cell office:value-type="float" office:value="874.355957" calcext:value-type="float">
            <text:p>874,355957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98.731003" calcext:value-type="float">
            <text:p>198,731003</text:p>
          </table:table-cell>
          <table:table-cell table:style-name="ce4" office:value-type="float" office:value="172002" calcext:value-type="float">
            <text:p>172002</text:p>
          </table:table-cell>
          <table:table-cell office:value-type="float" office:value="907.299011" calcext:value-type="float">
            <text:p>907,299011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61.887024" calcext:value-type="float">
            <text:p>261,887024</text:p>
          </table:table-cell>
          <table:table-cell table:number-columns-repeated="24"/>
        </table:table-row>
        <table:table-row table:style-name="ro1">
          <table:table-cell table:style-name="ce4" office:value-type="float" office:value="181130" calcext:value-type="float">
            <text:p>181130</text:p>
          </table:table-cell>
          <table:table-cell office:value-type="float" office:value="905.905029" calcext:value-type="float">
            <text:p>905,90502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81130" calcext:value-type="float">
            <text:p>181130</text:p>
          </table:table-cell>
          <table:table-cell office:value-type="float" office:value="1032.574951" calcext:value-type="float">
            <text:p>1032,57495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81130" calcext:value-type="float">
            <text:p>181130</text:p>
          </table:table-cell>
          <table:table-cell office:value-type="float" office:value="850.419006" calcext:value-type="float">
            <text:p>850,41900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81819" calcext:value-type="float">
            <text:p>181819</text:p>
          </table:table-cell>
          <table:table-cell office:value-type="float" office:value="1183.527954" calcext:value-type="float">
            <text:p>1183,52795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84.48201" calcext:value-type="float">
            <text:p>184,48201</text:p>
          </table:table-cell>
          <table:table-cell table:style-name="ce4" office:value-type="float" office:value="181819" calcext:value-type="float">
            <text:p>181819</text:p>
          </table:table-cell>
          <table:table-cell office:value-type="float" office:value="969.85199" calcext:value-type="float">
            <text:p>969,85199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6.295" calcext:value-type="float">
            <text:p>26,295</text:p>
          </table:table-cell>
          <table:table-cell table:style-name="ce4" office:value-type="float" office:value="181819" calcext:value-type="float">
            <text:p>181819</text:p>
          </table:table-cell>
          <table:table-cell office:value-type="float" office:value="991.859009" calcext:value-type="float">
            <text:p>991,85900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ce4" office:value-type="float" office:value="181957" calcext:value-type="float">
            <text:p>181957</text:p>
          </table:table-cell>
          <table:table-cell office:value-type="float" office:value="927.093018" calcext:value-type="float">
            <text:p>927,093018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429.251007" calcext:value-type="float">
            <text:p>429,251007</text:p>
          </table:table-cell>
          <table:table-cell table:style-name="ce4" office:value-type="float" office:value="181957" calcext:value-type="float">
            <text:p>181957</text:p>
          </table:table-cell>
          <table:table-cell office:value-type="float" office:value="999.307983" calcext:value-type="float">
            <text:p>999,307983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393.354004" calcext:value-type="float">
            <text:p>393,354004</text:p>
          </table:table-cell>
          <table:table-cell table:style-name="ce4" office:value-type="float" office:value="181957" calcext:value-type="float">
            <text:p>181957</text:p>
          </table:table-cell>
          <table:table-cell office:value-type="float" office:value="861.64801" calcext:value-type="float">
            <text:p>861,6480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0.849003" calcext:value-type="float">
            <text:p>50,849003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3.B5:.B34])" office:value-type="float" office:value="1208.93330283333" calcext:value-type="float">
            <text:p>1208,9333028333</text:p>
          </table:table-cell>
          <table:table-cell table:style-name="ce1" table:formula="of:=AVERAGE([C3.C5:.C34])" office:value-type="float" office:value="3.2" calcext:value-type="float">
            <text:p>3,2</text:p>
          </table:table-cell>
          <table:table-cell table:style-name="ce15" table:formula="of:=AVERAGE([C3.D5:.D34])" office:value-type="float" office:value="245.6667258" calcext:value-type="float">
            <text:p>245,666725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F5:.F34])" office:value-type="float" office:value="1248.72096953333" calcext:value-type="float">
            <text:p>1248,7209695333</text:p>
          </table:table-cell>
          <table:table-cell table:style-name="ce1" table:formula="of:=AVERAGE([C3.G5:.G34])" office:value-type="float" office:value="1.43333333333333" calcext:value-type="float">
            <text:p>1,4333333333</text:p>
          </table:table-cell>
          <table:table-cell table:style-name="ce15" table:formula="of:=AVERAGE([C3.H5:.H34])" office:value-type="float" office:value="129.5989995" calcext:value-type="float">
            <text:p>129,59899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J5:.J34])" office:value-type="float" office:value="1201.6634278" calcext:value-type="float">
            <text:p>1201,6634278</text:p>
          </table:table-cell>
          <table:table-cell table:style-name="ce1" table:formula="of:=AVERAGE([C3.K5:.K34])" office:value-type="float" office:value="1.4" calcext:value-type="float">
            <text:p>1,4</text:p>
          </table:table-cell>
          <table:table-cell table:style-name="ce15" table:formula="of:=AVERAGE([C3.L5:.L34])" office:value-type="float" office:value="148.606869266667" calcext:value-type="float">
            <text:p>148,6068692667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3.B5:.B34])" office:value-type="float" office:value="1198.8289795" calcext:value-type="float">
            <text:p>1198,8289795</text:p>
          </table:table-cell>
          <table:table-cell table:style-name="ce1" table:formula="of:=MEDIAN([C3.C5:.C34])" office:value-type="float" office:value="2" calcext:value-type="float">
            <text:p>2</text:p>
          </table:table-cell>
          <table:table-cell table:style-name="ce15" table:formula="of:=MEDIAN([C3.D5:.D34])" office:value-type="float" office:value="101.3724975" calcext:value-type="float">
            <text:p>101,37249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F5:.F34])" office:value-type="float" office:value="1234.4434815" calcext:value-type="float">
            <text:p>1234,4434815</text:p>
          </table:table-cell>
          <table:table-cell table:style-name="ce1" table:formula="of:=MEDIAN([C3.G5:.G34])" office:value-type="float" office:value="1" calcext:value-type="float">
            <text:p>1</text:p>
          </table:table-cell>
          <table:table-cell table:style-name="ce15" table:formula="of:=MEDIAN([C3.H5:.H34])" office:value-type="float" office:value="68.6245" calcext:value-type="float">
            <text:p>68,62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J5:.J34])" office:value-type="float" office:value="1227.7844845" calcext:value-type="float">
            <text:p>1227,7844845</text:p>
          </table:table-cell>
          <table:table-cell table:style-name="ce1" table:formula="of:=MEDIAN([C3.K5:.K34])" office:value-type="float" office:value="1" calcext:value-type="float">
            <text:p>1</text:p>
          </table:table-cell>
          <table:table-cell table:style-name="ce15" table:formula="of:=MEDIAN([C3.L5:.L34])" office:value-type="float" office:value="64.2400035" calcext:value-type="float">
            <text:p>64,2400035</text:p>
          </table:table-cell>
          <table:table-cell table:number-columns-repeated="24"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3.B5:.B34])" office:value-type="float" office:value="210.829466943302" calcext:value-type="float">
            <text:p>210,8294669433</text:p>
          </table:table-cell>
          <table:table-cell table:style-name="ce11" table:formula="of:=STDEV([C3.C5:.C34])" office:value-type="float" office:value="6.80466371511936" calcext:value-type="float">
            <text:p>6,8046637151</text:p>
          </table:table-cell>
          <table:table-cell table:style-name="ce16" table:formula="of:=STDEV([C3.D5:.D34])" office:value-type="float" office:value="406.078271459196" calcext:value-type="float">
            <text:p>406,078271459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F5:.F34])" office:value-type="float" office:value="240.736192758614" calcext:value-type="float">
            <text:p>240,7361927586</text:p>
          </table:table-cell>
          <table:table-cell table:style-name="ce11" table:formula="of:=STDEV([C3.G5:.G34])" office:value-type="float" office:value="1.47819398972678" calcext:value-type="float">
            <text:p>1,4781939897</text:p>
          </table:table-cell>
          <table:table-cell table:style-name="ce16" table:formula="of:=STDEV([C3.H5:.H34])" office:value-type="float" office:value="149.777778641887" calcext:value-type="float">
            <text:p>149,777778641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J5:.J34])" office:value-type="float" office:value="239.14109862585" calcext:value-type="float">
            <text:p>239,1410986259</text:p>
          </table:table-cell>
          <table:table-cell table:style-name="ce11" table:formula="of:=STDEV([C3.K5:.K34])" office:value-type="float" office:value="1.35443078768193" calcext:value-type="float">
            <text:p>1,3544307877</text:p>
          </table:table-cell>
          <table:table-cell table:style-name="ce16" table:formula="of:=STDEV([C3.L5:.L34])" office:value-type="float" office:value="190.501558020094" calcext:value-type="float">
            <text:p>190,5015580201</text:p>
          </table:table-cell>
          <table:table-cell table:number-columns-repeated="24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31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)" office:value-type="float" office:value="1219.77256672222" calcext:value-type="float">
            <text:p>1219,7725667222</text:p>
          </table:table-cell>
          <table:table-cell table:formula="of:=STDEV([.B5:.B34];[.F5:.F34];[.J5:.J34])" office:value-type="float" office:value="228.985429209212" calcext:value-type="float">
            <text:p>228,9854292092</text:p>
          </table:table-cell>
          <table:table-cell table:formula="of:=COUNT([.B5:.B34];[.F5:.F34];[.J5:.J34];[.N5:.N34];[.R5:.R34];[.V5:.V34];[.Z5:.Z34];[.AD5:.AD34];[.AH5:.AH34])" office:value-type="float" office:value="90" calcext:value-type="float">
            <text:p>90</text:p>
          </table:table-cell>
          <table:table-cell table:formula="of:=2*[.C40]/SQRT([.D40])" office:value-type="float" office:value="48.2743671528239" calcext:value-type="float">
            <text:p>48,2743671528</text:p>
          </table:table-cell>
          <table:table-cell table:number-columns-repeated="31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)" office:value-type="float" office:value="2.01111111111111" calcext:value-type="float">
            <text:p>2,0111111111</text:p>
          </table:table-cell>
          <table:table-cell table:formula="of:=STDEV([.C5:.C34];[.G5:.G34];[.K5:.K34])" office:value-type="float" office:value="4.1366936926266" calcext:value-type="float">
            <text:p>4,1366936926</text:p>
          </table:table-cell>
          <table:table-cell table:style-name="ce17" table:formula="of:=COUNT([.C5:.C34];[.G5:.G34];[.K5:.K34];[.O5:.O34];[.S5:.S34];[.W5:.W34];[.AA5:.AA34];[.AE5:.AE34];[.AI5:.AI34])" office:value-type="float" office:value="90" calcext:value-type="float">
            <text:p>90</text:p>
          </table:table-cell>
          <table:table-cell table:formula="of:=2*[.C41]/SQRT([.D41])" office:value-type="float" office:value="0.87209160341017" calcext:value-type="float">
            <text:p>0,8720916034</text:p>
          </table:table-cell>
          <table:table-cell table:number-columns-repeated="31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)" office:value-type="float" office:value="174.624198188889" calcext:value-type="float">
            <text:p>174,6241981889</text:p>
          </table:table-cell>
          <table:table-cell table:formula="of:=STDEV([.D5:.D34];[.H5:.H34];[.L5:.L34])" office:value-type="float" office:value="274.734319146673" calcext:value-type="float">
            <text:p>274,7343191467</text:p>
          </table:table-cell>
          <table:table-cell table:formula="of:=COUNT([.D5:.D34];[.H5:.H34];[.L5:.L34];[.P5:.P34];[.T5:.T34];[.X5:.X34];[.AB5:.AB34];[.AF5:.AF34];[.AJ5:.AJ34])" office:value-type="float" office:value="90" calcext:value-type="float">
            <text:p>90</text:p>
          </table:table-cell>
          <table:table-cell table:formula="of:=2*[.C42]/SQRT([.D42])" office:value-type="float" office:value="57.9190799946062" calcext:value-type="float">
            <text:p>57,9190799946</text:p>
          </table:table-cell>
          <table:table-cell table:number-columns-repeated="31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Average stall time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IF([.C5]&lt;&gt;0;[.D5]/[.C5];0)" office:value-type="float" office:value="65.7471984" calcext:value-type="float">
            <text:p>65,7471984</text:p>
          </table:table-cell>
          <table:table-cell table:number-columns-repeated="3"/>
          <table:table-cell table:formula="of:=IF([.G5]&lt;&gt;0;[.H5]/[.G5];0)" office:value-type="float" office:value="31.23300175" calcext:value-type="float">
            <text:p>31,23300175</text:p>
          </table:table-cell>
          <table:table-cell table:number-columns-repeated="3"/>
          <table:table-cell table:formula="of:=IF([.K5]&lt;&gt;0;[.L5]/[.K5];0)" office:value-type="float" office:value="78.197502" calcext:value-type="float">
            <text:p>78,19750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6]&lt;&gt;0;[.D6]/[.C6];0)" office:value-type="float" office:value="25.774" calcext:value-type="float">
            <text:p>25,774</text:p>
          </table:table-cell>
          <table:table-cell table:number-columns-repeated="3"/>
          <table:table-cell table:formula="of:=IF([.G6]&lt;&gt;0;[.H6]/[.G6];0)" office:value-type="float" office:value="36.759998" calcext:value-type="float">
            <text:p>36,759998</text:p>
          </table:table-cell>
          <table:table-cell table:number-columns-repeated="3"/>
          <table:table-cell table:formula="of:=IF([.K6]&lt;&gt;0;[.L6]/[.K6];0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IF([.C7]&lt;&gt;0;[.D7]/[.C7];0)" office:value-type="float" office:value="166.68899525" calcext:value-type="float">
            <text:p>166,68899525</text:p>
          </table:table-cell>
          <table:table-cell table:number-columns-repeated="3"/>
          <table:table-cell table:formula="of:=IF([.G7]&lt;&gt;0;[.H7]/[.G7];0)" office:value-type="float" office:value="81.39875025" calcext:value-type="float">
            <text:p>81,39875025</text:p>
          </table:table-cell>
          <table:table-cell table:number-columns-repeated="3"/>
          <table:table-cell table:formula="of:=IF([.K7]&lt;&gt;0;[.L7]/[.K7];0)" office:value-type="float" office:value="96.0934956666667" calcext:value-type="float">
            <text:p>96,0934956667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IF([.C8]&lt;&gt;0;[.D8]/[.C8];0)" office:value-type="float" office:value="326.687642333333" calcext:value-type="float">
            <text:p>326,6876423333</text:p>
          </table:table-cell>
          <table:table-cell table:number-columns-repeated="3"/>
          <table:table-cell table:formula="of:=IF([.G8]&lt;&gt;0;[.H8]/[.G8];0)" office:value-type="float" office:value="48.4823353333333" calcext:value-type="float">
            <text:p>48,4823353333</text:p>
          </table:table-cell>
          <table:table-cell table:number-columns-repeated="3"/>
          <table:table-cell table:formula="of:=IF([.K8]&lt;&gt;0;[.L8]/[.K8];0)" office:value-type="float" office:value="153.7555085" calcext:value-type="float">
            <text:p>153,755508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IF([.C9]&lt;&gt;0;[.D9]/[.C9];0)" office:value-type="float" office:value="60.590999" calcext:value-type="float">
            <text:p>60,590999</text:p>
          </table:table-cell>
          <table:table-cell table:number-columns-repeated="3"/>
          <table:table-cell table:formula="of:=IF([.G9]&lt;&gt;0;[.H9]/[.G9];0)" office:value-type="float" office:value="102.0044006" calcext:value-type="float">
            <text:p>102,0044006</text:p>
          </table:table-cell>
          <table:table-cell table:number-columns-repeated="3"/>
          <table:table-cell table:formula="of:=IF([.K9]&lt;&gt;0;[.L9]/[.K9];0)" office:value-type="float" office:value="249.409668" calcext:value-type="float">
            <text:p>249,40966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IF([.C10]&lt;&gt;0;[.D10]/[.C10];0)" office:value-type="float" office:value="58.883999" calcext:value-type="float">
            <text:p>58,883999</text:p>
          </table:table-cell>
          <table:table-cell table:number-columns-repeated="3"/>
          <table:table-cell table:formula="of:=IF([.G10]&lt;&gt;0;[.H10]/[.G10];0)" office:value-type="float" office:value="52.211998" calcext:value-type="float">
            <text:p>52,211998</text:p>
          </table:table-cell>
          <table:table-cell table:number-columns-repeated="3"/>
          <table:table-cell table:formula="of:=IF([.K10]&lt;&gt;0;[.L10]/[.K10];0)" office:value-type="float" office:value="58.483002" calcext:value-type="float">
            <text:p>58,48300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IF([.C11]&lt;&gt;0;[.D11]/[.C11];0)" office:value-type="float" office:value="88.813995" calcext:value-type="float">
            <text:p>88,813995</text:p>
          </table:table-cell>
          <table:table-cell table:number-columns-repeated="3"/>
          <table:table-cell table:formula="of:=IF([.G11]&lt;&gt;0;[.H11]/[.G11];0)" office:value-type="float" office:value="0" calcext:value-type="float">
            <text:p>0</text:p>
          </table:table-cell>
          <table:table-cell table:number-columns-repeated="3"/>
          <table:table-cell table:formula="of:=IF([.K11]&lt;&gt;0;[.L11]/[.K11];0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IF([.C12]&lt;&gt;0;[.D12]/[.C12];0)" office:value-type="float" office:value="0" calcext:value-type="float">
            <text:p>0</text:p>
          </table:table-cell>
          <table:table-cell table:number-columns-repeated="3"/>
          <table:table-cell table:formula="of:=IF([.G12]&lt;&gt;0;[.H12]/[.G12];0)" office:value-type="float" office:value="33.1669996666667" calcext:value-type="float">
            <text:p>33,1669996667</text:p>
          </table:table-cell>
          <table:table-cell table:number-columns-repeated="3"/>
          <table:table-cell table:formula="of:=IF([.K12]&lt;&gt;0;[.L12]/[.K12];0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IF([.C13]&lt;&gt;0;[.D13]/[.C13];0)" office:value-type="float" office:value="93.994334" calcext:value-type="float">
            <text:p>93,994334</text:p>
          </table:table-cell>
          <table:table-cell table:number-columns-repeated="3"/>
          <table:table-cell table:formula="of:=IF([.G13]&lt;&gt;0;[.H13]/[.G13];0)" office:value-type="float" office:value="75.9789986666667" calcext:value-type="float">
            <text:p>75,9789986667</text:p>
          </table:table-cell>
          <table:table-cell table:number-columns-repeated="3"/>
          <table:table-cell table:formula="of:=IF([.K13]&lt;&gt;0;[.L13]/[.K13];0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C14]&lt;&gt;0;[.D14]/[.C14];0)" office:value-type="float" office:value="36.6525" calcext:value-type="float">
            <text:p>36,6525</text:p>
          </table:table-cell>
          <table:table-cell table:number-columns-repeated="3"/>
          <table:table-cell table:formula="of:=IF([.G14]&lt;&gt;0;[.H14]/[.G14];0)" office:value-type="float" office:value="0" calcext:value-type="float">
            <text:p>0</text:p>
          </table:table-cell>
          <table:table-cell table:number-columns-repeated="3"/>
          <table:table-cell table:formula="of:=IF([.K14]&lt;&gt;0;[.L14]/[.K14];0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C15]&lt;&gt;0;[.D15]/[.C15];0)" office:value-type="float" office:value="30.518" calcext:value-type="float">
            <text:p>30,518</text:p>
          </table:table-cell>
          <table:table-cell table:number-columns-repeated="3"/>
          <table:table-cell table:formula="of:=IF([.G15]&lt;&gt;0;[.H15]/[.G15];0)" office:value-type="float" office:value="58.058998" calcext:value-type="float">
            <text:p>58,058998</text:p>
          </table:table-cell>
          <table:table-cell table:number-columns-repeated="3"/>
          <table:table-cell table:formula="of:=IF([.K15]&lt;&gt;0;[.L15]/[.K15];0)" office:value-type="float" office:value="32.390503" calcext:value-type="float">
            <text:p>32,39050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C16]&lt;&gt;0;[.D16]/[.C16];0)" office:value-type="float" office:value="29.8741037368421" calcext:value-type="float">
            <text:p>29,8741037368</text:p>
          </table:table-cell>
          <table:table-cell table:number-columns-repeated="3"/>
          <table:table-cell table:formula="of:=IF([.G16]&lt;&gt;0;[.H16]/[.G16];0)" office:value-type="float" office:value="451.463989" calcext:value-type="float">
            <text:p>451,463989</text:p>
          </table:table-cell>
          <table:table-cell table:number-columns-repeated="3"/>
          <table:table-cell table:formula="of:=IF([.K16]&lt;&gt;0;[.L16]/[.K16];0)" office:value-type="float" office:value="112.702006" calcext:value-type="float">
            <text:p>112,70200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IF([.C17]&lt;&gt;0;[.D17]/[.C17];0)" office:value-type="float" office:value="173.583008" calcext:value-type="float">
            <text:p>173,583008</text:p>
          </table:table-cell>
          <table:table-cell table:number-columns-repeated="3"/>
          <table:table-cell table:formula="of:=IF([.G17]&lt;&gt;0;[.H17]/[.G17];0)" office:value-type="float" office:value="0" calcext:value-type="float">
            <text:p>0</text:p>
          </table:table-cell>
          <table:table-cell table:number-columns-repeated="3"/>
          <table:table-cell table:formula="of:=IF([.K17]&lt;&gt;0;[.L17]/[.K17];0)" office:value-type="float" office:value="226.7575075" calcext:value-type="float">
            <text:p>226,757507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C18]&lt;&gt;0;[.D18]/[.C18];0)" office:value-type="float" office:value="24.105" calcext:value-type="float">
            <text:p>24,105</text:p>
          </table:table-cell>
          <table:table-cell table:number-columns-repeated="3"/>
          <table:table-cell table:formula="of:=IF([.G18]&lt;&gt;0;[.H18]/[.G18];0)" office:value-type="float" office:value="198.122986" calcext:value-type="float">
            <text:p>198,122986</text:p>
          </table:table-cell>
          <table:table-cell table:number-columns-repeated="3"/>
          <table:table-cell table:formula="of:=IF([.K18]&lt;&gt;0;[.L18]/[.K18];0)" office:value-type="float" office:value="65.152" calcext:value-type="float">
            <text:p>65,15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C19]&lt;&gt;0;[.D19]/[.C19];0)" office:value-type="float" office:value="45.9230005" calcext:value-type="float">
            <text:p>45,9230005</text:p>
          </table:table-cell>
          <table:table-cell table:number-columns-repeated="3"/>
          <table:table-cell table:formula="of:=IF([.G19]&lt;&gt;0;[.H19]/[.G19];0)" office:value-type="float" office:value="150.959991" calcext:value-type="float">
            <text:p>150,959991</text:p>
          </table:table-cell>
          <table:table-cell table:number-columns-repeated="3"/>
          <table:table-cell table:formula="of:=IF([.K19]&lt;&gt;0;[.L19]/[.K19];0)" office:value-type="float" office:value="204.812012" calcext:value-type="float">
            <text:p>204,81201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C20]&lt;&gt;0;[.D20]/[.C20];0)" office:value-type="float" office:value="41.49174875" calcext:value-type="float">
            <text:p>41,49174875</text:p>
          </table:table-cell>
          <table:table-cell table:number-columns-repeated="3"/>
          <table:table-cell table:formula="of:=IF([.G20]&lt;&gt;0;[.H20]/[.G20];0)" office:value-type="float" office:value="133.314499" calcext:value-type="float">
            <text:p>133,314499</text:p>
          </table:table-cell>
          <table:table-cell table:number-columns-repeated="3"/>
          <table:table-cell table:formula="of:=IF([.K20]&lt;&gt;0;[.L20]/[.K20];0)" office:value-type="float" office:value="56.343333" calcext:value-type="float">
            <text:p>56,34333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IF([.C21]&lt;&gt;0;[.D21]/[.C21];0)" office:value-type="float" office:value="0" calcext:value-type="float">
            <text:p>0</text:p>
          </table:table-cell>
          <table:table-cell table:number-columns-repeated="3"/>
          <table:table-cell table:formula="of:=IF([.G21]&lt;&gt;0;[.H21]/[.G21];0)" office:value-type="float" office:value="0" calcext:value-type="float">
            <text:p>0</text:p>
          </table:table-cell>
          <table:table-cell table:number-columns-repeated="3"/>
          <table:table-cell table:formula="of:=IF([.K21]&lt;&gt;0;[.L21]/[.K21];0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IF([.C22]&lt;&gt;0;[.D22]/[.C22];0)" office:value-type="float" office:value="27.278" calcext:value-type="float">
            <text:p>27,278</text:p>
          </table:table-cell>
          <table:table-cell table:number-columns-repeated="3"/>
          <table:table-cell table:formula="of:=IF([.G22]&lt;&gt;0;[.H22]/[.G22];0)" office:value-type="float" office:value="0" calcext:value-type="float">
            <text:p>0</text:p>
          </table:table-cell>
          <table:table-cell table:number-columns-repeated="3"/>
          <table:table-cell table:formula="of:=IF([.K22]&lt;&gt;0;[.L22]/[.K22];0)" office:value-type="float" office:value="91.449501" calcext:value-type="float">
            <text:p>91,44950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C23]&lt;&gt;0;[.D23]/[.C23];0)" office:value-type="float" office:value="0" calcext:value-type="float">
            <text:p>0</text:p>
          </table:table-cell>
          <table:table-cell table:number-columns-repeated="3"/>
          <table:table-cell table:formula="of:=IF([.G23]&lt;&gt;0;[.H23]/[.G23];0)" office:value-type="float" office:value="0" calcext:value-type="float">
            <text:p>0</text:p>
          </table:table-cell>
          <table:table-cell table:number-columns-repeated="3"/>
          <table:table-cell table:formula="of:=IF([.K23]&lt;&gt;0;[.L23]/[.K23];0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IF([.C24]&lt;&gt;0;[.D24]/[.C24];0)" office:value-type="float" office:value="86.0250015" calcext:value-type="float">
            <text:p>86,0250015</text:p>
          </table:table-cell>
          <table:table-cell table:number-columns-repeated="3"/>
          <table:table-cell table:formula="of:=IF([.G24]&lt;&gt;0;[.H24]/[.G24];0)" office:value-type="float" office:value="0" calcext:value-type="float">
            <text:p>0</text:p>
          </table:table-cell>
          <table:table-cell table:number-columns-repeated="3"/>
          <table:table-cell table:formula="of:=IF([.K24]&lt;&gt;0;[.L24]/[.K24];0)" office:value-type="float" office:value="27.212" calcext:value-type="float">
            <text:p>27,21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C25]&lt;&gt;0;[.D25]/[.C25];0)" office:value-type="float" office:value="69.8960035" calcext:value-type="float">
            <text:p>69,8960035</text:p>
          </table:table-cell>
          <table:table-cell table:number-columns-repeated="3"/>
          <table:table-cell table:formula="of:=IF([.G25]&lt;&gt;0;[.H25]/[.G25];0)" office:value-type="float" office:value="0" calcext:value-type="float">
            <text:p>0</text:p>
          </table:table-cell>
          <table:table-cell table:number-columns-repeated="3"/>
          <table:table-cell table:formula="of:=IF([.K25]&lt;&gt;0;[.L25]/[.K25];0)" office:value-type="float" office:value="49.862503" calcext:value-type="float">
            <text:p>49,86250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C26]&lt;&gt;0;[.D26]/[.C26];0)" office:value-type="float" office:value="253.4244995" calcext:value-type="float">
            <text:p>253,4244995</text:p>
          </table:table-cell>
          <table:table-cell table:number-columns-repeated="3"/>
          <table:table-cell table:formula="of:=IF([.G26]&lt;&gt;0;[.H26]/[.G26];0)" office:value-type="float" office:value="79.735504" calcext:value-type="float">
            <text:p>79,735504</text:p>
          </table:table-cell>
          <table:table-cell table:number-columns-repeated="3"/>
          <table:table-cell table:formula="of:=IF([.K26]&lt;&gt;0;[.L26]/[.K26];0)" office:value-type="float" office:value="85.4655" calcext:value-type="float">
            <text:p>85,4655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IF([.C27]&lt;&gt;0;[.D27]/[.C27];0)" office:value-type="float" office:value="97.153999" calcext:value-type="float">
            <text:p>97,153999</text:p>
          </table:table-cell>
          <table:table-cell table:number-columns-repeated="3"/>
          <table:table-cell table:formula="of:=IF([.G27]&lt;&gt;0;[.H27]/[.G27];0)" office:value-type="float" office:value="79.190002" calcext:value-type="float">
            <text:p>79,190002</text:p>
          </table:table-cell>
          <table:table-cell table:number-columns-repeated="3"/>
          <table:table-cell table:formula="of:=IF([.K27]&lt;&gt;0;[.L27]/[.K27];0)" office:value-type="float" office:value="16.047998" calcext:value-type="float">
            <text:p>16,04799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IF([.C28]&lt;&gt;0;[.D28]/[.C28];0)" office:value-type="float" office:value="23.209" calcext:value-type="float">
            <text:p>23,209</text:p>
          </table:table-cell>
          <table:table-cell table:number-columns-repeated="3"/>
          <table:table-cell table:formula="of:=IF([.G28]&lt;&gt;0;[.H28]/[.G28];0)" office:value-type="float" office:value="41.274998" calcext:value-type="float">
            <text:p>41,274998</text:p>
          </table:table-cell>
          <table:table-cell table:number-columns-repeated="3"/>
          <table:table-cell table:formula="of:=IF([.K28]&lt;&gt;0;[.L28]/[.K28];0)" office:value-type="float" office:value="63.699001" calcext:value-type="float">
            <text:p>63,69900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IF([.C29]&lt;&gt;0;[.D29]/[.C29];0)" office:value-type="float" office:value="0" calcext:value-type="float">
            <text:p>0</text:p>
          </table:table-cell>
          <table:table-cell table:number-columns-repeated="3"/>
          <table:table-cell table:formula="of:=IF([.G29]&lt;&gt;0;[.H29]/[.G29];0)" office:value-type="float" office:value="0" calcext:value-type="float">
            <text:p>0</text:p>
          </table:table-cell>
          <table:table-cell table:number-columns-repeated="3"/>
          <table:table-cell table:formula="of:=IF([.K29]&lt;&gt;0;[.L29]/[.K29];0)" office:value-type="float" office:value="55.964001" calcext:value-type="float">
            <text:p>55,96400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IF([.C30]&lt;&gt;0;[.D30]/[.C30];0)" office:value-type="float" office:value="42.9406636666667" calcext:value-type="float">
            <text:p>42,9406636667</text:p>
          </table:table-cell>
          <table:table-cell table:number-columns-repeated="3"/>
          <table:table-cell table:formula="of:=IF([.G30]&lt;&gt;0;[.H30]/[.G30];0)" office:value-type="float" office:value="171.0065" calcext:value-type="float">
            <text:p>171,0065</text:p>
          </table:table-cell>
          <table:table-cell table:number-columns-repeated="3"/>
          <table:table-cell table:formula="of:=IF([.K30]&lt;&gt;0;[.L30]/[.K30];0)" office:value-type="float" office:value="193.208496" calcext:value-type="float">
            <text:p>193,20849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IF([.C31]&lt;&gt;0;[.D31]/[.C31];0)" office:value-type="float" office:value="105.590996" calcext:value-type="float">
            <text:p>105,590996</text:p>
          </table:table-cell>
          <table:table-cell table:number-columns-repeated="3"/>
          <table:table-cell table:formula="of:=IF([.G31]&lt;&gt;0;[.H31]/[.G31];0)" office:value-type="float" office:value="99.3655015" calcext:value-type="float">
            <text:p>99,3655015</text:p>
          </table:table-cell>
          <table:table-cell table:number-columns-repeated="3"/>
          <table:table-cell table:formula="of:=IF([.K31]&lt;&gt;0;[.L31]/[.K31];0)" office:value-type="float" office:value="87.2956746666667" calcext:value-type="float">
            <text:p>87,2956746667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IF([.C32]&lt;&gt;0;[.D32]/[.C32];0)" office:value-type="float" office:value="0" calcext:value-type="float">
            <text:p>0</text:p>
          </table:table-cell>
          <table:table-cell table:number-columns-repeated="3"/>
          <table:table-cell table:formula="of:=IF([.G32]&lt;&gt;0;[.H32]/[.G32];0)" office:value-type="float" office:value="0" calcext:value-type="float">
            <text:p>0</text:p>
          </table:table-cell>
          <table:table-cell table:number-columns-repeated="3"/>
          <table:table-cell table:formula="of:=IF([.K32]&lt;&gt;0;[.L32]/[.K32];0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C33]&lt;&gt;0;[.D33]/[.C33];0)" office:value-type="float" office:value="92.241005" calcext:value-type="float">
            <text:p>92,241005</text:p>
          </table:table-cell>
          <table:table-cell table:number-columns-repeated="3"/>
          <table:table-cell table:formula="of:=IF([.G33]&lt;&gt;0;[.H33]/[.G33];0)" office:value-type="float" office:value="26.295" calcext:value-type="float">
            <text:p>26,295</text:p>
          </table:table-cell>
          <table:table-cell table:number-columns-repeated="3"/>
          <table:table-cell table:formula="of:=IF([.K33]&lt;&gt;0;[.L33]/[.K33];0)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IF([.C34]&lt;&gt;0;[.D34]/[.C34];0)" office:value-type="float" office:value="143.083669" calcext:value-type="float">
            <text:p>143,083669</text:p>
          </table:table-cell>
          <table:table-cell table:number-columns-repeated="3"/>
          <table:table-cell table:formula="of:=IF([.G34]&lt;&gt;0;[.H34]/[.G34];0)" office:value-type="float" office:value="98.338501" calcext:value-type="float">
            <text:p>98,338501</text:p>
          </table:table-cell>
          <table:table-cell table:number-columns-repeated="3"/>
          <table:table-cell table:formula="of:=IF([.K34]&lt;&gt;0;[.L34]/[.K34];0)" office:value-type="float" office:value="50.849003" calcext:value-type="float">
            <text:p>50,84900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"/>
          <table:table-cell table:style-name="ce1" office:value-type="string" calcext:value-type="string">
            <text:p>Avg. Time / Stall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Std. Error</text:p>
          </table:table-cell>
          <table:table-cell table:number-columns-repeated="29"/>
        </table:table-row>
        <table:table-row table:style-name="ro1">
          <table:table-cell table:number-columns-repeated="3"/>
          <table:table-cell table:formula="of:=AVERAGE([.D45:.L74])" office:value-type="float" office:value="70.1520503137427" calcext:value-type="float">
            <text:p>70,1520503137</text:p>
          </table:table-cell>
          <table:table-cell table:formula="of:=STDEV([.D45:.L74])" office:value-type="float" office:value="79.5004395858399" calcext:value-type="float">
            <text:p>79,5004395858</text:p>
          </table:table-cell>
          <table:table-cell table:formula="of:=COUNT([.D45:.L74])" office:value-type="float" office:value="90" calcext:value-type="float">
            <text:p>90</text:p>
          </table:table-cell>
          <table:table-cell table:formula="of:=2*[.E78]/SQRT([.F78])" office:value-type="float" office:value="16.7601642717245" calcext:value-type="float">
            <text:p>16,7601642717</text:p>
          </table:table-cell>
          <table:table-cell table:number-columns-repeated="29"/>
        </table:table-row>
      </table:table>
      <table:table table:name="C4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Default"/>
        <table:table-column table:style-name="co5" table:number-columns-repeated="20" table:default-cell-style-name="Default"/>
        <table:table-row table:style-name="ro1" table:number-rows-repeated="2">
          <table:table-cell table:number-columns-repeated="36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number-columns-repeated="20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number-columns-repeated="20"/>
        </table:table-row>
        <table:table-row table:style-name="ro1">
          <table:table-cell table:style-name="ce4" office:value-type="float" office:value="115356" calcext:value-type="float">
            <text:p>115356</text:p>
          </table:table-cell>
          <table:table-cell office:value-type="float" office:value="918.265015" calcext:value-type="float">
            <text:p>918,265015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28.175995" calcext:value-type="float">
            <text:p>428,175995</text:p>
          </table:table-cell>
          <table:table-cell table:style-name="ce4" office:value-type="float" office:value="115356" calcext:value-type="float">
            <text:p>115356</text:p>
          </table:table-cell>
          <table:table-cell office:value-type="float" office:value="1142.80603" calcext:value-type="float">
            <text:p>1142,80603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83.231995" calcext:value-type="float">
            <text:p>183,231995</text:p>
          </table:table-cell>
          <table:table-cell table:style-name="ce4" office:value-type="float" office:value="115356" calcext:value-type="float">
            <text:p>115356</text:p>
          </table:table-cell>
          <table:table-cell office:value-type="float" office:value="821.453979" calcext:value-type="float">
            <text:p>821,453979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564.300049" calcext:value-type="float">
            <text:p>564,300049</text:p>
          </table:table-cell>
          <table:table-cell table:style-name="ce4" office:value-type="float" office:value="115356" calcext:value-type="float">
            <text:p>115356</text:p>
          </table:table-cell>
          <table:table-cell office:value-type="float" office:value="970.009033" calcext:value-type="float">
            <text:p>970,009033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62.580994" calcext:value-type="float">
            <text:p>262,580994</text:p>
          </table:table-cell>
          <table:table-cell table:number-columns-repeated="20"/>
        </table:table-row>
        <table:table-row table:style-name="ro1">
          <table:table-cell table:style-name="ce4" office:value-type="float" office:value="115538" calcext:value-type="float">
            <text:p>115538</text:p>
          </table:table-cell>
          <table:table-cell office:value-type="float" office:value="1501.243896" calcext:value-type="float">
            <text:p>1501,24389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15538" calcext:value-type="float">
            <text:p>115538</text:p>
          </table:table-cell>
          <table:table-cell office:value-type="float" office:value="1419.999023" calcext:value-type="float">
            <text:p>1419,999023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30.363998" calcext:value-type="float">
            <text:p>130,363998</text:p>
          </table:table-cell>
          <table:table-cell table:style-name="ce4" office:value-type="float" office:value="115538" calcext:value-type="float">
            <text:p>115538</text:p>
          </table:table-cell>
          <table:table-cell office:value-type="float" office:value="1237.329956" calcext:value-type="float">
            <text:p>1237,32995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3.594" calcext:value-type="float">
            <text:p>13,594</text:p>
          </table:table-cell>
          <table:table-cell table:style-name="ce4" office:value-type="float" office:value="115538" calcext:value-type="float">
            <text:p>115538</text:p>
          </table:table-cell>
          <table:table-cell office:value-type="float" office:value="1373.720093" calcext:value-type="float">
            <text:p>1373,72009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75.594002" calcext:value-type="float">
            <text:p>75,594002</text:p>
          </table:table-cell>
          <table:table-cell table:number-columns-repeated="20"/>
        </table:table-row>
        <table:table-row table:style-name="ro1">
          <table:table-cell table:style-name="ce4" office:value-type="float" office:value="115724" calcext:value-type="float">
            <text:p>115724</text:p>
          </table:table-cell>
          <table:table-cell office:value-type="float" office:value="1061.406982" calcext:value-type="float">
            <text:p>1061,406982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86.632004" calcext:value-type="float">
            <text:p>86,632004</text:p>
          </table:table-cell>
          <table:table-cell table:style-name="ce4" office:value-type="float" office:value="115724" calcext:value-type="float">
            <text:p>115724</text:p>
          </table:table-cell>
          <table:table-cell office:value-type="float" office:value="1250.740967" calcext:value-type="float">
            <text:p>1250,740967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1338.422119" calcext:value-type="float">
            <text:p>1338,422119</text:p>
          </table:table-cell>
          <table:table-cell table:style-name="ce4" office:value-type="float" office:value="115724" calcext:value-type="float">
            <text:p>115724</text:p>
          </table:table-cell>
          <table:table-cell office:value-type="float" office:value="946.219971" calcext:value-type="float">
            <text:p>946,219971</text:p>
          </table:table-cell>
          <table:table-cell office:value-type="float" office:value="43" calcext:value-type="float">
            <text:p>43</text:p>
          </table:table-cell>
          <table:table-cell table:style-name="ce13" office:value-type="float" office:value="2750.369385" calcext:value-type="float">
            <text:p>2750,369385</text:p>
          </table:table-cell>
          <table:table-cell table:style-name="ce4" office:value-type="float" office:value="115724" calcext:value-type="float">
            <text:p>115724</text:p>
          </table:table-cell>
          <table:table-cell office:value-type="float" office:value="1123.895996" calcext:value-type="float">
            <text:p>1123,895996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1641.662964" calcext:value-type="float">
            <text:p>1641,662964</text:p>
          </table:table-cell>
          <table:table-cell table:number-columns-repeated="20"/>
        </table:table-row>
        <table:table-row table:style-name="ro1">
          <table:table-cell table:style-name="ce4" office:value-type="float" office:value="121947" calcext:value-type="float">
            <text:p>121947</text:p>
          </table:table-cell>
          <table:table-cell office:value-type="float" office:value="1115.633911" calcext:value-type="float">
            <text:p>1115,63391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.555" calcext:value-type="float">
            <text:p>1,555</text:p>
          </table:table-cell>
          <table:table-cell table:style-name="ce4" office:value-type="float" office:value="121947" calcext:value-type="float">
            <text:p>121947</text:p>
          </table:table-cell>
          <table:table-cell office:value-type="float" office:value="1378.656982" calcext:value-type="float">
            <text:p>1378,656982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06.331001" calcext:value-type="float">
            <text:p>106,331001</text:p>
          </table:table-cell>
          <table:table-cell table:style-name="ce4" office:value-type="float" office:value="121947" calcext:value-type="float">
            <text:p>121947</text:p>
          </table:table-cell>
          <table:table-cell office:value-type="float" office:value="1248.582031" calcext:value-type="float">
            <text:p>1248,582031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343.550995" calcext:value-type="float">
            <text:p>343,550995</text:p>
          </table:table-cell>
          <table:table-cell table:style-name="ce4" office:value-type="float" office:value="121947" calcext:value-type="float">
            <text:p>121947</text:p>
          </table:table-cell>
          <table:table-cell office:value-type="float" office:value="1192.242065" calcext:value-type="float">
            <text:p>1192,24206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33.843002" calcext:value-type="float">
            <text:p>233,843002</text:p>
          </table:table-cell>
          <table:table-cell table:number-columns-repeated="20"/>
        </table:table-row>
        <table:table-row table:style-name="ro1">
          <table:table-cell table:style-name="ce4" office:value-type="float" office:value="122135" calcext:value-type="float">
            <text:p>122135</text:p>
          </table:table-cell>
          <table:table-cell office:value-type="float" office:value="1467.06604" calcext:value-type="float">
            <text:p>1467,06604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356.25" calcext:value-type="float">
            <text:p>356,25</text:p>
          </table:table-cell>
          <table:table-cell table:style-name="ce4" office:value-type="float" office:value="122135" calcext:value-type="float">
            <text:p>122135</text:p>
          </table:table-cell>
          <table:table-cell office:value-type="float" office:value="1167.546997" calcext:value-type="float">
            <text:p>1167,54699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98.751007" calcext:value-type="float">
            <text:p>198,751007</text:p>
          </table:table-cell>
          <table:table-cell table:style-name="ce4" office:value-type="float" office:value="122135" calcext:value-type="float">
            <text:p>122135</text:p>
          </table:table-cell>
          <table:table-cell office:value-type="float" office:value="1224.510986" calcext:value-type="float">
            <text:p>1224,51098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0.173" calcext:value-type="float">
            <text:p>40,173</text:p>
          </table:table-cell>
          <table:table-cell table:style-name="ce4" office:value-type="float" office:value="122135" calcext:value-type="float">
            <text:p>122135</text:p>
          </table:table-cell>
          <table:table-cell office:value-type="float" office:value="1281.928955" calcext:value-type="float">
            <text:p>1281,92895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95.106995" calcext:value-type="float">
            <text:p>95,106995</text:p>
          </table:table-cell>
          <table:table-cell table:number-columns-repeated="20"/>
        </table:table-row>
        <table:table-row table:style-name="ro1">
          <table:table-cell table:style-name="ce4" office:value-type="float" office:value="122348" calcext:value-type="float">
            <text:p>122348</text:p>
          </table:table-cell>
          <table:table-cell office:value-type="float" office:value="1517.27002" calcext:value-type="float">
            <text:p>1517,2700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88.335007" calcext:value-type="float">
            <text:p>188,335007</text:p>
          </table:table-cell>
          <table:table-cell table:style-name="ce4" office:value-type="float" office:value="122348" calcext:value-type="float">
            <text:p>122348</text:p>
          </table:table-cell>
          <table:table-cell office:value-type="float" office:value="1593.711914" calcext:value-type="float">
            <text:p>1593,71191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78.686005" calcext:value-type="float">
            <text:p>178,686005</text:p>
          </table:table-cell>
          <table:table-cell table:style-name="ce4" office:value-type="float" office:value="122348" calcext:value-type="float">
            <text:p>122348</text:p>
          </table:table-cell>
          <table:table-cell office:value-type="float" office:value="1517.947998" calcext:value-type="float">
            <text:p>1517,947998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604.575989" calcext:value-type="float">
            <text:p>604,575989</text:p>
          </table:table-cell>
          <table:table-cell table:style-name="ce4" office:value-type="float" office:value="122348" calcext:value-type="float">
            <text:p>122348</text:p>
          </table:table-cell>
          <table:table-cell office:value-type="float" office:value="1462.334961" calcext:value-type="float">
            <text:p>1462,334961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644.859985" calcext:value-type="float">
            <text:p>644,859985</text:p>
          </table:table-cell>
          <table:table-cell table:number-columns-repeated="20"/>
        </table:table-row>
        <table:table-row table:style-name="ro1">
          <table:table-cell table:style-name="ce4" office:value-type="float" office:value="122814" calcext:value-type="float">
            <text:p>122814</text:p>
          </table:table-cell>
          <table:table-cell office:value-type="float" office:value="1478.502075" calcext:value-type="float">
            <text:p>1478,502075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347.602051" calcext:value-type="float">
            <text:p>1347,602051</text:p>
          </table:table-cell>
          <table:table-cell table:style-name="ce4" office:value-type="float" office:value="122814" calcext:value-type="float">
            <text:p>122814</text:p>
          </table:table-cell>
          <table:table-cell office:value-type="float" office:value="1420.969971" calcext:value-type="float">
            <text:p>1420,96997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62.893005" calcext:value-type="float">
            <text:p>162,893005</text:p>
          </table:table-cell>
          <table:table-cell table:style-name="ce4" office:value-type="float" office:value="122814" calcext:value-type="float">
            <text:p>122814</text:p>
          </table:table-cell>
          <table:table-cell office:value-type="float" office:value="1210.755005" calcext:value-type="float">
            <text:p>1210,755005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395.34201" calcext:value-type="float">
            <text:p>395,34201</text:p>
          </table:table-cell>
          <table:table-cell table:style-name="ce4" office:value-type="float" office:value="122814" calcext:value-type="float">
            <text:p>122814</text:p>
          </table:table-cell>
          <table:table-cell office:value-type="float" office:value="1522.192017" calcext:value-type="float">
            <text:p>1522,192017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1266.782104" calcext:value-type="float">
            <text:p>1266,782104</text:p>
          </table:table-cell>
          <table:table-cell table:number-columns-repeated="20"/>
        </table:table-row>
        <table:table-row table:style-name="ro1">
          <table:table-cell table:style-name="ce4" office:value-type="float" office:value="130342" calcext:value-type="float">
            <text:p>130342</text:p>
          </table:table-cell>
          <table:table-cell office:value-type="float" office:value="1146.638062" calcext:value-type="float">
            <text:p>1146,63806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24.44101" calcext:value-type="float">
            <text:p>224,44101</text:p>
          </table:table-cell>
          <table:table-cell table:style-name="ce4" office:value-type="float" office:value="130342" calcext:value-type="float">
            <text:p>130342</text:p>
          </table:table-cell>
          <table:table-cell office:value-type="float" office:value="1072.125" calcext:value-type="float">
            <text:p>1072,12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2.530003" calcext:value-type="float">
            <text:p>62,530003</text:p>
          </table:table-cell>
          <table:table-cell table:style-name="ce4" office:value-type="float" office:value="130342" calcext:value-type="float">
            <text:p>130342</text:p>
          </table:table-cell>
          <table:table-cell office:value-type="float" office:value="912.742004" calcext:value-type="float">
            <text:p>912,74200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99.495003" calcext:value-type="float">
            <text:p>99,495003</text:p>
          </table:table-cell>
          <table:table-cell table:style-name="ce4" office:value-type="float" office:value="130342" calcext:value-type="float">
            <text:p>130342</text:p>
          </table:table-cell>
          <table:table-cell office:value-type="float" office:value="968.064026" calcext:value-type="float">
            <text:p>968,06402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4" office:value-type="float" office:value="134626" calcext:value-type="float">
            <text:p>134626</text:p>
          </table:table-cell>
          <table:table-cell office:value-type="float" office:value="1355.24292" calcext:value-type="float">
            <text:p>1355,24292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977.607056" calcext:value-type="float">
            <text:p>977,607056</text:p>
          </table:table-cell>
          <table:table-cell table:style-name="ce4" office:value-type="float" office:value="134626" calcext:value-type="float">
            <text:p>134626</text:p>
          </table:table-cell>
          <table:table-cell office:value-type="float" office:value="1411.378052" calcext:value-type="float">
            <text:p>1411,378052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23.136993" calcext:value-type="float">
            <text:p>223,136993</text:p>
          </table:table-cell>
          <table:table-cell table:style-name="ce4" office:value-type="float" office:value="134626" calcext:value-type="float">
            <text:p>134626</text:p>
          </table:table-cell>
          <table:table-cell office:value-type="float" office:value="1243.995972" calcext:value-type="float">
            <text:p>1243,99597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5.250999" calcext:value-type="float">
            <text:p>55,250999</text:p>
          </table:table-cell>
          <table:table-cell table:style-name="ce4" office:value-type="float" office:value="134626" calcext:value-type="float">
            <text:p>134626</text:p>
          </table:table-cell>
          <table:table-cell office:value-type="float" office:value="1373.898071" calcext:value-type="float">
            <text:p>1373,89807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86.361" calcext:value-type="float">
            <text:p>86,361</text:p>
          </table:table-cell>
          <table:table-cell table:number-columns-repeated="20"/>
        </table:table-row>
        <table:table-row table:style-name="ro1">
          <table:table-cell table:style-name="ce4" office:value-type="float" office:value="135000" calcext:value-type="float">
            <text:p>135000</text:p>
          </table:table-cell>
          <table:table-cell office:value-type="float" office:value="1012.238037" calcext:value-type="float">
            <text:p>1012,23803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79.223999" calcext:value-type="float">
            <text:p>79,223999</text:p>
          </table:table-cell>
          <table:table-cell table:style-name="ce4" office:value-type="float" office:value="135000" calcext:value-type="float">
            <text:p>135000</text:p>
          </table:table-cell>
          <table:table-cell office:value-type="float" office:value="1150.098022" calcext:value-type="float">
            <text:p>1150,09802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4.346001" calcext:value-type="float">
            <text:p>54,346001</text:p>
          </table:table-cell>
          <table:table-cell table:style-name="ce4" office:value-type="float" office:value="135000" calcext:value-type="float">
            <text:p>135000</text:p>
          </table:table-cell>
          <table:table-cell office:value-type="float" office:value="987.234985" calcext:value-type="float">
            <text:p>987,234985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21.226013" calcext:value-type="float">
            <text:p>221,226013</text:p>
          </table:table-cell>
          <table:table-cell table:style-name="ce4" office:value-type="float" office:value="135000" calcext:value-type="float">
            <text:p>135000</text:p>
          </table:table-cell>
          <table:table-cell office:value-type="float" office:value="1014.593933" calcext:value-type="float">
            <text:p>1014,59393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9.153" calcext:value-type="float">
            <text:p>69,153</text:p>
          </table:table-cell>
          <table:table-cell table:number-columns-repeated="20"/>
        </table:table-row>
        <table:table-row table:style-name="ro1">
          <table:table-cell table:style-name="ce4" office:value-type="float" office:value="135141" calcext:value-type="float">
            <text:p>135141</text:p>
          </table:table-cell>
          <table:table-cell office:value-type="float" office:value="1321.683105" calcext:value-type="float">
            <text:p>1321,683105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582.008911" calcext:value-type="float">
            <text:p>1582,008911</text:p>
          </table:table-cell>
          <table:table-cell table:style-name="ce4" office:value-type="float" office:value="135141" calcext:value-type="float">
            <text:p>135141</text:p>
          </table:table-cell>
          <table:table-cell office:value-type="float" office:value="1305.94397" calcext:value-type="float">
            <text:p>1305,94397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760.689026" calcext:value-type="float">
            <text:p>760,689026</text:p>
          </table:table-cell>
          <table:table-cell table:style-name="ce4" office:value-type="float" office:value="135141" calcext:value-type="float">
            <text:p>135141</text:p>
          </table:table-cell>
          <table:table-cell office:value-type="float" office:value="1478.657959" calcext:value-type="float">
            <text:p>1478,657959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136.395996" calcext:value-type="float">
            <text:p>1136,395996</text:p>
          </table:table-cell>
          <table:table-cell table:style-name="ce4" office:value-type="float" office:value="135141" calcext:value-type="float">
            <text:p>135141</text:p>
          </table:table-cell>
          <table:table-cell office:value-type="float" office:value="1402.7229" calcext:value-type="float">
            <text:p>1402,7229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63.438995" calcext:value-type="float">
            <text:p>163,438995</text:p>
          </table:table-cell>
          <table:table-cell table:number-columns-repeated="20"/>
        </table:table-row>
        <table:table-row table:style-name="ro1">
          <table:table-cell table:style-name="ce4" office:value-type="float" office:value="135321" calcext:value-type="float">
            <text:p>135321</text:p>
          </table:table-cell>
          <table:table-cell office:value-type="float" office:value="927.397034" calcext:value-type="float">
            <text:p>927,39703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80.584" calcext:value-type="float">
            <text:p>80,584</text:p>
          </table:table-cell>
          <table:table-cell table:style-name="ce4" office:value-type="float" office:value="135321" calcext:value-type="float">
            <text:p>135321</text:p>
          </table:table-cell>
          <table:table-cell office:value-type="float" office:value="929.643005" calcext:value-type="float">
            <text:p>929,64300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4.380001" calcext:value-type="float">
            <text:p>24,380001</text:p>
          </table:table-cell>
          <table:table-cell table:style-name="ce4" office:value-type="float" office:value="135321" calcext:value-type="float">
            <text:p>135321</text:p>
          </table:table-cell>
          <table:table-cell office:value-type="float" office:value="956.336975" calcext:value-type="float">
            <text:p>956,336975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52.584" calcext:value-type="float">
            <text:p>152,584</text:p>
          </table:table-cell>
          <table:table-cell table:style-name="ce4" office:value-type="float" office:value="135321" calcext:value-type="float">
            <text:p>135321</text:p>
          </table:table-cell>
          <table:table-cell office:value-type="float" office:value="898.070007" calcext:value-type="float">
            <text:p>898,07000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9.924999" calcext:value-type="float">
            <text:p>49,924999</text:p>
          </table:table-cell>
          <table:table-cell table:number-columns-repeated="20"/>
        </table:table-row>
        <table:table-row table:style-name="ro1">
          <table:table-cell table:style-name="ce4" office:value-type="float" office:value="140456" calcext:value-type="float">
            <text:p>140456</text:p>
          </table:table-cell>
          <table:table-cell office:value-type="float" office:value="1373.842896" calcext:value-type="float">
            <text:p>1373,842896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525.014038" calcext:value-type="float">
            <text:p>525,014038</text:p>
          </table:table-cell>
          <table:table-cell table:style-name="ce4" office:value-type="float" office:value="140456" calcext:value-type="float">
            <text:p>140456</text:p>
          </table:table-cell>
          <table:table-cell office:value-type="float" office:value="1201.290039" calcext:value-type="float">
            <text:p>1201,290039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356.587006" calcext:value-type="float">
            <text:p>356,587006</text:p>
          </table:table-cell>
          <table:table-cell table:style-name="ce4" office:value-type="float" office:value="140456" calcext:value-type="float">
            <text:p>140456</text:p>
          </table:table-cell>
          <table:table-cell office:value-type="float" office:value="1677.119019" calcext:value-type="float">
            <text:p>1677,119019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347.177002" calcext:value-type="float">
            <text:p>347,177002</text:p>
          </table:table-cell>
          <table:table-cell table:style-name="ce4" office:value-type="float" office:value="140456" calcext:value-type="float">
            <text:p>140456</text:p>
          </table:table-cell>
          <table:table-cell office:value-type="float" office:value="1323.285034" calcext:value-type="float">
            <text:p>1323,285034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28.796005" calcext:value-type="float">
            <text:p>228,796005</text:p>
          </table:table-cell>
          <table:table-cell table:number-columns-repeated="20"/>
        </table:table-row>
        <table:table-row table:style-name="ro1">
          <table:table-cell table:style-name="ce4" office:value-type="float" office:value="141236" calcext:value-type="float">
            <text:p>141236</text:p>
          </table:table-cell>
          <table:table-cell office:value-type="float" office:value="1120.679932" calcext:value-type="float">
            <text:p>1120,679932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829.323975" calcext:value-type="float">
            <text:p>829,323975</text:p>
          </table:table-cell>
          <table:table-cell table:style-name="ce4" office:value-type="float" office:value="141236" calcext:value-type="float">
            <text:p>141236</text:p>
          </table:table-cell>
          <table:table-cell office:value-type="float" office:value="1254.833008" calcext:value-type="float">
            <text:p>1254,833008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98.447998" calcext:value-type="float">
            <text:p>298,447998</text:p>
          </table:table-cell>
          <table:table-cell table:style-name="ce4" office:value-type="float" office:value="141236" calcext:value-type="float">
            <text:p>141236</text:p>
          </table:table-cell>
          <table:table-cell office:value-type="float" office:value="1013.630981" calcext:value-type="float">
            <text:p>1013,630981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32.636002" calcext:value-type="float">
            <text:p>232,636002</text:p>
          </table:table-cell>
          <table:table-cell table:style-name="ce4" office:value-type="float" office:value="141236" calcext:value-type="float">
            <text:p>141236</text:p>
          </table:table-cell>
          <table:table-cell office:value-type="float" office:value="908.072998" calcext:value-type="float">
            <text:p>908,072998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675.700012" calcext:value-type="float">
            <text:p>675,700012</text:p>
          </table:table-cell>
          <table:table-cell table:number-columns-repeated="20"/>
        </table:table-row>
        <table:table-row table:style-name="ro1">
          <table:table-cell table:style-name="ce4" office:value-type="float" office:value="141552" calcext:value-type="float">
            <text:p>141552</text:p>
          </table:table-cell>
          <table:table-cell office:value-type="float" office:value="969.112976" calcext:value-type="float">
            <text:p>969,11297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41552" calcext:value-type="float">
            <text:p>141552</text:p>
          </table:table-cell>
          <table:table-cell office:value-type="float" office:value="1515.51001" calcext:value-type="float">
            <text:p>1515,5100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96.072998" calcext:value-type="float">
            <text:p>296,072998</text:p>
          </table:table-cell>
          <table:table-cell table:style-name="ce4" office:value-type="float" office:value="141552" calcext:value-type="float">
            <text:p>141552</text:p>
          </table:table-cell>
          <table:table-cell office:value-type="float" office:value="1316.822998" calcext:value-type="float">
            <text:p>1316,82299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41552" calcext:value-type="float">
            <text:p>141552</text:p>
          </table:table-cell>
          <table:table-cell office:value-type="float" office:value="1270.540894" calcext:value-type="float">
            <text:p>1270,540894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447.48999" calcext:value-type="float">
            <text:p>447,48999</text:p>
          </table:table-cell>
          <table:table-cell table:number-columns-repeated="20"/>
        </table:table-row>
        <table:table-row table:style-name="ro1">
          <table:table-cell table:style-name="ce4" office:value-type="float" office:value="142110" calcext:value-type="float">
            <text:p>142110</text:p>
          </table:table-cell>
          <table:table-cell office:value-type="float" office:value="1321.550049" calcext:value-type="float">
            <text:p>1321,550049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85.268982" calcext:value-type="float">
            <text:p>285,268982</text:p>
          </table:table-cell>
          <table:table-cell table:style-name="ce4" office:value-type="float" office:value="142110" calcext:value-type="float">
            <text:p>142110</text:p>
          </table:table-cell>
          <table:table-cell office:value-type="float" office:value="1423.12207" calcext:value-type="float">
            <text:p>1423,12207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535.049988" calcext:value-type="float">
            <text:p>535,049988</text:p>
          </table:table-cell>
          <table:table-cell table:style-name="ce4" office:value-type="float" office:value="142110" calcext:value-type="float">
            <text:p>142110</text:p>
          </table:table-cell>
          <table:table-cell office:value-type="float" office:value="1270.171997" calcext:value-type="float">
            <text:p>1270,171997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526.890015" calcext:value-type="float">
            <text:p>526,890015</text:p>
          </table:table-cell>
          <table:table-cell table:style-name="ce4" office:value-type="float" office:value="142110" calcext:value-type="float">
            <text:p>142110</text:p>
          </table:table-cell>
          <table:table-cell office:value-type="float" office:value="1315.557007" calcext:value-type="float">
            <text:p>1315,557007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759.195007" calcext:value-type="float">
            <text:p>759,195007</text:p>
          </table:table-cell>
          <table:table-cell table:number-columns-repeated="20"/>
        </table:table-row>
        <table:table-row table:style-name="ro1">
          <table:table-cell table:style-name="ce4" office:value-type="float" office:value="144415" calcext:value-type="float">
            <text:p>144415</text:p>
          </table:table-cell>
          <table:table-cell office:value-type="float" office:value="1556.95105" calcext:value-type="float">
            <text:p>1556,95105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260.147003" calcext:value-type="float">
            <text:p>260,147003</text:p>
          </table:table-cell>
          <table:table-cell table:style-name="ce4" office:value-type="float" office:value="144415" calcext:value-type="float">
            <text:p>144415</text:p>
          </table:table-cell>
          <table:table-cell office:value-type="float" office:value="1513.520996" calcext:value-type="float">
            <text:p>1513,52099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91.393997" calcext:value-type="float">
            <text:p>91,393997</text:p>
          </table:table-cell>
          <table:table-cell table:style-name="ce4" office:value-type="float" office:value="144415" calcext:value-type="float">
            <text:p>144415</text:p>
          </table:table-cell>
          <table:table-cell office:value-type="float" office:value="1761.461914" calcext:value-type="float">
            <text:p>1761,461914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264.910004" calcext:value-type="float">
            <text:p>264,910004</text:p>
          </table:table-cell>
          <table:table-cell table:style-name="ce4" office:value-type="float" office:value="144415" calcext:value-type="float">
            <text:p>144415</text:p>
          </table:table-cell>
          <table:table-cell office:value-type="float" office:value="1362.5" calcext:value-type="float">
            <text:p>1362,5</text:p>
          </table:table-cell>
          <table:table-cell office:value-type="float" office:value="21" calcext:value-type="float">
            <text:p>21</text:p>
          </table:table-cell>
          <table:table-cell table:style-name="ce13" office:value-type="float" office:value="490.864014" calcext:value-type="float">
            <text:p>490,864014</text:p>
          </table:table-cell>
          <table:table-cell table:number-columns-repeated="20"/>
        </table:table-row>
        <table:table-row table:style-name="ro1">
          <table:table-cell table:style-name="ce4" office:value-type="float" office:value="144607" calcext:value-type="float">
            <text:p>144607</text:p>
          </table:table-cell>
          <table:table-cell office:value-type="float" office:value="992.727966" calcext:value-type="float">
            <text:p>992,72796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44607" calcext:value-type="float">
            <text:p>144607</text:p>
          </table:table-cell>
          <table:table-cell office:value-type="float" office:value="975.386047" calcext:value-type="float">
            <text:p>975,38604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44607" calcext:value-type="float">
            <text:p>144607</text:p>
          </table:table-cell>
          <table:table-cell office:value-type="float" office:value="900.416992" calcext:value-type="float">
            <text:p>900,41699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44607" calcext:value-type="float">
            <text:p>144607</text:p>
          </table:table-cell>
          <table:table-cell office:value-type="float" office:value="1091.209961" calcext:value-type="float">
            <text:p>1091,20996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9.032997" calcext:value-type="float">
            <text:p>59,032997</text:p>
          </table:table-cell>
          <table:table-cell table:number-columns-repeated="20"/>
        </table:table-row>
        <table:table-row table:style-name="ro1">
          <table:table-cell table:style-name="ce4" office:value-type="float" office:value="150650" calcext:value-type="float">
            <text:p>150650</text:p>
          </table:table-cell>
          <table:table-cell office:value-type="float" office:value="1518.015015" calcext:value-type="float">
            <text:p>1518,015015</text:p>
          </table:table-cell>
          <table:table-cell office:value-type="float" office:value="64" calcext:value-type="float">
            <text:p>64</text:p>
          </table:table-cell>
          <table:table-cell table:style-name="ce13" office:value-type="float" office:value="2023.956909" calcext:value-type="float">
            <text:p>2023,956909</text:p>
          </table:table-cell>
          <table:table-cell table:style-name="ce4" office:value-type="float" office:value="150650" calcext:value-type="float">
            <text:p>150650</text:p>
          </table:table-cell>
          <table:table-cell office:value-type="float" office:value="1374.062988" calcext:value-type="float">
            <text:p>1374,06298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83.708984" calcext:value-type="float">
            <text:p>283,708984</text:p>
          </table:table-cell>
          <table:table-cell table:style-name="ce4" office:value-type="float" office:value="150650" calcext:value-type="float">
            <text:p>150650</text:p>
          </table:table-cell>
          <table:table-cell office:value-type="float" office:value="1606.758057" calcext:value-type="float">
            <text:p>1606,75805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50650" calcext:value-type="float">
            <text:p>150650</text:p>
          </table:table-cell>
          <table:table-cell office:value-type="float" office:value="1479.393066" calcext:value-type="float">
            <text:p>1479,393066</text:p>
          </table:table-cell>
          <table:table-cell office:value-type="float" office:value="72" calcext:value-type="float">
            <text:p>72</text:p>
          </table:table-cell>
          <table:table-cell table:style-name="ce13" office:value-type="float" office:value="2284.619385" calcext:value-type="float">
            <text:p>2284,619385</text:p>
          </table:table-cell>
          <table:table-cell table:number-columns-repeated="20"/>
        </table:table-row>
        <table:table-row table:style-name="ro1">
          <table:table-cell table:style-name="ce4" office:value-type="float" office:value="150835" calcext:value-type="float">
            <text:p>150835</text:p>
          </table:table-cell>
          <table:table-cell office:value-type="float" office:value="1414.621948" calcext:value-type="float">
            <text:p>1414,62194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75.805008" calcext:value-type="float">
            <text:p>175,805008</text:p>
          </table:table-cell>
          <table:table-cell table:style-name="ce4" office:value-type="float" office:value="150835" calcext:value-type="float">
            <text:p>150835</text:p>
          </table:table-cell>
          <table:table-cell office:value-type="float" office:value="1510.373047" calcext:value-type="float">
            <text:p>1510,37304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18.598" calcext:value-type="float">
            <text:p>118,598</text:p>
          </table:table-cell>
          <table:table-cell table:style-name="ce4" office:value-type="float" office:value="150835" calcext:value-type="float">
            <text:p>150835</text:p>
          </table:table-cell>
          <table:table-cell office:value-type="float" office:value="1408.249023" calcext:value-type="float">
            <text:p>1408,249023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94.470001" calcext:value-type="float">
            <text:p>194,470001</text:p>
          </table:table-cell>
          <table:table-cell table:style-name="ce4" office:value-type="float" office:value="150835" calcext:value-type="float">
            <text:p>150835</text:p>
          </table:table-cell>
          <table:table-cell office:value-type="float" office:value="1325.420044" calcext:value-type="float">
            <text:p>1325,420044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8.741005" calcext:value-type="float">
            <text:p>68,741005</text:p>
          </table:table-cell>
          <table:table-cell table:number-columns-repeated="20"/>
        </table:table-row>
        <table:table-row table:style-name="ro1">
          <table:table-cell table:style-name="ce4" office:value-type="float" office:value="151231" calcext:value-type="float">
            <text:p>151231</text:p>
          </table:table-cell>
          <table:table-cell office:value-type="float" office:value="1621.462036" calcext:value-type="float">
            <text:p>1621,462036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700.671997" calcext:value-type="float">
            <text:p>700,671997</text:p>
          </table:table-cell>
          <table:table-cell table:style-name="ce4" office:value-type="float" office:value="151231" calcext:value-type="float">
            <text:p>151231</text:p>
          </table:table-cell>
          <table:table-cell office:value-type="float" office:value="1326.426025" calcext:value-type="float">
            <text:p>1326,426025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63.119995" calcext:value-type="float">
            <text:p>463,119995</text:p>
          </table:table-cell>
          <table:table-cell table:style-name="ce4" office:value-type="float" office:value="151231" calcext:value-type="float">
            <text:p>151231</text:p>
          </table:table-cell>
          <table:table-cell office:value-type="float" office:value="1212.928101" calcext:value-type="float">
            <text:p>1212,928101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745.426025" calcext:value-type="float">
            <text:p>745,426025</text:p>
          </table:table-cell>
          <table:table-cell table:style-name="ce4" office:value-type="float" office:value="151231" calcext:value-type="float">
            <text:p>151231</text:p>
          </table:table-cell>
          <table:table-cell office:value-type="float" office:value="1326.320068" calcext:value-type="float">
            <text:p>1326,320068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97.154007" calcext:value-type="float">
            <text:p>197,154007</text:p>
          </table:table-cell>
          <table:table-cell table:number-columns-repeated="20"/>
        </table:table-row>
        <table:table-row table:style-name="ro1">
          <table:table-cell table:style-name="ce4" office:value-type="float" office:value="151830" calcext:value-type="float">
            <text:p>151830</text:p>
          </table:table-cell>
          <table:table-cell office:value-type="float" office:value="1391.927002" calcext:value-type="float">
            <text:p>1391,927002</text:p>
          </table:table-cell>
          <table:table-cell office:value-type="float" office:value="31" calcext:value-type="float">
            <text:p>31</text:p>
          </table:table-cell>
          <table:table-cell table:style-name="ce13" office:value-type="float" office:value="1593.333008" calcext:value-type="float">
            <text:p>1593,333008</text:p>
          </table:table-cell>
          <table:table-cell table:style-name="ce4" office:value-type="float" office:value="151830" calcext:value-type="float">
            <text:p>151830</text:p>
          </table:table-cell>
          <table:table-cell office:value-type="float" office:value="1408.882935" calcext:value-type="float">
            <text:p>1408,882935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20.279999" calcext:value-type="float">
            <text:p>120,279999</text:p>
          </table:table-cell>
          <table:table-cell table:style-name="ce4" office:value-type="float" office:value="151830" calcext:value-type="float">
            <text:p>151830</text:p>
          </table:table-cell>
          <table:table-cell office:value-type="float" office:value="1357.119019" calcext:value-type="float">
            <text:p>1357,119019</text:p>
          </table:table-cell>
          <table:table-cell office:value-type="float" office:value="37" calcext:value-type="float">
            <text:p>37</text:p>
          </table:table-cell>
          <table:table-cell table:style-name="ce13" office:value-type="float" office:value="1325.549805" calcext:value-type="float">
            <text:p>1325,549805</text:p>
          </table:table-cell>
          <table:table-cell table:style-name="ce4" office:value-type="float" office:value="151830" calcext:value-type="float">
            <text:p>151830</text:p>
          </table:table-cell>
          <table:table-cell office:value-type="float" office:value="1452.26709" calcext:value-type="float">
            <text:p>1452,26709</text:p>
          </table:table-cell>
          <table:table-cell office:value-type="float" office:value="38" calcext:value-type="float">
            <text:p>38</text:p>
          </table:table-cell>
          <table:table-cell table:style-name="ce13" office:value-type="float" office:value="1564.471436" calcext:value-type="float">
            <text:p>1564,471436</text:p>
          </table:table-cell>
          <table:table-cell table:number-columns-repeated="20"/>
        </table:table-row>
        <table:table-row table:style-name="ro1">
          <table:table-cell table:style-name="ce4" office:value-type="float" office:value="152024" calcext:value-type="float">
            <text:p>152024</text:p>
          </table:table-cell>
          <table:table-cell office:value-type="float" office:value="1125.781982" calcext:value-type="float">
            <text:p>1125,781982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20.903" calcext:value-type="float">
            <text:p>220,903</text:p>
          </table:table-cell>
          <table:table-cell table:style-name="ce4" office:value-type="float" office:value="152024" calcext:value-type="float">
            <text:p>152024</text:p>
          </table:table-cell>
          <table:table-cell office:value-type="float" office:value="929.945984" calcext:value-type="float">
            <text:p>929,94598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86.132996" calcext:value-type="float">
            <text:p>186,132996</text:p>
          </table:table-cell>
          <table:table-cell table:style-name="ce4" office:value-type="float" office:value="152024" calcext:value-type="float">
            <text:p>152024</text:p>
          </table:table-cell>
          <table:table-cell office:value-type="float" office:value="1080.744995" calcext:value-type="float">
            <text:p>1080,744995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166.787003" calcext:value-type="float">
            <text:p>166,787003</text:p>
          </table:table-cell>
          <table:table-cell table:style-name="ce4" office:value-type="float" office:value="152024" calcext:value-type="float">
            <text:p>152024</text:p>
          </table:table-cell>
          <table:table-cell office:value-type="float" office:value="1120.473022" calcext:value-type="float">
            <text:p>1120,473022</text:p>
          </table:table-cell>
          <table:table-cell office:value-type="float" office:value="56" calcext:value-type="float">
            <text:p>56</text:p>
          </table:table-cell>
          <table:table-cell table:style-name="ce13" office:value-type="float" office:value="2189.918945" calcext:value-type="float">
            <text:p>2189,918945</text:p>
          </table:table-cell>
          <table:table-cell table:number-columns-repeated="20"/>
        </table:table-row>
        <table:table-row table:style-name="ro1">
          <table:table-cell table:style-name="ce4" office:value-type="float" office:value="152207" calcext:value-type="float">
            <text:p>152207</text:p>
          </table:table-cell>
          <table:table-cell office:value-type="float" office:value="1932.237061" calcext:value-type="float">
            <text:p>1932,237061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627.067017" calcext:value-type="float">
            <text:p>627,067017</text:p>
          </table:table-cell>
          <table:table-cell table:style-name="ce4" office:value-type="float" office:value="152207" calcext:value-type="float">
            <text:p>152207</text:p>
          </table:table-cell>
          <table:table-cell office:value-type="float" office:value="1450.721924" calcext:value-type="float">
            <text:p>1450,721924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82.106995" calcext:value-type="float">
            <text:p>182,106995</text:p>
          </table:table-cell>
          <table:table-cell table:style-name="ce4" office:value-type="float" office:value="152207" calcext:value-type="float">
            <text:p>152207</text:p>
          </table:table-cell>
          <table:table-cell office:value-type="float" office:value="1791.725098" calcext:value-type="float">
            <text:p>1791,725098</text:p>
          </table:table-cell>
          <table:table-cell office:value-type="float" office:value="42" calcext:value-type="float">
            <text:p>42</text:p>
          </table:table-cell>
          <table:table-cell table:style-name="ce13" office:value-type="float" office:value="1736.997925" calcext:value-type="float">
            <text:p>1736,997925</text:p>
          </table:table-cell>
          <table:table-cell table:style-name="ce4" office:value-type="float" office:value="152207" calcext:value-type="float">
            <text:p>152207</text:p>
          </table:table-cell>
          <table:table-cell office:value-type="float" office:value="1775.534058" calcext:value-type="float">
            <text:p>1775,534058</text:p>
          </table:table-cell>
          <table:table-cell office:value-type="float" office:value="80" calcext:value-type="float">
            <text:p>80</text:p>
          </table:table-cell>
          <table:table-cell table:style-name="ce13" office:value-type="float" office:value="3763.364014" calcext:value-type="float">
            <text:p>3763,364014</text:p>
          </table:table-cell>
          <table:table-cell table:number-columns-repeated="20"/>
        </table:table-row>
        <table:table-row table:style-name="ro1">
          <table:table-cell table:style-name="ce4" office:value-type="float" office:value="152354" calcext:value-type="float">
            <text:p>152354</text:p>
          </table:table-cell>
          <table:table-cell office:value-type="float" office:value="1129.726074" calcext:value-type="float">
            <text:p>1129,726074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64.272003" calcext:value-type="float">
            <text:p>164,272003</text:p>
          </table:table-cell>
          <table:table-cell table:style-name="ce4" office:value-type="float" office:value="152354" calcext:value-type="float">
            <text:p>152354</text:p>
          </table:table-cell>
          <table:table-cell office:value-type="float" office:value="1136.876953" calcext:value-type="float">
            <text:p>1136,876953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377.133026" calcext:value-type="float">
            <text:p>377,133026</text:p>
          </table:table-cell>
          <table:table-cell table:style-name="ce4" office:value-type="float" office:value="152354" calcext:value-type="float">
            <text:p>152354</text:p>
          </table:table-cell>
          <table:table-cell office:value-type="float" office:value="1096.145996" calcext:value-type="float">
            <text:p>1096,14599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13.325012" calcext:value-type="float">
            <text:p>413,325012</text:p>
          </table:table-cell>
          <table:table-cell table:style-name="ce4" office:value-type="float" office:value="152354" calcext:value-type="float">
            <text:p>152354</text:p>
          </table:table-cell>
          <table:table-cell office:value-type="float" office:value="1344.744019" calcext:value-type="float">
            <text:p>1344,744019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6.737" calcext:value-type="float">
            <text:p>36,737</text:p>
          </table:table-cell>
          <table:table-cell table:number-columns-repeated="20"/>
        </table:table-row>
        <table:table-row table:style-name="ro1">
          <table:table-cell table:style-name="ce4" office:value-type="float" office:value="152539" calcext:value-type="float">
            <text:p>152539</text:p>
          </table:table-cell>
          <table:table-cell office:value-type="float" office:value="1086.774048" calcext:value-type="float">
            <text:p>1086,774048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335.031982" calcext:value-type="float">
            <text:p>335,031982</text:p>
          </table:table-cell>
          <table:table-cell table:style-name="ce4" office:value-type="float" office:value="152539" calcext:value-type="float">
            <text:p>152539</text:p>
          </table:table-cell>
          <table:table-cell office:value-type="float" office:value="1221.284058" calcext:value-type="float">
            <text:p>1221,284058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64.470001" calcext:value-type="float">
            <text:p>164,470001</text:p>
          </table:table-cell>
          <table:table-cell table:style-name="ce4" office:value-type="float" office:value="152539" calcext:value-type="float">
            <text:p>152539</text:p>
          </table:table-cell>
          <table:table-cell office:value-type="float" office:value="1377.29895" calcext:value-type="float">
            <text:p>1377,2989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8.434" calcext:value-type="float">
            <text:p>28,434</text:p>
          </table:table-cell>
          <table:table-cell table:style-name="ce4" office:value-type="float" office:value="152539" calcext:value-type="float">
            <text:p>152539</text:p>
          </table:table-cell>
          <table:table-cell office:value-type="float" office:value="1103.244995" calcext:value-type="float">
            <text:p>1103,244995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227.334" calcext:value-type="float">
            <text:p>227,334</text:p>
          </table:table-cell>
          <table:table-cell table:number-columns-repeated="20"/>
        </table:table-row>
        <table:table-row table:style-name="ro1">
          <table:table-cell table:style-name="ce4" office:value-type="float" office:value="152944" calcext:value-type="float">
            <text:p>152944</text:p>
          </table:table-cell>
          <table:table-cell office:value-type="float" office:value="1193.630005" calcext:value-type="float">
            <text:p>1193,630005</text:p>
          </table:table-cell>
          <table:table-cell office:value-type="float" office:value="14" calcext:value-type="float">
            <text:p>14</text:p>
          </table:table-cell>
          <table:table-cell table:style-name="ce13" office:value-type="float" office:value="294.39801" calcext:value-type="float">
            <text:p>294,39801</text:p>
          </table:table-cell>
          <table:table-cell table:style-name="ce4" office:value-type="float" office:value="152944" calcext:value-type="float">
            <text:p>152944</text:p>
          </table:table-cell>
          <table:table-cell office:value-type="float" office:value="1068.740967" calcext:value-type="float">
            <text:p>1068,740967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52944" calcext:value-type="float">
            <text:p>152944</text:p>
          </table:table-cell>
          <table:table-cell office:value-type="float" office:value="1348.48291" calcext:value-type="float">
            <text:p>1348,4829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33.210999" calcext:value-type="float">
            <text:p>233,210999</text:p>
          </table:table-cell>
          <table:table-cell table:style-name="ce4" office:value-type="float" office:value="152944" calcext:value-type="float">
            <text:p>152944</text:p>
          </table:table-cell>
          <table:table-cell office:value-type="float" office:value="1115.531006" calcext:value-type="float">
            <text:p>1115,531006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18.897003" calcext:value-type="float">
            <text:p>118,897003</text:p>
          </table:table-cell>
          <table:table-cell table:number-columns-repeated="20"/>
        </table:table-row>
        <table:table-row table:style-name="ro1">
          <table:table-cell table:style-name="ce4" office:value-type="float" office:value="111643" calcext:value-type="float">
            <text:p>111643</text:p>
          </table:table-cell>
          <table:table-cell office:value-type="float" office:value="974.630981" calcext:value-type="float">
            <text:p>974,63098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8.398003" calcext:value-type="float">
            <text:p>38,398003</text:p>
          </table:table-cell>
          <table:table-cell table:style-name="ce4" office:value-type="float" office:value="111643" calcext:value-type="float">
            <text:p>111643</text:p>
          </table:table-cell>
          <table:table-cell office:value-type="float" office:value="1111.351074" calcext:value-type="float">
            <text:p>1111,351074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4.404999" calcext:value-type="float">
            <text:p>34,404999</text:p>
          </table:table-cell>
          <table:table-cell table:style-name="ce4" office:value-type="float" office:value="111643" calcext:value-type="float">
            <text:p>111643</text:p>
          </table:table-cell>
          <table:table-cell office:value-type="float" office:value="1020.971985" calcext:value-type="float">
            <text:p>1020,97198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11643" calcext:value-type="float">
            <text:p>111643</text:p>
          </table:table-cell>
          <table:table-cell office:value-type="float" office:value="1045.412964" calcext:value-type="float">
            <text:p>1045,412964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table:style-name="ce4" office:value-type="float" office:value="112322" calcext:value-type="float">
            <text:p>112322</text:p>
          </table:table-cell>
          <table:table-cell office:value-type="float" office:value="948.299988" calcext:value-type="float">
            <text:p>948,299988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90.901001" calcext:value-type="float">
            <text:p>290,901001</text:p>
          </table:table-cell>
          <table:table-cell table:style-name="ce4" office:value-type="float" office:value="112322" calcext:value-type="float">
            <text:p>112322</text:p>
          </table:table-cell>
          <table:table-cell office:value-type="float" office:value="1144.454956" calcext:value-type="float">
            <text:p>1144,454956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760.356018" calcext:value-type="float">
            <text:p>760,356018</text:p>
          </table:table-cell>
          <table:table-cell table:style-name="ce4" office:value-type="float" office:value="112322" calcext:value-type="float">
            <text:p>112322</text:p>
          </table:table-cell>
          <table:table-cell office:value-type="float" office:value="1238.822021" calcext:value-type="float">
            <text:p>1238,82202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993.975037" calcext:value-type="float">
            <text:p>993,975037</text:p>
          </table:table-cell>
          <table:table-cell table:style-name="ce4" office:value-type="float" office:value="112322" calcext:value-type="float">
            <text:p>112322</text:p>
          </table:table-cell>
          <table:table-cell office:value-type="float" office:value="1169.944092" calcext:value-type="float">
            <text:p>1169,944092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076.47998" calcext:value-type="float">
            <text:p>1076,47998</text:p>
          </table:table-cell>
          <table:table-cell table:number-columns-repeated="20"/>
        </table:table-row>
        <table:table-row table:style-name="ro1">
          <table:table-cell table:style-name="ce4" office:value-type="float" office:value="112506" calcext:value-type="float">
            <text:p>112506</text:p>
          </table:table-cell>
          <table:table-cell office:value-type="float" office:value="1156.98999" calcext:value-type="float">
            <text:p>1156,9899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12506" calcext:value-type="float">
            <text:p>112506</text:p>
          </table:table-cell>
          <table:table-cell office:value-type="float" office:value="1002.868042" calcext:value-type="float">
            <text:p>1002,86804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12506" calcext:value-type="float">
            <text:p>112506</text:p>
          </table:table-cell>
          <table:table-cell office:value-type="float" office:value="1091.542969" calcext:value-type="float">
            <text:p>1091,542969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112506" calcext:value-type="float">
            <text:p>112506</text:p>
          </table:table-cell>
          <table:table-cell office:value-type="float" office:value="1190.001953" calcext:value-type="float">
            <text:p>1190,00195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4.B5:.B34])" office:value-type="float" office:value="1255.0516032" calcext:value-type="float">
            <text:p>1255,0516032</text:p>
          </table:table-cell>
          <table:table-cell table:style-name="ce1" table:formula="of:=AVERAGE([C4.C5:.C34])" office:value-type="float" office:value="6.4" calcext:value-type="float">
            <text:p>6,4</text:p>
          </table:table-cell>
          <table:table-cell table:style-name="ce15" table:formula="of:=AVERAGE([C4.D5:.D34])" office:value-type="float" office:value="457.2302323" calcext:value-type="float">
            <text:p>457,230232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F5:.F34])" office:value-type="float" office:value="1260.44236853333" calcext:value-type="float">
            <text:p>1260,4423685333</text:p>
          </table:table-cell>
          <table:table-cell table:style-name="ce1" table:formula="of:=AVERAGE([C4.G5:.G34])" office:value-type="float" office:value="2.2" calcext:value-type="float">
            <text:p>2,2</text:p>
          </table:table-cell>
          <table:table-cell table:style-name="ce15" table:formula="of:=AVERAGE([C4.H5:.H34])" office:value-type="float" office:value="256.3874718" calcext:value-type="float">
            <text:p>256,387471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J5:.J34])" office:value-type="float" office:value="1245.2060282" calcext:value-type="float">
            <text:p>1245,2060282</text:p>
          </table:table-cell>
          <table:table-cell table:style-name="ce1" table:formula="of:=AVERAGE([C4.K5:.K34])" office:value-type="float" office:value="6.36666666666667" calcext:value-type="float">
            <text:p>6,3666666667</text:p>
          </table:table-cell>
          <table:table-cell table:style-name="ce15" table:formula="of:=AVERAGE([C4.L5:.L34])" office:value-type="float" office:value="452.888208966667" calcext:value-type="float">
            <text:p>452,8882089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N5:.N34])" office:value-type="float" office:value="1243.4374776" calcext:value-type="float">
            <text:p>1243,4374776</text:p>
          </table:table-cell>
          <table:table-cell table:style-name="ce1" table:formula="of:=AVERAGE([C4.O5:.O34])" office:value-type="float" office:value="11.4333333333333" calcext:value-type="float">
            <text:p>11,4333333333</text:p>
          </table:table-cell>
          <table:table-cell table:style-name="ce15" table:formula="of:=AVERAGE([C4.P5:.P34])" office:value-type="float" office:value="626.970094666667" calcext:value-type="float">
            <text:p>626,9700946667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4.B5:.B34])" office:value-type="float" office:value="1175.3099975" calcext:value-type="float">
            <text:p>1175,3099975</text:p>
          </table:table-cell>
          <table:table-cell table:style-name="ce1" table:formula="of:=MEDIAN([C4.C5:.C34])" office:value-type="float" office:value="2" calcext:value-type="float">
            <text:p>2</text:p>
          </table:table-cell>
          <table:table-cell table:style-name="ce15" table:formula="of:=MEDIAN([C4.D5:.D34])" office:value-type="float" office:value="272.7079925" calcext:value-type="float">
            <text:p>272,70799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F5:.F34])" office:value-type="float" office:value="1252.7869875" calcext:value-type="float">
            <text:p>1252,7869875</text:p>
          </table:table-cell>
          <table:table-cell table:style-name="ce1" table:formula="of:=MEDIAN([C4.G5:.G34])" office:value-type="float" office:value="2" calcext:value-type="float">
            <text:p>2</text:p>
          </table:table-cell>
          <table:table-cell table:style-name="ce15" table:formula="of:=MEDIAN([C4.H5:.H34])" office:value-type="float" office:value="180.3965" calcext:value-type="float">
            <text:p>180,39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J5:.J34])" office:value-type="float" office:value="1238.0759885" calcext:value-type="float">
            <text:p>1238,0759885</text:p>
          </table:table-cell>
          <table:table-cell table:style-name="ce1" table:formula="of:=MEDIAN([C4.K5:.K34])" office:value-type="float" office:value="2" calcext:value-type="float">
            <text:p>2</text:p>
          </table:table-cell>
          <table:table-cell table:style-name="ce15" table:formula="of:=MEDIAN([C4.L5:.L34])" office:value-type="float" office:value="232.9235005" calcext:value-type="float">
            <text:p>232,9235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N5:.N34])" office:value-type="float" office:value="1276.2349245" calcext:value-type="float">
            <text:p>1276,2349245</text:p>
          </table:table-cell>
          <table:table-cell table:style-name="ce1" table:formula="of:=MEDIAN([C4.O5:.O34])" office:value-type="float" office:value="2.5" calcext:value-type="float">
            <text:p>2,5</text:p>
          </table:table-cell>
          <table:table-cell table:style-name="ce15" table:formula="of:=MEDIAN([C4.P5:.P34])" office:value-type="float" office:value="228.0650025" calcext:value-type="float">
            <text:p>228,065002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4.B5:.B34])" office:value-type="float" office:value="250.413736601259" calcext:value-type="float">
            <text:p>250,4137366013</text:p>
          </table:table-cell>
          <table:table-cell table:style-name="ce11" table:formula="of:=STDEV([C4.C5:.C34])" office:value-type="float" office:value="12.9657373422257" calcext:value-type="float">
            <text:p>12,9657373422</text:p>
          </table:table-cell>
          <table:table-cell table:style-name="ce16" table:formula="of:=STDEV([C4.D5:.D34])" office:value-type="float" office:value="539.556933177865" calcext:value-type="float">
            <text:p>539,556933177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F5:.F34])" office:value-type="float" office:value="187.900137661072" calcext:value-type="float">
            <text:p>187,9001376611</text:p>
          </table:table-cell>
          <table:table-cell table:style-name="ce11" table:formula="of:=STDEV([C4.G5:.G34])" office:value-type="float" office:value="1.51771152590407" calcext:value-type="float">
            <text:p>1,5177115259</text:p>
          </table:table-cell>
          <table:table-cell table:style-name="ce16" table:formula="of:=STDEV([C4.H5:.H34])" office:value-type="float" office:value="284.877842278053" calcext:value-type="float">
            <text:p>284,877842278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J5:.J34])" office:value-type="float" office:value="256.787735970964" calcext:value-type="float">
            <text:p>256,787735971</text:p>
          </table:table-cell>
          <table:table-cell table:style-name="ce11" table:formula="of:=STDEV([C4.K5:.K34])" office:value-type="float" office:value="11.9351215509848" calcext:value-type="float">
            <text:p>11,935121551</text:p>
          </table:table-cell>
          <table:table-cell table:style-name="ce16" table:formula="of:=STDEV([C4.L5:.L34])" office:value-type="float" office:value="612.511520083473" calcext:value-type="float">
            <text:p>612,511520083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N5:.N34])" office:value-type="float" office:value="202.792555498669" calcext:value-type="float">
            <text:p>202,7925554987</text:p>
          </table:table-cell>
          <table:table-cell table:style-name="ce11" table:formula="of:=STDEV([C4.O5:.O34])" office:value-type="float" office:value="21.3601035341242" calcext:value-type="float">
            <text:p>21,3601035341</text:p>
          </table:table-cell>
          <table:table-cell table:style-name="ce16" table:formula="of:=STDEV([C4.P5:.P34])" office:value-type="float" office:value="881.396757051203" calcext:value-type="float">
            <text:p>881,3967570512</text:p>
          </table:table-cell>
          <table:table-cell table:number-columns-repeated="20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31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)" office:value-type="float" office:value="1251.03436938333" calcext:value-type="float">
            <text:p>1251,0343693833</text:p>
          </table:table-cell>
          <table:table-cell table:formula="of:=STDEV([.B5:.B34];[.F5:.F34];[.J5:.J34];[.N5:.N34];[.R5:.R34];[.V5:.V34];[.Z5:.Z34];[.AD5:.AD34];[.AH5:.AH34])" office:value-type="float" office:value="223.666159519466" calcext:value-type="float">
            <text:p>223,6661595195</text:p>
          </table:table-cell>
          <table:table-cell table:formula="of:=COUNT([.B5:.B34];[.F5:.F34];[.J5:.J34];[.N5:.N34];[.R5:.R34];[.V5:.V34];[.Z5:.Z34];[.AD5:.AD34];[.AH5:.AH34])" office:value-type="float" office:value="120" calcext:value-type="float">
            <text:p>120</text:p>
          </table:table-cell>
          <table:table-cell table:formula="of:=2*[.C40]/SQRT([.D40])" office:value-type="float" office:value="40.8356669731202" calcext:value-type="float">
            <text:p>40,8356669731</text:p>
          </table:table-cell>
          <table:table-cell table:number-columns-repeated="31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)" office:value-type="float" office:value="6.6" calcext:value-type="float">
            <text:p>6,6</text:p>
          </table:table-cell>
          <table:table-cell table:formula="of:=STDEV([.C5:.C34];[.G5:.G34];[.K5:.K34];[.O5:.O34];[.S5:.S34];[.W5:.W34];[.AA5:.AA34];[.AE5:.AE34];[.AI5:.AI34])" office:value-type="float" office:value="14.07924749708" calcext:value-type="float">
            <text:p>14,0792474971</text:p>
          </table:table-cell>
          <table:table-cell table:style-name="ce17" table:formula="of:=COUNT([.C5:.C34];[.G5:.G34];[.K5:.K34];[.O5:.O34];[.S5:.S34];[.W5:.W34];[.AA5:.AA34];[.AE5:.AE34];[.AI5:.AI34])" office:value-type="float" office:value="120" calcext:value-type="float">
            <text:p>120</text:p>
          </table:table-cell>
          <table:table-cell table:formula="of:=2*[.C41]/SQRT([.D41])" office:value-type="float" office:value="2.57050714894962" calcext:value-type="float">
            <text:p>2,5705071489</text:p>
          </table:table-cell>
          <table:table-cell table:number-columns-repeated="31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)" office:value-type="float" office:value="448.369001933333" calcext:value-type="float">
            <text:p>448,3690019333</text:p>
          </table:table-cell>
          <table:table-cell table:formula="of:=STDEV([.D5:.D34];[.H5:.H34];[.L5:.L34];[.P5:.P34];[.T5:.T34];[.X5:.X34];[.AB5:.AB34];[.AF5:.AF34];[.AJ5:.AJ34])" office:value-type="float" office:value="623.56085504624" calcext:value-type="float">
            <text:p>623,5608550462</text:p>
          </table:table-cell>
          <table:table-cell table:formula="of:=COUNT([.D5:.D34];[.H5:.H34];[.L5:.L34];[.P5:.P34];[.T5:.T34];[.X5:.X34];[.AB5:.AB34];[.AF5:.AF34];[.AJ5:.AJ34])" office:value-type="float" office:value="120" calcext:value-type="float">
            <text:p>120</text:p>
          </table:table-cell>
          <table:table-cell table:formula="of:=2*[.C42]/SQRT([.D42])" office:value-type="float" office:value="113.846115428678" calcext:value-type="float">
            <text:p>113,8461154287</text:p>
          </table:table-cell>
          <table:table-cell table:number-columns-repeated="31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Average stall time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IF([.C5]&lt;&gt;0;[.D5]/[.C5];0)" office:value-type="float" office:value="107.04399875" calcext:value-type="float">
            <text:p>107,04399875</text:p>
          </table:table-cell>
          <table:table-cell table:number-columns-repeated="3"/>
          <table:table-cell table:formula="of:=IF([.G5]&lt;&gt;0;[.H5]/[.G5];0)" office:value-type="float" office:value="61.0773316666667" calcext:value-type="float">
            <text:p>61,0773316667</text:p>
          </table:table-cell>
          <table:table-cell table:number-columns-repeated="3"/>
          <table:table-cell table:formula="of:=IF([.K5]&lt;&gt;0;[.L5]/[.K5];0)" office:value-type="float" office:value="188.100016333333" calcext:value-type="float">
            <text:p>188,1000163333</text:p>
          </table:table-cell>
          <table:table-cell table:number-columns-repeated="3"/>
          <table:table-cell table:formula="of:=IF([.O5]&lt;&gt;0;[.P5]/[.O5];0)" office:value-type="float" office:value="131.290497" calcext:value-type="float">
            <text:p>131,29049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6]&lt;&gt;0;[.D6]/[.C6];0)" office:value-type="float" office:value="0" calcext:value-type="float">
            <text:p>0</text:p>
          </table:table-cell>
          <table:table-cell table:number-columns-repeated="3"/>
          <table:table-cell table:formula="of:=IF([.G6]&lt;&gt;0;[.H6]/[.G6];0)" office:value-type="float" office:value="43.454666" calcext:value-type="float">
            <text:p>43,454666</text:p>
          </table:table-cell>
          <table:table-cell table:number-columns-repeated="3"/>
          <table:table-cell table:formula="of:=IF([.K6]&lt;&gt;0;[.L6]/[.K6];0)" office:value-type="float" office:value="13.594" calcext:value-type="float">
            <text:p>13,594</text:p>
          </table:table-cell>
          <table:table-cell table:number-columns-repeated="3"/>
          <table:table-cell table:formula="of:=IF([.O6]&lt;&gt;0;[.P6]/[.O6];0)" office:value-type="float" office:value="75.594002" calcext:value-type="float">
            <text:p>75,59400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IF([.C7]&lt;&gt;0;[.D7]/[.C7];0)" office:value-type="float" office:value="43.316002" calcext:value-type="float">
            <text:p>43,316002</text:p>
          </table:table-cell>
          <table:table-cell table:number-columns-repeated="3"/>
          <table:table-cell table:formula="of:=IF([.G7]&lt;&gt;0;[.H7]/[.G7];0)" office:value-type="float" office:value="223.070353166667" calcext:value-type="float">
            <text:p>223,0703531667</text:p>
          </table:table-cell>
          <table:table-cell table:number-columns-repeated="3"/>
          <table:table-cell table:formula="of:=IF([.K7]&lt;&gt;0;[.L7]/[.K7];0)" office:value-type="float" office:value="63.9620787209302" calcext:value-type="float">
            <text:p>63,9620787209</text:p>
          </table:table-cell>
          <table:table-cell table:number-columns-repeated="3"/>
          <table:table-cell table:formula="of:=IF([.O7]&lt;&gt;0;[.P7]/[.O7];0)" office:value-type="float" office:value="91.203498" calcext:value-type="float">
            <text:p>91,20349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IF([.C8]&lt;&gt;0;[.D8]/[.C8];0)" office:value-type="float" office:value="1.555" calcext:value-type="float">
            <text:p>1,555</text:p>
          </table:table-cell>
          <table:table-cell table:number-columns-repeated="3"/>
          <table:table-cell table:formula="of:=IF([.G8]&lt;&gt;0;[.H8]/[.G8];0)" office:value-type="float" office:value="53.1655005" calcext:value-type="float">
            <text:p>53,1655005</text:p>
          </table:table-cell>
          <table:table-cell table:number-columns-repeated="3"/>
          <table:table-cell table:formula="of:=IF([.K8]&lt;&gt;0;[.L8]/[.K8];0)" office:value-type="float" office:value="114.516998333333" calcext:value-type="float">
            <text:p>114,5169983333</text:p>
          </table:table-cell>
          <table:table-cell table:number-columns-repeated="3"/>
          <table:table-cell table:formula="of:=IF([.O8]&lt;&gt;0;[.P8]/[.O8];0)" office:value-type="float" office:value="233.843002" calcext:value-type="float">
            <text:p>233,84300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IF([.C9]&lt;&gt;0;[.D9]/[.C9];0)" office:value-type="float" office:value="118.75" calcext:value-type="float">
            <text:p>118,75</text:p>
          </table:table-cell>
          <table:table-cell table:number-columns-repeated="3"/>
          <table:table-cell table:formula="of:=IF([.G9]&lt;&gt;0;[.H9]/[.G9];0)" office:value-type="float" office:value="198.751007" calcext:value-type="float">
            <text:p>198,751007</text:p>
          </table:table-cell>
          <table:table-cell table:number-columns-repeated="3"/>
          <table:table-cell table:formula="of:=IF([.K9]&lt;&gt;0;[.L9]/[.K9];0)" office:value-type="float" office:value="40.173" calcext:value-type="float">
            <text:p>40,173</text:p>
          </table:table-cell>
          <table:table-cell table:number-columns-repeated="3"/>
          <table:table-cell table:formula="of:=IF([.O9]&lt;&gt;0;[.P9]/[.O9];0)" office:value-type="float" office:value="95.106995" calcext:value-type="float">
            <text:p>95,10699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IF([.C10]&lt;&gt;0;[.D10]/[.C10];0)" office:value-type="float" office:value="188.335007" calcext:value-type="float">
            <text:p>188,335007</text:p>
          </table:table-cell>
          <table:table-cell table:number-columns-repeated="3"/>
          <table:table-cell table:formula="of:=IF([.G10]&lt;&gt;0;[.H10]/[.G10];0)" office:value-type="float" office:value="89.3430025" calcext:value-type="float">
            <text:p>89,3430025</text:p>
          </table:table-cell>
          <table:table-cell table:number-columns-repeated="3"/>
          <table:table-cell table:formula="of:=IF([.K10]&lt;&gt;0;[.L10]/[.K10];0)" office:value-type="float" office:value="302.2879945" calcext:value-type="float">
            <text:p>302,2879945</text:p>
          </table:table-cell>
          <table:table-cell table:number-columns-repeated="3"/>
          <table:table-cell table:formula="of:=IF([.O10]&lt;&gt;0;[.P10]/[.O10];0)" office:value-type="float" office:value="107.476664166667" calcext:value-type="float">
            <text:p>107,476664166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IF([.C11]&lt;&gt;0;[.D11]/[.C11];0)" office:value-type="float" office:value="336.90051275" calcext:value-type="float">
            <text:p>336,90051275</text:p>
          </table:table-cell>
          <table:table-cell table:number-columns-repeated="3"/>
          <table:table-cell table:formula="of:=IF([.G11]&lt;&gt;0;[.H11]/[.G11];0)" office:value-type="float" office:value="81.4465025" calcext:value-type="float">
            <text:p>81,4465025</text:p>
          </table:table-cell>
          <table:table-cell table:number-columns-repeated="3"/>
          <table:table-cell table:formula="of:=IF([.K11]&lt;&gt;0;[.L11]/[.K11];0)" office:value-type="float" office:value="131.78067" calcext:value-type="float">
            <text:p>131,78067</text:p>
          </table:table-cell>
          <table:table-cell table:number-columns-repeated="3"/>
          <table:table-cell table:formula="of:=IF([.O11]&lt;&gt;0;[.P11]/[.O11];0)" office:value-type="float" office:value="253.3564208" calcext:value-type="float">
            <text:p>253,356420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IF([.C12]&lt;&gt;0;[.D12]/[.C12];0)" office:value-type="float" office:value="224.44101" calcext:value-type="float">
            <text:p>224,44101</text:p>
          </table:table-cell>
          <table:table-cell table:number-columns-repeated="3"/>
          <table:table-cell table:formula="of:=IF([.G12]&lt;&gt;0;[.H12]/[.G12];0)" office:value-type="float" office:value="62.530003" calcext:value-type="float">
            <text:p>62,530003</text:p>
          </table:table-cell>
          <table:table-cell table:number-columns-repeated="3"/>
          <table:table-cell table:formula="of:=IF([.K12]&lt;&gt;0;[.L12]/[.K12];0)" office:value-type="float" office:value="49.7475015" calcext:value-type="float">
            <text:p>49,7475015</text:p>
          </table:table-cell>
          <table:table-cell table:number-columns-repeated="3"/>
          <table:table-cell table:formula="of:=IF([.O12]&lt;&gt;0;[.P12]/[.O12];0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IF([.C13]&lt;&gt;0;[.D13]/[.C13];0)" office:value-type="float" office:value="162.934509333333" calcext:value-type="float">
            <text:p>162,9345093333</text:p>
          </table:table-cell>
          <table:table-cell table:number-columns-repeated="3"/>
          <table:table-cell table:formula="of:=IF([.G13]&lt;&gt;0;[.H13]/[.G13];0)" office:value-type="float" office:value="111.5684965" calcext:value-type="float">
            <text:p>111,5684965</text:p>
          </table:table-cell>
          <table:table-cell table:number-columns-repeated="3"/>
          <table:table-cell table:formula="of:=IF([.K13]&lt;&gt;0;[.L13]/[.K13];0)" office:value-type="float" office:value="55.250999" calcext:value-type="float">
            <text:p>55,250999</text:p>
          </table:table-cell>
          <table:table-cell table:number-columns-repeated="3"/>
          <table:table-cell table:formula="of:=IF([.O13]&lt;&gt;0;[.P13]/[.O13];0)" office:value-type="float" office:value="43.1805" calcext:value-type="float">
            <text:p>43,180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C14]&lt;&gt;0;[.D14]/[.C14];0)" office:value-type="float" office:value="79.223999" calcext:value-type="float">
            <text:p>79,223999</text:p>
          </table:table-cell>
          <table:table-cell table:number-columns-repeated="3"/>
          <table:table-cell table:formula="of:=IF([.G14]&lt;&gt;0;[.H14]/[.G14];0)" office:value-type="float" office:value="54.346001" calcext:value-type="float">
            <text:p>54,346001</text:p>
          </table:table-cell>
          <table:table-cell table:number-columns-repeated="3"/>
          <table:table-cell table:formula="of:=IF([.K14]&lt;&gt;0;[.L14]/[.K14];0)" office:value-type="float" office:value="55.30650325" calcext:value-type="float">
            <text:p>55,30650325</text:p>
          </table:table-cell>
          <table:table-cell table:number-columns-repeated="3"/>
          <table:table-cell table:formula="of:=IF([.O14]&lt;&gt;0;[.P14]/[.O14];0)" office:value-type="float" office:value="69.153" calcext:value-type="float">
            <text:p>69,15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C15]&lt;&gt;0;[.D15]/[.C15];0)" office:value-type="float" office:value="791.0044555" calcext:value-type="float">
            <text:p>791,0044555</text:p>
          </table:table-cell>
          <table:table-cell table:number-columns-repeated="3"/>
          <table:table-cell table:formula="of:=IF([.G15]&lt;&gt;0;[.H15]/[.G15];0)" office:value-type="float" office:value="190.1722565" calcext:value-type="float">
            <text:p>190,1722565</text:p>
          </table:table-cell>
          <table:table-cell table:number-columns-repeated="3"/>
          <table:table-cell table:formula="of:=IF([.K15]&lt;&gt;0;[.L15]/[.K15];0)" office:value-type="float" office:value="568.197998" calcext:value-type="float">
            <text:p>568,197998</text:p>
          </table:table-cell>
          <table:table-cell table:number-columns-repeated="3"/>
          <table:table-cell table:formula="of:=IF([.O15]&lt;&gt;0;[.P15]/[.O15];0)" office:value-type="float" office:value="54.479665" calcext:value-type="float">
            <text:p>54,47966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C16]&lt;&gt;0;[.D16]/[.C16];0)" office:value-type="float" office:value="40.292" calcext:value-type="float">
            <text:p>40,292</text:p>
          </table:table-cell>
          <table:table-cell table:number-columns-repeated="3"/>
          <table:table-cell table:formula="of:=IF([.G16]&lt;&gt;0;[.H16]/[.G16];0)" office:value-type="float" office:value="24.380001" calcext:value-type="float">
            <text:p>24,380001</text:p>
          </table:table-cell>
          <table:table-cell table:number-columns-repeated="3"/>
          <table:table-cell table:formula="of:=IF([.K16]&lt;&gt;0;[.L16]/[.K16];0)" office:value-type="float" office:value="76.292" calcext:value-type="float">
            <text:p>76,292</text:p>
          </table:table-cell>
          <table:table-cell table:number-columns-repeated="3"/>
          <table:table-cell table:formula="of:=IF([.O16]&lt;&gt;0;[.P16]/[.O16];0)" office:value-type="float" office:value="49.924999" calcext:value-type="float">
            <text:p>49,92499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IF([.C17]&lt;&gt;0;[.D17]/[.C17];0)" office:value-type="float" office:value="87.5023396666667" calcext:value-type="float">
            <text:p>87,5023396667</text:p>
          </table:table-cell>
          <table:table-cell table:number-columns-repeated="3"/>
          <table:table-cell table:formula="of:=IF([.G17]&lt;&gt;0;[.H17]/[.G17];0)" office:value-type="float" office:value="118.862335333333" calcext:value-type="float">
            <text:p>118,8623353333</text:p>
          </table:table-cell>
          <table:table-cell table:number-columns-repeated="3"/>
          <table:table-cell table:formula="of:=IF([.K17]&lt;&gt;0;[.L17]/[.K17];0)" office:value-type="float" office:value="115.725667333333" calcext:value-type="float">
            <text:p>115,7256673333</text:p>
          </table:table-cell>
          <table:table-cell table:number-columns-repeated="3"/>
          <table:table-cell table:formula="of:=IF([.O17]&lt;&gt;0;[.P17]/[.O17];0)" office:value-type="float" office:value="76.265335" calcext:value-type="float">
            <text:p>76,26533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C18]&lt;&gt;0;[.D18]/[.C18];0)" office:value-type="float" office:value="207.33099375" calcext:value-type="float">
            <text:p>207,33099375</text:p>
          </table:table-cell>
          <table:table-cell table:number-columns-repeated="3"/>
          <table:table-cell table:formula="of:=IF([.G18]&lt;&gt;0;[.H18]/[.G18];0)" office:value-type="float" office:value="99.482666" calcext:value-type="float">
            <text:p>99,482666</text:p>
          </table:table-cell>
          <table:table-cell table:number-columns-repeated="3"/>
          <table:table-cell table:formula="of:=IF([.K18]&lt;&gt;0;[.L18]/[.K18];0)" office:value-type="float" office:value="58.1590005" calcext:value-type="float">
            <text:p>58,1590005</text:p>
          </table:table-cell>
          <table:table-cell table:number-columns-repeated="3"/>
          <table:table-cell table:formula="of:=IF([.O18]&lt;&gt;0;[.P18]/[.O18];0)" office:value-type="float" office:value="112.616668666667" calcext:value-type="float">
            <text:p>112,616668666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C19]&lt;&gt;0;[.D19]/[.C19];0)" office:value-type="float" office:value="0" calcext:value-type="float">
            <text:p>0</text:p>
          </table:table-cell>
          <table:table-cell table:number-columns-repeated="3"/>
          <table:table-cell table:formula="of:=IF([.G19]&lt;&gt;0;[.H19]/[.G19];0)" office:value-type="float" office:value="148.036499" calcext:value-type="float">
            <text:p>148,036499</text:p>
          </table:table-cell>
          <table:table-cell table:number-columns-repeated="3"/>
          <table:table-cell table:formula="of:=IF([.K19]&lt;&gt;0;[.L19]/[.K19];0)" office:value-type="float" office:value="0" calcext:value-type="float">
            <text:p>0</text:p>
          </table:table-cell>
          <table:table-cell table:number-columns-repeated="3"/>
          <table:table-cell table:formula="of:=IF([.O19]&lt;&gt;0;[.P19]/[.O19];0)" office:value-type="float" office:value="89.497998" calcext:value-type="float">
            <text:p>89,49799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C20]&lt;&gt;0;[.D20]/[.C20];0)" office:value-type="float" office:value="285.268982" calcext:value-type="float">
            <text:p>285,268982</text:p>
          </table:table-cell>
          <table:table-cell table:number-columns-repeated="3"/>
          <table:table-cell table:formula="of:=IF([.G20]&lt;&gt;0;[.H20]/[.G20];0)" office:value-type="float" office:value="133.762497" calcext:value-type="float">
            <text:p>133,762497</text:p>
          </table:table-cell>
          <table:table-cell table:number-columns-repeated="3"/>
          <table:table-cell table:formula="of:=IF([.K20]&lt;&gt;0;[.L20]/[.K20];0)" office:value-type="float" office:value="105.378003" calcext:value-type="float">
            <text:p>105,378003</text:p>
          </table:table-cell>
          <table:table-cell table:number-columns-repeated="3"/>
          <table:table-cell table:formula="of:=IF([.O20]&lt;&gt;0;[.P20]/[.O20];0)" office:value-type="float" office:value="151.8390014" calcext:value-type="float">
            <text:p>151,839001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IF([.C21]&lt;&gt;0;[.D21]/[.C21];0)" office:value-type="float" office:value="37.1638575714286" calcext:value-type="float">
            <text:p>37,1638575714</text:p>
          </table:table-cell>
          <table:table-cell table:number-columns-repeated="3"/>
          <table:table-cell table:formula="of:=IF([.G21]&lt;&gt;0;[.H21]/[.G21];0)" office:value-type="float" office:value="91.393997" calcext:value-type="float">
            <text:p>91,393997</text:p>
          </table:table-cell>
          <table:table-cell table:number-columns-repeated="3"/>
          <table:table-cell table:formula="of:=IF([.K21]&lt;&gt;0;[.L21]/[.K21];0)" office:value-type="float" office:value="22.0758336666667" calcext:value-type="float">
            <text:p>22,0758336667</text:p>
          </table:table-cell>
          <table:table-cell table:number-columns-repeated="3"/>
          <table:table-cell table:formula="of:=IF([.O21]&lt;&gt;0;[.P21]/[.O21];0)" office:value-type="float" office:value="23.3744768571429" calcext:value-type="float">
            <text:p>23,374476857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IF([.C22]&lt;&gt;0;[.D22]/[.C22];0)" office:value-type="float" office:value="0" calcext:value-type="float">
            <text:p>0</text:p>
          </table:table-cell>
          <table:table-cell table:number-columns-repeated="3"/>
          <table:table-cell table:formula="of:=IF([.G22]&lt;&gt;0;[.H22]/[.G22];0)" office:value-type="float" office:value="0" calcext:value-type="float">
            <text:p>0</text:p>
          </table:table-cell>
          <table:table-cell table:number-columns-repeated="3"/>
          <table:table-cell table:formula="of:=IF([.K22]&lt;&gt;0;[.L22]/[.K22];0)" office:value-type="float" office:value="0" calcext:value-type="float">
            <text:p>0</text:p>
          </table:table-cell>
          <table:table-cell table:number-columns-repeated="3"/>
          <table:table-cell table:formula="of:=IF([.O22]&lt;&gt;0;[.P22]/[.O22];0)" office:value-type="float" office:value="59.032997" calcext:value-type="float">
            <text:p>59,03299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C23]&lt;&gt;0;[.D23]/[.C23];0)" office:value-type="float" office:value="31.624326703125" calcext:value-type="float">
            <text:p>31,6243267031</text:p>
          </table:table-cell>
          <table:table-cell table:number-columns-repeated="3"/>
          <table:table-cell table:formula="of:=IF([.G23]&lt;&gt;0;[.H23]/[.G23];0)" office:value-type="float" office:value="283.708984" calcext:value-type="float">
            <text:p>283,708984</text:p>
          </table:table-cell>
          <table:table-cell table:number-columns-repeated="3"/>
          <table:table-cell table:formula="of:=IF([.K23]&lt;&gt;0;[.L23]/[.K23];0)" office:value-type="float" office:value="0" calcext:value-type="float">
            <text:p>0</text:p>
          </table:table-cell>
          <table:table-cell table:number-columns-repeated="3"/>
          <table:table-cell table:formula="of:=IF([.O23]&lt;&gt;0;[.P23]/[.O23];0)" office:value-type="float" office:value="31.7308247916667" calcext:value-type="float">
            <text:p>31,730824791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IF([.C24]&lt;&gt;0;[.D24]/[.C24];0)" office:value-type="float" office:value="175.805008" calcext:value-type="float">
            <text:p>175,805008</text:p>
          </table:table-cell>
          <table:table-cell table:number-columns-repeated="3"/>
          <table:table-cell table:formula="of:=IF([.G24]&lt;&gt;0;[.H24]/[.G24];0)" office:value-type="float" office:value="118.598" calcext:value-type="float">
            <text:p>118,598</text:p>
          </table:table-cell>
          <table:table-cell table:number-columns-repeated="3"/>
          <table:table-cell table:formula="of:=IF([.K24]&lt;&gt;0;[.L24]/[.K24];0)" office:value-type="float" office:value="97.2350005" calcext:value-type="float">
            <text:p>97,2350005</text:p>
          </table:table-cell>
          <table:table-cell table:number-columns-repeated="3"/>
          <table:table-cell table:formula="of:=IF([.O24]&lt;&gt;0;[.P24]/[.O24];0)" office:value-type="float" office:value="68.741005" calcext:value-type="float">
            <text:p>68,74100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C25]&lt;&gt;0;[.D25]/[.C25];0)" office:value-type="float" office:value="175.16799925" calcext:value-type="float">
            <text:p>175,16799925</text:p>
          </table:table-cell>
          <table:table-cell table:number-columns-repeated="3"/>
          <table:table-cell table:formula="of:=IF([.G25]&lt;&gt;0;[.H25]/[.G25];0)" office:value-type="float" office:value="115.77999875" calcext:value-type="float">
            <text:p>115,77999875</text:p>
          </table:table-cell>
          <table:table-cell table:number-columns-repeated="3"/>
          <table:table-cell table:formula="of:=IF([.K25]&lt;&gt;0;[.L25]/[.K25];0)" office:value-type="float" office:value="106.489432142857" calcext:value-type="float">
            <text:p>106,4894321429</text:p>
          </table:table-cell>
          <table:table-cell table:number-columns-repeated="3"/>
          <table:table-cell table:formula="of:=IF([.O25]&lt;&gt;0;[.P25]/[.O25];0)" office:value-type="float" office:value="98.5770035" calcext:value-type="float">
            <text:p>98,577003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C26]&lt;&gt;0;[.D26]/[.C26];0)" office:value-type="float" office:value="51.3978389677419" calcext:value-type="float">
            <text:p>51,3978389677</text:p>
          </table:table-cell>
          <table:table-cell table:number-columns-repeated="3"/>
          <table:table-cell table:formula="of:=IF([.G26]&lt;&gt;0;[.H26]/[.G26];0)" office:value-type="float" office:value="40.093333" calcext:value-type="float">
            <text:p>40,093333</text:p>
          </table:table-cell>
          <table:table-cell table:number-columns-repeated="3"/>
          <table:table-cell table:formula="of:=IF([.K26]&lt;&gt;0;[.L26]/[.K26];0)" office:value-type="float" office:value="35.8256704054054" calcext:value-type="float">
            <text:p>35,8256704054</text:p>
          </table:table-cell>
          <table:table-cell table:number-columns-repeated="3"/>
          <table:table-cell table:formula="of:=IF([.O26]&lt;&gt;0;[.P26]/[.O26];0)" office:value-type="float" office:value="41.1703009473684" calcext:value-type="float">
            <text:p>41,170300947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IF([.C27]&lt;&gt;0;[.D27]/[.C27];0)" office:value-type="float" office:value="110.4515" calcext:value-type="float">
            <text:p>110,4515</text:p>
          </table:table-cell>
          <table:table-cell table:number-columns-repeated="3"/>
          <table:table-cell table:formula="of:=IF([.G27]&lt;&gt;0;[.H27]/[.G27];0)" office:value-type="float" office:value="93.066498" calcext:value-type="float">
            <text:p>93,066498</text:p>
          </table:table-cell>
          <table:table-cell table:number-columns-repeated="3"/>
          <table:table-cell table:formula="of:=IF([.K27]&lt;&gt;0;[.L27]/[.K27];0)" office:value-type="float" office:value="23.8267147142857" calcext:value-type="float">
            <text:p>23,8267147143</text:p>
          </table:table-cell>
          <table:table-cell table:number-columns-repeated="3"/>
          <table:table-cell table:formula="of:=IF([.O27]&lt;&gt;0;[.P27]/[.O27];0)" office:value-type="float" office:value="39.1056954464286" calcext:value-type="float">
            <text:p>39,105695446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IF([.C28]&lt;&gt;0;[.D28]/[.C28];0)" office:value-type="float" office:value="25.08268068" calcext:value-type="float">
            <text:p>25,08268068</text:p>
          </table:table-cell>
          <table:table-cell table:number-columns-repeated="3"/>
          <table:table-cell table:formula="of:=IF([.G28]&lt;&gt;0;[.H28]/[.G28];0)" office:value-type="float" office:value="182.106995" calcext:value-type="float">
            <text:p>182,106995</text:p>
          </table:table-cell>
          <table:table-cell table:number-columns-repeated="3"/>
          <table:table-cell table:formula="of:=IF([.K28]&lt;&gt;0;[.L28]/[.K28];0)" office:value-type="float" office:value="41.357093452381" calcext:value-type="float">
            <text:p>41,3570934524</text:p>
          </table:table-cell>
          <table:table-cell table:number-columns-repeated="3"/>
          <table:table-cell table:formula="of:=IF([.O28]&lt;&gt;0;[.P28]/[.O28];0)" office:value-type="float" office:value="47.042050175" calcext:value-type="float">
            <text:p>47,04205017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IF([.C29]&lt;&gt;0;[.D29]/[.C29];0)" office:value-type="float" office:value="82.1360015" calcext:value-type="float">
            <text:p>82,1360015</text:p>
          </table:table-cell>
          <table:table-cell table:number-columns-repeated="3"/>
          <table:table-cell table:formula="of:=IF([.G29]&lt;&gt;0;[.H29]/[.G29];0)" office:value-type="float" office:value="75.4266052" calcext:value-type="float">
            <text:p>75,4266052</text:p>
          </table:table-cell>
          <table:table-cell table:number-columns-repeated="3"/>
          <table:table-cell table:formula="of:=IF([.K29]&lt;&gt;0;[.L29]/[.K29];0)" office:value-type="float" office:value="413.325012" calcext:value-type="float">
            <text:p>413,325012</text:p>
          </table:table-cell>
          <table:table-cell table:number-columns-repeated="3"/>
          <table:table-cell table:formula="of:=IF([.O29]&lt;&gt;0;[.P29]/[.O29];0)" office:value-type="float" office:value="36.737" calcext:value-type="float">
            <text:p>36,73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IF([.C30]&lt;&gt;0;[.D30]/[.C30];0)" office:value-type="float" office:value="167.515991" calcext:value-type="float">
            <text:p>167,515991</text:p>
          </table:table-cell>
          <table:table-cell table:number-columns-repeated="3"/>
          <table:table-cell table:formula="of:=IF([.G30]&lt;&gt;0;[.H30]/[.G30];0)" office:value-type="float" office:value="54.8233336666667" calcext:value-type="float">
            <text:p>54,8233336667</text:p>
          </table:table-cell>
          <table:table-cell table:number-columns-repeated="3"/>
          <table:table-cell table:formula="of:=IF([.K30]&lt;&gt;0;[.L30]/[.K30];0)" office:value-type="float" office:value="28.434" calcext:value-type="float">
            <text:p>28,434</text:p>
          </table:table-cell>
          <table:table-cell table:number-columns-repeated="3"/>
          <table:table-cell table:formula="of:=IF([.O30]&lt;&gt;0;[.P30]/[.O30];0)" office:value-type="float" office:value="45.4668" calcext:value-type="float">
            <text:p>45,466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IF([.C31]&lt;&gt;0;[.D31]/[.C31];0)" office:value-type="float" office:value="21.0284292857143" calcext:value-type="float">
            <text:p>21,0284292857</text:p>
          </table:table-cell>
          <table:table-cell table:number-columns-repeated="3"/>
          <table:table-cell table:formula="of:=IF([.G31]&lt;&gt;0;[.H31]/[.G31];0)" office:value-type="float" office:value="0" calcext:value-type="float">
            <text:p>0</text:p>
          </table:table-cell>
          <table:table-cell table:number-columns-repeated="3"/>
          <table:table-cell table:formula="of:=IF([.K31]&lt;&gt;0;[.L31]/[.K31];0)" office:value-type="float" office:value="233.210999" calcext:value-type="float">
            <text:p>233,210999</text:p>
          </table:table-cell>
          <table:table-cell table:number-columns-repeated="3"/>
          <table:table-cell table:formula="of:=IF([.O31]&lt;&gt;0;[.P31]/[.O31];0)" office:value-type="float" office:value="59.4485015" calcext:value-type="float">
            <text:p>59,448501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IF([.C32]&lt;&gt;0;[.D32]/[.C32];0)" office:value-type="float" office:value="38.398003" calcext:value-type="float">
            <text:p>38,398003</text:p>
          </table:table-cell>
          <table:table-cell table:number-columns-repeated="3"/>
          <table:table-cell table:formula="of:=IF([.G32]&lt;&gt;0;[.H32]/[.G32];0)" office:value-type="float" office:value="34.404999" calcext:value-type="float">
            <text:p>34,404999</text:p>
          </table:table-cell>
          <table:table-cell table:number-columns-repeated="3"/>
          <table:table-cell table:formula="of:=IF([.K32]&lt;&gt;0;[.L32]/[.K32];0)" office:value-type="float" office:value="0" calcext:value-type="float">
            <text:p>0</text:p>
          </table:table-cell>
          <table:table-cell table:number-columns-repeated="3"/>
          <table:table-cell table:formula="of:=IF([.O32]&lt;&gt;0;[.P32]/[.O32];0)"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C33]&lt;&gt;0;[.D33]/[.C33];0)" office:value-type="float" office:value="290.901001" calcext:value-type="float">
            <text:p>290,901001</text:p>
          </table:table-cell>
          <table:table-cell table:number-columns-repeated="3"/>
          <table:table-cell table:formula="of:=IF([.G33]&lt;&gt;0;[.H33]/[.G33];0)" office:value-type="float" office:value="190.0890045" calcext:value-type="float">
            <text:p>190,0890045</text:p>
          </table:table-cell>
          <table:table-cell table:number-columns-repeated="3"/>
          <table:table-cell table:formula="of:=IF([.K33]&lt;&gt;0;[.L33]/[.K33];0)" office:value-type="float" office:value="496.9875185" calcext:value-type="float">
            <text:p>496,9875185</text:p>
          </table:table-cell>
          <table:table-cell table:number-columns-repeated="3"/>
          <table:table-cell table:formula="of:=IF([.O33]&lt;&gt;0;[.P33]/[.O33];0)" office:value-type="float" office:value="358.82666" calcext:value-type="float">
            <text:p>358,8266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IF([.C34]&lt;&gt;0;[.D34]/[.C34];0)" office:value-type="float" office:value="0" calcext:value-type="float">
            <text:p>0</text:p>
          </table:table-cell>
          <table:table-cell table:number-columns-repeated="3"/>
          <table:table-cell table:formula="of:=IF([.G34]&lt;&gt;0;[.H34]/[.G34];0)" office:value-type="float" office:value="0" calcext:value-type="float">
            <text:p>0</text:p>
          </table:table-cell>
          <table:table-cell table:number-columns-repeated="3"/>
          <table:table-cell table:formula="of:=IF([.K34]&lt;&gt;0;[.L34]/[.K34];0)" office:value-type="float" office:value="0" calcext:value-type="float">
            <text:p>0</text:p>
          </table:table-cell>
          <table:table-cell table:number-columns-repeated="3"/>
          <table:table-cell table:formula="of:=IF([.O34]&lt;&gt;0;[.P34]/[.O34];0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"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"/>
          <table:table-cell table:style-name="ce1" office:value-type="string" calcext:value-type="string">
            <text:p>Avg. Time / Stall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Std. Error</text:p>
          </table:table-cell>
          <table:table-cell table:number-columns-repeated="29"/>
        </table:table-row>
        <table:table-row table:style-name="ro1">
          <table:table-cell table:number-columns-repeated="3"/>
          <table:table-cell table:formula="of:=AVERAGE([.D45:.P74])" office:value-type="float" office:value="107.215279829957" calcext:value-type="float">
            <text:p>107,21527983</text:p>
          </table:table-cell>
          <table:table-cell table:formula="of:=STDEV([.D45:.P74])" office:value-type="float" office:value="119.467918943891" calcext:value-type="float">
            <text:p>119,4679189439</text:p>
          </table:table-cell>
          <table:table-cell table:formula="of:=COUNT([.D45:.P74])" office:value-type="float" office:value="120" calcext:value-type="float">
            <text:p>120</text:p>
          </table:table-cell>
          <table:table-cell table:formula="of:=2*[.E78]/SQRT([.F78])" office:value-type="float" office:value="21.8117580345893" calcext:value-type="float">
            <text:p>21,8117580346</text:p>
          </table:table-cell>
          <table:table-cell table:number-columns-repeated="29"/>
        </table:table-row>
      </table:table>
      <table:table table:name="C5" table:style-name="ta1"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number-columns-repeated="16" table:default-cell-style-name="Default"/>
        <table:table-row table:style-name="ro1" table:number-rows-repeated="2">
          <table:table-cell table:number-columns-repeated="36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  <table:table-cell table:number-columns-repeated="16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number-columns-repeated="16"/>
        </table:table-row>
        <table:table-row table:style-name="ro1">
          <table:table-cell table:style-name="ce4" office:value-type="float" office:value="92847" calcext:value-type="float">
            <text:p>92847</text:p>
          </table:table-cell>
          <table:table-cell office:value-type="float" office:value="1125.859009" calcext:value-type="float">
            <text:p>1125,859009</text:p>
          </table:table-cell>
          <table:table-cell office:value-type="float" office:value="3" calcext:value-type="float">
            <text:p>3</text:p>
          </table:table-cell>
          <table:table-cell office:value-type="float" office:value="264.763" calcext:value-type="float">
            <text:p>264,763</text:p>
          </table:table-cell>
          <table:table-cell office:value-type="float" office:value="92847" calcext:value-type="float">
            <text:p>92847</text:p>
          </table:table-cell>
          <table:table-cell office:value-type="float" office:value="1196.800903" calcext:value-type="float">
            <text:p>1196,800903</text:p>
          </table:table-cell>
          <table:table-cell office:value-type="float" office:value="1" calcext:value-type="float">
            <text:p>1</text:p>
          </table:table-cell>
          <table:table-cell office:value-type="float" office:value="7.993" calcext:value-type="float">
            <text:p>7,993</text:p>
          </table:table-cell>
          <table:table-cell office:value-type="float" office:value="92847" calcext:value-type="float">
            <text:p>92847</text:p>
          </table:table-cell>
          <table:table-cell office:value-type="float" office:value="1399.447998" calcext:value-type="float">
            <text:p>1399,447998</text:p>
          </table:table-cell>
          <table:table-cell office:value-type="float" office:value="1" calcext:value-type="float">
            <text:p>1</text:p>
          </table:table-cell>
          <table:table-cell office:value-type="float" office:value="62.228001" calcext:value-type="float">
            <text:p>62,228001</text:p>
          </table:table-cell>
          <table:table-cell office:value-type="float" office:value="92847" calcext:value-type="float">
            <text:p>92847</text:p>
          </table:table-cell>
          <table:table-cell office:value-type="float" office:value="1279.271973" calcext:value-type="float">
            <text:p>1279,271973</text:p>
          </table:table-cell>
          <table:table-cell office:value-type="float" office:value="1" calcext:value-type="float">
            <text:p>1</text:p>
          </table:table-cell>
          <table:table-cell office:value-type="float" office:value="296.531006" calcext:value-type="float">
            <text:p>296,531006</text:p>
          </table:table-cell>
          <table:table-cell office:value-type="float" office:value="92847" calcext:value-type="float">
            <text:p>92847</text:p>
          </table:table-cell>
          <table:table-cell office:value-type="float" office:value="1313.274048" calcext:value-type="float">
            <text:p>1313,274048</text:p>
          </table:table-cell>
          <table:table-cell office:value-type="float" office:value="2" calcext:value-type="float">
            <text:p>2</text:p>
          </table:table-cell>
          <table:table-cell office:value-type="float" office:value="120.725998" calcext:value-type="float">
            <text:p>120,725998</text:p>
          </table:table-cell>
          <table:table-cell table:number-columns-repeated="16"/>
        </table:table-row>
        <table:table-row table:style-name="ro1">
          <table:table-cell table:style-name="ce4" office:value-type="float" office:value="93032" calcext:value-type="float">
            <text:p>93032</text:p>
          </table:table-cell>
          <table:table-cell office:value-type="float" office:value="1105.36499" calcext:value-type="float">
            <text:p>1105,36499</text:p>
          </table:table-cell>
          <table:table-cell office:value-type="float" office:value="5" calcext:value-type="float">
            <text:p>5</text:p>
          </table:table-cell>
          <table:table-cell office:value-type="float" office:value="753.377014" calcext:value-type="float">
            <text:p>753,377014</text:p>
          </table:table-cell>
          <table:table-cell office:value-type="float" office:value="93032" calcext:value-type="float">
            <text:p>93032</text:p>
          </table:table-cell>
          <table:table-cell office:value-type="float" office:value="1708.026978" calcext:value-type="float">
            <text:p>1708,026978</text:p>
          </table:table-cell>
          <table:table-cell office:value-type="float" office:value="3" calcext:value-type="float">
            <text:p>3</text:p>
          </table:table-cell>
          <table:table-cell office:value-type="float" office:value="461.394012" calcext:value-type="float">
            <text:p>461,394012</text:p>
          </table:table-cell>
          <table:table-cell office:value-type="float" office:value="93032" calcext:value-type="float">
            <text:p>93032</text:p>
          </table:table-cell>
          <table:table-cell office:value-type="float" office:value="1501.911987" calcext:value-type="float">
            <text:p>1501,911987</text:p>
          </table:table-cell>
          <table:table-cell office:value-type="float" office:value="3" calcext:value-type="float">
            <text:p>3</text:p>
          </table:table-cell>
          <table:table-cell office:value-type="float" office:value="645.658997" calcext:value-type="float">
            <text:p>645,658997</text:p>
          </table:table-cell>
          <table:table-cell office:value-type="float" office:value="93032" calcext:value-type="float">
            <text:p>93032</text:p>
          </table:table-cell>
          <table:table-cell office:value-type="float" office:value="1367.880005" calcext:value-type="float">
            <text:p>1367,880005</text:p>
          </table:table-cell>
          <table:table-cell office:value-type="float" office:value="2" calcext:value-type="float">
            <text:p>2</text:p>
          </table:table-cell>
          <table:table-cell office:value-type="float" office:value="305.938019" calcext:value-type="float">
            <text:p>305,938019</text:p>
          </table:table-cell>
          <table:table-cell office:value-type="float" office:value="93032" calcext:value-type="float">
            <text:p>93032</text:p>
          </table:table-cell>
          <table:table-cell office:value-type="float" office:value="1155.10498" calcext:value-type="float">
            <text:p>1155,10498</text:p>
          </table:table-cell>
          <table:table-cell office:value-type="float" office:value="2" calcext:value-type="float">
            <text:p>2</text:p>
          </table:table-cell>
          <table:table-cell office:value-type="float" office:value="106.358002" calcext:value-type="float">
            <text:p>106,358002</text:p>
          </table:table-cell>
          <table:table-cell table:number-columns-repeated="16"/>
        </table:table-row>
        <table:table-row table:style-name="ro1">
          <table:table-cell table:style-name="ce4" office:value-type="float" office:value="93335" calcext:value-type="float">
            <text:p>93335</text:p>
          </table:table-cell>
          <table:table-cell office:value-type="float" office:value="1130.937012" calcext:value-type="float">
            <text:p>1130,937012</text:p>
          </table:table-cell>
          <table:table-cell office:value-type="float" office:value="2" calcext:value-type="float">
            <text:p>2</text:p>
          </table:table-cell>
          <table:table-cell office:value-type="float" office:value="115.456001" calcext:value-type="float">
            <text:p>115,456001</text:p>
          </table:table-cell>
          <table:table-cell office:value-type="float" office:value="93335" calcext:value-type="float">
            <text:p>93335</text:p>
          </table:table-cell>
          <table:table-cell office:value-type="float" office:value="1193.515991" calcext:value-type="float">
            <text:p>1193,515991</text:p>
          </table:table-cell>
          <table:table-cell office:value-type="float" office:value="2" calcext:value-type="float">
            <text:p>2</text:p>
          </table:table-cell>
          <table:table-cell office:value-type="float" office:value="138.856003" calcext:value-type="float">
            <text:p>138,856003</text:p>
          </table:table-cell>
          <table:table-cell office:value-type="float" office:value="93335" calcext:value-type="float">
            <text:p>93335</text:p>
          </table:table-cell>
          <table:table-cell office:value-type="float" office:value="1108.770996" calcext:value-type="float">
            <text:p>1108,770996</text:p>
          </table:table-cell>
          <table:table-cell office:value-type="float" office:value="1" calcext:value-type="float">
            <text:p>1</text:p>
          </table:table-cell>
          <table:table-cell office:value-type="float" office:value="83.075005" calcext:value-type="float">
            <text:p>83,075005</text:p>
          </table:table-cell>
          <table:table-cell office:value-type="float" office:value="93335" calcext:value-type="float">
            <text:p>93335</text:p>
          </table:table-cell>
          <table:table-cell office:value-type="float" office:value="1122.059937" calcext:value-type="float">
            <text:p>1122,059937</text:p>
          </table:table-cell>
          <table:table-cell office:value-type="float" office:value="2" calcext:value-type="float">
            <text:p>2</text:p>
          </table:table-cell>
          <table:table-cell office:value-type="float" office:value="294.169006" calcext:value-type="float">
            <text:p>294,169006</text:p>
          </table:table-cell>
          <table:table-cell office:value-type="float" office:value="93335" calcext:value-type="float">
            <text:p>93335</text:p>
          </table:table-cell>
          <table:table-cell office:value-type="float" office:value="1059.166992" calcext:value-type="float">
            <text:p>1059,166992</text:p>
          </table:table-cell>
          <table:table-cell office:value-type="float" office:value="4" calcext:value-type="float">
            <text:p>4</text:p>
          </table:table-cell>
          <table:table-cell office:value-type="float" office:value="611.924011" calcext:value-type="float">
            <text:p>611,924011</text:p>
          </table:table-cell>
          <table:table-cell table:number-columns-repeated="16"/>
        </table:table-row>
        <table:table-row table:style-name="ro1">
          <table:table-cell table:style-name="ce4" office:value-type="float" office:value="93518" calcext:value-type="float">
            <text:p>93518</text:p>
          </table:table-cell>
          <table:table-cell office:value-type="float" office:value="1524.447021" calcext:value-type="float">
            <text:p>1524,447021</text:p>
          </table:table-cell>
          <table:table-cell office:value-type="float" office:value="2" calcext:value-type="float">
            <text:p>2</text:p>
          </table:table-cell>
          <table:table-cell office:value-type="float" office:value="101.018005" calcext:value-type="float">
            <text:p>101,018005</text:p>
          </table:table-cell>
          <table:table-cell office:value-type="float" office:value="93518" calcext:value-type="float">
            <text:p>93518</text:p>
          </table:table-cell>
          <table:table-cell office:value-type="float" office:value="1210.85498" calcext:value-type="float">
            <text:p>1210,85498</text:p>
          </table:table-cell>
          <table:table-cell office:value-type="float" office:value="3" calcext:value-type="float">
            <text:p>3</text:p>
          </table:table-cell>
          <table:table-cell office:value-type="float" office:value="593.175964" calcext:value-type="float">
            <text:p>593,175964</text:p>
          </table:table-cell>
          <table:table-cell office:value-type="float" office:value="93518" calcext:value-type="float">
            <text:p>93518</text:p>
          </table:table-cell>
          <table:table-cell office:value-type="float" office:value="1213.981079" calcext:value-type="float">
            <text:p>1213,981079</text:p>
          </table:table-cell>
          <table:table-cell office:value-type="float" office:value="4" calcext:value-type="float">
            <text:p>4</text:p>
          </table:table-cell>
          <table:table-cell office:value-type="float" office:value="225.867004" calcext:value-type="float">
            <text:p>225,867004</text:p>
          </table:table-cell>
          <table:table-cell office:value-type="float" office:value="93518" calcext:value-type="float">
            <text:p>93518</text:p>
          </table:table-cell>
          <table:table-cell office:value-type="float" office:value="1261.348022" calcext:value-type="float">
            <text:p>1261,348022</text:p>
          </table:table-cell>
          <table:table-cell office:value-type="float" office:value="4" calcext:value-type="float">
            <text:p>4</text:p>
          </table:table-cell>
          <table:table-cell office:value-type="float" office:value="995.745972" calcext:value-type="float">
            <text:p>995,745972</text:p>
          </table:table-cell>
          <table:table-cell office:value-type="float" office:value="93518" calcext:value-type="float">
            <text:p>93518</text:p>
          </table:table-cell>
          <table:table-cell office:value-type="float" office:value="1440.166016" calcext:value-type="float">
            <text:p>1440,166016</text:p>
          </table:table-cell>
          <table:table-cell office:value-type="float" office:value="3" calcext:value-type="float">
            <text:p>3</text:p>
          </table:table-cell>
          <table:table-cell office:value-type="float" office:value="225.731003" calcext:value-type="float">
            <text:p>225,731003</text:p>
          </table:table-cell>
          <table:table-cell table:number-columns-repeated="16"/>
        </table:table-row>
        <table:table-row table:style-name="ro1">
          <table:table-cell table:style-name="ce4" office:value-type="float" office:value="93728" calcext:value-type="float">
            <text:p>93728</text:p>
          </table:table-cell>
          <table:table-cell office:value-type="float" office:value="1196.825928" calcext:value-type="float">
            <text:p>1196,82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728" calcext:value-type="float">
            <text:p>93728</text:p>
          </table:table-cell>
          <table:table-cell office:value-type="float" office:value="965.875977" calcext:value-type="float">
            <text:p>965,875977</text:p>
          </table:table-cell>
          <table:table-cell office:value-type="float" office:value="2" calcext:value-type="float">
            <text:p>2</text:p>
          </table:table-cell>
          <table:table-cell office:value-type="float" office:value="75.417999" calcext:value-type="float">
            <text:p>75,417999</text:p>
          </table:table-cell>
          <table:table-cell office:value-type="float" office:value="93728" calcext:value-type="float">
            <text:p>93728</text:p>
          </table:table-cell>
          <table:table-cell office:value-type="float" office:value="925.980957" calcext:value-type="float">
            <text:p>925,980957</text:p>
          </table:table-cell>
          <table:table-cell office:value-type="float" office:value="1" calcext:value-type="float">
            <text:p>1</text:p>
          </table:table-cell>
          <table:table-cell office:value-type="float" office:value="24.622999" calcext:value-type="float">
            <text:p>24,622999</text:p>
          </table:table-cell>
          <table:table-cell office:value-type="float" office:value="93728" calcext:value-type="float">
            <text:p>93728</text:p>
          </table:table-cell>
          <table:table-cell office:value-type="float" office:value="1078.588013" calcext:value-type="float">
            <text:p>1078,588013</text:p>
          </table:table-cell>
          <table:table-cell office:value-type="float" office:value="2" calcext:value-type="float">
            <text:p>2</text:p>
          </table:table-cell>
          <table:table-cell office:value-type="float" office:value="115.161003" calcext:value-type="float">
            <text:p>115,161003</text:p>
          </table:table-cell>
          <table:table-cell office:value-type="float" office:value="93728" calcext:value-type="float">
            <text:p>93728</text:p>
          </table:table-cell>
          <table:table-cell office:value-type="float" office:value="1105.411987" calcext:value-type="float">
            <text:p>1105,411987</text:p>
          </table:table-cell>
          <table:table-cell office:value-type="float" office:value="2" calcext:value-type="float">
            <text:p>2</text:p>
          </table:table-cell>
          <table:table-cell office:value-type="float" office:value="133.962006" calcext:value-type="float">
            <text:p>133,962006</text:p>
          </table:table-cell>
          <table:table-cell table:number-columns-repeated="16"/>
        </table:table-row>
        <table:table-row table:style-name="ro1">
          <table:table-cell table:style-name="ce4" office:value-type="float" office:value="93913" calcext:value-type="float">
            <text:p>93913</text:p>
          </table:table-cell>
          <table:table-cell office:value-type="float" office:value="1221.902954" calcext:value-type="float">
            <text:p>1221,902954</text:p>
          </table:table-cell>
          <table:table-cell office:value-type="float" office:value="9" calcext:value-type="float">
            <text:p>9</text:p>
          </table:table-cell>
          <table:table-cell office:value-type="float" office:value="2079.195068" calcext:value-type="float">
            <text:p>2079,195068</text:p>
          </table:table-cell>
          <table:table-cell office:value-type="float" office:value="93913" calcext:value-type="float">
            <text:p>93913</text:p>
          </table:table-cell>
          <table:table-cell office:value-type="float" office:value="1237.180054" calcext:value-type="float">
            <text:p>1237,180054</text:p>
          </table:table-cell>
          <table:table-cell office:value-type="float" office:value="6" calcext:value-type="float">
            <text:p>6</text:p>
          </table:table-cell>
          <table:table-cell office:value-type="float" office:value="864.327942" calcext:value-type="float">
            <text:p>864,327942</text:p>
          </table:table-cell>
          <table:table-cell office:value-type="float" office:value="93913" calcext:value-type="float">
            <text:p>93913</text:p>
          </table:table-cell>
          <table:table-cell office:value-type="float" office:value="1243.190063" calcext:value-type="float">
            <text:p>1243,190063</text:p>
          </table:table-cell>
          <table:table-cell office:value-type="float" office:value="6" calcext:value-type="float">
            <text:p>6</text:p>
          </table:table-cell>
          <table:table-cell office:value-type="float" office:value="830.088013" calcext:value-type="float">
            <text:p>830,088013</text:p>
          </table:table-cell>
          <table:table-cell office:value-type="float" office:value="93913" calcext:value-type="float">
            <text:p>93913</text:p>
          </table:table-cell>
          <table:table-cell office:value-type="float" office:value="1775.115967" calcext:value-type="float">
            <text:p>1775,115967</text:p>
          </table:table-cell>
          <table:table-cell office:value-type="float" office:value="13" calcext:value-type="float">
            <text:p>13</text:p>
          </table:table-cell>
          <table:table-cell office:value-type="float" office:value="2050.275146" calcext:value-type="float">
            <text:p>2050,275146</text:p>
          </table:table-cell>
          <table:table-cell office:value-type="float" office:value="93913" calcext:value-type="float">
            <text:p>93913</text:p>
          </table:table-cell>
          <table:table-cell office:value-type="float" office:value="1437.461914" calcext:value-type="float">
            <text:p>1437,461914</text:p>
          </table:table-cell>
          <table:table-cell office:value-type="float" office:value="4" calcext:value-type="float">
            <text:p>4</text:p>
          </table:table-cell>
          <table:table-cell office:value-type="float" office:value="934.602966" calcext:value-type="float">
            <text:p>934,602966</text:p>
          </table:table-cell>
          <table:table-cell table:number-columns-repeated="16"/>
        </table:table-row>
        <table:table-row table:style-name="ro1">
          <table:table-cell table:style-name="ce4" office:value-type="float" office:value="94604" calcext:value-type="float">
            <text:p>94604</text:p>
          </table:table-cell>
          <table:table-cell office:value-type="float" office:value="1372.0271" calcext:value-type="float">
            <text:p>1372,0271</text:p>
          </table:table-cell>
          <table:table-cell office:value-type="float" office:value="5" calcext:value-type="float">
            <text:p>5</text:p>
          </table:table-cell>
          <table:table-cell office:value-type="float" office:value="429.165039" calcext:value-type="float">
            <text:p>429,165039</text:p>
          </table:table-cell>
          <table:table-cell office:value-type="float" office:value="94604" calcext:value-type="float">
            <text:p>94604</text:p>
          </table:table-cell>
          <table:table-cell office:value-type="float" office:value="1322.190063" calcext:value-type="float">
            <text:p>1322,190063</text:p>
          </table:table-cell>
          <table:table-cell office:value-type="float" office:value="15" calcext:value-type="float">
            <text:p>15</text:p>
          </table:table-cell>
          <table:table-cell office:value-type="float" office:value="876.973999" calcext:value-type="float">
            <text:p>876,973999</text:p>
          </table:table-cell>
          <table:table-cell office:value-type="float" office:value="94604" calcext:value-type="float">
            <text:p>94604</text:p>
          </table:table-cell>
          <table:table-cell office:value-type="float" office:value="1345.633057" calcext:value-type="float">
            <text:p>1345,633057</text:p>
          </table:table-cell>
          <table:table-cell office:value-type="float" office:value="3" calcext:value-type="float">
            <text:p>3</text:p>
          </table:table-cell>
          <table:table-cell office:value-type="float" office:value="370.522003" calcext:value-type="float">
            <text:p>370,522003</text:p>
          </table:table-cell>
          <table:table-cell office:value-type="float" office:value="94604" calcext:value-type="float">
            <text:p>94604</text:p>
          </table:table-cell>
          <table:table-cell office:value-type="float" office:value="1409.660034" calcext:value-type="float">
            <text:p>1409,660034</text:p>
          </table:table-cell>
          <table:table-cell office:value-type="float" office:value="3" calcext:value-type="float">
            <text:p>3</text:p>
          </table:table-cell>
          <table:table-cell office:value-type="float" office:value="329.459015" calcext:value-type="float">
            <text:p>329,459015</text:p>
          </table:table-cell>
          <table:table-cell office:value-type="float" office:value="94604" calcext:value-type="float">
            <text:p>94604</text:p>
          </table:table-cell>
          <table:table-cell office:value-type="float" office:value="1297.060913" calcext:value-type="float">
            <text:p>1297,060913</text:p>
          </table:table-cell>
          <table:table-cell office:value-type="float" office:value="14" calcext:value-type="float">
            <text:p>14</text:p>
          </table:table-cell>
          <table:table-cell office:value-type="float" office:value="456.281006" calcext:value-type="float">
            <text:p>456,281006</text:p>
          </table:table-cell>
          <table:table-cell table:number-columns-repeated="16"/>
        </table:table-row>
        <table:table-row table:style-name="ro1">
          <table:table-cell table:style-name="ce4" office:value-type="float" office:value="94748" calcext:value-type="float">
            <text:p>94748</text:p>
          </table:table-cell>
          <table:table-cell office:value-type="float" office:value="1387.590088" calcext:value-type="float">
            <text:p>1387,590088</text:p>
          </table:table-cell>
          <table:table-cell office:value-type="float" office:value="4" calcext:value-type="float">
            <text:p>4</text:p>
          </table:table-cell>
          <table:table-cell office:value-type="float" office:value="363.502991" calcext:value-type="float">
            <text:p>363,502991</text:p>
          </table:table-cell>
          <table:table-cell office:value-type="float" office:value="94748" calcext:value-type="float">
            <text:p>94748</text:p>
          </table:table-cell>
          <table:table-cell office:value-type="float" office:value="1120.463989" calcext:value-type="float">
            <text:p>1120,463989</text:p>
          </table:table-cell>
          <table:table-cell office:value-type="float" office:value="1" calcext:value-type="float">
            <text:p>1</text:p>
          </table:table-cell>
          <table:table-cell office:value-type="float" office:value="43.888" calcext:value-type="float">
            <text:p>43,888</text:p>
          </table:table-cell>
          <table:table-cell office:value-type="float" office:value="94748" calcext:value-type="float">
            <text:p>94748</text:p>
          </table:table-cell>
          <table:table-cell office:value-type="float" office:value="1198.000977" calcext:value-type="float">
            <text:p>1198,000977</text:p>
          </table:table-cell>
          <table:table-cell office:value-type="float" office:value="5" calcext:value-type="float">
            <text:p>5</text:p>
          </table:table-cell>
          <table:table-cell office:value-type="float" office:value="653.288025" calcext:value-type="float">
            <text:p>653,288025</text:p>
          </table:table-cell>
          <table:table-cell office:value-type="float" office:value="94748" calcext:value-type="float">
            <text:p>94748</text:p>
          </table:table-cell>
          <table:table-cell office:value-type="float" office:value="1047.289917" calcext:value-type="float">
            <text:p>1047,289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48" calcext:value-type="float">
            <text:p>94748</text:p>
          </table:table-cell>
          <table:table-cell office:value-type="float" office:value="1231.646973" calcext:value-type="float">
            <text:p>1231,646973</text:p>
          </table:table-cell>
          <table:table-cell office:value-type="float" office:value="2" calcext:value-type="float">
            <text:p>2</text:p>
          </table:table-cell>
          <table:table-cell office:value-type="float" office:value="333.791016" calcext:value-type="float">
            <text:p>333,791016</text:p>
          </table:table-cell>
          <table:table-cell table:number-columns-repeated="16"/>
        </table:table-row>
        <table:table-row table:style-name="ro1">
          <table:table-cell table:style-name="ce4" office:value-type="float" office:value="94950" calcext:value-type="float">
            <text:p>94950</text:p>
          </table:table-cell>
          <table:table-cell office:value-type="float" office:value="1301.61499" calcext:value-type="float">
            <text:p>1301,61499</text:p>
          </table:table-cell>
          <table:table-cell office:value-type="float" office:value="6" calcext:value-type="float">
            <text:p>6</text:p>
          </table:table-cell>
          <table:table-cell office:value-type="float" office:value="307.377991" calcext:value-type="float">
            <text:p>307,377991</text:p>
          </table:table-cell>
          <table:table-cell office:value-type="float" office:value="94950" calcext:value-type="float">
            <text:p>94950</text:p>
          </table:table-cell>
          <table:table-cell office:value-type="float" office:value="1212.089966" calcext:value-type="float">
            <text:p>1212,089966</text:p>
          </table:table-cell>
          <table:table-cell office:value-type="float" office:value="6" calcext:value-type="float">
            <text:p>6</text:p>
          </table:table-cell>
          <table:table-cell office:value-type="float" office:value="439.992981" calcext:value-type="float">
            <text:p>439,992981</text:p>
          </table:table-cell>
          <table:table-cell office:value-type="float" office:value="94950" calcext:value-type="float">
            <text:p>94950</text:p>
          </table:table-cell>
          <table:table-cell office:value-type="float" office:value="1382.477051" calcext:value-type="float">
            <text:p>1382,477051</text:p>
          </table:table-cell>
          <table:table-cell office:value-type="float" office:value="4" calcext:value-type="float">
            <text:p>4</text:p>
          </table:table-cell>
          <table:table-cell office:value-type="float" office:value="604.97699" calcext:value-type="float">
            <text:p>604,97699</text:p>
          </table:table-cell>
          <table:table-cell office:value-type="float" office:value="94950" calcext:value-type="float">
            <text:p>94950</text:p>
          </table:table-cell>
          <table:table-cell office:value-type="float" office:value="1119.434937" calcext:value-type="float">
            <text:p>1119,434937</text:p>
          </table:table-cell>
          <table:table-cell office:value-type="float" office:value="4" calcext:value-type="float">
            <text:p>4</text:p>
          </table:table-cell>
          <table:table-cell office:value-type="float" office:value="446.096008" calcext:value-type="float">
            <text:p>446,096008</text:p>
          </table:table-cell>
          <table:table-cell office:value-type="float" office:value="94950" calcext:value-type="float">
            <text:p>94950</text:p>
          </table:table-cell>
          <table:table-cell office:value-type="float" office:value="1171.231934" calcext:value-type="float">
            <text:p>1171,231934</text:p>
          </table:table-cell>
          <table:table-cell office:value-type="float" office:value="3" calcext:value-type="float">
            <text:p>3</text:p>
          </table:table-cell>
          <table:table-cell office:value-type="float" office:value="241.630005" calcext:value-type="float">
            <text:p>241,630005</text:p>
          </table:table-cell>
          <table:table-cell table:number-columns-repeated="16"/>
        </table:table-row>
        <table:table-row table:style-name="ro1">
          <table:table-cell table:style-name="ce4" office:value-type="float" office:value="95232" calcext:value-type="float">
            <text:p>95232</text:p>
          </table:table-cell>
          <table:table-cell office:value-type="float" office:value="1176.113037" calcext:value-type="float">
            <text:p>1176,113037</text:p>
          </table:table-cell>
          <table:table-cell office:value-type="float" office:value="7" calcext:value-type="float">
            <text:p>7</text:p>
          </table:table-cell>
          <table:table-cell office:value-type="float" office:value="766.070984" calcext:value-type="float">
            <text:p>766,070984</text:p>
          </table:table-cell>
          <table:table-cell office:value-type="float" office:value="95232" calcext:value-type="float">
            <text:p>95232</text:p>
          </table:table-cell>
          <table:table-cell office:value-type="float" office:value="1121.132935" calcext:value-type="float">
            <text:p>1121,132935</text:p>
          </table:table-cell>
          <table:table-cell office:value-type="float" office:value="2" calcext:value-type="float">
            <text:p>2</text:p>
          </table:table-cell>
          <table:table-cell office:value-type="float" office:value="262.237" calcext:value-type="float">
            <text:p>262,237</text:p>
          </table:table-cell>
          <table:table-cell office:value-type="float" office:value="95232" calcext:value-type="float">
            <text:p>95232</text:p>
          </table:table-cell>
          <table:table-cell office:value-type="float" office:value="1145.499023" calcext:value-type="float">
            <text:p>1145,499023</text:p>
          </table:table-cell>
          <table:table-cell office:value-type="float" office:value="3" calcext:value-type="float">
            <text:p>3</text:p>
          </table:table-cell>
          <table:table-cell office:value-type="float" office:value="429.278015" calcext:value-type="float">
            <text:p>429,278015</text:p>
          </table:table-cell>
          <table:table-cell office:value-type="float" office:value="95232" calcext:value-type="float">
            <text:p>95232</text:p>
          </table:table-cell>
          <table:table-cell office:value-type="float" office:value="1232.322998" calcext:value-type="float">
            <text:p>1232,322998</text:p>
          </table:table-cell>
          <table:table-cell office:value-type="float" office:value="3" calcext:value-type="float">
            <text:p>3</text:p>
          </table:table-cell>
          <table:table-cell office:value-type="float" office:value="622.042969" calcext:value-type="float">
            <text:p>622,042969</text:p>
          </table:table-cell>
          <table:table-cell office:value-type="float" office:value="95232" calcext:value-type="float">
            <text:p>95232</text:p>
          </table:table-cell>
          <table:table-cell office:value-type="float" office:value="1048.098022" calcext:value-type="float">
            <text:p>1048,098022</text:p>
          </table:table-cell>
          <table:table-cell office:value-type="float" office:value="4" calcext:value-type="float">
            <text:p>4</text:p>
          </table:table-cell>
          <table:table-cell office:value-type="float" office:value="527.333984" calcext:value-type="float">
            <text:p>527,333984</text:p>
          </table:table-cell>
          <table:table-cell table:number-columns-repeated="16"/>
        </table:table-row>
        <table:table-row table:style-name="ro1">
          <table:table-cell table:style-name="ce4" office:value-type="float" office:value="95413" calcext:value-type="float">
            <text:p>95413</text:p>
          </table:table-cell>
          <table:table-cell office:value-type="float" office:value="1500.607056" calcext:value-type="float">
            <text:p>1500,607056</text:p>
          </table:table-cell>
          <table:table-cell office:value-type="float" office:value="16" calcext:value-type="float">
            <text:p>16</text:p>
          </table:table-cell>
          <table:table-cell office:value-type="float" office:value="2670.039307" calcext:value-type="float">
            <text:p>2670,039307</text:p>
          </table:table-cell>
          <table:table-cell office:value-type="float" office:value="95413" calcext:value-type="float">
            <text:p>95413</text:p>
          </table:table-cell>
          <table:table-cell office:value-type="float" office:value="1246.786987" calcext:value-type="float">
            <text:p>1246,786987</text:p>
          </table:table-cell>
          <table:table-cell office:value-type="float" office:value="5" calcext:value-type="float">
            <text:p>5</text:p>
          </table:table-cell>
          <table:table-cell office:value-type="float" office:value="713.71698" calcext:value-type="float">
            <text:p>713,71698</text:p>
          </table:table-cell>
          <table:table-cell office:value-type="float" office:value="95413" calcext:value-type="float">
            <text:p>95413</text:p>
          </table:table-cell>
          <table:table-cell office:value-type="float" office:value="1242.678101" calcext:value-type="float">
            <text:p>1242,678101</text:p>
          </table:table-cell>
          <table:table-cell office:value-type="float" office:value="2" calcext:value-type="float">
            <text:p>2</text:p>
          </table:table-cell>
          <table:table-cell office:value-type="float" office:value="111.819" calcext:value-type="float">
            <text:p>111,819</text:p>
          </table:table-cell>
          <table:table-cell office:value-type="float" office:value="95413" calcext:value-type="float">
            <text:p>95413</text:p>
          </table:table-cell>
          <table:table-cell office:value-type="float" office:value="1059.887085" calcext:value-type="float">
            <text:p>1059,887085</text:p>
          </table:table-cell>
          <table:table-cell office:value-type="float" office:value="2" calcext:value-type="float">
            <text:p>2</text:p>
          </table:table-cell>
          <table:table-cell office:value-type="float" office:value="205.64299" calcext:value-type="float">
            <text:p>205,64299</text:p>
          </table:table-cell>
          <table:table-cell office:value-type="float" office:value="95413" calcext:value-type="float">
            <text:p>95413</text:p>
          </table:table-cell>
          <table:table-cell office:value-type="float" office:value="1325.114014" calcext:value-type="float">
            <text:p>1325,114014</text:p>
          </table:table-cell>
          <table:table-cell office:value-type="float" office:value="2" calcext:value-type="float">
            <text:p>2</text:p>
          </table:table-cell>
          <table:table-cell office:value-type="float" office:value="344.333008" calcext:value-type="float">
            <text:p>344,333008</text:p>
          </table:table-cell>
          <table:table-cell table:number-columns-repeated="16"/>
        </table:table-row>
        <table:table-row table:style-name="ro1">
          <table:table-cell table:style-name="ce4" office:value-type="float" office:value="95619" calcext:value-type="float">
            <text:p>95619</text:p>
          </table:table-cell>
          <table:table-cell office:value-type="float" office:value="1183.882935" calcext:value-type="float">
            <text:p>1183,882935</text:p>
          </table:table-cell>
          <table:table-cell office:value-type="float" office:value="1" calcext:value-type="float">
            <text:p>1</text:p>
          </table:table-cell>
          <table:table-cell office:value-type="float" office:value="23.316" calcext:value-type="float">
            <text:p>23,316</text:p>
          </table:table-cell>
          <table:table-cell office:value-type="float" office:value="95619" calcext:value-type="float">
            <text:p>95619</text:p>
          </table:table-cell>
          <table:table-cell office:value-type="float" office:value="1039.360962" calcext:value-type="float">
            <text:p>1039,360962</text:p>
          </table:table-cell>
          <table:table-cell office:value-type="float" office:value="1" calcext:value-type="float">
            <text:p>1</text:p>
          </table:table-cell>
          <table:table-cell office:value-type="float" office:value="50.797001" calcext:value-type="float">
            <text:p>50,797001</text:p>
          </table:table-cell>
          <table:table-cell office:value-type="float" office:value="95619" calcext:value-type="float">
            <text:p>95619</text:p>
          </table:table-cell>
          <table:table-cell office:value-type="float" office:value="1336.276978" calcext:value-type="float">
            <text:p>1336,276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619" calcext:value-type="float">
            <text:p>95619</text:p>
          </table:table-cell>
          <table:table-cell office:value-type="float" office:value="990.25" calcext:value-type="float">
            <text:p>990,25</text:p>
          </table:table-cell>
          <table:table-cell office:value-type="float" office:value="2" calcext:value-type="float">
            <text:p>2</text:p>
          </table:table-cell>
          <table:table-cell office:value-type="float" office:value="103.653999" calcext:value-type="float">
            <text:p>103,653999</text:p>
          </table:table-cell>
          <table:table-cell office:value-type="float" office:value="95619" calcext:value-type="float">
            <text:p>95619</text:p>
          </table:table-cell>
          <table:table-cell office:value-type="float" office:value="1136.422974" calcext:value-type="float">
            <text:p>1136,422974</text:p>
          </table:table-cell>
          <table:table-cell office:value-type="float" office:value="1" calcext:value-type="float">
            <text:p>1</text:p>
          </table:table-cell>
          <table:table-cell office:value-type="float" office:value="250.692993" calcext:value-type="float">
            <text:p>250,692993</text:p>
          </table:table-cell>
          <table:table-cell table:number-columns-repeated="16"/>
        </table:table-row>
        <table:table-row table:style-name="ro1">
          <table:table-cell table:style-name="ce4" office:value-type="float" office:value="100906" calcext:value-type="float">
            <text:p>100906</text:p>
          </table:table-cell>
          <table:table-cell office:value-type="float" office:value="1076.400024" calcext:value-type="float">
            <text:p>1076,400024</text:p>
          </table:table-cell>
          <table:table-cell office:value-type="float" office:value="4" calcext:value-type="float">
            <text:p>4</text:p>
          </table:table-cell>
          <table:table-cell office:value-type="float" office:value="555.085022" calcext:value-type="float">
            <text:p>555,085022</text:p>
          </table:table-cell>
          <table:table-cell office:value-type="float" office:value="100906" calcext:value-type="float">
            <text:p>100906</text:p>
          </table:table-cell>
          <table:table-cell office:value-type="float" office:value="1306.00293" calcext:value-type="float">
            <text:p>1306,00293</text:p>
          </table:table-cell>
          <table:table-cell office:value-type="float" office:value="2" calcext:value-type="float">
            <text:p>2</text:p>
          </table:table-cell>
          <table:table-cell office:value-type="float" office:value="275.717987" calcext:value-type="float">
            <text:p>275,717987</text:p>
          </table:table-cell>
          <table:table-cell office:value-type="float" office:value="100906" calcext:value-type="float">
            <text:p>100906</text:p>
          </table:table-cell>
          <table:table-cell office:value-type="float" office:value="1130.555054" calcext:value-type="float">
            <text:p>1130,555054</text:p>
          </table:table-cell>
          <table:table-cell office:value-type="float" office:value="3" calcext:value-type="float">
            <text:p>3</text:p>
          </table:table-cell>
          <table:table-cell office:value-type="float" office:value="220.94899" calcext:value-type="float">
            <text:p>220,94899</text:p>
          </table:table-cell>
          <table:table-cell office:value-type="float" office:value="100906" calcext:value-type="float">
            <text:p>100906</text:p>
          </table:table-cell>
          <table:table-cell office:value-type="float" office:value="1343.160034" calcext:value-type="float">
            <text:p>1343,160034</text:p>
          </table:table-cell>
          <table:table-cell office:value-type="float" office:value="1" calcext:value-type="float">
            <text:p>1</text:p>
          </table:table-cell>
          <table:table-cell office:value-type="float" office:value="48.424999" calcext:value-type="float">
            <text:p>48,424999</text:p>
          </table:table-cell>
          <table:table-cell office:value-type="float" office:value="100906" calcext:value-type="float">
            <text:p>100906</text:p>
          </table:table-cell>
          <table:table-cell office:value-type="float" office:value="1256.587036" calcext:value-type="float">
            <text:p>1256,587036</text:p>
          </table:table-cell>
          <table:table-cell office:value-type="float" office:value="2" calcext:value-type="float">
            <text:p>2</text:p>
          </table:table-cell>
          <table:table-cell office:value-type="float" office:value="144.109009" calcext:value-type="float">
            <text:p>144,109009</text:p>
          </table:table-cell>
          <table:table-cell table:number-columns-repeated="16"/>
        </table:table-row>
        <table:table-row table:style-name="ro1">
          <table:table-cell table:style-name="ce4" office:value-type="float" office:value="101438" calcext:value-type="float">
            <text:p>101438</text:p>
          </table:table-cell>
          <table:table-cell office:value-type="float" office:value="1090.677002" calcext:value-type="float">
            <text:p>1090,677002</text:p>
          </table:table-cell>
          <table:table-cell office:value-type="float" office:value="3" calcext:value-type="float">
            <text:p>3</text:p>
          </table:table-cell>
          <table:table-cell office:value-type="float" office:value="448.651978" calcext:value-type="float">
            <text:p>448,651978</text:p>
          </table:table-cell>
          <table:table-cell office:value-type="float" office:value="101438" calcext:value-type="float">
            <text:p>101438</text:p>
          </table:table-cell>
          <table:table-cell office:value-type="float" office:value="1177.686035" calcext:value-type="float">
            <text:p>1177,686035</text:p>
          </table:table-cell>
          <table:table-cell office:value-type="float" office:value="1" calcext:value-type="float">
            <text:p>1</text:p>
          </table:table-cell>
          <table:table-cell office:value-type="float" office:value="56.407001" calcext:value-type="float">
            <text:p>56,407001</text:p>
          </table:table-cell>
          <table:table-cell office:value-type="float" office:value="101438" calcext:value-type="float">
            <text:p>101438</text:p>
          </table:table-cell>
          <table:table-cell office:value-type="float" office:value="1381.093994" calcext:value-type="float">
            <text:p>1381,093994</text:p>
          </table:table-cell>
          <table:table-cell office:value-type="float" office:value="2" calcext:value-type="float">
            <text:p>2</text:p>
          </table:table-cell>
          <table:table-cell office:value-type="float" office:value="265.333984" calcext:value-type="float">
            <text:p>265,333984</text:p>
          </table:table-cell>
          <table:table-cell office:value-type="float" office:value="101438" calcext:value-type="float">
            <text:p>101438</text:p>
          </table:table-cell>
          <table:table-cell office:value-type="float" office:value="1172.723999" calcext:value-type="float">
            <text:p>1172,723999</text:p>
          </table:table-cell>
          <table:table-cell office:value-type="float" office:value="2" calcext:value-type="float">
            <text:p>2</text:p>
          </table:table-cell>
          <table:table-cell office:value-type="float" office:value="69.113007" calcext:value-type="float">
            <text:p>69,113007</text:p>
          </table:table-cell>
          <table:table-cell office:value-type="float" office:value="101438" calcext:value-type="float">
            <text:p>101438</text:p>
          </table:table-cell>
          <table:table-cell office:value-type="float" office:value="1060.452026" calcext:value-type="float">
            <text:p>1060,452026</text:p>
          </table:table-cell>
          <table:table-cell office:value-type="float" office:value="3" calcext:value-type="float">
            <text:p>3</text:p>
          </table:table-cell>
          <table:table-cell office:value-type="float" office:value="414.936981" calcext:value-type="float">
            <text:p>414,936981</text:p>
          </table:table-cell>
          <table:table-cell table:number-columns-repeated="16"/>
        </table:table-row>
        <table:table-row table:style-name="ro1">
          <table:table-cell table:style-name="ce4" office:value-type="float" office:value="101756" calcext:value-type="float">
            <text:p>101756</text:p>
          </table:table-cell>
          <table:table-cell office:value-type="float" office:value="1393.628052" calcext:value-type="float">
            <text:p>1393,628052</text:p>
          </table:table-cell>
          <table:table-cell office:value-type="float" office:value="4" calcext:value-type="float">
            <text:p>4</text:p>
          </table:table-cell>
          <table:table-cell office:value-type="float" office:value="117.283005" calcext:value-type="float">
            <text:p>117,283005</text:p>
          </table:table-cell>
          <table:table-cell office:value-type="float" office:value="101756" calcext:value-type="float">
            <text:p>101756</text:p>
          </table:table-cell>
          <table:table-cell office:value-type="float" office:value="1118.01001" calcext:value-type="float">
            <text:p>1118,01001</text:p>
          </table:table-cell>
          <table:table-cell office:value-type="float" office:value="5" calcext:value-type="float">
            <text:p>5</text:p>
          </table:table-cell>
          <table:table-cell office:value-type="float" office:value="130.587997" calcext:value-type="float">
            <text:p>130,587997</text:p>
          </table:table-cell>
          <table:table-cell office:value-type="float" office:value="101756" calcext:value-type="float">
            <text:p>101756</text:p>
          </table:table-cell>
          <table:table-cell office:value-type="float" office:value="1197.296021" calcext:value-type="float">
            <text:p>1197,296021</text:p>
          </table:table-cell>
          <table:table-cell office:value-type="float" office:value="3" calcext:value-type="float">
            <text:p>3</text:p>
          </table:table-cell>
          <table:table-cell office:value-type="float" office:value="202.613998" calcext:value-type="float">
            <text:p>202,613998</text:p>
          </table:table-cell>
          <table:table-cell office:value-type="float" office:value="101756" calcext:value-type="float">
            <text:p>101756</text:p>
          </table:table-cell>
          <table:table-cell office:value-type="float" office:value="1193.861938" calcext:value-type="float">
            <text:p>1193,861938</text:p>
          </table:table-cell>
          <table:table-cell office:value-type="float" office:value="5" calcext:value-type="float">
            <text:p>5</text:p>
          </table:table-cell>
          <table:table-cell office:value-type="float" office:value="603.22699" calcext:value-type="float">
            <text:p>603,22699</text:p>
          </table:table-cell>
          <table:table-cell office:value-type="float" office:value="101756" calcext:value-type="float">
            <text:p>101756</text:p>
          </table:table-cell>
          <table:table-cell office:value-type="float" office:value="1410.113037" calcext:value-type="float">
            <text:p>1410,113037</text:p>
          </table:table-cell>
          <table:table-cell office:value-type="float" office:value="5" calcext:value-type="float">
            <text:p>5</text:p>
          </table:table-cell>
          <table:table-cell office:value-type="float" office:value="390.081024" calcext:value-type="float">
            <text:p>390,081024</text:p>
          </table:table-cell>
          <table:table-cell table:number-columns-repeated="16"/>
        </table:table-row>
        <table:table-row table:style-name="ro1">
          <table:table-cell table:style-name="ce4" office:value-type="float" office:value="102054" calcext:value-type="float">
            <text:p>102054</text:p>
          </table:table-cell>
          <table:table-cell office:value-type="float" office:value="1315.920044" calcext:value-type="float">
            <text:p>1315,920044</text:p>
          </table:table-cell>
          <table:table-cell office:value-type="float" office:value="3" calcext:value-type="float">
            <text:p>3</text:p>
          </table:table-cell>
          <table:table-cell office:value-type="float" office:value="172.535995" calcext:value-type="float">
            <text:p>172,535995</text:p>
          </table:table-cell>
          <table:table-cell office:value-type="float" office:value="102054" calcext:value-type="float">
            <text:p>102054</text:p>
          </table:table-cell>
          <table:table-cell office:value-type="float" office:value="1239.015015" calcext:value-type="float">
            <text:p>1239,015015</text:p>
          </table:table-cell>
          <table:table-cell office:value-type="float" office:value="4" calcext:value-type="float">
            <text:p>4</text:p>
          </table:table-cell>
          <table:table-cell office:value-type="float" office:value="252.798981" calcext:value-type="float">
            <text:p>252,798981</text:p>
          </table:table-cell>
          <table:table-cell office:value-type="float" office:value="102054" calcext:value-type="float">
            <text:p>102054</text:p>
          </table:table-cell>
          <table:table-cell office:value-type="float" office:value="1354.588013" calcext:value-type="float">
            <text:p>1354,588013</text:p>
          </table:table-cell>
          <table:table-cell office:value-type="float" office:value="3" calcext:value-type="float">
            <text:p>3</text:p>
          </table:table-cell>
          <table:table-cell office:value-type="float" office:value="431.667023" calcext:value-type="float">
            <text:p>431,667023</text:p>
          </table:table-cell>
          <table:table-cell office:value-type="float" office:value="102054" calcext:value-type="float">
            <text:p>102054</text:p>
          </table:table-cell>
          <table:table-cell office:value-type="float" office:value="1381.477051" calcext:value-type="float">
            <text:p>1381,477051</text:p>
          </table:table-cell>
          <table:table-cell office:value-type="float" office:value="3" calcext:value-type="float">
            <text:p>3</text:p>
          </table:table-cell>
          <table:table-cell office:value-type="float" office:value="766.248047" calcext:value-type="float">
            <text:p>766,248047</text:p>
          </table:table-cell>
          <table:table-cell office:value-type="float" office:value="102054" calcext:value-type="float">
            <text:p>102054</text:p>
          </table:table-cell>
          <table:table-cell office:value-type="float" office:value="1352.88501" calcext:value-type="float">
            <text:p>1352,88501</text:p>
          </table:table-cell>
          <table:table-cell office:value-type="float" office:value="4" calcext:value-type="float">
            <text:p>4</text:p>
          </table:table-cell>
          <table:table-cell office:value-type="float" office:value="684.099976" calcext:value-type="float">
            <text:p>684,099976</text:p>
          </table:table-cell>
          <table:table-cell table:number-columns-repeated="16"/>
        </table:table-row>
        <table:table-row table:style-name="ro1">
          <table:table-cell table:style-name="ce4" office:value-type="float" office:value="102440" calcext:value-type="float">
            <text:p>102440</text:p>
          </table:table-cell>
          <table:table-cell office:value-type="float" office:value="1206.233032" calcext:value-type="float">
            <text:p>1206,233032</text:p>
          </table:table-cell>
          <table:table-cell office:value-type="float" office:value="5" calcext:value-type="float">
            <text:p>5</text:p>
          </table:table-cell>
          <table:table-cell office:value-type="float" office:value="742.312012" calcext:value-type="float">
            <text:p>742,312012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58.406006" calcext:value-type="float">
            <text:p>1158,406006</text:p>
          </table:table-cell>
          <table:table-cell office:value-type="float" office:value="5" calcext:value-type="float">
            <text:p>5</text:p>
          </table:table-cell>
          <table:table-cell office:value-type="float" office:value="428.252014" calcext:value-type="float">
            <text:p>428,252014</text:p>
          </table:table-cell>
          <table:table-cell office:value-type="float" office:value="102440" calcext:value-type="float">
            <text:p>102440</text:p>
          </table:table-cell>
          <table:table-cell office:value-type="float" office:value="1079.880981" calcext:value-type="float">
            <text:p>1079,880981</text:p>
          </table:table-cell>
          <table:table-cell office:value-type="float" office:value="5" calcext:value-type="float">
            <text:p>5</text:p>
          </table:table-cell>
          <table:table-cell office:value-type="float" office:value="691.142029" calcext:value-type="float">
            <text:p>691,142029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39.572998" calcext:value-type="float">
            <text:p>1139,572998</text:p>
          </table:table-cell>
          <table:table-cell office:value-type="float" office:value="4" calcext:value-type="float">
            <text:p>4</text:p>
          </table:table-cell>
          <table:table-cell office:value-type="float" office:value="479.84201" calcext:value-type="float">
            <text:p>479,84201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58.033936" calcext:value-type="float">
            <text:p>1158,033936</text:p>
          </table:table-cell>
          <table:table-cell office:value-type="float" office:value="2" calcext:value-type="float">
            <text:p>2</text:p>
          </table:table-cell>
          <table:table-cell office:value-type="float" office:value="56.593002" calcext:value-type="float">
            <text:p>56,593002</text:p>
          </table:table-cell>
          <table:table-cell table:number-columns-repeated="16"/>
        </table:table-row>
        <table:table-row table:style-name="ro1">
          <table:table-cell table:style-name="ce4" office:value-type="float" office:value="103130" calcext:value-type="float">
            <text:p>103130</text:p>
          </table:table-cell>
          <table:table-cell office:value-type="float" office:value="1380.061035" calcext:value-type="float">
            <text:p>1380,061035</text:p>
          </table:table-cell>
          <table:table-cell office:value-type="float" office:value="5" calcext:value-type="float">
            <text:p>5</text:p>
          </table:table-cell>
          <table:table-cell office:value-type="float" office:value="630.771973" calcext:value-type="float">
            <text:p>630,771973</text:p>
          </table:table-cell>
          <table:table-cell office:value-type="float" office:value="103130" calcext:value-type="float">
            <text:p>103130</text:p>
          </table:table-cell>
          <table:table-cell office:value-type="float" office:value="1357.247925" calcext:value-type="float">
            <text:p>1357,247925</text:p>
          </table:table-cell>
          <table:table-cell office:value-type="float" office:value="3" calcext:value-type="float">
            <text:p>3</text:p>
          </table:table-cell>
          <table:table-cell office:value-type="float" office:value="789.795959" calcext:value-type="float">
            <text:p>789,795959</text:p>
          </table:table-cell>
          <table:table-cell office:value-type="float" office:value="103130" calcext:value-type="float">
            <text:p>103130</text:p>
          </table:table-cell>
          <table:table-cell office:value-type="float" office:value="1368.166992" calcext:value-type="float">
            <text:p>1368,166992</text:p>
          </table:table-cell>
          <table:table-cell office:value-type="float" office:value="4" calcext:value-type="float">
            <text:p>4</text:p>
          </table:table-cell>
          <table:table-cell office:value-type="float" office:value="520.783997" calcext:value-type="float">
            <text:p>520,783997</text:p>
          </table:table-cell>
          <table:table-cell office:value-type="float" office:value="103130" calcext:value-type="float">
            <text:p>103130</text:p>
          </table:table-cell>
          <table:table-cell office:value-type="float" office:value="1906.852051" calcext:value-type="float">
            <text:p>1906,852051</text:p>
          </table:table-cell>
          <table:table-cell office:value-type="float" office:value="3" calcext:value-type="float">
            <text:p>3</text:p>
          </table:table-cell>
          <table:table-cell office:value-type="float" office:value="583.460999" calcext:value-type="float">
            <text:p>583,460999</text:p>
          </table:table-cell>
          <table:table-cell office:value-type="float" office:value="103130" calcext:value-type="float">
            <text:p>103130</text:p>
          </table:table-cell>
          <table:table-cell office:value-type="float" office:value="1536.334961" calcext:value-type="float">
            <text:p>1536,334961</text:p>
          </table:table-cell>
          <table:table-cell office:value-type="float" office:value="5" calcext:value-type="float">
            <text:p>5</text:p>
          </table:table-cell>
          <table:table-cell office:value-type="float" office:value="1217.415039" calcext:value-type="float">
            <text:p>1217,415039</text:p>
          </table:table-cell>
          <table:table-cell table:number-columns-repeated="16"/>
        </table:table-row>
        <table:table-row table:style-name="ro1">
          <table:table-cell table:style-name="ce4" office:value-type="float" office:value="104551" calcext:value-type="float">
            <text:p>104551</text:p>
          </table:table-cell>
          <table:table-cell office:value-type="float" office:value="1241.541016" calcext:value-type="float">
            <text:p>1241,54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51" calcext:value-type="float">
            <text:p>104551</text:p>
          </table:table-cell>
          <table:table-cell office:value-type="float" office:value="1126.894897" calcext:value-type="float">
            <text:p>1126,894897</text:p>
          </table:table-cell>
          <table:table-cell office:value-type="float" office:value="3" calcext:value-type="float">
            <text:p>3</text:p>
          </table:table-cell>
          <table:table-cell office:value-type="float" office:value="219.637985" calcext:value-type="float">
            <text:p>219,637985</text:p>
          </table:table-cell>
          <table:table-cell office:value-type="float" office:value="104551" calcext:value-type="float">
            <text:p>104551</text:p>
          </table:table-cell>
          <table:table-cell office:value-type="float" office:value="1222.715942" calcext:value-type="float">
            <text:p>1222,715942</text:p>
          </table:table-cell>
          <table:table-cell office:value-type="float" office:value="1" calcext:value-type="float">
            <text:p>1</text:p>
          </table:table-cell>
          <table:table-cell office:value-type="float" office:value="52.421001" calcext:value-type="float">
            <text:p>52,421001</text:p>
          </table:table-cell>
          <table:table-cell office:value-type="float" office:value="104551" calcext:value-type="float">
            <text:p>104551</text:p>
          </table:table-cell>
          <table:table-cell office:value-type="float" office:value="1132.163086" calcext:value-type="float">
            <text:p>1132,163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51" calcext:value-type="float">
            <text:p>104551</text:p>
          </table:table-cell>
          <table:table-cell office:value-type="float" office:value="1195.502075" calcext:value-type="float">
            <text:p>1195,5020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ce4" office:value-type="float" office:value="105546" calcext:value-type="float">
            <text:p>105546</text:p>
          </table:table-cell>
          <table:table-cell office:value-type="float" office:value="1047.244995" calcext:value-type="float">
            <text:p>1047,244995</text:p>
          </table:table-cell>
          <table:table-cell office:value-type="float" office:value="6" calcext:value-type="float">
            <text:p>6</text:p>
          </table:table-cell>
          <table:table-cell office:value-type="float" office:value="789.519958" calcext:value-type="float">
            <text:p>789,519958</text:p>
          </table:table-cell>
          <table:table-cell office:value-type="float" office:value="105546" calcext:value-type="float">
            <text:p>105546</text:p>
          </table:table-cell>
          <table:table-cell office:value-type="float" office:value="1333.019043" calcext:value-type="float">
            <text:p>1333,019043</text:p>
          </table:table-cell>
          <table:table-cell office:value-type="float" office:value="5" calcext:value-type="float">
            <text:p>5</text:p>
          </table:table-cell>
          <table:table-cell office:value-type="float" office:value="1293.938965" calcext:value-type="float">
            <text:p>1293,938965</text:p>
          </table:table-cell>
          <table:table-cell office:value-type="float" office:value="105546" calcext:value-type="float">
            <text:p>105546</text:p>
          </table:table-cell>
          <table:table-cell office:value-type="float" office:value="1195.526001" calcext:value-type="float">
            <text:p>1195,526001</text:p>
          </table:table-cell>
          <table:table-cell office:value-type="float" office:value="4" calcext:value-type="float">
            <text:p>4</text:p>
          </table:table-cell>
          <table:table-cell office:value-type="float" office:value="505.433014" calcext:value-type="float">
            <text:p>505,433014</text:p>
          </table:table-cell>
          <table:table-cell office:value-type="float" office:value="105546" calcext:value-type="float">
            <text:p>105546</text:p>
          </table:table-cell>
          <table:table-cell office:value-type="float" office:value="1158.901001" calcext:value-type="float">
            <text:p>1158,901001</text:p>
          </table:table-cell>
          <table:table-cell office:value-type="float" office:value="2" calcext:value-type="float">
            <text:p>2</text:p>
          </table:table-cell>
          <table:table-cell office:value-type="float" office:value="255.255005" calcext:value-type="float">
            <text:p>255,255005</text:p>
          </table:table-cell>
          <table:table-cell office:value-type="float" office:value="105546" calcext:value-type="float">
            <text:p>105546</text:p>
          </table:table-cell>
          <table:table-cell office:value-type="float" office:value="1012.047058" calcext:value-type="float">
            <text:p>1012,047058</text:p>
          </table:table-cell>
          <table:table-cell office:value-type="float" office:value="1" calcext:value-type="float">
            <text:p>1</text:p>
          </table:table-cell>
          <table:table-cell office:value-type="float" office:value="562.531982" calcext:value-type="float">
            <text:p>562,531982</text:p>
          </table:table-cell>
          <table:table-cell table:number-columns-repeated="16"/>
        </table:table-row>
        <table:table-row table:style-name="ro1">
          <table:table-cell table:style-name="ce4" office:value-type="float" office:value="105748" calcext:value-type="float">
            <text:p>105748</text:p>
          </table:table-cell>
          <table:table-cell office:value-type="float" office:value="1351.578979" calcext:value-type="float">
            <text:p>1351,578979</text:p>
          </table:table-cell>
          <table:table-cell office:value-type="float" office:value="2" calcext:value-type="float">
            <text:p>2</text:p>
          </table:table-cell>
          <table:table-cell office:value-type="float" office:value="580.39801" calcext:value-type="float">
            <text:p>580,39801</text:p>
          </table:table-cell>
          <table:table-cell office:value-type="float" office:value="105748" calcext:value-type="float">
            <text:p>105748</text:p>
          </table:table-cell>
          <table:table-cell office:value-type="float" office:value="1158.916016" calcext:value-type="float">
            <text:p>1158,916016</text:p>
          </table:table-cell>
          <table:table-cell office:value-type="float" office:value="2" calcext:value-type="float">
            <text:p>2</text:p>
          </table:table-cell>
          <table:table-cell office:value-type="float" office:value="547.945007" calcext:value-type="float">
            <text:p>547,945007</text:p>
          </table:table-cell>
          <table:table-cell office:value-type="float" office:value="105748" calcext:value-type="float">
            <text:p>105748</text:p>
          </table:table-cell>
          <table:table-cell office:value-type="float" office:value="1511.744995" calcext:value-type="float">
            <text:p>1511,744995</text:p>
          </table:table-cell>
          <table:table-cell office:value-type="float" office:value="5" calcext:value-type="float">
            <text:p>5</text:p>
          </table:table-cell>
          <table:table-cell office:value-type="float" office:value="487.284973" calcext:value-type="float">
            <text:p>487,284973</text:p>
          </table:table-cell>
          <table:table-cell office:value-type="float" office:value="105748" calcext:value-type="float">
            <text:p>105748</text:p>
          </table:table-cell>
          <table:table-cell office:value-type="float" office:value="1166.910034" calcext:value-type="float">
            <text:p>1166,910034</text:p>
          </table:table-cell>
          <table:table-cell office:value-type="float" office:value="1" calcext:value-type="float">
            <text:p>1</text:p>
          </table:table-cell>
          <table:table-cell office:value-type="float" office:value="625.059021" calcext:value-type="float">
            <text:p>625,059021</text:p>
          </table:table-cell>
          <table:table-cell office:value-type="float" office:value="105748" calcext:value-type="float">
            <text:p>105748</text:p>
          </table:table-cell>
          <table:table-cell office:value-type="float" office:value="1249.490967" calcext:value-type="float">
            <text:p>1249,490967</text:p>
          </table:table-cell>
          <table:table-cell office:value-type="float" office:value="4" calcext:value-type="float">
            <text:p>4</text:p>
          </table:table-cell>
          <table:table-cell office:value-type="float" office:value="295.688995" calcext:value-type="float">
            <text:p>295,688995</text:p>
          </table:table-cell>
          <table:table-cell table:number-columns-repeated="16"/>
        </table:table-row>
        <table:table-row table:style-name="ro1">
          <table:table-cell table:style-name="ce4" office:value-type="float" office:value="110313" calcext:value-type="float">
            <text:p>110313</text:p>
          </table:table-cell>
          <table:table-cell office:value-type="float" office:value="1045.356934" calcext:value-type="float">
            <text:p>1045,356934</text:p>
          </table:table-cell>
          <table:table-cell office:value-type="float" office:value="2" calcext:value-type="float">
            <text:p>2</text:p>
          </table:table-cell>
          <table:table-cell office:value-type="float" office:value="118.82" calcext:value-type="float">
            <text:p>118,82</text:p>
          </table:table-cell>
          <table:table-cell office:value-type="float" office:value="110313" calcext:value-type="float">
            <text:p>110313</text:p>
          </table:table-cell>
          <table:table-cell office:value-type="float" office:value="1125.653076" calcext:value-type="float">
            <text:p>1125,653076</text:p>
          </table:table-cell>
          <table:table-cell office:value-type="float" office:value="6" calcext:value-type="float">
            <text:p>6</text:p>
          </table:table-cell>
          <table:table-cell office:value-type="float" office:value="426.039001" calcext:value-type="float">
            <text:p>426,039001</text:p>
          </table:table-cell>
          <table:table-cell office:value-type="float" office:value="110313" calcext:value-type="float">
            <text:p>110313</text:p>
          </table:table-cell>
          <table:table-cell office:value-type="float" office:value="1073.661987" calcext:value-type="float">
            <text:p>1073,661987</text:p>
          </table:table-cell>
          <table:table-cell office:value-type="float" office:value="1" calcext:value-type="float">
            <text:p>1</text:p>
          </table:table-cell>
          <table:table-cell office:value-type="float" office:value="16.701" calcext:value-type="float">
            <text:p>16,701</text:p>
          </table:table-cell>
          <table:table-cell office:value-type="float" office:value="110313" calcext:value-type="float">
            <text:p>110313</text:p>
          </table:table-cell>
          <table:table-cell office:value-type="float" office:value="1308.401001" calcext:value-type="float">
            <text:p>1308,4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313" calcext:value-type="float">
            <text:p>110313</text:p>
          </table:table-cell>
          <table:table-cell office:value-type="float" office:value="1155.226929" calcext:value-type="float">
            <text:p>1155,226929</text:p>
          </table:table-cell>
          <table:table-cell office:value-type="float" office:value="2" calcext:value-type="float">
            <text:p>2</text:p>
          </table:table-cell>
          <table:table-cell office:value-type="float" office:value="102.739998" calcext:value-type="float">
            <text:p>102,739998</text:p>
          </table:table-cell>
          <table:table-cell table:number-columns-repeated="16"/>
        </table:table-row>
        <table:table-row table:style-name="ro1">
          <table:table-cell table:style-name="ce4" office:value-type="float" office:value="110458" calcext:value-type="float">
            <text:p>110458</text:p>
          </table:table-cell>
          <table:table-cell office:value-type="float" office:value="915.724976" calcext:value-type="float">
            <text:p>915,724976</text:p>
          </table:table-cell>
          <table:table-cell office:value-type="float" office:value="4" calcext:value-type="float">
            <text:p>4</text:p>
          </table:table-cell>
          <table:table-cell office:value-type="float" office:value="790.674011" calcext:value-type="float">
            <text:p>790,674011</text:p>
          </table:table-cell>
          <table:table-cell office:value-type="float" office:value="110458" calcext:value-type="float">
            <text:p>110458</text:p>
          </table:table-cell>
          <table:table-cell office:value-type="float" office:value="1057.685059" calcext:value-type="float">
            <text:p>1057,685059</text:p>
          </table:table-cell>
          <table:table-cell office:value-type="float" office:value="2" calcext:value-type="float">
            <text:p>2</text:p>
          </table:table-cell>
          <table:table-cell office:value-type="float" office:value="428.229004" calcext:value-type="float">
            <text:p>428,229004</text:p>
          </table:table-cell>
          <table:table-cell office:value-type="float" office:value="110458" calcext:value-type="float">
            <text:p>110458</text:p>
          </table:table-cell>
          <table:table-cell office:value-type="float" office:value="1125.643921" calcext:value-type="float">
            <text:p>1125,643921</text:p>
          </table:table-cell>
          <table:table-cell office:value-type="float" office:value="3" calcext:value-type="float">
            <text:p>3</text:p>
          </table:table-cell>
          <table:table-cell office:value-type="float" office:value="240.329987" calcext:value-type="float">
            <text:p>240,329987</text:p>
          </table:table-cell>
          <table:table-cell office:value-type="float" office:value="110458" calcext:value-type="float">
            <text:p>110458</text:p>
          </table:table-cell>
          <table:table-cell office:value-type="float" office:value="1033.185059" calcext:value-type="float">
            <text:p>1033,185059</text:p>
          </table:table-cell>
          <table:table-cell office:value-type="float" office:value="2" calcext:value-type="float">
            <text:p>2</text:p>
          </table:table-cell>
          <table:table-cell office:value-type="float" office:value="543.955994" calcext:value-type="float">
            <text:p>543,955994</text:p>
          </table:table-cell>
          <table:table-cell office:value-type="float" office:value="110458" calcext:value-type="float">
            <text:p>110458</text:p>
          </table:table-cell>
          <table:table-cell office:value-type="float" office:value="876.143982" calcext:value-type="float">
            <text:p>876,143982</text:p>
          </table:table-cell>
          <table:table-cell office:value-type="float" office:value="7" calcext:value-type="float">
            <text:p>7</text:p>
          </table:table-cell>
          <table:table-cell office:value-type="float" office:value="881.989014" calcext:value-type="float">
            <text:p>881,989014</text:p>
          </table:table-cell>
          <table:table-cell table:number-columns-repeated="16"/>
        </table:table-row>
        <table:table-row table:style-name="ro1">
          <table:table-cell table:style-name="ce4" office:value-type="float" office:value="114119" calcext:value-type="float">
            <text:p>114119</text:p>
          </table:table-cell>
          <table:table-cell office:value-type="float" office:value="992.104004" calcext:value-type="float">
            <text:p>992,104004</text:p>
          </table:table-cell>
          <table:table-cell office:value-type="float" office:value="3" calcext:value-type="float">
            <text:p>3</text:p>
          </table:table-cell>
          <table:table-cell office:value-type="float" office:value="192.378998" calcext:value-type="float">
            <text:p>192,378998</text:p>
          </table:table-cell>
          <table:table-cell office:value-type="float" office:value="114119" calcext:value-type="float">
            <text:p>114119</text:p>
          </table:table-cell>
          <table:table-cell office:value-type="float" office:value="991.987" calcext:value-type="float">
            <text:p>991,987</text:p>
          </table:table-cell>
          <table:table-cell office:value-type="float" office:value="4" calcext:value-type="float">
            <text:p>4</text:p>
          </table:table-cell>
          <table:table-cell office:value-type="float" office:value="277.838989" calcext:value-type="float">
            <text:p>277,838989</text:p>
          </table:table-cell>
          <table:table-cell office:value-type="float" office:value="114119" calcext:value-type="float">
            <text:p>114119</text:p>
          </table:table-cell>
          <table:table-cell office:value-type="float" office:value="893.10498" calcext:value-type="float">
            <text:p>893,10498</text:p>
          </table:table-cell>
          <table:table-cell office:value-type="float" office:value="3" calcext:value-type="float">
            <text:p>3</text:p>
          </table:table-cell>
          <table:table-cell office:value-type="float" office:value="311.903015" calcext:value-type="float">
            <text:p>311,903015</text:p>
          </table:table-cell>
          <table:table-cell office:value-type="float" office:value="114119" calcext:value-type="float">
            <text:p>114119</text:p>
          </table:table-cell>
          <table:table-cell office:value-type="float" office:value="813.315002" calcext:value-type="float">
            <text:p>813,315002</text:p>
          </table:table-cell>
          <table:table-cell office:value-type="float" office:value="3" calcext:value-type="float">
            <text:p>3</text:p>
          </table:table-cell>
          <table:table-cell office:value-type="float" office:value="283.792999" calcext:value-type="float">
            <text:p>283,792999</text:p>
          </table:table-cell>
          <table:table-cell office:value-type="float" office:value="114119" calcext:value-type="float">
            <text:p>114119</text:p>
          </table:table-cell>
          <table:table-cell office:value-type="float" office:value="1021.921021" calcext:value-type="float">
            <text:p>1021,921021</text:p>
          </table:table-cell>
          <table:table-cell office:value-type="float" office:value="5" calcext:value-type="float">
            <text:p>5</text:p>
          </table:table-cell>
          <table:table-cell office:value-type="float" office:value="388.75" calcext:value-type="float">
            <text:p>388,75</text:p>
          </table:table-cell>
          <table:table-cell table:number-columns-repeated="16"/>
        </table:table-row>
        <table:table-row table:style-name="ro1">
          <table:table-cell table:style-name="ce4" office:value-type="float" office:value="114446" calcext:value-type="float">
            <text:p>114446</text:p>
          </table:table-cell>
          <table:table-cell office:value-type="float" office:value="1447.208984" calcext:value-type="float">
            <text:p>1447,208984</text:p>
          </table:table-cell>
          <table:table-cell office:value-type="float" office:value="3" calcext:value-type="float">
            <text:p>3</text:p>
          </table:table-cell>
          <table:table-cell office:value-type="float" office:value="701.361023" calcext:value-type="float">
            <text:p>701,361023</text:p>
          </table:table-cell>
          <table:table-cell office:value-type="float" office:value="114446" calcext:value-type="float">
            <text:p>114446</text:p>
          </table:table-cell>
          <table:table-cell office:value-type="float" office:value="1421.888916" calcext:value-type="float">
            <text:p>1421,888916</text:p>
          </table:table-cell>
          <table:table-cell office:value-type="float" office:value="3" calcext:value-type="float">
            <text:p>3</text:p>
          </table:table-cell>
          <table:table-cell office:value-type="float" office:value="260.653992" calcext:value-type="float">
            <text:p>260,653992</text:p>
          </table:table-cell>
          <table:table-cell office:value-type="float" office:value="114446" calcext:value-type="float">
            <text:p>114446</text:p>
          </table:table-cell>
          <table:table-cell office:value-type="float" office:value="1382.401978" calcext:value-type="float">
            <text:p>1382,401978</text:p>
          </table:table-cell>
          <table:table-cell office:value-type="float" office:value="4" calcext:value-type="float">
            <text:p>4</text:p>
          </table:table-cell>
          <table:table-cell office:value-type="float" office:value="315.829987" calcext:value-type="float">
            <text:p>315,829987</text:p>
          </table:table-cell>
          <table:table-cell office:value-type="float" office:value="114446" calcext:value-type="float">
            <text:p>114446</text:p>
          </table:table-cell>
          <table:table-cell office:value-type="float" office:value="1397.838013" calcext:value-type="float">
            <text:p>1397,838013</text:p>
          </table:table-cell>
          <table:table-cell office:value-type="float" office:value="6" calcext:value-type="float">
            <text:p>6</text:p>
          </table:table-cell>
          <table:table-cell office:value-type="float" office:value="656.588989" calcext:value-type="float">
            <text:p>656,588989</text:p>
          </table:table-cell>
          <table:table-cell office:value-type="float" office:value="114446" calcext:value-type="float">
            <text:p>114446</text:p>
          </table:table-cell>
          <table:table-cell office:value-type="float" office:value="1506.533936" calcext:value-type="float">
            <text:p>1506,533936</text:p>
          </table:table-cell>
          <table:table-cell office:value-type="float" office:value="3" calcext:value-type="float">
            <text:p>3</text:p>
          </table:table-cell>
          <table:table-cell office:value-type="float" office:value="632.721008" calcext:value-type="float">
            <text:p>632,721008</text:p>
          </table:table-cell>
          <table:table-cell table:number-columns-repeated="16"/>
        </table:table-row>
        <table:table-row table:style-name="ro1">
          <table:table-cell table:style-name="ce4" office:value-type="float" office:value="114634" calcext:value-type="float">
            <text:p>114634</text:p>
          </table:table-cell>
          <table:table-cell office:value-type="float" office:value="1426.633911" calcext:value-type="float">
            <text:p>1426,633911</text:p>
          </table:table-cell>
          <table:table-cell office:value-type="float" office:value="6" calcext:value-type="float">
            <text:p>6</text:p>
          </table:table-cell>
          <table:table-cell office:value-type="float" office:value="684.489014" calcext:value-type="float">
            <text:p>684,489014</text:p>
          </table:table-cell>
          <table:table-cell office:value-type="float" office:value="114634" calcext:value-type="float">
            <text:p>114634</text:p>
          </table:table-cell>
          <table:table-cell office:value-type="float" office:value="1102.314941" calcext:value-type="float">
            <text:p>1102,314941</text:p>
          </table:table-cell>
          <table:table-cell office:value-type="float" office:value="4" calcext:value-type="float">
            <text:p>4</text:p>
          </table:table-cell>
          <table:table-cell office:value-type="float" office:value="1014.226013" calcext:value-type="float">
            <text:p>1014,226013</text:p>
          </table:table-cell>
          <table:table-cell office:value-type="float" office:value="114634" calcext:value-type="float">
            <text:p>114634</text:p>
          </table:table-cell>
          <table:table-cell office:value-type="float" office:value="1060.41394" calcext:value-type="float">
            <text:p>1060,41394</text:p>
          </table:table-cell>
          <table:table-cell office:value-type="float" office:value="3" calcext:value-type="float">
            <text:p>3</text:p>
          </table:table-cell>
          <table:table-cell office:value-type="float" office:value="786.315979" calcext:value-type="float">
            <text:p>786,315979</text:p>
          </table:table-cell>
          <table:table-cell office:value-type="float" office:value="114634" calcext:value-type="float">
            <text:p>114634</text:p>
          </table:table-cell>
          <table:table-cell office:value-type="float" office:value="1413.264038" calcext:value-type="float">
            <text:p>1413,264038</text:p>
          </table:table-cell>
          <table:table-cell office:value-type="float" office:value="4" calcext:value-type="float">
            <text:p>4</text:p>
          </table:table-cell>
          <table:table-cell office:value-type="float" office:value="1003.497986" calcext:value-type="float">
            <text:p>1003,497986</text:p>
          </table:table-cell>
          <table:table-cell office:value-type="float" office:value="114634" calcext:value-type="float">
            <text:p>114634</text:p>
          </table:table-cell>
          <table:table-cell office:value-type="float" office:value="1159.471069" calcext:value-type="float">
            <text:p>1159,471069</text:p>
          </table:table-cell>
          <table:table-cell office:value-type="float" office:value="2" calcext:value-type="float">
            <text:p>2</text:p>
          </table:table-cell>
          <table:table-cell office:value-type="float" office:value="1213.784058" calcext:value-type="float">
            <text:p>1213,784058</text:p>
          </table:table-cell>
          <table:table-cell table:number-columns-repeated="16"/>
        </table:table-row>
        <table:table-row table:style-name="ro1">
          <table:table-cell table:style-name="ce4" office:value-type="float" office:value="114823" calcext:value-type="float">
            <text:p>114823</text:p>
          </table:table-cell>
          <table:table-cell office:value-type="float" office:value="1146.18689" calcext:value-type="float">
            <text:p>1146,18689</text:p>
          </table:table-cell>
          <table:table-cell office:value-type="float" office:value="41" calcext:value-type="float">
            <text:p>41</text:p>
          </table:table-cell>
          <table:table-cell office:value-type="float" office:value="2328.367676" calcext:value-type="float">
            <text:p>2328,367676</text:p>
          </table:table-cell>
          <table:table-cell office:value-type="float" office:value="114823" calcext:value-type="float">
            <text:p>114823</text:p>
          </table:table-cell>
          <table:table-cell office:value-type="float" office:value="1014.996033" calcext:value-type="float">
            <text:p>1014,996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23" calcext:value-type="float">
            <text:p>114823</text:p>
          </table:table-cell>
          <table:table-cell office:value-type="float" office:value="1227.26001" calcext:value-type="float">
            <text:p>1227,26001</text:p>
          </table:table-cell>
          <table:table-cell office:value-type="float" office:value="6" calcext:value-type="float">
            <text:p>6</text:p>
          </table:table-cell>
          <table:table-cell office:value-type="float" office:value="349.117981" calcext:value-type="float">
            <text:p>349,117981</text:p>
          </table:table-cell>
          <table:table-cell office:value-type="float" office:value="114823" calcext:value-type="float">
            <text:p>114823</text:p>
          </table:table-cell>
          <table:table-cell office:value-type="float" office:value="1189.043091" calcext:value-type="float">
            <text:p>1189,043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23" calcext:value-type="float">
            <text:p>114823</text:p>
          </table:table-cell>
          <table:table-cell office:value-type="float" office:value="1355.641968" calcext:value-type="float">
            <text:p>1355,641968</text:p>
          </table:table-cell>
          <table:table-cell office:value-type="float" office:value="1" calcext:value-type="float">
            <text:p>1</text:p>
          </table:table-cell>
          <table:table-cell office:value-type="float" office:value="399.459991" calcext:value-type="float">
            <text:p>399,459991</text:p>
          </table:table-cell>
          <table:table-cell table:number-columns-repeated="16"/>
        </table:table-row>
        <table:table-row table:style-name="ro1">
          <table:table-cell table:style-name="ce4" office:value-type="float" office:value="115018" calcext:value-type="float">
            <text:p>115018</text:p>
          </table:table-cell>
          <table:table-cell office:value-type="float" office:value="933.597961" calcext:value-type="float">
            <text:p>933,597961</text:p>
          </table:table-cell>
          <table:table-cell office:value-type="float" office:value="87" calcext:value-type="float">
            <text:p>87</text:p>
          </table:table-cell>
          <table:table-cell office:value-type="float" office:value="2528.112549" calcext:value-type="float">
            <text:p>2528,112549</text:p>
          </table:table-cell>
          <table:table-cell office:value-type="float" office:value="115018" calcext:value-type="float">
            <text:p>115018</text:p>
          </table:table-cell>
          <table:table-cell office:value-type="float" office:value="1167.676025" calcext:value-type="float">
            <text:p>1167,676025</text:p>
          </table:table-cell>
          <table:table-cell office:value-type="float" office:value="91" calcext:value-type="float">
            <text:p>91</text:p>
          </table:table-cell>
          <table:table-cell office:value-type="float" office:value="3243.879883" calcext:value-type="float">
            <text:p>3243,879883</text:p>
          </table:table-cell>
          <table:table-cell office:value-type="float" office:value="115018" calcext:value-type="float">
            <text:p>115018</text:p>
          </table:table-cell>
          <table:table-cell office:value-type="float" office:value="1131.994995" calcext:value-type="float">
            <text:p>1131,994995</text:p>
          </table:table-cell>
          <table:table-cell office:value-type="float" office:value="77" calcext:value-type="float">
            <text:p>77</text:p>
          </table:table-cell>
          <table:table-cell office:value-type="float" office:value="3367.388916" calcext:value-type="float">
            <text:p>3367,388916</text:p>
          </table:table-cell>
          <table:table-cell office:value-type="float" office:value="115018" calcext:value-type="float">
            <text:p>115018</text:p>
          </table:table-cell>
          <table:table-cell office:value-type="float" office:value="939.755981" calcext:value-type="float">
            <text:p>939,755981</text:p>
          </table:table-cell>
          <table:table-cell office:value-type="float" office:value="2" calcext:value-type="float">
            <text:p>2</text:p>
          </table:table-cell>
          <table:table-cell office:value-type="float" office:value="58.73" calcext:value-type="float">
            <text:p>58,73</text:p>
          </table:table-cell>
          <table:table-cell office:value-type="float" office:value="115018" calcext:value-type="float">
            <text:p>115018</text:p>
          </table:table-cell>
          <table:table-cell office:value-type="float" office:value="904.901001" calcext:value-type="float">
            <text:p>904,901001</text:p>
          </table:table-cell>
          <table:table-cell office:value-type="float" office:value="72" calcext:value-type="float">
            <text:p>72</text:p>
          </table:table-cell>
          <table:table-cell office:value-type="float" office:value="3321.009277" calcext:value-type="float">
            <text:p>3321,009277</text:p>
          </table:table-cell>
          <table:table-cell table:number-columns-repeated="16"/>
        </table:table-row>
        <table:table-row table:style-name="ro1">
          <table:table-cell table:style-name="ce4" office:value-type="float" office:value="115212" calcext:value-type="float">
            <text:p>115212</text:p>
          </table:table-cell>
          <table:table-cell office:value-type="float" office:value="922.330994" calcext:value-type="float">
            <text:p>922,330994</text:p>
          </table:table-cell>
          <table:table-cell office:value-type="float" office:value="1" calcext:value-type="float">
            <text:p>1</text:p>
          </table:table-cell>
          <table:table-cell office:value-type="float" office:value="17.284" calcext:value-type="float">
            <text:p>17,284</text:p>
          </table:table-cell>
          <table:table-cell office:value-type="float" office:value="115212" calcext:value-type="float">
            <text:p>115212</text:p>
          </table:table-cell>
          <table:table-cell office:value-type="float" office:value="887.338989" calcext:value-type="float">
            <text:p>887,338989</text:p>
          </table:table-cell>
          <table:table-cell office:value-type="float" office:value="2" calcext:value-type="float">
            <text:p>2</text:p>
          </table:table-cell>
          <table:table-cell office:value-type="float" office:value="135.020004" calcext:value-type="float">
            <text:p>135,020004</text:p>
          </table:table-cell>
          <table:table-cell office:value-type="float" office:value="115212" calcext:value-type="float">
            <text:p>115212</text:p>
          </table:table-cell>
          <table:table-cell office:value-type="float" office:value="985.830994" calcext:value-type="float">
            <text:p>985,830994</text:p>
          </table:table-cell>
          <table:table-cell office:value-type="float" office:value="4" calcext:value-type="float">
            <text:p>4</text:p>
          </table:table-cell>
          <table:table-cell office:value-type="float" office:value="164.16301" calcext:value-type="float">
            <text:p>164,16301</text:p>
          </table:table-cell>
          <table:table-cell office:value-type="float" office:value="115212" calcext:value-type="float">
            <text:p>115212</text:p>
          </table:table-cell>
          <table:table-cell office:value-type="float" office:value="1064.164062" calcext:value-type="float">
            <text:p>1064,164062</text:p>
          </table:table-cell>
          <table:table-cell office:value-type="float" office:value="1" calcext:value-type="float">
            <text:p>1</text:p>
          </table:table-cell>
          <table:table-cell office:value-type="float" office:value="69.590004" calcext:value-type="float">
            <text:p>69,590004</text:p>
          </table:table-cell>
          <table:table-cell office:value-type="float" office:value="115212" calcext:value-type="float">
            <text:p>115212</text:p>
          </table:table-cell>
          <table:table-cell office:value-type="float" office:value="993.185974" calcext:value-type="float">
            <text:p>993,185974</text:p>
          </table:table-cell>
          <table:table-cell office:value-type="float" office:value="3" calcext:value-type="float">
            <text:p>3</text:p>
          </table:table-cell>
          <table:table-cell office:value-type="float" office:value="406.138" calcext:value-type="float">
            <text:p>406,138</text:p>
          </table:table-cell>
          <table:table-cell table:number-columns-repeated="16"/>
        </table:table-row>
        <table:table-row table:style-name="ro1">
          <table:table-cell table:style-name="ce4" office:value-type="float" office:value="124410" calcext:value-type="float">
            <text:p>124410</text:p>
          </table:table-cell>
          <table:table-cell office:value-type="float" office:value="992.992981" calcext:value-type="float">
            <text:p>992,992981</text:p>
          </table:table-cell>
          <table:table-cell office:value-type="float" office:value="2" calcext:value-type="float">
            <text:p>2</text:p>
          </table:table-cell>
          <table:table-cell office:value-type="float" office:value="166.155014" calcext:value-type="float">
            <text:p>166,155014</text:p>
          </table:table-cell>
          <table:table-cell office:value-type="float" office:value="124410" calcext:value-type="float">
            <text:p>124410</text:p>
          </table:table-cell>
          <table:table-cell office:value-type="float" office:value="946.075989" calcext:value-type="float">
            <text:p>946,075989</text:p>
          </table:table-cell>
          <table:table-cell office:value-type="float" office:value="3" calcext:value-type="float">
            <text:p>3</text:p>
          </table:table-cell>
          <table:table-cell office:value-type="float" office:value="338.970001" calcext:value-type="float">
            <text:p>338,970001</text:p>
          </table:table-cell>
          <table:table-cell office:value-type="float" office:value="124410" calcext:value-type="float">
            <text:p>124410</text:p>
          </table:table-cell>
          <table:table-cell office:value-type="float" office:value="965.395996" calcext:value-type="float">
            <text:p>965,395996</text:p>
          </table:table-cell>
          <table:table-cell office:value-type="float" office:value="2" calcext:value-type="float">
            <text:p>2</text:p>
          </table:table-cell>
          <table:table-cell office:value-type="float" office:value="51.625" calcext:value-type="float">
            <text:p>51,625</text:p>
          </table:table-cell>
          <table:table-cell office:value-type="float" office:value="124410" calcext:value-type="float">
            <text:p>124410</text:p>
          </table:table-cell>
          <table:table-cell office:value-type="float" office:value="879.294983" calcext:value-type="float">
            <text:p>879,294983</text:p>
          </table:table-cell>
          <table:table-cell office:value-type="float" office:value="1" calcext:value-type="float">
            <text:p>1</text:p>
          </table:table-cell>
          <table:table-cell office:value-type="float" office:value="118.124001" calcext:value-type="float">
            <text:p>118,124001</text:p>
          </table:table-cell>
          <table:table-cell office:value-type="float" office:value="124410" calcext:value-type="float">
            <text:p>124410</text:p>
          </table:table-cell>
          <table:table-cell office:value-type="float" office:value="1045.43103" calcext:value-type="float">
            <text:p>1045,43103</text:p>
          </table:table-cell>
          <table:table-cell office:value-type="float" office:value="1" calcext:value-type="float">
            <text:p>1</text:p>
          </table:table-cell>
          <table:table-cell office:value-type="float" office:value="59.938999" calcext:value-type="float">
            <text:p>59,938999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1268.74150796667" calcext:value-type="float">
            <text:p>1268,7415079667</text:p>
          </table:table-cell>
          <table:table-cell table:style-name="ce1" table:formula="of:=AVERAGE([C6.C5:.C34])" office:value-type="float" office:value="15.4666666666667" calcext:value-type="float">
            <text:p>15,4666666667</text:p>
          </table:table-cell>
          <table:table-cell table:style-name="ce15" table:formula="of:=AVERAGE([C6.D5:.D34])" office:value-type="float" office:value="2191.41316533333" calcext:value-type="float">
            <text:p>2191,413165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1244.92194823333" calcext:value-type="float">
            <text:p>1244,9219482333</text:p>
          </table:table-cell>
          <table:table-cell table:style-name="ce1" table:formula="of:=AVERAGE([C6.G5:.G34])" office:value-type="float" office:value="13.3" calcext:value-type="float">
            <text:p>13,3</text:p>
          </table:table-cell>
          <table:table-cell table:style-name="ce15" table:formula="of:=AVERAGE([C6.H5:.H34])" office:value-type="float" office:value="1963.550594" calcext:value-type="float">
            <text:p>1963,55059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1301.22962846667" calcext:value-type="float">
            <text:p>1301,2296284667</text:p>
          </table:table-cell>
          <table:table-cell table:style-name="ce1" table:formula="of:=AVERAGE([C6.K5:.K34])" office:value-type="float" office:value="12.8" calcext:value-type="float">
            <text:p>12,8</text:p>
          </table:table-cell>
          <table:table-cell table:style-name="ce15" table:formula="of:=AVERAGE([C6.L5:.L34])" office:value-type="float" office:value="2530.5754436" calcext:value-type="float">
            <text:p>2530,5754436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1316.7790466" calcext:value-type="float">
            <text:p>1316,7790466</text:p>
          </table:table-cell>
          <table:table-cell table:style-name="ce1" table:formula="of:=AVERAGE([C6.O5:.O34])" office:value-type="float" office:value="16.3666666666667" calcext:value-type="float">
            <text:p>16,3666666667</text:p>
          </table:table-cell>
          <table:table-cell table:style-name="ce15" table:formula="of:=AVERAGE([C6.P5:.P34])" office:value-type="float" office:value="2015.87187393333" calcext:value-type="float">
            <text:p>2015,871873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1321.38828323333" calcext:value-type="float">
            <text:p>1321,3882832333</text:p>
          </table:table-cell>
          <table:table-cell table:style-name="ce1" table:formula="of:=AVERAGE([C6.S5:.S34])" office:value-type="float" office:value="15.2333333333333" calcext:value-type="float">
            <text:p>15,2333333333</text:p>
          </table:table-cell>
          <table:table-cell table:style-name="ce15" table:formula="of:=AVERAGE([C6.T5:.T34])" office:value-type="float" office:value="2514.84084063333" calcext:value-type="float">
            <text:p>2514,8408406333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1237.6170655" calcext:value-type="float">
            <text:p>1237,6170655</text:p>
          </table:table-cell>
          <table:table-cell table:style-name="ce1" table:formula="of:=MEDIAN([C6.C5:.C34])" office:value-type="float" office:value="7" calcext:value-type="float">
            <text:p>7</text:p>
          </table:table-cell>
          <table:table-cell table:style-name="ce15" table:formula="of:=MEDIAN([C6.D5:.D34])" office:value-type="float" office:value="1651.9030765" calcext:value-type="float">
            <text:p>1651,90307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1184.7905275" calcext:value-type="float">
            <text:p>1184,7905275</text:p>
          </table:table-cell>
          <table:table-cell table:style-name="ce1" table:formula="of:=MEDIAN([C6.G5:.G34])" office:value-type="float" office:value="7" calcext:value-type="float">
            <text:p>7</text:p>
          </table:table-cell>
          <table:table-cell table:style-name="ce15" table:formula="of:=MEDIAN([C6.H5:.H34])" office:value-type="float" office:value="1591.036499" calcext:value-type="float">
            <text:p>1591,03649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1261.2730105" calcext:value-type="float">
            <text:p>1261,2730105</text:p>
          </table:table-cell>
          <table:table-cell table:style-name="ce1" table:formula="of:=MEDIAN([C6.K5:.K34])" office:value-type="float" office:value="6" calcext:value-type="float">
            <text:p>6</text:p>
          </table:table-cell>
          <table:table-cell table:style-name="ce15" table:formula="of:=MEDIAN([C6.L5:.L34])" office:value-type="float" office:value="1129.25" calcext:value-type="float">
            <text:p>1129,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1291.991455" calcext:value-type="float">
            <text:p>1291,991455</text:p>
          </table:table-cell>
          <table:table-cell table:style-name="ce1" table:formula="of:=MEDIAN([C6.O5:.O34])" office:value-type="float" office:value="7" calcext:value-type="float">
            <text:p>7</text:p>
          </table:table-cell>
          <table:table-cell table:style-name="ce15" table:formula="of:=MEDIAN([C6.P5:.P34])" office:value-type="float" office:value="1276.081909" calcext:value-type="float">
            <text:p>1276,08190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1301.1870725" calcext:value-type="float">
            <text:p>1301,1870725</text:p>
          </table:table-cell>
          <table:table-cell table:style-name="ce1" table:formula="of:=MEDIAN([C6.S5:.S34])" office:value-type="float" office:value="6.5" calcext:value-type="float">
            <text:p>6,5</text:p>
          </table:table-cell>
          <table:table-cell table:style-name="ce15" table:formula="of:=MEDIAN([C6.T5:.T34])" office:value-type="float" office:value="1179.84198" calcext:value-type="float">
            <text:p>1179,84198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234.247178315315" calcext:value-type="float">
            <text:p>234,2471783153</text:p>
          </table:table-cell>
          <table:table-cell table:style-name="ce11" table:formula="of:=STDEV([C6.C5:.C34])" office:value-type="float" office:value="31.3981476867811" calcext:value-type="float">
            <text:p>31,3981476868</text:p>
          </table:table-cell>
          <table:table-cell table:style-name="ce16" table:formula="of:=STDEV([C6.D5:.D34])" office:value-type="float" office:value="1954.80474374425" calcext:value-type="float">
            <text:p>1954,804743744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190.928532373417" calcext:value-type="float">
            <text:p>190,9285323734</text:p>
          </table:table-cell>
          <table:table-cell table:style-name="ce11" table:formula="of:=STDEV([C6.G5:.G34])" office:value-type="float" office:value="26.2168016671594" calcext:value-type="float">
            <text:p>26,2168016672</text:p>
          </table:table-cell>
          <table:table-cell table:style-name="ce16" table:formula="of:=STDEV([C6.H5:.H34])" office:value-type="float" office:value="1585.65460031927" calcext:value-type="float">
            <text:p>1585,654600319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200.348479544629" calcext:value-type="float">
            <text:p>200,3484795446</text:p>
          </table:table-cell>
          <table:table-cell table:style-name="ce11" table:formula="of:=STDEV([C6.K5:.K34])" office:value-type="float" office:value="23.921423092254" calcext:value-type="float">
            <text:p>23,9214230923</text:p>
          </table:table-cell>
          <table:table-cell table:style-name="ce16" table:formula="of:=STDEV([C6.L5:.L34])" office:value-type="float" office:value="3490.80958834881" calcext:value-type="float">
            <text:p>3490,809588348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239.362879226471" calcext:value-type="float">
            <text:p>239,3628792265</text:p>
          </table:table-cell>
          <table:table-cell table:style-name="ce11" table:formula="of:=STDEV([C6.O5:.O34])" office:value-type="float" office:value="35.1131013306639" calcext:value-type="float">
            <text:p>35,1131013307</text:p>
          </table:table-cell>
          <table:table-cell table:style-name="ce16" table:formula="of:=STDEV([C6.P5:.P34])" office:value-type="float" office:value="1923.43383856263" calcext:value-type="float">
            <text:p>1923,43383856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250.588746740111" calcext:value-type="float">
            <text:p>250,5887467401</text:p>
          </table:table-cell>
          <table:table-cell table:style-name="ce11" table:formula="of:=STDEV([C6.S5:.S34])" office:value-type="float" office:value="32.0502658371173" calcext:value-type="float">
            <text:p>32,0502658371</text:p>
          </table:table-cell>
          <table:table-cell table:style-name="ce16" table:formula="of:=STDEV([C6.T5:.T34])" office:value-type="float" office:value="2823.75651570148" calcext:value-type="float">
            <text:p>2823,7565157015</text:p>
          </table:table-cell>
          <table:table-cell table:number-columns-repeated="16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31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)" office:value-type="float" office:value="1290.6120829" calcext:value-type="float">
            <text:p>1290,6120829</text:p>
          </table:table-cell>
          <table:table-cell table:formula="of:=STDEV([.B5:.B34];[.F5:.F34];[.J5:.J34];[.N5:.N34];[.R5:.R34];[.V5:.V34];[.Z5:.Z34];[.AD5:.AD34];[.AH5:.AH34])" office:value-type="float" office:value="180.684588440374" calcext:value-type="float">
            <text:p>180,6845884404</text:p>
          </table:table-cell>
          <table:table-cell table:formula="of:=COUNT([.B5:.B34];[.F5:.F34];[.J5:.J34];[.N5:.N34];[.R5:.R34];[.V5:.V34];[.Z5:.Z34];[.AD5:.AD34];[.AH5:.AH34])" office:value-type="float" office:value="150" calcext:value-type="float">
            <text:p>150</text:p>
          </table:table-cell>
          <table:table-cell table:formula="of:=2*[.C40]/SQRT([.D40])" office:value-type="float" office:value="29.5056697375797" calcext:value-type="float">
            <text:p>29,5056697376</text:p>
          </table:table-cell>
          <table:table-cell table:number-columns-repeated="31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)" office:value-type="float" office:value="14.6333333333333" calcext:value-type="float">
            <text:p>14,6333333333</text:p>
          </table:table-cell>
          <table:table-cell table:formula="of:=STDEV([.C5:.C34];[.G5:.G34];[.K5:.K34];[.O5:.O34];[.S5:.S34];[.W5:.W34];[.AA5:.AA34];[.AE5:.AE34];[.AI5:.AI34])" office:value-type="float" office:value="13.3148686463424" calcext:value-type="float">
            <text:p>13,3148686463</text:p>
          </table:table-cell>
          <table:table-cell table:style-name="ce17" table:formula="of:=COUNT([.C5:.C34];[.G5:.G34];[.K5:.K34];[.O5:.O34];[.S5:.S34];[.W5:.W34];[.AA5:.AA34];[.AE5:.AE34];[.AI5:.AI34])" office:value-type="float" office:value="150" calcext:value-type="float">
            <text:p>150</text:p>
          </table:table-cell>
          <table:table-cell table:formula="of:=2*[.C41]/SQRT([.D41])" office:value-type="float" office:value="2.17430894504807" calcext:value-type="float">
            <text:p>2,174308945</text:p>
          </table:table-cell>
          <table:table-cell table:number-columns-repeated="31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)" office:value-type="float" office:value="2243.2503835" calcext:value-type="float">
            <text:p>2243,2503835</text:p>
          </table:table-cell>
          <table:table-cell table:formula="of:=STDEV([.D5:.D34];[.H5:.H34];[.L5:.L34];[.P5:.P34];[.T5:.T34];[.X5:.X34];[.AB5:.AB34];[.AF5:.AF34];[.AJ5:.AJ34])" office:value-type="float" office:value="610.134164284775" calcext:value-type="float">
            <text:p>610,1341642848</text:p>
          </table:table-cell>
          <table:table-cell table:formula="of:=COUNT([.D5:.D34];[.H5:.H34];[.L5:.L34];[.P5:.P34];[.T5:.T34];[.X5:.X34];[.AB5:.AB34];[.AF5:.AF34];[.AJ5:.AJ34])" office:value-type="float" office:value="150" calcext:value-type="float">
            <text:p>150</text:p>
          </table:table-cell>
          <table:table-cell table:formula="of:=2*[.C42]/SQRT([.D42])" office:value-type="float" office:value="99.6344918091429" calcext:value-type="float">
            <text:p>99,6344918091</text:p>
          </table:table-cell>
          <table:table-cell table:number-columns-repeated="31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Average stall time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IF([.C5]&lt;&gt;0;[.D5]/[.C5];0)" office:value-type="float" office:value="88.2543333333333" calcext:value-type="float">
            <text:p>88,2543333333</text:p>
          </table:table-cell>
          <table:table-cell table:number-columns-repeated="3"/>
          <table:table-cell table:formula="of:=IF([.G5]&lt;&gt;0;[.H5]/[.G5];0)" office:value-type="float" office:value="7.993" calcext:value-type="float">
            <text:p>7,993</text:p>
          </table:table-cell>
          <table:table-cell table:number-columns-repeated="3"/>
          <table:table-cell table:formula="of:=IF([.K5]&lt;&gt;0;[.L5]/[.K5];0)" office:value-type="float" office:value="62.228001" calcext:value-type="float">
            <text:p>62,228001</text:p>
          </table:table-cell>
          <table:table-cell table:number-columns-repeated="3"/>
          <table:table-cell table:formula="of:=IF([.O5]&lt;&gt;0;[.P5]/[.O5];0)" office:value-type="float" office:value="296.531006" calcext:value-type="float">
            <text:p>296,531006</text:p>
          </table:table-cell>
          <table:table-cell table:number-columns-repeated="3"/>
          <table:table-cell table:formula="of:=IF([.S5]&lt;&gt;0;[.T5]/[.S5];0)" office:value-type="float" office:value="60.362999" calcext:value-type="float">
            <text:p>60,3629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6]&lt;&gt;0;[.D6]/[.C6];0)" office:value-type="float" office:value="150.6754028" calcext:value-type="float">
            <text:p>150,6754028</text:p>
          </table:table-cell>
          <table:table-cell table:number-columns-repeated="3"/>
          <table:table-cell table:formula="of:=IF([.G6]&lt;&gt;0;[.H6]/[.G6];0)" office:value-type="float" office:value="153.798004" calcext:value-type="float">
            <text:p>153,798004</text:p>
          </table:table-cell>
          <table:table-cell table:number-columns-repeated="3"/>
          <table:table-cell table:formula="of:=IF([.K6]&lt;&gt;0;[.L6]/[.K6];0)" office:value-type="float" office:value="215.219665666667" calcext:value-type="float">
            <text:p>215,2196656667</text:p>
          </table:table-cell>
          <table:table-cell table:number-columns-repeated="3"/>
          <table:table-cell table:formula="of:=IF([.O6]&lt;&gt;0;[.P6]/[.O6];0)" office:value-type="float" office:value="152.9690095" calcext:value-type="float">
            <text:p>152,9690095</text:p>
          </table:table-cell>
          <table:table-cell table:number-columns-repeated="3"/>
          <table:table-cell table:formula="of:=IF([.S6]&lt;&gt;0;[.T6]/[.S6];0)" office:value-type="float" office:value="53.179001" calcext:value-type="float">
            <text:p>53,1790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IF([.C7]&lt;&gt;0;[.D7]/[.C7];0)" office:value-type="float" office:value="57.7280005" calcext:value-type="float">
            <text:p>57,7280005</text:p>
          </table:table-cell>
          <table:table-cell table:number-columns-repeated="3"/>
          <table:table-cell table:formula="of:=IF([.G7]&lt;&gt;0;[.H7]/[.G7];0)" office:value-type="float" office:value="69.4280015" calcext:value-type="float">
            <text:p>69,4280015</text:p>
          </table:table-cell>
          <table:table-cell table:number-columns-repeated="3"/>
          <table:table-cell table:formula="of:=IF([.K7]&lt;&gt;0;[.L7]/[.K7];0)" office:value-type="float" office:value="83.075005" calcext:value-type="float">
            <text:p>83,075005</text:p>
          </table:table-cell>
          <table:table-cell table:number-columns-repeated="3"/>
          <table:table-cell table:formula="of:=IF([.O7]&lt;&gt;0;[.P7]/[.O7];0)" office:value-type="float" office:value="147.084503" calcext:value-type="float">
            <text:p>147,084503</text:p>
          </table:table-cell>
          <table:table-cell table:number-columns-repeated="3"/>
          <table:table-cell table:formula="of:=IF([.S7]&lt;&gt;0;[.T7]/[.S7];0)" office:value-type="float" office:value="152.98100275" calcext:value-type="float">
            <text:p>152,9810027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IF([.C8]&lt;&gt;0;[.D8]/[.C8];0)" office:value-type="float" office:value="50.5090025" calcext:value-type="float">
            <text:p>50,5090025</text:p>
          </table:table-cell>
          <table:table-cell table:number-columns-repeated="3"/>
          <table:table-cell table:formula="of:=IF([.G8]&lt;&gt;0;[.H8]/[.G8];0)" office:value-type="float" office:value="197.725321333333" calcext:value-type="float">
            <text:p>197,7253213333</text:p>
          </table:table-cell>
          <table:table-cell table:number-columns-repeated="3"/>
          <table:table-cell table:formula="of:=IF([.K8]&lt;&gt;0;[.L8]/[.K8];0)" office:value-type="float" office:value="56.466751" calcext:value-type="float">
            <text:p>56,466751</text:p>
          </table:table-cell>
          <table:table-cell table:number-columns-repeated="3"/>
          <table:table-cell table:formula="of:=IF([.O8]&lt;&gt;0;[.P8]/[.O8];0)" office:value-type="float" office:value="248.936493" calcext:value-type="float">
            <text:p>248,936493</text:p>
          </table:table-cell>
          <table:table-cell table:number-columns-repeated="3"/>
          <table:table-cell table:formula="of:=IF([.S8]&lt;&gt;0;[.T8]/[.S8];0)" office:value-type="float" office:value="75.2436676666667" calcext:value-type="float">
            <text:p>75,243667666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IF([.C9]&lt;&gt;0;[.D9]/[.C9];0)" office:value-type="float" office:value="0" calcext:value-type="float">
            <text:p>0</text:p>
          </table:table-cell>
          <table:table-cell table:number-columns-repeated="3"/>
          <table:table-cell table:formula="of:=IF([.G9]&lt;&gt;0;[.H9]/[.G9];0)" office:value-type="float" office:value="37.7089995" calcext:value-type="float">
            <text:p>37,7089995</text:p>
          </table:table-cell>
          <table:table-cell table:number-columns-repeated="3"/>
          <table:table-cell table:formula="of:=IF([.K9]&lt;&gt;0;[.L9]/[.K9];0)" office:value-type="float" office:value="24.622999" calcext:value-type="float">
            <text:p>24,622999</text:p>
          </table:table-cell>
          <table:table-cell table:number-columns-repeated="3"/>
          <table:table-cell table:formula="of:=IF([.O9]&lt;&gt;0;[.P9]/[.O9];0)" office:value-type="float" office:value="57.5805015" calcext:value-type="float">
            <text:p>57,5805015</text:p>
          </table:table-cell>
          <table:table-cell table:number-columns-repeated="3"/>
          <table:table-cell table:formula="of:=IF([.S9]&lt;&gt;0;[.T9]/[.S9];0)" office:value-type="float" office:value="66.981003" calcext:value-type="float">
            <text:p>66,9810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IF([.C10]&lt;&gt;0;[.D10]/[.C10];0)" office:value-type="float" office:value="231.021674222222" calcext:value-type="float">
            <text:p>231,0216742222</text:p>
          </table:table-cell>
          <table:table-cell table:number-columns-repeated="3"/>
          <table:table-cell table:formula="of:=IF([.G10]&lt;&gt;0;[.H10]/[.G10];0)" office:value-type="float" office:value="144.054657" calcext:value-type="float">
            <text:p>144,054657</text:p>
          </table:table-cell>
          <table:table-cell table:number-columns-repeated="3"/>
          <table:table-cell table:formula="of:=IF([.K10]&lt;&gt;0;[.L10]/[.K10];0)" office:value-type="float" office:value="138.348002166667" calcext:value-type="float">
            <text:p>138,3480021667</text:p>
          </table:table-cell>
          <table:table-cell table:number-columns-repeated="3"/>
          <table:table-cell table:formula="of:=IF([.O10]&lt;&gt;0;[.P10]/[.O10];0)" office:value-type="float" office:value="157.713472769231" calcext:value-type="float">
            <text:p>157,7134727692</text:p>
          </table:table-cell>
          <table:table-cell table:number-columns-repeated="3"/>
          <table:table-cell table:formula="of:=IF([.S10]&lt;&gt;0;[.T10]/[.S10];0)" office:value-type="float" office:value="233.6507415" calcext:value-type="float">
            <text:p>233,65074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IF([.C11]&lt;&gt;0;[.D11]/[.C11];0)" office:value-type="float" office:value="85.8330078" calcext:value-type="float">
            <text:p>85,8330078</text:p>
          </table:table-cell>
          <table:table-cell table:number-columns-repeated="3"/>
          <table:table-cell table:formula="of:=IF([.G11]&lt;&gt;0;[.H11]/[.G11];0)" office:value-type="float" office:value="58.4649332666667" calcext:value-type="float">
            <text:p>58,4649332667</text:p>
          </table:table-cell>
          <table:table-cell table:number-columns-repeated="3"/>
          <table:table-cell table:formula="of:=IF([.K11]&lt;&gt;0;[.L11]/[.K11];0)" office:value-type="float" office:value="123.507334333333" calcext:value-type="float">
            <text:p>123,5073343333</text:p>
          </table:table-cell>
          <table:table-cell table:number-columns-repeated="3"/>
          <table:table-cell table:formula="of:=IF([.O11]&lt;&gt;0;[.P11]/[.O11];0)" office:value-type="float" office:value="109.819671666667" calcext:value-type="float">
            <text:p>109,8196716667</text:p>
          </table:table-cell>
          <table:table-cell table:number-columns-repeated="3"/>
          <table:table-cell table:formula="of:=IF([.S11]&lt;&gt;0;[.T11]/[.S11];0)" office:value-type="float" office:value="32.5915004285714" calcext:value-type="float">
            <text:p>32,591500428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IF([.C12]&lt;&gt;0;[.D12]/[.C12];0)" office:value-type="float" office:value="90.87574775" calcext:value-type="float">
            <text:p>90,87574775</text:p>
          </table:table-cell>
          <table:table-cell table:number-columns-repeated="3"/>
          <table:table-cell table:formula="of:=IF([.G12]&lt;&gt;0;[.H12]/[.G12];0)" office:value-type="float" office:value="43.888" calcext:value-type="float">
            <text:p>43,888</text:p>
          </table:table-cell>
          <table:table-cell table:number-columns-repeated="3"/>
          <table:table-cell table:formula="of:=IF([.K12]&lt;&gt;0;[.L12]/[.K12];0)" office:value-type="float" office:value="130.657605" calcext:value-type="float">
            <text:p>130,657605</text:p>
          </table:table-cell>
          <table:table-cell table:number-columns-repeated="3"/>
          <table:table-cell table:formula="of:=IF([.O12]&lt;&gt;0;[.P12]/[.O12];0)" office:value-type="float" office:value="0" calcext:value-type="float">
            <text:p>0</text:p>
          </table:table-cell>
          <table:table-cell table:number-columns-repeated="3"/>
          <table:table-cell table:formula="of:=IF([.S12]&lt;&gt;0;[.T12]/[.S12];0)" office:value-type="float" office:value="166.895508" calcext:value-type="float">
            <text:p>166,89550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IF([.C13]&lt;&gt;0;[.D13]/[.C13];0)" office:value-type="float" office:value="51.2296651666667" calcext:value-type="float">
            <text:p>51,2296651667</text:p>
          </table:table-cell>
          <table:table-cell table:number-columns-repeated="3"/>
          <table:table-cell table:formula="of:=IF([.G13]&lt;&gt;0;[.H13]/[.G13];0)" office:value-type="float" office:value="73.3321635" calcext:value-type="float">
            <text:p>73,3321635</text:p>
          </table:table-cell>
          <table:table-cell table:number-columns-repeated="3"/>
          <table:table-cell table:formula="of:=IF([.K13]&lt;&gt;0;[.L13]/[.K13];0)" office:value-type="float" office:value="151.2442475" calcext:value-type="float">
            <text:p>151,2442475</text:p>
          </table:table-cell>
          <table:table-cell table:number-columns-repeated="3"/>
          <table:table-cell table:formula="of:=IF([.O13]&lt;&gt;0;[.P13]/[.O13];0)" office:value-type="float" office:value="111.524002" calcext:value-type="float">
            <text:p>111,524002</text:p>
          </table:table-cell>
          <table:table-cell table:number-columns-repeated="3"/>
          <table:table-cell table:formula="of:=IF([.S13]&lt;&gt;0;[.T13]/[.S13];0)" office:value-type="float" office:value="80.543335" calcext:value-type="float">
            <text:p>80,54333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C14]&lt;&gt;0;[.D14]/[.C14];0)" office:value-type="float" office:value="109.438712" calcext:value-type="float">
            <text:p>109,438712</text:p>
          </table:table-cell>
          <table:table-cell table:number-columns-repeated="3"/>
          <table:table-cell table:formula="of:=IF([.G14]&lt;&gt;0;[.H14]/[.G14];0)" office:value-type="float" office:value="131.1185" calcext:value-type="float">
            <text:p>131,1185</text:p>
          </table:table-cell>
          <table:table-cell table:number-columns-repeated="3"/>
          <table:table-cell table:formula="of:=IF([.K14]&lt;&gt;0;[.L14]/[.K14];0)" office:value-type="float" office:value="143.092671666667" calcext:value-type="float">
            <text:p>143,0926716667</text:p>
          </table:table-cell>
          <table:table-cell table:number-columns-repeated="3"/>
          <table:table-cell table:formula="of:=IF([.O14]&lt;&gt;0;[.P14]/[.O14];0)" office:value-type="float" office:value="207.347656333333" calcext:value-type="float">
            <text:p>207,3476563333</text:p>
          </table:table-cell>
          <table:table-cell table:number-columns-repeated="3"/>
          <table:table-cell table:formula="of:=IF([.S14]&lt;&gt;0;[.T14]/[.S14];0)" office:value-type="float" office:value="131.833496" calcext:value-type="float">
            <text:p>131,8334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C15]&lt;&gt;0;[.D15]/[.C15];0)" office:value-type="float" office:value="166.8774566875" calcext:value-type="float">
            <text:p>166,8774566875</text:p>
          </table:table-cell>
          <table:table-cell table:number-columns-repeated="3"/>
          <table:table-cell table:formula="of:=IF([.G15]&lt;&gt;0;[.H15]/[.G15];0)" office:value-type="float" office:value="142.743396" calcext:value-type="float">
            <text:p>142,743396</text:p>
          </table:table-cell>
          <table:table-cell table:number-columns-repeated="3"/>
          <table:table-cell table:formula="of:=IF([.K15]&lt;&gt;0;[.L15]/[.K15];0)" office:value-type="float" office:value="55.9095" calcext:value-type="float">
            <text:p>55,9095</text:p>
          </table:table-cell>
          <table:table-cell table:number-columns-repeated="3"/>
          <table:table-cell table:formula="of:=IF([.O15]&lt;&gt;0;[.P15]/[.O15];0)" office:value-type="float" office:value="102.821495" calcext:value-type="float">
            <text:p>102,821495</text:p>
          </table:table-cell>
          <table:table-cell table:number-columns-repeated="3"/>
          <table:table-cell table:formula="of:=IF([.S15]&lt;&gt;0;[.T15]/[.S15];0)" office:value-type="float" office:value="172.166504" calcext:value-type="float">
            <text:p>172,16650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C16]&lt;&gt;0;[.D16]/[.C16];0)" office:value-type="float" office:value="23.316" calcext:value-type="float">
            <text:p>23,316</text:p>
          </table:table-cell>
          <table:table-cell table:number-columns-repeated="3"/>
          <table:table-cell table:formula="of:=IF([.G16]&lt;&gt;0;[.H16]/[.G16];0)" office:value-type="float" office:value="50.797001" calcext:value-type="float">
            <text:p>50,797001</text:p>
          </table:table-cell>
          <table:table-cell table:number-columns-repeated="3"/>
          <table:table-cell table:formula="of:=IF([.K16]&lt;&gt;0;[.L16]/[.K16];0)" office:value-type="float" office:value="0" calcext:value-type="float">
            <text:p>0</text:p>
          </table:table-cell>
          <table:table-cell table:number-columns-repeated="3"/>
          <table:table-cell table:formula="of:=IF([.O16]&lt;&gt;0;[.P16]/[.O16];0)" office:value-type="float" office:value="51.8269995" calcext:value-type="float">
            <text:p>51,8269995</text:p>
          </table:table-cell>
          <table:table-cell table:number-columns-repeated="3"/>
          <table:table-cell table:formula="of:=IF([.S16]&lt;&gt;0;[.T16]/[.S16];0)" office:value-type="float" office:value="250.692993" calcext:value-type="float">
            <text:p>250,69299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IF([.C17]&lt;&gt;0;[.D17]/[.C17];0)" office:value-type="float" office:value="138.7712555" calcext:value-type="float">
            <text:p>138,7712555</text:p>
          </table:table-cell>
          <table:table-cell table:number-columns-repeated="3"/>
          <table:table-cell table:formula="of:=IF([.G17]&lt;&gt;0;[.H17]/[.G17];0)" office:value-type="float" office:value="137.8589935" calcext:value-type="float">
            <text:p>137,8589935</text:p>
          </table:table-cell>
          <table:table-cell table:number-columns-repeated="3"/>
          <table:table-cell table:formula="of:=IF([.K17]&lt;&gt;0;[.L17]/[.K17];0)" office:value-type="float" office:value="73.6496633333333" calcext:value-type="float">
            <text:p>73,6496633333</text:p>
          </table:table-cell>
          <table:table-cell table:number-columns-repeated="3"/>
          <table:table-cell table:formula="of:=IF([.O17]&lt;&gt;0;[.P17]/[.O17];0)" office:value-type="float" office:value="48.424999" calcext:value-type="float">
            <text:p>48,424999</text:p>
          </table:table-cell>
          <table:table-cell table:number-columns-repeated="3"/>
          <table:table-cell table:formula="of:=IF([.S17]&lt;&gt;0;[.T17]/[.S17];0)" office:value-type="float" office:value="72.0545045" calcext:value-type="float">
            <text:p>72,054504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C18]&lt;&gt;0;[.D18]/[.C18];0)" office:value-type="float" office:value="149.550659333333" calcext:value-type="float">
            <text:p>149,5506593333</text:p>
          </table:table-cell>
          <table:table-cell table:number-columns-repeated="3"/>
          <table:table-cell table:formula="of:=IF([.G18]&lt;&gt;0;[.H18]/[.G18];0)" office:value-type="float" office:value="56.407001" calcext:value-type="float">
            <text:p>56,407001</text:p>
          </table:table-cell>
          <table:table-cell table:number-columns-repeated="3"/>
          <table:table-cell table:formula="of:=IF([.K18]&lt;&gt;0;[.L18]/[.K18];0)" office:value-type="float" office:value="132.666992" calcext:value-type="float">
            <text:p>132,666992</text:p>
          </table:table-cell>
          <table:table-cell table:number-columns-repeated="3"/>
          <table:table-cell table:formula="of:=IF([.O18]&lt;&gt;0;[.P18]/[.O18];0)" office:value-type="float" office:value="34.5565035" calcext:value-type="float">
            <text:p>34,5565035</text:p>
          </table:table-cell>
          <table:table-cell table:number-columns-repeated="3"/>
          <table:table-cell table:formula="of:=IF([.S18]&lt;&gt;0;[.T18]/[.S18];0)" office:value-type="float" office:value="138.312327" calcext:value-type="float">
            <text:p>138,31232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C19]&lt;&gt;0;[.D19]/[.C19];0)" office:value-type="float" office:value="29.32075125" calcext:value-type="float">
            <text:p>29,32075125</text:p>
          </table:table-cell>
          <table:table-cell table:number-columns-repeated="3"/>
          <table:table-cell table:formula="of:=IF([.G19]&lt;&gt;0;[.H19]/[.G19];0)" office:value-type="float" office:value="26.1175994" calcext:value-type="float">
            <text:p>26,1175994</text:p>
          </table:table-cell>
          <table:table-cell table:number-columns-repeated="3"/>
          <table:table-cell table:formula="of:=IF([.K19]&lt;&gt;0;[.L19]/[.K19];0)" office:value-type="float" office:value="67.5379993333333" calcext:value-type="float">
            <text:p>67,5379993333</text:p>
          </table:table-cell>
          <table:table-cell table:number-columns-repeated="3"/>
          <table:table-cell table:formula="of:=IF([.O19]&lt;&gt;0;[.P19]/[.O19];0)" office:value-type="float" office:value="120.645398" calcext:value-type="float">
            <text:p>120,645398</text:p>
          </table:table-cell>
          <table:table-cell table:number-columns-repeated="3"/>
          <table:table-cell table:formula="of:=IF([.S19]&lt;&gt;0;[.T19]/[.S19];0)" office:value-type="float" office:value="78.0162048" calcext:value-type="float">
            <text:p>78,016204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C20]&lt;&gt;0;[.D20]/[.C20];0)" office:value-type="float" office:value="57.5119983333333" calcext:value-type="float">
            <text:p>57,5119983333</text:p>
          </table:table-cell>
          <table:table-cell table:number-columns-repeated="3"/>
          <table:table-cell table:formula="of:=IF([.G20]&lt;&gt;0;[.H20]/[.G20];0)" office:value-type="float" office:value="63.19974525" calcext:value-type="float">
            <text:p>63,19974525</text:p>
          </table:table-cell>
          <table:table-cell table:number-columns-repeated="3"/>
          <table:table-cell table:formula="of:=IF([.K20]&lt;&gt;0;[.L20]/[.K20];0)" office:value-type="float" office:value="143.889007666667" calcext:value-type="float">
            <text:p>143,8890076667</text:p>
          </table:table-cell>
          <table:table-cell table:number-columns-repeated="3"/>
          <table:table-cell table:formula="of:=IF([.O20]&lt;&gt;0;[.P20]/[.O20];0)" office:value-type="float" office:value="255.416015666667" calcext:value-type="float">
            <text:p>255,4160156667</text:p>
          </table:table-cell>
          <table:table-cell table:number-columns-repeated="3"/>
          <table:table-cell table:formula="of:=IF([.S20]&lt;&gt;0;[.T20]/[.S20];0)" office:value-type="float" office:value="171.024994" calcext:value-type="float">
            <text:p>171,02499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IF([.C21]&lt;&gt;0;[.D21]/[.C21];0)" office:value-type="float" office:value="148.4624024" calcext:value-type="float">
            <text:p>148,4624024</text:p>
          </table:table-cell>
          <table:table-cell table:number-columns-repeated="3"/>
          <table:table-cell table:formula="of:=IF([.G21]&lt;&gt;0;[.H21]/[.G21];0)" office:value-type="float" office:value="85.6504028" calcext:value-type="float">
            <text:p>85,6504028</text:p>
          </table:table-cell>
          <table:table-cell table:number-columns-repeated="3"/>
          <table:table-cell table:formula="of:=IF([.K21]&lt;&gt;0;[.L21]/[.K21];0)" office:value-type="float" office:value="138.2284058" calcext:value-type="float">
            <text:p>138,2284058</text:p>
          </table:table-cell>
          <table:table-cell table:number-columns-repeated="3"/>
          <table:table-cell table:formula="of:=IF([.O21]&lt;&gt;0;[.P21]/[.O21];0)" office:value-type="float" office:value="119.9605025" calcext:value-type="float">
            <text:p>119,9605025</text:p>
          </table:table-cell>
          <table:table-cell table:number-columns-repeated="3"/>
          <table:table-cell table:formula="of:=IF([.S21]&lt;&gt;0;[.T21]/[.S21];0)" office:value-type="float" office:value="28.296501" calcext:value-type="float">
            <text:p>28,2965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IF([.C22]&lt;&gt;0;[.D22]/[.C22];0)" office:value-type="float" office:value="126.1543946" calcext:value-type="float">
            <text:p>126,1543946</text:p>
          </table:table-cell>
          <table:table-cell table:number-columns-repeated="3"/>
          <table:table-cell table:formula="of:=IF([.G22]&lt;&gt;0;[.H22]/[.G22];0)" office:value-type="float" office:value="263.265319666667" calcext:value-type="float">
            <text:p>263,2653196667</text:p>
          </table:table-cell>
          <table:table-cell table:number-columns-repeated="3"/>
          <table:table-cell table:formula="of:=IF([.K22]&lt;&gt;0;[.L22]/[.K22];0)" office:value-type="float" office:value="130.19599925" calcext:value-type="float">
            <text:p>130,19599925</text:p>
          </table:table-cell>
          <table:table-cell table:number-columns-repeated="3"/>
          <table:table-cell table:formula="of:=IF([.O22]&lt;&gt;0;[.P22]/[.O22];0)" office:value-type="float" office:value="194.486999666667" calcext:value-type="float">
            <text:p>194,4869996667</text:p>
          </table:table-cell>
          <table:table-cell table:number-columns-repeated="3"/>
          <table:table-cell table:formula="of:=IF([.S22]&lt;&gt;0;[.T22]/[.S22];0)" office:value-type="float" office:value="243.4830078" calcext:value-type="float">
            <text:p>243,483007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C23]&lt;&gt;0;[.D23]/[.C23];0)" office:value-type="float" office:value="0" calcext:value-type="float">
            <text:p>0</text:p>
          </table:table-cell>
          <table:table-cell table:number-columns-repeated="3"/>
          <table:table-cell table:formula="of:=IF([.G23]&lt;&gt;0;[.H23]/[.G23];0)" office:value-type="float" office:value="73.2126616666667" calcext:value-type="float">
            <text:p>73,2126616667</text:p>
          </table:table-cell>
          <table:table-cell table:number-columns-repeated="3"/>
          <table:table-cell table:formula="of:=IF([.K23]&lt;&gt;0;[.L23]/[.K23];0)" office:value-type="float" office:value="52.421001" calcext:value-type="float">
            <text:p>52,421001</text:p>
          </table:table-cell>
          <table:table-cell table:number-columns-repeated="3"/>
          <table:table-cell table:formula="of:=IF([.O23]&lt;&gt;0;[.P23]/[.O23];0)" office:value-type="float" office:value="0" calcext:value-type="float">
            <text:p>0</text:p>
          </table:table-cell>
          <table:table-cell table:number-columns-repeated="3"/>
          <table:table-cell table:formula="of:=IF([.S23]&lt;&gt;0;[.T23]/[.S23];0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IF([.C24]&lt;&gt;0;[.D24]/[.C24];0)" office:value-type="float" office:value="131.586659666667" calcext:value-type="float">
            <text:p>131,5866596667</text:p>
          </table:table-cell>
          <table:table-cell table:number-columns-repeated="3"/>
          <table:table-cell table:formula="of:=IF([.G24]&lt;&gt;0;[.H24]/[.G24];0)" office:value-type="float" office:value="258.787793" calcext:value-type="float">
            <text:p>258,787793</text:p>
          </table:table-cell>
          <table:table-cell table:number-columns-repeated="3"/>
          <table:table-cell table:formula="of:=IF([.K24]&lt;&gt;0;[.L24]/[.K24];0)" office:value-type="float" office:value="126.3582535" calcext:value-type="float">
            <text:p>126,3582535</text:p>
          </table:table-cell>
          <table:table-cell table:number-columns-repeated="3"/>
          <table:table-cell table:formula="of:=IF([.O24]&lt;&gt;0;[.P24]/[.O24];0)" office:value-type="float" office:value="127.6275025" calcext:value-type="float">
            <text:p>127,6275025</text:p>
          </table:table-cell>
          <table:table-cell table:number-columns-repeated="3"/>
          <table:table-cell table:formula="of:=IF([.S24]&lt;&gt;0;[.T24]/[.S24];0)" office:value-type="float" office:value="562.531982" calcext:value-type="float">
            <text:p>562,53198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C25]&lt;&gt;0;[.D25]/[.C25];0)" office:value-type="float" office:value="290.199005" calcext:value-type="float">
            <text:p>290,199005</text:p>
          </table:table-cell>
          <table:table-cell table:number-columns-repeated="3"/>
          <table:table-cell table:formula="of:=IF([.G25]&lt;&gt;0;[.H25]/[.G25];0)" office:value-type="float" office:value="273.9725035" calcext:value-type="float">
            <text:p>273,9725035</text:p>
          </table:table-cell>
          <table:table-cell table:number-columns-repeated="3"/>
          <table:table-cell table:formula="of:=IF([.K25]&lt;&gt;0;[.L25]/[.K25];0)" office:value-type="float" office:value="97.4569946" calcext:value-type="float">
            <text:p>97,4569946</text:p>
          </table:table-cell>
          <table:table-cell table:number-columns-repeated="3"/>
          <table:table-cell table:formula="of:=IF([.O25]&lt;&gt;0;[.P25]/[.O25];0)" office:value-type="float" office:value="625.059021" calcext:value-type="float">
            <text:p>625,059021</text:p>
          </table:table-cell>
          <table:table-cell table:number-columns-repeated="3"/>
          <table:table-cell table:formula="of:=IF([.S25]&lt;&gt;0;[.T25]/[.S25];0)" office:value-type="float" office:value="73.92224875" calcext:value-type="float">
            <text:p>73,9222487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C26]&lt;&gt;0;[.D26]/[.C26];0)" office:value-type="float" office:value="59.41" calcext:value-type="float">
            <text:p>59,41</text:p>
          </table:table-cell>
          <table:table-cell table:number-columns-repeated="3"/>
          <table:table-cell table:formula="of:=IF([.G26]&lt;&gt;0;[.H26]/[.G26];0)" office:value-type="float" office:value="71.0065001666667" calcext:value-type="float">
            <text:p>71,0065001667</text:p>
          </table:table-cell>
          <table:table-cell table:number-columns-repeated="3"/>
          <table:table-cell table:formula="of:=IF([.K26]&lt;&gt;0;[.L26]/[.K26];0)" office:value-type="float" office:value="16.701" calcext:value-type="float">
            <text:p>16,701</text:p>
          </table:table-cell>
          <table:table-cell table:number-columns-repeated="3"/>
          <table:table-cell table:formula="of:=IF([.O26]&lt;&gt;0;[.P26]/[.O26];0)" office:value-type="float" office:value="0" calcext:value-type="float">
            <text:p>0</text:p>
          </table:table-cell>
          <table:table-cell table:number-columns-repeated="3"/>
          <table:table-cell table:formula="of:=IF([.S26]&lt;&gt;0;[.T26]/[.S26];0)" office:value-type="float" office:value="51.369999" calcext:value-type="float">
            <text:p>51,3699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IF([.C27]&lt;&gt;0;[.D27]/[.C27];0)" office:value-type="float" office:value="197.66850275" calcext:value-type="float">
            <text:p>197,66850275</text:p>
          </table:table-cell>
          <table:table-cell table:number-columns-repeated="3"/>
          <table:table-cell table:formula="of:=IF([.G27]&lt;&gt;0;[.H27]/[.G27];0)" office:value-type="float" office:value="214.114502" calcext:value-type="float">
            <text:p>214,114502</text:p>
          </table:table-cell>
          <table:table-cell table:number-columns-repeated="3"/>
          <table:table-cell table:formula="of:=IF([.K27]&lt;&gt;0;[.L27]/[.K27];0)" office:value-type="float" office:value="80.1099956666667" calcext:value-type="float">
            <text:p>80,1099956667</text:p>
          </table:table-cell>
          <table:table-cell table:number-columns-repeated="3"/>
          <table:table-cell table:formula="of:=IF([.O27]&lt;&gt;0;[.P27]/[.O27];0)" office:value-type="float" office:value="271.977997" calcext:value-type="float">
            <text:p>271,977997</text:p>
          </table:table-cell>
          <table:table-cell table:number-columns-repeated="3"/>
          <table:table-cell table:formula="of:=IF([.S27]&lt;&gt;0;[.T27]/[.S27];0)" office:value-type="float" office:value="125.998430571429" calcext:value-type="float">
            <text:p>125,998430571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IF([.C28]&lt;&gt;0;[.D28]/[.C28];0)" office:value-type="float" office:value="64.1263326666667" calcext:value-type="float">
            <text:p>64,1263326667</text:p>
          </table:table-cell>
          <table:table-cell table:number-columns-repeated="3"/>
          <table:table-cell table:formula="of:=IF([.G28]&lt;&gt;0;[.H28]/[.G28];0)" office:value-type="float" office:value="69.45974725" calcext:value-type="float">
            <text:p>69,45974725</text:p>
          </table:table-cell>
          <table:table-cell table:number-columns-repeated="3"/>
          <table:table-cell table:formula="of:=IF([.K28]&lt;&gt;0;[.L28]/[.K28];0)" office:value-type="float" office:value="103.967671666667" calcext:value-type="float">
            <text:p>103,9676716667</text:p>
          </table:table-cell>
          <table:table-cell table:number-columns-repeated="3"/>
          <table:table-cell table:formula="of:=IF([.O28]&lt;&gt;0;[.P28]/[.O28];0)" office:value-type="float" office:value="94.5976663333333" calcext:value-type="float">
            <text:p>94,5976663333</text:p>
          </table:table-cell>
          <table:table-cell table:number-columns-repeated="3"/>
          <table:table-cell table:formula="of:=IF([.S28]&lt;&gt;0;[.T28]/[.S28];0)" office:value-type="float" office:value="77.75" calcext:value-type="float">
            <text:p>77,7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IF([.C29]&lt;&gt;0;[.D29]/[.C29];0)" office:value-type="float" office:value="233.787007666667" calcext:value-type="float">
            <text:p>233,7870076667</text:p>
          </table:table-cell>
          <table:table-cell table:number-columns-repeated="3"/>
          <table:table-cell table:formula="of:=IF([.G29]&lt;&gt;0;[.H29]/[.G29];0)" office:value-type="float" office:value="86.884664" calcext:value-type="float">
            <text:p>86,884664</text:p>
          </table:table-cell>
          <table:table-cell table:number-columns-repeated="3"/>
          <table:table-cell table:formula="of:=IF([.K29]&lt;&gt;0;[.L29]/[.K29];0)" office:value-type="float" office:value="78.95749675" calcext:value-type="float">
            <text:p>78,95749675</text:p>
          </table:table-cell>
          <table:table-cell table:number-columns-repeated="3"/>
          <table:table-cell table:formula="of:=IF([.O29]&lt;&gt;0;[.P29]/[.O29];0)" office:value-type="float" office:value="109.431498166667" calcext:value-type="float">
            <text:p>109,4314981667</text:p>
          </table:table-cell>
          <table:table-cell table:number-columns-repeated="3"/>
          <table:table-cell table:formula="of:=IF([.S29]&lt;&gt;0;[.T29]/[.S29];0)" office:value-type="float" office:value="210.907002666667" calcext:value-type="float">
            <text:p>210,907002666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IF([.C30]&lt;&gt;0;[.D30]/[.C30];0)" office:value-type="float" office:value="114.081502333333" calcext:value-type="float">
            <text:p>114,0815023333</text:p>
          </table:table-cell>
          <table:table-cell table:number-columns-repeated="3"/>
          <table:table-cell table:formula="of:=IF([.G30]&lt;&gt;0;[.H30]/[.G30];0)" office:value-type="float" office:value="253.55650325" calcext:value-type="float">
            <text:p>253,55650325</text:p>
          </table:table-cell>
          <table:table-cell table:number-columns-repeated="3"/>
          <table:table-cell table:formula="of:=IF([.K30]&lt;&gt;0;[.L30]/[.K30];0)" office:value-type="float" office:value="262.105326333333" calcext:value-type="float">
            <text:p>262,1053263333</text:p>
          </table:table-cell>
          <table:table-cell table:number-columns-repeated="3"/>
          <table:table-cell table:formula="of:=IF([.O30]&lt;&gt;0;[.P30]/[.O30];0)" office:value-type="float" office:value="250.8744965" calcext:value-type="float">
            <text:p>250,8744965</text:p>
          </table:table-cell>
          <table:table-cell table:number-columns-repeated="3"/>
          <table:table-cell table:formula="of:=IF([.S30]&lt;&gt;0;[.T30]/[.S30];0)" office:value-type="float" office:value="606.892029" calcext:value-type="float">
            <text:p>606,89202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IF([.C31]&lt;&gt;0;[.D31]/[.C31];0)" office:value-type="float" office:value="56.7894555121951" calcext:value-type="float">
            <text:p>56,7894555122</text:p>
          </table:table-cell>
          <table:table-cell table:number-columns-repeated="3"/>
          <table:table-cell table:formula="of:=IF([.G31]&lt;&gt;0;[.H31]/[.G31];0)" office:value-type="float" office:value="0" calcext:value-type="float">
            <text:p>0</text:p>
          </table:table-cell>
          <table:table-cell table:number-columns-repeated="3"/>
          <table:table-cell table:formula="of:=IF([.K31]&lt;&gt;0;[.L31]/[.K31];0)" office:value-type="float" office:value="58.1863301666667" calcext:value-type="float">
            <text:p>58,1863301667</text:p>
          </table:table-cell>
          <table:table-cell table:number-columns-repeated="3"/>
          <table:table-cell table:formula="of:=IF([.O31]&lt;&gt;0;[.P31]/[.O31];0)" office:value-type="float" office:value="0" calcext:value-type="float">
            <text:p>0</text:p>
          </table:table-cell>
          <table:table-cell table:number-columns-repeated="3"/>
          <table:table-cell table:formula="of:=IF([.S31]&lt;&gt;0;[.T31]/[.S31];0)" office:value-type="float" office:value="399.459991" calcext:value-type="float">
            <text:p>399,4599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IF([.C32]&lt;&gt;0;[.D32]/[.C32];0)" office:value-type="float" office:value="29.0587649310345" calcext:value-type="float">
            <text:p>29,058764931</text:p>
          </table:table-cell>
          <table:table-cell table:number-columns-repeated="3"/>
          <table:table-cell table:formula="of:=IF([.G32]&lt;&gt;0;[.H32]/[.G32];0)" office:value-type="float" office:value="35.6470316813187" calcext:value-type="float">
            <text:p>35,6470316813</text:p>
          </table:table-cell>
          <table:table-cell table:number-columns-repeated="3"/>
          <table:table-cell table:formula="of:=IF([.K32]&lt;&gt;0;[.L32]/[.K32];0)" office:value-type="float" office:value="43.7323235844156" calcext:value-type="float">
            <text:p>43,7323235844</text:p>
          </table:table-cell>
          <table:table-cell table:number-columns-repeated="3"/>
          <table:table-cell table:formula="of:=IF([.O32]&lt;&gt;0;[.P32]/[.O32];0)" office:value-type="float" office:value="29.365" calcext:value-type="float">
            <text:p>29,365</text:p>
          </table:table-cell>
          <table:table-cell table:number-columns-repeated="3"/>
          <table:table-cell table:formula="of:=IF([.S32]&lt;&gt;0;[.T32]/[.S32];0)" office:value-type="float" office:value="46.1251288472222" calcext:value-type="float">
            <text:p>46,125128847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C33]&lt;&gt;0;[.D33]/[.C33];0)" office:value-type="float" office:value="17.284" calcext:value-type="float">
            <text:p>17,284</text:p>
          </table:table-cell>
          <table:table-cell table:number-columns-repeated="3"/>
          <table:table-cell table:formula="of:=IF([.G33]&lt;&gt;0;[.H33]/[.G33];0)" office:value-type="float" office:value="67.510002" calcext:value-type="float">
            <text:p>67,510002</text:p>
          </table:table-cell>
          <table:table-cell table:number-columns-repeated="3"/>
          <table:table-cell table:formula="of:=IF([.K33]&lt;&gt;0;[.L33]/[.K33];0)" office:value-type="float" office:value="41.0407525" calcext:value-type="float">
            <text:p>41,0407525</text:p>
          </table:table-cell>
          <table:table-cell table:number-columns-repeated="3"/>
          <table:table-cell table:formula="of:=IF([.O33]&lt;&gt;0;[.P33]/[.O33];0)" office:value-type="float" office:value="69.590004" calcext:value-type="float">
            <text:p>69,590004</text:p>
          </table:table-cell>
          <table:table-cell table:number-columns-repeated="3"/>
          <table:table-cell table:formula="of:=IF([.S33]&lt;&gt;0;[.T33]/[.S33];0)" office:value-type="float" office:value="135.379333333333" calcext:value-type="float">
            <text:p>135,379333333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IF([.C34]&lt;&gt;0;[.D34]/[.C34];0)" office:value-type="float" office:value="83.077507" calcext:value-type="float">
            <text:p>83,077507</text:p>
          </table:table-cell>
          <table:table-cell table:number-columns-repeated="3"/>
          <table:table-cell table:formula="of:=IF([.G34]&lt;&gt;0;[.H34]/[.G34];0)" office:value-type="float" office:value="112.990000333333" calcext:value-type="float">
            <text:p>112,9900003333</text:p>
          </table:table-cell>
          <table:table-cell table:number-columns-repeated="3"/>
          <table:table-cell table:formula="of:=IF([.K34]&lt;&gt;0;[.L34]/[.K34];0)" office:value-type="float" office:value="25.8125" calcext:value-type="float">
            <text:p>25,8125</text:p>
          </table:table-cell>
          <table:table-cell table:number-columns-repeated="3"/>
          <table:table-cell table:formula="of:=IF([.O34]&lt;&gt;0;[.P34]/[.O34];0)" office:value-type="float" office:value="118.124001" calcext:value-type="float">
            <text:p>118,124001</text:p>
          </table:table-cell>
          <table:table-cell table:number-columns-repeated="3"/>
          <table:table-cell table:formula="of:=IF([.S34]&lt;&gt;0;[.T34]/[.S34];0)" office:value-type="float" office:value="59.938999" calcext:value-type="float">
            <text:p>59,938999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"/>
          <table:table-cell table:style-name="ce1" office:value-type="string" calcext:value-type="string">
            <text:p>Avg. Time / Stall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Std. Error</text:p>
          </table:table-cell>
          <table:table-cell table:number-columns-repeated="29"/>
        </table:table-row>
        <table:table-row table:style-name="ro1">
          <table:table-cell table:number-columns-repeated="3"/>
          <table:table-cell table:formula="of:=AVERAGE([.D45:.T74])" office:value-type="float" office:value="118.823723296456" calcext:value-type="float">
            <text:p>118,8237232965</text:p>
          </table:table-cell>
          <table:table-cell table:formula="of:=STDEV([.D45:.T74])" office:value-type="float" office:value="102.879667539666" calcext:value-type="float">
            <text:p>102,8796675397</text:p>
          </table:table-cell>
          <table:table-cell table:formula="of:=COUNT([.D45:.T74])" office:value-type="float" office:value="150" calcext:value-type="float">
            <text:p>150</text:p>
          </table:table-cell>
          <table:table-cell table:formula="of:=2*[.E78]/SQRT([.F78])" office:value-type="float" office:value="16.8001793586237" calcext:value-type="float">
            <text:p>16,8001793586</text:p>
          </table:table-cell>
          <table:table-cell table:number-columns-repeated="29"/>
        </table:table-row>
      </table:table>
      <table:table table:name="C6" table:style-name="ta1"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number-columns-repeated="13" table:default-cell-style-name="Default"/>
        <table:table-row table:style-name="ro1" table:number-rows-repeated="2">
          <table:table-cell table:number-columns-repeated="37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6</text:p>
          </table:table-cell>
          <table:covered-table-cell table:number-columns-repeated="2" table:style-name="ce20"/>
          <table:covered-table-cell table:style-name="ce21"/>
          <table:table-cell table:number-columns-repeated="13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number-columns-repeated="13"/>
        </table:table-row>
        <table:table-row table:style-name="ro1">
          <table:table-cell table:style-name="ce4" office:value-type="float" office:value="181852" calcext:value-type="float">
            <text:p>181852</text:p>
          </table:table-cell>
          <table:table-cell office:value-type="float" office:value="1249.753052" calcext:value-type="float">
            <text:p>1249,753052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2834.302979" calcext:value-type="float">
            <text:p>2834,302979</text:p>
          </table:table-cell>
          <table:table-cell table:style-name="ce4" office:value-type="float" office:value="181852" calcext:value-type="float">
            <text:p>181852</text:p>
          </table:table-cell>
          <table:table-cell office:value-type="float" office:value="1167.199951" calcext:value-type="float">
            <text:p>1167,199951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3516.978271" calcext:value-type="float">
            <text:p>3516,978271</text:p>
          </table:table-cell>
          <table:table-cell table:style-name="ce4" office:value-type="float" office:value="181852" calcext:value-type="float">
            <text:p>181852</text:p>
          </table:table-cell>
          <table:table-cell office:value-type="float" office:value="1290.761963" calcext:value-type="float">
            <text:p>1290,761963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1555.018066" calcext:value-type="float">
            <text:p>1555,018066</text:p>
          </table:table-cell>
          <table:table-cell table:style-name="ce4" office:value-type="float" office:value="181852" calcext:value-type="float">
            <text:p>181852</text:p>
          </table:table-cell>
          <table:table-cell office:value-type="float" office:value="1274.464966" calcext:value-type="float">
            <text:p>1274,464966</text:p>
          </table:table-cell>
          <table:table-cell office:value-type="float" office:value="21" calcext:value-type="float">
            <text:p>21</text:p>
          </table:table-cell>
          <table:table-cell table:style-name="ce13" office:value-type="float" office:value="5811.300781" calcext:value-type="float">
            <text:p>5811,300781</text:p>
          </table:table-cell>
          <table:table-cell table:style-name="ce4" office:value-type="float" office:value="181852" calcext:value-type="float">
            <text:p>181852</text:p>
          </table:table-cell>
          <table:table-cell office:value-type="float" office:value="1097.18396" calcext:value-type="float">
            <text:p>1097,18396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6246.973145" calcext:value-type="float">
            <text:p>6246,973145</text:p>
          </table:table-cell>
          <table:table-cell table:style-name="ce4" office:value-type="float" office:value="181852" calcext:value-type="float">
            <text:p>181852</text:p>
          </table:table-cell>
          <table:table-cell office:value-type="float" office:value="1328.963013" calcext:value-type="float">
            <text:p>1328,963013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2714.38208" calcext:value-type="float">
            <text:p>2714,38208</text:p>
          </table:table-cell>
          <table:table-cell table:number-columns-repeated="13"/>
        </table:table-row>
        <table:table-row table:style-name="ro1">
          <table:table-cell table:style-name="ce4" office:value-type="float" office:value="182048" calcext:value-type="float">
            <text:p>182048</text:p>
          </table:table-cell>
          <table:table-cell office:value-type="float" office:value="1091.209106" calcext:value-type="float">
            <text:p>1091,209106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750.984009" calcext:value-type="float">
            <text:p>750,984009</text:p>
          </table:table-cell>
          <table:table-cell table:style-name="ce4" office:value-type="float" office:value="182048" calcext:value-type="float">
            <text:p>182048</text:p>
          </table:table-cell>
          <table:table-cell office:value-type="float" office:value="1106.386963" calcext:value-type="float">
            <text:p>1106,386963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645.937988" calcext:value-type="float">
            <text:p>645,937988</text:p>
          </table:table-cell>
          <table:table-cell table:style-name="ce4" office:value-type="float" office:value="182048" calcext:value-type="float">
            <text:p>182048</text:p>
          </table:table-cell>
          <table:table-cell office:value-type="float" office:value="1305.71106" calcext:value-type="float">
            <text:p>1305,71106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372.546997" calcext:value-type="float">
            <text:p>372,546997</text:p>
          </table:table-cell>
          <table:table-cell table:style-name="ce4" office:value-type="float" office:value="182048" calcext:value-type="float">
            <text:p>182048</text:p>
          </table:table-cell>
          <table:table-cell office:value-type="float" office:value="982.209045" calcext:value-type="float">
            <text:p>982,209045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51.78801" calcext:value-type="float">
            <text:p>251,78801</text:p>
          </table:table-cell>
          <table:table-cell table:style-name="ce4" office:value-type="float" office:value="182048" calcext:value-type="float">
            <text:p>182048</text:p>
          </table:table-cell>
          <table:table-cell office:value-type="float" office:value="1236.281982" calcext:value-type="float">
            <text:p>1236,281982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55.591003" calcext:value-type="float">
            <text:p>155,591003</text:p>
          </table:table-cell>
          <table:table-cell table:style-name="ce4" office:value-type="float" office:value="182048" calcext:value-type="float">
            <text:p>182048</text:p>
          </table:table-cell>
          <table:table-cell office:value-type="float" office:value="1307.767944" calcext:value-type="float">
            <text:p>1307,767944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966.39801" calcext:value-type="float">
            <text:p>966,39801</text:p>
          </table:table-cell>
          <table:table-cell table:number-columns-repeated="13"/>
        </table:table-row>
        <table:table-row table:style-name="ro1">
          <table:table-cell table:style-name="ce4" office:value-type="float" office:value="182512" calcext:value-type="float">
            <text:p>182512</text:p>
          </table:table-cell>
          <table:table-cell office:value-type="float" office:value="1241.371094" calcext:value-type="float">
            <text:p>1241,371094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2661.052734" calcext:value-type="float">
            <text:p>2661,052734</text:p>
          </table:table-cell>
          <table:table-cell table:style-name="ce4" office:value-type="float" office:value="182512" calcext:value-type="float">
            <text:p>182512</text:p>
          </table:table-cell>
          <table:table-cell office:value-type="float" office:value="1322.999023" calcext:value-type="float">
            <text:p>1322,999023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2470.908936" calcext:value-type="float">
            <text:p>2470,908936</text:p>
          </table:table-cell>
          <table:table-cell table:style-name="ce4" office:value-type="float" office:value="182512" calcext:value-type="float">
            <text:p>182512</text:p>
          </table:table-cell>
          <table:table-cell office:value-type="float" office:value="1501.286011" calcext:value-type="float">
            <text:p>1501,286011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837.223999" calcext:value-type="float">
            <text:p>837,223999</text:p>
          </table:table-cell>
          <table:table-cell table:style-name="ce4" office:value-type="float" office:value="182512" calcext:value-type="float">
            <text:p>182512</text:p>
          </table:table-cell>
          <table:table-cell office:value-type="float" office:value="1184.827026" calcext:value-type="float">
            <text:p>1184,827026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202.410034" calcext:value-type="float">
            <text:p>1202,410034</text:p>
          </table:table-cell>
          <table:table-cell table:style-name="ce4" office:value-type="float" office:value="182512" calcext:value-type="float">
            <text:p>182512</text:p>
          </table:table-cell>
          <table:table-cell office:value-type="float" office:value="1299.195068" calcext:value-type="float">
            <text:p>1299,195068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3287.450928" calcext:value-type="float">
            <text:p>3287,450928</text:p>
          </table:table-cell>
          <table:table-cell table:style-name="ce4" office:value-type="float" office:value="182512" calcext:value-type="float">
            <text:p>182512</text:p>
          </table:table-cell>
          <table:table-cell office:value-type="float" office:value="1411.352051" calcext:value-type="float">
            <text:p>1411,352051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1780.671021" calcext:value-type="float">
            <text:p>1780,671021</text:p>
          </table:table-cell>
          <table:table-cell table:number-columns-repeated="13"/>
        </table:table-row>
        <table:table-row table:style-name="ro1">
          <table:table-cell table:style-name="ce4" office:value-type="float" office:value="184502" calcext:value-type="float">
            <text:p>184502</text:p>
          </table:table-cell>
          <table:table-cell office:value-type="float" office:value="1364.527954" calcext:value-type="float">
            <text:p>1364,527954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1599.9021" calcext:value-type="float">
            <text:p>1599,9021</text:p>
          </table:table-cell>
          <table:table-cell table:style-name="ce4" office:value-type="float" office:value="184502" calcext:value-type="float">
            <text:p>184502</text:p>
          </table:table-cell>
          <table:table-cell office:value-type="float" office:value="1528.221069" calcext:value-type="float">
            <text:p>1528,221069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2399.439941" calcext:value-type="float">
            <text:p>2399,439941</text:p>
          </table:table-cell>
          <table:table-cell table:style-name="ce4" office:value-type="float" office:value="184502" calcext:value-type="float">
            <text:p>184502</text:p>
          </table:table-cell>
          <table:table-cell office:value-type="float" office:value="1186.947998" calcext:value-type="float">
            <text:p>1186,947998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592.253967" calcext:value-type="float">
            <text:p>592,253967</text:p>
          </table:table-cell>
          <table:table-cell table:style-name="ce4" office:value-type="float" office:value="184502" calcext:value-type="float">
            <text:p>184502</text:p>
          </table:table-cell>
          <table:table-cell office:value-type="float" office:value="1076.323975" calcext:value-type="float">
            <text:p>1076,323975</text:p>
          </table:table-cell>
          <table:table-cell office:value-type="float" office:value="10" calcext:value-type="float">
            <text:p>10</text:p>
          </table:table-cell>
          <table:table-cell table:style-name="ce13" office:value-type="float" office:value="2206.156982" calcext:value-type="float">
            <text:p>2206,156982</text:p>
          </table:table-cell>
          <table:table-cell table:style-name="ce4" office:value-type="float" office:value="184502" calcext:value-type="float">
            <text:p>184502</text:p>
          </table:table-cell>
          <table:table-cell office:value-type="float" office:value="1097.061035" calcext:value-type="float">
            <text:p>1097,061035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584.759949" calcext:value-type="float">
            <text:p>584,759949</text:p>
          </table:table-cell>
          <table:table-cell table:style-name="ce4" office:value-type="float" office:value="184502" calcext:value-type="float">
            <text:p>184502</text:p>
          </table:table-cell>
          <table:table-cell office:value-type="float" office:value="1046.927002" calcext:value-type="float">
            <text:p>1046,927002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848.763977" calcext:value-type="float">
            <text:p>848,763977</text:p>
          </table:table-cell>
          <table:table-cell table:number-columns-repeated="13"/>
        </table:table-row>
        <table:table-row table:style-name="ro1">
          <table:table-cell table:style-name="ce4" office:value-type="float" office:value="184648" calcext:value-type="float">
            <text:p>184648</text:p>
          </table:table-cell>
          <table:table-cell office:value-type="float" office:value="1629.613037" calcext:value-type="float">
            <text:p>1629,613037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326.768005" calcext:value-type="float">
            <text:p>326,768005</text:p>
          </table:table-cell>
          <table:table-cell table:style-name="ce4" office:value-type="float" office:value="184648" calcext:value-type="float">
            <text:p>184648</text:p>
          </table:table-cell>
          <table:table-cell office:value-type="float" office:value="1411.540039" calcext:value-type="float">
            <text:p>1411,540039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856.050049" calcext:value-type="float">
            <text:p>856,050049</text:p>
          </table:table-cell>
          <table:table-cell table:style-name="ce4" office:value-type="float" office:value="184648" calcext:value-type="float">
            <text:p>184648</text:p>
          </table:table-cell>
          <table:table-cell office:value-type="float" office:value="1279.530029" calcext:value-type="float">
            <text:p>1279,530029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330.201996" calcext:value-type="float">
            <text:p>330,201996</text:p>
          </table:table-cell>
          <table:table-cell table:style-name="ce4" office:value-type="float" office:value="184648" calcext:value-type="float">
            <text:p>184648</text:p>
          </table:table-cell>
          <table:table-cell office:value-type="float" office:value="1206.114014" calcext:value-type="float">
            <text:p>1206,114014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354.23999" calcext:value-type="float">
            <text:p>354,23999</text:p>
          </table:table-cell>
          <table:table-cell table:style-name="ce4" office:value-type="float" office:value="184648" calcext:value-type="float">
            <text:p>184648</text:p>
          </table:table-cell>
          <table:table-cell office:value-type="float" office:value="1487.848999" calcext:value-type="float">
            <text:p>1487,848999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772.167969" calcext:value-type="float">
            <text:p>772,167969</text:p>
          </table:table-cell>
          <table:table-cell table:style-name="ce4" office:value-type="float" office:value="184648" calcext:value-type="float">
            <text:p>184648</text:p>
          </table:table-cell>
          <table:table-cell office:value-type="float" office:value="1406.593018" calcext:value-type="float">
            <text:p>1406,593018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47.804993" calcext:value-type="float">
            <text:p>247,804993</text:p>
          </table:table-cell>
          <table:table-cell table:number-columns-repeated="13"/>
        </table:table-row>
        <table:table-row table:style-name="ro1">
          <table:table-cell table:style-name="ce4" office:value-type="float" office:value="184919" calcext:value-type="float">
            <text:p>184919</text:p>
          </table:table-cell>
          <table:table-cell office:value-type="float" office:value="1216.468018" calcext:value-type="float">
            <text:p>1216,468018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2695.85791" calcext:value-type="float">
            <text:p>2695,85791</text:p>
          </table:table-cell>
          <table:table-cell table:style-name="ce4" office:value-type="float" office:value="184919" calcext:value-type="float">
            <text:p>184919</text:p>
          </table:table-cell>
          <table:table-cell office:value-type="float" office:value="1030.925049" calcext:value-type="float">
            <text:p>1030,925049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1575.703003" calcext:value-type="float">
            <text:p>1575,703003</text:p>
          </table:table-cell>
          <table:table-cell table:style-name="ce4" office:value-type="float" office:value="184919" calcext:value-type="float">
            <text:p>184919</text:p>
          </table:table-cell>
          <table:table-cell office:value-type="float" office:value="1256.20105" calcext:value-type="float">
            <text:p>1256,20105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848.580933" calcext:value-type="float">
            <text:p>848,580933</text:p>
          </table:table-cell>
          <table:table-cell table:style-name="ce4" office:value-type="float" office:value="184919" calcext:value-type="float">
            <text:p>184919</text:p>
          </table:table-cell>
          <table:table-cell office:value-type="float" office:value="1400.047974" calcext:value-type="float">
            <text:p>1400,047974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2192.866943" calcext:value-type="float">
            <text:p>2192,866943</text:p>
          </table:table-cell>
          <table:table-cell table:style-name="ce4" office:value-type="float" office:value="184919" calcext:value-type="float">
            <text:p>184919</text:p>
          </table:table-cell>
          <table:table-cell office:value-type="float" office:value="1522.946045" calcext:value-type="float">
            <text:p>1522,946045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1148.598999" calcext:value-type="float">
            <text:p>1148,598999</text:p>
          </table:table-cell>
          <table:table-cell table:style-name="ce4" office:value-type="float" office:value="184919" calcext:value-type="float">
            <text:p>184919</text:p>
          </table:table-cell>
          <table:table-cell office:value-type="float" office:value="1099.706055" calcext:value-type="float">
            <text:p>1099,706055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1554.001953" calcext:value-type="float">
            <text:p>1554,001953</text:p>
          </table:table-cell>
          <table:table-cell table:number-columns-repeated="13"/>
        </table:table-row>
        <table:table-row table:style-name="ro1">
          <table:table-cell table:style-name="ce4" office:value-type="float" office:value="185906" calcext:value-type="float">
            <text:p>185906</text:p>
          </table:table-cell>
          <table:table-cell office:value-type="float" office:value="1314.089966" calcext:value-type="float">
            <text:p>1314,089966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548.231018" calcext:value-type="float">
            <text:p>548,231018</text:p>
          </table:table-cell>
          <table:table-cell table:style-name="ce4" office:value-type="float" office:value="185906" calcext:value-type="float">
            <text:p>185906</text:p>
          </table:table-cell>
          <table:table-cell office:value-type="float" office:value="1108.026978" calcext:value-type="float">
            <text:p>1108,026978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609.405029" calcext:value-type="float">
            <text:p>609,405029</text:p>
          </table:table-cell>
          <table:table-cell table:style-name="ce4" office:value-type="float" office:value="185906" calcext:value-type="float">
            <text:p>185906</text:p>
          </table:table-cell>
          <table:table-cell office:value-type="float" office:value="1485.106934" calcext:value-type="float">
            <text:p>1485,106934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641.235962" calcext:value-type="float">
            <text:p>641,235962</text:p>
          </table:table-cell>
          <table:table-cell table:style-name="ce4" office:value-type="float" office:value="185906" calcext:value-type="float">
            <text:p>185906</text:p>
          </table:table-cell>
          <table:table-cell office:value-type="float" office:value="1234.437012" calcext:value-type="float">
            <text:p>1234,437012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323.487" calcext:value-type="float">
            <text:p>323,487</text:p>
          </table:table-cell>
          <table:table-cell table:style-name="ce4" office:value-type="float" office:value="185906" calcext:value-type="float">
            <text:p>185906</text:p>
          </table:table-cell>
          <table:table-cell office:value-type="float" office:value="1189.707031" calcext:value-type="float">
            <text:p>1189,707031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742.880981" calcext:value-type="float">
            <text:p>742,880981</text:p>
          </table:table-cell>
          <table:table-cell table:style-name="ce4" office:value-type="float" office:value="185906" calcext:value-type="float">
            <text:p>185906</text:p>
          </table:table-cell>
          <table:table-cell office:value-type="float" office:value="1138.110962" calcext:value-type="float">
            <text:p>1138,110962</text:p>
          </table:table-cell>
          <table:table-cell office:value-type="float" office:value="22" calcext:value-type="float">
            <text:p>22</text:p>
          </table:table-cell>
          <table:table-cell table:style-name="ce13" office:value-type="float" office:value="2088.408936" calcext:value-type="float">
            <text:p>2088,408936</text:p>
          </table:table-cell>
          <table:table-cell table:number-columns-repeated="13"/>
        </table:table-row>
        <table:table-row table:style-name="ro1">
          <table:table-cell table:style-name="ce4" office:value-type="float" office:value="190242" calcext:value-type="float">
            <text:p>190242</text:p>
          </table:table-cell>
          <table:table-cell office:value-type="float" office:value="1071.964966" calcext:value-type="float">
            <text:p>1071,964966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3681.941895" calcext:value-type="float">
            <text:p>3681,941895</text:p>
          </table:table-cell>
          <table:table-cell table:style-name="ce4" office:value-type="float" office:value="190242" calcext:value-type="float">
            <text:p>190242</text:p>
          </table:table-cell>
          <table:table-cell office:value-type="float" office:value="949.657959" calcext:value-type="float">
            <text:p>949,657959</text:p>
          </table:table-cell>
          <table:table-cell office:value-type="float" office:value="10" calcext:value-type="float">
            <text:p>10</text:p>
          </table:table-cell>
          <table:table-cell table:style-name="ce13" office:value-type="float" office:value="5449.307617" calcext:value-type="float">
            <text:p>5449,307617</text:p>
          </table:table-cell>
          <table:table-cell table:style-name="ce4" office:value-type="float" office:value="190242" calcext:value-type="float">
            <text:p>190242</text:p>
          </table:table-cell>
          <table:table-cell office:value-type="float" office:value="1088.843994" calcext:value-type="float">
            <text:p>1088,843994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4600.946289" calcext:value-type="float">
            <text:p>4600,946289</text:p>
          </table:table-cell>
          <table:table-cell table:style-name="ce4" office:value-type="float" office:value="190242" calcext:value-type="float">
            <text:p>190242</text:p>
          </table:table-cell>
          <table:table-cell office:value-type="float" office:value="1187.48999" calcext:value-type="float">
            <text:p>1187,48999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3552.003174" calcext:value-type="float">
            <text:p>3552,003174</text:p>
          </table:table-cell>
          <table:table-cell table:style-name="ce4" office:value-type="float" office:value="190242" calcext:value-type="float">
            <text:p>190242</text:p>
          </table:table-cell>
          <table:table-cell office:value-type="float" office:value="1371.70105" calcext:value-type="float">
            <text:p>1371,70105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3248.304199" calcext:value-type="float">
            <text:p>3248,304199</text:p>
          </table:table-cell>
          <table:table-cell table:style-name="ce4" office:value-type="float" office:value="190242" calcext:value-type="float">
            <text:p>190242</text:p>
          </table:table-cell>
          <table:table-cell office:value-type="float" office:value="1030.097046" calcext:value-type="float">
            <text:p>1030,097046</text:p>
          </table:table-cell>
          <table:table-cell office:value-type="float" office:value="24" calcext:value-type="float">
            <text:p>24</text:p>
          </table:table-cell>
          <table:table-cell table:style-name="ce13" office:value-type="float" office:value="6648.196777" calcext:value-type="float">
            <text:p>6648,196777</text:p>
          </table:table-cell>
          <table:table-cell table:number-columns-repeated="13"/>
        </table:table-row>
        <table:table-row table:style-name="ro1">
          <table:table-cell table:style-name="ce4" office:value-type="float" office:value="190424" calcext:value-type="float">
            <text:p>190424</text:p>
          </table:table-cell>
          <table:table-cell office:value-type="float" office:value="1510.348022" calcext:value-type="float">
            <text:p>1510,348022</text:p>
          </table:table-cell>
          <table:table-cell office:value-type="float" office:value="162" calcext:value-type="float">
            <text:p>162</text:p>
          </table:table-cell>
          <table:table-cell table:style-name="ce13" office:value-type="float" office:value="5441.669434" calcext:value-type="float">
            <text:p>5441,669434</text:p>
          </table:table-cell>
          <table:table-cell table:style-name="ce4" office:value-type="float" office:value="190424" calcext:value-type="float">
            <text:p>190424</text:p>
          </table:table-cell>
          <table:table-cell office:value-type="float" office:value="1466.651001" calcext:value-type="float">
            <text:p>1466,651001</text:p>
          </table:table-cell>
          <table:table-cell office:value-type="float" office:value="77" calcext:value-type="float">
            <text:p>77</text:p>
          </table:table-cell>
          <table:table-cell table:style-name="ce13" office:value-type="float" office:value="2761.267578" calcext:value-type="float">
            <text:p>2761,267578</text:p>
          </table:table-cell>
          <table:table-cell table:style-name="ce4" office:value-type="float" office:value="190424" calcext:value-type="float">
            <text:p>190424</text:p>
          </table:table-cell>
          <table:table-cell office:value-type="float" office:value="1502.984985" calcext:value-type="float">
            <text:p>1502,984985</text:p>
          </table:table-cell>
          <table:table-cell office:value-type="float" office:value="134" calcext:value-type="float">
            <text:p>134</text:p>
          </table:table-cell>
          <table:table-cell table:style-name="ce13" office:value-type="float" office:value="4215.256348" calcext:value-type="float">
            <text:p>4215,256348</text:p>
          </table:table-cell>
          <table:table-cell table:style-name="ce4" office:value-type="float" office:value="190424" calcext:value-type="float">
            <text:p>190424</text:p>
          </table:table-cell>
          <table:table-cell office:value-type="float" office:value="1550.562988" calcext:value-type="float">
            <text:p>1550,562988</text:p>
          </table:table-cell>
          <table:table-cell office:value-type="float" office:value="168" calcext:value-type="float">
            <text:p>168</text:p>
          </table:table-cell>
          <table:table-cell table:style-name="ce13" office:value-type="float" office:value="5195.538086" calcext:value-type="float">
            <text:p>5195,538086</text:p>
          </table:table-cell>
          <table:table-cell table:style-name="ce4" office:value-type="float" office:value="190424" calcext:value-type="float">
            <text:p>190424</text:p>
          </table:table-cell>
          <table:table-cell office:value-type="float" office:value="1355.415039" calcext:value-type="float">
            <text:p>1355,415039</text:p>
          </table:table-cell>
          <table:table-cell office:value-type="float" office:value="166" calcext:value-type="float">
            <text:p>166</text:p>
          </table:table-cell>
          <table:table-cell table:style-name="ce13" office:value-type="float" office:value="4613.800781" calcext:value-type="float">
            <text:p>4613,800781</text:p>
          </table:table-cell>
          <table:table-cell table:style-name="ce4" office:value-type="float" office:value="190424" calcext:value-type="float">
            <text:p>190424</text:p>
          </table:table-cell>
          <table:table-cell office:value-type="float" office:value="1353.113037" calcext:value-type="float">
            <text:p>1353,113037</text:p>
          </table:table-cell>
          <table:table-cell office:value-type="float" office:value="135" calcext:value-type="float">
            <text:p>135</text:p>
          </table:table-cell>
          <table:table-cell table:style-name="ce13" office:value-type="float" office:value="4680.15918" calcext:value-type="float">
            <text:p>4680,15918</text:p>
          </table:table-cell>
          <table:table-cell table:number-columns-repeated="13"/>
        </table:table-row>
        <table:table-row table:style-name="ro1">
          <table:table-cell table:style-name="ce4" office:value-type="float" office:value="191446" calcext:value-type="float">
            <text:p>191446</text:p>
          </table:table-cell>
          <table:table-cell office:value-type="float" office:value="1871.793945" calcext:value-type="float">
            <text:p>1871,793945</text:p>
          </table:table-cell>
          <table:table-cell office:value-type="float" office:value="80" calcext:value-type="float">
            <text:p>80</text:p>
          </table:table-cell>
          <table:table-cell table:style-name="ce13" office:value-type="float" office:value="3699.449219" calcext:value-type="float">
            <text:p>3699,449219</text:p>
          </table:table-cell>
          <table:table-cell table:style-name="ce4" office:value-type="float" office:value="191446" calcext:value-type="float">
            <text:p>191446</text:p>
          </table:table-cell>
          <table:table-cell office:value-type="float" office:value="1566.607056" calcext:value-type="float">
            <text:p>1566,607056</text:p>
          </table:table-cell>
          <table:table-cell office:value-type="float" office:value="133" calcext:value-type="float">
            <text:p>133</text:p>
          </table:table-cell>
          <table:table-cell table:style-name="ce13" office:value-type="float" office:value="5094.899902" calcext:value-type="float">
            <text:p>5094,899902</text:p>
          </table:table-cell>
          <table:table-cell table:style-name="ce4" office:value-type="float" office:value="191446" calcext:value-type="float">
            <text:p>191446</text:p>
          </table:table-cell>
          <table:table-cell office:value-type="float" office:value="1749.577026" calcext:value-type="float">
            <text:p>1749,577026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422.299011" calcext:value-type="float">
            <text:p>422,299011</text:p>
          </table:table-cell>
          <table:table-cell table:style-name="ce4" office:value-type="float" office:value="191446" calcext:value-type="float">
            <text:p>191446</text:p>
          </table:table-cell>
          <table:table-cell office:value-type="float" office:value="1651.455078" calcext:value-type="float">
            <text:p>1651,455078</text:p>
          </table:table-cell>
          <table:table-cell office:value-type="float" office:value="116" calcext:value-type="float">
            <text:p>116</text:p>
          </table:table-cell>
          <table:table-cell table:style-name="ce13" office:value-type="float" office:value="4435.789062" calcext:value-type="float">
            <text:p>4435,789062</text:p>
          </table:table-cell>
          <table:table-cell table:style-name="ce4" office:value-type="float" office:value="191446" calcext:value-type="float">
            <text:p>191446</text:p>
          </table:table-cell>
          <table:table-cell office:value-type="float" office:value="1990.664062" calcext:value-type="float">
            <text:p>1990,664062</text:p>
          </table:table-cell>
          <table:table-cell office:value-type="float" office:value="83" calcext:value-type="float">
            <text:p>83</text:p>
          </table:table-cell>
          <table:table-cell table:style-name="ce13" office:value-type="float" office:value="3798.364258" calcext:value-type="float">
            <text:p>3798,364258</text:p>
          </table:table-cell>
          <table:table-cell table:style-name="ce4" office:value-type="float" office:value="191446" calcext:value-type="float">
            <text:p>191446</text:p>
          </table:table-cell>
          <table:table-cell office:value-type="float" office:value="1574.77002" calcext:value-type="float">
            <text:p>1574,77002</text:p>
          </table:table-cell>
          <table:table-cell office:value-type="float" office:value="66" calcext:value-type="float">
            <text:p>66</text:p>
          </table:table-cell>
          <table:table-cell table:style-name="ce13" office:value-type="float" office:value="3619.424561" calcext:value-type="float">
            <text:p>3619,424561</text:p>
          </table:table-cell>
          <table:table-cell table:number-columns-repeated="13"/>
        </table:table-row>
        <table:table-row table:style-name="ro1">
          <table:table-cell table:style-name="ce4" office:value-type="float" office:value="191715" calcext:value-type="float">
            <text:p>191715</text:p>
          </table:table-cell>
          <table:table-cell office:value-type="float" office:value="1504.179932" calcext:value-type="float">
            <text:p>1504,179932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8013.8125" calcext:value-type="float">
            <text:p>8013,8125</text:p>
          </table:table-cell>
          <table:table-cell table:style-name="ce4" office:value-type="float" office:value="191715" calcext:value-type="float">
            <text:p>191715</text:p>
          </table:table-cell>
          <table:table-cell office:value-type="float" office:value="1319.839966" calcext:value-type="float">
            <text:p>1319,839966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4786.729004" calcext:value-type="float">
            <text:p>4786,729004</text:p>
          </table:table-cell>
          <table:table-cell table:style-name="ce4" office:value-type="float" office:value="191715" calcext:value-type="float">
            <text:p>191715</text:p>
          </table:table-cell>
          <table:table-cell office:value-type="float" office:value="1668.761963" calcext:value-type="float">
            <text:p>1668,761963</text:p>
          </table:table-cell>
          <table:table-cell office:value-type="float" office:value="21" calcext:value-type="float">
            <text:p>21</text:p>
          </table:table-cell>
          <table:table-cell table:style-name="ce13" office:value-type="float" office:value="17288.554688" calcext:value-type="float">
            <text:p>17288,554688</text:p>
          </table:table-cell>
          <table:table-cell table:style-name="ce4" office:value-type="float" office:value="191715" calcext:value-type="float">
            <text:p>191715</text:p>
          </table:table-cell>
          <table:table-cell office:value-type="float" office:value="1744.743896" calcext:value-type="float">
            <text:p>1744,743896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5691.318359" calcext:value-type="float">
            <text:p>5691,318359</text:p>
          </table:table-cell>
          <table:table-cell table:style-name="ce4" office:value-type="float" office:value="191715" calcext:value-type="float">
            <text:p>191715</text:p>
          </table:table-cell>
          <table:table-cell office:value-type="float" office:value="1645.303955" calcext:value-type="float">
            <text:p>1645,303955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5864.501953" calcext:value-type="float">
            <text:p>5864,501953</text:p>
          </table:table-cell>
          <table:table-cell table:style-name="ce4" office:value-type="float" office:value="191715" calcext:value-type="float">
            <text:p>191715</text:p>
          </table:table-cell>
          <table:table-cell office:value-type="float" office:value="1444.473999" calcext:value-type="float">
            <text:p>1444,473999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6561.208496" calcext:value-type="float">
            <text:p>6561,208496</text:p>
          </table:table-cell>
          <table:table-cell table:number-columns-repeated="13"/>
        </table:table-row>
        <table:table-row table:style-name="ro1">
          <table:table-cell table:style-name="ce4" office:value-type="float" office:value="191908" calcext:value-type="float">
            <text:p>191908</text:p>
          </table:table-cell>
          <table:table-cell office:value-type="float" office:value="1385.885986" calcext:value-type="float">
            <text:p>1385,885986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3786.667725" calcext:value-type="float">
            <text:p>3786,667725</text:p>
          </table:table-cell>
          <table:table-cell table:style-name="ce4" office:value-type="float" office:value="191908" calcext:value-type="float">
            <text:p>191908</text:p>
          </table:table-cell>
          <table:table-cell office:value-type="float" office:value="1432.533936" calcext:value-type="float">
            <text:p>1432,533936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2093.790039" calcext:value-type="float">
            <text:p>2093,790039</text:p>
          </table:table-cell>
          <table:table-cell table:style-name="ce4" office:value-type="float" office:value="191908" calcext:value-type="float">
            <text:p>191908</text:p>
          </table:table-cell>
          <table:table-cell office:value-type="float" office:value="1406.765015" calcext:value-type="float">
            <text:p>1406,765015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1924.846924" calcext:value-type="float">
            <text:p>1924,846924</text:p>
          </table:table-cell>
          <table:table-cell table:style-name="ce4" office:value-type="float" office:value="191908" calcext:value-type="float">
            <text:p>191908</text:p>
          </table:table-cell>
          <table:table-cell office:value-type="float" office:value="1458.088013" calcext:value-type="float">
            <text:p>1458,088013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1771.792847" calcext:value-type="float">
            <text:p>1771,792847</text:p>
          </table:table-cell>
          <table:table-cell table:style-name="ce4" office:value-type="float" office:value="191908" calcext:value-type="float">
            <text:p>191908</text:p>
          </table:table-cell>
          <table:table-cell office:value-type="float" office:value="1348.569946" calcext:value-type="float">
            <text:p>1348,569946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3806.562012" calcext:value-type="float">
            <text:p>3806,562012</text:p>
          </table:table-cell>
          <table:table-cell table:style-name="ce4" office:value-type="float" office:value="191908" calcext:value-type="float">
            <text:p>191908</text:p>
          </table:table-cell>
          <table:table-cell office:value-type="float" office:value="1291.505005" calcext:value-type="float">
            <text:p>1291,505005</text:p>
          </table:table-cell>
          <table:table-cell office:value-type="float" office:value="11" calcext:value-type="float">
            <text:p>11</text:p>
          </table:table-cell>
          <table:table-cell table:style-name="ce13" office:value-type="float" office:value="2097.119873" calcext:value-type="float">
            <text:p>2097,119873</text:p>
          </table:table-cell>
          <table:table-cell table:number-columns-repeated="13"/>
        </table:table-row>
        <table:table-row table:style-name="ro1">
          <table:table-cell table:style-name="ce4" office:value-type="float" office:value="192221" calcext:value-type="float">
            <text:p>192221</text:p>
          </table:table-cell>
          <table:table-cell office:value-type="float" office:value="1674.44104" calcext:value-type="float">
            <text:p>1674,44104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4849.710449" calcext:value-type="float">
            <text:p>4849,710449</text:p>
          </table:table-cell>
          <table:table-cell table:style-name="ce4" office:value-type="float" office:value="192221" calcext:value-type="float">
            <text:p>192221</text:p>
          </table:table-cell>
          <table:table-cell office:value-type="float" office:value="1599.789062" calcext:value-type="float">
            <text:p>1599,789062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5117.632324" calcext:value-type="float">
            <text:p>5117,632324</text:p>
          </table:table-cell>
          <table:table-cell table:style-name="ce4" office:value-type="float" office:value="192221" calcext:value-type="float">
            <text:p>192221</text:p>
          </table:table-cell>
          <table:table-cell office:value-type="float" office:value="1682.345947" calcext:value-type="float">
            <text:p>1682,345947</text:p>
          </table:table-cell>
          <table:table-cell office:value-type="float" office:value="18" calcext:value-type="float">
            <text:p>18</text:p>
          </table:table-cell>
          <table:table-cell table:style-name="ce13" office:value-type="float" office:value="7379.077148" calcext:value-type="float">
            <text:p>7379,077148</text:p>
          </table:table-cell>
          <table:table-cell table:style-name="ce4" office:value-type="float" office:value="192221" calcext:value-type="float">
            <text:p>192221</text:p>
          </table:table-cell>
          <table:table-cell office:value-type="float" office:value="1912.523071" calcext:value-type="float">
            <text:p>1912,523071</text:p>
          </table:table-cell>
          <table:table-cell office:value-type="float" office:value="11" calcext:value-type="float">
            <text:p>11</text:p>
          </table:table-cell>
          <table:table-cell table:style-name="ce13" office:value-type="float" office:value="6812.172852" calcext:value-type="float">
            <text:p>6812,172852</text:p>
          </table:table-cell>
          <table:table-cell table:style-name="ce4" office:value-type="float" office:value="192221" calcext:value-type="float">
            <text:p>192221</text:p>
          </table:table-cell>
          <table:table-cell office:value-type="float" office:value="1714.552002" calcext:value-type="float">
            <text:p>1714,552002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5257.719238" calcext:value-type="float">
            <text:p>5257,719238</text:p>
          </table:table-cell>
          <table:table-cell table:style-name="ce4" office:value-type="float" office:value="192221" calcext:value-type="float">
            <text:p>192221</text:p>
          </table:table-cell>
          <table:table-cell office:value-type="float" office:value="1543.509033" calcext:value-type="float">
            <text:p>1543,509033</text:p>
          </table:table-cell>
          <table:table-cell office:value-type="float" office:value="14" calcext:value-type="float">
            <text:p>14</text:p>
          </table:table-cell>
          <table:table-cell table:style-name="ce13" office:value-type="float" office:value="5860.072754" calcext:value-type="float">
            <text:p>5860,072754</text:p>
          </table:table-cell>
          <table:table-cell table:number-columns-repeated="13"/>
        </table:table-row>
        <table:table-row table:style-name="ro1">
          <table:table-cell table:style-name="ce4" office:value-type="float" office:value="192900" calcext:value-type="float">
            <text:p>192900</text:p>
          </table:table-cell>
          <table:table-cell office:value-type="float" office:value="1464.164062" calcext:value-type="float">
            <text:p>1464,164062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659.933044" calcext:value-type="float">
            <text:p>659,933044</text:p>
          </table:table-cell>
          <table:table-cell table:style-name="ce4" office:value-type="float" office:value="192900" calcext:value-type="float">
            <text:p>192900</text:p>
          </table:table-cell>
          <table:table-cell office:value-type="float" office:value="1307.368042" calcext:value-type="float">
            <text:p>1307,368042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847.289001" calcext:value-type="float">
            <text:p>847,289001</text:p>
          </table:table-cell>
          <table:table-cell table:style-name="ce4" office:value-type="float" office:value="192900" calcext:value-type="float">
            <text:p>192900</text:p>
          </table:table-cell>
          <table:table-cell office:value-type="float" office:value="1540.817017" calcext:value-type="float">
            <text:p>1540,817017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758.683044" calcext:value-type="float">
            <text:p>758,683044</text:p>
          </table:table-cell>
          <table:table-cell table:style-name="ce4" office:value-type="float" office:value="192900" calcext:value-type="float">
            <text:p>192900</text:p>
          </table:table-cell>
          <table:table-cell office:value-type="float" office:value="1390.395996" calcext:value-type="float">
            <text:p>1390,395996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28.998993" calcext:value-type="float">
            <text:p>228,998993</text:p>
          </table:table-cell>
          <table:table-cell table:style-name="ce4" office:value-type="float" office:value="192900" calcext:value-type="float">
            <text:p>192900</text:p>
          </table:table-cell>
          <table:table-cell office:value-type="float" office:value="1436.661011" calcext:value-type="float">
            <text:p>1436,661011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366.038025" calcext:value-type="float">
            <text:p>366,038025</text:p>
          </table:table-cell>
          <table:table-cell table:style-name="ce4" office:value-type="float" office:value="192900" calcext:value-type="float">
            <text:p>192900</text:p>
          </table:table-cell>
          <table:table-cell office:value-type="float" office:value="1274.182007" calcext:value-type="float">
            <text:p>1274,182007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673.956055" calcext:value-type="float">
            <text:p>673,956055</text:p>
          </table:table-cell>
          <table:table-cell table:number-columns-repeated="13"/>
        </table:table-row>
        <table:table-row table:style-name="ro1">
          <table:table-cell table:style-name="ce4" office:value-type="float" office:value="193121" calcext:value-type="float">
            <text:p>193121</text:p>
          </table:table-cell>
          <table:table-cell office:value-type="float" office:value="1389.140991" calcext:value-type="float">
            <text:p>1389,140991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2481.013916" calcext:value-type="float">
            <text:p>2481,013916</text:p>
          </table:table-cell>
          <table:table-cell table:style-name="ce4" office:value-type="float" office:value="193121" calcext:value-type="float">
            <text:p>193121</text:p>
          </table:table-cell>
          <table:table-cell office:value-type="float" office:value="1164.033081" calcext:value-type="float">
            <text:p>1164,033081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3659.325195" calcext:value-type="float">
            <text:p>3659,325195</text:p>
          </table:table-cell>
          <table:table-cell table:style-name="ce4" office:value-type="float" office:value="193121" calcext:value-type="float">
            <text:p>193121</text:p>
          </table:table-cell>
          <table:table-cell office:value-type="float" office:value="1431.517944" calcext:value-type="float">
            <text:p>1431,517944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4899.552246" calcext:value-type="float">
            <text:p>4899,552246</text:p>
          </table:table-cell>
          <table:table-cell table:style-name="ce4" office:value-type="float" office:value="193121" calcext:value-type="float">
            <text:p>193121</text:p>
          </table:table-cell>
          <table:table-cell office:value-type="float" office:value="1688.428101" calcext:value-type="float">
            <text:p>1688,428101</text:p>
          </table:table-cell>
          <table:table-cell office:value-type="float" office:value="14" calcext:value-type="float">
            <text:p>14</text:p>
          </table:table-cell>
          <table:table-cell table:style-name="ce13" office:value-type="float" office:value="3648.038574" calcext:value-type="float">
            <text:p>3648,038574</text:p>
          </table:table-cell>
          <table:table-cell table:style-name="ce4" office:value-type="float" office:value="193121" calcext:value-type="float">
            <text:p>193121</text:p>
          </table:table-cell>
          <table:table-cell office:value-type="float" office:value="1098.875977" calcext:value-type="float">
            <text:p>1098,875977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3829" calcext:value-type="float">
            <text:p>3829</text:p>
          </table:table-cell>
          <table:table-cell table:style-name="ce4" office:value-type="float" office:value="193121" calcext:value-type="float">
            <text:p>193121</text:p>
          </table:table-cell>
          <table:table-cell office:value-type="float" office:value="1179.31604" calcext:value-type="float">
            <text:p>1179,31604</text:p>
          </table:table-cell>
          <table:table-cell office:value-type="float" office:value="14" calcext:value-type="float">
            <text:p>14</text:p>
          </table:table-cell>
          <table:table-cell table:style-name="ce13" office:value-type="float" office:value="5904.893066" calcext:value-type="float">
            <text:p>5904,893066</text:p>
          </table:table-cell>
          <table:table-cell table:number-columns-repeated="13"/>
        </table:table-row>
        <table:table-row table:style-name="ro1">
          <table:table-cell table:style-name="ce4" office:value-type="float" office:value="193312" calcext:value-type="float">
            <text:p>193312</text:p>
          </table:table-cell>
          <table:table-cell office:value-type="float" office:value="1278.93396" calcext:value-type="float">
            <text:p>1278,93396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1541.760132" calcext:value-type="float">
            <text:p>1541,760132</text:p>
          </table:table-cell>
          <table:table-cell table:style-name="ce4" office:value-type="float" office:value="193312" calcext:value-type="float">
            <text:p>193312</text:p>
          </table:table-cell>
          <table:table-cell office:value-type="float" office:value="1181.743042" calcext:value-type="float">
            <text:p>1181,743042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1313.570068" calcext:value-type="float">
            <text:p>1313,570068</text:p>
          </table:table-cell>
          <table:table-cell table:style-name="ce4" office:value-type="float" office:value="193312" calcext:value-type="float">
            <text:p>193312</text:p>
          </table:table-cell>
          <table:table-cell office:value-type="float" office:value="1048.552979" calcext:value-type="float">
            <text:p>1048,552979</text:p>
          </table:table-cell>
          <table:table-cell office:value-type="float" office:value="10" calcext:value-type="float">
            <text:p>10</text:p>
          </table:table-cell>
          <table:table-cell table:style-name="ce13" office:value-type="float" office:value="2387.289062" calcext:value-type="float">
            <text:p>2387,289062</text:p>
          </table:table-cell>
          <table:table-cell table:style-name="ce4" office:value-type="float" office:value="193312" calcext:value-type="float">
            <text:p>193312</text:p>
          </table:table-cell>
          <table:table-cell office:value-type="float" office:value="1309.517944" calcext:value-type="float">
            <text:p>1309,517944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1038.375854" calcext:value-type="float">
            <text:p>1038,375854</text:p>
          </table:table-cell>
          <table:table-cell table:style-name="ce4" office:value-type="float" office:value="193312" calcext:value-type="float">
            <text:p>193312</text:p>
          </table:table-cell>
          <table:table-cell office:value-type="float" office:value="1405.917969" calcext:value-type="float">
            <text:p>1405,917969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624.984985" calcext:value-type="float">
            <text:p>624,984985</text:p>
          </table:table-cell>
          <table:table-cell table:style-name="ce4" office:value-type="float" office:value="193312" calcext:value-type="float">
            <text:p>193312</text:p>
          </table:table-cell>
          <table:table-cell office:value-type="float" office:value="1104.438965" calcext:value-type="float">
            <text:p>1104,438965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1989.522095" calcext:value-type="float">
            <text:p>1989,522095</text:p>
          </table:table-cell>
          <table:table-cell table:number-columns-repeated="13"/>
        </table:table-row>
        <table:table-row table:style-name="ro1">
          <table:table-cell table:style-name="ce4" office:value-type="float" office:value="193500" calcext:value-type="float">
            <text:p>193500</text:p>
          </table:table-cell>
          <table:table-cell office:value-type="float" office:value="1131.041992" calcext:value-type="float">
            <text:p>1131,041992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1349.144897" calcext:value-type="float">
            <text:p>1349,144897</text:p>
          </table:table-cell>
          <table:table-cell table:style-name="ce4" office:value-type="float" office:value="193500" calcext:value-type="float">
            <text:p>193500</text:p>
          </table:table-cell>
          <table:table-cell office:value-type="float" office:value="1187.838013" calcext:value-type="float">
            <text:p>1187,838013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067.633911" calcext:value-type="float">
            <text:p>1067,633911</text:p>
          </table:table-cell>
          <table:table-cell table:style-name="ce4" office:value-type="float" office:value="193500" calcext:value-type="float">
            <text:p>193500</text:p>
          </table:table-cell>
          <table:table-cell office:value-type="float" office:value="1206.93396" calcext:value-type="float">
            <text:p>1206,93396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1955.203857" calcext:value-type="float">
            <text:p>1955,203857</text:p>
          </table:table-cell>
          <table:table-cell table:style-name="ce4" office:value-type="float" office:value="193500" calcext:value-type="float">
            <text:p>193500</text:p>
          </table:table-cell>
          <table:table-cell office:value-type="float" office:value="1261.149048" calcext:value-type="float">
            <text:p>1261,149048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2394.36499" calcext:value-type="float">
            <text:p>2394,36499</text:p>
          </table:table-cell>
          <table:table-cell table:style-name="ce4" office:value-type="float" office:value="193500" calcext:value-type="float">
            <text:p>193500</text:p>
          </table:table-cell>
          <table:table-cell office:value-type="float" office:value="1001.584045" calcext:value-type="float">
            <text:p>1001,584045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1056.29895" calcext:value-type="float">
            <text:p>1056,29895</text:p>
          </table:table-cell>
          <table:table-cell table:style-name="ce4" office:value-type="float" office:value="193500" calcext:value-type="float">
            <text:p>193500</text:p>
          </table:table-cell>
          <table:table-cell office:value-type="float" office:value="1117.380981" calcext:value-type="float">
            <text:p>1117,380981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2034.383057" calcext:value-type="float">
            <text:p>2034,383057</text:p>
          </table:table-cell>
          <table:table-cell table:number-columns-repeated="13"/>
        </table:table-row>
        <table:table-row table:style-name="ro1">
          <table:table-cell table:style-name="ce4" office:value-type="float" office:value="194002" calcext:value-type="float">
            <text:p>194002</text:p>
          </table:table-cell>
          <table:table-cell office:value-type="float" office:value="1494.843018" calcext:value-type="float">
            <text:p>1494,843018</text:p>
          </table:table-cell>
          <table:table-cell office:value-type="float" office:value="37" calcext:value-type="float">
            <text:p>37</text:p>
          </table:table-cell>
          <table:table-cell table:style-name="ce13" office:value-type="float" office:value="6005.862305" calcext:value-type="float">
            <text:p>6005,862305</text:p>
          </table:table-cell>
          <table:table-cell table:style-name="ce4" office:value-type="float" office:value="194002" calcext:value-type="float">
            <text:p>194002</text:p>
          </table:table-cell>
          <table:table-cell office:value-type="float" office:value="1493.262085" calcext:value-type="float">
            <text:p>1493,262085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2376.950928" calcext:value-type="float">
            <text:p>2376,950928</text:p>
          </table:table-cell>
          <table:table-cell table:style-name="ce4" office:value-type="float" office:value="194002" calcext:value-type="float">
            <text:p>194002</text:p>
          </table:table-cell>
          <table:table-cell office:value-type="float" office:value="1266.344971" calcext:value-type="float">
            <text:p>1266,344971</text:p>
          </table:table-cell>
          <table:table-cell office:value-type="float" office:value="21" calcext:value-type="float">
            <text:p>21</text:p>
          </table:table-cell>
          <table:table-cell table:style-name="ce13" office:value-type="float" office:value="7485.698242" calcext:value-type="float">
            <text:p>7485,698242</text:p>
          </table:table-cell>
          <table:table-cell table:style-name="ce4" office:value-type="float" office:value="194002" calcext:value-type="float">
            <text:p>194002</text:p>
          </table:table-cell>
          <table:table-cell office:value-type="float" office:value="1447.458984" calcext:value-type="float">
            <text:p>1447,458984</text:p>
          </table:table-cell>
          <table:table-cell office:value-type="float" office:value="10" calcext:value-type="float">
            <text:p>10</text:p>
          </table:table-cell>
          <table:table-cell table:style-name="ce13" office:value-type="float" office:value="1065.505005" calcext:value-type="float">
            <text:p>1065,505005</text:p>
          </table:table-cell>
          <table:table-cell table:style-name="ce4" office:value-type="float" office:value="194002" calcext:value-type="float">
            <text:p>194002</text:p>
          </table:table-cell>
          <table:table-cell office:value-type="float" office:value="1628.349976" calcext:value-type="float">
            <text:p>1628,349976</text:p>
          </table:table-cell>
          <table:table-cell office:value-type="float" office:value="27" calcext:value-type="float">
            <text:p>27</text:p>
          </table:table-cell>
          <table:table-cell table:style-name="ce13" office:value-type="float" office:value="13949.691406" calcext:value-type="float">
            <text:p>13949,691406</text:p>
          </table:table-cell>
          <table:table-cell table:style-name="ce4" office:value-type="float" office:value="194002" calcext:value-type="float">
            <text:p>194002</text:p>
          </table:table-cell>
          <table:table-cell office:value-type="float" office:value="1063.062012" calcext:value-type="float">
            <text:p>1063,062012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2266.085938" calcext:value-type="float">
            <text:p>2266,085938</text:p>
          </table:table-cell>
          <table:table-cell table:number-columns-repeated="13"/>
        </table:table-row>
        <table:table-row table:style-name="ro1">
          <table:table-cell table:style-name="ce4" office:value-type="float" office:value="194204" calcext:value-type="float">
            <text:p>194204</text:p>
          </table:table-cell>
          <table:table-cell office:value-type="float" office:value="1213.801025" calcext:value-type="float">
            <text:p>1213,801025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795.072937" calcext:value-type="float">
            <text:p>795,072937</text:p>
          </table:table-cell>
          <table:table-cell table:style-name="ce4" office:value-type="float" office:value="194204" calcext:value-type="float">
            <text:p>194204</text:p>
          </table:table-cell>
          <table:table-cell office:value-type="float" office:value="1062.379028" calcext:value-type="float">
            <text:p>1062,379028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816.733032" calcext:value-type="float">
            <text:p>816,733032</text:p>
          </table:table-cell>
          <table:table-cell table:style-name="ce4" office:value-type="float" office:value="194204" calcext:value-type="float">
            <text:p>194204</text:p>
          </table:table-cell>
          <table:table-cell office:value-type="float" office:value="1136.401978" calcext:value-type="float">
            <text:p>1136,401978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1233.524048" calcext:value-type="float">
            <text:p>1233,524048</text:p>
          </table:table-cell>
          <table:table-cell table:style-name="ce4" office:value-type="float" office:value="194204" calcext:value-type="float">
            <text:p>194204</text:p>
          </table:table-cell>
          <table:table-cell office:value-type="float" office:value="1203.582031" calcext:value-type="float">
            <text:p>1203,582031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960.976013" calcext:value-type="float">
            <text:p>960,976013</text:p>
          </table:table-cell>
          <table:table-cell table:style-name="ce4" office:value-type="float" office:value="194204" calcext:value-type="float">
            <text:p>194204</text:p>
          </table:table-cell>
          <table:table-cell office:value-type="float" office:value="1107.022095" calcext:value-type="float">
            <text:p>1107,022095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2825.069092" calcext:value-type="float">
            <text:p>2825,069092</text:p>
          </table:table-cell>
          <table:table-cell table:style-name="ce4" office:value-type="float" office:value="194204" calcext:value-type="float">
            <text:p>194204</text:p>
          </table:table-cell>
          <table:table-cell office:value-type="float" office:value="1247.208008" calcext:value-type="float">
            <text:p>1247,208008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2688.355225" calcext:value-type="float">
            <text:p>2688,355225</text:p>
          </table:table-cell>
          <table:table-cell table:number-columns-repeated="13"/>
        </table:table-row>
        <table:table-row table:style-name="ro1">
          <table:table-cell table:style-name="ce4" office:value-type="float" office:value="194349" calcext:value-type="float">
            <text:p>194349</text:p>
          </table:table-cell>
          <table:table-cell office:value-type="float" office:value="979.439026" calcext:value-type="float">
            <text:p>979,439026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2770.993896" calcext:value-type="float">
            <text:p>2770,993896</text:p>
          </table:table-cell>
          <table:table-cell table:style-name="ce4" office:value-type="float" office:value="194349" calcext:value-type="float">
            <text:p>194349</text:p>
          </table:table-cell>
          <table:table-cell office:value-type="float" office:value="1263.254028" calcext:value-type="float">
            <text:p>1263,254028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2071.01001" calcext:value-type="float">
            <text:p>2071,01001</text:p>
          </table:table-cell>
          <table:table-cell table:style-name="ce4" office:value-type="float" office:value="194349" calcext:value-type="float">
            <text:p>194349</text:p>
          </table:table-cell>
          <table:table-cell office:value-type="float" office:value="1088.958008" calcext:value-type="float">
            <text:p>1088,958008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2722.250732" calcext:value-type="float">
            <text:p>2722,250732</text:p>
          </table:table-cell>
          <table:table-cell table:style-name="ce4" office:value-type="float" office:value="194349" calcext:value-type="float">
            <text:p>194349</text:p>
          </table:table-cell>
          <table:table-cell office:value-type="float" office:value="1015.982971" calcext:value-type="float">
            <text:p>1015,982971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1212.258911" calcext:value-type="float">
            <text:p>1212,258911</text:p>
          </table:table-cell>
          <table:table-cell table:style-name="ce4" office:value-type="float" office:value="194349" calcext:value-type="float">
            <text:p>194349</text:p>
          </table:table-cell>
          <table:table-cell office:value-type="float" office:value="968.082031" calcext:value-type="float">
            <text:p>968,082031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2861.768066" calcext:value-type="float">
            <text:p>2861,768066</text:p>
          </table:table-cell>
          <table:table-cell table:style-name="ce4" office:value-type="float" office:value="194349" calcext:value-type="float">
            <text:p>194349</text:p>
          </table:table-cell>
          <table:table-cell office:value-type="float" office:value="1060.560913" calcext:value-type="float">
            <text:p>1060,560913</text:p>
          </table:table-cell>
          <table:table-cell office:value-type="float" office:value="11" calcext:value-type="float">
            <text:p>11</text:p>
          </table:table-cell>
          <table:table-cell table:style-name="ce13" office:value-type="float" office:value="2846.051025" calcext:value-type="float">
            <text:p>2846,051025</text:p>
          </table:table-cell>
          <table:table-cell table:number-columns-repeated="13"/>
        </table:table-row>
        <table:table-row table:style-name="ro1">
          <table:table-cell table:style-name="ce4" office:value-type="float" office:value="194539" calcext:value-type="float">
            <text:p>194539</text:p>
          </table:table-cell>
          <table:table-cell office:value-type="float" office:value="1041.463013" calcext:value-type="float">
            <text:p>1041,463013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1703.904053" calcext:value-type="float">
            <text:p>1703,904053</text:p>
          </table:table-cell>
          <table:table-cell table:style-name="ce4" office:value-type="float" office:value="194539" calcext:value-type="float">
            <text:p>194539</text:p>
          </table:table-cell>
          <table:table-cell office:value-type="float" office:value="946.789001" calcext:value-type="float">
            <text:p>946,789001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1606.369995" calcext:value-type="float">
            <text:p>1606,369995</text:p>
          </table:table-cell>
          <table:table-cell table:style-name="ce4" office:value-type="float" office:value="194539" calcext:value-type="float">
            <text:p>194539</text:p>
          </table:table-cell>
          <table:table-cell office:value-type="float" office:value="1194.736938" calcext:value-type="float">
            <text:p>1194,736938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785.426025" calcext:value-type="float">
            <text:p>785,426025</text:p>
          </table:table-cell>
          <table:table-cell table:style-name="ce4" office:value-type="float" office:value="194539" calcext:value-type="float">
            <text:p>194539</text:p>
          </table:table-cell>
          <table:table-cell office:value-type="float" office:value="1010.26001" calcext:value-type="float">
            <text:p>1010,26001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910.393982" calcext:value-type="float">
            <text:p>910,393982</text:p>
          </table:table-cell>
          <table:table-cell table:style-name="ce4" office:value-type="float" office:value="194539" calcext:value-type="float">
            <text:p>194539</text:p>
          </table:table-cell>
          <table:table-cell office:value-type="float" office:value="1080.078979" calcext:value-type="float">
            <text:p>1080,078979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1211.084961" calcext:value-type="float">
            <text:p>1211,084961</text:p>
          </table:table-cell>
          <table:table-cell table:style-name="ce4" office:value-type="float" office:value="194539" calcext:value-type="float">
            <text:p>194539</text:p>
          </table:table-cell>
          <table:table-cell office:value-type="float" office:value="1300.71106" calcext:value-type="float">
            <text:p>1300,71106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941.47699" calcext:value-type="float">
            <text:p>941,47699</text:p>
          </table:table-cell>
          <table:table-cell table:number-columns-repeated="13"/>
        </table:table-row>
        <table:table-row table:style-name="ro1">
          <table:table-cell table:style-name="ce4" office:value-type="float" office:value="85900" calcext:value-type="float">
            <text:p>85900</text:p>
          </table:table-cell>
          <table:table-cell office:value-type="float" office:value="1382.776978" calcext:value-type="float">
            <text:p>1382,776978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85900" calcext:value-type="float">
            <text:p>85900</text:p>
          </table:table-cell>
          <table:table-cell office:value-type="float" office:value="1382.276001" calcext:value-type="float">
            <text:p>1382,276001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512.744995" calcext:value-type="float">
            <text:p>512,744995</text:p>
          </table:table-cell>
          <table:table-cell table:style-name="ce4" office:value-type="float" office:value="85900" calcext:value-type="float">
            <text:p>85900</text:p>
          </table:table-cell>
          <table:table-cell office:value-type="float" office:value="1393.113037" calcext:value-type="float">
            <text:p>1393,113037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805.805969" calcext:value-type="float">
            <text:p>805,805969</text:p>
          </table:table-cell>
          <table:table-cell table:style-name="ce4" office:value-type="float" office:value="85900" calcext:value-type="float">
            <text:p>85900</text:p>
          </table:table-cell>
          <table:table-cell office:value-type="float" office:value="1369.204102" calcext:value-type="float">
            <text:p>1369,204102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636.284973" calcext:value-type="float">
            <text:p>636,284973</text:p>
          </table:table-cell>
          <table:table-cell table:style-name="ce4" office:value-type="float" office:value="85900" calcext:value-type="float">
            <text:p>85900</text:p>
          </table:table-cell>
          <table:table-cell office:value-type="float" office:value="1724.645996" calcext:value-type="float">
            <text:p>1724,645996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869.932983" calcext:value-type="float">
            <text:p>869,932983</text:p>
          </table:table-cell>
          <table:table-cell table:style-name="ce4" office:value-type="float" office:value="85900" calcext:value-type="float">
            <text:p>85900</text:p>
          </table:table-cell>
          <table:table-cell office:value-type="float" office:value="1237.58606" calcext:value-type="float">
            <text:p>1237,58606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300.752991" calcext:value-type="float">
            <text:p>300,752991</text:p>
          </table:table-cell>
          <table:table-cell table:number-columns-repeated="13"/>
        </table:table-row>
        <table:table-row table:style-name="ro1">
          <table:table-cell table:style-name="ce4" office:value-type="float" office:value="90049" calcext:value-type="float">
            <text:p>90049</text:p>
          </table:table-cell>
          <table:table-cell office:value-type="float" office:value="889.751953" calcext:value-type="float">
            <text:p>889,75195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5.966" calcext:value-type="float">
            <text:p>15,966</text:p>
          </table:table-cell>
          <table:table-cell table:style-name="ce4" office:value-type="float" office:value="90049" calcext:value-type="float">
            <text:p>90049</text:p>
          </table:table-cell>
          <table:table-cell office:value-type="float" office:value="1068.339966" calcext:value-type="float">
            <text:p>1068,339966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0049" calcext:value-type="float">
            <text:p>90049</text:p>
          </table:table-cell>
          <table:table-cell office:value-type="float" office:value="960.455017" calcext:value-type="float">
            <text:p>960,455017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.413" calcext:value-type="float">
            <text:p>3,413</text:p>
          </table:table-cell>
          <table:table-cell table:style-name="ce4" office:value-type="float" office:value="90049" calcext:value-type="float">
            <text:p>90049</text:p>
          </table:table-cell>
          <table:table-cell office:value-type="float" office:value="938.996033" calcext:value-type="float">
            <text:p>938,99603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4" office:value-type="float" office:value="90049" calcext:value-type="float">
            <text:p>90049</text:p>
          </table:table-cell>
          <table:table-cell office:value-type="float" office:value="1037.376099" calcext:value-type="float">
            <text:p>1037,376099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.487" calcext:value-type="float">
            <text:p>3,487</text:p>
          </table:table-cell>
          <table:table-cell table:style-name="ce4" office:value-type="float" office:value="90049" calcext:value-type="float">
            <text:p>90049</text:p>
          </table:table-cell>
          <table:table-cell office:value-type="float" office:value="1077.227051" calcext:value-type="float">
            <text:p>1077,22705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4" office:value-type="float" office:value="90318" calcext:value-type="float">
            <text:p>90318</text:p>
          </table:table-cell>
          <table:table-cell office:value-type="float" office:value="1077.669067" calcext:value-type="float">
            <text:p>1077,669067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836.39502" calcext:value-type="float">
            <text:p>836,39502</text:p>
          </table:table-cell>
          <table:table-cell table:style-name="ce4" office:value-type="float" office:value="90318" calcext:value-type="float">
            <text:p>90318</text:p>
          </table:table-cell>
          <table:table-cell office:value-type="float" office:value="1088.340088" calcext:value-type="float">
            <text:p>1088,340088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880.98999" calcext:value-type="float">
            <text:p>880,98999</text:p>
          </table:table-cell>
          <table:table-cell table:style-name="ce4" office:value-type="float" office:value="90318" calcext:value-type="float">
            <text:p>90318</text:p>
          </table:table-cell>
          <table:table-cell office:value-type="float" office:value="1349.426025" calcext:value-type="float">
            <text:p>1349,426025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778.007996" calcext:value-type="float">
            <text:p>778,007996</text:p>
          </table:table-cell>
          <table:table-cell table:style-name="ce4" office:value-type="float" office:value="90318" calcext:value-type="float">
            <text:p>90318</text:p>
          </table:table-cell>
          <table:table-cell office:value-type="float" office:value="1205.890991" calcext:value-type="float">
            <text:p>1205,89099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13.166" calcext:value-type="float">
            <text:p>113,166</text:p>
          </table:table-cell>
          <table:table-cell table:style-name="ce4" office:value-type="float" office:value="90318" calcext:value-type="float">
            <text:p>90318</text:p>
          </table:table-cell>
          <table:table-cell office:value-type="float" office:value="1204.136963" calcext:value-type="float">
            <text:p>1204,136963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569.85199" calcext:value-type="float">
            <text:p>569,85199</text:p>
          </table:table-cell>
          <table:table-cell table:style-name="ce4" office:value-type="float" office:value="90318" calcext:value-type="float">
            <text:p>90318</text:p>
          </table:table-cell>
          <table:table-cell office:value-type="float" office:value="1193.13501" calcext:value-type="float">
            <text:p>1193,13501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156.061035" calcext:value-type="float">
            <text:p>1156,061035</text:p>
          </table:table-cell>
          <table:table-cell table:number-columns-repeated="13"/>
        </table:table-row>
        <table:table-row table:style-name="ro1">
          <table:table-cell table:style-name="ce4" office:value-type="float" office:value="90503" calcext:value-type="float">
            <text:p>90503</text:p>
          </table:table-cell>
          <table:table-cell office:value-type="float" office:value="1233.863037" calcext:value-type="float">
            <text:p>1233,863037</text:p>
          </table:table-cell>
          <table:table-cell office:value-type="float" office:value="11" calcext:value-type="float">
            <text:p>11</text:p>
          </table:table-cell>
          <table:table-cell table:style-name="ce13" office:value-type="float" office:value="1912.217896" calcext:value-type="float">
            <text:p>1912,217896</text:p>
          </table:table-cell>
          <table:table-cell table:style-name="ce4" office:value-type="float" office:value="90503" calcext:value-type="float">
            <text:p>90503</text:p>
          </table:table-cell>
          <table:table-cell office:value-type="float" office:value="1431.835083" calcext:value-type="float">
            <text:p>1431,835083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2681.083008" calcext:value-type="float">
            <text:p>2681,083008</text:p>
          </table:table-cell>
          <table:table-cell table:style-name="ce4" office:value-type="float" office:value="90503" calcext:value-type="float">
            <text:p>90503</text:p>
          </table:table-cell>
          <table:table-cell office:value-type="float" office:value="1100.664062" calcext:value-type="float">
            <text:p>1100,664062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2028.79895" calcext:value-type="float">
            <text:p>2028,79895</text:p>
          </table:table-cell>
          <table:table-cell table:style-name="ce4" office:value-type="float" office:value="90503" calcext:value-type="float">
            <text:p>90503</text:p>
          </table:table-cell>
          <table:table-cell office:value-type="float" office:value="1310.564941" calcext:value-type="float">
            <text:p>1310,564941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1663.201172" calcext:value-type="float">
            <text:p>1663,201172</text:p>
          </table:table-cell>
          <table:table-cell table:style-name="ce4" office:value-type="float" office:value="90503" calcext:value-type="float">
            <text:p>90503</text:p>
          </table:table-cell>
          <table:table-cell office:value-type="float" office:value="1303.179077" calcext:value-type="float">
            <text:p>1303,179077</text:p>
          </table:table-cell>
          <table:table-cell office:value-type="float" office:value="10" calcext:value-type="float">
            <text:p>10</text:p>
          </table:table-cell>
          <table:table-cell table:style-name="ce13" office:value-type="float" office:value="2324.23877" calcext:value-type="float">
            <text:p>2324,23877</text:p>
          </table:table-cell>
          <table:table-cell table:style-name="ce4" office:value-type="float" office:value="90503" calcext:value-type="float">
            <text:p>90503</text:p>
          </table:table-cell>
          <table:table-cell office:value-type="float" office:value="1250.635986" calcext:value-type="float">
            <text:p>1250,635986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2170.51416" calcext:value-type="float">
            <text:p>2170,51416</text:p>
          </table:table-cell>
          <table:table-cell table:number-columns-repeated="13"/>
        </table:table-row>
        <table:table-row table:style-name="ro1">
          <table:table-cell table:style-name="ce4" office:value-type="float" office:value="90808" calcext:value-type="float">
            <text:p>90808</text:p>
          </table:table-cell>
          <table:table-cell office:value-type="float" office:value="1175.27002" calcext:value-type="float">
            <text:p>1175,27002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464.506042" calcext:value-type="float">
            <text:p>464,506042</text:p>
          </table:table-cell>
          <table:table-cell table:style-name="ce4" office:value-type="float" office:value="90808" calcext:value-type="float">
            <text:p>90808</text:p>
          </table:table-cell>
          <table:table-cell office:value-type="float" office:value="1011.684998" calcext:value-type="float">
            <text:p>1011,684998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708.53595" calcext:value-type="float">
            <text:p>708,53595</text:p>
          </table:table-cell>
          <table:table-cell table:style-name="ce4" office:value-type="float" office:value="90808" calcext:value-type="float">
            <text:p>90808</text:p>
          </table:table-cell>
          <table:table-cell office:value-type="float" office:value="1243.314941" calcext:value-type="float">
            <text:p>1243,31494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64.061005" calcext:value-type="float">
            <text:p>264,061005</text:p>
          </table:table-cell>
          <table:table-cell table:style-name="ce4" office:value-type="float" office:value="90808" calcext:value-type="float">
            <text:p>90808</text:p>
          </table:table-cell>
          <table:table-cell office:value-type="float" office:value="1388.541016" calcext:value-type="float">
            <text:p>1388,541016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1874.937012" calcext:value-type="float">
            <text:p>1874,937012</text:p>
          </table:table-cell>
          <table:table-cell table:style-name="ce4" office:value-type="float" office:value="90808" calcext:value-type="float">
            <text:p>90808</text:p>
          </table:table-cell>
          <table:table-cell office:value-type="float" office:value="1421.857056" calcext:value-type="float">
            <text:p>1421,857056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776.72998" calcext:value-type="float">
            <text:p>776,72998</text:p>
          </table:table-cell>
          <table:table-cell table:style-name="ce4" office:value-type="float" office:value="90808" calcext:value-type="float">
            <text:p>90808</text:p>
          </table:table-cell>
          <table:table-cell office:value-type="float" office:value="1016.584045" calcext:value-type="float">
            <text:p>1016,584045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735.692993" calcext:value-type="float">
            <text:p>735,692993</text:p>
          </table:table-cell>
          <table:table-cell table:number-columns-repeated="13"/>
        </table:table-row>
        <table:table-row table:style-name="ro1">
          <table:table-cell table:style-name="ce4" office:value-type="float" office:value="91023" calcext:value-type="float">
            <text:p>91023</text:p>
          </table:table-cell>
          <table:table-cell office:value-type="float" office:value="1072.828979" calcext:value-type="float">
            <text:p>1072,828979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1128.083008" calcext:value-type="float">
            <text:p>1128,083008</text:p>
          </table:table-cell>
          <table:table-cell table:style-name="ce4" office:value-type="float" office:value="91023" calcext:value-type="float">
            <text:p>91023</text:p>
          </table:table-cell>
          <table:table-cell office:value-type="float" office:value="1160.286987" calcext:value-type="float">
            <text:p>1160,286987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752.054993" calcext:value-type="float">
            <text:p>752,054993</text:p>
          </table:table-cell>
          <table:table-cell table:style-name="ce4" office:value-type="float" office:value="91023" calcext:value-type="float">
            <text:p>91023</text:p>
          </table:table-cell>
          <table:table-cell office:value-type="float" office:value="1218.358032" calcext:value-type="float">
            <text:p>1218,358032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1024.975952" calcext:value-type="float">
            <text:p>1024,975952</text:p>
          </table:table-cell>
          <table:table-cell table:style-name="ce4" office:value-type="float" office:value="91023" calcext:value-type="float">
            <text:p>91023</text:p>
          </table:table-cell>
          <table:table-cell office:value-type="float" office:value="1310.473022" calcext:value-type="float">
            <text:p>1310,473022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1339.904907" calcext:value-type="float">
            <text:p>1339,904907</text:p>
          </table:table-cell>
          <table:table-cell table:style-name="ce4" office:value-type="float" office:value="91023" calcext:value-type="float">
            <text:p>91023</text:p>
          </table:table-cell>
          <table:table-cell office:value-type="float" office:value="1446.804077" calcext:value-type="float">
            <text:p>1446,804077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1129.81604" calcext:value-type="float">
            <text:p>1129,81604</text:p>
          </table:table-cell>
          <table:table-cell table:style-name="ce4" office:value-type="float" office:value="91023" calcext:value-type="float">
            <text:p>91023</text:p>
          </table:table-cell>
          <table:table-cell office:value-type="float" office:value="1601.356934" calcext:value-type="float">
            <text:p>1601,356934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1248.379883" calcext:value-type="float">
            <text:p>1248,379883</text:p>
          </table:table-cell>
          <table:table-cell table:number-columns-repeated="13"/>
        </table:table-row>
        <table:table-row table:style-name="ro1">
          <table:table-cell table:style-name="ce4" office:value-type="float" office:value="91210" calcext:value-type="float">
            <text:p>91210</text:p>
          </table:table-cell>
          <table:table-cell office:value-type="float" office:value="1194.185059" calcext:value-type="float">
            <text:p>1194,185059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323.630859" calcext:value-type="float">
            <text:p>2323,630859</text:p>
          </table:table-cell>
          <table:table-cell table:style-name="ce4" office:value-type="float" office:value="91210" calcext:value-type="float">
            <text:p>91210</text:p>
          </table:table-cell>
          <table:table-cell office:value-type="float" office:value="1405.874023" calcext:value-type="float">
            <text:p>1405,874023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2022.909058" calcext:value-type="float">
            <text:p>2022,909058</text:p>
          </table:table-cell>
          <table:table-cell table:style-name="ce4" office:value-type="float" office:value="91210" calcext:value-type="float">
            <text:p>91210</text:p>
          </table:table-cell>
          <table:table-cell office:value-type="float" office:value="1189.522949" calcext:value-type="float">
            <text:p>1189,522949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1843.06897" calcext:value-type="float">
            <text:p>1843,06897</text:p>
          </table:table-cell>
          <table:table-cell table:style-name="ce4" office:value-type="float" office:value="91210" calcext:value-type="float">
            <text:p>91210</text:p>
          </table:table-cell>
          <table:table-cell office:value-type="float" office:value="1600.190063" calcext:value-type="float">
            <text:p>1600,190063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3101.053711" calcext:value-type="float">
            <text:p>3101,053711</text:p>
          </table:table-cell>
          <table:table-cell table:style-name="ce4" office:value-type="float" office:value="91210" calcext:value-type="float">
            <text:p>91210</text:p>
          </table:table-cell>
          <table:table-cell office:value-type="float" office:value="1046.05896" calcext:value-type="float">
            <text:p>1046,05896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2894.216553" calcext:value-type="float">
            <text:p>2894,216553</text:p>
          </table:table-cell>
          <table:table-cell table:style-name="ce4" office:value-type="float" office:value="91210" calcext:value-type="float">
            <text:p>91210</text:p>
          </table:table-cell>
          <table:table-cell office:value-type="float" office:value="1320.662964" calcext:value-type="float">
            <text:p>1320,662964</text:p>
          </table:table-cell>
          <table:table-cell office:value-type="float" office:value="38" calcext:value-type="float">
            <text:p>38</text:p>
          </table:table-cell>
          <table:table-cell table:style-name="ce13" office:value-type="float" office:value="5890.459961" calcext:value-type="float">
            <text:p>5890,459961</text:p>
          </table:table-cell>
          <table:table-cell table:number-columns-repeated="13"/>
        </table:table-row>
        <table:table-row table:style-name="ro1">
          <table:table-cell table:style-name="ce4" office:value-type="float" office:value="91524" calcext:value-type="float">
            <text:p>91524</text:p>
          </table:table-cell>
          <table:table-cell office:value-type="float" office:value="1057.278931" calcext:value-type="float">
            <text:p>1057,278931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849.427979" calcext:value-type="float">
            <text:p>849,427979</text:p>
          </table:table-cell>
          <table:table-cell table:style-name="ce4" office:value-type="float" office:value="91524" calcext:value-type="float">
            <text:p>91524</text:p>
          </table:table-cell>
          <table:table-cell office:value-type="float" office:value="1105.79895" calcext:value-type="float">
            <text:p>1105,79895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77.794006" calcext:value-type="float">
            <text:p>177,794006</text:p>
          </table:table-cell>
          <table:table-cell table:style-name="ce4" office:value-type="float" office:value="91524" calcext:value-type="float">
            <text:p>91524</text:p>
          </table:table-cell>
          <table:table-cell office:value-type="float" office:value="1223.330078" calcext:value-type="float">
            <text:p>1223,330078</text:p>
          </table:table-cell>
          <table:table-cell office:value-type="float" office:value="32" calcext:value-type="float">
            <text:p>32</text:p>
          </table:table-cell>
          <table:table-cell table:style-name="ce13" office:value-type="float" office:value="5908.504883" calcext:value-type="float">
            <text:p>5908,504883</text:p>
          </table:table-cell>
          <table:table-cell table:style-name="ce4" office:value-type="float" office:value="91524" calcext:value-type="float">
            <text:p>91524</text:p>
          </table:table-cell>
          <table:table-cell office:value-type="float" office:value="1061.040039" calcext:value-type="float">
            <text:p>1061,040039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371.210999" calcext:value-type="float">
            <text:p>371,210999</text:p>
          </table:table-cell>
          <table:table-cell table:style-name="ce4" office:value-type="float" office:value="91524" calcext:value-type="float">
            <text:p>91524</text:p>
          </table:table-cell>
          <table:table-cell office:value-type="float" office:value="1298.61499" calcext:value-type="float">
            <text:p>1298,61499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456.052002" calcext:value-type="float">
            <text:p>456,052002</text:p>
          </table:table-cell>
          <table:table-cell table:style-name="ce4" office:value-type="float" office:value="91524" calcext:value-type="float">
            <text:p>91524</text:p>
          </table:table-cell>
          <table:table-cell office:value-type="float" office:value="1061.916992" calcext:value-type="float">
            <text:p>1061,916992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73.458" calcext:value-type="float">
            <text:p>73,458</text:p>
          </table:table-cell>
          <table:table-cell table:number-columns-repeated="13"/>
        </table:table-row>
        <table:table-row table:style-name="ro1">
          <table:table-cell table:style-name="ce4" office:value-type="float" office:value="91818" calcext:value-type="float">
            <text:p>91818</text:p>
          </table:table-cell>
          <table:table-cell office:value-type="float" office:value="860.14801" calcext:value-type="float">
            <text:p>860,14801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4.132999" calcext:value-type="float">
            <text:p>14,132999</text:p>
          </table:table-cell>
          <table:table-cell table:style-name="ce4" office:value-type="float" office:value="91818" calcext:value-type="float">
            <text:p>91818</text:p>
          </table:table-cell>
          <table:table-cell office:value-type="float" office:value="1076.177979" calcext:value-type="float">
            <text:p>1076,177979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3.473999" calcext:value-type="float">
            <text:p>33,473999</text:p>
          </table:table-cell>
          <table:table-cell table:style-name="ce4" office:value-type="float" office:value="91818" calcext:value-type="float">
            <text:p>91818</text:p>
          </table:table-cell>
          <table:table-cell office:value-type="float" office:value="1039.616943" calcext:value-type="float">
            <text:p>1039,616943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4.956999" calcext:value-type="float">
            <text:p>24,956999</text:p>
          </table:table-cell>
          <table:table-cell table:style-name="ce4" office:value-type="float" office:value="91818" calcext:value-type="float">
            <text:p>91818</text:p>
          </table:table-cell>
          <table:table-cell office:value-type="float" office:value="1128.409058" calcext:value-type="float">
            <text:p>1128,409058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16.621002" calcext:value-type="float">
            <text:p>116,621002</text:p>
          </table:table-cell>
          <table:table-cell table:style-name="ce4" office:value-type="float" office:value="91818" calcext:value-type="float">
            <text:p>91818</text:p>
          </table:table-cell>
          <table:table-cell office:value-type="float" office:value="1075.973022" calcext:value-type="float">
            <text:p>1075,973022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69.289001" calcext:value-type="float">
            <text:p>169,289001</text:p>
          </table:table-cell>
          <table:table-cell table:style-name="ce4" office:value-type="float" office:value="91818" calcext:value-type="float">
            <text:p>91818</text:p>
          </table:table-cell>
          <table:table-cell office:value-type="float" office:value="1014.085083" calcext:value-type="float">
            <text:p>1014,085083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1268.74150796667" calcext:value-type="float">
            <text:p>1268,7415079667</text:p>
          </table:table-cell>
          <table:table-cell table:style-name="ce1" table:formula="of:=AVERAGE([C6.C5:.C34])" office:value-type="float" office:value="15.4666666666667" calcext:value-type="float">
            <text:p>15,4666666667</text:p>
          </table:table-cell>
          <table:table-cell table:style-name="ce15" table:formula="of:=AVERAGE([C6.D5:.D34])" office:value-type="float" office:value="2191.41316533333" calcext:value-type="float">
            <text:p>2191,413165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1244.92194823333" calcext:value-type="float">
            <text:p>1244,9219482333</text:p>
          </table:table-cell>
          <table:table-cell table:style-name="ce1" table:formula="of:=AVERAGE([C6.G5:.G34])" office:value-type="float" office:value="13.3" calcext:value-type="float">
            <text:p>13,3</text:p>
          </table:table-cell>
          <table:table-cell table:style-name="ce15" table:formula="of:=AVERAGE([C6.H5:.H34])" office:value-type="float" office:value="1963.550594" calcext:value-type="float">
            <text:p>1963,55059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1301.22962846667" calcext:value-type="float">
            <text:p>1301,2296284667</text:p>
          </table:table-cell>
          <table:table-cell table:style-name="ce1" table:formula="of:=AVERAGE([C6.K5:.K34])" office:value-type="float" office:value="12.8" calcext:value-type="float">
            <text:p>12,8</text:p>
          </table:table-cell>
          <table:table-cell table:style-name="ce15" table:formula="of:=AVERAGE([C6.L5:.L34])" office:value-type="float" office:value="2530.5754436" calcext:value-type="float">
            <text:p>2530,5754436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1316.7790466" calcext:value-type="float">
            <text:p>1316,7790466</text:p>
          </table:table-cell>
          <table:table-cell table:style-name="ce1" table:formula="of:=AVERAGE([C6.O5:.O34])" office:value-type="float" office:value="16.3666666666667" calcext:value-type="float">
            <text:p>16,3666666667</text:p>
          </table:table-cell>
          <table:table-cell table:style-name="ce15" table:formula="of:=AVERAGE([C6.P5:.P34])" office:value-type="float" office:value="2015.87187393333" calcext:value-type="float">
            <text:p>2015,871873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1321.38828323333" calcext:value-type="float">
            <text:p>1321,3882832333</text:p>
          </table:table-cell>
          <table:table-cell table:style-name="ce1" table:formula="of:=AVERAGE([C6.S5:.S34])" office:value-type="float" office:value="15.2333333333333" calcext:value-type="float">
            <text:p>15,2333333333</text:p>
          </table:table-cell>
          <table:table-cell table:style-name="ce15" table:formula="of:=AVERAGE([C6.T5:.T34])" office:value-type="float" office:value="2514.84084063333" calcext:value-type="float">
            <text:p>2514,840840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V5:.V34])" office:value-type="float" office:value="1236.56460986667" calcext:value-type="float">
            <text:p>1236,5646098667</text:p>
          </table:table-cell>
          <table:table-cell table:style-name="ce1" table:formula="of:=AVERAGE([C6.W5:.W34])" office:value-type="float" office:value="15.9" calcext:value-type="float">
            <text:p>15,9</text:p>
          </table:table-cell>
          <table:table-cell table:style-name="ce15" table:formula="of:=AVERAGE([C6.X5:.X34])" office:value-type="float" office:value="2352.88850283333" calcext:value-type="float">
            <text:p>2352,8885028333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1237.6170655" calcext:value-type="float">
            <text:p>1237,6170655</text:p>
          </table:table-cell>
          <table:table-cell table:style-name="ce1" table:formula="of:=MEDIAN([C6.C5:.C34])" office:value-type="float" office:value="7" calcext:value-type="float">
            <text:p>7</text:p>
          </table:table-cell>
          <table:table-cell table:style-name="ce15" table:formula="of:=MEDIAN([C6.D5:.D34])" office:value-type="float" office:value="1651.9030765" calcext:value-type="float">
            <text:p>1651,90307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1184.7905275" calcext:value-type="float">
            <text:p>1184,7905275</text:p>
          </table:table-cell>
          <table:table-cell table:style-name="ce1" table:formula="of:=MEDIAN([C6.G5:.G34])" office:value-type="float" office:value="7" calcext:value-type="float">
            <text:p>7</text:p>
          </table:table-cell>
          <table:table-cell table:style-name="ce15" table:formula="of:=MEDIAN([C6.H5:.H34])" office:value-type="float" office:value="1591.036499" calcext:value-type="float">
            <text:p>1591,03649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1261.2730105" calcext:value-type="float">
            <text:p>1261,2730105</text:p>
          </table:table-cell>
          <table:table-cell table:style-name="ce1" table:formula="of:=MEDIAN([C6.K5:.K34])" office:value-type="float" office:value="6" calcext:value-type="float">
            <text:p>6</text:p>
          </table:table-cell>
          <table:table-cell table:style-name="ce15" table:formula="of:=MEDIAN([C6.L5:.L34])" office:value-type="float" office:value="1129.25" calcext:value-type="float">
            <text:p>1129,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1291.991455" calcext:value-type="float">
            <text:p>1291,991455</text:p>
          </table:table-cell>
          <table:table-cell table:style-name="ce1" table:formula="of:=MEDIAN([C6.O5:.O34])" office:value-type="float" office:value="7" calcext:value-type="float">
            <text:p>7</text:p>
          </table:table-cell>
          <table:table-cell table:style-name="ce15" table:formula="of:=MEDIAN([C6.P5:.P34])" office:value-type="float" office:value="1276.081909" calcext:value-type="float">
            <text:p>1276,08190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1301.1870725" calcext:value-type="float">
            <text:p>1301,1870725</text:p>
          </table:table-cell>
          <table:table-cell table:style-name="ce1" table:formula="of:=MEDIAN([C6.S5:.S34])" office:value-type="float" office:value="6.5" calcext:value-type="float">
            <text:p>6,5</text:p>
          </table:table-cell>
          <table:table-cell table:style-name="ce15" table:formula="of:=MEDIAN([C6.T5:.T34])" office:value-type="float" office:value="1179.84198" calcext:value-type="float">
            <text:p>1179,8419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V5:.V34])" office:value-type="float" office:value="1242.397034" calcext:value-type="float">
            <text:p>1242,397034</text:p>
          </table:table-cell>
          <table:table-cell table:style-name="ce1" table:formula="of:=MEDIAN([C6.W5:.W34])" office:value-type="float" office:value="8.5" calcext:value-type="float">
            <text:p>8,5</text:p>
          </table:table-cell>
          <table:table-cell table:style-name="ce15" table:formula="of:=MEDIAN([C6.X5:.X34])" office:value-type="float" office:value="2011.952576" calcext:value-type="float">
            <text:p>2011,952576</text:p>
          </table:table-cell>
          <table:table-cell table:number-columns-repeated="13"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234.247178315315" calcext:value-type="float">
            <text:p>234,2471783153</text:p>
          </table:table-cell>
          <table:table-cell table:style-name="ce11" table:formula="of:=STDEV([C6.C5:.C34])" office:value-type="float" office:value="31.3981476867811" calcext:value-type="float">
            <text:p>31,3981476868</text:p>
          </table:table-cell>
          <table:table-cell table:style-name="ce16" table:formula="of:=STDEV([C6.D5:.D34])" office:value-type="float" office:value="1954.80474374425" calcext:value-type="float">
            <text:p>1954,804743744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190.928532373417" calcext:value-type="float">
            <text:p>190,9285323734</text:p>
          </table:table-cell>
          <table:table-cell table:style-name="ce11" table:formula="of:=STDEV([C6.G5:.G34])" office:value-type="float" office:value="26.2168016671594" calcext:value-type="float">
            <text:p>26,2168016672</text:p>
          </table:table-cell>
          <table:table-cell table:style-name="ce16" table:formula="of:=STDEV([C6.H5:.H34])" office:value-type="float" office:value="1585.65460031927" calcext:value-type="float">
            <text:p>1585,654600319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200.348479544629" calcext:value-type="float">
            <text:p>200,3484795446</text:p>
          </table:table-cell>
          <table:table-cell table:style-name="ce11" table:formula="of:=STDEV([C6.K5:.K34])" office:value-type="float" office:value="23.921423092254" calcext:value-type="float">
            <text:p>23,9214230923</text:p>
          </table:table-cell>
          <table:table-cell table:style-name="ce16" table:formula="of:=STDEV([C6.L5:.L34])" office:value-type="float" office:value="3490.80958834881" calcext:value-type="float">
            <text:p>3490,809588348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239.362879226471" calcext:value-type="float">
            <text:p>239,3628792265</text:p>
          </table:table-cell>
          <table:table-cell table:style-name="ce11" table:formula="of:=STDEV([C6.O5:.O34])" office:value-type="float" office:value="35.1131013306639" calcext:value-type="float">
            <text:p>35,1131013307</text:p>
          </table:table-cell>
          <table:table-cell table:style-name="ce16" table:formula="of:=STDEV([C6.P5:.P34])" office:value-type="float" office:value="1923.43383856263" calcext:value-type="float">
            <text:p>1923,43383856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250.588746740111" calcext:value-type="float">
            <text:p>250,5887467401</text:p>
          </table:table-cell>
          <table:table-cell table:style-name="ce11" table:formula="of:=STDEV([C6.S5:.S34])" office:value-type="float" office:value="32.0502658371173" calcext:value-type="float">
            <text:p>32,0502658371</text:p>
          </table:table-cell>
          <table:table-cell table:style-name="ce16" table:formula="of:=STDEV([C6.T5:.T34])" office:value-type="float" office:value="2823.75651570148" calcext:value-type="float">
            <text:p>2823,756515701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V5:.V34])" office:value-type="float" office:value="170.817638762213" calcext:value-type="float">
            <text:p>170,8176387622</text:p>
          </table:table-cell>
          <table:table-cell table:style-name="ce11" table:formula="of:=STDEV([C6.W5:.W34])" office:value-type="float" office:value="25.8848244717061" calcext:value-type="float">
            <text:p>25,8848244717</text:p>
          </table:table-cell>
          <table:table-cell table:style-name="ce16" table:formula="of:=STDEV([C6.X5:.X34])" office:value-type="float" office:value="2048.10300081633" calcext:value-type="float">
            <text:p>2048,1030008163</text:p>
          </table:table-cell>
          <table:table-cell table:number-columns-repeated="13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32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)" office:value-type="float" office:value="1281.60417072778" calcext:value-type="float">
            <text:p>1281,6041707278</text:p>
          </table:table-cell>
          <table:table-cell table:formula="of:=STDEV([.B5:.B34];[.F5:.F34];[.J5:.J34];[.N5:.N34];[.R5:.R34];[.V5:.V34];[.Z5:.Z34];[.AD5:.AD34];[.AH5:.AH34])" office:value-type="float" office:value="215.89878495" calcext:value-type="float">
            <text:p>215,89878495</text:p>
          </table:table-cell>
          <table:table-cell table:formula="of:=COUNT([.B5:.B34];[.F5:.F34];[.J5:.J34];[.N5:.N34];[.R5:.R34];[.V5:.V34];[.Z5:.Z34];[.AD5:.AD34];[.AH5:.AH34])" office:value-type="float" office:value="180" calcext:value-type="float">
            <text:p>180</text:p>
          </table:table-cell>
          <table:table-cell table:formula="of:=2*[.C40]/SQRT([.D40])" office:value-type="float" office:value="32.1842906271872" calcext:value-type="float">
            <text:p>32,1842906272</text:p>
          </table:table-cell>
          <table:table-cell table:number-columns-repeated="32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)" office:value-type="float" office:value="14.8444444444444" calcext:value-type="float">
            <text:p>14,8444444444</text:p>
          </table:table-cell>
          <table:table-cell table:formula="of:=STDEV([.C5:.C34];[.G5:.G34];[.K5:.K34];[.O5:.O34];[.S5:.S34];[.W5:.W34];[.AA5:.AA34];[.AE5:.AE34];[.AI5:.AI34])" office:value-type="float" office:value="28.9873449988214" calcext:value-type="float">
            <text:p>28,9873449988</text:p>
          </table:table-cell>
          <table:table-cell table:style-name="ce17" table:formula="of:=COUNT([.C5:.C34];[.G5:.G34];[.K5:.K34];[.O5:.O34];[.S5:.S34];[.W5:.W34];[.AA5:.AA34];[.AE5:.AE34];[.AI5:.AI34])" office:value-type="float" office:value="180" calcext:value-type="float">
            <text:p>180</text:p>
          </table:table-cell>
          <table:table-cell table:formula="of:=2*[.C41]/SQRT([.D41])" office:value-type="float" office:value="4.32117826030688" calcext:value-type="float">
            <text:p>4,3211782603</text:p>
          </table:table-cell>
          <table:table-cell table:number-columns-repeated="32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)" office:value-type="float" office:value="2261.52340338889" calcext:value-type="float">
            <text:p>2261,5234033889</text:p>
          </table:table-cell>
          <table:table-cell table:formula="of:=STDEV([.D5:.D34];[.H5:.H34];[.L5:.L34];[.P5:.P34];[.T5:.T34];[.X5:.X34];[.AB5:.AB34];[.AF5:.AF34];[.AJ5:.AJ34])" office:value-type="float" office:value="2370.97973011072" calcext:value-type="float">
            <text:p>2370,9797301107</text:p>
          </table:table-cell>
          <table:table-cell table:formula="of:=COUNT([.D5:.D34];[.H5:.H34];[.L5:.L34];[.P5:.P34];[.T5:.T34];[.X5:.X34];[.AB5:.AB34];[.AF5:.AF34];[.AJ5:.AJ34])" office:value-type="float" office:value="180" calcext:value-type="float">
            <text:p>180</text:p>
          </table:table-cell>
          <table:table-cell table:formula="of:=2*[.C42]/SQRT([.D42])" office:value-type="float" office:value="353.444789986779" calcext:value-type="float">
            <text:p>353,4447899868</text:p>
          </table:table-cell>
          <table:table-cell table:number-columns-repeated="32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3"/>
          <table:table-cell office:value-type="string" calcext:value-type="string">
            <text:p>Average stall time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IF([.C5]&lt;&gt;0;[.D5]/[.C5];0)" office:value-type="float" office:value="566.8605958" calcext:value-type="float">
            <text:p>566,8605958</text:p>
          </table:table-cell>
          <table:table-cell table:number-columns-repeated="3"/>
          <table:table-cell table:formula="of:=IF([.G5]&lt;&gt;0;[.H5]/[.G5];0)" office:value-type="float" office:value="703.3956542" calcext:value-type="float">
            <text:p>703,3956542</text:p>
          </table:table-cell>
          <table:table-cell table:number-columns-repeated="3"/>
          <table:table-cell table:formula="of:=IF([.K5]&lt;&gt;0;[.L5]/[.K5];0)" office:value-type="float" office:value="259.169677666667" calcext:value-type="float">
            <text:p>259,1696776667</text:p>
          </table:table-cell>
          <table:table-cell table:number-columns-repeated="3"/>
          <table:table-cell table:formula="of:=IF([.O5]&lt;&gt;0;[.P5]/[.O5];0)" office:value-type="float" office:value="276.728608619048" calcext:value-type="float">
            <text:p>276,728608619</text:p>
          </table:table-cell>
          <table:table-cell table:number-columns-repeated="3"/>
          <table:table-cell table:formula="of:=IF([.S5]&lt;&gt;0;[.T5]/[.S5];0)" office:value-type="float" office:value="1041.16219083333" calcext:value-type="float">
            <text:p>1041,1621908333</text:p>
          </table:table-cell>
          <table:table-cell table:number-columns-repeated="3"/>
          <table:table-cell table:formula="of:=IF([.W5]&lt;&gt;0;[.X5]/[.W5];0)" office:value-type="float" office:value="452.397013333333" calcext:value-type="float">
            <text:p>452,39701333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6]&lt;&gt;0;[.D6]/[.C6];0)" office:value-type="float" office:value="187.74600225" calcext:value-type="float">
            <text:p>187,74600225</text:p>
          </table:table-cell>
          <table:table-cell table:number-columns-repeated="3"/>
          <table:table-cell table:formula="of:=IF([.G6]&lt;&gt;0;[.H6]/[.G6];0)" office:value-type="float" office:value="129.1875976" calcext:value-type="float">
            <text:p>129,1875976</text:p>
          </table:table-cell>
          <table:table-cell table:number-columns-repeated="3"/>
          <table:table-cell table:formula="of:=IF([.K6]&lt;&gt;0;[.L6]/[.K6];0)" office:value-type="float" office:value="93.13674925" calcext:value-type="float">
            <text:p>93,13674925</text:p>
          </table:table-cell>
          <table:table-cell table:number-columns-repeated="3"/>
          <table:table-cell table:formula="of:=IF([.O6]&lt;&gt;0;[.P6]/[.O6];0)" office:value-type="float" office:value="83.9293366666667" calcext:value-type="float">
            <text:p>83,9293366667</text:p>
          </table:table-cell>
          <table:table-cell table:number-columns-repeated="3"/>
          <table:table-cell table:formula="of:=IF([.S6]&lt;&gt;0;[.T6]/[.S6];0)" office:value-type="float" office:value="51.8636676666667" calcext:value-type="float">
            <text:p>51,8636676667</text:p>
          </table:table-cell>
          <table:table-cell table:number-columns-repeated="3"/>
          <table:table-cell table:formula="of:=IF([.W6]&lt;&gt;0;[.X6]/[.W6];0)" office:value-type="float" office:value="161.066335" calcext:value-type="float">
            <text:p>161,06633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IF([.C7]&lt;&gt;0;[.D7]/[.C7];0)" office:value-type="float" office:value="532.2105468" calcext:value-type="float">
            <text:p>532,2105468</text:p>
          </table:table-cell>
          <table:table-cell table:number-columns-repeated="3"/>
          <table:table-cell table:formula="of:=IF([.G7]&lt;&gt;0;[.H7]/[.G7];0)" office:value-type="float" office:value="411.818156" calcext:value-type="float">
            <text:p>411,818156</text:p>
          </table:table-cell>
          <table:table-cell table:number-columns-repeated="3"/>
          <table:table-cell table:formula="of:=IF([.K7]&lt;&gt;0;[.L7]/[.K7];0)" office:value-type="float" office:value="139.537333166667" calcext:value-type="float">
            <text:p>139,5373331667</text:p>
          </table:table-cell>
          <table:table-cell table:number-columns-repeated="3"/>
          <table:table-cell table:formula="of:=IF([.O7]&lt;&gt;0;[.P7]/[.O7];0)" office:value-type="float" office:value="300.6025085" calcext:value-type="float">
            <text:p>300,6025085</text:p>
          </table:table-cell>
          <table:table-cell table:number-columns-repeated="3"/>
          <table:table-cell table:formula="of:=IF([.S7]&lt;&gt;0;[.T7]/[.S7];0)" office:value-type="float" office:value="410.931366" calcext:value-type="float">
            <text:p>410,931366</text:p>
          </table:table-cell>
          <table:table-cell table:number-columns-repeated="3"/>
          <table:table-cell table:formula="of:=IF([.W7]&lt;&gt;0;[.X7]/[.W7];0)" office:value-type="float" office:value="222.583877625" calcext:value-type="float">
            <text:p>222,5838776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IF([.C8]&lt;&gt;0;[.D8]/[.C8];0)" office:value-type="float" office:value="199.9877625" calcext:value-type="float">
            <text:p>199,9877625</text:p>
          </table:table-cell>
          <table:table-cell table:number-columns-repeated="3"/>
          <table:table-cell table:formula="of:=IF([.G8]&lt;&gt;0;[.H8]/[.G8];0)" office:value-type="float" office:value="342.777134428571" calcext:value-type="float">
            <text:p>342,7771344286</text:p>
          </table:table-cell>
          <table:table-cell table:number-columns-repeated="3"/>
          <table:table-cell table:formula="of:=IF([.K8]&lt;&gt;0;[.L8]/[.K8];0)" office:value-type="float" office:value="148.06349175" calcext:value-type="float">
            <text:p>148,06349175</text:p>
          </table:table-cell>
          <table:table-cell table:number-columns-repeated="3"/>
          <table:table-cell table:formula="of:=IF([.O8]&lt;&gt;0;[.P8]/[.O8];0)" office:value-type="float" office:value="220.6156982" calcext:value-type="float">
            <text:p>220,6156982</text:p>
          </table:table-cell>
          <table:table-cell table:number-columns-repeated="3"/>
          <table:table-cell table:formula="of:=IF([.S8]&lt;&gt;0;[.T8]/[.S8];0)" office:value-type="float" office:value="146.18998725" calcext:value-type="float">
            <text:p>146,18998725</text:p>
          </table:table-cell>
          <table:table-cell table:number-columns-repeated="3"/>
          <table:table-cell table:formula="of:=IF([.W8]&lt;&gt;0;[.X8]/[.W8];0)" office:value-type="float" office:value="141.460662833333" calcext:value-type="float">
            <text:p>141,46066283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IF([.C9]&lt;&gt;0;[.D9]/[.C9];0)" office:value-type="float" office:value="81.69200125" calcext:value-type="float">
            <text:p>81,69200125</text:p>
          </table:table-cell>
          <table:table-cell table:number-columns-repeated="3"/>
          <table:table-cell table:formula="of:=IF([.G9]&lt;&gt;0;[.H9]/[.G9];0)" office:value-type="float" office:value="171.2100098" calcext:value-type="float">
            <text:p>171,2100098</text:p>
          </table:table-cell>
          <table:table-cell table:number-columns-repeated="3"/>
          <table:table-cell table:formula="of:=IF([.K9]&lt;&gt;0;[.L9]/[.K9];0)" office:value-type="float" office:value="110.067332" calcext:value-type="float">
            <text:p>110,067332</text:p>
          </table:table-cell>
          <table:table-cell table:number-columns-repeated="3"/>
          <table:table-cell table:formula="of:=IF([.O9]&lt;&gt;0;[.P9]/[.O9];0)" office:value-type="float" office:value="88.5599975" calcext:value-type="float">
            <text:p>88,5599975</text:p>
          </table:table-cell>
          <table:table-cell table:number-columns-repeated="3"/>
          <table:table-cell table:formula="of:=IF([.S9]&lt;&gt;0;[.T9]/[.S9];0)" office:value-type="float" office:value="154.4335938" calcext:value-type="float">
            <text:p>154,4335938</text:p>
          </table:table-cell>
          <table:table-cell table:number-columns-repeated="3"/>
          <table:table-cell table:formula="of:=IF([.W9]&lt;&gt;0;[.X9]/[.W9];0)" office:value-type="float" office:value="61.95124825" calcext:value-type="float">
            <text:p>61,951248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IF([.C10]&lt;&gt;0;[.D10]/[.C10];0)" office:value-type="float" office:value="385.122558571429" calcext:value-type="float">
            <text:p>385,1225585714</text:p>
          </table:table-cell>
          <table:table-cell table:number-columns-repeated="3"/>
          <table:table-cell table:formula="of:=IF([.G10]&lt;&gt;0;[.H10]/[.G10];0)" office:value-type="float" office:value="175.078111444444" calcext:value-type="float">
            <text:p>175,0781114444</text:p>
          </table:table-cell>
          <table:table-cell table:number-columns-repeated="3"/>
          <table:table-cell table:formula="of:=IF([.K10]&lt;&gt;0;[.L10]/[.K10];0)" office:value-type="float" office:value="169.7161866" calcext:value-type="float">
            <text:p>169,7161866</text:p>
          </table:table-cell>
          <table:table-cell table:number-columns-repeated="3"/>
          <table:table-cell table:formula="of:=IF([.O10]&lt;&gt;0;[.P10]/[.O10];0)" office:value-type="float" office:value="274.108367875" calcext:value-type="float">
            <text:p>274,108367875</text:p>
          </table:table-cell>
          <table:table-cell table:number-columns-repeated="3"/>
          <table:table-cell table:formula="of:=IF([.S10]&lt;&gt;0;[.T10]/[.S10];0)" office:value-type="float" office:value="164.085571285714" calcext:value-type="float">
            <text:p>164,0855712857</text:p>
          </table:table-cell>
          <table:table-cell table:number-columns-repeated="3"/>
          <table:table-cell table:formula="of:=IF([.W10]&lt;&gt;0;[.X10]/[.W10];0)" office:value-type="float" office:value="259.0003255" calcext:value-type="float">
            <text:p>259,000325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IF([.C11]&lt;&gt;0;[.D11]/[.C11];0)" office:value-type="float" office:value="182.743672666667" calcext:value-type="float">
            <text:p>182,7436726667</text:p>
          </table:table-cell>
          <table:table-cell table:number-columns-repeated="3"/>
          <table:table-cell table:formula="of:=IF([.G11]&lt;&gt;0;[.H11]/[.G11];0)" office:value-type="float" office:value="87.0578612857143" calcext:value-type="float">
            <text:p>87,0578612857</text:p>
          </table:table-cell>
          <table:table-cell table:number-columns-repeated="3"/>
          <table:table-cell table:formula="of:=IF([.K11]&lt;&gt;0;[.L11]/[.K11];0)" office:value-type="float" office:value="106.872660333333" calcext:value-type="float">
            <text:p>106,8726603333</text:p>
          </table:table-cell>
          <table:table-cell table:number-columns-repeated="3"/>
          <table:table-cell table:formula="of:=IF([.O11]&lt;&gt;0;[.P11]/[.O11];0)" office:value-type="float" office:value="80.87175" calcext:value-type="float">
            <text:p>80,87175</text:p>
          </table:table-cell>
          <table:table-cell table:number-columns-repeated="3"/>
          <table:table-cell table:formula="of:=IF([.S11]&lt;&gt;0;[.T11]/[.S11];0)" office:value-type="float" office:value="185.72024525" calcext:value-type="float">
            <text:p>185,72024525</text:p>
          </table:table-cell>
          <table:table-cell table:number-columns-repeated="3"/>
          <table:table-cell table:formula="of:=IF([.W11]&lt;&gt;0;[.X11]/[.W11];0)" office:value-type="float" office:value="94.9276789090909" calcext:value-type="float">
            <text:p>94,927678909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IF([.C12]&lt;&gt;0;[.D12]/[.C12];0)" office:value-type="float" office:value="460.242736875" calcext:value-type="float">
            <text:p>460,242736875</text:p>
          </table:table-cell>
          <table:table-cell table:number-columns-repeated="3"/>
          <table:table-cell table:formula="of:=IF([.G12]&lt;&gt;0;[.H12]/[.G12];0)" office:value-type="float" office:value="544.9307617" calcext:value-type="float">
            <text:p>544,9307617</text:p>
          </table:table-cell>
          <table:table-cell table:number-columns-repeated="3"/>
          <table:table-cell table:formula="of:=IF([.K12]&lt;&gt;0;[.L12]/[.K12];0)" office:value-type="float" office:value="353.918945307692" calcext:value-type="float">
            <text:p>353,9189453077</text:p>
          </table:table-cell>
          <table:table-cell table:number-columns-repeated="3"/>
          <table:table-cell table:formula="of:=IF([.O12]&lt;&gt;0;[.P12]/[.O12];0)" office:value-type="float" office:value="296.0002645" calcext:value-type="float">
            <text:p>296,0002645</text:p>
          </table:table-cell>
          <table:table-cell table:number-columns-repeated="3"/>
          <table:table-cell table:formula="of:=IF([.S12]&lt;&gt;0;[.T12]/[.S12];0)" office:value-type="float" office:value="360.922688777778" calcext:value-type="float">
            <text:p>360,9226887778</text:p>
          </table:table-cell>
          <table:table-cell table:number-columns-repeated="3"/>
          <table:table-cell table:formula="of:=IF([.W12]&lt;&gt;0;[.X12]/[.W12];0)" office:value-type="float" office:value="277.008199041667" calcext:value-type="float">
            <text:p>277,008199041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IF([.C13]&lt;&gt;0;[.D13]/[.C13];0)" office:value-type="float" office:value="33.5905520617284" calcext:value-type="float">
            <text:p>33,5905520617</text:p>
          </table:table-cell>
          <table:table-cell table:number-columns-repeated="3"/>
          <table:table-cell table:formula="of:=IF([.G13]&lt;&gt;0;[.H13]/[.G13];0)" office:value-type="float" office:value="35.8606178961039" calcext:value-type="float">
            <text:p>35,8606178961</text:p>
          </table:table-cell>
          <table:table-cell table:number-columns-repeated="3"/>
          <table:table-cell table:formula="of:=IF([.K13]&lt;&gt;0;[.L13]/[.K13];0)" office:value-type="float" office:value="31.4571369253731" calcext:value-type="float">
            <text:p>31,4571369254</text:p>
          </table:table-cell>
          <table:table-cell table:number-columns-repeated="3"/>
          <table:table-cell table:formula="of:=IF([.O13]&lt;&gt;0;[.P13]/[.O13];0)" office:value-type="float" office:value="30.9258219404762" calcext:value-type="float">
            <text:p>30,9258219405</text:p>
          </table:table-cell>
          <table:table-cell table:number-columns-repeated="3"/>
          <table:table-cell table:formula="of:=IF([.S13]&lt;&gt;0;[.T13]/[.S13];0)" office:value-type="float" office:value="27.7939806084337" calcext:value-type="float">
            <text:p>27,7939806084</text:p>
          </table:table-cell>
          <table:table-cell table:number-columns-repeated="3"/>
          <table:table-cell table:formula="of:=IF([.W13]&lt;&gt;0;[.X13]/[.W13];0)" office:value-type="float" office:value="34.6678457777778" calcext:value-type="float">
            <text:p>34,667845777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C14]&lt;&gt;0;[.D14]/[.C14];0)" office:value-type="float" office:value="46.2431152375" calcext:value-type="float">
            <text:p>46,2431152375</text:p>
          </table:table-cell>
          <table:table-cell table:number-columns-repeated="3"/>
          <table:table-cell table:formula="of:=IF([.G14]&lt;&gt;0;[.H14]/[.G14];0)" office:value-type="float" office:value="38.3075180601504" calcext:value-type="float">
            <text:p>38,3075180602</text:p>
          </table:table-cell>
          <table:table-cell table:number-columns-repeated="3"/>
          <table:table-cell table:formula="of:=IF([.K14]&lt;&gt;0;[.L14]/[.K14];0)" office:value-type="float" office:value="422.299011" calcext:value-type="float">
            <text:p>422,299011</text:p>
          </table:table-cell>
          <table:table-cell table:number-columns-repeated="3"/>
          <table:table-cell table:formula="of:=IF([.O14]&lt;&gt;0;[.P14]/[.O14];0)" office:value-type="float" office:value="38.2395608793103" calcext:value-type="float">
            <text:p>38,2395608793</text:p>
          </table:table-cell>
          <table:table-cell table:number-columns-repeated="3"/>
          <table:table-cell table:formula="of:=IF([.S14]&lt;&gt;0;[.T14]/[.S14];0)" office:value-type="float" office:value="45.7634247951807" calcext:value-type="float">
            <text:p>45,7634247952</text:p>
          </table:table-cell>
          <table:table-cell table:number-columns-repeated="3"/>
          <table:table-cell table:formula="of:=IF([.W14]&lt;&gt;0;[.X14]/[.W14];0)" office:value-type="float" office:value="54.8397660757576" calcext:value-type="float">
            <text:p>54,839766075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C15]&lt;&gt;0;[.D15]/[.C15];0)" office:value-type="float" office:value="445.211805555556" calcext:value-type="float">
            <text:p>445,2118055556</text:p>
          </table:table-cell>
          <table:table-cell table:number-columns-repeated="3"/>
          <table:table-cell table:formula="of:=IF([.G15]&lt;&gt;0;[.H15]/[.G15];0)" office:value-type="float" office:value="319.115266933333" calcext:value-type="float">
            <text:p>319,1152669333</text:p>
          </table:table-cell>
          <table:table-cell table:number-columns-repeated="3"/>
          <table:table-cell table:formula="of:=IF([.K15]&lt;&gt;0;[.L15]/[.K15];0)" office:value-type="float" office:value="823.264508952381" calcext:value-type="float">
            <text:p>823,2645089524</text:p>
          </table:table-cell>
          <table:table-cell table:number-columns-repeated="3"/>
          <table:table-cell table:formula="of:=IF([.O15]&lt;&gt;0;[.P15]/[.O15];0)" office:value-type="float" office:value="437.793719923077" calcext:value-type="float">
            <text:p>437,7937199231</text:p>
          </table:table-cell>
          <table:table-cell table:number-columns-repeated="3"/>
          <table:table-cell table:formula="of:=IF([.S15]&lt;&gt;0;[.T15]/[.S15];0)" office:value-type="float" office:value="451.115534846154" calcext:value-type="float">
            <text:p>451,1155348462</text:p>
          </table:table-cell>
          <table:table-cell table:number-columns-repeated="3"/>
          <table:table-cell table:formula="of:=IF([.W15]&lt;&gt;0;[.X15]/[.W15];0)" office:value-type="float" office:value="546.767374666667" calcext:value-type="float">
            <text:p>546,76737466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C16]&lt;&gt;0;[.D16]/[.C16];0)" office:value-type="float" office:value="315.55564375" calcext:value-type="float">
            <text:p>315,55564375</text:p>
          </table:table-cell>
          <table:table-cell table:number-columns-repeated="3"/>
          <table:table-cell table:formula="of:=IF([.G16]&lt;&gt;0;[.H16]/[.G16];0)" office:value-type="float" office:value="161.060772230769" calcext:value-type="float">
            <text:p>161,0607722308</text:p>
          </table:table-cell>
          <table:table-cell table:number-columns-repeated="3"/>
          <table:table-cell table:formula="of:=IF([.K16]&lt;&gt;0;[.L16]/[.K16];0)" office:value-type="float" office:value="213.871880444444" calcext:value-type="float">
            <text:p>213,8718804444</text:p>
          </table:table-cell>
          <table:table-cell table:number-columns-repeated="3"/>
          <table:table-cell table:formula="of:=IF([.O16]&lt;&gt;0;[.P16]/[.O16];0)" office:value-type="float" office:value="253.113263857143" calcext:value-type="float">
            <text:p>253,1132638571</text:p>
          </table:table-cell>
          <table:table-cell table:number-columns-repeated="3"/>
          <table:table-cell table:formula="of:=IF([.S16]&lt;&gt;0;[.T16]/[.S16];0)" office:value-type="float" office:value="211.475667333333" calcext:value-type="float">
            <text:p>211,4756673333</text:p>
          </table:table-cell>
          <table:table-cell table:number-columns-repeated="3"/>
          <table:table-cell table:formula="of:=IF([.W16]&lt;&gt;0;[.X16]/[.W16];0)" office:value-type="float" office:value="190.647261181818" calcext:value-type="float">
            <text:p>190,647261181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IF([.C17]&lt;&gt;0;[.D17]/[.C17];0)" office:value-type="float" office:value="323.314029933333" calcext:value-type="float">
            <text:p>323,3140299333</text:p>
          </table:table-cell>
          <table:table-cell table:number-columns-repeated="3"/>
          <table:table-cell table:formula="of:=IF([.G17]&lt;&gt;0;[.H17]/[.G17];0)" office:value-type="float" office:value="568.625813777778" calcext:value-type="float">
            <text:p>568,6258137778</text:p>
          </table:table-cell>
          <table:table-cell table:number-columns-repeated="3"/>
          <table:table-cell table:formula="of:=IF([.K17]&lt;&gt;0;[.L17]/[.K17];0)" office:value-type="float" office:value="409.948730444444" calcext:value-type="float">
            <text:p>409,9487304444</text:p>
          </table:table-cell>
          <table:table-cell table:number-columns-repeated="3"/>
          <table:table-cell table:formula="of:=IF([.O17]&lt;&gt;0;[.P17]/[.O17];0)" office:value-type="float" office:value="619.288441090909" calcext:value-type="float">
            <text:p>619,2884410909</text:p>
          </table:table-cell>
          <table:table-cell table:number-columns-repeated="3"/>
          <table:table-cell table:formula="of:=IF([.S17]&lt;&gt;0;[.T17]/[.S17];0)" office:value-type="float" office:value="438.143269833333" calcext:value-type="float">
            <text:p>438,1432698333</text:p>
          </table:table-cell>
          <table:table-cell table:number-columns-repeated="3"/>
          <table:table-cell table:formula="of:=IF([.W17]&lt;&gt;0;[.X17]/[.W17];0)" office:value-type="float" office:value="418.576625285714" calcext:value-type="float">
            <text:p>418,576625285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C18]&lt;&gt;0;[.D18]/[.C18];0)" office:value-type="float" office:value="94.2761491428571" calcext:value-type="float">
            <text:p>94,2761491429</text:p>
          </table:table-cell>
          <table:table-cell table:number-columns-repeated="3"/>
          <table:table-cell table:formula="of:=IF([.G18]&lt;&gt;0;[.H18]/[.G18];0)" office:value-type="float" office:value="141.2148335" calcext:value-type="float">
            <text:p>141,2148335</text:p>
          </table:table-cell>
          <table:table-cell table:number-columns-repeated="3"/>
          <table:table-cell table:formula="of:=IF([.K18]&lt;&gt;0;[.L18]/[.K18];0)" office:value-type="float" office:value="189.670761" calcext:value-type="float">
            <text:p>189,670761</text:p>
          </table:table-cell>
          <table:table-cell table:number-columns-repeated="3"/>
          <table:table-cell table:formula="of:=IF([.O18]&lt;&gt;0;[.P18]/[.O18];0)" office:value-type="float" office:value="57.24974825" calcext:value-type="float">
            <text:p>57,24974825</text:p>
          </table:table-cell>
          <table:table-cell table:number-columns-repeated="3"/>
          <table:table-cell table:formula="of:=IF([.S18]&lt;&gt;0;[.T18]/[.S18];0)" office:value-type="float" office:value="122.012675" calcext:value-type="float">
            <text:p>122,012675</text:p>
          </table:table-cell>
          <table:table-cell table:number-columns-repeated="3"/>
          <table:table-cell table:formula="of:=IF([.W18]&lt;&gt;0;[.X18]/[.W18];0)" office:value-type="float" office:value="56.1630045833333" calcext:value-type="float">
            <text:p>56,16300458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C19]&lt;&gt;0;[.D19]/[.C19];0)" office:value-type="float" office:value="206.751159666667" calcext:value-type="float">
            <text:p>206,7511596667</text:p>
          </table:table-cell>
          <table:table-cell table:number-columns-repeated="3"/>
          <table:table-cell table:formula="of:=IF([.G19]&lt;&gt;0;[.H19]/[.G19];0)" office:value-type="float" office:value="406.591688333333" calcext:value-type="float">
            <text:p>406,5916883333</text:p>
          </table:table-cell>
          <table:table-cell table:number-columns-repeated="3"/>
          <table:table-cell table:formula="of:=IF([.K19]&lt;&gt;0;[.L19]/[.K19];0)" office:value-type="float" office:value="408.2960205" calcext:value-type="float">
            <text:p>408,2960205</text:p>
          </table:table-cell>
          <table:table-cell table:number-columns-repeated="3"/>
          <table:table-cell table:formula="of:=IF([.O19]&lt;&gt;0;[.P19]/[.O19];0)" office:value-type="float" office:value="260.574183857143" calcext:value-type="float">
            <text:p>260,5741838571</text:p>
          </table:table-cell>
          <table:table-cell table:number-columns-repeated="3"/>
          <table:table-cell table:formula="of:=IF([.S19]&lt;&gt;0;[.T19]/[.S19];0)" office:value-type="float" office:value="478.625" calcext:value-type="float">
            <text:p>478,625</text:p>
          </table:table-cell>
          <table:table-cell table:number-columns-repeated="3"/>
          <table:table-cell table:formula="of:=IF([.W19]&lt;&gt;0;[.X19]/[.W19];0)" office:value-type="float" office:value="421.778076142857" calcext:value-type="float">
            <text:p>421,778076142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C20]&lt;&gt;0;[.D20]/[.C20];0)" office:value-type="float" office:value="192.7200165" calcext:value-type="float">
            <text:p>192,7200165</text:p>
          </table:table-cell>
          <table:table-cell table:number-columns-repeated="3"/>
          <table:table-cell table:formula="of:=IF([.G20]&lt;&gt;0;[.H20]/[.G20];0)" office:value-type="float" office:value="109.464172333333" calcext:value-type="float">
            <text:p>109,4641723333</text:p>
          </table:table-cell>
          <table:table-cell table:number-columns-repeated="3"/>
          <table:table-cell table:formula="of:=IF([.K20]&lt;&gt;0;[.L20]/[.K20];0)" office:value-type="float" office:value="238.7289062" calcext:value-type="float">
            <text:p>238,7289062</text:p>
          </table:table-cell>
          <table:table-cell table:number-columns-repeated="3"/>
          <table:table-cell table:formula="of:=IF([.O20]&lt;&gt;0;[.P20]/[.O20];0)" office:value-type="float" office:value="115.375094888889" calcext:value-type="float">
            <text:p>115,3750948889</text:p>
          </table:table-cell>
          <table:table-cell table:number-columns-repeated="3"/>
          <table:table-cell table:formula="of:=IF([.S20]&lt;&gt;0;[.T20]/[.S20];0)" office:value-type="float" office:value="89.2835692857143" calcext:value-type="float">
            <text:p>89,2835692857</text:p>
          </table:table-cell>
          <table:table-cell table:number-columns-repeated="3"/>
          <table:table-cell table:formula="of:=IF([.W20]&lt;&gt;0;[.X20]/[.W20];0)" office:value-type="float" office:value="124.3451309375" calcext:value-type="float">
            <text:p>124,345130937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IF([.C21]&lt;&gt;0;[.D21]/[.C21];0)" office:value-type="float" office:value="224.857482833333" calcext:value-type="float">
            <text:p>224,8574828333</text:p>
          </table:table-cell>
          <table:table-cell table:number-columns-repeated="3"/>
          <table:table-cell table:formula="of:=IF([.G21]&lt;&gt;0;[.H21]/[.G21];0)" office:value-type="float" office:value="266.90847775" calcext:value-type="float">
            <text:p>266,90847775</text:p>
          </table:table-cell>
          <table:table-cell table:number-columns-repeated="3"/>
          <table:table-cell table:formula="of:=IF([.K21]&lt;&gt;0;[.L21]/[.K21];0)" office:value-type="float" office:value="217.244873" calcext:value-type="float">
            <text:p>217,244873</text:p>
          </table:table-cell>
          <table:table-cell table:number-columns-repeated="3"/>
          <table:table-cell table:formula="of:=IF([.O21]&lt;&gt;0;[.P21]/[.O21];0)" office:value-type="float" office:value="299.29562375" calcext:value-type="float">
            <text:p>299,29562375</text:p>
          </table:table-cell>
          <table:table-cell table:number-columns-repeated="3"/>
          <table:table-cell table:formula="of:=IF([.S21]&lt;&gt;0;[.T21]/[.S21];0)" office:value-type="float" office:value="211.25979" calcext:value-type="float">
            <text:p>211,25979</text:p>
          </table:table-cell>
          <table:table-cell table:number-columns-repeated="3"/>
          <table:table-cell table:formula="of:=IF([.W21]&lt;&gt;0;[.X21]/[.W21];0)" office:value-type="float" office:value="226.042561888889" calcext:value-type="float">
            <text:p>226,042561888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IF([.C22]&lt;&gt;0;[.D22]/[.C22];0)" office:value-type="float" office:value="162.320602837838" calcext:value-type="float">
            <text:p>162,3206028378</text:p>
          </table:table-cell>
          <table:table-cell table:number-columns-repeated="3"/>
          <table:table-cell table:formula="of:=IF([.G22]&lt;&gt;0;[.H22]/[.G22];0)" office:value-type="float" office:value="198.079244" calcext:value-type="float">
            <text:p>198,079244</text:p>
          </table:table-cell>
          <table:table-cell table:number-columns-repeated="3"/>
          <table:table-cell table:formula="of:=IF([.K22]&lt;&gt;0;[.L22]/[.K22];0)" office:value-type="float" office:value="356.461821047619" calcext:value-type="float">
            <text:p>356,4618210476</text:p>
          </table:table-cell>
          <table:table-cell table:number-columns-repeated="3"/>
          <table:table-cell table:formula="of:=IF([.O22]&lt;&gt;0;[.P22]/[.O22];0)" office:value-type="float" office:value="106.5505005" calcext:value-type="float">
            <text:p>106,5505005</text:p>
          </table:table-cell>
          <table:table-cell table:number-columns-repeated="3"/>
          <table:table-cell table:formula="of:=IF([.S22]&lt;&gt;0;[.T22]/[.S22];0)" office:value-type="float" office:value="516.655237259259" calcext:value-type="float">
            <text:p>516,6552372593</text:p>
          </table:table-cell>
          <table:table-cell table:number-columns-repeated="3"/>
          <table:table-cell table:formula="of:=IF([.W22]&lt;&gt;0;[.X22]/[.W22];0)" office:value-type="float" office:value="188.840494833333" calcext:value-type="float">
            <text:p>188,84049483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C23]&lt;&gt;0;[.D23]/[.C23];0)" office:value-type="float" office:value="198.76823425" calcext:value-type="float">
            <text:p>198,76823425</text:p>
          </table:table-cell>
          <table:table-cell table:number-columns-repeated="3"/>
          <table:table-cell table:formula="of:=IF([.G23]&lt;&gt;0;[.H23]/[.G23];0)" office:value-type="float" office:value="102.091629" calcext:value-type="float">
            <text:p>102,091629</text:p>
          </table:table-cell>
          <table:table-cell table:number-columns-repeated="3"/>
          <table:table-cell table:formula="of:=IF([.K23]&lt;&gt;0;[.L23]/[.K23];0)" office:value-type="float" office:value="176.217721142857" calcext:value-type="float">
            <text:p>176,2177211429</text:p>
          </table:table-cell>
          <table:table-cell table:number-columns-repeated="3"/>
          <table:table-cell table:formula="of:=IF([.O23]&lt;&gt;0;[.P23]/[.O23];0)" office:value-type="float" office:value="192.1952026" calcext:value-type="float">
            <text:p>192,1952026</text:p>
          </table:table-cell>
          <table:table-cell table:number-columns-repeated="3"/>
          <table:table-cell table:formula="of:=IF([.S23]&lt;&gt;0;[.T23]/[.S23];0)" office:value-type="float" office:value="565.0138184" calcext:value-type="float">
            <text:p>565,0138184</text:p>
          </table:table-cell>
          <table:table-cell table:number-columns-repeated="3"/>
          <table:table-cell table:formula="of:=IF([.W23]&lt;&gt;0;[.X23]/[.W23];0)" office:value-type="float" office:value="298.706136111111" calcext:value-type="float">
            <text:p>298,70613611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IF([.C24]&lt;&gt;0;[.D24]/[.C24];0)" office:value-type="float" office:value="230.916158" calcext:value-type="float">
            <text:p>230,916158</text:p>
          </table:table-cell>
          <table:table-cell table:number-columns-repeated="3"/>
          <table:table-cell table:formula="of:=IF([.G24]&lt;&gt;0;[.H24]/[.G24];0)" office:value-type="float" office:value="295.858572857143" calcext:value-type="float">
            <text:p>295,8585728571</text:p>
          </table:table-cell>
          <table:table-cell table:number-columns-repeated="3"/>
          <table:table-cell table:formula="of:=IF([.K24]&lt;&gt;0;[.L24]/[.K24];0)" office:value-type="float" office:value="181.483382133333" calcext:value-type="float">
            <text:p>181,4833821333</text:p>
          </table:table-cell>
          <table:table-cell table:number-columns-repeated="3"/>
          <table:table-cell table:formula="of:=IF([.O24]&lt;&gt;0;[.P24]/[.O24];0)" office:value-type="float" office:value="101.021575916667" calcext:value-type="float">
            <text:p>101,0215759167</text:p>
          </table:table-cell>
          <table:table-cell table:number-columns-repeated="3"/>
          <table:table-cell table:formula="of:=IF([.S24]&lt;&gt;0;[.T24]/[.S24];0)" office:value-type="float" office:value="238.480672166667" calcext:value-type="float">
            <text:p>238,4806721667</text:p>
          </table:table-cell>
          <table:table-cell table:number-columns-repeated="3"/>
          <table:table-cell table:formula="of:=IF([.W24]&lt;&gt;0;[.X24]/[.W24];0)" office:value-type="float" office:value="258.731911363636" calcext:value-type="float">
            <text:p>258,731911363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C25]&lt;&gt;0;[.D25]/[.C25];0)" office:value-type="float" office:value="212.988006625" calcext:value-type="float">
            <text:p>212,988006625</text:p>
          </table:table-cell>
          <table:table-cell table:number-columns-repeated="3"/>
          <table:table-cell table:formula="of:=IF([.G25]&lt;&gt;0;[.H25]/[.G25];0)" office:value-type="float" office:value="229.481427857143" calcext:value-type="float">
            <text:p>229,4814278571</text:p>
          </table:table-cell>
          <table:table-cell table:number-columns-repeated="3"/>
          <table:table-cell table:formula="of:=IF([.K25]&lt;&gt;0;[.L25]/[.K25];0)" office:value-type="float" office:value="130.9043375" calcext:value-type="float">
            <text:p>130,9043375</text:p>
          </table:table-cell>
          <table:table-cell table:number-columns-repeated="3"/>
          <table:table-cell table:formula="of:=IF([.O25]&lt;&gt;0;[.P25]/[.O25];0)" office:value-type="float" office:value="182.0787964" calcext:value-type="float">
            <text:p>182,0787964</text:p>
          </table:table-cell>
          <table:table-cell table:number-columns-repeated="3"/>
          <table:table-cell table:formula="of:=IF([.S25]&lt;&gt;0;[.T25]/[.S25];0)" office:value-type="float" office:value="201.8474935" calcext:value-type="float">
            <text:p>201,8474935</text:p>
          </table:table-cell>
          <table:table-cell table:number-columns-repeated="3"/>
          <table:table-cell table:formula="of:=IF([.W25]&lt;&gt;0;[.X25]/[.W25];0)" office:value-type="float" office:value="117.68462375" calcext:value-type="float">
            <text:p>117,6846237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C26]&lt;&gt;0;[.D26]/[.C26];0)" office:value-type="float" office:value="0" calcext:value-type="float">
            <text:p>0</text:p>
          </table:table-cell>
          <table:table-cell table:number-columns-repeated="3"/>
          <table:table-cell table:formula="of:=IF([.G26]&lt;&gt;0;[.H26]/[.G26];0)" office:value-type="float" office:value="170.914998333333" calcext:value-type="float">
            <text:p>170,9149983333</text:p>
          </table:table-cell>
          <table:table-cell table:number-columns-repeated="3"/>
          <table:table-cell table:formula="of:=IF([.K26]&lt;&gt;0;[.L26]/[.K26];0)" office:value-type="float" office:value="134.300994833333" calcext:value-type="float">
            <text:p>134,3009948333</text:p>
          </table:table-cell>
          <table:table-cell table:number-columns-repeated="3"/>
          <table:table-cell table:formula="of:=IF([.O26]&lt;&gt;0;[.P26]/[.O26];0)" office:value-type="float" office:value="90.8978532857143" calcext:value-type="float">
            <text:p>90,8978532857</text:p>
          </table:table-cell>
          <table:table-cell table:number-columns-repeated="3"/>
          <table:table-cell table:formula="of:=IF([.S26]&lt;&gt;0;[.T26]/[.S26];0)" office:value-type="float" office:value="173.9865966" calcext:value-type="float">
            <text:p>173,9865966</text:p>
          </table:table-cell>
          <table:table-cell table:number-columns-repeated="3"/>
          <table:table-cell table:formula="of:=IF([.W26]&lt;&gt;0;[.X26]/[.W26];0)" office:value-type="float" office:value="75.18824775" calcext:value-type="float">
            <text:p>75,1882477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IF([.C27]&lt;&gt;0;[.D27]/[.C27];0)" office:value-type="float" office:value="15.966" calcext:value-type="float">
            <text:p>15,966</text:p>
          </table:table-cell>
          <table:table-cell table:number-columns-repeated="3"/>
          <table:table-cell table:formula="of:=IF([.G27]&lt;&gt;0;[.H27]/[.G27];0)" office:value-type="float" office:value="0" calcext:value-type="float">
            <text:p>0</text:p>
          </table:table-cell>
          <table:table-cell table:number-columns-repeated="3"/>
          <table:table-cell table:formula="of:=IF([.K27]&lt;&gt;0;[.L27]/[.K27];0)" office:value-type="float" office:value="3.413" calcext:value-type="float">
            <text:p>3,413</text:p>
          </table:table-cell>
          <table:table-cell table:number-columns-repeated="3"/>
          <table:table-cell table:formula="of:=IF([.O27]&lt;&gt;0;[.P27]/[.O27];0)" office:value-type="float" office:value="0" calcext:value-type="float">
            <text:p>0</text:p>
          </table:table-cell>
          <table:table-cell table:number-columns-repeated="3"/>
          <table:table-cell table:formula="of:=IF([.S27]&lt;&gt;0;[.T27]/[.S27];0)" office:value-type="float" office:value="3.487" calcext:value-type="float">
            <text:p>3,487</text:p>
          </table:table-cell>
          <table:table-cell table:number-columns-repeated="3"/>
          <table:table-cell table:formula="of:=IF([.W27]&lt;&gt;0;[.X27]/[.W27]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IF([.C28]&lt;&gt;0;[.D28]/[.C28];0)" office:value-type="float" office:value="278.79834" calcext:value-type="float">
            <text:p>278,79834</text:p>
          </table:table-cell>
          <table:table-cell table:number-columns-repeated="3"/>
          <table:table-cell table:formula="of:=IF([.G28]&lt;&gt;0;[.H28]/[.G28];0)" office:value-type="float" office:value="293.66333" calcext:value-type="float">
            <text:p>293,66333</text:p>
          </table:table-cell>
          <table:table-cell table:number-columns-repeated="3"/>
          <table:table-cell table:formula="of:=IF([.K28]&lt;&gt;0;[.L28]/[.K28];0)" office:value-type="float" office:value="129.667999333333" calcext:value-type="float">
            <text:p>129,6679993333</text:p>
          </table:table-cell>
          <table:table-cell table:number-columns-repeated="3"/>
          <table:table-cell table:formula="of:=IF([.O28]&lt;&gt;0;[.P28]/[.O28];0)" office:value-type="float" office:value="56.583" calcext:value-type="float">
            <text:p>56,583</text:p>
          </table:table-cell>
          <table:table-cell table:number-columns-repeated="3"/>
          <table:table-cell table:formula="of:=IF([.S28]&lt;&gt;0;[.T28]/[.S28];0)" office:value-type="float" office:value="113.970398" calcext:value-type="float">
            <text:p>113,970398</text:p>
          </table:table-cell>
          <table:table-cell table:number-columns-repeated="3"/>
          <table:table-cell table:formula="of:=IF([.W28]&lt;&gt;0;[.X28]/[.W28];0)" office:value-type="float" office:value="289.01525875" calcext:value-type="float">
            <text:p>289,0152587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IF([.C29]&lt;&gt;0;[.D29]/[.C29];0)" office:value-type="float" office:value="173.837990545455" calcext:value-type="float">
            <text:p>173,8379905455</text:p>
          </table:table-cell>
          <table:table-cell table:number-columns-repeated="3"/>
          <table:table-cell table:formula="of:=IF([.G29]&lt;&gt;0;[.H29]/[.G29];0)" office:value-type="float" office:value="335.135376" calcext:value-type="float">
            <text:p>335,135376</text:p>
          </table:table-cell>
          <table:table-cell table:number-columns-repeated="3"/>
          <table:table-cell table:formula="of:=IF([.K29]&lt;&gt;0;[.L29]/[.K29];0)" office:value-type="float" office:value="405.75979" calcext:value-type="float">
            <text:p>405,75979</text:p>
          </table:table-cell>
          <table:table-cell table:number-columns-repeated="3"/>
          <table:table-cell table:formula="of:=IF([.O29]&lt;&gt;0;[.P29]/[.O29];0)" office:value-type="float" office:value="138.600097666667" calcext:value-type="float">
            <text:p>138,6000976667</text:p>
          </table:table-cell>
          <table:table-cell table:number-columns-repeated="3"/>
          <table:table-cell table:formula="of:=IF([.S29]&lt;&gt;0;[.T29]/[.S29];0)" office:value-type="float" office:value="232.423877" calcext:value-type="float">
            <text:p>232,423877</text:p>
          </table:table-cell>
          <table:table-cell table:number-columns-repeated="3"/>
          <table:table-cell table:formula="of:=IF([.W29]&lt;&gt;0;[.X29]/[.W29];0)" office:value-type="float" office:value="271.31427" calcext:value-type="float">
            <text:p>271,3142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IF([.C30]&lt;&gt;0;[.D30]/[.C30];0)" office:value-type="float" office:value="77.4176736666667" calcext:value-type="float">
            <text:p>77,4176736667</text:p>
          </table:table-cell>
          <table:table-cell table:number-columns-repeated="3"/>
          <table:table-cell table:formula="of:=IF([.G30]&lt;&gt;0;[.H30]/[.G30];0)" office:value-type="float" office:value="141.70719" calcext:value-type="float">
            <text:p>141,70719</text:p>
          </table:table-cell>
          <table:table-cell table:number-columns-repeated="3"/>
          <table:table-cell table:formula="of:=IF([.K30]&lt;&gt;0;[.L30]/[.K30];0)" office:value-type="float" office:value="132.0305025" calcext:value-type="float">
            <text:p>132,0305025</text:p>
          </table:table-cell>
          <table:table-cell table:number-columns-repeated="3"/>
          <table:table-cell table:formula="of:=IF([.O30]&lt;&gt;0;[.P30]/[.O30];0)" office:value-type="float" office:value="267.848144571429" calcext:value-type="float">
            <text:p>267,8481445714</text:p>
          </table:table-cell>
          <table:table-cell table:number-columns-repeated="3"/>
          <table:table-cell table:formula="of:=IF([.S30]&lt;&gt;0;[.T30]/[.S30];0)" office:value-type="float" office:value="155.345996" calcext:value-type="float">
            <text:p>155,345996</text:p>
          </table:table-cell>
          <table:table-cell table:number-columns-repeated="3"/>
          <table:table-cell table:formula="of:=IF([.W30]&lt;&gt;0;[.X30]/[.W30];0)" office:value-type="float" office:value="122.615498833333" calcext:value-type="float">
            <text:p>122,61549883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IF([.C31]&lt;&gt;0;[.D31]/[.C31];0)" office:value-type="float" office:value="161.154715428571" calcext:value-type="float">
            <text:p>161,1547154286</text:p>
          </table:table-cell>
          <table:table-cell table:number-columns-repeated="3"/>
          <table:table-cell table:formula="of:=IF([.G31]&lt;&gt;0;[.H31]/[.G31];0)" office:value-type="float" office:value="125.342498833333" calcext:value-type="float">
            <text:p>125,3424988333</text:p>
          </table:table-cell>
          <table:table-cell table:number-columns-repeated="3"/>
          <table:table-cell table:formula="of:=IF([.K31]&lt;&gt;0;[.L31]/[.K31];0)" office:value-type="float" office:value="113.886216888889" calcext:value-type="float">
            <text:p>113,8862168889</text:p>
          </table:table-cell>
          <table:table-cell table:number-columns-repeated="3"/>
          <table:table-cell table:formula="of:=IF([.O31]&lt;&gt;0;[.P31]/[.O31];0)" office:value-type="float" office:value="267.9809814" calcext:value-type="float">
            <text:p>267,9809814</text:p>
          </table:table-cell>
          <table:table-cell table:number-columns-repeated="3"/>
          <table:table-cell table:formula="of:=IF([.S31]&lt;&gt;0;[.T31]/[.S31];0)" office:value-type="float" office:value="161.402291428571" calcext:value-type="float">
            <text:p>161,4022914286</text:p>
          </table:table-cell>
          <table:table-cell table:number-columns-repeated="3"/>
          <table:table-cell table:formula="of:=IF([.W31]&lt;&gt;0;[.X31]/[.W31];0)" office:value-type="float" office:value="249.6759766" calcext:value-type="float">
            <text:p>249,675976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IF([.C32]&lt;&gt;0;[.D32]/[.C32];0)" office:value-type="float" office:value="774.543619666667" calcext:value-type="float">
            <text:p>774,5436196667</text:p>
          </table:table-cell>
          <table:table-cell table:number-columns-repeated="3"/>
          <table:table-cell table:formula="of:=IF([.G32]&lt;&gt;0;[.H32]/[.G32];0)" office:value-type="float" office:value="404.5818116" calcext:value-type="float">
            <text:p>404,5818116</text:p>
          </table:table-cell>
          <table:table-cell table:number-columns-repeated="3"/>
          <table:table-cell table:formula="of:=IF([.K32]&lt;&gt;0;[.L32]/[.K32];0)" office:value-type="float" office:value="230.38362125" calcext:value-type="float">
            <text:p>230,38362125</text:p>
          </table:table-cell>
          <table:table-cell table:number-columns-repeated="3"/>
          <table:table-cell table:formula="of:=IF([.O32]&lt;&gt;0;[.P32]/[.O32];0)" office:value-type="float" office:value="516.842285166667" calcext:value-type="float">
            <text:p>516,8422851667</text:p>
          </table:table-cell>
          <table:table-cell table:number-columns-repeated="3"/>
          <table:table-cell table:formula="of:=IF([.S32]&lt;&gt;0;[.T32]/[.S32];0)" office:value-type="float" office:value="413.459507571429" calcext:value-type="float">
            <text:p>413,4595075714</text:p>
          </table:table-cell>
          <table:table-cell table:number-columns-repeated="3"/>
          <table:table-cell table:formula="of:=IF([.W32]&lt;&gt;0;[.X32]/[.W32];0)" office:value-type="float" office:value="155.012104236842" calcext:value-type="float">
            <text:p>155,012104236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C33]&lt;&gt;0;[.D33]/[.C33];0)" office:value-type="float" office:value="121.346854142857" calcext:value-type="float">
            <text:p>121,3468541429</text:p>
          </table:table-cell>
          <table:table-cell table:number-columns-repeated="3"/>
          <table:table-cell table:formula="of:=IF([.G33]&lt;&gt;0;[.H33]/[.G33];0)" office:value-type="float" office:value="88.897003" calcext:value-type="float">
            <text:p>88,897003</text:p>
          </table:table-cell>
          <table:table-cell table:number-columns-repeated="3"/>
          <table:table-cell table:formula="of:=IF([.K33]&lt;&gt;0;[.L33]/[.K33];0)" office:value-type="float" office:value="184.64077759375" calcext:value-type="float">
            <text:p>184,6407775938</text:p>
          </table:table-cell>
          <table:table-cell table:number-columns-repeated="3"/>
          <table:table-cell table:formula="of:=IF([.O33]&lt;&gt;0;[.P33]/[.O33];0)" office:value-type="float" office:value="185.6054995" calcext:value-type="float">
            <text:p>185,6054995</text:p>
          </table:table-cell>
          <table:table-cell table:number-columns-repeated="3"/>
          <table:table-cell table:formula="of:=IF([.S33]&lt;&gt;0;[.T33]/[.S33];0)" office:value-type="float" office:value="152.017334" calcext:value-type="float">
            <text:p>152,017334</text:p>
          </table:table-cell>
          <table:table-cell table:number-columns-repeated="3"/>
          <table:table-cell table:formula="of:=IF([.W33]&lt;&gt;0;[.X33]/[.W33];0)" office:value-type="float" office:value="73.458" calcext:value-type="float">
            <text:p>73,45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IF([.C34]&lt;&gt;0;[.D34]/[.C34];0)" office:value-type="float" office:value="14.132999" calcext:value-type="float">
            <text:p>14,132999</text:p>
          </table:table-cell>
          <table:table-cell table:number-columns-repeated="3"/>
          <table:table-cell table:formula="of:=IF([.G34]&lt;&gt;0;[.H34]/[.G34];0)" office:value-type="float" office:value="33.473999" calcext:value-type="float">
            <text:p>33,473999</text:p>
          </table:table-cell>
          <table:table-cell table:number-columns-repeated="3"/>
          <table:table-cell table:formula="of:=IF([.K34]&lt;&gt;0;[.L34]/[.K34];0)" office:value-type="float" office:value="24.956999" calcext:value-type="float">
            <text:p>24,956999</text:p>
          </table:table-cell>
          <table:table-cell table:number-columns-repeated="3"/>
          <table:table-cell table:formula="of:=IF([.O34]&lt;&gt;0;[.P34]/[.O34];0)" office:value-type="float" office:value="58.310501" calcext:value-type="float">
            <text:p>58,310501</text:p>
          </table:table-cell>
          <table:table-cell table:number-columns-repeated="3"/>
          <table:table-cell table:formula="of:=IF([.S34]&lt;&gt;0;[.T34]/[.S34];0)" office:value-type="float" office:value="56.429667" calcext:value-type="float">
            <text:p>56,429667</text:p>
          </table:table-cell>
          <table:table-cell table:number-columns-repeated="3"/>
          <table:table-cell table:formula="of:=IF([.W34]&lt;&gt;0;[.X34]/[.W34];0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" table:number-columns-repeated="35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3"/>
          <table:table-cell table:style-name="ce1" office:value-type="string" calcext:value-type="string">
            <text:p>Avg. Time / Stall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Std. Error</text:p>
          </table:table-cell>
          <table:table-cell table:number-columns-repeated="30"/>
        </table:table-row>
        <table:table-row table:style-name="ro1">
          <table:table-cell table:number-columns-repeated="3"/>
          <table:table-cell table:formula="of:=AVERAGE([.D45:.X74])" office:value-type="float" office:value="221.055966500739" calcext:value-type="float">
            <text:p>221,0559665007</text:p>
          </table:table-cell>
          <table:table-cell table:formula="of:=STDEV([.D45:.X74])" office:value-type="float" office:value="170.442668331862" calcext:value-type="float">
            <text:p>170,4426683319</text:p>
          </table:table-cell>
          <table:table-cell table:formula="of:=COUNT([.D45:.X74])" office:value-type="float" office:value="180" calcext:value-type="float">
            <text:p>180</text:p>
          </table:table-cell>
          <table:table-cell table:formula="of:=2*[.E78]/SQRT([.F78])" office:value-type="float" office:value="25.4080928437663" calcext:value-type="float">
            <text:p>25,4080928438</text:p>
          </table:table-cell>
          <table:table-cell table:number-columns-repeated="30"/>
        </table:table-row>
      </table:table>
      <table:table table:name="C7" table:style-name="ta1"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number-columns-repeated="8" table:default-cell-style-name="Default"/>
        <table:table-row table:style-name="ro1" table:number-rows-repeated="2">
          <table:table-cell table:number-columns-repeated="36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number-columns-repeated="8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number-columns-repeated="8"/>
        </table:table-row>
        <table:table-row table:style-name="ro1">
          <table:table-cell office:value-type="float" office:value="165143" calcext:value-type="float">
            <text:p>165143</text:p>
          </table:table-cell>
          <table:table-cell office:value-type="float" office:value="878.248962" calcext:value-type="float">
            <text:p>878,248962</text:p>
          </table:table-cell>
          <table:table-cell office:value-type="float" office:value="8" calcext:value-type="float">
            <text:p>8</text:p>
          </table:table-cell>
          <table:table-cell office:value-type="float" office:value="1057.968994" calcext:value-type="float">
            <text:p>1057,968994</text:p>
          </table:table-cell>
          <table:table-cell office:value-type="float" office:value="165143" calcext:value-type="float">
            <text:p>165143</text:p>
          </table:table-cell>
          <table:table-cell office:value-type="float" office:value="850.805969" calcext:value-type="float">
            <text:p>850,805969</text:p>
          </table:table-cell>
          <table:table-cell office:value-type="float" office:value="3" calcext:value-type="float">
            <text:p>3</text:p>
          </table:table-cell>
          <table:table-cell office:value-type="float" office:value="165.427002" calcext:value-type="float">
            <text:p>165,427002</text:p>
          </table:table-cell>
          <table:table-cell office:value-type="float" office:value="165143" calcext:value-type="float">
            <text:p>165143</text:p>
          </table:table-cell>
          <table:table-cell office:value-type="float" office:value="1045.557007" calcext:value-type="float">
            <text:p>1045,557007</text:p>
          </table:table-cell>
          <table:table-cell office:value-type="float" office:value="6" calcext:value-type="float">
            <text:p>6</text:p>
          </table:table-cell>
          <table:table-cell office:value-type="float" office:value="422.973022" calcext:value-type="float">
            <text:p>422,973022</text:p>
          </table:table-cell>
          <table:table-cell office:value-type="float" office:value="165143" calcext:value-type="float">
            <text:p>165143</text:p>
          </table:table-cell>
          <table:table-cell office:value-type="float" office:value="1151.626953" calcext:value-type="float">
            <text:p>1151,626953</text:p>
          </table:table-cell>
          <table:table-cell office:value-type="float" office:value="19" calcext:value-type="float">
            <text:p>19</text:p>
          </table:table-cell>
          <table:table-cell office:value-type="float" office:value="2602.418701" calcext:value-type="float">
            <text:p>2602,418701</text:p>
          </table:table-cell>
          <table:table-cell office:value-type="float" office:value="165143" calcext:value-type="float">
            <text:p>165143</text:p>
          </table:table-cell>
          <table:table-cell office:value-type="float" office:value="839.75" calcext:value-type="float">
            <text:p>839,75</text:p>
          </table:table-cell>
          <table:table-cell office:value-type="float" office:value="9" calcext:value-type="float">
            <text:p>9</text:p>
          </table:table-cell>
          <table:table-cell office:value-type="float" office:value="485.14798" calcext:value-type="float">
            <text:p>485,14798</text:p>
          </table:table-cell>
          <table:table-cell office:value-type="float" office:value="165143" calcext:value-type="float">
            <text:p>165143</text:p>
          </table:table-cell>
          <table:table-cell office:value-type="float" office:value="927.046997" calcext:value-type="float">
            <text:p>927,046997</text:p>
          </table:table-cell>
          <table:table-cell office:value-type="float" office:value="7" calcext:value-type="float">
            <text:p>7</text:p>
          </table:table-cell>
          <table:table-cell office:value-type="float" office:value="542.898987" calcext:value-type="float">
            <text:p>542,898987</text:p>
          </table:table-cell>
          <table:table-cell office:value-type="float" office:value="165143" calcext:value-type="float">
            <text:p>165143</text:p>
          </table:table-cell>
          <table:table-cell office:value-type="float" office:value="828.203003" calcext:value-type="float">
            <text:p>828,203003</text:p>
          </table:table-cell>
          <table:table-cell office:value-type="float" office:value="2" calcext:value-type="float">
            <text:p>2</text:p>
          </table:table-cell>
          <table:table-cell office:value-type="float" office:value="151.574997" calcext:value-type="float">
            <text:p>151,574997</text:p>
          </table:table-cell>
          <table:table-cell table:number-columns-repeated="8"/>
        </table:table-row>
        <table:table-row table:style-name="ro1">
          <table:table-cell office:value-type="float" office:value="165332" calcext:value-type="float">
            <text:p>165332</text:p>
          </table:table-cell>
          <table:table-cell office:value-type="float" office:value="1042.589966" calcext:value-type="float">
            <text:p>1042,589966</text:p>
          </table:table-cell>
          <table:table-cell office:value-type="float" office:value="8" calcext:value-type="float">
            <text:p>8</text:p>
          </table:table-cell>
          <table:table-cell office:value-type="float" office:value="893.509949" calcext:value-type="float">
            <text:p>893,509949</text:p>
          </table:table-cell>
          <table:table-cell office:value-type="float" office:value="165332" calcext:value-type="float">
            <text:p>165332</text:p>
          </table:table-cell>
          <table:table-cell office:value-type="float" office:value="1191.687988" calcext:value-type="float">
            <text:p>1191,687988</text:p>
          </table:table-cell>
          <table:table-cell office:value-type="float" office:value="20" calcext:value-type="float">
            <text:p>20</text:p>
          </table:table-cell>
          <table:table-cell office:value-type="float" office:value="2244.641846" calcext:value-type="float">
            <text:p>2244,641846</text:p>
          </table:table-cell>
          <table:table-cell office:value-type="float" office:value="165332" calcext:value-type="float">
            <text:p>165332</text:p>
          </table:table-cell>
          <table:table-cell office:value-type="float" office:value="1033.531006" calcext:value-type="float">
            <text:p>1033,531006</text:p>
          </table:table-cell>
          <table:table-cell office:value-type="float" office:value="3" calcext:value-type="float">
            <text:p>3</text:p>
          </table:table-cell>
          <table:table-cell office:value-type="float" office:value="527.312012" calcext:value-type="float">
            <text:p>527,312012</text:p>
          </table:table-cell>
          <table:table-cell office:value-type="float" office:value="165332" calcext:value-type="float">
            <text:p>165332</text:p>
          </table:table-cell>
          <table:table-cell office:value-type="float" office:value="1107.741943" calcext:value-type="float">
            <text:p>1107,741943</text:p>
          </table:table-cell>
          <table:table-cell office:value-type="float" office:value="4" calcext:value-type="float">
            <text:p>4</text:p>
          </table:table-cell>
          <table:table-cell office:value-type="float" office:value="322.025024" calcext:value-type="float">
            <text:p>322,025024</text:p>
          </table:table-cell>
          <table:table-cell office:value-type="float" office:value="165332" calcext:value-type="float">
            <text:p>165332</text:p>
          </table:table-cell>
          <table:table-cell office:value-type="float" office:value="1033.566895" calcext:value-type="float">
            <text:p>1033,566895</text:p>
          </table:table-cell>
          <table:table-cell office:value-type="float" office:value="9" calcext:value-type="float">
            <text:p>9</text:p>
          </table:table-cell>
          <table:table-cell office:value-type="float" office:value="637.991028" calcext:value-type="float">
            <text:p>637,991028</text:p>
          </table:table-cell>
          <table:table-cell office:value-type="float" office:value="165332" calcext:value-type="float">
            <text:p>165332</text:p>
          </table:table-cell>
          <table:table-cell office:value-type="float" office:value="1075.763916" calcext:value-type="float">
            <text:p>1075,763916</text:p>
          </table:table-cell>
          <table:table-cell office:value-type="float" office:value="5" calcext:value-type="float">
            <text:p>5</text:p>
          </table:table-cell>
          <table:table-cell office:value-type="float" office:value="806.242981" calcext:value-type="float">
            <text:p>806,242981</text:p>
          </table:table-cell>
          <table:table-cell office:value-type="float" office:value="165332" calcext:value-type="float">
            <text:p>165332</text:p>
          </table:table-cell>
          <table:table-cell office:value-type="float" office:value="998.65802" calcext:value-type="float">
            <text:p>998,65802</text:p>
          </table:table-cell>
          <table:table-cell office:value-type="float" office:value="2" calcext:value-type="float">
            <text:p>2</text:p>
          </table:table-cell>
          <table:table-cell office:value-type="float" office:value="200.317001" calcext:value-type="float">
            <text:p>200,317001</text:p>
          </table:table-cell>
          <table:table-cell table:number-columns-repeated="8"/>
        </table:table-row>
        <table:table-row table:style-name="ro1">
          <table:table-cell office:value-type="float" office:value="165518" calcext:value-type="float">
            <text:p>165518</text:p>
          </table:table-cell>
          <table:table-cell office:value-type="float" office:value="866.998962" calcext:value-type="float">
            <text:p>866,998962</text:p>
          </table:table-cell>
          <table:table-cell office:value-type="float" office:value="36" calcext:value-type="float">
            <text:p>36</text:p>
          </table:table-cell>
          <table:table-cell office:value-type="float" office:value="8363.014648" calcext:value-type="float">
            <text:p>8363,014648</text:p>
          </table:table-cell>
          <table:table-cell office:value-type="float" office:value="165518" calcext:value-type="float">
            <text:p>165518</text:p>
          </table:table-cell>
          <table:table-cell office:value-type="float" office:value="945.299988" calcext:value-type="float">
            <text:p>945,299988</text:p>
          </table:table-cell>
          <table:table-cell office:value-type="float" office:value="2" calcext:value-type="float">
            <text:p>2</text:p>
          </table:table-cell>
          <table:table-cell office:value-type="float" office:value="234.421005" calcext:value-type="float">
            <text:p>234,421005</text:p>
          </table:table-cell>
          <table:table-cell office:value-type="float" office:value="165518" calcext:value-type="float">
            <text:p>165518</text:p>
          </table:table-cell>
          <table:table-cell office:value-type="float" office:value="988.653015" calcext:value-type="float">
            <text:p>988,653015</text:p>
          </table:table-cell>
          <table:table-cell office:value-type="float" office:value="6" calcext:value-type="float">
            <text:p>6</text:p>
          </table:table-cell>
          <table:table-cell office:value-type="float" office:value="476.330994" calcext:value-type="float">
            <text:p>476,330994</text:p>
          </table:table-cell>
          <table:table-cell office:value-type="float" office:value="165518" calcext:value-type="float">
            <text:p>165518</text:p>
          </table:table-cell>
          <table:table-cell office:value-type="float" office:value="1092.125977" calcext:value-type="float">
            <text:p>1092,125977</text:p>
          </table:table-cell>
          <table:table-cell office:value-type="float" office:value="4" calcext:value-type="float">
            <text:p>4</text:p>
          </table:table-cell>
          <table:table-cell office:value-type="float" office:value="197.594009" calcext:value-type="float">
            <text:p>197,594009</text:p>
          </table:table-cell>
          <table:table-cell office:value-type="float" office:value="165518" calcext:value-type="float">
            <text:p>165518</text:p>
          </table:table-cell>
          <table:table-cell office:value-type="float" office:value="823.275024" calcext:value-type="float">
            <text:p>823,275024</text:p>
          </table:table-cell>
          <table:table-cell office:value-type="float" office:value="6" calcext:value-type="float">
            <text:p>6</text:p>
          </table:table-cell>
          <table:table-cell office:value-type="float" office:value="696.342041" calcext:value-type="float">
            <text:p>696,342041</text:p>
          </table:table-cell>
          <table:table-cell office:value-type="float" office:value="165518" calcext:value-type="float">
            <text:p>165518</text:p>
          </table:table-cell>
          <table:table-cell office:value-type="float" office:value="922.794983" calcext:value-type="float">
            <text:p>922,794983</text:p>
          </table:table-cell>
          <table:table-cell office:value-type="float" office:value="23" calcext:value-type="float">
            <text:p>23</text:p>
          </table:table-cell>
          <table:table-cell office:value-type="float" office:value="3218.312988" calcext:value-type="float">
            <text:p>3218,312988</text:p>
          </table:table-cell>
          <table:table-cell office:value-type="float" office:value="165518" calcext:value-type="float">
            <text:p>165518</text:p>
          </table:table-cell>
          <table:table-cell office:value-type="float" office:value="904.429016" calcext:value-type="float">
            <text:p>904,429016</text:p>
          </table:table-cell>
          <table:table-cell office:value-type="float" office:value="2" calcext:value-type="float">
            <text:p>2</text:p>
          </table:table-cell>
          <table:table-cell office:value-type="float" office:value="72.555" calcext:value-type="float">
            <text:p>72,555</text:p>
          </table:table-cell>
          <table:table-cell table:number-columns-repeated="8"/>
        </table:table-row>
        <table:table-row table:style-name="ro1">
          <table:table-cell office:value-type="float" office:value="165724" calcext:value-type="float">
            <text:p>165724</text:p>
          </table:table-cell>
          <table:table-cell office:value-type="float" office:value="1132.704956" calcext:value-type="float">
            <text:p>1132,704956</text:p>
          </table:table-cell>
          <table:table-cell office:value-type="float" office:value="2" calcext:value-type="float">
            <text:p>2</text:p>
          </table:table-cell>
          <table:table-cell office:value-type="float" office:value="183.49501" calcext:value-type="float">
            <text:p>183,49501</text:p>
          </table:table-cell>
          <table:table-cell office:value-type="float" office:value="165724" calcext:value-type="float">
            <text:p>165724</text:p>
          </table:table-cell>
          <table:table-cell office:value-type="float" office:value="885.817993" calcext:value-type="float">
            <text:p>885,817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724" calcext:value-type="float">
            <text:p>165724</text:p>
          </table:table-cell>
          <table:table-cell office:value-type="float" office:value="1005.408997" calcext:value-type="float">
            <text:p>1005,408997</text:p>
          </table:table-cell>
          <table:table-cell office:value-type="float" office:value="2" calcext:value-type="float">
            <text:p>2</text:p>
          </table:table-cell>
          <table:table-cell office:value-type="float" office:value="277.238007" calcext:value-type="float">
            <text:p>277,238007</text:p>
          </table:table-cell>
          <table:table-cell office:value-type="float" office:value="165724" calcext:value-type="float">
            <text:p>165724</text:p>
          </table:table-cell>
          <table:table-cell office:value-type="float" office:value="932.950989" calcext:value-type="float">
            <text:p>932,950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724" calcext:value-type="float">
            <text:p>165724</text:p>
          </table:table-cell>
          <table:table-cell office:value-type="float" office:value="992.659973" calcext:value-type="float">
            <text:p>992,659973</text:p>
          </table:table-cell>
          <table:table-cell office:value-type="float" office:value="3" calcext:value-type="float">
            <text:p>3</text:p>
          </table:table-cell>
          <table:table-cell office:value-type="float" office:value="215.153992" calcext:value-type="float">
            <text:p>215,153992</text:p>
          </table:table-cell>
          <table:table-cell office:value-type="float" office:value="165724" calcext:value-type="float">
            <text:p>165724</text:p>
          </table:table-cell>
          <table:table-cell office:value-type="float" office:value="1113.466064" calcext:value-type="float">
            <text:p>1113,466064</text:p>
          </table:table-cell>
          <table:table-cell office:value-type="float" office:value="2" calcext:value-type="float">
            <text:p>2</text:p>
          </table:table-cell>
          <table:table-cell office:value-type="float" office:value="137.960999" calcext:value-type="float">
            <text:p>137,960999</text:p>
          </table:table-cell>
          <table:table-cell office:value-type="float" office:value="165724" calcext:value-type="float">
            <text:p>165724</text:p>
          </table:table-cell>
          <table:table-cell office:value-type="float" office:value="1040.254028" calcext:value-type="float">
            <text:p>1040,254028</text:p>
          </table:table-cell>
          <table:table-cell office:value-type="float" office:value="2" calcext:value-type="float">
            <text:p>2</text:p>
          </table:table-cell>
          <table:table-cell office:value-type="float" office:value="310.664001" calcext:value-type="float">
            <text:p>310,664001</text:p>
          </table:table-cell>
          <table:table-cell table:number-columns-repeated="8"/>
        </table:table-row>
        <table:table-row table:style-name="ro1">
          <table:table-cell office:value-type="float" office:value="165909" calcext:value-type="float">
            <text:p>165909</text:p>
          </table:table-cell>
          <table:table-cell office:value-type="float" office:value="1209.156006" calcext:value-type="float">
            <text:p>1209,156006</text:p>
          </table:table-cell>
          <table:table-cell office:value-type="float" office:value="8" calcext:value-type="float">
            <text:p>8</text:p>
          </table:table-cell>
          <table:table-cell office:value-type="float" office:value="1601.653076" calcext:value-type="float">
            <text:p>1601,653076</text:p>
          </table:table-cell>
          <table:table-cell office:value-type="float" office:value="165909" calcext:value-type="float">
            <text:p>165909</text:p>
          </table:table-cell>
          <table:table-cell office:value-type="float" office:value="1037.567993" calcext:value-type="float">
            <text:p>1037,567993</text:p>
          </table:table-cell>
          <table:table-cell office:value-type="float" office:value="11" calcext:value-type="float">
            <text:p>11</text:p>
          </table:table-cell>
          <table:table-cell office:value-type="float" office:value="2689.118896" calcext:value-type="float">
            <text:p>2689,118896</text:p>
          </table:table-cell>
          <table:table-cell office:value-type="float" office:value="165909" calcext:value-type="float">
            <text:p>165909</text:p>
          </table:table-cell>
          <table:table-cell office:value-type="float" office:value="964.697021" calcext:value-type="float">
            <text:p>964,697021</text:p>
          </table:table-cell>
          <table:table-cell office:value-type="float" office:value="9" calcext:value-type="float">
            <text:p>9</text:p>
          </table:table-cell>
          <table:table-cell office:value-type="float" office:value="1404.098999" calcext:value-type="float">
            <text:p>1404,098999</text:p>
          </table:table-cell>
          <table:table-cell office:value-type="float" office:value="165909" calcext:value-type="float">
            <text:p>165909</text:p>
          </table:table-cell>
          <table:table-cell office:value-type="float" office:value="1127.159058" calcext:value-type="float">
            <text:p>1127,159058</text:p>
          </table:table-cell>
          <table:table-cell office:value-type="float" office:value="9" calcext:value-type="float">
            <text:p>9</text:p>
          </table:table-cell>
          <table:table-cell office:value-type="float" office:value="2138.589111" calcext:value-type="float">
            <text:p>2138,589111</text:p>
          </table:table-cell>
          <table:table-cell office:value-type="float" office:value="165909" calcext:value-type="float">
            <text:p>165909</text:p>
          </table:table-cell>
          <table:table-cell office:value-type="float" office:value="965.228027" calcext:value-type="float">
            <text:p>965,228027</text:p>
          </table:table-cell>
          <table:table-cell office:value-type="float" office:value="8" calcext:value-type="float">
            <text:p>8</text:p>
          </table:table-cell>
          <table:table-cell office:value-type="float" office:value="2807.096924" calcext:value-type="float">
            <text:p>2807,096924</text:p>
          </table:table-cell>
          <table:table-cell office:value-type="float" office:value="165909" calcext:value-type="float">
            <text:p>165909</text:p>
          </table:table-cell>
          <table:table-cell office:value-type="float" office:value="961.942017" calcext:value-type="float">
            <text:p>961,942017</text:p>
          </table:table-cell>
          <table:table-cell office:value-type="float" office:value="9" calcext:value-type="float">
            <text:p>9</text:p>
          </table:table-cell>
          <table:table-cell office:value-type="float" office:value="2899.42627" calcext:value-type="float">
            <text:p>2899,42627</text:p>
          </table:table-cell>
          <table:table-cell office:value-type="float" office:value="165909" calcext:value-type="float">
            <text:p>165909</text:p>
          </table:table-cell>
          <table:table-cell office:value-type="float" office:value="1265.723999" calcext:value-type="float">
            <text:p>1265,723999</text:p>
          </table:table-cell>
          <table:table-cell office:value-type="float" office:value="9" calcext:value-type="float">
            <text:p>9</text:p>
          </table:table-cell>
          <table:table-cell office:value-type="float" office:value="1427.391968" calcext:value-type="float">
            <text:p>1427,391968</text:p>
          </table:table-cell>
          <table:table-cell table:number-columns-repeated="8"/>
        </table:table-row>
        <table:table-row table:style-name="ro1">
          <table:table-cell office:value-type="float" office:value="170059" calcext:value-type="float">
            <text:p>170059</text:p>
          </table:table-cell>
          <table:table-cell office:value-type="float" office:value="1097.602905" calcext:value-type="float">
            <text:p>1097,602905</text:p>
          </table:table-cell>
          <table:table-cell office:value-type="float" office:value="4" calcext:value-type="float">
            <text:p>4</text:p>
          </table:table-cell>
          <table:table-cell office:value-type="float" office:value="363.131012" calcext:value-type="float">
            <text:p>363,131012</text:p>
          </table:table-cell>
          <table:table-cell office:value-type="float" office:value="170059" calcext:value-type="float">
            <text:p>170059</text:p>
          </table:table-cell>
          <table:table-cell office:value-type="float" office:value="881.188965" calcext:value-type="float">
            <text:p>881,188965</text:p>
          </table:table-cell>
          <table:table-cell office:value-type="float" office:value="8" calcext:value-type="float">
            <text:p>8</text:p>
          </table:table-cell>
          <table:table-cell office:value-type="float" office:value="718.38501" calcext:value-type="float">
            <text:p>718,38501</text:p>
          </table:table-cell>
          <table:table-cell office:value-type="float" office:value="170059" calcext:value-type="float">
            <text:p>170059</text:p>
          </table:table-cell>
          <table:table-cell office:value-type="float" office:value="854.604004" calcext:value-type="float">
            <text:p>854,604004</text:p>
          </table:table-cell>
          <table:table-cell office:value-type="float" office:value="3" calcext:value-type="float">
            <text:p>3</text:p>
          </table:table-cell>
          <table:table-cell office:value-type="float" office:value="101.596001" calcext:value-type="float">
            <text:p>101,596001</text:p>
          </table:table-cell>
          <table:table-cell office:value-type="float" office:value="170059" calcext:value-type="float">
            <text:p>170059</text:p>
          </table:table-cell>
          <table:table-cell office:value-type="float" office:value="940.779968" calcext:value-type="float">
            <text:p>940,779968</text:p>
          </table:table-cell>
          <table:table-cell office:value-type="float" office:value="5" calcext:value-type="float">
            <text:p>5</text:p>
          </table:table-cell>
          <table:table-cell office:value-type="float" office:value="710.165955" calcext:value-type="float">
            <text:p>710,165955</text:p>
          </table:table-cell>
          <table:table-cell office:value-type="float" office:value="170059" calcext:value-type="float">
            <text:p>170059</text:p>
          </table:table-cell>
          <table:table-cell office:value-type="float" office:value="964.079041" calcext:value-type="float">
            <text:p>964,079041</text:p>
          </table:table-cell>
          <table:table-cell office:value-type="float" office:value="5" calcext:value-type="float">
            <text:p>5</text:p>
          </table:table-cell>
          <table:table-cell office:value-type="float" office:value="272.841003" calcext:value-type="float">
            <text:p>272,841003</text:p>
          </table:table-cell>
          <table:table-cell office:value-type="float" office:value="170059" calcext:value-type="float">
            <text:p>170059</text:p>
          </table:table-cell>
          <table:table-cell office:value-type="float" office:value="969.209045" calcext:value-type="float">
            <text:p>969,209045</text:p>
          </table:table-cell>
          <table:table-cell office:value-type="float" office:value="7" calcext:value-type="float">
            <text:p>7</text:p>
          </table:table-cell>
          <table:table-cell office:value-type="float" office:value="825.490051" calcext:value-type="float">
            <text:p>825,490051</text:p>
          </table:table-cell>
          <table:table-cell office:value-type="float" office:value="170059" calcext:value-type="float">
            <text:p>170059</text:p>
          </table:table-cell>
          <table:table-cell office:value-type="float" office:value="1034.973022" calcext:value-type="float">
            <text:p>1034,973022</text:p>
          </table:table-cell>
          <table:table-cell office:value-type="float" office:value="6" calcext:value-type="float">
            <text:p>6</text:p>
          </table:table-cell>
          <table:table-cell office:value-type="float" office:value="967.079041" calcext:value-type="float">
            <text:p>967,079041</text:p>
          </table:table-cell>
          <table:table-cell table:number-columns-repeated="8"/>
        </table:table-row>
        <table:table-row table:style-name="ro1">
          <table:table-cell office:value-type="float" office:value="170425" calcext:value-type="float">
            <text:p>170425</text:p>
          </table:table-cell>
          <table:table-cell office:value-type="float" office:value="988.861023" calcext:value-type="float">
            <text:p>988,861023</text:p>
          </table:table-cell>
          <table:table-cell office:value-type="float" office:value="7" calcext:value-type="float">
            <text:p>7</text:p>
          </table:table-cell>
          <table:table-cell office:value-type="float" office:value="1358.541016" calcext:value-type="float">
            <text:p>1358,541016</text:p>
          </table:table-cell>
          <table:table-cell office:value-type="float" office:value="170425" calcext:value-type="float">
            <text:p>170425</text:p>
          </table:table-cell>
          <table:table-cell office:value-type="float" office:value="1183.42395" calcext:value-type="float">
            <text:p>1183,42395</text:p>
          </table:table-cell>
          <table:table-cell office:value-type="float" office:value="8" calcext:value-type="float">
            <text:p>8</text:p>
          </table:table-cell>
          <table:table-cell office:value-type="float" office:value="665.18103" calcext:value-type="float">
            <text:p>665,18103</text:p>
          </table:table-cell>
          <table:table-cell office:value-type="float" office:value="170425" calcext:value-type="float">
            <text:p>170425</text:p>
          </table:table-cell>
          <table:table-cell office:value-type="float" office:value="1076.557007" calcext:value-type="float">
            <text:p>1076,557007</text:p>
          </table:table-cell>
          <table:table-cell office:value-type="float" office:value="29" calcext:value-type="float">
            <text:p>29</text:p>
          </table:table-cell>
          <table:table-cell office:value-type="float" office:value="3346.231201" calcext:value-type="float">
            <text:p>3346,231201</text:p>
          </table:table-cell>
          <table:table-cell office:value-type="float" office:value="170425" calcext:value-type="float">
            <text:p>170425</text:p>
          </table:table-cell>
          <table:table-cell office:value-type="float" office:value="1108.833008" calcext:value-type="float">
            <text:p>1108,833008</text:p>
          </table:table-cell>
          <table:table-cell office:value-type="float" office:value="8" calcext:value-type="float">
            <text:p>8</text:p>
          </table:table-cell>
          <table:table-cell office:value-type="float" office:value="950.877014" calcext:value-type="float">
            <text:p>950,877014</text:p>
          </table:table-cell>
          <table:table-cell office:value-type="float" office:value="170425" calcext:value-type="float">
            <text:p>170425</text:p>
          </table:table-cell>
          <table:table-cell office:value-type="float" office:value="1020.478027" calcext:value-type="float">
            <text:p>1020,478027</text:p>
          </table:table-cell>
          <table:table-cell office:value-type="float" office:value="3" calcext:value-type="float">
            <text:p>3</text:p>
          </table:table-cell>
          <table:table-cell office:value-type="float" office:value="661.703003" calcext:value-type="float">
            <text:p>661,703003</text:p>
          </table:table-cell>
          <table:table-cell office:value-type="float" office:value="170425" calcext:value-type="float">
            <text:p>170425</text:p>
          </table:table-cell>
          <table:table-cell office:value-type="float" office:value="1037.142944" calcext:value-type="float">
            <text:p>1037,142944</text:p>
          </table:table-cell>
          <table:table-cell office:value-type="float" office:value="7" calcext:value-type="float">
            <text:p>7</text:p>
          </table:table-cell>
          <table:table-cell office:value-type="float" office:value="2472.771973" calcext:value-type="float">
            <text:p>2472,771973</text:p>
          </table:table-cell>
          <table:table-cell office:value-type="float" office:value="170425" calcext:value-type="float">
            <text:p>170425</text:p>
          </table:table-cell>
          <table:table-cell office:value-type="float" office:value="934.851013" calcext:value-type="float">
            <text:p>934,851013</text:p>
          </table:table-cell>
          <table:table-cell office:value-type="float" office:value="5" calcext:value-type="float">
            <text:p>5</text:p>
          </table:table-cell>
          <table:table-cell office:value-type="float" office:value="786.572021" calcext:value-type="float">
            <text:p>786,572021</text:p>
          </table:table-cell>
          <table:table-cell table:number-columns-repeated="8"/>
        </table:table-row>
        <table:table-row table:style-name="ro1">
          <table:table-cell office:value-type="float" office:value="171723" calcext:value-type="float">
            <text:p>171723</text:p>
          </table:table-cell>
          <table:table-cell office:value-type="float" office:value="950.17804" calcext:value-type="float">
            <text:p>950,17804</text:p>
          </table:table-cell>
          <table:table-cell office:value-type="float" office:value="2" calcext:value-type="float">
            <text:p>2</text:p>
          </table:table-cell>
          <table:table-cell office:value-type="float" office:value="84.392998" calcext:value-type="float">
            <text:p>84,392998</text:p>
          </table:table-cell>
          <table:table-cell office:value-type="float" office:value="171723" calcext:value-type="float">
            <text:p>171723</text:p>
          </table:table-cell>
          <table:table-cell office:value-type="float" office:value="1078.124023" calcext:value-type="float">
            <text:p>1078,124023</text:p>
          </table:table-cell>
          <table:table-cell office:value-type="float" office:value="2" calcext:value-type="float">
            <text:p>2</text:p>
          </table:table-cell>
          <table:table-cell office:value-type="float" office:value="273.147003" calcext:value-type="float">
            <text:p>273,147003</text:p>
          </table:table-cell>
          <table:table-cell office:value-type="float" office:value="171723" calcext:value-type="float">
            <text:p>171723</text:p>
          </table:table-cell>
          <table:table-cell office:value-type="float" office:value="1004.179932" calcext:value-type="float">
            <text:p>1004,179932</text:p>
          </table:table-cell>
          <table:table-cell office:value-type="float" office:value="2" calcext:value-type="float">
            <text:p>2</text:p>
          </table:table-cell>
          <table:table-cell office:value-type="float" office:value="289.221985" calcext:value-type="float">
            <text:p>289,221985</text:p>
          </table:table-cell>
          <table:table-cell office:value-type="float" office:value="171723" calcext:value-type="float">
            <text:p>171723</text:p>
          </table:table-cell>
          <table:table-cell office:value-type="float" office:value="900.071045" calcext:value-type="float">
            <text:p>900,071045</text:p>
          </table:table-cell>
          <table:table-cell office:value-type="float" office:value="1" calcext:value-type="float">
            <text:p>1</text:p>
          </table:table-cell>
          <table:table-cell office:value-type="float" office:value="32.742001" calcext:value-type="float">
            <text:p>32,742001</text:p>
          </table:table-cell>
          <table:table-cell office:value-type="float" office:value="171723" calcext:value-type="float">
            <text:p>171723</text:p>
          </table:table-cell>
          <table:table-cell office:value-type="float" office:value="1231.516968" calcext:value-type="float">
            <text:p>1231,516968</text:p>
          </table:table-cell>
          <table:table-cell office:value-type="float" office:value="1" calcext:value-type="float">
            <text:p>1</text:p>
          </table:table-cell>
          <table:table-cell office:value-type="float" office:value="6.149" calcext:value-type="float">
            <text:p>6,149</text:p>
          </table:table-cell>
          <table:table-cell office:value-type="float" office:value="171723" calcext:value-type="float">
            <text:p>171723</text:p>
          </table:table-cell>
          <table:table-cell office:value-type="float" office:value="1050.551025" calcext:value-type="float">
            <text:p>1050,551025</text:p>
          </table:table-cell>
          <table:table-cell office:value-type="float" office:value="1" calcext:value-type="float">
            <text:p>1</text:p>
          </table:table-cell>
          <table:table-cell office:value-type="float" office:value="137.447006" calcext:value-type="float">
            <text:p>137,447006</text:p>
          </table:table-cell>
          <table:table-cell office:value-type="float" office:value="171723" calcext:value-type="float">
            <text:p>171723</text:p>
          </table:table-cell>
          <table:table-cell office:value-type="float" office:value="966.593994" calcext:value-type="float">
            <text:p>966,593994</text:p>
          </table:table-cell>
          <table:table-cell office:value-type="float" office:value="2" calcext:value-type="float">
            <text:p>2</text:p>
          </table:table-cell>
          <table:table-cell office:value-type="float" office:value="89.207993" calcext:value-type="float">
            <text:p>89,207993</text:p>
          </table:table-cell>
          <table:table-cell table:number-columns-repeated="8"/>
        </table:table-row>
        <table:table-row table:style-name="ro1">
          <table:table-cell office:value-type="float" office:value="172734" calcext:value-type="float">
            <text:p>172734</text:p>
          </table:table-cell>
          <table:table-cell office:value-type="float" office:value="1103.605957" calcext:value-type="float">
            <text:p>1103,605957</text:p>
          </table:table-cell>
          <table:table-cell office:value-type="float" office:value="19" calcext:value-type="float">
            <text:p>19</text:p>
          </table:table-cell>
          <table:table-cell office:value-type="float" office:value="3481.717773" calcext:value-type="float">
            <text:p>3481,717773</text:p>
          </table:table-cell>
          <table:table-cell office:value-type="float" office:value="172734" calcext:value-type="float">
            <text:p>172734</text:p>
          </table:table-cell>
          <table:table-cell office:value-type="float" office:value="1174.080933" calcext:value-type="float">
            <text:p>1174,080933</text:p>
          </table:table-cell>
          <table:table-cell office:value-type="float" office:value="5" calcext:value-type="float">
            <text:p>5</text:p>
          </table:table-cell>
          <table:table-cell office:value-type="float" office:value="634.279968" calcext:value-type="float">
            <text:p>634,279968</text:p>
          </table:table-cell>
          <table:table-cell office:value-type="float" office:value="172734" calcext:value-type="float">
            <text:p>172734</text:p>
          </table:table-cell>
          <table:table-cell office:value-type="float" office:value="1450.060913" calcext:value-type="float">
            <text:p>1450,060913</text:p>
          </table:table-cell>
          <table:table-cell office:value-type="float" office:value="7" calcext:value-type="float">
            <text:p>7</text:p>
          </table:table-cell>
          <table:table-cell office:value-type="float" office:value="616.915955" calcext:value-type="float">
            <text:p>616,915955</text:p>
          </table:table-cell>
          <table:table-cell office:value-type="float" office:value="172734" calcext:value-type="float">
            <text:p>172734</text:p>
          </table:table-cell>
          <table:table-cell office:value-type="float" office:value="1358.904907" calcext:value-type="float">
            <text:p>1358,904907</text:p>
          </table:table-cell>
          <table:table-cell office:value-type="float" office:value="4" calcext:value-type="float">
            <text:p>4</text:p>
          </table:table-cell>
          <table:table-cell office:value-type="float" office:value="436.671997" calcext:value-type="float">
            <text:p>436,671997</text:p>
          </table:table-cell>
          <table:table-cell office:value-type="float" office:value="172734" calcext:value-type="float">
            <text:p>172734</text:p>
          </table:table-cell>
          <table:table-cell office:value-type="float" office:value="834.338013" calcext:value-type="float">
            <text:p>834,338013</text:p>
          </table:table-cell>
          <table:table-cell office:value-type="float" office:value="2" calcext:value-type="float">
            <text:p>2</text:p>
          </table:table-cell>
          <table:table-cell office:value-type="float" office:value="293.17099" calcext:value-type="float">
            <text:p>293,17099</text:p>
          </table:table-cell>
          <table:table-cell office:value-type="float" office:value="172734" calcext:value-type="float">
            <text:p>172734</text:p>
          </table:table-cell>
          <table:table-cell office:value-type="float" office:value="997.018005" calcext:value-type="float">
            <text:p>997,018005</text:p>
          </table:table-cell>
          <table:table-cell office:value-type="float" office:value="7" calcext:value-type="float">
            <text:p>7</text:p>
          </table:table-cell>
          <table:table-cell office:value-type="float" office:value="1185.945923" calcext:value-type="float">
            <text:p>1185,945923</text:p>
          </table:table-cell>
          <table:table-cell office:value-type="float" office:value="172734" calcext:value-type="float">
            <text:p>172734</text:p>
          </table:table-cell>
          <table:table-cell office:value-type="float" office:value="1209.239014" calcext:value-type="float">
            <text:p>1209,239014</text:p>
          </table:table-cell>
          <table:table-cell office:value-type="float" office:value="7" calcext:value-type="float">
            <text:p>7</text:p>
          </table:table-cell>
          <table:table-cell office:value-type="float" office:value="665.913025" calcext:value-type="float">
            <text:p>665,913025</text:p>
          </table:table-cell>
          <table:table-cell table:number-columns-repeated="8"/>
        </table:table-row>
        <table:table-row table:style-name="ro1">
          <table:table-cell office:value-type="float" office:value="181100" calcext:value-type="float">
            <text:p>181100</text:p>
          </table:table-cell>
          <table:table-cell office:value-type="float" office:value="1229.68396" calcext:value-type="float">
            <text:p>1229,68396</text:p>
          </table:table-cell>
          <table:table-cell office:value-type="float" office:value="72" calcext:value-type="float">
            <text:p>72</text:p>
          </table:table-cell>
          <table:table-cell office:value-type="float" office:value="2073.09375" calcext:value-type="float">
            <text:p>2073,09375</text:p>
          </table:table-cell>
          <table:table-cell office:value-type="float" office:value="181100" calcext:value-type="float">
            <text:p>181100</text:p>
          </table:table-cell>
          <table:table-cell office:value-type="float" office:value="1106.083008" calcext:value-type="float">
            <text:p>1106,083008</text:p>
          </table:table-cell>
          <table:table-cell office:value-type="float" office:value="86" calcext:value-type="float">
            <text:p>86</text:p>
          </table:table-cell>
          <table:table-cell office:value-type="float" office:value="1985.609863" calcext:value-type="float">
            <text:p>1985,609863</text:p>
          </table:table-cell>
          <table:table-cell office:value-type="float" office:value="181100" calcext:value-type="float">
            <text:p>181100</text:p>
          </table:table-cell>
          <table:table-cell office:value-type="float" office:value="1240.605957" calcext:value-type="float">
            <text:p>1240,605957</text:p>
          </table:table-cell>
          <table:table-cell office:value-type="float" office:value="81" calcext:value-type="float">
            <text:p>81</text:p>
          </table:table-cell>
          <table:table-cell office:value-type="float" office:value="2182.616699" calcext:value-type="float">
            <text:p>2182,616699</text:p>
          </table:table-cell>
          <table:table-cell office:value-type="float" office:value="181100" calcext:value-type="float">
            <text:p>181100</text:p>
          </table:table-cell>
          <table:table-cell office:value-type="float" office:value="1274.72998" calcext:value-type="float">
            <text:p>1274,72998</text:p>
          </table:table-cell>
          <table:table-cell office:value-type="float" office:value="2" calcext:value-type="float">
            <text:p>2</text:p>
          </table:table-cell>
          <table:table-cell office:value-type="float" office:value="50.682999" calcext:value-type="float">
            <text:p>50,682999</text:p>
          </table:table-cell>
          <table:table-cell office:value-type="float" office:value="181100" calcext:value-type="float">
            <text:p>181100</text:p>
          </table:table-cell>
          <table:table-cell office:value-type="float" office:value="1209.735962" calcext:value-type="float">
            <text:p>1209,735962</text:p>
          </table:table-cell>
          <table:table-cell office:value-type="float" office:value="85" calcext:value-type="float">
            <text:p>85</text:p>
          </table:table-cell>
          <table:table-cell office:value-type="float" office:value="3121.330322" calcext:value-type="float">
            <text:p>3121,330322</text:p>
          </table:table-cell>
          <table:table-cell office:value-type="float" office:value="181100" calcext:value-type="float">
            <text:p>181100</text:p>
          </table:table-cell>
          <table:table-cell office:value-type="float" office:value="1138.049927" calcext:value-type="float">
            <text:p>1138,049927</text:p>
          </table:table-cell>
          <table:table-cell office:value-type="float" office:value="44" calcext:value-type="float">
            <text:p>44</text:p>
          </table:table-cell>
          <table:table-cell office:value-type="float" office:value="1360.265015" calcext:value-type="float">
            <text:p>1360,265015</text:p>
          </table:table-cell>
          <table:table-cell office:value-type="float" office:value="181100" calcext:value-type="float">
            <text:p>181100</text:p>
          </table:table-cell>
          <table:table-cell office:value-type="float" office:value="1228.759033" calcext:value-type="float">
            <text:p>1228,759033</text:p>
          </table:table-cell>
          <table:table-cell office:value-type="float" office:value="93" calcext:value-type="float">
            <text:p>93</text:p>
          </table:table-cell>
          <table:table-cell office:value-type="float" office:value="2284.331787" calcext:value-type="float">
            <text:p>2284,331787</text:p>
          </table:table-cell>
          <table:table-cell table:number-columns-repeated="8"/>
        </table:table-row>
        <table:table-row table:style-name="ro1">
          <table:table-cell office:value-type="float" office:value="131337" calcext:value-type="float">
            <text:p>131337</text:p>
          </table:table-cell>
          <table:table-cell office:value-type="float" office:value="1333.253052" calcext:value-type="float">
            <text:p>1333,253052</text:p>
          </table:table-cell>
          <table:table-cell office:value-type="float" office:value="18" calcext:value-type="float">
            <text:p>18</text:p>
          </table:table-cell>
          <table:table-cell office:value-type="float" office:value="6889.393555" calcext:value-type="float">
            <text:p>6889,393555</text:p>
          </table:table-cell>
          <table:table-cell office:value-type="float" office:value="131337" calcext:value-type="float">
            <text:p>131337</text:p>
          </table:table-cell>
          <table:table-cell office:value-type="float" office:value="1198.719971" calcext:value-type="float">
            <text:p>1198,719971</text:p>
          </table:table-cell>
          <table:table-cell office:value-type="float" office:value="17" calcext:value-type="float">
            <text:p>17</text:p>
          </table:table-cell>
          <table:table-cell office:value-type="float" office:value="3660.470459" calcext:value-type="float">
            <text:p>3660,470459</text:p>
          </table:table-cell>
          <table:table-cell office:value-type="float" office:value="131337" calcext:value-type="float">
            <text:p>131337</text:p>
          </table:table-cell>
          <table:table-cell office:value-type="float" office:value="1305.073975" calcext:value-type="float">
            <text:p>1305,073975</text:p>
          </table:table-cell>
          <table:table-cell office:value-type="float" office:value="14" calcext:value-type="float">
            <text:p>14</text:p>
          </table:table-cell>
          <table:table-cell office:value-type="float" office:value="5813.825195" calcext:value-type="float">
            <text:p>5813,825195</text:p>
          </table:table-cell>
          <table:table-cell office:value-type="float" office:value="131337" calcext:value-type="float">
            <text:p>131337</text:p>
          </table:table-cell>
          <table:table-cell office:value-type="float" office:value="1229.833984" calcext:value-type="float">
            <text:p>1229,833984</text:p>
          </table:table-cell>
          <table:table-cell office:value-type="float" office:value="13" calcext:value-type="float">
            <text:p>13</text:p>
          </table:table-cell>
          <table:table-cell office:value-type="float" office:value="7432.921387" calcext:value-type="float">
            <text:p>7432,921387</text:p>
          </table:table-cell>
          <table:table-cell office:value-type="float" office:value="131337" calcext:value-type="float">
            <text:p>131337</text:p>
          </table:table-cell>
          <table:table-cell office:value-type="float" office:value="975.598999" calcext:value-type="float">
            <text:p>975,598999</text:p>
          </table:table-cell>
          <table:table-cell office:value-type="float" office:value="11" calcext:value-type="float">
            <text:p>11</text:p>
          </table:table-cell>
          <table:table-cell office:value-type="float" office:value="4534.521973" calcext:value-type="float">
            <text:p>4534,521973</text:p>
          </table:table-cell>
          <table:table-cell office:value-type="float" office:value="131337" calcext:value-type="float">
            <text:p>131337</text:p>
          </table:table-cell>
          <table:table-cell office:value-type="float" office:value="1314.64502" calcext:value-type="float">
            <text:p>1314,64502</text:p>
          </table:table-cell>
          <table:table-cell office:value-type="float" office:value="16" calcext:value-type="float">
            <text:p>16</text:p>
          </table:table-cell>
          <table:table-cell office:value-type="float" office:value="8235.015625" calcext:value-type="float">
            <text:p>8235,015625</text:p>
          </table:table-cell>
          <table:table-cell office:value-type="float" office:value="131337" calcext:value-type="float">
            <text:p>131337</text:p>
          </table:table-cell>
          <table:table-cell office:value-type="float" office:value="1213.703979" calcext:value-type="float">
            <text:p>1213,703979</text:p>
          </table:table-cell>
          <table:table-cell office:value-type="float" office:value="10" calcext:value-type="float">
            <text:p>10</text:p>
          </table:table-cell>
          <table:table-cell office:value-type="float" office:value="4470.226074" calcext:value-type="float">
            <text:p>4470,226074</text:p>
          </table:table-cell>
          <table:table-cell table:number-columns-repeated="8"/>
        </table:table-row>
        <table:table-row table:style-name="ro1">
          <table:table-cell office:value-type="float" office:value="141209" calcext:value-type="float">
            <text:p>141209</text:p>
          </table:table-cell>
          <table:table-cell office:value-type="float" office:value="1040.117065" calcext:value-type="float">
            <text:p>1040,117065</text:p>
          </table:table-cell>
          <table:table-cell office:value-type="float" office:value="129" calcext:value-type="float">
            <text:p>129</text:p>
          </table:table-cell>
          <table:table-cell office:value-type="float" office:value="4033.139648" calcext:value-type="float">
            <text:p>4033,139648</text:p>
          </table:table-cell>
          <table:table-cell office:value-type="float" office:value="141209" calcext:value-type="float">
            <text:p>141209</text:p>
          </table:table-cell>
          <table:table-cell office:value-type="float" office:value="1165.385986" calcext:value-type="float">
            <text:p>1165,385986</text:p>
          </table:table-cell>
          <table:table-cell office:value-type="float" office:value="117" calcext:value-type="float">
            <text:p>117</text:p>
          </table:table-cell>
          <table:table-cell office:value-type="float" office:value="3081.629883" calcext:value-type="float">
            <text:p>3081,629883</text:p>
          </table:table-cell>
          <table:table-cell office:value-type="float" office:value="141209" calcext:value-type="float">
            <text:p>141209</text:p>
          </table:table-cell>
          <table:table-cell office:value-type="float" office:value="1022.665955" calcext:value-type="float">
            <text:p>1022,665955</text:p>
          </table:table-cell>
          <table:table-cell office:value-type="float" office:value="121" calcext:value-type="float">
            <text:p>121</text:p>
          </table:table-cell>
          <table:table-cell office:value-type="float" office:value="3922.657959" calcext:value-type="float">
            <text:p>3922,657959</text:p>
          </table:table-cell>
          <table:table-cell office:value-type="float" office:value="141209" calcext:value-type="float">
            <text:p>141209</text:p>
          </table:table-cell>
          <table:table-cell office:value-type="float" office:value="1133.359009" calcext:value-type="float">
            <text:p>1133,359009</text:p>
          </table:table-cell>
          <table:table-cell office:value-type="float" office:value="1" calcext:value-type="float">
            <text:p>1</text:p>
          </table:table-cell>
          <table:table-cell office:value-type="float" office:value="5.247" calcext:value-type="float">
            <text:p>5,247</text:p>
          </table:table-cell>
          <table:table-cell office:value-type="float" office:value="141209" calcext:value-type="float">
            <text:p>141209</text:p>
          </table:table-cell>
          <table:table-cell office:value-type="float" office:value="1051.880981" calcext:value-type="float">
            <text:p>1051,880981</text:p>
          </table:table-cell>
          <table:table-cell office:value-type="float" office:value="127" calcext:value-type="float">
            <text:p>127</text:p>
          </table:table-cell>
          <table:table-cell office:value-type="float" office:value="2458.692383" calcext:value-type="float">
            <text:p>2458,692383</text:p>
          </table:table-cell>
          <table:table-cell office:value-type="float" office:value="141209" calcext:value-type="float">
            <text:p>141209</text:p>
          </table:table-cell>
          <table:table-cell office:value-type="float" office:value="1063.374023" calcext:value-type="float">
            <text:p>1063,374023</text:p>
          </table:table-cell>
          <table:table-cell office:value-type="float" office:value="160" calcext:value-type="float">
            <text:p>160</text:p>
          </table:table-cell>
          <table:table-cell office:value-type="float" office:value="4923.38623" calcext:value-type="float">
            <text:p>4923,38623</text:p>
          </table:table-cell>
          <table:table-cell office:value-type="float" office:value="141209" calcext:value-type="float">
            <text:p>141209</text:p>
          </table:table-cell>
          <table:table-cell office:value-type="float" office:value="1072.361938" calcext:value-type="float">
            <text:p>1072,361938</text:p>
          </table:table-cell>
          <table:table-cell office:value-type="float" office:value="135" calcext:value-type="float">
            <text:p>135</text:p>
          </table:table-cell>
          <table:table-cell office:value-type="float" office:value="3818.083252" calcext:value-type="float">
            <text:p>3818,083252</text:p>
          </table:table-cell>
          <table:table-cell table:number-columns-repeated="8"/>
        </table:table-row>
        <table:table-row table:style-name="ro1">
          <table:table-cell office:value-type="float" office:value="141418" calcext:value-type="float">
            <text:p>141418</text:p>
          </table:table-cell>
          <table:table-cell office:value-type="float" office:value="1164.412964" calcext:value-type="float">
            <text:p>1164,412964</text:p>
          </table:table-cell>
          <table:table-cell office:value-type="float" office:value="108" calcext:value-type="float">
            <text:p>108</text:p>
          </table:table-cell>
          <table:table-cell office:value-type="float" office:value="2701.851074" calcext:value-type="float">
            <text:p>2701,851074</text:p>
          </table:table-cell>
          <table:table-cell office:value-type="float" office:value="141418" calcext:value-type="float">
            <text:p>141418</text:p>
          </table:table-cell>
          <table:table-cell office:value-type="float" office:value="1499.712891" calcext:value-type="float">
            <text:p>1499,712891</text:p>
          </table:table-cell>
          <table:table-cell office:value-type="float" office:value="94" calcext:value-type="float">
            <text:p>94</text:p>
          </table:table-cell>
          <table:table-cell office:value-type="float" office:value="2932.231201" calcext:value-type="float">
            <text:p>2932,231201</text:p>
          </table:table-cell>
          <table:table-cell office:value-type="float" office:value="141418" calcext:value-type="float">
            <text:p>141418</text:p>
          </table:table-cell>
          <table:table-cell office:value-type="float" office:value="1063.963013" calcext:value-type="float">
            <text:p>1063,963013</text:p>
          </table:table-cell>
          <table:table-cell office:value-type="float" office:value="119" calcext:value-type="float">
            <text:p>119</text:p>
          </table:table-cell>
          <table:table-cell office:value-type="float" office:value="3329.446289" calcext:value-type="float">
            <text:p>3329,446289</text:p>
          </table:table-cell>
          <table:table-cell office:value-type="float" office:value="141418" calcext:value-type="float">
            <text:p>141418</text:p>
          </table:table-cell>
          <table:table-cell office:value-type="float" office:value="1124.331909" calcext:value-type="float">
            <text:p>1124,331909</text:p>
          </table:table-cell>
          <table:table-cell office:value-type="float" office:value="85" calcext:value-type="float">
            <text:p>85</text:p>
          </table:table-cell>
          <table:table-cell office:value-type="float" office:value="3633.241943" calcext:value-type="float">
            <text:p>3633,241943</text:p>
          </table:table-cell>
          <table:table-cell office:value-type="float" office:value="141418" calcext:value-type="float">
            <text:p>141418</text:p>
          </table:table-cell>
          <table:table-cell office:value-type="float" office:value="1236.723999" calcext:value-type="float">
            <text:p>1236,723999</text:p>
          </table:table-cell>
          <table:table-cell office:value-type="float" office:value="1" calcext:value-type="float">
            <text:p>1</text:p>
          </table:table-cell>
          <table:table-cell office:value-type="float" office:value="91.486" calcext:value-type="float">
            <text:p>91,486</text:p>
          </table:table-cell>
          <table:table-cell office:value-type="float" office:value="141418" calcext:value-type="float">
            <text:p>141418</text:p>
          </table:table-cell>
          <table:table-cell office:value-type="float" office:value="954.079956" calcext:value-type="float">
            <text:p>954,079956</text:p>
          </table:table-cell>
          <table:table-cell office:value-type="float" office:value="108" calcext:value-type="float">
            <text:p>108</text:p>
          </table:table-cell>
          <table:table-cell office:value-type="float" office:value="2815.57251" calcext:value-type="float">
            <text:p>2815,57251</text:p>
          </table:table-cell>
          <table:table-cell office:value-type="float" office:value="141418" calcext:value-type="float">
            <text:p>141418</text:p>
          </table:table-cell>
          <table:table-cell office:value-type="float" office:value="944.5" calcext:value-type="float">
            <text:p>944,5</text:p>
          </table:table-cell>
          <table:table-cell office:value-type="float" office:value="138" calcext:value-type="float">
            <text:p>138</text:p>
          </table:table-cell>
          <table:table-cell office:value-type="float" office:value="4115.728516" calcext:value-type="float">
            <text:p>4115,728516</text:p>
          </table:table-cell>
          <table:table-cell table:number-columns-repeated="8"/>
        </table:table-row>
        <table:table-row table:style-name="ro1">
          <table:table-cell office:value-type="float" office:value="141620" calcext:value-type="float">
            <text:p>141620</text:p>
          </table:table-cell>
          <table:table-cell office:value-type="float" office:value="1050.768066" calcext:value-type="float">
            <text:p>1050,768066</text:p>
          </table:table-cell>
          <table:table-cell office:value-type="float" office:value="8" calcext:value-type="float">
            <text:p>8</text:p>
          </table:table-cell>
          <table:table-cell office:value-type="float" office:value="1089.388062" calcext:value-type="float">
            <text:p>1089,388062</text:p>
          </table:table-cell>
          <table:table-cell office:value-type="float" office:value="141620" calcext:value-type="float">
            <text:p>141620</text:p>
          </table:table-cell>
          <table:table-cell office:value-type="float" office:value="1052.394043" calcext:value-type="float">
            <text:p>1052,394043</text:p>
          </table:table-cell>
          <table:table-cell office:value-type="float" office:value="9" calcext:value-type="float">
            <text:p>9</text:p>
          </table:table-cell>
          <table:table-cell office:value-type="float" office:value="532.719971" calcext:value-type="float">
            <text:p>532,719971</text:p>
          </table:table-cell>
          <table:table-cell office:value-type="float" office:value="141620" calcext:value-type="float">
            <text:p>141620</text:p>
          </table:table-cell>
          <table:table-cell office:value-type="float" office:value="1009.063965" calcext:value-type="float">
            <text:p>1009,063965</text:p>
          </table:table-cell>
          <table:table-cell office:value-type="float" office:value="7" calcext:value-type="float">
            <text:p>7</text:p>
          </table:table-cell>
          <table:table-cell office:value-type="float" office:value="824.989014" calcext:value-type="float">
            <text:p>824,989014</text:p>
          </table:table-cell>
          <table:table-cell office:value-type="float" office:value="141620" calcext:value-type="float">
            <text:p>141620</text:p>
          </table:table-cell>
          <table:table-cell office:value-type="float" office:value="1015.424011" calcext:value-type="float">
            <text:p>1015,424011</text:p>
          </table:table-cell>
          <table:table-cell office:value-type="float" office:value="7" calcext:value-type="float">
            <text:p>7</text:p>
          </table:table-cell>
          <table:table-cell office:value-type="float" office:value="339.835999" calcext:value-type="float">
            <text:p>339,835999</text:p>
          </table:table-cell>
          <table:table-cell office:value-type="float" office:value="141620" calcext:value-type="float">
            <text:p>141620</text:p>
          </table:table-cell>
          <table:table-cell office:value-type="float" office:value="1158.33606" calcext:value-type="float">
            <text:p>1158,33606</text:p>
          </table:table-cell>
          <table:table-cell office:value-type="float" office:value="7" calcext:value-type="float">
            <text:p>7</text:p>
          </table:table-cell>
          <table:table-cell office:value-type="float" office:value="1436.728149" calcext:value-type="float">
            <text:p>1436,728149</text:p>
          </table:table-cell>
          <table:table-cell office:value-type="float" office:value="141620" calcext:value-type="float">
            <text:p>141620</text:p>
          </table:table-cell>
          <table:table-cell office:value-type="float" office:value="1325.258911" calcext:value-type="float">
            <text:p>1325,258911</text:p>
          </table:table-cell>
          <table:table-cell office:value-type="float" office:value="6" calcext:value-type="float">
            <text:p>6</text:p>
          </table:table-cell>
          <table:table-cell office:value-type="float" office:value="1935.914917" calcext:value-type="float">
            <text:p>1935,914917</text:p>
          </table:table-cell>
          <table:table-cell office:value-type="float" office:value="141620" calcext:value-type="float">
            <text:p>141620</text:p>
          </table:table-cell>
          <table:table-cell office:value-type="float" office:value="1053.36792" calcext:value-type="float">
            <text:p>1053,36792</text:p>
          </table:table-cell>
          <table:table-cell office:value-type="float" office:value="42" calcext:value-type="float">
            <text:p>42</text:p>
          </table:table-cell>
          <table:table-cell office:value-type="float" office:value="6541.09668" calcext:value-type="float">
            <text:p>6541,09668</text:p>
          </table:table-cell>
          <table:table-cell table:number-columns-repeated="8"/>
        </table:table-row>
        <table:table-row table:style-name="ro1">
          <table:table-cell office:value-type="float" office:value="143541" calcext:value-type="float">
            <text:p>143541</text:p>
          </table:table-cell>
          <table:table-cell office:value-type="float" office:value="979.067993" calcext:value-type="float">
            <text:p>979,067993</text:p>
          </table:table-cell>
          <table:table-cell office:value-type="float" office:value="9" calcext:value-type="float">
            <text:p>9</text:p>
          </table:table-cell>
          <table:table-cell office:value-type="float" office:value="1620.92395" calcext:value-type="float">
            <text:p>1620,92395</text:p>
          </table:table-cell>
          <table:table-cell office:value-type="float" office:value="143541" calcext:value-type="float">
            <text:p>143541</text:p>
          </table:table-cell>
          <table:table-cell office:value-type="float" office:value="1306.347046" calcext:value-type="float">
            <text:p>1306,347046</text:p>
          </table:table-cell>
          <table:table-cell office:value-type="float" office:value="12" calcext:value-type="float">
            <text:p>12</text:p>
          </table:table-cell>
          <table:table-cell office:value-type="float" office:value="3420.30542" calcext:value-type="float">
            <text:p>3420,30542</text:p>
          </table:table-cell>
          <table:table-cell office:value-type="float" office:value="143541" calcext:value-type="float">
            <text:p>143541</text:p>
          </table:table-cell>
          <table:table-cell office:value-type="float" office:value="1190.672974" calcext:value-type="float">
            <text:p>1190,672974</text:p>
          </table:table-cell>
          <table:table-cell office:value-type="float" office:value="11" calcext:value-type="float">
            <text:p>11</text:p>
          </table:table-cell>
          <table:table-cell office:value-type="float" office:value="5519.50293" calcext:value-type="float">
            <text:p>5519,50293</text:p>
          </table:table-cell>
          <table:table-cell office:value-type="float" office:value="143541" calcext:value-type="float">
            <text:p>143541</text:p>
          </table:table-cell>
          <table:table-cell office:value-type="float" office:value="1132.48999" calcext:value-type="float">
            <text:p>1132,48999</text:p>
          </table:table-cell>
          <table:table-cell office:value-type="float" office:value="7" calcext:value-type="float">
            <text:p>7</text:p>
          </table:table-cell>
          <table:table-cell office:value-type="float" office:value="2601.499756" calcext:value-type="float">
            <text:p>2601,499756</text:p>
          </table:table-cell>
          <table:table-cell office:value-type="float" office:value="143541" calcext:value-type="float">
            <text:p>143541</text:p>
          </table:table-cell>
          <table:table-cell office:value-type="float" office:value="1310.021973" calcext:value-type="float">
            <text:p>1310,021973</text:p>
          </table:table-cell>
          <table:table-cell office:value-type="float" office:value="2" calcext:value-type="float">
            <text:p>2</text:p>
          </table:table-cell>
          <table:table-cell office:value-type="float" office:value="3900.542969" calcext:value-type="float">
            <text:p>3900,542969</text:p>
          </table:table-cell>
          <table:table-cell office:value-type="float" office:value="143541" calcext:value-type="float">
            <text:p>143541</text:p>
          </table:table-cell>
          <table:table-cell office:value-type="float" office:value="1146.985107" calcext:value-type="float">
            <text:p>1146,985107</text:p>
          </table:table-cell>
          <table:table-cell office:value-type="float" office:value="7" calcext:value-type="float">
            <text:p>7</text:p>
          </table:table-cell>
          <table:table-cell office:value-type="float" office:value="4693.972656" calcext:value-type="float">
            <text:p>4693,972656</text:p>
          </table:table-cell>
          <table:table-cell office:value-type="float" office:value="143541" calcext:value-type="float">
            <text:p>143541</text:p>
          </table:table-cell>
          <table:table-cell office:value-type="float" office:value="1145.890015" calcext:value-type="float">
            <text:p>1145,890015</text:p>
          </table:table-cell>
          <table:table-cell office:value-type="float" office:value="7" calcext:value-type="float">
            <text:p>7</text:p>
          </table:table-cell>
          <table:table-cell office:value-type="float" office:value="3780.244385" calcext:value-type="float">
            <text:p>3780,244385</text:p>
          </table:table-cell>
          <table:table-cell table:number-columns-repeated="8"/>
        </table:table-row>
        <table:table-row table:style-name="ro1">
          <table:table-cell office:value-type="float" office:value="143822" calcext:value-type="float">
            <text:p>143822</text:p>
          </table:table-cell>
          <table:table-cell office:value-type="float" office:value="1026.187988" calcext:value-type="float">
            <text:p>1026,187988</text:p>
          </table:table-cell>
          <table:table-cell office:value-type="float" office:value="6" calcext:value-type="float">
            <text:p>6</text:p>
          </table:table-cell>
          <table:table-cell office:value-type="float" office:value="720.328003" calcext:value-type="float">
            <text:p>720,328003</text:p>
          </table:table-cell>
          <table:table-cell office:value-type="float" office:value="143822" calcext:value-type="float">
            <text:p>143822</text:p>
          </table:table-cell>
          <table:table-cell office:value-type="float" office:value="1417.942017" calcext:value-type="float">
            <text:p>1417,942017</text:p>
          </table:table-cell>
          <table:table-cell office:value-type="float" office:value="4" calcext:value-type="float">
            <text:p>4</text:p>
          </table:table-cell>
          <table:table-cell office:value-type="float" office:value="600.460022" calcext:value-type="float">
            <text:p>600,460022</text:p>
          </table:table-cell>
          <table:table-cell office:value-type="float" office:value="143822" calcext:value-type="float">
            <text:p>143822</text:p>
          </table:table-cell>
          <table:table-cell office:value-type="float" office:value="1041.789062" calcext:value-type="float">
            <text:p>1041,789062</text:p>
          </table:table-cell>
          <table:table-cell office:value-type="float" office:value="5" calcext:value-type="float">
            <text:p>5</text:p>
          </table:table-cell>
          <table:table-cell office:value-type="float" office:value="725.368958" calcext:value-type="float">
            <text:p>725,368958</text:p>
          </table:table-cell>
          <table:table-cell office:value-type="float" office:value="143822" calcext:value-type="float">
            <text:p>143822</text:p>
          </table:table-cell>
          <table:table-cell office:value-type="float" office:value="946.85498" calcext:value-type="float">
            <text:p>946,85498</text:p>
          </table:table-cell>
          <table:table-cell office:value-type="float" office:value="6" calcext:value-type="float">
            <text:p>6</text:p>
          </table:table-cell>
          <table:table-cell office:value-type="float" office:value="491.255005" calcext:value-type="float">
            <text:p>491,255005</text:p>
          </table:table-cell>
          <table:table-cell office:value-type="float" office:value="143822" calcext:value-type="float">
            <text:p>143822</text:p>
          </table:table-cell>
          <table:table-cell office:value-type="float" office:value="1119.789917" calcext:value-type="float">
            <text:p>1119,789917</text:p>
          </table:table-cell>
          <table:table-cell office:value-type="float" office:value="3" calcext:value-type="float">
            <text:p>3</text:p>
          </table:table-cell>
          <table:table-cell office:value-type="float" office:value="395.102997" calcext:value-type="float">
            <text:p>395,102997</text:p>
          </table:table-cell>
          <table:table-cell office:value-type="float" office:value="143822" calcext:value-type="float">
            <text:p>143822</text:p>
          </table:table-cell>
          <table:table-cell office:value-type="float" office:value="1079.556885" calcext:value-type="float">
            <text:p>1079,556885</text:p>
          </table:table-cell>
          <table:table-cell office:value-type="float" office:value="3" calcext:value-type="float">
            <text:p>3</text:p>
          </table:table-cell>
          <table:table-cell office:value-type="float" office:value="375.900024" calcext:value-type="float">
            <text:p>375,900024</text:p>
          </table:table-cell>
          <table:table-cell office:value-type="float" office:value="143822" calcext:value-type="float">
            <text:p>143822</text:p>
          </table:table-cell>
          <table:table-cell office:value-type="float" office:value="1320.696045" calcext:value-type="float">
            <text:p>1320,696045</text:p>
          </table:table-cell>
          <table:table-cell office:value-type="float" office:value="40" calcext:value-type="float">
            <text:p>40</text:p>
          </table:table-cell>
          <table:table-cell office:value-type="float" office:value="4603.477051" calcext:value-type="float">
            <text:p>4603,477051</text:p>
          </table:table-cell>
          <table:table-cell table:number-columns-repeated="8"/>
        </table:table-row>
        <table:table-row table:style-name="ro1">
          <table:table-cell office:value-type="float" office:value="144548" calcext:value-type="float">
            <text:p>144548</text:p>
          </table:table-cell>
          <table:table-cell office:value-type="float" office:value="891.92804" calcext:value-type="float">
            <text:p>891,92804</text:p>
          </table:table-cell>
          <table:table-cell office:value-type="float" office:value="6" calcext:value-type="float">
            <text:p>6</text:p>
          </table:table-cell>
          <table:table-cell office:value-type="float" office:value="177.632996" calcext:value-type="float">
            <text:p>177,632996</text:p>
          </table:table-cell>
          <table:table-cell office:value-type="float" office:value="144548" calcext:value-type="float">
            <text:p>144548</text:p>
          </table:table-cell>
          <table:table-cell office:value-type="float" office:value="824.617981" calcext:value-type="float">
            <text:p>824,617981</text:p>
          </table:table-cell>
          <table:table-cell office:value-type="float" office:value="3" calcext:value-type="float">
            <text:p>3</text:p>
          </table:table-cell>
          <table:table-cell office:value-type="float" office:value="640.703979" calcext:value-type="float">
            <text:p>640,703979</text:p>
          </table:table-cell>
          <table:table-cell office:value-type="float" office:value="144548" calcext:value-type="float">
            <text:p>144548</text:p>
          </table:table-cell>
          <table:table-cell office:value-type="float" office:value="838.466003" calcext:value-type="float">
            <text:p>838,466003</text:p>
          </table:table-cell>
          <table:table-cell office:value-type="float" office:value="3" calcext:value-type="float">
            <text:p>3</text:p>
          </table:table-cell>
          <table:table-cell office:value-type="float" office:value="365.593994" calcext:value-type="float">
            <text:p>365,593994</text:p>
          </table:table-cell>
          <table:table-cell office:value-type="float" office:value="144548" calcext:value-type="float">
            <text:p>144548</text:p>
          </table:table-cell>
          <table:table-cell office:value-type="float" office:value="1088.096069" calcext:value-type="float">
            <text:p>1088,096069</text:p>
          </table:table-cell>
          <table:table-cell office:value-type="float" office:value="10" calcext:value-type="float">
            <text:p>10</text:p>
          </table:table-cell>
          <table:table-cell office:value-type="float" office:value="835.229004" calcext:value-type="float">
            <text:p>835,229004</text:p>
          </table:table-cell>
          <table:table-cell office:value-type="float" office:value="144548" calcext:value-type="float">
            <text:p>144548</text:p>
          </table:table-cell>
          <table:table-cell office:value-type="float" office:value="947.036987" calcext:value-type="float">
            <text:p>947,036987</text:p>
          </table:table-cell>
          <table:table-cell office:value-type="float" office:value="4" calcext:value-type="float">
            <text:p>4</text:p>
          </table:table-cell>
          <table:table-cell office:value-type="float" office:value="500.057007" calcext:value-type="float">
            <text:p>500,057007</text:p>
          </table:table-cell>
          <table:table-cell office:value-type="float" office:value="144548" calcext:value-type="float">
            <text:p>144548</text:p>
          </table:table-cell>
          <table:table-cell office:value-type="float" office:value="914.496033" calcext:value-type="float">
            <text:p>914,496033</text:p>
          </table:table-cell>
          <table:table-cell office:value-type="float" office:value="14" calcext:value-type="float">
            <text:p>14</text:p>
          </table:table-cell>
          <table:table-cell office:value-type="float" office:value="1093.393921" calcext:value-type="float">
            <text:p>1093,393921</text:p>
          </table:table-cell>
          <table:table-cell office:value-type="float" office:value="144548" calcext:value-type="float">
            <text:p>144548</text:p>
          </table:table-cell>
          <table:table-cell office:value-type="float" office:value="866.544006" calcext:value-type="float">
            <text:p>866,544006</text:p>
          </table:table-cell>
          <table:table-cell office:value-type="float" office:value="5" calcext:value-type="float">
            <text:p>5</text:p>
          </table:table-cell>
          <table:table-cell office:value-type="float" office:value="275.095001" calcext:value-type="float">
            <text:p>275,095001</text:p>
          </table:table-cell>
          <table:table-cell table:number-columns-repeated="8"/>
        </table:table-row>
        <table:table-row table:style-name="ro1">
          <table:table-cell office:value-type="float" office:value="144907" calcext:value-type="float">
            <text:p>144907</text:p>
          </table:table-cell>
          <table:table-cell office:value-type="float" office:value="925.314026" calcext:value-type="float">
            <text:p>925,314026</text:p>
          </table:table-cell>
          <table:table-cell office:value-type="float" office:value="151" calcext:value-type="float">
            <text:p>151</text:p>
          </table:table-cell>
          <table:table-cell office:value-type="float" office:value="4037.067139" calcext:value-type="float">
            <text:p>4037,067139</text:p>
          </table:table-cell>
          <table:table-cell office:value-type="float" office:value="144907" calcext:value-type="float">
            <text:p>144907</text:p>
          </table:table-cell>
          <table:table-cell office:value-type="float" office:value="843.822021" calcext:value-type="float">
            <text:p>843,822021</text:p>
          </table:table-cell>
          <table:table-cell office:value-type="float" office:value="160" calcext:value-type="float">
            <text:p>160</text:p>
          </table:table-cell>
          <table:table-cell office:value-type="float" office:value="4031.4375" calcext:value-type="float">
            <text:p>4031,4375</text:p>
          </table:table-cell>
          <table:table-cell office:value-type="float" office:value="144907" calcext:value-type="float">
            <text:p>144907</text:p>
          </table:table-cell>
          <table:table-cell office:value-type="float" office:value="966.037964" calcext:value-type="float">
            <text:p>966,037964</text:p>
          </table:table-cell>
          <table:table-cell office:value-type="float" office:value="171" calcext:value-type="float">
            <text:p>171</text:p>
          </table:table-cell>
          <table:table-cell office:value-type="float" office:value="5148.489258" calcext:value-type="float">
            <text:p>5148,489258</text:p>
          </table:table-cell>
          <table:table-cell office:value-type="float" office:value="144907" calcext:value-type="float">
            <text:p>144907</text:p>
          </table:table-cell>
          <table:table-cell office:value-type="float" office:value="951.401001" calcext:value-type="float">
            <text:p>951,401001</text:p>
          </table:table-cell>
          <table:table-cell office:value-type="float" office:value="10" calcext:value-type="float">
            <text:p>10</text:p>
          </table:table-cell>
          <table:table-cell office:value-type="float" office:value="395.680023" calcext:value-type="float">
            <text:p>395,680023</text:p>
          </table:table-cell>
          <table:table-cell office:value-type="float" office:value="144907" calcext:value-type="float">
            <text:p>144907</text:p>
          </table:table-cell>
          <table:table-cell office:value-type="float" office:value="828.333008" calcext:value-type="float">
            <text:p>828,333008</text:p>
          </table:table-cell>
          <table:table-cell office:value-type="float" office:value="159" calcext:value-type="float">
            <text:p>159</text:p>
          </table:table-cell>
          <table:table-cell office:value-type="float" office:value="4682.266602" calcext:value-type="float">
            <text:p>4682,266602</text:p>
          </table:table-cell>
          <table:table-cell office:value-type="float" office:value="144907" calcext:value-type="float">
            <text:p>144907</text:p>
          </table:table-cell>
          <table:table-cell office:value-type="float" office:value="1078.735962" calcext:value-type="float">
            <text:p>1078,735962</text:p>
          </table:table-cell>
          <table:table-cell office:value-type="float" office:value="197" calcext:value-type="float">
            <text:p>197</text:p>
          </table:table-cell>
          <table:table-cell office:value-type="float" office:value="5524.307617" calcext:value-type="float">
            <text:p>5524,307617</text:p>
          </table:table-cell>
          <table:table-cell office:value-type="float" office:value="144907" calcext:value-type="float">
            <text:p>144907</text:p>
          </table:table-cell>
          <table:table-cell office:value-type="float" office:value="1091.531006" calcext:value-type="float">
            <text:p>1091,531006</text:p>
          </table:table-cell>
          <table:table-cell office:value-type="float" office:value="169" calcext:value-type="float">
            <text:p>169</text:p>
          </table:table-cell>
          <table:table-cell office:value-type="float" office:value="5464.837891" calcext:value-type="float">
            <text:p>5464,837891</text:p>
          </table:table-cell>
          <table:table-cell table:number-columns-repeated="8"/>
        </table:table-row>
        <table:table-row table:style-name="ro1">
          <table:table-cell office:value-type="float" office:value="145135" calcext:value-type="float">
            <text:p>145135</text:p>
          </table:table-cell>
          <table:table-cell office:value-type="float" office:value="1248.543945" calcext:value-type="float">
            <text:p>1248,543945</text:p>
          </table:table-cell>
          <table:table-cell office:value-type="float" office:value="4" calcext:value-type="float">
            <text:p>4</text:p>
          </table:table-cell>
          <table:table-cell office:value-type="float" office:value="249.29599" calcext:value-type="float">
            <text:p>249,29599</text:p>
          </table:table-cell>
          <table:table-cell office:value-type="float" office:value="145135" calcext:value-type="float">
            <text:p>145135</text:p>
          </table:table-cell>
          <table:table-cell office:value-type="float" office:value="1143.715942" calcext:value-type="float">
            <text:p>1143,715942</text:p>
          </table:table-cell>
          <table:table-cell office:value-type="float" office:value="7" calcext:value-type="float">
            <text:p>7</text:p>
          </table:table-cell>
          <table:table-cell office:value-type="float" office:value="941.269043" calcext:value-type="float">
            <text:p>941,269043</text:p>
          </table:table-cell>
          <table:table-cell office:value-type="float" office:value="145135" calcext:value-type="float">
            <text:p>145135</text:p>
          </table:table-cell>
          <table:table-cell office:value-type="float" office:value="1120.196045" calcext:value-type="float">
            <text:p>1120,196045</text:p>
          </table:table-cell>
          <table:table-cell office:value-type="float" office:value="4" calcext:value-type="float">
            <text:p>4</text:p>
          </table:table-cell>
          <table:table-cell office:value-type="float" office:value="350.347992" calcext:value-type="float">
            <text:p>350,347992</text:p>
          </table:table-cell>
          <table:table-cell office:value-type="float" office:value="145135" calcext:value-type="float">
            <text:p>145135</text:p>
          </table:table-cell>
          <table:table-cell office:value-type="float" office:value="1150.93396" calcext:value-type="float">
            <text:p>1150,93396</text:p>
          </table:table-cell>
          <table:table-cell office:value-type="float" office:value="5" calcext:value-type="float">
            <text:p>5</text:p>
          </table:table-cell>
          <table:table-cell office:value-type="float" office:value="251.91301" calcext:value-type="float">
            <text:p>251,91301</text:p>
          </table:table-cell>
          <table:table-cell office:value-type="float" office:value="145135" calcext:value-type="float">
            <text:p>145135</text:p>
          </table:table-cell>
          <table:table-cell office:value-type="float" office:value="1324.133057" calcext:value-type="float">
            <text:p>1324,133057</text:p>
          </table:table-cell>
          <table:table-cell office:value-type="float" office:value="5" calcext:value-type="float">
            <text:p>5</text:p>
          </table:table-cell>
          <table:table-cell office:value-type="float" office:value="425.313995" calcext:value-type="float">
            <text:p>425,313995</text:p>
          </table:table-cell>
          <table:table-cell office:value-type="float" office:value="145135" calcext:value-type="float">
            <text:p>145135</text:p>
          </table:table-cell>
          <table:table-cell office:value-type="float" office:value="1701.148071" calcext:value-type="float">
            <text:p>1701,148071</text:p>
          </table:table-cell>
          <table:table-cell office:value-type="float" office:value="45" calcext:value-type="float">
            <text:p>45</text:p>
          </table:table-cell>
          <table:table-cell office:value-type="float" office:value="3144.880127" calcext:value-type="float">
            <text:p>3144,880127</text:p>
          </table:table-cell>
          <table:table-cell office:value-type="float" office:value="145135" calcext:value-type="float">
            <text:p>145135</text:p>
          </table:table-cell>
          <table:table-cell office:value-type="float" office:value="1005.082947" calcext:value-type="float">
            <text:p>1005,082947</text:p>
          </table:table-cell>
          <table:table-cell office:value-type="float" office:value="4" calcext:value-type="float">
            <text:p>4</text:p>
          </table:table-cell>
          <table:table-cell office:value-type="float" office:value="158.690994" calcext:value-type="float">
            <text:p>158,690994</text:p>
          </table:table-cell>
          <table:table-cell table:number-columns-repeated="8"/>
        </table:table-row>
        <table:table-row table:style-name="ro1">
          <table:table-cell office:value-type="float" office:value="145322" calcext:value-type="float">
            <text:p>145322</text:p>
          </table:table-cell>
          <table:table-cell office:value-type="float" office:value="899.994019" calcext:value-type="float">
            <text:p>899,994019</text:p>
          </table:table-cell>
          <table:table-cell office:value-type="float" office:value="4" calcext:value-type="float">
            <text:p>4</text:p>
          </table:table-cell>
          <table:table-cell office:value-type="float" office:value="490.617004" calcext:value-type="float">
            <text:p>490,617004</text:p>
          </table:table-cell>
          <table:table-cell office:value-type="float" office:value="145322" calcext:value-type="float">
            <text:p>145322</text:p>
          </table:table-cell>
          <table:table-cell office:value-type="float" office:value="984.073975" calcext:value-type="float">
            <text:p>984,073975</text:p>
          </table:table-cell>
          <table:table-cell office:value-type="float" office:value="3" calcext:value-type="float">
            <text:p>3</text:p>
          </table:table-cell>
          <table:table-cell office:value-type="float" office:value="214.059006" calcext:value-type="float">
            <text:p>214,059006</text:p>
          </table:table-cell>
          <table:table-cell office:value-type="float" office:value="145322" calcext:value-type="float">
            <text:p>145322</text:p>
          </table:table-cell>
          <table:table-cell office:value-type="float" office:value="983.203003" calcext:value-type="float">
            <text:p>983,203003</text:p>
          </table:table-cell>
          <table:table-cell office:value-type="float" office:value="6" calcext:value-type="float">
            <text:p>6</text:p>
          </table:table-cell>
          <table:table-cell office:value-type="float" office:value="667.011963" calcext:value-type="float">
            <text:p>667,011963</text:p>
          </table:table-cell>
          <table:table-cell office:value-type="float" office:value="145322" calcext:value-type="float">
            <text:p>145322</text:p>
          </table:table-cell>
          <table:table-cell office:value-type="float" office:value="702.609009" calcext:value-type="float">
            <text:p>702,609009</text:p>
          </table:table-cell>
          <table:table-cell office:value-type="float" office:value="4" calcext:value-type="float">
            <text:p>4</text:p>
          </table:table-cell>
          <table:table-cell office:value-type="float" office:value="701.930054" calcext:value-type="float">
            <text:p>701,930054</text:p>
          </table:table-cell>
          <table:table-cell office:value-type="float" office:value="145322" calcext:value-type="float">
            <text:p>145322</text:p>
          </table:table-cell>
          <table:table-cell office:value-type="float" office:value="873.399963" calcext:value-type="float">
            <text:p>873,399963</text:p>
          </table:table-cell>
          <table:table-cell office:value-type="float" office:value="5" calcext:value-type="float">
            <text:p>5</text:p>
          </table:table-cell>
          <table:table-cell office:value-type="float" office:value="946.500977" calcext:value-type="float">
            <text:p>946,500977</text:p>
          </table:table-cell>
          <table:table-cell office:value-type="float" office:value="145322" calcext:value-type="float">
            <text:p>145322</text:p>
          </table:table-cell>
          <table:table-cell office:value-type="float" office:value="864.117004" calcext:value-type="float">
            <text:p>864,117004</text:p>
          </table:table-cell>
          <table:table-cell office:value-type="float" office:value="2" calcext:value-type="float">
            <text:p>2</text:p>
          </table:table-cell>
          <table:table-cell office:value-type="float" office:value="175.524002" calcext:value-type="float">
            <text:p>175,524002</text:p>
          </table:table-cell>
          <table:table-cell office:value-type="float" office:value="145322" calcext:value-type="float">
            <text:p>145322</text:p>
          </table:table-cell>
          <table:table-cell office:value-type="float" office:value="894.424011" calcext:value-type="float">
            <text:p>894,424011</text:p>
          </table:table-cell>
          <table:table-cell office:value-type="float" office:value="1" calcext:value-type="float">
            <text:p>1</text:p>
          </table:table-cell>
          <table:table-cell office:value-type="float" office:value="238.039001" calcext:value-type="float">
            <text:p>238,039001</text:p>
          </table:table-cell>
          <table:table-cell table:number-columns-repeated="8"/>
        </table:table-row>
        <table:table-row table:style-name="ro1">
          <table:table-cell office:value-type="float" office:value="145507" calcext:value-type="float">
            <text:p>145507</text:p>
          </table:table-cell>
          <table:table-cell office:value-type="float" office:value="871.258972" calcext:value-type="float">
            <text:p>871,258972</text:p>
          </table:table-cell>
          <table:table-cell office:value-type="float" office:value="3" calcext:value-type="float">
            <text:p>3</text:p>
          </table:table-cell>
          <table:table-cell office:value-type="float" office:value="461.716003" calcext:value-type="float">
            <text:p>461,716003</text:p>
          </table:table-cell>
          <table:table-cell office:value-type="float" office:value="145507" calcext:value-type="float">
            <text:p>145507</text:p>
          </table:table-cell>
          <table:table-cell office:value-type="float" office:value="810.341003" calcext:value-type="float">
            <text:p>810,341003</text:p>
          </table:table-cell>
          <table:table-cell office:value-type="float" office:value="7" calcext:value-type="float">
            <text:p>7</text:p>
          </table:table-cell>
          <table:table-cell office:value-type="float" office:value="980.139038" calcext:value-type="float">
            <text:p>980,139038</text:p>
          </table:table-cell>
          <table:table-cell office:value-type="float" office:value="145507" calcext:value-type="float">
            <text:p>145507</text:p>
          </table:table-cell>
          <table:table-cell office:value-type="float" office:value="904.959045" calcext:value-type="float">
            <text:p>904,959045</text:p>
          </table:table-cell>
          <table:table-cell office:value-type="float" office:value="8" calcext:value-type="float">
            <text:p>8</text:p>
          </table:table-cell>
          <table:table-cell office:value-type="float" office:value="2339.627197" calcext:value-type="float">
            <text:p>2339,627197</text:p>
          </table:table-cell>
          <table:table-cell office:value-type="float" office:value="145507" calcext:value-type="float">
            <text:p>145507</text:p>
          </table:table-cell>
          <table:table-cell office:value-type="float" office:value="1047.333984" calcext:value-type="float">
            <text:p>1047,333984</text:p>
          </table:table-cell>
          <table:table-cell office:value-type="float" office:value="5" calcext:value-type="float">
            <text:p>5</text:p>
          </table:table-cell>
          <table:table-cell office:value-type="float" office:value="1227.48999" calcext:value-type="float">
            <text:p>1227,48999</text:p>
          </table:table-cell>
          <table:table-cell office:value-type="float" office:value="145507" calcext:value-type="float">
            <text:p>145507</text:p>
          </table:table-cell>
          <table:table-cell office:value-type="float" office:value="861.406006" calcext:value-type="float">
            <text:p>861,406006</text:p>
          </table:table-cell>
          <table:table-cell office:value-type="float" office:value="6" calcext:value-type="float">
            <text:p>6</text:p>
          </table:table-cell>
          <table:table-cell office:value-type="float" office:value="888.835022" calcext:value-type="float">
            <text:p>888,835022</text:p>
          </table:table-cell>
          <table:table-cell office:value-type="float" office:value="145507" calcext:value-type="float">
            <text:p>145507</text:p>
          </table:table-cell>
          <table:table-cell office:value-type="float" office:value="879.835022" calcext:value-type="float">
            <text:p>879,835022</text:p>
          </table:table-cell>
          <table:table-cell office:value-type="float" office:value="5" calcext:value-type="float">
            <text:p>5</text:p>
          </table:table-cell>
          <table:table-cell office:value-type="float" office:value="884.152954" calcext:value-type="float">
            <text:p>884,152954</text:p>
          </table:table-cell>
          <table:table-cell office:value-type="float" office:value="145507" calcext:value-type="float">
            <text:p>145507</text:p>
          </table:table-cell>
          <table:table-cell office:value-type="float" office:value="1173.051025" calcext:value-type="float">
            <text:p>1173,051025</text:p>
          </table:table-cell>
          <table:table-cell office:value-type="float" office:value="5" calcext:value-type="float">
            <text:p>5</text:p>
          </table:table-cell>
          <table:table-cell office:value-type="float" office:value="707.993042" calcext:value-type="float">
            <text:p>707,993042</text:p>
          </table:table-cell>
          <table:table-cell table:number-columns-repeated="8"/>
        </table:table-row>
        <table:table-row table:style-name="ro1">
          <table:table-cell office:value-type="float" office:value="145649" calcext:value-type="float">
            <text:p>145649</text:p>
          </table:table-cell>
          <table:table-cell office:value-type="float" office:value="905.04303" calcext:value-type="float">
            <text:p>905,04303</text:p>
          </table:table-cell>
          <table:table-cell office:value-type="float" office:value="6" calcext:value-type="float">
            <text:p>6</text:p>
          </table:table-cell>
          <table:table-cell office:value-type="float" office:value="1117.094971" calcext:value-type="float">
            <text:p>1117,094971</text:p>
          </table:table-cell>
          <table:table-cell office:value-type="float" office:value="145649" calcext:value-type="float">
            <text:p>145649</text:p>
          </table:table-cell>
          <table:table-cell office:value-type="float" office:value="951.505005" calcext:value-type="float">
            <text:p>951,505005</text:p>
          </table:table-cell>
          <table:table-cell office:value-type="float" office:value="6" calcext:value-type="float">
            <text:p>6</text:p>
          </table:table-cell>
          <table:table-cell office:value-type="float" office:value="1107.850952" calcext:value-type="float">
            <text:p>1107,850952</text:p>
          </table:table-cell>
          <table:table-cell office:value-type="float" office:value="145649" calcext:value-type="float">
            <text:p>145649</text:p>
          </table:table-cell>
          <table:table-cell office:value-type="float" office:value="900.924011" calcext:value-type="float">
            <text:p>900,924011</text:p>
          </table:table-cell>
          <table:table-cell office:value-type="float" office:value="8" calcext:value-type="float">
            <text:p>8</text:p>
          </table:table-cell>
          <table:table-cell office:value-type="float" office:value="1012.708008" calcext:value-type="float">
            <text:p>1012,708008</text:p>
          </table:table-cell>
          <table:table-cell office:value-type="float" office:value="145649" calcext:value-type="float">
            <text:p>145649</text:p>
          </table:table-cell>
          <table:table-cell office:value-type="float" office:value="1076.750977" calcext:value-type="float">
            <text:p>1076,750977</text:p>
          </table:table-cell>
          <table:table-cell office:value-type="float" office:value="5" calcext:value-type="float">
            <text:p>5</text:p>
          </table:table-cell>
          <table:table-cell office:value-type="float" office:value="497.053986" calcext:value-type="float">
            <text:p>497,053986</text:p>
          </table:table-cell>
          <table:table-cell office:value-type="float" office:value="145649" calcext:value-type="float">
            <text:p>145649</text:p>
          </table:table-cell>
          <table:table-cell office:value-type="float" office:value="960.770996" calcext:value-type="float">
            <text:p>960,770996</text:p>
          </table:table-cell>
          <table:table-cell office:value-type="float" office:value="9" calcext:value-type="float">
            <text:p>9</text:p>
          </table:table-cell>
          <table:table-cell office:value-type="float" office:value="1905.196045" calcext:value-type="float">
            <text:p>1905,196045</text:p>
          </table:table-cell>
          <table:table-cell office:value-type="float" office:value="145649" calcext:value-type="float">
            <text:p>145649</text:p>
          </table:table-cell>
          <table:table-cell office:value-type="float" office:value="1018.062012" calcext:value-type="float">
            <text:p>1018,062012</text:p>
          </table:table-cell>
          <table:table-cell office:value-type="float" office:value="10" calcext:value-type="float">
            <text:p>10</text:p>
          </table:table-cell>
          <table:table-cell office:value-type="float" office:value="1166.444946" calcext:value-type="float">
            <text:p>1166,444946</text:p>
          </table:table-cell>
          <table:table-cell office:value-type="float" office:value="145649" calcext:value-type="float">
            <text:p>145649</text:p>
          </table:table-cell>
          <table:table-cell office:value-type="float" office:value="897.503967" calcext:value-type="float">
            <text:p>897,503967</text:p>
          </table:table-cell>
          <table:table-cell office:value-type="float" office:value="3" calcext:value-type="float">
            <text:p>3</text:p>
          </table:table-cell>
          <table:table-cell office:value-type="float" office:value="904.912048" calcext:value-type="float">
            <text:p>904,912048</text:p>
          </table:table-cell>
          <table:table-cell table:number-columns-repeated="8"/>
        </table:table-row>
        <table:table-row table:style-name="ro1">
          <table:table-cell office:value-type="float" office:value="145834" calcext:value-type="float">
            <text:p>145834</text:p>
          </table:table-cell>
          <table:table-cell office:value-type="float" office:value="1536.411987" calcext:value-type="float">
            <text:p>1536,411987</text:p>
          </table:table-cell>
          <table:table-cell office:value-type="float" office:value="11" calcext:value-type="float">
            <text:p>11</text:p>
          </table:table-cell>
          <table:table-cell office:value-type="float" office:value="1458.869995" calcext:value-type="float">
            <text:p>1458,869995</text:p>
          </table:table-cell>
          <table:table-cell office:value-type="float" office:value="145834" calcext:value-type="float">
            <text:p>145834</text:p>
          </table:table-cell>
          <table:table-cell office:value-type="float" office:value="1248.685059" calcext:value-type="float">
            <text:p>1248,685059</text:p>
          </table:table-cell>
          <table:table-cell office:value-type="float" office:value="8" calcext:value-type="float">
            <text:p>8</text:p>
          </table:table-cell>
          <table:table-cell office:value-type="float" office:value="1347.171021" calcext:value-type="float">
            <text:p>1347,171021</text:p>
          </table:table-cell>
          <table:table-cell office:value-type="float" office:value="145834" calcext:value-type="float">
            <text:p>145834</text:p>
          </table:table-cell>
          <table:table-cell office:value-type="float" office:value="1278.952026" calcext:value-type="float">
            <text:p>1278,952026</text:p>
          </table:table-cell>
          <table:table-cell office:value-type="float" office:value="3" calcext:value-type="float">
            <text:p>3</text:p>
          </table:table-cell>
          <table:table-cell office:value-type="float" office:value="77.276001" calcext:value-type="float">
            <text:p>77,276001</text:p>
          </table:table-cell>
          <table:table-cell office:value-type="float" office:value="145834" calcext:value-type="float">
            <text:p>145834</text:p>
          </table:table-cell>
          <table:table-cell office:value-type="float" office:value="1061.755981" calcext:value-type="float">
            <text:p>1061,755981</text:p>
          </table:table-cell>
          <table:table-cell office:value-type="float" office:value="6" calcext:value-type="float">
            <text:p>6</text:p>
          </table:table-cell>
          <table:table-cell office:value-type="float" office:value="2129.74292" calcext:value-type="float">
            <text:p>2129,74292</text:p>
          </table:table-cell>
          <table:table-cell office:value-type="float" office:value="145834" calcext:value-type="float">
            <text:p>145834</text:p>
          </table:table-cell>
          <table:table-cell office:value-type="float" office:value="1000.059021" calcext:value-type="float">
            <text:p>1000,059021</text:p>
          </table:table-cell>
          <table:table-cell office:value-type="float" office:value="11" calcext:value-type="float">
            <text:p>11</text:p>
          </table:table-cell>
          <table:table-cell office:value-type="float" office:value="1665.954224" calcext:value-type="float">
            <text:p>1665,954224</text:p>
          </table:table-cell>
          <table:table-cell office:value-type="float" office:value="145834" calcext:value-type="float">
            <text:p>145834</text:p>
          </table:table-cell>
          <table:table-cell office:value-type="float" office:value="1306.035034" calcext:value-type="float">
            <text:p>1306,035034</text:p>
          </table:table-cell>
          <table:table-cell office:value-type="float" office:value="5" calcext:value-type="float">
            <text:p>5</text:p>
          </table:table-cell>
          <table:table-cell office:value-type="float" office:value="1185.620972" calcext:value-type="float">
            <text:p>1185,620972</text:p>
          </table:table-cell>
          <table:table-cell office:value-type="float" office:value="145834" calcext:value-type="float">
            <text:p>145834</text:p>
          </table:table-cell>
          <table:table-cell office:value-type="float" office:value="1069.776001" calcext:value-type="float">
            <text:p>1069,776001</text:p>
          </table:table-cell>
          <table:table-cell office:value-type="float" office:value="5" calcext:value-type="float">
            <text:p>5</text:p>
          </table:table-cell>
          <table:table-cell office:value-type="float" office:value="562.303955" calcext:value-type="float">
            <text:p>562,303955</text:p>
          </table:table-cell>
          <table:table-cell table:number-columns-repeated="8"/>
        </table:table-row>
        <table:table-row table:style-name="ro1">
          <table:table-cell office:value-type="float" office:value="150027" calcext:value-type="float">
            <text:p>150027</text:p>
          </table:table-cell>
          <table:table-cell office:value-type="float" office:value="1259.255005" calcext:value-type="float">
            <text:p>1259,255005</text:p>
          </table:table-cell>
          <table:table-cell office:value-type="float" office:value="11" calcext:value-type="float">
            <text:p>11</text:p>
          </table:table-cell>
          <table:table-cell office:value-type="float" office:value="1288.331909" calcext:value-type="float">
            <text:p>1288,331909</text:p>
          </table:table-cell>
          <table:table-cell office:value-type="float" office:value="150027" calcext:value-type="float">
            <text:p>150027</text:p>
          </table:table-cell>
          <table:table-cell office:value-type="float" office:value="1027.936035" calcext:value-type="float">
            <text:p>1027,936035</text:p>
          </table:table-cell>
          <table:table-cell office:value-type="float" office:value="7" calcext:value-type="float">
            <text:p>7</text:p>
          </table:table-cell>
          <table:table-cell office:value-type="float" office:value="1270.924072" calcext:value-type="float">
            <text:p>1270,924072</text:p>
          </table:table-cell>
          <table:table-cell office:value-type="float" office:value="150027" calcext:value-type="float">
            <text:p>150027</text:p>
          </table:table-cell>
          <table:table-cell office:value-type="float" office:value="1134.713989" calcext:value-type="float">
            <text:p>1134,713989</text:p>
          </table:table-cell>
          <table:table-cell office:value-type="float" office:value="5" calcext:value-type="float">
            <text:p>5</text:p>
          </table:table-cell>
          <table:table-cell office:value-type="float" office:value="511.959015" calcext:value-type="float">
            <text:p>511,959015</text:p>
          </table:table-cell>
          <table:table-cell office:value-type="float" office:value="150027" calcext:value-type="float">
            <text:p>150027</text:p>
          </table:table-cell>
          <table:table-cell office:value-type="float" office:value="1134.755981" calcext:value-type="float">
            <text:p>1134,755981</text:p>
          </table:table-cell>
          <table:table-cell office:value-type="float" office:value="6" calcext:value-type="float">
            <text:p>6</text:p>
          </table:table-cell>
          <table:table-cell office:value-type="float" office:value="1020.223999" calcext:value-type="float">
            <text:p>1020,223999</text:p>
          </table:table-cell>
          <table:table-cell office:value-type="float" office:value="150027" calcext:value-type="float">
            <text:p>150027</text:p>
          </table:table-cell>
          <table:table-cell office:value-type="float" office:value="1119.64502" calcext:value-type="float">
            <text:p>1119,64502</text:p>
          </table:table-cell>
          <table:table-cell office:value-type="float" office:value="5" calcext:value-type="float">
            <text:p>5</text:p>
          </table:table-cell>
          <table:table-cell office:value-type="float" office:value="1483.349976" calcext:value-type="float">
            <text:p>1483,349976</text:p>
          </table:table-cell>
          <table:table-cell office:value-type="float" office:value="150027" calcext:value-type="float">
            <text:p>150027</text:p>
          </table:table-cell>
          <table:table-cell office:value-type="float" office:value="1155.280029" calcext:value-type="float">
            <text:p>1155,280029</text:p>
          </table:table-cell>
          <table:table-cell office:value-type="float" office:value="6" calcext:value-type="float">
            <text:p>6</text:p>
          </table:table-cell>
          <table:table-cell office:value-type="float" office:value="743.226074" calcext:value-type="float">
            <text:p>743,226074</text:p>
          </table:table-cell>
          <table:table-cell office:value-type="float" office:value="150027" calcext:value-type="float">
            <text:p>150027</text:p>
          </table:table-cell>
          <table:table-cell office:value-type="float" office:value="1082.328979" calcext:value-type="float">
            <text:p>1082,328979</text:p>
          </table:table-cell>
          <table:table-cell office:value-type="float" office:value="4" calcext:value-type="float">
            <text:p>4</text:p>
          </table:table-cell>
          <table:table-cell office:value-type="float" office:value="728.978027" calcext:value-type="float">
            <text:p>728,978027</text:p>
          </table:table-cell>
          <table:table-cell table:number-columns-repeated="8"/>
        </table:table-row>
        <table:table-row table:style-name="ro1">
          <table:table-cell office:value-type="float" office:value="150630" calcext:value-type="float">
            <text:p>150630</text:p>
          </table:table-cell>
          <table:table-cell office:value-type="float" office:value="1304.786011" calcext:value-type="float">
            <text:p>1304,786011</text:p>
          </table:table-cell>
          <table:table-cell office:value-type="float" office:value="5" calcext:value-type="float">
            <text:p>5</text:p>
          </table:table-cell>
          <table:table-cell office:value-type="float" office:value="3817.476074" calcext:value-type="float">
            <text:p>3817,476074</text:p>
          </table:table-cell>
          <table:table-cell office:value-type="float" office:value="150630" calcext:value-type="float">
            <text:p>150630</text:p>
          </table:table-cell>
          <table:table-cell office:value-type="float" office:value="958.166016" calcext:value-type="float">
            <text:p>958,166016</text:p>
          </table:table-cell>
          <table:table-cell office:value-type="float" office:value="4" calcext:value-type="float">
            <text:p>4</text:p>
          </table:table-cell>
          <table:table-cell office:value-type="float" office:value="5830.678711" calcext:value-type="float">
            <text:p>5830,678711</text:p>
          </table:table-cell>
          <table:table-cell office:value-type="float" office:value="150630" calcext:value-type="float">
            <text:p>150630</text:p>
          </table:table-cell>
          <table:table-cell office:value-type="float" office:value="970.744019" calcext:value-type="float">
            <text:p>970,744019</text:p>
          </table:table-cell>
          <table:table-cell office:value-type="float" office:value="5" calcext:value-type="float">
            <text:p>5</text:p>
          </table:table-cell>
          <table:table-cell office:value-type="float" office:value="5636.577148" calcext:value-type="float">
            <text:p>5636,577148</text:p>
          </table:table-cell>
          <table:table-cell office:value-type="float" office:value="150630" calcext:value-type="float">
            <text:p>150630</text:p>
          </table:table-cell>
          <table:table-cell office:value-type="float" office:value="784.277039" calcext:value-type="float">
            <text:p>784,277039</text:p>
          </table:table-cell>
          <table:table-cell office:value-type="float" office:value="11" calcext:value-type="float">
            <text:p>11</text:p>
          </table:table-cell>
          <table:table-cell office:value-type="float" office:value="2950.305908" calcext:value-type="float">
            <text:p>2950,305908</text:p>
          </table:table-cell>
          <table:table-cell office:value-type="float" office:value="150630" calcext:value-type="float">
            <text:p>150630</text:p>
          </table:table-cell>
          <table:table-cell office:value-type="float" office:value="1018.008972" calcext:value-type="float">
            <text:p>1018,008972</text:p>
          </table:table-cell>
          <table:table-cell office:value-type="float" office:value="7" calcext:value-type="float">
            <text:p>7</text:p>
          </table:table-cell>
          <table:table-cell office:value-type="float" office:value="4825.792969" calcext:value-type="float">
            <text:p>4825,792969</text:p>
          </table:table-cell>
          <table:table-cell office:value-type="float" office:value="150630" calcext:value-type="float">
            <text:p>150630</text:p>
          </table:table-cell>
          <table:table-cell office:value-type="float" office:value="882.03302" calcext:value-type="float">
            <text:p>882,03302</text:p>
          </table:table-cell>
          <table:table-cell office:value-type="float" office:value="10" calcext:value-type="float">
            <text:p>10</text:p>
          </table:table-cell>
          <table:table-cell office:value-type="float" office:value="3633.884277" calcext:value-type="float">
            <text:p>3633,884277</text:p>
          </table:table-cell>
          <table:table-cell office:value-type="float" office:value="150630" calcext:value-type="float">
            <text:p>150630</text:p>
          </table:table-cell>
          <table:table-cell office:value-type="float" office:value="942.882019" calcext:value-type="float">
            <text:p>942,882019</text:p>
          </table:table-cell>
          <table:table-cell office:value-type="float" office:value="15" calcext:value-type="float">
            <text:p>15</text:p>
          </table:table-cell>
          <table:table-cell office:value-type="float" office:value="12944.254883" calcext:value-type="float">
            <text:p>12944,254883</text:p>
          </table:table-cell>
          <table:table-cell table:number-columns-repeated="8"/>
        </table:table-row>
        <table:table-row table:style-name="ro1">
          <table:table-cell office:value-type="float" office:value="150820" calcext:value-type="float">
            <text:p>150820</text:p>
          </table:table-cell>
          <table:table-cell office:value-type="float" office:value="939.843018" calcext:value-type="float">
            <text:p>939,843018</text:p>
          </table:table-cell>
          <table:table-cell office:value-type="float" office:value="4" calcext:value-type="float">
            <text:p>4</text:p>
          </table:table-cell>
          <table:table-cell office:value-type="float" office:value="1679.950928" calcext:value-type="float">
            <text:p>1679,950928</text:p>
          </table:table-cell>
          <table:table-cell office:value-type="float" office:value="150820" calcext:value-type="float">
            <text:p>150820</text:p>
          </table:table-cell>
          <table:table-cell office:value-type="float" office:value="865.950989" calcext:value-type="float">
            <text:p>865,950989</text:p>
          </table:table-cell>
          <table:table-cell office:value-type="float" office:value="6" calcext:value-type="float">
            <text:p>6</text:p>
          </table:table-cell>
          <table:table-cell office:value-type="float" office:value="859.815002" calcext:value-type="float">
            <text:p>859,815002</text:p>
          </table:table-cell>
          <table:table-cell office:value-type="float" office:value="150820" calcext:value-type="float">
            <text:p>150820</text:p>
          </table:table-cell>
          <table:table-cell office:value-type="float" office:value="845.255981" calcext:value-type="float">
            <text:p>845,255981</text:p>
          </table:table-cell>
          <table:table-cell office:value-type="float" office:value="7" calcext:value-type="float">
            <text:p>7</text:p>
          </table:table-cell>
          <table:table-cell office:value-type="float" office:value="1554.071777" calcext:value-type="float">
            <text:p>1554,071777</text:p>
          </table:table-cell>
          <table:table-cell office:value-type="float" office:value="150820" calcext:value-type="float">
            <text:p>150820</text:p>
          </table:table-cell>
          <table:table-cell office:value-type="float" office:value="803.628967" calcext:value-type="float">
            <text:p>803,628967</text:p>
          </table:table-cell>
          <table:table-cell office:value-type="float" office:value="4" calcext:value-type="float">
            <text:p>4</text:p>
          </table:table-cell>
          <table:table-cell office:value-type="float" office:value="1121.459106" calcext:value-type="float">
            <text:p>1121,459106</text:p>
          </table:table-cell>
          <table:table-cell office:value-type="float" office:value="150820" calcext:value-type="float">
            <text:p>150820</text:p>
          </table:table-cell>
          <table:table-cell office:value-type="float" office:value="887.162048" calcext:value-type="float">
            <text:p>887,162048</text:p>
          </table:table-cell>
          <table:table-cell office:value-type="float" office:value="8" calcext:value-type="float">
            <text:p>8</text:p>
          </table:table-cell>
          <table:table-cell office:value-type="float" office:value="1401.018066" calcext:value-type="float">
            <text:p>1401,018066</text:p>
          </table:table-cell>
          <table:table-cell office:value-type="float" office:value="150820" calcext:value-type="float">
            <text:p>150820</text:p>
          </table:table-cell>
          <table:table-cell office:value-type="float" office:value="829.532959" calcext:value-type="float">
            <text:p>829,532959</text:p>
          </table:table-cell>
          <table:table-cell office:value-type="float" office:value="5" calcext:value-type="float">
            <text:p>5</text:p>
          </table:table-cell>
          <table:table-cell office:value-type="float" office:value="1570.920898" calcext:value-type="float">
            <text:p>1570,920898</text:p>
          </table:table-cell>
          <table:table-cell office:value-type="float" office:value="150820" calcext:value-type="float">
            <text:p>150820</text:p>
          </table:table-cell>
          <table:table-cell office:value-type="float" office:value="1032.17395" calcext:value-type="float">
            <text:p>1032,17395</text:p>
          </table:table-cell>
          <table:table-cell office:value-type="float" office:value="8" calcext:value-type="float">
            <text:p>8</text:p>
          </table:table-cell>
          <table:table-cell office:value-type="float" office:value="1288.152832" calcext:value-type="float">
            <text:p>1288,152832</text:p>
          </table:table-cell>
          <table:table-cell table:number-columns-repeated="8"/>
        </table:table-row>
        <table:table-row table:style-name="ro1">
          <table:table-cell office:value-type="float" office:value="151425" calcext:value-type="float">
            <text:p>151425</text:p>
          </table:table-cell>
          <table:table-cell office:value-type="float" office:value="940.492004" calcext:value-type="float">
            <text:p>940,492004</text:p>
          </table:table-cell>
          <table:table-cell office:value-type="float" office:value="130" calcext:value-type="float">
            <text:p>130</text:p>
          </table:table-cell>
          <table:table-cell office:value-type="float" office:value="3938.900391" calcext:value-type="float">
            <text:p>3938,900391</text:p>
          </table:table-cell>
          <table:table-cell office:value-type="float" office:value="151425" calcext:value-type="float">
            <text:p>151425</text:p>
          </table:table-cell>
          <table:table-cell office:value-type="float" office:value="864.836975" calcext:value-type="float">
            <text:p>864,836975</text:p>
          </table:table-cell>
          <table:table-cell office:value-type="float" office:value="144" calcext:value-type="float">
            <text:p>144</text:p>
          </table:table-cell>
          <table:table-cell office:value-type="float" office:value="4100.220215" calcext:value-type="float">
            <text:p>4100,220215</text:p>
          </table:table-cell>
          <table:table-cell office:value-type="float" office:value="151425" calcext:value-type="float">
            <text:p>151425</text:p>
          </table:table-cell>
          <table:table-cell office:value-type="float" office:value="1010.931946" calcext:value-type="float">
            <text:p>1010,931946</text:p>
          </table:table-cell>
          <table:table-cell office:value-type="float" office:value="150" calcext:value-type="float">
            <text:p>150</text:p>
          </table:table-cell>
          <table:table-cell office:value-type="float" office:value="4501.507812" calcext:value-type="float">
            <text:p>4501,507812</text:p>
          </table:table-cell>
          <table:table-cell office:value-type="float" office:value="151425" calcext:value-type="float">
            <text:p>151425</text:p>
          </table:table-cell>
          <table:table-cell office:value-type="float" office:value="858.498962" calcext:value-type="float">
            <text:p>858,498962</text:p>
          </table:table-cell>
          <table:table-cell office:value-type="float" office:value="101" calcext:value-type="float">
            <text:p>101</text:p>
          </table:table-cell>
          <table:table-cell office:value-type="float" office:value="3472.626953" calcext:value-type="float">
            <text:p>3472,626953</text:p>
          </table:table-cell>
          <table:table-cell office:value-type="float" office:value="151425" calcext:value-type="float">
            <text:p>151425</text:p>
          </table:table-cell>
          <table:table-cell office:value-type="float" office:value="883.510986" calcext:value-type="float">
            <text:p>883,510986</text:p>
          </table:table-cell>
          <table:table-cell office:value-type="float" office:value="125" calcext:value-type="float">
            <text:p>125</text:p>
          </table:table-cell>
          <table:table-cell office:value-type="float" office:value="4067.851318" calcext:value-type="float">
            <text:p>4067,851318</text:p>
          </table:table-cell>
          <table:table-cell office:value-type="float" office:value="151425" calcext:value-type="float">
            <text:p>151425</text:p>
          </table:table-cell>
          <table:table-cell office:value-type="float" office:value="941.203003" calcext:value-type="float">
            <text:p>941,203003</text:p>
          </table:table-cell>
          <table:table-cell office:value-type="float" office:value="129" calcext:value-type="float">
            <text:p>129</text:p>
          </table:table-cell>
          <table:table-cell office:value-type="float" office:value="4029.046387" calcext:value-type="float">
            <text:p>4029,046387</text:p>
          </table:table-cell>
          <table:table-cell office:value-type="float" office:value="151425" calcext:value-type="float">
            <text:p>151425</text:p>
          </table:table-cell>
          <table:table-cell office:value-type="float" office:value="1068.06897" calcext:value-type="float">
            <text:p>1068,06897</text:p>
          </table:table-cell>
          <table:table-cell office:value-type="float" office:value="170" calcext:value-type="float">
            <text:p>170</text:p>
          </table:table-cell>
          <table:table-cell office:value-type="float" office:value="4737.416992" calcext:value-type="float">
            <text:p>4737,416992</text:p>
          </table:table-cell>
          <table:table-cell table:number-columns-repeated="8"/>
        </table:table-row>
        <table:table-row table:style-name="ro1">
          <table:table-cell office:value-type="float" office:value="151639" calcext:value-type="float">
            <text:p>151639</text:p>
          </table:table-cell>
          <table:table-cell office:value-type="float" office:value="1380.015991" calcext:value-type="float">
            <text:p>1380,015991</text:p>
          </table:table-cell>
          <table:table-cell office:value-type="float" office:value="10" calcext:value-type="float">
            <text:p>10</text:p>
          </table:table-cell>
          <table:table-cell office:value-type="float" office:value="2207.009033" calcext:value-type="float">
            <text:p>2207,009033</text:p>
          </table:table-cell>
          <table:table-cell office:value-type="float" office:value="151639" calcext:value-type="float">
            <text:p>151639</text:p>
          </table:table-cell>
          <table:table-cell office:value-type="float" office:value="1364.854004" calcext:value-type="float">
            <text:p>1364,854004</text:p>
          </table:table-cell>
          <table:table-cell office:value-type="float" office:value="7" calcext:value-type="float">
            <text:p>7</text:p>
          </table:table-cell>
          <table:table-cell office:value-type="float" office:value="1286.872925" calcext:value-type="float">
            <text:p>1286,872925</text:p>
          </table:table-cell>
          <table:table-cell office:value-type="float" office:value="151639" calcext:value-type="float">
            <text:p>151639</text:p>
          </table:table-cell>
          <table:table-cell office:value-type="float" office:value="1440.214966" calcext:value-type="float">
            <text:p>1440,214966</text:p>
          </table:table-cell>
          <table:table-cell office:value-type="float" office:value="5" calcext:value-type="float">
            <text:p>5</text:p>
          </table:table-cell>
          <table:table-cell office:value-type="float" office:value="691.535034" calcext:value-type="float">
            <text:p>691,535034</text:p>
          </table:table-cell>
          <table:table-cell office:value-type="float" office:value="151639" calcext:value-type="float">
            <text:p>151639</text:p>
          </table:table-cell>
          <table:table-cell office:value-type="float" office:value="1346.051025" calcext:value-type="float">
            <text:p>1346,051025</text:p>
          </table:table-cell>
          <table:table-cell office:value-type="float" office:value="7" calcext:value-type="float">
            <text:p>7</text:p>
          </table:table-cell>
          <table:table-cell office:value-type="float" office:value="857.56604" calcext:value-type="float">
            <text:p>857,56604</text:p>
          </table:table-cell>
          <table:table-cell office:value-type="float" office:value="151639" calcext:value-type="float">
            <text:p>151639</text:p>
          </table:table-cell>
          <table:table-cell office:value-type="float" office:value="928.708008" calcext:value-type="float">
            <text:p>928,708008</text:p>
          </table:table-cell>
          <table:table-cell office:value-type="float" office:value="10" calcext:value-type="float">
            <text:p>10</text:p>
          </table:table-cell>
          <table:table-cell office:value-type="float" office:value="805.654053" calcext:value-type="float">
            <text:p>805,654053</text:p>
          </table:table-cell>
          <table:table-cell office:value-type="float" office:value="151639" calcext:value-type="float">
            <text:p>151639</text:p>
          </table:table-cell>
          <table:table-cell office:value-type="float" office:value="1340.024048" calcext:value-type="float">
            <text:p>1340,024048</text:p>
          </table:table-cell>
          <table:table-cell office:value-type="float" office:value="18" calcext:value-type="float">
            <text:p>18</text:p>
          </table:table-cell>
          <table:table-cell office:value-type="float" office:value="2828.764893" calcext:value-type="float">
            <text:p>2828,764893</text:p>
          </table:table-cell>
          <table:table-cell office:value-type="float" office:value="151639" calcext:value-type="float">
            <text:p>151639</text:p>
          </table:table-cell>
          <table:table-cell office:value-type="float" office:value="848.698975" calcext:value-type="float">
            <text:p>848,698975</text:p>
          </table:table-cell>
          <table:table-cell office:value-type="float" office:value="11" calcext:value-type="float">
            <text:p>11</text:p>
          </table:table-cell>
          <table:table-cell office:value-type="float" office:value="1667.630127" calcext:value-type="float">
            <text:p>1667,630127</text:p>
          </table:table-cell>
          <table:table-cell table:number-columns-repeated="8"/>
        </table:table-row>
        <table:table-row table:style-name="ro1">
          <table:table-cell office:value-type="float" office:value="152750" calcext:value-type="float">
            <text:p>152750</text:p>
          </table:table-cell>
          <table:table-cell office:value-type="float" office:value="801.406006" calcext:value-type="float">
            <text:p>801,406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750" calcext:value-type="float">
            <text:p>152750</text:p>
          </table:table-cell>
          <table:table-cell office:value-type="float" office:value="891.432983" calcext:value-type="float">
            <text:p>891,432983</text:p>
          </table:table-cell>
          <table:table-cell office:value-type="float" office:value="2" calcext:value-type="float">
            <text:p>2</text:p>
          </table:table-cell>
          <table:table-cell office:value-type="float" office:value="181.026001" calcext:value-type="float">
            <text:p>181,026001</text:p>
          </table:table-cell>
          <table:table-cell office:value-type="float" office:value="152750" calcext:value-type="float">
            <text:p>152750</text:p>
          </table:table-cell>
          <table:table-cell office:value-type="float" office:value="947.477966" calcext:value-type="float">
            <text:p>947,477966</text:p>
          </table:table-cell>
          <table:table-cell office:value-type="float" office:value="1" calcext:value-type="float">
            <text:p>1</text:p>
          </table:table-cell>
          <table:table-cell office:value-type="float" office:value="22.43" calcext:value-type="float">
            <text:p>22,43</text:p>
          </table:table-cell>
          <table:table-cell office:value-type="float" office:value="152750" calcext:value-type="float">
            <text:p>152750</text:p>
          </table:table-cell>
          <table:table-cell office:value-type="float" office:value="1039.28894" calcext:value-type="float">
            <text:p>1039,28894</text:p>
          </table:table-cell>
          <table:table-cell office:value-type="float" office:value="2" calcext:value-type="float">
            <text:p>2</text:p>
          </table:table-cell>
          <table:table-cell office:value-type="float" office:value="232.149994" calcext:value-type="float">
            <text:p>232,149994</text:p>
          </table:table-cell>
          <table:table-cell office:value-type="float" office:value="152750" calcext:value-type="float">
            <text:p>152750</text:p>
          </table:table-cell>
          <table:table-cell office:value-type="float" office:value="875.855042" calcext:value-type="float">
            <text:p>875,855042</text:p>
          </table:table-cell>
          <table:table-cell office:value-type="float" office:value="3" calcext:value-type="float">
            <text:p>3</text:p>
          </table:table-cell>
          <table:table-cell office:value-type="float" office:value="424.623016" calcext:value-type="float">
            <text:p>424,623016</text:p>
          </table:table-cell>
          <table:table-cell office:value-type="float" office:value="152750" calcext:value-type="float">
            <text:p>152750</text:p>
          </table:table-cell>
          <table:table-cell office:value-type="float" office:value="860.324036" calcext:value-type="float">
            <text:p>860,324036</text:p>
          </table:table-cell>
          <table:table-cell office:value-type="float" office:value="1" calcext:value-type="float">
            <text:p>1</text:p>
          </table:table-cell>
          <table:table-cell office:value-type="float" office:value="23.824999" calcext:value-type="float">
            <text:p>23,824999</text:p>
          </table:table-cell>
          <table:table-cell office:value-type="float" office:value="152750" calcext:value-type="float">
            <text:p>152750</text:p>
          </table:table-cell>
          <table:table-cell office:value-type="float" office:value="897.078979" calcext:value-type="float">
            <text:p>897,078979</text:p>
          </table:table-cell>
          <table:table-cell office:value-type="float" office:value="3" calcext:value-type="float">
            <text:p>3</text:p>
          </table:table-cell>
          <table:table-cell office:value-type="float" office:value="380.911987" calcext:value-type="float">
            <text:p>380,911987</text:p>
          </table:table-cell>
          <table:table-cell table:number-columns-repeated="8"/>
        </table:table-row>
        <table:table-row table:style-name="ro1">
          <table:table-cell office:value-type="float" office:value="152934" calcext:value-type="float">
            <text:p>152934</text:p>
          </table:table-cell>
          <table:table-cell office:value-type="float" office:value="928.731995" calcext:value-type="float">
            <text:p>928,731995</text:p>
          </table:table-cell>
          <table:table-cell office:value-type="float" office:value="4" calcext:value-type="float">
            <text:p>4</text:p>
          </table:table-cell>
          <table:table-cell office:value-type="float" office:value="216.708008" calcext:value-type="float">
            <text:p>216,708008</text:p>
          </table:table-cell>
          <table:table-cell office:value-type="float" office:value="152934" calcext:value-type="float">
            <text:p>152934</text:p>
          </table:table-cell>
          <table:table-cell office:value-type="float" office:value="933.661987" calcext:value-type="float">
            <text:p>933,661987</text:p>
          </table:table-cell>
          <table:table-cell office:value-type="float" office:value="7" calcext:value-type="float">
            <text:p>7</text:p>
          </table:table-cell>
          <table:table-cell office:value-type="float" office:value="1122.26001" calcext:value-type="float">
            <text:p>1122,26001</text:p>
          </table:table-cell>
          <table:table-cell office:value-type="float" office:value="152934" calcext:value-type="float">
            <text:p>152934</text:p>
          </table:table-cell>
          <table:table-cell office:value-type="float" office:value="948.846008" calcext:value-type="float">
            <text:p>948,846008</text:p>
          </table:table-cell>
          <table:table-cell office:value-type="float" office:value="3" calcext:value-type="float">
            <text:p>3</text:p>
          </table:table-cell>
          <table:table-cell office:value-type="float" office:value="1012.733032" calcext:value-type="float">
            <text:p>1012,733032</text:p>
          </table:table-cell>
          <table:table-cell office:value-type="float" office:value="152934" calcext:value-type="float">
            <text:p>152934</text:p>
          </table:table-cell>
          <table:table-cell office:value-type="float" office:value="887.323975" calcext:value-type="float">
            <text:p>887,323975</text:p>
          </table:table-cell>
          <table:table-cell office:value-type="float" office:value="6" calcext:value-type="float">
            <text:p>6</text:p>
          </table:table-cell>
          <table:table-cell office:value-type="float" office:value="731.375977" calcext:value-type="float">
            <text:p>731,375977</text:p>
          </table:table-cell>
          <table:table-cell office:value-type="float" office:value="152934" calcext:value-type="float">
            <text:p>152934</text:p>
          </table:table-cell>
          <table:table-cell office:value-type="float" office:value="1116.69397" calcext:value-type="float">
            <text:p>1116,69397</text:p>
          </table:table-cell>
          <table:table-cell office:value-type="float" office:value="5" calcext:value-type="float">
            <text:p>5</text:p>
          </table:table-cell>
          <table:table-cell office:value-type="float" office:value="447.736023" calcext:value-type="float">
            <text:p>447,736023</text:p>
          </table:table-cell>
          <table:table-cell office:value-type="float" office:value="152934" calcext:value-type="float">
            <text:p>152934</text:p>
          </table:table-cell>
          <table:table-cell office:value-type="float" office:value="910.682983" calcext:value-type="float">
            <text:p>910,682983</text:p>
          </table:table-cell>
          <table:table-cell office:value-type="float" office:value="5" calcext:value-type="float">
            <text:p>5</text:p>
          </table:table-cell>
          <table:table-cell office:value-type="float" office:value="504.088013" calcext:value-type="float">
            <text:p>504,088013</text:p>
          </table:table-cell>
          <table:table-cell office:value-type="float" office:value="152934" calcext:value-type="float">
            <text:p>152934</text:p>
          </table:table-cell>
          <table:table-cell office:value-type="float" office:value="1147.855957" calcext:value-type="float">
            <text:p>1147,855957</text:p>
          </table:table-cell>
          <table:table-cell office:value-type="float" office:value="3" calcext:value-type="float">
            <text:p>3</text:p>
          </table:table-cell>
          <table:table-cell office:value-type="float" office:value="746.052979" calcext:value-type="float">
            <text:p>746,052979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7.B5:.B34])" office:value-type="float" office:value="1064.21539713333" calcext:value-type="float">
            <text:p>1064,2153971333</text:p>
          </table:table-cell>
          <table:table-cell table:style-name="ce1" table:formula="of:=AVERAGE([C7.C5:.C34])" office:value-type="float" office:value="26.4333333333333" calcext:value-type="float">
            <text:p>26,4333333333</text:p>
          </table:table-cell>
          <table:table-cell table:style-name="ce15" table:formula="of:=AVERAGE([C7.D5:.D34])" office:value-type="float" office:value="1921.8737653" calcext:value-type="float">
            <text:p>1921,873765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F5:.F34])" office:value-type="float" office:value="1056.27275796667" calcext:value-type="float">
            <text:p>1056,2727579667</text:p>
          </table:table-cell>
          <table:table-cell table:style-name="ce1" table:formula="of:=AVERAGE([C7.G5:.G34])" office:value-type="float" office:value="25.6333333333333" calcext:value-type="float">
            <text:p>25,6333333333</text:p>
          </table:table-cell>
          <table:table-cell table:style-name="ce15" table:formula="of:=AVERAGE([C7.H5:.H34])" office:value-type="float" office:value="1591.74853513333" calcext:value-type="float">
            <text:p>1591,748535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J5:.J34])" office:value-type="float" office:value="1052.93355916667" calcext:value-type="float">
            <text:p>1052,9335591667</text:p>
          </table:table-cell>
          <table:table-cell table:style-name="ce1" table:formula="of:=AVERAGE([C7.K5:.K34])" office:value-type="float" office:value="26.8" calcext:value-type="float">
            <text:p>26,8</text:p>
          </table:table-cell>
          <table:table-cell table:style-name="ce15" table:formula="of:=AVERAGE([C7.L5:.L34])" office:value-type="float" office:value="1789.07311503333" calcext:value-type="float">
            <text:p>1789,0731150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N5:.N34])" office:value-type="float" office:value="1050.33078603333" calcext:value-type="float">
            <text:p>1050,3307860333</text:p>
          </table:table-cell>
          <table:table-cell table:style-name="ce1" table:formula="of:=AVERAGE([C7.O5:.O34])" office:value-type="float" office:value="11.9" calcext:value-type="float">
            <text:p>11,9</text:p>
          </table:table-cell>
          <table:table-cell table:style-name="ce15" table:formula="of:=AVERAGE([C7.P5:.P34])" office:value-type="float" office:value="1279.01716216667" calcext:value-type="float">
            <text:p>1279,0171621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R5:.R34])" office:value-type="float" office:value="1013.05676476667" calcext:value-type="float">
            <text:p>1013,0567647667</text:p>
          </table:table-cell>
          <table:table-cell table:style-name="ce1" table:formula="of:=AVERAGE([C7.S5:.S34])" office:value-type="float" office:value="21.4666666666667" calcext:value-type="float">
            <text:p>21,4666666667</text:p>
          </table:table-cell>
          <table:table-cell table:style-name="ce15" table:formula="of:=AVERAGE([C7.T5:.T34])" office:value-type="float" office:value="1549.47166823333" calcext:value-type="float">
            <text:p>1549,4716682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V5:.V34])" office:value-type="float" office:value="1058.6131347" calcext:value-type="float">
            <text:p>1058,6131347</text:p>
          </table:table-cell>
          <table:table-cell table:style-name="ce1" table:formula="of:=AVERAGE([C7.W5:.W34])" office:value-type="float" office:value="28.8" calcext:value-type="float">
            <text:p>28,8</text:p>
          </table:table-cell>
          <table:table-cell table:style-name="ce15" table:formula="of:=AVERAGE([C7.X5:.X34])" office:value-type="float" office:value="2102.48680783333" calcext:value-type="float">
            <text:p>2102,4868078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Z5:.Z34])" office:value-type="float" office:value="1039.3068277" calcext:value-type="float">
            <text:p>1039,3068277</text:p>
          </table:table-cell>
          <table:table-cell table:style-name="ce1" table:formula="of:=AVERAGE([C7.AA5:.AA34])" office:value-type="float" office:value="30.2666666666667" calcext:value-type="float">
            <text:p>30,2666666667</text:p>
          </table:table-cell>
          <table:table-cell table:style-name="ce15" table:formula="of:=AVERAGE([C7.AB5:.AB34])" office:value-type="float" office:value="2169.6577517" calcext:value-type="float">
            <text:p>2169,6577517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7.B5:.B34])" office:value-type="float" office:value="1033.1525265" calcext:value-type="float">
            <text:p>1033,1525265</text:p>
          </table:table-cell>
          <table:table-cell table:style-name="ce1" table:formula="of:=MEDIAN([C7.C5:.C34])" office:value-type="float" office:value="8" calcext:value-type="float">
            <text:p>8</text:p>
          </table:table-cell>
          <table:table-cell table:style-name="ce15" table:formula="of:=MEDIAN([C7.D5:.D34])" office:value-type="float" office:value="1323.4364625" calcext:value-type="float">
            <text:p>1323,43646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F5:.F34])" office:value-type="float" office:value="1032.752014" calcext:value-type="float">
            <text:p>1032,752014</text:p>
          </table:table-cell>
          <table:table-cell table:style-name="ce1" table:formula="of:=MEDIAN([C7.G5:.G34])" office:value-type="float" office:value="7" calcext:value-type="float">
            <text:p>7</text:p>
          </table:table-cell>
          <table:table-cell table:style-name="ce15" table:formula="of:=MEDIAN([C7.H5:.H34])" office:value-type="float" office:value="1043.994995" calcext:value-type="float">
            <text:p>1043,99499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J5:.J34])" office:value-type="float" office:value="1009.9979555" calcext:value-type="float">
            <text:p>1009,9979555</text:p>
          </table:table-cell>
          <table:table-cell table:style-name="ce1" table:formula="of:=MEDIAN([C7.K5:.K34])" office:value-type="float" office:value="6" calcext:value-type="float">
            <text:p>6</text:p>
          </table:table-cell>
          <table:table-cell table:style-name="ce15" table:formula="of:=MEDIAN([C7.L5:.L34])" office:value-type="float" office:value="775.178986" calcext:value-type="float">
            <text:p>775,178986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N5:.N34])" office:value-type="float" office:value="1082.423523" calcext:value-type="float">
            <text:p>1082,423523</text:p>
          </table:table-cell>
          <table:table-cell table:style-name="ce1" table:formula="of:=MEDIAN([C7.O5:.O34])" office:value-type="float" office:value="6" calcext:value-type="float">
            <text:p>6</text:p>
          </table:table-cell>
          <table:table-cell table:style-name="ce15" table:formula="of:=MEDIAN([C7.P5:.P34])" office:value-type="float" office:value="720.770966" calcext:value-type="float">
            <text:p>720,770966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R5:.R34])" office:value-type="float" office:value="984.129486" calcext:value-type="float">
            <text:p>984,129486</text:p>
          </table:table-cell>
          <table:table-cell table:style-name="ce1" table:formula="of:=MEDIAN([C7.S5:.S34])" office:value-type="float" office:value="6" calcext:value-type="float">
            <text:p>6</text:p>
          </table:table-cell>
          <table:table-cell table:style-name="ce15" table:formula="of:=MEDIAN([C7.T5:.T34])" office:value-type="float" office:value="847.2445375" calcext:value-type="float">
            <text:p>847,24453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V5:.V34])" office:value-type="float" office:value="1027.602478" calcext:value-type="float">
            <text:p>1027,602478</text:p>
          </table:table-cell>
          <table:table-cell table:style-name="ce1" table:formula="of:=MEDIAN([C7.W5:.W34])" office:value-type="float" office:value="7" calcext:value-type="float">
            <text:p>7</text:p>
          </table:table-cell>
          <table:table-cell table:style-name="ce15" table:formula="of:=MEDIAN([C7.X5:.X34])" office:value-type="float" office:value="1273.105469" calcext:value-type="float">
            <text:p>1273,10546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Z5:.Z34])" office:value-type="float" office:value="1037.613525" calcext:value-type="float">
            <text:p>1037,613525</text:p>
          </table:table-cell>
          <table:table-cell table:style-name="ce1" table:formula="of:=MEDIAN([C7.AA5:.AA34])" office:value-type="float" office:value="5.5" calcext:value-type="float">
            <text:p>5,5</text:p>
          </table:table-cell>
          <table:table-cell table:style-name="ce15" table:formula="of:=MEDIAN([C7.AB5:.AB34])" office:value-type="float" office:value="845.7420345" calcext:value-type="float">
            <text:p>845,7420345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7.B5:.B34])" office:value-type="float" office:value="180.951188183591" calcext:value-type="float">
            <text:p>180,9511881836</text:p>
          </table:table-cell>
          <table:table-cell table:style-name="ce11" table:formula="of:=STDEV([C7.C5:.C34])" office:value-type="float" office:value="43.6156278013483" calcext:value-type="float">
            <text:p>43,6156278013</text:p>
          </table:table-cell>
          <table:table-cell table:style-name="ce16" table:formula="of:=STDEV([C7.D5:.D34])" office:value-type="float" office:value="2009.683523226" calcext:value-type="float">
            <text:p>2009,6835232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F5:.F34])" office:value-type="float" office:value="188.367836269272" calcext:value-type="float">
            <text:p>188,3678362693</text:p>
          </table:table-cell>
          <table:table-cell table:style-name="ce11" table:formula="of:=STDEV([C7.G5:.G34])" office:value-type="float" office:value="44.7926127940706" calcext:value-type="float">
            <text:p>44,7926127941</text:p>
          </table:table-cell>
          <table:table-cell table:style-name="ce16" table:formula="of:=STDEV([C7.H5:.H34])" office:value-type="float" office:value="1477.01594961769" calcext:value-type="float">
            <text:p>1477,015949617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J5:.J34])" office:value-type="float" office:value="158.085745102189" calcext:value-type="float">
            <text:p>158,0857451022</text:p>
          </table:table-cell>
          <table:table-cell table:style-name="ce11" table:formula="of:=STDEV([C7.K5:.K34])" office:value-type="float" office:value="48.1909993027028" calcext:value-type="float">
            <text:p>48,1909993027</text:p>
          </table:table-cell>
          <table:table-cell table:style-name="ce16" table:formula="of:=STDEV([C7.L5:.L34])" office:value-type="float" office:value="1902.98213998836" calcext:value-type="float">
            <text:p>1902,982139988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N5:.N34])" office:value-type="float" office:value="156.978552614201" calcext:value-type="float">
            <text:p>156,9785526142</text:p>
          </table:table-cell>
          <table:table-cell table:style-name="ce11" table:formula="of:=STDEV([C7.O5:.O34])" office:value-type="float" office:value="22.4796459660427" calcext:value-type="float">
            <text:p>22,479645966</text:p>
          </table:table-cell>
          <table:table-cell table:style-name="ce16" table:formula="of:=STDEV([C7.P5:.P34])" office:value-type="float" office:value="1572.11382633886" calcext:value-type="float">
            <text:p>1572,113826338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R5:.R34])" office:value-type="float" office:value="146.799629801488" calcext:value-type="float">
            <text:p>146,7996298015</text:p>
          </table:table-cell>
          <table:table-cell table:style-name="ce11" table:formula="of:=STDEV([C7.S5:.S34])" office:value-type="float" office:value="42.1432150495503" calcext:value-type="float">
            <text:p>42,1432150496</text:p>
          </table:table-cell>
          <table:table-cell table:style-name="ce16" table:formula="of:=STDEV([C7.T5:.T34])" office:value-type="float" office:value="1518.76540993913" calcext:value-type="float">
            <text:p>1518,765409939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V5:.V34])" office:value-type="float" office:value="189.075626415307" calcext:value-type="float">
            <text:p>189,0756264153</text:p>
          </table:table-cell>
          <table:table-cell table:style-name="ce11" table:formula="of:=STDEV([C7.W5:.W34])" office:value-type="float" office:value="50.4595433713126" calcext:value-type="float">
            <text:p>50,4595433713</text:p>
          </table:table-cell>
          <table:table-cell table:style-name="ce16" table:formula="of:=STDEV([C7.X5:.X34])" office:value-type="float" office:value="1938.61829056337" calcext:value-type="float">
            <text:p>1938,618290563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Z5:.Z34])" office:value-type="float" office:value="131.558847651075" calcext:value-type="float">
            <text:p>131,5588476511</text:p>
          </table:table-cell>
          <table:table-cell table:style-name="ce11" table:formula="of:=STDEV([C7.AA5:.AA34])" office:value-type="float" office:value="52.5769933515131" calcext:value-type="float">
            <text:p>52,5769933515</text:p>
          </table:table-cell>
          <table:table-cell table:style-name="ce16" table:formula="of:=STDEV([C7.AB5:.AB34])" office:value-type="float" office:value="2787.28670895153" calcext:value-type="float">
            <text:p>2787,2867089515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31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)" office:value-type="float" office:value="1047.81846106667" calcext:value-type="float">
            <text:p>1047,8184610667</text:p>
          </table:table-cell>
          <table:table-cell table:formula="of:=STDEV([.B5:.B34];[.F5:.F34];[.J5:.J34];[.N5:.N34];[.R5:.R34];[.V5:.V34];[.Z5:.Z34];[.AD5:.AD34];[.AH5:.AH34])" office:value-type="float" office:value="164.194949072959" calcext:value-type="float">
            <text:p>164,194949073</text:p>
          </table:table-cell>
          <table:table-cell table:formula="of:=COUNT([.B5:.B34];[.F5:.F34];[.J5:.J34];[.N5:.N34];[.R5:.R34];[.V5:.V34];[.Z5:.Z34];[.AD5:.AD34];[.AH5:.AH34])" office:value-type="float" office:value="210" calcext:value-type="float">
            <text:p>210</text:p>
          </table:table-cell>
          <table:table-cell table:formula="of:=2*[.C40]/SQRT([.D40])" office:value-type="float" office:value="22.6610558746442" calcext:value-type="float">
            <text:p>22,6610558746</text:p>
          </table:table-cell>
          <table:table-cell table:number-columns-repeated="31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)" office:value-type="float" office:value="24.4714285714286" calcext:value-type="float">
            <text:p>24,4714285714</text:p>
          </table:table-cell>
          <table:table-cell table:formula="of:=STDEV([.C5:.C34];[.G5:.G34];[.K5:.K34];[.O5:.O34];[.S5:.S34];[.W5:.W34];[.AA5:.AA34];[.AE5:.AE34];[.AI5:.AI34])" office:value-type="float" office:value="44.1705225793749" calcext:value-type="float">
            <text:p>44,1705225794</text:p>
          </table:table-cell>
          <table:table-cell table:style-name="ce17" table:formula="of:=COUNT([.C5:.C34];[.G5:.G34];[.K5:.K34];[.O5:.O34];[.S5:.S34];[.W5:.W34];[.AA5:.AA34];[.AE5:.AE34];[.AI5:.AI34])" office:value-type="float" office:value="210" calcext:value-type="float">
            <text:p>210</text:p>
          </table:table-cell>
          <table:table-cell table:formula="of:=2*[.C41]/SQRT([.D41])" office:value-type="float" office:value="6.09611127403608" calcext:value-type="float">
            <text:p>6,096111274</text:p>
          </table:table-cell>
          <table:table-cell table:number-columns-repeated="31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)" office:value-type="float" office:value="1771.90411505714" calcext:value-type="float">
            <text:p>1771,9041150571</text:p>
          </table:table-cell>
          <table:table-cell table:formula="of:=STDEV([.D5:.D34];[.H5:.H34];[.L5:.L34];[.P5:.P34];[.T5:.T34];[.X5:.X34];[.AB5:.AB34];[.AF5:.AF34];[.AJ5:.AJ34])" office:value-type="float" office:value="1927.78923155139" calcext:value-type="float">
            <text:p>1927,7892315514</text:p>
          </table:table-cell>
          <table:table-cell table:formula="of:=COUNT([.D5:.D34];[.H5:.H34];[.L5:.L34];[.P5:.P34];[.T5:.T34];[.X5:.X34];[.AB5:.AB34];[.AF5:.AF34];[.AJ5:.AJ34])" office:value-type="float" office:value="210" calcext:value-type="float">
            <text:p>210</text:p>
          </table:table-cell>
          <table:table-cell table:formula="of:=2*[.C42]/SQRT([.D42])" office:value-type="float" office:value="266.060190872936" calcext:value-type="float">
            <text:p>266,0601908729</text:p>
          </table:table-cell>
          <table:table-cell table:number-columns-repeated="31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Average stall time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IF([.C5]&lt;&gt;0;[.D5]/[.C5];0)" office:value-type="float" office:value="132.24612425" calcext:value-type="float">
            <text:p>132,24612425</text:p>
          </table:table-cell>
          <table:table-cell table:number-columns-repeated="3"/>
          <table:table-cell table:formula="of:=IF([.G5]&lt;&gt;0;[.H5]/[.G5];0)" office:value-type="float" office:value="55.142334" calcext:value-type="float">
            <text:p>55,142334</text:p>
          </table:table-cell>
          <table:table-cell table:number-columns-repeated="3"/>
          <table:table-cell table:formula="of:=IF([.K5]&lt;&gt;0;[.L5]/[.K5];0)" office:value-type="float" office:value="70.4955036666667" calcext:value-type="float">
            <text:p>70,4955036667</text:p>
          </table:table-cell>
          <table:table-cell table:number-columns-repeated="3"/>
          <table:table-cell table:formula="of:=IF([.O5]&lt;&gt;0;[.P5]/[.O5];0)" office:value-type="float" office:value="136.96940531579" calcext:value-type="float">
            <text:p>136,9694053158</text:p>
          </table:table-cell>
          <table:table-cell table:number-columns-repeated="3"/>
          <table:table-cell table:formula="of:=IF([.S5]&lt;&gt;0;[.T5]/[.S5];0)" office:value-type="float" office:value="53.9053311111111" calcext:value-type="float">
            <text:p>53,9053311111</text:p>
          </table:table-cell>
          <table:table-cell table:number-columns-repeated="3"/>
          <table:table-cell table:formula="of:=IF([.W5]&lt;&gt;0;[.X5]/[.W5];0)" office:value-type="float" office:value="77.5569981428572" calcext:value-type="float">
            <text:p>77,5569981429</text:p>
          </table:table-cell>
          <table:table-cell table:number-columns-repeated="3"/>
          <table:table-cell table:formula="of:=IF([.AA5]&lt;&gt;0;[.AB5]/[.AA5];0)" office:value-type="float" office:value="75.7874985" calcext:value-type="float">
            <text:p>75,78749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6]&lt;&gt;0;[.D6]/[.C6];0)" office:value-type="float" office:value="111.688743625" calcext:value-type="float">
            <text:p>111,688743625</text:p>
          </table:table-cell>
          <table:table-cell table:number-columns-repeated="3"/>
          <table:table-cell table:formula="of:=IF([.G6]&lt;&gt;0;[.H6]/[.G6];0)" office:value-type="float" office:value="112.2320923" calcext:value-type="float">
            <text:p>112,2320923</text:p>
          </table:table-cell>
          <table:table-cell table:number-columns-repeated="3"/>
          <table:table-cell table:formula="of:=IF([.K6]&lt;&gt;0;[.L6]/[.K6];0)" office:value-type="float" office:value="175.770670666667" calcext:value-type="float">
            <text:p>175,7706706667</text:p>
          </table:table-cell>
          <table:table-cell table:number-columns-repeated="3"/>
          <table:table-cell table:formula="of:=IF([.O6]&lt;&gt;0;[.P6]/[.O6];0)" office:value-type="float" office:value="80.506256" calcext:value-type="float">
            <text:p>80,506256</text:p>
          </table:table-cell>
          <table:table-cell table:number-columns-repeated="3"/>
          <table:table-cell table:formula="of:=IF([.S6]&lt;&gt;0;[.T6]/[.S6];0)" office:value-type="float" office:value="70.887892" calcext:value-type="float">
            <text:p>70,887892</text:p>
          </table:table-cell>
          <table:table-cell table:number-columns-repeated="3"/>
          <table:table-cell table:formula="of:=IF([.W6]&lt;&gt;0;[.X6]/[.W6];0)" office:value-type="float" office:value="161.2485962" calcext:value-type="float">
            <text:p>161,2485962</text:p>
          </table:table-cell>
          <table:table-cell table:number-columns-repeated="3"/>
          <table:table-cell table:formula="of:=IF([.AA6]&lt;&gt;0;[.AB6]/[.AA6];0)" office:value-type="float" office:value="100.1585005" calcext:value-type="float">
            <text:p>100,1585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IF([.C7]&lt;&gt;0;[.D7]/[.C7];0)" office:value-type="float" office:value="232.305962444444" calcext:value-type="float">
            <text:p>232,3059624444</text:p>
          </table:table-cell>
          <table:table-cell table:number-columns-repeated="3"/>
          <table:table-cell table:formula="of:=IF([.G7]&lt;&gt;0;[.H7]/[.G7];0)" office:value-type="float" office:value="117.2105025" calcext:value-type="float">
            <text:p>117,2105025</text:p>
          </table:table-cell>
          <table:table-cell table:number-columns-repeated="3"/>
          <table:table-cell table:formula="of:=IF([.K7]&lt;&gt;0;[.L7]/[.K7];0)" office:value-type="float" office:value="79.388499" calcext:value-type="float">
            <text:p>79,388499</text:p>
          </table:table-cell>
          <table:table-cell table:number-columns-repeated="3"/>
          <table:table-cell table:formula="of:=IF([.O7]&lt;&gt;0;[.P7]/[.O7];0)" office:value-type="float" office:value="49.39850225" calcext:value-type="float">
            <text:p>49,39850225</text:p>
          </table:table-cell>
          <table:table-cell table:number-columns-repeated="3"/>
          <table:table-cell table:formula="of:=IF([.S7]&lt;&gt;0;[.T7]/[.S7];0)" office:value-type="float" office:value="116.057006833333" calcext:value-type="float">
            <text:p>116,0570068333</text:p>
          </table:table-cell>
          <table:table-cell table:number-columns-repeated="3"/>
          <table:table-cell table:formula="of:=IF([.W7]&lt;&gt;0;[.X7]/[.W7];0)" office:value-type="float" office:value="139.926651652174" calcext:value-type="float">
            <text:p>139,9266516522</text:p>
          </table:table-cell>
          <table:table-cell table:number-columns-repeated="3"/>
          <table:table-cell table:formula="of:=IF([.AA7]&lt;&gt;0;[.AB7]/[.AA7];0)" office:value-type="float" office:value="36.2775" calcext:value-type="float">
            <text:p>36,2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IF([.C8]&lt;&gt;0;[.D8]/[.C8];0)" office:value-type="float" office:value="91.747505" calcext:value-type="float">
            <text:p>91,747505</text:p>
          </table:table-cell>
          <table:table-cell table:number-columns-repeated="3"/>
          <table:table-cell table:formula="of:=IF([.G8]&lt;&gt;0;[.H8]/[.G8];0)" office:value-type="float" office:value="0" calcext:value-type="float">
            <text:p>0</text:p>
          </table:table-cell>
          <table:table-cell table:number-columns-repeated="3"/>
          <table:table-cell table:formula="of:=IF([.K8]&lt;&gt;0;[.L8]/[.K8];0)" office:value-type="float" office:value="138.6190035" calcext:value-type="float">
            <text:p>138,6190035</text:p>
          </table:table-cell>
          <table:table-cell table:number-columns-repeated="3"/>
          <table:table-cell table:formula="of:=IF([.O8]&lt;&gt;0;[.P8]/[.O8];0)" office:value-type="float" office:value="0" calcext:value-type="float">
            <text:p>0</text:p>
          </table:table-cell>
          <table:table-cell table:number-columns-repeated="3"/>
          <table:table-cell table:formula="of:=IF([.S8]&lt;&gt;0;[.T8]/[.S8];0)" office:value-type="float" office:value="71.7179973333333" calcext:value-type="float">
            <text:p>71,7179973333</text:p>
          </table:table-cell>
          <table:table-cell table:number-columns-repeated="3"/>
          <table:table-cell table:formula="of:=IF([.W8]&lt;&gt;0;[.X8]/[.W8];0)" office:value-type="float" office:value="68.9804995" calcext:value-type="float">
            <text:p>68,9804995</text:p>
          </table:table-cell>
          <table:table-cell table:number-columns-repeated="3"/>
          <table:table-cell table:formula="of:=IF([.AA8]&lt;&gt;0;[.AB8]/[.AA8];0)" office:value-type="float" office:value="155.3320005" calcext:value-type="float">
            <text:p>155,33200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IF([.C9]&lt;&gt;0;[.D9]/[.C9];0)" office:value-type="float" office:value="200.2066345" calcext:value-type="float">
            <text:p>200,2066345</text:p>
          </table:table-cell>
          <table:table-cell table:number-columns-repeated="3"/>
          <table:table-cell table:formula="of:=IF([.G9]&lt;&gt;0;[.H9]/[.G9];0)" office:value-type="float" office:value="244.465354181818" calcext:value-type="float">
            <text:p>244,4653541818</text:p>
          </table:table-cell>
          <table:table-cell table:number-columns-repeated="3"/>
          <table:table-cell table:formula="of:=IF([.K9]&lt;&gt;0;[.L9]/[.K9];0)" office:value-type="float" office:value="156.010999888889" calcext:value-type="float">
            <text:p>156,0109998889</text:p>
          </table:table-cell>
          <table:table-cell table:number-columns-repeated="3"/>
          <table:table-cell table:formula="of:=IF([.O9]&lt;&gt;0;[.P9]/[.O9];0)" office:value-type="float" office:value="237.621012333333" calcext:value-type="float">
            <text:p>237,6210123333</text:p>
          </table:table-cell>
          <table:table-cell table:number-columns-repeated="3"/>
          <table:table-cell table:formula="of:=IF([.S9]&lt;&gt;0;[.T9]/[.S9];0)" office:value-type="float" office:value="350.8871155" calcext:value-type="float">
            <text:p>350,8871155</text:p>
          </table:table-cell>
          <table:table-cell table:number-columns-repeated="3"/>
          <table:table-cell table:formula="of:=IF([.W9]&lt;&gt;0;[.X9]/[.W9];0)" office:value-type="float" office:value="322.158474444444" calcext:value-type="float">
            <text:p>322,1584744444</text:p>
          </table:table-cell>
          <table:table-cell table:number-columns-repeated="3"/>
          <table:table-cell table:formula="of:=IF([.AA9]&lt;&gt;0;[.AB9]/[.AA9];0)" office:value-type="float" office:value="158.599107555556" calcext:value-type="float">
            <text:p>158,59910755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IF([.C10]&lt;&gt;0;[.D10]/[.C10];0)" office:value-type="float" office:value="90.782753" calcext:value-type="float">
            <text:p>90,782753</text:p>
          </table:table-cell>
          <table:table-cell table:number-columns-repeated="3"/>
          <table:table-cell table:formula="of:=IF([.G10]&lt;&gt;0;[.H10]/[.G10];0)" office:value-type="float" office:value="89.79812625" calcext:value-type="float">
            <text:p>89,79812625</text:p>
          </table:table-cell>
          <table:table-cell table:number-columns-repeated="3"/>
          <table:table-cell table:formula="of:=IF([.K10]&lt;&gt;0;[.L10]/[.K10];0)" office:value-type="float" office:value="33.8653336666667" calcext:value-type="float">
            <text:p>33,8653336667</text:p>
          </table:table-cell>
          <table:table-cell table:number-columns-repeated="3"/>
          <table:table-cell table:formula="of:=IF([.O10]&lt;&gt;0;[.P10]/[.O10];0)" office:value-type="float" office:value="142.033191" calcext:value-type="float">
            <text:p>142,033191</text:p>
          </table:table-cell>
          <table:table-cell table:number-columns-repeated="3"/>
          <table:table-cell table:formula="of:=IF([.S10]&lt;&gt;0;[.T10]/[.S10];0)" office:value-type="float" office:value="54.5682006" calcext:value-type="float">
            <text:p>54,5682006</text:p>
          </table:table-cell>
          <table:table-cell table:number-columns-repeated="3"/>
          <table:table-cell table:formula="of:=IF([.W10]&lt;&gt;0;[.X10]/[.W10];0)" office:value-type="float" office:value="117.927150142857" calcext:value-type="float">
            <text:p>117,9271501429</text:p>
          </table:table-cell>
          <table:table-cell table:number-columns-repeated="3"/>
          <table:table-cell table:formula="of:=IF([.AA10]&lt;&gt;0;[.AB10]/[.AA10];0)" office:value-type="float" office:value="161.179840166667" calcext:value-type="float">
            <text:p>161,17984016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IF([.C11]&lt;&gt;0;[.D11]/[.C11];0)" office:value-type="float" office:value="194.077288" calcext:value-type="float">
            <text:p>194,077288</text:p>
          </table:table-cell>
          <table:table-cell table:number-columns-repeated="3"/>
          <table:table-cell table:formula="of:=IF([.G11]&lt;&gt;0;[.H11]/[.G11];0)" office:value-type="float" office:value="83.14762875" calcext:value-type="float">
            <text:p>83,14762875</text:p>
          </table:table-cell>
          <table:table-cell table:number-columns-repeated="3"/>
          <table:table-cell table:formula="of:=IF([.K11]&lt;&gt;0;[.L11]/[.K11];0)" office:value-type="float" office:value="115.387282793103" calcext:value-type="float">
            <text:p>115,3872827931</text:p>
          </table:table-cell>
          <table:table-cell table:number-columns-repeated="3"/>
          <table:table-cell table:formula="of:=IF([.O11]&lt;&gt;0;[.P11]/[.O11];0)" office:value-type="float" office:value="118.85962675" calcext:value-type="float">
            <text:p>118,85962675</text:p>
          </table:table-cell>
          <table:table-cell table:number-columns-repeated="3"/>
          <table:table-cell table:formula="of:=IF([.S11]&lt;&gt;0;[.T11]/[.S11];0)" office:value-type="float" office:value="220.567667666667" calcext:value-type="float">
            <text:p>220,5676676667</text:p>
          </table:table-cell>
          <table:table-cell table:number-columns-repeated="3"/>
          <table:table-cell table:formula="of:=IF([.W11]&lt;&gt;0;[.X11]/[.W11];0)" office:value-type="float" office:value="353.253139" calcext:value-type="float">
            <text:p>353,253139</text:p>
          </table:table-cell>
          <table:table-cell table:number-columns-repeated="3"/>
          <table:table-cell table:formula="of:=IF([.AA11]&lt;&gt;0;[.AB11]/[.AA11];0)" office:value-type="float" office:value="157.3144042" calcext:value-type="float">
            <text:p>157,31440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IF([.C12]&lt;&gt;0;[.D12]/[.C12];0)" office:value-type="float" office:value="42.196499" calcext:value-type="float">
            <text:p>42,196499</text:p>
          </table:table-cell>
          <table:table-cell table:number-columns-repeated="3"/>
          <table:table-cell table:formula="of:=IF([.G12]&lt;&gt;0;[.H12]/[.G12];0)" office:value-type="float" office:value="136.5735015" calcext:value-type="float">
            <text:p>136,5735015</text:p>
          </table:table-cell>
          <table:table-cell table:number-columns-repeated="3"/>
          <table:table-cell table:formula="of:=IF([.K12]&lt;&gt;0;[.L12]/[.K12];0)" office:value-type="float" office:value="144.6109925" calcext:value-type="float">
            <text:p>144,6109925</text:p>
          </table:table-cell>
          <table:table-cell table:number-columns-repeated="3"/>
          <table:table-cell table:formula="of:=IF([.O12]&lt;&gt;0;[.P12]/[.O12];0)" office:value-type="float" office:value="32.742001" calcext:value-type="float">
            <text:p>32,742001</text:p>
          </table:table-cell>
          <table:table-cell table:number-columns-repeated="3"/>
          <table:table-cell table:formula="of:=IF([.S12]&lt;&gt;0;[.T12]/[.S12];0)" office:value-type="float" office:value="6.149" calcext:value-type="float">
            <text:p>6,149</text:p>
          </table:table-cell>
          <table:table-cell table:number-columns-repeated="3"/>
          <table:table-cell table:formula="of:=IF([.W12]&lt;&gt;0;[.X12]/[.W12];0)" office:value-type="float" office:value="137.447006" calcext:value-type="float">
            <text:p>137,447006</text:p>
          </table:table-cell>
          <table:table-cell table:number-columns-repeated="3"/>
          <table:table-cell table:formula="of:=IF([.AA12]&lt;&gt;0;[.AB12]/[.AA12];0)" office:value-type="float" office:value="44.6039965" calcext:value-type="float">
            <text:p>44,60399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IF([.C13]&lt;&gt;0;[.D13]/[.C13];0)" office:value-type="float" office:value="183.248303842105" calcext:value-type="float">
            <text:p>183,2483038421</text:p>
          </table:table-cell>
          <table:table-cell table:number-columns-repeated="3"/>
          <table:table-cell table:formula="of:=IF([.G13]&lt;&gt;0;[.H13]/[.G13];0)" office:value-type="float" office:value="126.8559936" calcext:value-type="float">
            <text:p>126,8559936</text:p>
          </table:table-cell>
          <table:table-cell table:number-columns-repeated="3"/>
          <table:table-cell table:formula="of:=IF([.K13]&lt;&gt;0;[.L13]/[.K13];0)" office:value-type="float" office:value="88.1308507142857" calcext:value-type="float">
            <text:p>88,1308507143</text:p>
          </table:table-cell>
          <table:table-cell table:number-columns-repeated="3"/>
          <table:table-cell table:formula="of:=IF([.O13]&lt;&gt;0;[.P13]/[.O13];0)" office:value-type="float" office:value="109.16799925" calcext:value-type="float">
            <text:p>109,16799925</text:p>
          </table:table-cell>
          <table:table-cell table:number-columns-repeated="3"/>
          <table:table-cell table:formula="of:=IF([.S13]&lt;&gt;0;[.T13]/[.S13];0)" office:value-type="float" office:value="146.585495" calcext:value-type="float">
            <text:p>146,585495</text:p>
          </table:table-cell>
          <table:table-cell table:number-columns-repeated="3"/>
          <table:table-cell table:formula="of:=IF([.W13]&lt;&gt;0;[.X13]/[.W13];0)" office:value-type="float" office:value="169.420846142857" calcext:value-type="float">
            <text:p>169,4208461429</text:p>
          </table:table-cell>
          <table:table-cell table:number-columns-repeated="3"/>
          <table:table-cell table:formula="of:=IF([.AA13]&lt;&gt;0;[.AB13]/[.AA13];0)" office:value-type="float" office:value="95.1304321428571" calcext:value-type="float">
            <text:p>95,13043214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C14]&lt;&gt;0;[.D14]/[.C14];0)" office:value-type="float" office:value="28.79296875" calcext:value-type="float">
            <text:p>28,79296875</text:p>
          </table:table-cell>
          <table:table-cell table:number-columns-repeated="3"/>
          <table:table-cell table:formula="of:=IF([.G14]&lt;&gt;0;[.H14]/[.G14];0)" office:value-type="float" office:value="23.0884867790698" calcext:value-type="float">
            <text:p>23,0884867791</text:p>
          </table:table-cell>
          <table:table-cell table:number-columns-repeated="3"/>
          <table:table-cell table:formula="of:=IF([.K14]&lt;&gt;0;[.L14]/[.K14];0)" office:value-type="float" office:value="26.9458851728395" calcext:value-type="float">
            <text:p>26,9458851728</text:p>
          </table:table-cell>
          <table:table-cell table:number-columns-repeated="3"/>
          <table:table-cell table:formula="of:=IF([.O14]&lt;&gt;0;[.P14]/[.O14];0)" office:value-type="float" office:value="25.3414995" calcext:value-type="float">
            <text:p>25,3414995</text:p>
          </table:table-cell>
          <table:table-cell table:number-columns-repeated="3"/>
          <table:table-cell table:formula="of:=IF([.S14]&lt;&gt;0;[.T14]/[.S14];0)" office:value-type="float" office:value="36.7215332" calcext:value-type="float">
            <text:p>36,7215332</text:p>
          </table:table-cell>
          <table:table-cell table:number-columns-repeated="3"/>
          <table:table-cell table:formula="of:=IF([.W14]&lt;&gt;0;[.X14]/[.W14];0)" office:value-type="float" office:value="30.9151139772727" calcext:value-type="float">
            <text:p>30,9151139773</text:p>
          </table:table-cell>
          <table:table-cell table:number-columns-repeated="3"/>
          <table:table-cell table:formula="of:=IF([.AA14]&lt;&gt;0;[.AB14]/[.AA14];0)" office:value-type="float" office:value="24.5627073870968" calcext:value-type="float">
            <text:p>24,56270738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C15]&lt;&gt;0;[.D15]/[.C15];0)" office:value-type="float" office:value="382.744086388889" calcext:value-type="float">
            <text:p>382,7440863889</text:p>
          </table:table-cell>
          <table:table-cell table:number-columns-repeated="3"/>
          <table:table-cell table:formula="of:=IF([.G15]&lt;&gt;0;[.H15]/[.G15];0)" office:value-type="float" office:value="215.321791705882" calcext:value-type="float">
            <text:p>215,3217917059</text:p>
          </table:table-cell>
          <table:table-cell table:number-columns-repeated="3"/>
          <table:table-cell table:formula="of:=IF([.K15]&lt;&gt;0;[.L15]/[.K15];0)" office:value-type="float" office:value="415.273228214286" calcext:value-type="float">
            <text:p>415,2732282143</text:p>
          </table:table-cell>
          <table:table-cell table:number-columns-repeated="3"/>
          <table:table-cell table:formula="of:=IF([.O15]&lt;&gt;0;[.P15]/[.O15];0)" office:value-type="float" office:value="571.763183615385" calcext:value-type="float">
            <text:p>571,7631836154</text:p>
          </table:table-cell>
          <table:table-cell table:number-columns-repeated="3"/>
          <table:table-cell table:formula="of:=IF([.S15]&lt;&gt;0;[.T15]/[.S15];0)" office:value-type="float" office:value="412.229270272727" calcext:value-type="float">
            <text:p>412,2292702727</text:p>
          </table:table-cell>
          <table:table-cell table:number-columns-repeated="3"/>
          <table:table-cell table:formula="of:=IF([.W15]&lt;&gt;0;[.X15]/[.W15];0)" office:value-type="float" office:value="514.6884765625" calcext:value-type="float">
            <text:p>514,6884765625</text:p>
          </table:table-cell>
          <table:table-cell table:number-columns-repeated="3"/>
          <table:table-cell table:formula="of:=IF([.AA15]&lt;&gt;0;[.AB15]/[.AA15];0)" office:value-type="float" office:value="447.0226074" calcext:value-type="float">
            <text:p>447,02260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C16]&lt;&gt;0;[.D16]/[.C16];0)" office:value-type="float" office:value="31.2646484341085" calcext:value-type="float">
            <text:p>31,2646484341</text:p>
          </table:table-cell>
          <table:table-cell table:number-columns-repeated="3"/>
          <table:table-cell table:formula="of:=IF([.G16]&lt;&gt;0;[.H16]/[.G16];0)" office:value-type="float" office:value="26.3387169487179" calcext:value-type="float">
            <text:p>26,3387169487</text:p>
          </table:table-cell>
          <table:table-cell table:number-columns-repeated="3"/>
          <table:table-cell table:formula="of:=IF([.K16]&lt;&gt;0;[.L16]/[.K16];0)" office:value-type="float" office:value="32.4186608181818" calcext:value-type="float">
            <text:p>32,4186608182</text:p>
          </table:table-cell>
          <table:table-cell table:number-columns-repeated="3"/>
          <table:table-cell table:formula="of:=IF([.O16]&lt;&gt;0;[.P16]/[.O16];0)" office:value-type="float" office:value="5.247" calcext:value-type="float">
            <text:p>5,247</text:p>
          </table:table-cell>
          <table:table-cell table:number-columns-repeated="3"/>
          <table:table-cell table:formula="of:=IF([.S16]&lt;&gt;0;[.T16]/[.S16];0)" office:value-type="float" office:value="19.3597825433071" calcext:value-type="float">
            <text:p>19,3597825433</text:p>
          </table:table-cell>
          <table:table-cell table:number-columns-repeated="3"/>
          <table:table-cell table:formula="of:=IF([.W16]&lt;&gt;0;[.X16]/[.W16];0)" office:value-type="float" office:value="30.7711639375" calcext:value-type="float">
            <text:p>30,7711639375</text:p>
          </table:table-cell>
          <table:table-cell table:number-columns-repeated="3"/>
          <table:table-cell table:formula="of:=IF([.AA16]&lt;&gt;0;[.AB16]/[.AA16];0)" office:value-type="float" office:value="28.282098162963" calcext:value-type="float">
            <text:p>28,2820981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IF([.C17]&lt;&gt;0;[.D17]/[.C17];0)" office:value-type="float" office:value="25.0171395740741" calcext:value-type="float">
            <text:p>25,0171395741</text:p>
          </table:table-cell>
          <table:table-cell table:number-columns-repeated="3"/>
          <table:table-cell table:formula="of:=IF([.G17]&lt;&gt;0;[.H17]/[.G17];0)" office:value-type="float" office:value="31.1939489468085" calcext:value-type="float">
            <text:p>31,1939489468</text:p>
          </table:table-cell>
          <table:table-cell table:number-columns-repeated="3"/>
          <table:table-cell table:formula="of:=IF([.K17]&lt;&gt;0;[.L17]/[.K17];0)" office:value-type="float" office:value="27.9785402436975" calcext:value-type="float">
            <text:p>27,9785402437</text:p>
          </table:table-cell>
          <table:table-cell table:number-columns-repeated="3"/>
          <table:table-cell table:formula="of:=IF([.O17]&lt;&gt;0;[.P17]/[.O17];0)" office:value-type="float" office:value="42.7440228588235" calcext:value-type="float">
            <text:p>42,7440228588</text:p>
          </table:table-cell>
          <table:table-cell table:number-columns-repeated="3"/>
          <table:table-cell table:formula="of:=IF([.S17]&lt;&gt;0;[.T17]/[.S17];0)" office:value-type="float" office:value="91.486" calcext:value-type="float">
            <text:p>91,486</text:p>
          </table:table-cell>
          <table:table-cell table:number-columns-repeated="3"/>
          <table:table-cell table:formula="of:=IF([.W17]&lt;&gt;0;[.X17]/[.W17];0)" office:value-type="float" office:value="26.0701158333333" calcext:value-type="float">
            <text:p>26,0701158333</text:p>
          </table:table-cell>
          <table:table-cell table:number-columns-repeated="3"/>
          <table:table-cell table:formula="of:=IF([.AA17]&lt;&gt;0;[.AB17]/[.AA17];0)" office:value-type="float" office:value="29.8241196811594" calcext:value-type="float">
            <text:p>29,82411968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C18]&lt;&gt;0;[.D18]/[.C18];0)" office:value-type="float" office:value="136.17350775" calcext:value-type="float">
            <text:p>136,17350775</text:p>
          </table:table-cell>
          <table:table-cell table:number-columns-repeated="3"/>
          <table:table-cell table:formula="of:=IF([.G18]&lt;&gt;0;[.H18]/[.G18];0)" office:value-type="float" office:value="59.1911078888889" calcext:value-type="float">
            <text:p>59,1911078889</text:p>
          </table:table-cell>
          <table:table-cell table:number-columns-repeated="3"/>
          <table:table-cell table:formula="of:=IF([.K18]&lt;&gt;0;[.L18]/[.K18];0)" office:value-type="float" office:value="117.855573428571" calcext:value-type="float">
            <text:p>117,8555734286</text:p>
          </table:table-cell>
          <table:table-cell table:number-columns-repeated="3"/>
          <table:table-cell table:formula="of:=IF([.O18]&lt;&gt;0;[.P18]/[.O18];0)" office:value-type="float" office:value="48.5479998571429" calcext:value-type="float">
            <text:p>48,5479998571</text:p>
          </table:table-cell>
          <table:table-cell table:number-columns-repeated="3"/>
          <table:table-cell table:formula="of:=IF([.S18]&lt;&gt;0;[.T18]/[.S18];0)" office:value-type="float" office:value="205.246878428571" calcext:value-type="float">
            <text:p>205,2468784286</text:p>
          </table:table-cell>
          <table:table-cell table:number-columns-repeated="3"/>
          <table:table-cell table:formula="of:=IF([.W18]&lt;&gt;0;[.X18]/[.W18];0)" office:value-type="float" office:value="322.652486166667" calcext:value-type="float">
            <text:p>322,6524861667</text:p>
          </table:table-cell>
          <table:table-cell table:number-columns-repeated="3"/>
          <table:table-cell table:formula="of:=IF([.AA18]&lt;&gt;0;[.AB18]/[.AA18];0)" office:value-type="float" office:value="155.740397142857" calcext:value-type="float">
            <text:p>155,74039714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C19]&lt;&gt;0;[.D19]/[.C19];0)" office:value-type="float" office:value="180.102661111111" calcext:value-type="float">
            <text:p>180,1026611111</text:p>
          </table:table-cell>
          <table:table-cell table:number-columns-repeated="3"/>
          <table:table-cell table:formula="of:=IF([.G19]&lt;&gt;0;[.H19]/[.G19];0)" office:value-type="float" office:value="285.025451666667" calcext:value-type="float">
            <text:p>285,0254516667</text:p>
          </table:table-cell>
          <table:table-cell table:number-columns-repeated="3"/>
          <table:table-cell table:formula="of:=IF([.K19]&lt;&gt;0;[.L19]/[.K19];0)" office:value-type="float" office:value="501.772993636364" calcext:value-type="float">
            <text:p>501,7729936364</text:p>
          </table:table-cell>
          <table:table-cell table:number-columns-repeated="3"/>
          <table:table-cell table:formula="of:=IF([.O19]&lt;&gt;0;[.P19]/[.O19];0)" office:value-type="float" office:value="371.642822285714" calcext:value-type="float">
            <text:p>371,6428222857</text:p>
          </table:table-cell>
          <table:table-cell table:number-columns-repeated="3"/>
          <table:table-cell table:formula="of:=IF([.S19]&lt;&gt;0;[.T19]/[.S19];0)" office:value-type="float" office:value="1950.2714845" calcext:value-type="float">
            <text:p>1950,2714845</text:p>
          </table:table-cell>
          <table:table-cell table:number-columns-repeated="3"/>
          <table:table-cell table:formula="of:=IF([.W19]&lt;&gt;0;[.X19]/[.W19];0)" office:value-type="float" office:value="670.567522285714" calcext:value-type="float">
            <text:p>670,5675222857</text:p>
          </table:table-cell>
          <table:table-cell table:number-columns-repeated="3"/>
          <table:table-cell table:formula="of:=IF([.AA19]&lt;&gt;0;[.AB19]/[.AA19];0)" office:value-type="float" office:value="540.034912142857" calcext:value-type="float">
            <text:p>540,03491214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C20]&lt;&gt;0;[.D20]/[.C20];0)" office:value-type="float" office:value="120.054667166667" calcext:value-type="float">
            <text:p>120,0546671667</text:p>
          </table:table-cell>
          <table:table-cell table:number-columns-repeated="3"/>
          <table:table-cell table:formula="of:=IF([.G20]&lt;&gt;0;[.H20]/[.G20];0)" office:value-type="float" office:value="150.1150055" calcext:value-type="float">
            <text:p>150,1150055</text:p>
          </table:table-cell>
          <table:table-cell table:number-columns-repeated="3"/>
          <table:table-cell table:formula="of:=IF([.K20]&lt;&gt;0;[.L20]/[.K20];0)" office:value-type="float" office:value="145.0737916" calcext:value-type="float">
            <text:p>145,0737916</text:p>
          </table:table-cell>
          <table:table-cell table:number-columns-repeated="3"/>
          <table:table-cell table:formula="of:=IF([.O20]&lt;&gt;0;[.P20]/[.O20];0)" office:value-type="float" office:value="81.8758341666667" calcext:value-type="float">
            <text:p>81,8758341667</text:p>
          </table:table-cell>
          <table:table-cell table:number-columns-repeated="3"/>
          <table:table-cell table:formula="of:=IF([.S20]&lt;&gt;0;[.T20]/[.S20];0)" office:value-type="float" office:value="131.700999" calcext:value-type="float">
            <text:p>131,700999</text:p>
          </table:table-cell>
          <table:table-cell table:number-columns-repeated="3"/>
          <table:table-cell table:formula="of:=IF([.W20]&lt;&gt;0;[.X20]/[.W20];0)" office:value-type="float" office:value="125.300008" calcext:value-type="float">
            <text:p>125,300008</text:p>
          </table:table-cell>
          <table:table-cell table:number-columns-repeated="3"/>
          <table:table-cell table:formula="of:=IF([.AA20]&lt;&gt;0;[.AB20]/[.AA20];0)" office:value-type="float" office:value="115.086926275" calcext:value-type="float">
            <text:p>115,0869262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IF([.C21]&lt;&gt;0;[.D21]/[.C21];0)" office:value-type="float" office:value="29.6054993333333" calcext:value-type="float">
            <text:p>29,6054993333</text:p>
          </table:table-cell>
          <table:table-cell table:number-columns-repeated="3"/>
          <table:table-cell table:formula="of:=IF([.G21]&lt;&gt;0;[.H21]/[.G21];0)" office:value-type="float" office:value="213.567993" calcext:value-type="float">
            <text:p>213,567993</text:p>
          </table:table-cell>
          <table:table-cell table:number-columns-repeated="3"/>
          <table:table-cell table:formula="of:=IF([.K21]&lt;&gt;0;[.L21]/[.K21];0)" office:value-type="float" office:value="121.864664666667" calcext:value-type="float">
            <text:p>121,8646646667</text:p>
          </table:table-cell>
          <table:table-cell table:number-columns-repeated="3"/>
          <table:table-cell table:formula="of:=IF([.O21]&lt;&gt;0;[.P21]/[.O21];0)" office:value-type="float" office:value="83.5229004" calcext:value-type="float">
            <text:p>83,5229004</text:p>
          </table:table-cell>
          <table:table-cell table:number-columns-repeated="3"/>
          <table:table-cell table:formula="of:=IF([.S21]&lt;&gt;0;[.T21]/[.S21];0)" office:value-type="float" office:value="125.01425175" calcext:value-type="float">
            <text:p>125,01425175</text:p>
          </table:table-cell>
          <table:table-cell table:number-columns-repeated="3"/>
          <table:table-cell table:formula="of:=IF([.W21]&lt;&gt;0;[.X21]/[.W21];0)" office:value-type="float" office:value="78.0995657857143" calcext:value-type="float">
            <text:p>78,0995657857</text:p>
          </table:table-cell>
          <table:table-cell table:number-columns-repeated="3"/>
          <table:table-cell table:formula="of:=IF([.AA21]&lt;&gt;0;[.AB21]/[.AA21];0)" office:value-type="float" office:value="55.0190002" calcext:value-type="float">
            <text:p>55,01900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IF([.C22]&lt;&gt;0;[.D22]/[.C22];0)" office:value-type="float" office:value="26.7355439668874" calcext:value-type="float">
            <text:p>26,7355439669</text:p>
          </table:table-cell>
          <table:table-cell table:number-columns-repeated="3"/>
          <table:table-cell table:formula="of:=IF([.G22]&lt;&gt;0;[.H22]/[.G22];0)" office:value-type="float" office:value="25.196484375" calcext:value-type="float">
            <text:p>25,196484375</text:p>
          </table:table-cell>
          <table:table-cell table:number-columns-repeated="3"/>
          <table:table-cell table:formula="of:=IF([.K22]&lt;&gt;0;[.L22]/[.K22];0)" office:value-type="float" office:value="30.1081243157895" calcext:value-type="float">
            <text:p>30,1081243158</text:p>
          </table:table-cell>
          <table:table-cell table:number-columns-repeated="3"/>
          <table:table-cell table:formula="of:=IF([.O22]&lt;&gt;0;[.P22]/[.O22];0)" office:value-type="float" office:value="39.5680023" calcext:value-type="float">
            <text:p>39,5680023</text:p>
          </table:table-cell>
          <table:table-cell table:number-columns-repeated="3"/>
          <table:table-cell table:formula="of:=IF([.S22]&lt;&gt;0;[.T22]/[.S22];0)" office:value-type="float" office:value="29.4482176226415" calcext:value-type="float">
            <text:p>29,4482176226</text:p>
          </table:table-cell>
          <table:table-cell table:number-columns-repeated="3"/>
          <table:table-cell table:formula="of:=IF([.W22]&lt;&gt;0;[.X22]/[.W22];0)" office:value-type="float" office:value="28.04217064467" calcext:value-type="float">
            <text:p>28,0421706447</text:p>
          </table:table-cell>
          <table:table-cell table:number-columns-repeated="3"/>
          <table:table-cell table:formula="of:=IF([.AA22]&lt;&gt;0;[.AB22]/[.AA22];0)" office:value-type="float" office:value="32.3363188816568" calcext:value-type="float">
            <text:p>32,33631888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C23]&lt;&gt;0;[.D23]/[.C23];0)" office:value-type="float" office:value="62.3239975" calcext:value-type="float">
            <text:p>62,3239975</text:p>
          </table:table-cell>
          <table:table-cell table:number-columns-repeated="3"/>
          <table:table-cell table:formula="of:=IF([.G23]&lt;&gt;0;[.H23]/[.G23];0)" office:value-type="float" office:value="134.467006142857" calcext:value-type="float">
            <text:p>134,4670061429</text:p>
          </table:table-cell>
          <table:table-cell table:number-columns-repeated="3"/>
          <table:table-cell table:formula="of:=IF([.K23]&lt;&gt;0;[.L23]/[.K23];0)" office:value-type="float" office:value="87.586998" calcext:value-type="float">
            <text:p>87,586998</text:p>
          </table:table-cell>
          <table:table-cell table:number-columns-repeated="3"/>
          <table:table-cell table:formula="of:=IF([.O23]&lt;&gt;0;[.P23]/[.O23];0)" office:value-type="float" office:value="50.382602" calcext:value-type="float">
            <text:p>50,382602</text:p>
          </table:table-cell>
          <table:table-cell table:number-columns-repeated="3"/>
          <table:table-cell table:formula="of:=IF([.S23]&lt;&gt;0;[.T23]/[.S23];0)" office:value-type="float" office:value="85.062799" calcext:value-type="float">
            <text:p>85,062799</text:p>
          </table:table-cell>
          <table:table-cell table:number-columns-repeated="3"/>
          <table:table-cell table:formula="of:=IF([.W23]&lt;&gt;0;[.X23]/[.W23];0)" office:value-type="float" office:value="69.8862250444445" calcext:value-type="float">
            <text:p>69,8862250444</text:p>
          </table:table-cell>
          <table:table-cell table:number-columns-repeated="3"/>
          <table:table-cell table:formula="of:=IF([.AA23]&lt;&gt;0;[.AB23]/[.AA23];0)" office:value-type="float" office:value="39.6727485" calcext:value-type="float">
            <text:p>39,67274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IF([.C24]&lt;&gt;0;[.D24]/[.C24];0)" office:value-type="float" office:value="122.654251" calcext:value-type="float">
            <text:p>122,654251</text:p>
          </table:table-cell>
          <table:table-cell table:number-columns-repeated="3"/>
          <table:table-cell table:formula="of:=IF([.G24]&lt;&gt;0;[.H24]/[.G24];0)" office:value-type="float" office:value="71.353002" calcext:value-type="float">
            <text:p>71,353002</text:p>
          </table:table-cell>
          <table:table-cell table:number-columns-repeated="3"/>
          <table:table-cell table:formula="of:=IF([.K24]&lt;&gt;0;[.L24]/[.K24];0)" office:value-type="float" office:value="111.1686605" calcext:value-type="float">
            <text:p>111,1686605</text:p>
          </table:table-cell>
          <table:table-cell table:number-columns-repeated="3"/>
          <table:table-cell table:formula="of:=IF([.O24]&lt;&gt;0;[.P24]/[.O24];0)" office:value-type="float" office:value="175.4825135" calcext:value-type="float">
            <text:p>175,4825135</text:p>
          </table:table-cell>
          <table:table-cell table:number-columns-repeated="3"/>
          <table:table-cell table:formula="of:=IF([.S24]&lt;&gt;0;[.T24]/[.S24];0)" office:value-type="float" office:value="189.3001954" calcext:value-type="float">
            <text:p>189,3001954</text:p>
          </table:table-cell>
          <table:table-cell table:number-columns-repeated="3"/>
          <table:table-cell table:formula="of:=IF([.W24]&lt;&gt;0;[.X24]/[.W24];0)" office:value-type="float" office:value="87.762001" calcext:value-type="float">
            <text:p>87,762001</text:p>
          </table:table-cell>
          <table:table-cell table:number-columns-repeated="3"/>
          <table:table-cell table:formula="of:=IF([.AA24]&lt;&gt;0;[.AB24]/[.AA24];0)" office:value-type="float" office:value="238.039001" calcext:value-type="float">
            <text:p>238,0390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C25]&lt;&gt;0;[.D25]/[.C25];0)" office:value-type="float" office:value="153.905334333333" calcext:value-type="float">
            <text:p>153,9053343333</text:p>
          </table:table-cell>
          <table:table-cell table:number-columns-repeated="3"/>
          <table:table-cell table:formula="of:=IF([.G25]&lt;&gt;0;[.H25]/[.G25];0)" office:value-type="float" office:value="140.019862571429" calcext:value-type="float">
            <text:p>140,0198625714</text:p>
          </table:table-cell>
          <table:table-cell table:number-columns-repeated="3"/>
          <table:table-cell table:formula="of:=IF([.K25]&lt;&gt;0;[.L25]/[.K25];0)" office:value-type="float" office:value="292.453399625" calcext:value-type="float">
            <text:p>292,453399625</text:p>
          </table:table-cell>
          <table:table-cell table:number-columns-repeated="3"/>
          <table:table-cell table:formula="of:=IF([.O25]&lt;&gt;0;[.P25]/[.O25];0)" office:value-type="float" office:value="245.497998" calcext:value-type="float">
            <text:p>245,497998</text:p>
          </table:table-cell>
          <table:table-cell table:number-columns-repeated="3"/>
          <table:table-cell table:formula="of:=IF([.S25]&lt;&gt;0;[.T25]/[.S25];0)" office:value-type="float" office:value="148.139170333333" calcext:value-type="float">
            <text:p>148,1391703333</text:p>
          </table:table-cell>
          <table:table-cell table:number-columns-repeated="3"/>
          <table:table-cell table:formula="of:=IF([.W25]&lt;&gt;0;[.X25]/[.W25];0)" office:value-type="float" office:value="176.8305908" calcext:value-type="float">
            <text:p>176,8305908</text:p>
          </table:table-cell>
          <table:table-cell table:number-columns-repeated="3"/>
          <table:table-cell table:formula="of:=IF([.AA25]&lt;&gt;0;[.AB25]/[.AA25];0)" office:value-type="float" office:value="141.5986084" calcext:value-type="float">
            <text:p>141,59860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C26]&lt;&gt;0;[.D26]/[.C26];0)" office:value-type="float" office:value="186.182495166667" calcext:value-type="float">
            <text:p>186,1824951667</text:p>
          </table:table-cell>
          <table:table-cell table:number-columns-repeated="3"/>
          <table:table-cell table:formula="of:=IF([.G26]&lt;&gt;0;[.H26]/[.G26];0)" office:value-type="float" office:value="184.641825333333" calcext:value-type="float">
            <text:p>184,6418253333</text:p>
          </table:table-cell>
          <table:table-cell table:number-columns-repeated="3"/>
          <table:table-cell table:formula="of:=IF([.K26]&lt;&gt;0;[.L26]/[.K26];0)" office:value-type="float" office:value="126.588501" calcext:value-type="float">
            <text:p>126,588501</text:p>
          </table:table-cell>
          <table:table-cell table:number-columns-repeated="3"/>
          <table:table-cell table:formula="of:=IF([.O26]&lt;&gt;0;[.P26]/[.O26];0)" office:value-type="float" office:value="99.4107972" calcext:value-type="float">
            <text:p>99,4107972</text:p>
          </table:table-cell>
          <table:table-cell table:number-columns-repeated="3"/>
          <table:table-cell table:formula="of:=IF([.S26]&lt;&gt;0;[.T26]/[.S26];0)" office:value-type="float" office:value="211.688449444444" calcext:value-type="float">
            <text:p>211,6884494444</text:p>
          </table:table-cell>
          <table:table-cell table:number-columns-repeated="3"/>
          <table:table-cell table:formula="of:=IF([.W26]&lt;&gt;0;[.X26]/[.W26];0)" office:value-type="float" office:value="116.6444946" calcext:value-type="float">
            <text:p>116,6444946</text:p>
          </table:table-cell>
          <table:table-cell table:number-columns-repeated="3"/>
          <table:table-cell table:formula="of:=IF([.AA26]&lt;&gt;0;[.AB26]/[.AA26];0)" office:value-type="float" office:value="301.637349333333" calcext:value-type="float">
            <text:p>301,63734933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IF([.C27]&lt;&gt;0;[.D27]/[.C27];0)" office:value-type="float" office:value="132.624545" calcext:value-type="float">
            <text:p>132,624545</text:p>
          </table:table-cell>
          <table:table-cell table:number-columns-repeated="3"/>
          <table:table-cell table:formula="of:=IF([.G27]&lt;&gt;0;[.H27]/[.G27];0)" office:value-type="float" office:value="168.396377625" calcext:value-type="float">
            <text:p>168,396377625</text:p>
          </table:table-cell>
          <table:table-cell table:number-columns-repeated="3"/>
          <table:table-cell table:formula="of:=IF([.K27]&lt;&gt;0;[.L27]/[.K27];0)" office:value-type="float" office:value="25.758667" calcext:value-type="float">
            <text:p>25,758667</text:p>
          </table:table-cell>
          <table:table-cell table:number-columns-repeated="3"/>
          <table:table-cell table:formula="of:=IF([.O27]&lt;&gt;0;[.P27]/[.O27];0)" office:value-type="float" office:value="354.957153333333" calcext:value-type="float">
            <text:p>354,9571533333</text:p>
          </table:table-cell>
          <table:table-cell table:number-columns-repeated="3"/>
          <table:table-cell table:formula="of:=IF([.S27]&lt;&gt;0;[.T27]/[.S27];0)" office:value-type="float" office:value="151.450384" calcext:value-type="float">
            <text:p>151,450384</text:p>
          </table:table-cell>
          <table:table-cell table:number-columns-repeated="3"/>
          <table:table-cell table:formula="of:=IF([.W27]&lt;&gt;0;[.X27]/[.W27];0)" office:value-type="float" office:value="237.1241944" calcext:value-type="float">
            <text:p>237,1241944</text:p>
          </table:table-cell>
          <table:table-cell table:number-columns-repeated="3"/>
          <table:table-cell table:formula="of:=IF([.AA27]&lt;&gt;0;[.AB27]/[.AA27];0)" office:value-type="float" office:value="112.460791" calcext:value-type="float">
            <text:p>112,4607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IF([.C28]&lt;&gt;0;[.D28]/[.C28];0)" office:value-type="float" office:value="117.121082636364" calcext:value-type="float">
            <text:p>117,1210826364</text:p>
          </table:table-cell>
          <table:table-cell table:number-columns-repeated="3"/>
          <table:table-cell table:formula="of:=IF([.G28]&lt;&gt;0;[.H28]/[.G28];0)" office:value-type="float" office:value="181.560581714286" calcext:value-type="float">
            <text:p>181,5605817143</text:p>
          </table:table-cell>
          <table:table-cell table:number-columns-repeated="3"/>
          <table:table-cell table:formula="of:=IF([.K28]&lt;&gt;0;[.L28]/[.K28];0)" office:value-type="float" office:value="102.391803" calcext:value-type="float">
            <text:p>102,391803</text:p>
          </table:table-cell>
          <table:table-cell table:number-columns-repeated="3"/>
          <table:table-cell table:formula="of:=IF([.O28]&lt;&gt;0;[.P28]/[.O28];0)" office:value-type="float" office:value="170.037333166667" calcext:value-type="float">
            <text:p>170,0373331667</text:p>
          </table:table-cell>
          <table:table-cell table:number-columns-repeated="3"/>
          <table:table-cell table:formula="of:=IF([.S28]&lt;&gt;0;[.T28]/[.S28];0)" office:value-type="float" office:value="296.6699952" calcext:value-type="float">
            <text:p>296,6699952</text:p>
          </table:table-cell>
          <table:table-cell table:number-columns-repeated="3"/>
          <table:table-cell table:formula="of:=IF([.W28]&lt;&gt;0;[.X28]/[.W28];0)" office:value-type="float" office:value="123.871012333333" calcext:value-type="float">
            <text:p>123,8710123333</text:p>
          </table:table-cell>
          <table:table-cell table:number-columns-repeated="3"/>
          <table:table-cell table:formula="of:=IF([.AA28]&lt;&gt;0;[.AB28]/[.AA28];0)" office:value-type="float" office:value="182.24450675" calcext:value-type="float">
            <text:p>182,244506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IF([.C29]&lt;&gt;0;[.D29]/[.C29];0)" office:value-type="float" office:value="763.4952148" calcext:value-type="float">
            <text:p>763,4952148</text:p>
          </table:table-cell>
          <table:table-cell table:number-columns-repeated="3"/>
          <table:table-cell table:formula="of:=IF([.G29]&lt;&gt;0;[.H29]/[.G29];0)" office:value-type="float" office:value="1457.66967775" calcext:value-type="float">
            <text:p>1457,66967775</text:p>
          </table:table-cell>
          <table:table-cell table:number-columns-repeated="3"/>
          <table:table-cell table:formula="of:=IF([.K29]&lt;&gt;0;[.L29]/[.K29];0)" office:value-type="float" office:value="1127.3154296" calcext:value-type="float">
            <text:p>1127,3154296</text:p>
          </table:table-cell>
          <table:table-cell table:number-columns-repeated="3"/>
          <table:table-cell table:formula="of:=IF([.O29]&lt;&gt;0;[.P29]/[.O29];0)" office:value-type="float" office:value="268.209628" calcext:value-type="float">
            <text:p>268,209628</text:p>
          </table:table-cell>
          <table:table-cell table:number-columns-repeated="3"/>
          <table:table-cell table:formula="of:=IF([.S29]&lt;&gt;0;[.T29]/[.S29];0)" office:value-type="float" office:value="689.398995571429" calcext:value-type="float">
            <text:p>689,3989955714</text:p>
          </table:table-cell>
          <table:table-cell table:number-columns-repeated="3"/>
          <table:table-cell table:formula="of:=IF([.W29]&lt;&gt;0;[.X29]/[.W29];0)" office:value-type="float" office:value="363.3884277" calcext:value-type="float">
            <text:p>363,3884277</text:p>
          </table:table-cell>
          <table:table-cell table:number-columns-repeated="3"/>
          <table:table-cell table:formula="of:=IF([.AA29]&lt;&gt;0;[.AB29]/[.AA29];0)" office:value-type="float" office:value="862.950325533333" calcext:value-type="float">
            <text:p>862,95032553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IF([.C30]&lt;&gt;0;[.D30]/[.C30];0)" office:value-type="float" office:value="419.987732" calcext:value-type="float">
            <text:p>419,987732</text:p>
          </table:table-cell>
          <table:table-cell table:number-columns-repeated="3"/>
          <table:table-cell table:formula="of:=IF([.G30]&lt;&gt;0;[.H30]/[.G30];0)" office:value-type="float" office:value="143.302500333333" calcext:value-type="float">
            <text:p>143,3025003333</text:p>
          </table:table-cell>
          <table:table-cell table:number-columns-repeated="3"/>
          <table:table-cell table:formula="of:=IF([.K30]&lt;&gt;0;[.L30]/[.K30];0)" office:value-type="float" office:value="222.010253857143" calcext:value-type="float">
            <text:p>222,0102538571</text:p>
          </table:table-cell>
          <table:table-cell table:number-columns-repeated="3"/>
          <table:table-cell table:formula="of:=IF([.O30]&lt;&gt;0;[.P30]/[.O30];0)" office:value-type="float" office:value="280.3647765" calcext:value-type="float">
            <text:p>280,3647765</text:p>
          </table:table-cell>
          <table:table-cell table:number-columns-repeated="3"/>
          <table:table-cell table:formula="of:=IF([.S30]&lt;&gt;0;[.T30]/[.S30];0)" office:value-type="float" office:value="175.12725825" calcext:value-type="float">
            <text:p>175,12725825</text:p>
          </table:table-cell>
          <table:table-cell table:number-columns-repeated="3"/>
          <table:table-cell table:formula="of:=IF([.W30]&lt;&gt;0;[.X30]/[.W30];0)" office:value-type="float" office:value="314.1841796" calcext:value-type="float">
            <text:p>314,1841796</text:p>
          </table:table-cell>
          <table:table-cell table:number-columns-repeated="3"/>
          <table:table-cell table:formula="of:=IF([.AA30]&lt;&gt;0;[.AB30]/[.AA30];0)" office:value-type="float" office:value="161.019104" calcext:value-type="float">
            <text:p>161,0191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IF([.C31]&lt;&gt;0;[.D31]/[.C31];0)" office:value-type="float" office:value="30.2992337769231" calcext:value-type="float">
            <text:p>30,2992337769</text:p>
          </table:table-cell>
          <table:table-cell table:number-columns-repeated="3"/>
          <table:table-cell table:formula="of:=IF([.G31]&lt;&gt;0;[.H31]/[.G31];0)" office:value-type="float" office:value="28.4737514930556" calcext:value-type="float">
            <text:p>28,4737514931</text:p>
          </table:table-cell>
          <table:table-cell table:number-columns-repeated="3"/>
          <table:table-cell table:formula="of:=IF([.K31]&lt;&gt;0;[.L31]/[.K31];0)" office:value-type="float" office:value="30.01005208" calcext:value-type="float">
            <text:p>30,01005208</text:p>
          </table:table-cell>
          <table:table-cell table:number-columns-repeated="3"/>
          <table:table-cell table:formula="of:=IF([.O31]&lt;&gt;0;[.P31]/[.O31];0)" office:value-type="float" office:value="34.3824450792079" calcext:value-type="float">
            <text:p>34,3824450792</text:p>
          </table:table-cell>
          <table:table-cell table:number-columns-repeated="3"/>
          <table:table-cell table:formula="of:=IF([.S31]&lt;&gt;0;[.T31]/[.S31];0)" office:value-type="float" office:value="32.542810544" calcext:value-type="float">
            <text:p>32,542810544</text:p>
          </table:table-cell>
          <table:table-cell table:number-columns-repeated="3"/>
          <table:table-cell table:formula="of:=IF([.W31]&lt;&gt;0;[.X31]/[.W31];0)" office:value-type="float" office:value="31.2329177286822" calcext:value-type="float">
            <text:p>31,2329177287</text:p>
          </table:table-cell>
          <table:table-cell table:number-columns-repeated="3"/>
          <table:table-cell table:formula="of:=IF([.AA31]&lt;&gt;0;[.AB31]/[.AA31];0)" office:value-type="float" office:value="27.8671587764706" calcext:value-type="float">
            <text:p>27,86715877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IF([.C32]&lt;&gt;0;[.D32]/[.C32];0)" office:value-type="float" office:value="220.7009033" calcext:value-type="float">
            <text:p>220,7009033</text:p>
          </table:table-cell>
          <table:table-cell table:number-columns-repeated="3"/>
          <table:table-cell table:formula="of:=IF([.G32]&lt;&gt;0;[.H32]/[.G32];0)" office:value-type="float" office:value="183.838989285714" calcext:value-type="float">
            <text:p>183,8389892857</text:p>
          </table:table-cell>
          <table:table-cell table:number-columns-repeated="3"/>
          <table:table-cell table:formula="of:=IF([.K32]&lt;&gt;0;[.L32]/[.K32];0)" office:value-type="float" office:value="138.3070068" calcext:value-type="float">
            <text:p>138,3070068</text:p>
          </table:table-cell>
          <table:table-cell table:number-columns-repeated="3"/>
          <table:table-cell table:formula="of:=IF([.O32]&lt;&gt;0;[.P32]/[.O32];0)" office:value-type="float" office:value="122.509434285714" calcext:value-type="float">
            <text:p>122,5094342857</text:p>
          </table:table-cell>
          <table:table-cell table:number-columns-repeated="3"/>
          <table:table-cell table:formula="of:=IF([.S32]&lt;&gt;0;[.T32]/[.S32];0)" office:value-type="float" office:value="80.5654053" calcext:value-type="float">
            <text:p>80,5654053</text:p>
          </table:table-cell>
          <table:table-cell table:number-columns-repeated="3"/>
          <table:table-cell table:formula="of:=IF([.W32]&lt;&gt;0;[.X32]/[.W32];0)" office:value-type="float" office:value="157.153605166667" calcext:value-type="float">
            <text:p>157,1536051667</text:p>
          </table:table-cell>
          <table:table-cell table:number-columns-repeated="3"/>
          <table:table-cell table:formula="of:=IF([.AA32]&lt;&gt;0;[.AB32]/[.AA32];0)" office:value-type="float" office:value="151.602738818182" calcext:value-type="float">
            <text:p>151,60273881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C33]&lt;&gt;0;[.D33]/[.C33];0)" office:value-type="float" office:value="0" calcext:value-type="float">
            <text:p>0</text:p>
          </table:table-cell>
          <table:table-cell table:number-columns-repeated="3"/>
          <table:table-cell table:formula="of:=IF([.G33]&lt;&gt;0;[.H33]/[.G33];0)" office:value-type="float" office:value="90.5130005" calcext:value-type="float">
            <text:p>90,5130005</text:p>
          </table:table-cell>
          <table:table-cell table:number-columns-repeated="3"/>
          <table:table-cell table:formula="of:=IF([.K33]&lt;&gt;0;[.L33]/[.K33];0)" office:value-type="float" office:value="22.43" calcext:value-type="float">
            <text:p>22,43</text:p>
          </table:table-cell>
          <table:table-cell table:number-columns-repeated="3"/>
          <table:table-cell table:formula="of:=IF([.O33]&lt;&gt;0;[.P33]/[.O33];0)" office:value-type="float" office:value="116.074997" calcext:value-type="float">
            <text:p>116,074997</text:p>
          </table:table-cell>
          <table:table-cell table:number-columns-repeated="3"/>
          <table:table-cell table:formula="of:=IF([.S33]&lt;&gt;0;[.T33]/[.S33];0)" office:value-type="float" office:value="141.541005333333" calcext:value-type="float">
            <text:p>141,5410053333</text:p>
          </table:table-cell>
          <table:table-cell table:number-columns-repeated="3"/>
          <table:table-cell table:formula="of:=IF([.W33]&lt;&gt;0;[.X33]/[.W33];0)" office:value-type="float" office:value="23.824999" calcext:value-type="float">
            <text:p>23,824999</text:p>
          </table:table-cell>
          <table:table-cell table:number-columns-repeated="3"/>
          <table:table-cell table:formula="of:=IF([.AA33]&lt;&gt;0;[.AB33]/[.AA33];0)" office:value-type="float" office:value="126.970662333333" calcext:value-type="float">
            <text:p>126,97066233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IF([.C34]&lt;&gt;0;[.D34]/[.C34];0)" office:value-type="float" office:value="54.177002" calcext:value-type="float">
            <text:p>54,177002</text:p>
          </table:table-cell>
          <table:table-cell table:number-columns-repeated="3"/>
          <table:table-cell table:formula="of:=IF([.G34]&lt;&gt;0;[.H34]/[.G34];0)" office:value-type="float" office:value="160.322858571429" calcext:value-type="float">
            <text:p>160,3228585714</text:p>
          </table:table-cell>
          <table:table-cell table:number-columns-repeated="3"/>
          <table:table-cell table:formula="of:=IF([.K34]&lt;&gt;0;[.L34]/[.K34];0)" office:value-type="float" office:value="337.577677333333" calcext:value-type="float">
            <text:p>337,5776773333</text:p>
          </table:table-cell>
          <table:table-cell table:number-columns-repeated="3"/>
          <table:table-cell table:formula="of:=IF([.O34]&lt;&gt;0;[.P34]/[.O34];0)" office:value-type="float" office:value="121.895996166667" calcext:value-type="float">
            <text:p>121,8959961667</text:p>
          </table:table-cell>
          <table:table-cell table:number-columns-repeated="3"/>
          <table:table-cell table:formula="of:=IF([.S34]&lt;&gt;0;[.T34]/[.S34];0)" office:value-type="float" office:value="89.5472046" calcext:value-type="float">
            <text:p>89,5472046</text:p>
          </table:table-cell>
          <table:table-cell table:number-columns-repeated="3"/>
          <table:table-cell table:formula="of:=IF([.W34]&lt;&gt;0;[.X34]/[.W34];0)" office:value-type="float" office:value="100.8176026" calcext:value-type="float">
            <text:p>100,8176026</text:p>
          </table:table-cell>
          <table:table-cell table:number-columns-repeated="3"/>
          <table:table-cell table:formula="of:=IF([.AA34]&lt;&gt;0;[.AB34]/[.AA34];0)" office:value-type="float" office:value="248.684326333333" calcext:value-type="float">
            <text:p>248,684326333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"/>
          <table:table-cell table:style-name="ce1" office:value-type="string" calcext:value-type="string">
            <text:p>Avg. Time / Stall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Std. Error</text:p>
          </table:table-cell>
          <table:table-cell table:number-columns-repeated="29"/>
        </table:table-row>
        <table:table-row table:style-name="ro1">
          <table:table-cell table:number-columns-repeated="3"/>
          <table:table-cell table:formula="of:=AVERAGE([.D45:.AB74])" office:value-type="float" office:value="167.962076095773" calcext:value-type="float">
            <text:p>167,9620760958</text:p>
          </table:table-cell>
          <table:table-cell table:formula="of:=STDEV([.D45:.AB74])" office:value-type="float" office:value="216.148343014513" calcext:value-type="float">
            <text:p>216,1483430145</text:p>
          </table:table-cell>
          <table:table-cell table:formula="of:=COUNT([.D45:.AB74])" office:value-type="float" office:value="210" calcext:value-type="float">
            <text:p>210</text:p>
          </table:table-cell>
          <table:table-cell table:formula="of:=2*[.E78]/SQRT([.F78])" office:value-type="float" office:value="29.8313054446466" calcext:value-type="float">
            <text:p>29,8313054446</text:p>
          </table:table-cell>
          <table:table-cell table:number-columns-repeated="29"/>
        </table:table-row>
      </table:table>
      <table:table table:name="C8" table:style-name="ta1">
        <table:table-column table:style-name="co2" table:default-cell-style-name="Default"/>
        <table:table-column table:style-name="co10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number-columns-repeated="4" table:default-cell-style-name="Default"/>
        <table:table-row table:style-name="ro1" table:number-rows-repeated="2">
          <table:table-cell table:number-columns-repeated="36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  <table:table-cell table:number-columns-repeated="4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number-columns-repeated="4"/>
        </table:table-row>
        <table:table-row table:style-name="ro1">
          <table:table-cell office:value-type="float" office:value="164412" calcext:value-type="float">
            <text:p>164412</text:p>
          </table:table-cell>
          <table:table-cell office:value-type="float" office:value="1498.395996" calcext:value-type="float">
            <text:p>1498,395996</text:p>
          </table:table-cell>
          <table:table-cell office:value-type="float" office:value="170" calcext:value-type="float">
            <text:p>170</text:p>
          </table:table-cell>
          <table:table-cell office:value-type="float" office:value="5375.738281" calcext:value-type="float">
            <text:p>5375,73828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85.708984" calcext:value-type="float">
            <text:p>1285,708984</text:p>
          </table:table-cell>
          <table:table-cell office:value-type="float" office:value="125" calcext:value-type="float">
            <text:p>125</text:p>
          </table:table-cell>
          <table:table-cell office:value-type="float" office:value="3270.654541" calcext:value-type="float">
            <text:p>3270,65454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32.343994" calcext:value-type="float">
            <text:p>1232,343994</text:p>
          </table:table-cell>
          <table:table-cell office:value-type="float" office:value="177" calcext:value-type="float">
            <text:p>177</text:p>
          </table:table-cell>
          <table:table-cell office:value-type="float" office:value="5248.691895" calcext:value-type="float">
            <text:p>5248,691895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67.228027" calcext:value-type="float">
            <text:p>1267,228027</text:p>
          </table:table-cell>
          <table:table-cell office:value-type="float" office:value="159" calcext:value-type="float">
            <text:p>159</text:p>
          </table:table-cell>
          <table:table-cell office:value-type="float" office:value="4847.358398" calcext:value-type="float">
            <text:p>4847,358398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01.765991" calcext:value-type="float">
            <text:p>1301,765991</text:p>
          </table:table-cell>
          <table:table-cell office:value-type="float" office:value="185" calcext:value-type="float">
            <text:p>185</text:p>
          </table:table-cell>
          <table:table-cell office:value-type="float" office:value="5278.804199" calcext:value-type="float">
            <text:p>5278,804199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30.571045" calcext:value-type="float">
            <text:p>1330,571045</text:p>
          </table:table-cell>
          <table:table-cell office:value-type="float" office:value="157" calcext:value-type="float">
            <text:p>157</text:p>
          </table:table-cell>
          <table:table-cell office:value-type="float" office:value="4603.425781" calcext:value-type="float">
            <text:p>4603,42578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735.597046" calcext:value-type="float">
            <text:p>1735,597046</text:p>
          </table:table-cell>
          <table:table-cell office:value-type="float" office:value="146" calcext:value-type="float">
            <text:p>146</text:p>
          </table:table-cell>
          <table:table-cell office:value-type="float" office:value="4519.047852" calcext:value-type="float">
            <text:p>4519,047852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65.587891" calcext:value-type="float">
            <text:p>1365,587891</text:p>
          </table:table-cell>
          <table:table-cell office:value-type="float" office:value="149" calcext:value-type="float">
            <text:p>149</text:p>
          </table:table-cell>
          <table:table-cell office:value-type="float" office:value="4847.368164" calcext:value-type="float">
            <text:p>4847,368164</text:p>
          </table:table-cell>
          <table:table-cell table:number-columns-repeated="4"/>
        </table:table-row>
        <table:table-row table:style-name="ro1">
          <table:table-cell office:value-type="float" office:value="164651" calcext:value-type="float">
            <text:p>164651</text:p>
          </table:table-cell>
          <table:table-cell office:value-type="float" office:value="1175.369019" calcext:value-type="float">
            <text:p>1175,369019</text:p>
          </table:table-cell>
          <table:table-cell office:value-type="float" office:value="173" calcext:value-type="float">
            <text:p>173</text:p>
          </table:table-cell>
          <table:table-cell office:value-type="float" office:value="5596.081055" calcext:value-type="float">
            <text:p>5596,08105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41.697998" calcext:value-type="float">
            <text:p>1041,697998</text:p>
          </table:table-cell>
          <table:table-cell office:value-type="float" office:value="198" calcext:value-type="float">
            <text:p>198</text:p>
          </table:table-cell>
          <table:table-cell office:value-type="float" office:value="4879.060059" calcext:value-type="float">
            <text:p>4879,060059</text:p>
          </table:table-cell>
          <table:table-cell office:value-type="float" office:value="164651" calcext:value-type="float">
            <text:p>164651</text:p>
          </table:table-cell>
          <table:table-cell office:value-type="float" office:value="1129.392944" calcext:value-type="float">
            <text:p>1129,392944</text:p>
          </table:table-cell>
          <table:table-cell office:value-type="float" office:value="174" calcext:value-type="float">
            <text:p>174</text:p>
          </table:table-cell>
          <table:table-cell office:value-type="float" office:value="5220.457031" calcext:value-type="float">
            <text:p>5220,457031</text:p>
          </table:table-cell>
          <table:table-cell office:value-type="float" office:value="164651" calcext:value-type="float">
            <text:p>164651</text:p>
          </table:table-cell>
          <table:table-cell office:value-type="float" office:value="1223.310913" calcext:value-type="float">
            <text:p>1223,310913</text:p>
          </table:table-cell>
          <table:table-cell office:value-type="float" office:value="187" calcext:value-type="float">
            <text:p>187</text:p>
          </table:table-cell>
          <table:table-cell office:value-type="float" office:value="4610.196777" calcext:value-type="float">
            <text:p>4610,196777</text:p>
          </table:table-cell>
          <table:table-cell office:value-type="float" office:value="164651" calcext:value-type="float">
            <text:p>164651</text:p>
          </table:table-cell>
          <table:table-cell office:value-type="float" office:value="1187.607056" calcext:value-type="float">
            <text:p>1187,607056</text:p>
          </table:table-cell>
          <table:table-cell office:value-type="float" office:value="3" calcext:value-type="float">
            <text:p>3</text:p>
          </table:table-cell>
          <table:table-cell office:value-type="float" office:value="193.621002" calcext:value-type="float">
            <text:p>193,621002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35.02002" calcext:value-type="float">
            <text:p>1035,02002</text:p>
          </table:table-cell>
          <table:table-cell office:value-type="float" office:value="190" calcext:value-type="float">
            <text:p>190</text:p>
          </table:table-cell>
          <table:table-cell office:value-type="float" office:value="5445.237305" calcext:value-type="float">
            <text:p>5445,23730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293.213013" calcext:value-type="float">
            <text:p>1293,213013</text:p>
          </table:table-cell>
          <table:table-cell office:value-type="float" office:value="147" calcext:value-type="float">
            <text:p>147</text:p>
          </table:table-cell>
          <table:table-cell office:value-type="float" office:value="4530.717285" calcext:value-type="float">
            <text:p>4530,71728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42.81604" calcext:value-type="float">
            <text:p>1042,81604</text:p>
          </table:table-cell>
          <table:table-cell office:value-type="float" office:value="166" calcext:value-type="float">
            <text:p>166</text:p>
          </table:table-cell>
          <table:table-cell office:value-type="float" office:value="5150.991699" calcext:value-type="float">
            <text:p>5150,991699</text:p>
          </table:table-cell>
          <table:table-cell table:number-columns-repeated="4"/>
        </table:table-row>
        <table:table-row table:style-name="ro1">
          <table:table-cell office:value-type="float" office:value="164925" calcext:value-type="float">
            <text:p>164925</text:p>
          </table:table-cell>
          <table:table-cell office:value-type="float" office:value="1343.829956" calcext:value-type="float">
            <text:p>1343,829956</text:p>
          </table:table-cell>
          <table:table-cell office:value-type="float" office:value="9" calcext:value-type="float">
            <text:p>9</text:p>
          </table:table-cell>
          <table:table-cell office:value-type="float" office:value="1614.184937" calcext:value-type="float">
            <text:p>1614,184937</text:p>
          </table:table-cell>
          <table:table-cell office:value-type="float" office:value="164925" calcext:value-type="float">
            <text:p>164925</text:p>
          </table:table-cell>
          <table:table-cell office:value-type="float" office:value="1243.23291" calcext:value-type="float">
            <text:p>1243,23291</text:p>
          </table:table-cell>
          <table:table-cell office:value-type="float" office:value="3" calcext:value-type="float">
            <text:p>3</text:p>
          </table:table-cell>
          <table:table-cell office:value-type="float" office:value="878.249023" calcext:value-type="float">
            <text:p>878,24902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178.632935" calcext:value-type="float">
            <text:p>1178,632935</text:p>
          </table:table-cell>
          <table:table-cell office:value-type="float" office:value="9" calcext:value-type="float">
            <text:p>9</text:p>
          </table:table-cell>
          <table:table-cell office:value-type="float" office:value="1041.717041" calcext:value-type="float">
            <text:p>1041,717041</text:p>
          </table:table-cell>
          <table:table-cell office:value-type="float" office:value="164925" calcext:value-type="float">
            <text:p>164925</text:p>
          </table:table-cell>
          <table:table-cell office:value-type="float" office:value="1585.705078" calcext:value-type="float">
            <text:p>1585,705078</text:p>
          </table:table-cell>
          <table:table-cell office:value-type="float" office:value="8" calcext:value-type="float">
            <text:p>8</text:p>
          </table:table-cell>
          <table:table-cell office:value-type="float" office:value="662.287048" calcext:value-type="float">
            <text:p>662,287048</text:p>
          </table:table-cell>
          <table:table-cell office:value-type="float" office:value="164925" calcext:value-type="float">
            <text:p>164925</text:p>
          </table:table-cell>
          <table:table-cell office:value-type="float" office:value="1237.205933" calcext:value-type="float">
            <text:p>1237,205933</text:p>
          </table:table-cell>
          <table:table-cell office:value-type="float" office:value="10" calcext:value-type="float">
            <text:p>10</text:p>
          </table:table-cell>
          <table:table-cell office:value-type="float" office:value="1792.749023" calcext:value-type="float">
            <text:p>1792,74902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373.450073" calcext:value-type="float">
            <text:p>1373,450073</text:p>
          </table:table-cell>
          <table:table-cell office:value-type="float" office:value="7" calcext:value-type="float">
            <text:p>7</text:p>
          </table:table-cell>
          <table:table-cell office:value-type="float" office:value="381.779968" calcext:value-type="float">
            <text:p>381,779968</text:p>
          </table:table-cell>
          <table:table-cell office:value-type="float" office:value="164925" calcext:value-type="float">
            <text:p>164925</text:p>
          </table:table-cell>
          <table:table-cell office:value-type="float" office:value="1157.129028" calcext:value-type="float">
            <text:p>1157,129028</text:p>
          </table:table-cell>
          <table:table-cell office:value-type="float" office:value="7" calcext:value-type="float">
            <text:p>7</text:p>
          </table:table-cell>
          <table:table-cell office:value-type="float" office:value="1000.169983" calcext:value-type="float">
            <text:p>1000,16998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317.713989" calcext:value-type="float">
            <text:p>1317,713989</text:p>
          </table:table-cell>
          <table:table-cell office:value-type="float" office:value="8" calcext:value-type="float">
            <text:p>8</text:p>
          </table:table-cell>
          <table:table-cell office:value-type="float" office:value="1147.328003" calcext:value-type="float">
            <text:p>1147,328003</text:p>
          </table:table-cell>
          <table:table-cell table:number-columns-repeated="4"/>
        </table:table-row>
        <table:table-row table:style-name="ro1">
          <table:table-cell office:value-type="float" office:value="165513" calcext:value-type="float">
            <text:p>165513</text:p>
          </table:table-cell>
          <table:table-cell office:value-type="float" office:value="1111.223999" calcext:value-type="float">
            <text:p>1111,223999</text:p>
          </table:table-cell>
          <table:table-cell office:value-type="float" office:value="10" calcext:value-type="float">
            <text:p>10</text:p>
          </table:table-cell>
          <table:table-cell office:value-type="float" office:value="8830.838867" calcext:value-type="float">
            <text:p>8830,838867</text:p>
          </table:table-cell>
          <table:table-cell office:value-type="float" office:value="165513" calcext:value-type="float">
            <text:p>165513</text:p>
          </table:table-cell>
          <table:table-cell office:value-type="float" office:value="1572.796021" calcext:value-type="float">
            <text:p>1572,796021</text:p>
          </table:table-cell>
          <table:table-cell office:value-type="float" office:value="12" calcext:value-type="float">
            <text:p>12</text:p>
          </table:table-cell>
          <table:table-cell office:value-type="float" office:value="7544.963379" calcext:value-type="float">
            <text:p>7544,963379</text:p>
          </table:table-cell>
          <table:table-cell office:value-type="float" office:value="165513" calcext:value-type="float">
            <text:p>165513</text:p>
          </table:table-cell>
          <table:table-cell office:value-type="float" office:value="1280.959961" calcext:value-type="float">
            <text:p>1280,959961</text:p>
          </table:table-cell>
          <table:table-cell office:value-type="float" office:value="12" calcext:value-type="float">
            <text:p>12</text:p>
          </table:table-cell>
          <table:table-cell office:value-type="float" office:value="5262.152832" calcext:value-type="float">
            <text:p>5262,152832</text:p>
          </table:table-cell>
          <table:table-cell office:value-type="float" office:value="165513" calcext:value-type="float">
            <text:p>165513</text:p>
          </table:table-cell>
          <table:table-cell office:value-type="float" office:value="1199.796021" calcext:value-type="float">
            <text:p>1199,796021</text:p>
          </table:table-cell>
          <table:table-cell office:value-type="float" office:value="22" calcext:value-type="float">
            <text:p>22</text:p>
          </table:table-cell>
          <table:table-cell office:value-type="float" office:value="15383.097656" calcext:value-type="float">
            <text:p>15383,097656</text:p>
          </table:table-cell>
          <table:table-cell office:value-type="float" office:value="165513" calcext:value-type="float">
            <text:p>165513</text:p>
          </table:table-cell>
          <table:table-cell office:value-type="float" office:value="1332.466064" calcext:value-type="float">
            <text:p>1332,466064</text:p>
          </table:table-cell>
          <table:table-cell office:value-type="float" office:value="22" calcext:value-type="float">
            <text:p>22</text:p>
          </table:table-cell>
          <table:table-cell office:value-type="float" office:value="9085.664062" calcext:value-type="float">
            <text:p>9085,664062</text:p>
          </table:table-cell>
          <table:table-cell office:value-type="float" office:value="165513" calcext:value-type="float">
            <text:p>165513</text:p>
          </table:table-cell>
          <table:table-cell office:value-type="float" office:value="1190.054077" calcext:value-type="float">
            <text:p>1190,054077</text:p>
          </table:table-cell>
          <table:table-cell office:value-type="float" office:value="8" calcext:value-type="float">
            <text:p>8</text:p>
          </table:table-cell>
          <table:table-cell office:value-type="float" office:value="18613.097656" calcext:value-type="float">
            <text:p>18613,097656</text:p>
          </table:table-cell>
          <table:table-cell office:value-type="float" office:value="165513" calcext:value-type="float">
            <text:p>165513</text:p>
          </table:table-cell>
          <table:table-cell office:value-type="float" office:value="1088.276978" calcext:value-type="float">
            <text:p>1088,276978</text:p>
          </table:table-cell>
          <table:table-cell office:value-type="float" office:value="15" calcext:value-type="float">
            <text:p>15</text:p>
          </table:table-cell>
          <table:table-cell office:value-type="float" office:value="6892.463379" calcext:value-type="float">
            <text:p>6892,463379</text:p>
          </table:table-cell>
          <table:table-cell office:value-type="float" office:value="165513" calcext:value-type="float">
            <text:p>165513</text:p>
          </table:table-cell>
          <table:table-cell office:value-type="float" office:value="1209.494995" calcext:value-type="float">
            <text:p>1209,494995</text:p>
          </table:table-cell>
          <table:table-cell office:value-type="float" office:value="14" calcext:value-type="float">
            <text:p>14</text:p>
          </table:table-cell>
          <table:table-cell office:value-type="float" office:value="6652.085449" calcext:value-type="float">
            <text:p>6652,085449</text:p>
          </table:table-cell>
          <table:table-cell table:number-columns-repeated="4"/>
        </table:table-row>
        <table:table-row table:style-name="ro1">
          <table:table-cell office:value-type="float" office:value="170438" calcext:value-type="float">
            <text:p>170438</text:p>
          </table:table-cell>
          <table:table-cell office:value-type="float" office:value="1487.856934" calcext:value-type="float">
            <text:p>1487,856934</text:p>
          </table:table-cell>
          <table:table-cell office:value-type="float" office:value="10" calcext:value-type="float">
            <text:p>10</text:p>
          </table:table-cell>
          <table:table-cell office:value-type="float" office:value="18611.082031" calcext:value-type="float">
            <text:p>18611,082031</text:p>
          </table:table-cell>
          <table:table-cell office:value-type="float" office:value="170438" calcext:value-type="float">
            <text:p>170438</text:p>
          </table:table-cell>
          <table:table-cell office:value-type="float" office:value="1311.988037" calcext:value-type="float">
            <text:p>1311,988037</text:p>
          </table:table-cell>
          <table:table-cell office:value-type="float" office:value="15" calcext:value-type="float">
            <text:p>15</text:p>
          </table:table-cell>
          <table:table-cell office:value-type="float" office:value="14115.43457" calcext:value-type="float">
            <text:p>14115,43457</text:p>
          </table:table-cell>
          <table:table-cell office:value-type="float" office:value="170438" calcext:value-type="float">
            <text:p>170438</text:p>
          </table:table-cell>
          <table:table-cell office:value-type="float" office:value="1283.963989" calcext:value-type="float">
            <text:p>1283,963989</text:p>
          </table:table-cell>
          <table:table-cell office:value-type="float" office:value="12" calcext:value-type="float">
            <text:p>12</text:p>
          </table:table-cell>
          <table:table-cell office:value-type="float" office:value="14292.538086" calcext:value-type="float">
            <text:p>14292,538086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76.760986" calcext:value-type="float">
            <text:p>1176,760986</text:p>
          </table:table-cell>
          <table:table-cell office:value-type="float" office:value="9" calcext:value-type="float">
            <text:p>9</text:p>
          </table:table-cell>
          <table:table-cell office:value-type="float" office:value="11424.111328" calcext:value-type="float">
            <text:p>11424,111328</text:p>
          </table:table-cell>
          <table:table-cell office:value-type="float" office:value="170438" calcext:value-type="float">
            <text:p>170438</text:p>
          </table:table-cell>
          <table:table-cell office:value-type="float" office:value="1303.611938" calcext:value-type="float">
            <text:p>1303,611938</text:p>
          </table:table-cell>
          <table:table-cell office:value-type="float" office:value="13" calcext:value-type="float">
            <text:p>13</text:p>
          </table:table-cell>
          <table:table-cell office:value-type="float" office:value="11190.44043" calcext:value-type="float">
            <text:p>11190,44043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20.333984" calcext:value-type="float">
            <text:p>1120,333984</text:p>
          </table:table-cell>
          <table:table-cell office:value-type="float" office:value="11" calcext:value-type="float">
            <text:p>11</text:p>
          </table:table-cell>
          <table:table-cell office:value-type="float" office:value="13444.536133" calcext:value-type="float">
            <text:p>13444,536133</text:p>
          </table:table-cell>
          <table:table-cell office:value-type="float" office:value="170438" calcext:value-type="float">
            <text:p>170438</text:p>
          </table:table-cell>
          <table:table-cell office:value-type="float" office:value="1277.328979" calcext:value-type="float">
            <text:p>1277,328979</text:p>
          </table:table-cell>
          <table:table-cell office:value-type="float" office:value="10" calcext:value-type="float">
            <text:p>10</text:p>
          </table:table-cell>
          <table:table-cell office:value-type="float" office:value="15378.171875" calcext:value-type="float">
            <text:p>15378,171875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86.963013" calcext:value-type="float">
            <text:p>1186,963013</text:p>
          </table:table-cell>
          <table:table-cell office:value-type="float" office:value="16" calcext:value-type="float">
            <text:p>16</text:p>
          </table:table-cell>
          <table:table-cell office:value-type="float" office:value="10495.96582" calcext:value-type="float">
            <text:p>10495,96582</text:p>
          </table:table-cell>
          <table:table-cell table:number-columns-repeated="4"/>
        </table:table-row>
        <table:table-row table:style-name="ro1">
          <table:table-cell office:value-type="float" office:value="171344" calcext:value-type="float">
            <text:p>171344</text:p>
          </table:table-cell>
          <table:table-cell office:value-type="float" office:value="1446.250977" calcext:value-type="float">
            <text:p>1446,250977</text:p>
          </table:table-cell>
          <table:table-cell office:value-type="float" office:value="99" calcext:value-type="float">
            <text:p>99</text:p>
          </table:table-cell>
          <table:table-cell office:value-type="float" office:value="3482.288574" calcext:value-type="float">
            <text:p>3482,288574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15.042969" calcext:value-type="float">
            <text:p>1215,042969</text:p>
          </table:table-cell>
          <table:table-cell office:value-type="float" office:value="164" calcext:value-type="float">
            <text:p>164</text:p>
          </table:table-cell>
          <table:table-cell office:value-type="float" office:value="5074.681641" calcext:value-type="float">
            <text:p>5074,681641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07.273926" calcext:value-type="float">
            <text:p>1207,273926</text:p>
          </table:table-cell>
          <table:table-cell office:value-type="float" office:value="194" calcext:value-type="float">
            <text:p>194</text:p>
          </table:table-cell>
          <table:table-cell office:value-type="float" office:value="5584.85791" calcext:value-type="float">
            <text:p>5584,85791</text:p>
          </table:table-cell>
          <table:table-cell office:value-type="float" office:value="171344" calcext:value-type="float">
            <text:p>171344</text:p>
          </table:table-cell>
          <table:table-cell office:value-type="float" office:value="1358.896973" calcext:value-type="float">
            <text:p>1358,896973</text:p>
          </table:table-cell>
          <table:table-cell office:value-type="float" office:value="94" calcext:value-type="float">
            <text:p>94</text:p>
          </table:table-cell>
          <table:table-cell office:value-type="float" office:value="2436.456787" calcext:value-type="float">
            <text:p>2436,456787</text:p>
          </table:table-cell>
          <table:table-cell office:value-type="float" office:value="171344" calcext:value-type="float">
            <text:p>171344</text:p>
          </table:table-cell>
          <table:table-cell office:value-type="float" office:value="1195.905029" calcext:value-type="float">
            <text:p>1195,905029</text:p>
          </table:table-cell>
          <table:table-cell office:value-type="float" office:value="146" calcext:value-type="float">
            <text:p>146</text:p>
          </table:table-cell>
          <table:table-cell office:value-type="float" office:value="4033.710693" calcext:value-type="float">
            <text:p>4033,710693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01.800903" calcext:value-type="float">
            <text:p>1201,800903</text:p>
          </table:table-cell>
          <table:table-cell office:value-type="float" office:value="145" calcext:value-type="float">
            <text:p>145</text:p>
          </table:table-cell>
          <table:table-cell office:value-type="float" office:value="4344.520508" calcext:value-type="float">
            <text:p>4344,520508</text:p>
          </table:table-cell>
          <table:table-cell office:value-type="float" office:value="171344" calcext:value-type="float">
            <text:p>171344</text:p>
          </table:table-cell>
          <table:table-cell office:value-type="float" office:value="1693.303955" calcext:value-type="float">
            <text:p>1693,303955</text:p>
          </table:table-cell>
          <table:table-cell office:value-type="float" office:value="99" calcext:value-type="float">
            <text:p>99</text:p>
          </table:table-cell>
          <table:table-cell office:value-type="float" office:value="3007.619873" calcext:value-type="float">
            <text:p>3007,619873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74.384033" calcext:value-type="float">
            <text:p>1274,384033</text:p>
          </table:table-cell>
          <table:table-cell office:value-type="float" office:value="190" calcext:value-type="float">
            <text:p>190</text:p>
          </table:table-cell>
          <table:table-cell office:value-type="float" office:value="5769.807617" calcext:value-type="float">
            <text:p>5769,807617</text:p>
          </table:table-cell>
          <table:table-cell table:number-columns-repeated="4"/>
        </table:table-row>
        <table:table-row table:style-name="ro1">
          <table:table-cell office:value-type="float" office:value="171609" calcext:value-type="float">
            <text:p>171609</text:p>
          </table:table-cell>
          <table:table-cell office:value-type="float" office:value="1131.459961" calcext:value-type="float">
            <text:p>1131,459961</text:p>
          </table:table-cell>
          <table:table-cell office:value-type="float" office:value="30" calcext:value-type="float">
            <text:p>30</text:p>
          </table:table-cell>
          <table:table-cell office:value-type="float" office:value="5539.137695" calcext:value-type="float">
            <text:p>5539,137695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73.62793" calcext:value-type="float">
            <text:p>1073,62793</text:p>
          </table:table-cell>
          <table:table-cell office:value-type="float" office:value="9" calcext:value-type="float">
            <text:p>9</text:p>
          </table:table-cell>
          <table:table-cell office:value-type="float" office:value="5350.340332" calcext:value-type="float">
            <text:p>5350,34033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183.052979" calcext:value-type="float">
            <text:p>1183,052979</text:p>
          </table:table-cell>
          <table:table-cell office:value-type="float" office:value="13" calcext:value-type="float">
            <text:p>13</text:p>
          </table:table-cell>
          <table:table-cell office:value-type="float" office:value="3717.746338" calcext:value-type="float">
            <text:p>3717,746338</text:p>
          </table:table-cell>
          <table:table-cell office:value-type="float" office:value="171609" calcext:value-type="float">
            <text:p>171609</text:p>
          </table:table-cell>
          <table:table-cell office:value-type="float" office:value="1403.140991" calcext:value-type="float">
            <text:p>1403,140991</text:p>
          </table:table-cell>
          <table:table-cell office:value-type="float" office:value="12" calcext:value-type="float">
            <text:p>12</text:p>
          </table:table-cell>
          <table:table-cell office:value-type="float" office:value="5149.511719" calcext:value-type="float">
            <text:p>5149,511719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50.256958" calcext:value-type="float">
            <text:p>1050,256958</text:p>
          </table:table-cell>
          <table:table-cell office:value-type="float" office:value="11" calcext:value-type="float">
            <text:p>11</text:p>
          </table:table-cell>
          <table:table-cell office:value-type="float" office:value="4124.385742" calcext:value-type="float">
            <text:p>4124,38574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13.716003" calcext:value-type="float">
            <text:p>1013,716003</text:p>
          </table:table-cell>
          <table:table-cell office:value-type="float" office:value="7" calcext:value-type="float">
            <text:p>7</text:p>
          </table:table-cell>
          <table:table-cell office:value-type="float" office:value="1208.164062" calcext:value-type="float">
            <text:p>1208,16406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261.767944" calcext:value-type="float">
            <text:p>1261,767944</text:p>
          </table:table-cell>
          <table:table-cell office:value-type="float" office:value="19" calcext:value-type="float">
            <text:p>19</text:p>
          </table:table-cell>
          <table:table-cell office:value-type="float" office:value="9711.045898" calcext:value-type="float">
            <text:p>9711,045898</text:p>
          </table:table-cell>
          <table:table-cell office:value-type="float" office:value="171609" calcext:value-type="float">
            <text:p>171609</text:p>
          </table:table-cell>
          <table:table-cell office:value-type="float" office:value="1340.620972" calcext:value-type="float">
            <text:p>1340,620972</text:p>
          </table:table-cell>
          <table:table-cell office:value-type="float" office:value="17" calcext:value-type="float">
            <text:p>17</text:p>
          </table:table-cell>
          <table:table-cell office:value-type="float" office:value="4430.958008" calcext:value-type="float">
            <text:p>4430,958008</text:p>
          </table:table-cell>
          <table:table-cell table:number-columns-repeated="4"/>
        </table:table-row>
        <table:table-row table:style-name="ro1">
          <table:table-cell office:value-type="float" office:value="110222" calcext:value-type="float">
            <text:p>110222</text:p>
          </table:table-cell>
          <table:table-cell office:value-type="float" office:value="1014.300964" calcext:value-type="float">
            <text:p>1014,300964</text:p>
          </table:table-cell>
          <table:table-cell office:value-type="float" office:value="167" calcext:value-type="float">
            <text:p>167</text:p>
          </table:table-cell>
          <table:table-cell office:value-type="float" office:value="3649.386719" calcext:value-type="float">
            <text:p>3649,386719</text:p>
          </table:table-cell>
          <table:table-cell office:value-type="float" office:value="110222" calcext:value-type="float">
            <text:p>110222</text:p>
          </table:table-cell>
          <table:table-cell office:value-type="float" office:value="1209.60498" calcext:value-type="float">
            <text:p>1209,60498</text:p>
          </table:table-cell>
          <table:table-cell office:value-type="float" office:value="124" calcext:value-type="float">
            <text:p>124</text:p>
          </table:table-cell>
          <table:table-cell office:value-type="float" office:value="3219.326416" calcext:value-type="float">
            <text:p>3219,326416</text:p>
          </table:table-cell>
          <table:table-cell office:value-type="float" office:value="110222" calcext:value-type="float">
            <text:p>110222</text:p>
          </table:table-cell>
          <table:table-cell office:value-type="float" office:value="941.401001" calcext:value-type="float">
            <text:p>941,401001</text:p>
          </table:table-cell>
          <table:table-cell office:value-type="float" office:value="120" calcext:value-type="float">
            <text:p>120</text:p>
          </table:table-cell>
          <table:table-cell office:value-type="float" office:value="2538.429688" calcext:value-type="float">
            <text:p>2538,429688</text:p>
          </table:table-cell>
          <table:table-cell office:value-type="float" office:value="110222" calcext:value-type="float">
            <text:p>110222</text:p>
          </table:table-cell>
          <table:table-cell office:value-type="float" office:value="1063.406982" calcext:value-type="float">
            <text:p>1063,406982</text:p>
          </table:table-cell>
          <table:table-cell office:value-type="float" office:value="166" calcext:value-type="float">
            <text:p>166</text:p>
          </table:table-cell>
          <table:table-cell office:value-type="float" office:value="3113.848389" calcext:value-type="float">
            <text:p>3113,848389</text:p>
          </table:table-cell>
          <table:table-cell office:value-type="float" office:value="110222" calcext:value-type="float">
            <text:p>110222</text:p>
          </table:table-cell>
          <table:table-cell office:value-type="float" office:value="1037.26001" calcext:value-type="float">
            <text:p>1037,26001</text:p>
          </table:table-cell>
          <table:table-cell office:value-type="float" office:value="179" calcext:value-type="float">
            <text:p>179</text:p>
          </table:table-cell>
          <table:table-cell office:value-type="float" office:value="3395.777832" calcext:value-type="float">
            <text:p>3395,777832</text:p>
          </table:table-cell>
          <table:table-cell office:value-type="float" office:value="110222" calcext:value-type="float">
            <text:p>110222</text:p>
          </table:table-cell>
          <table:table-cell office:value-type="float" office:value="981.057007" calcext:value-type="float">
            <text:p>981,057007</text:p>
          </table:table-cell>
          <table:table-cell office:value-type="float" office:value="181" calcext:value-type="float">
            <text:p>181</text:p>
          </table:table-cell>
          <table:table-cell office:value-type="float" office:value="3898.359375" calcext:value-type="float">
            <text:p>3898,359375</text:p>
          </table:table-cell>
          <table:table-cell office:value-type="float" office:value="110222" calcext:value-type="float">
            <text:p>110222</text:p>
          </table:table-cell>
          <table:table-cell office:value-type="float" office:value="1150.580078" calcext:value-type="float">
            <text:p>1150,580078</text:p>
          </table:table-cell>
          <table:table-cell office:value-type="float" office:value="161" calcext:value-type="float">
            <text:p>161</text:p>
          </table:table-cell>
          <table:table-cell office:value-type="float" office:value="3315.114014" calcext:value-type="float">
            <text:p>3315,114014</text:p>
          </table:table-cell>
          <table:table-cell office:value-type="float" office:value="110222" calcext:value-type="float">
            <text:p>110222</text:p>
          </table:table-cell>
          <table:table-cell office:value-type="float" office:value="1109.897949" calcext:value-type="float">
            <text:p>1109,897949</text:p>
          </table:table-cell>
          <table:table-cell office:value-type="float" office:value="131" calcext:value-type="float">
            <text:p>131</text:p>
          </table:table-cell>
          <table:table-cell office:value-type="float" office:value="3149.919922" calcext:value-type="float">
            <text:p>3149,919922</text:p>
          </table:table-cell>
          <table:table-cell table:number-columns-repeated="4"/>
        </table:table-row>
        <table:table-row table:style-name="ro1">
          <table:table-cell office:value-type="float" office:value="110436" calcext:value-type="float">
            <text:p>110436</text:p>
          </table:table-cell>
          <table:table-cell office:value-type="float" office:value="1058.348999" calcext:value-type="float">
            <text:p>1058,348999</text:p>
          </table:table-cell>
          <table:table-cell office:value-type="float" office:value="23" calcext:value-type="float">
            <text:p>23</text:p>
          </table:table-cell>
          <table:table-cell office:value-type="float" office:value="7907.307129" calcext:value-type="float">
            <text:p>7907,307129</text:p>
          </table:table-cell>
          <table:table-cell office:value-type="float" office:value="110436" calcext:value-type="float">
            <text:p>110436</text:p>
          </table:table-cell>
          <table:table-cell office:value-type="float" office:value="1053.343018" calcext:value-type="float">
            <text:p>1053,343018</text:p>
          </table:table-cell>
          <table:table-cell office:value-type="float" office:value="12" calcext:value-type="float">
            <text:p>12</text:p>
          </table:table-cell>
          <table:table-cell office:value-type="float" office:value="3054.294678" calcext:value-type="float">
            <text:p>3054,29467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230.796021" calcext:value-type="float">
            <text:p>1230,796021</text:p>
          </table:table-cell>
          <table:table-cell office:value-type="float" office:value="12" calcext:value-type="float">
            <text:p>12</text:p>
          </table:table-cell>
          <table:table-cell office:value-type="float" office:value="3150.28418" calcext:value-type="float">
            <text:p>3150,2841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383.476074" calcext:value-type="float">
            <text:p>1383,476074</text:p>
          </table:table-cell>
          <table:table-cell office:value-type="float" office:value="9" calcext:value-type="float">
            <text:p>9</text:p>
          </table:table-cell>
          <table:table-cell office:value-type="float" office:value="2817.276123" calcext:value-type="float">
            <text:p>2817,276123</text:p>
          </table:table-cell>
          <table:table-cell office:value-type="float" office:value="110436" calcext:value-type="float">
            <text:p>110436</text:p>
          </table:table-cell>
          <table:table-cell office:value-type="float" office:value="2023.514038" calcext:value-type="float">
            <text:p>2023,514038</text:p>
          </table:table-cell>
          <table:table-cell office:value-type="float" office:value="11" calcext:value-type="float">
            <text:p>11</text:p>
          </table:table-cell>
          <table:table-cell office:value-type="float" office:value="3559.919922" calcext:value-type="float">
            <text:p>3559,919922</text:p>
          </table:table-cell>
          <table:table-cell office:value-type="float" office:value="110436" calcext:value-type="float">
            <text:p>110436</text:p>
          </table:table-cell>
          <table:table-cell office:value-type="float" office:value="1173.406982" calcext:value-type="float">
            <text:p>1173,406982</text:p>
          </table:table-cell>
          <table:table-cell office:value-type="float" office:value="10" calcext:value-type="float">
            <text:p>10</text:p>
          </table:table-cell>
          <table:table-cell office:value-type="float" office:value="2054.10498" calcext:value-type="float">
            <text:p>2054,1049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422.085083" calcext:value-type="float">
            <text:p>1422,085083</text:p>
          </table:table-cell>
          <table:table-cell office:value-type="float" office:value="5" calcext:value-type="float">
            <text:p>5</text:p>
          </table:table-cell>
          <table:table-cell office:value-type="float" office:value="1812.862793" calcext:value-type="float">
            <text:p>1812,862793</text:p>
          </table:table-cell>
          <table:table-cell office:value-type="float" office:value="110436" calcext:value-type="float">
            <text:p>110436</text:p>
          </table:table-cell>
          <table:table-cell office:value-type="float" office:value="1050.104004" calcext:value-type="float">
            <text:p>1050,104004</text:p>
          </table:table-cell>
          <table:table-cell office:value-type="float" office:value="9" calcext:value-type="float">
            <text:p>9</text:p>
          </table:table-cell>
          <table:table-cell office:value-type="float" office:value="1040.128906" calcext:value-type="float">
            <text:p>1040,128906</text:p>
          </table:table-cell>
          <table:table-cell table:number-columns-repeated="4"/>
        </table:table-row>
        <table:table-row table:style-name="ro1">
          <table:table-cell office:value-type="float" office:value="110627" calcext:value-type="float">
            <text:p>110627</text:p>
          </table:table-cell>
          <table:table-cell office:value-type="float" office:value="1547.831055" calcext:value-type="float">
            <text:p>1547,831055</text:p>
          </table:table-cell>
          <table:table-cell office:value-type="float" office:value="6" calcext:value-type="float">
            <text:p>6</text:p>
          </table:table-cell>
          <table:table-cell office:value-type="float" office:value="814.10498" calcext:value-type="float">
            <text:p>814,10498</text:p>
          </table:table-cell>
          <table:table-cell office:value-type="float" office:value="110627" calcext:value-type="float">
            <text:p>110627</text:p>
          </table:table-cell>
          <table:table-cell office:value-type="float" office:value="943.207031" calcext:value-type="float">
            <text:p>943,207031</text:p>
          </table:table-cell>
          <table:table-cell office:value-type="float" office:value="8" calcext:value-type="float">
            <text:p>8</text:p>
          </table:table-cell>
          <table:table-cell office:value-type="float" office:value="1412.023071" calcext:value-type="float">
            <text:p>1412,023071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27.687988" calcext:value-type="float">
            <text:p>1227,687988</text:p>
          </table:table-cell>
          <table:table-cell office:value-type="float" office:value="9" calcext:value-type="float">
            <text:p>9</text:p>
          </table:table-cell>
          <table:table-cell office:value-type="float" office:value="1609.461914" calcext:value-type="float">
            <text:p>1609,461914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22.950989" calcext:value-type="float">
            <text:p>1022,950989</text:p>
          </table:table-cell>
          <table:table-cell office:value-type="float" office:value="18" calcext:value-type="float">
            <text:p>18</text:p>
          </table:table-cell>
          <table:table-cell office:value-type="float" office:value="3880.370117" calcext:value-type="float">
            <text:p>3880,370117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73.39502" calcext:value-type="float">
            <text:p>1073,39502</text:p>
          </table:table-cell>
          <table:table-cell office:value-type="float" office:value="8" calcext:value-type="float">
            <text:p>8</text:p>
          </table:table-cell>
          <table:table-cell office:value-type="float" office:value="1058.746948" calcext:value-type="float">
            <text:p>1058,746948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36.033081" calcext:value-type="float">
            <text:p>1036,033081</text:p>
          </table:table-cell>
          <table:table-cell office:value-type="float" office:value="8" calcext:value-type="float">
            <text:p>8</text:p>
          </table:table-cell>
          <table:table-cell office:value-type="float" office:value="3831.018066" calcext:value-type="float">
            <text:p>3831,018066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01.712036" calcext:value-type="float">
            <text:p>1201,712036</text:p>
          </table:table-cell>
          <table:table-cell office:value-type="float" office:value="9" calcext:value-type="float">
            <text:p>9</text:p>
          </table:table-cell>
          <table:table-cell office:value-type="float" office:value="1218.410889" calcext:value-type="float">
            <text:p>1218,410889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16.926025" calcext:value-type="float">
            <text:p>1216,926025</text:p>
          </table:table-cell>
          <table:table-cell office:value-type="float" office:value="4" calcext:value-type="float">
            <text:p>4</text:p>
          </table:table-cell>
          <table:table-cell office:value-type="float" office:value="656.710022" calcext:value-type="float">
            <text:p>656,710022</text:p>
          </table:table-cell>
          <table:table-cell table:number-columns-repeated="4"/>
        </table:table-row>
        <table:table-row table:style-name="ro1">
          <table:table-cell office:value-type="float" office:value="102631" calcext:value-type="float">
            <text:p>102631</text:p>
          </table:table-cell>
          <table:table-cell office:value-type="float" office:value="1004.585022" calcext:value-type="float">
            <text:p>1004,585022</text:p>
          </table:table-cell>
          <table:table-cell office:value-type="float" office:value="173" calcext:value-type="float">
            <text:p>173</text:p>
          </table:table-cell>
          <table:table-cell office:value-type="float" office:value="5327.369141" calcext:value-type="float">
            <text:p>5327,369141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31.960938" calcext:value-type="float">
            <text:p>1131,960938</text:p>
          </table:table-cell>
          <table:table-cell office:value-type="float" office:value="113" calcext:value-type="float">
            <text:p>113</text:p>
          </table:table-cell>
          <table:table-cell office:value-type="float" office:value="3850.600098" calcext:value-type="float">
            <text:p>3850,600098</text:p>
          </table:table-cell>
          <table:table-cell office:value-type="float" office:value="102631" calcext:value-type="float">
            <text:p>102631</text:p>
          </table:table-cell>
          <table:table-cell office:value-type="float" office:value="1201.269043" calcext:value-type="float">
            <text:p>1201,269043</text:p>
          </table:table-cell>
          <table:table-cell office:value-type="float" office:value="163" calcext:value-type="float">
            <text:p>163</text:p>
          </table:table-cell>
          <table:table-cell office:value-type="float" office:value="5809.955078" calcext:value-type="float">
            <text:p>5809,955078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99.466919" calcext:value-type="float">
            <text:p>1199,466919</text:p>
          </table:table-cell>
          <table:table-cell office:value-type="float" office:value="139" calcext:value-type="float">
            <text:p>139</text:p>
          </table:table-cell>
          <table:table-cell office:value-type="float" office:value="3983.817383" calcext:value-type="float">
            <text:p>3983,817383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18.072021" calcext:value-type="float">
            <text:p>1118,072021</text:p>
          </table:table-cell>
          <table:table-cell office:value-type="float" office:value="3" calcext:value-type="float">
            <text:p>3</text:p>
          </table:table-cell>
          <table:table-cell office:value-type="float" office:value="168.673004" calcext:value-type="float">
            <text:p>168,673004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46.453979" calcext:value-type="float">
            <text:p>1146,453979</text:p>
          </table:table-cell>
          <table:table-cell office:value-type="float" office:value="145" calcext:value-type="float">
            <text:p>145</text:p>
          </table:table-cell>
          <table:table-cell office:value-type="float" office:value="5175.145996" calcext:value-type="float">
            <text:p>5175,145996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24.463989" calcext:value-type="float">
            <text:p>1124,463989</text:p>
          </table:table-cell>
          <table:table-cell office:value-type="float" office:value="163" calcext:value-type="float">
            <text:p>163</text:p>
          </table:table-cell>
          <table:table-cell office:value-type="float" office:value="4583.419922" calcext:value-type="float">
            <text:p>4583,419922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46.963013" calcext:value-type="float">
            <text:p>1146,963013</text:p>
          </table:table-cell>
          <table:table-cell office:value-type="float" office:value="142" calcext:value-type="float">
            <text:p>142</text:p>
          </table:table-cell>
          <table:table-cell office:value-type="float" office:value="4444.044434" calcext:value-type="float">
            <text:p>4444,044434</text:p>
          </table:table-cell>
          <table:table-cell table:number-columns-repeated="4"/>
        </table:table-row>
        <table:table-row table:style-name="ro1">
          <table:table-cell office:value-type="float" office:value="102853" calcext:value-type="float">
            <text:p>102853</text:p>
          </table:table-cell>
          <table:table-cell office:value-type="float" office:value="709.174988" calcext:value-type="float">
            <text:p>709,174988</text:p>
          </table:table-cell>
          <table:table-cell office:value-type="float" office:value="19" calcext:value-type="float">
            <text:p>19</text:p>
          </table:table-cell>
          <table:table-cell office:value-type="float" office:value="3569.206055" calcext:value-type="float">
            <text:p>3569,206055</text:p>
          </table:table-cell>
          <table:table-cell office:value-type="float" office:value="102853" calcext:value-type="float">
            <text:p>102853</text:p>
          </table:table-cell>
          <table:table-cell office:value-type="float" office:value="979.501038" calcext:value-type="float">
            <text:p>979,501038</text:p>
          </table:table-cell>
          <table:table-cell office:value-type="float" office:value="8" calcext:value-type="float">
            <text:p>8</text:p>
          </table:table-cell>
          <table:table-cell office:value-type="float" office:value="1497.098022" calcext:value-type="float">
            <text:p>1497,098022</text:p>
          </table:table-cell>
          <table:table-cell office:value-type="float" office:value="102853" calcext:value-type="float">
            <text:p>102853</text:p>
          </table:table-cell>
          <table:table-cell office:value-type="float" office:value="736.804993" calcext:value-type="float">
            <text:p>736,804993</text:p>
          </table:table-cell>
          <table:table-cell office:value-type="float" office:value="8" calcext:value-type="float">
            <text:p>8</text:p>
          </table:table-cell>
          <table:table-cell office:value-type="float" office:value="930.572998" calcext:value-type="float">
            <text:p>930,572998</text:p>
          </table:table-cell>
          <table:table-cell office:value-type="float" office:value="102853" calcext:value-type="float">
            <text:p>102853</text:p>
          </table:table-cell>
          <table:table-cell office:value-type="float" office:value="914.251953" calcext:value-type="float">
            <text:p>914,251953</text:p>
          </table:table-cell>
          <table:table-cell office:value-type="float" office:value="9" calcext:value-type="float">
            <text:p>9</text:p>
          </table:table-cell>
          <table:table-cell office:value-type="float" office:value="1697.427002" calcext:value-type="float">
            <text:p>1697,427002</text:p>
          </table:table-cell>
          <table:table-cell office:value-type="float" office:value="102853" calcext:value-type="float">
            <text:p>102853</text:p>
          </table:table-cell>
          <table:table-cell office:value-type="float" office:value="784.246033" calcext:value-type="float">
            <text:p>784,246033</text:p>
          </table:table-cell>
          <table:table-cell office:value-type="float" office:value="7" calcext:value-type="float">
            <text:p>7</text:p>
          </table:table-cell>
          <table:table-cell office:value-type="float" office:value="634.416931" calcext:value-type="float">
            <text:p>634,416931</text:p>
          </table:table-cell>
          <table:table-cell office:value-type="float" office:value="102853" calcext:value-type="float">
            <text:p>102853</text:p>
          </table:table-cell>
          <table:table-cell office:value-type="float" office:value="959.416992" calcext:value-type="float">
            <text:p>959,416992</text:p>
          </table:table-cell>
          <table:table-cell office:value-type="float" office:value="3" calcext:value-type="float">
            <text:p>3</text:p>
          </table:table-cell>
          <table:table-cell office:value-type="float" office:value="1711.688965" calcext:value-type="float">
            <text:p>1711,688965</text:p>
          </table:table-cell>
          <table:table-cell office:value-type="float" office:value="102853" calcext:value-type="float">
            <text:p>102853</text:p>
          </table:table-cell>
          <table:table-cell office:value-type="float" office:value="708.518982" calcext:value-type="float">
            <text:p>708,518982</text:p>
          </table:table-cell>
          <table:table-cell office:value-type="float" office:value="4" calcext:value-type="float">
            <text:p>4</text:p>
          </table:table-cell>
          <table:table-cell office:value-type="float" office:value="252.108002" calcext:value-type="float">
            <text:p>252,108002</text:p>
          </table:table-cell>
          <table:table-cell office:value-type="float" office:value="102853" calcext:value-type="float">
            <text:p>102853</text:p>
          </table:table-cell>
          <table:table-cell office:value-type="float" office:value="733.959961" calcext:value-type="float">
            <text:p>733,959961</text:p>
          </table:table-cell>
          <table:table-cell office:value-type="float" office:value="7" calcext:value-type="float">
            <text:p>7</text:p>
          </table:table-cell>
          <table:table-cell office:value-type="float" office:value="832.08905" calcext:value-type="float">
            <text:p>832,08905</text:p>
          </table:table-cell>
          <table:table-cell table:number-columns-repeated="4"/>
        </table:table-row>
        <table:table-row table:style-name="ro1">
          <table:table-cell office:value-type="float" office:value="103031" calcext:value-type="float">
            <text:p>103031</text:p>
          </table:table-cell>
          <table:table-cell office:value-type="float" office:value="1056.509033" calcext:value-type="float">
            <text:p>1056,509033</text:p>
          </table:table-cell>
          <table:table-cell office:value-type="float" office:value="24" calcext:value-type="float">
            <text:p>24</text:p>
          </table:table-cell>
          <table:table-cell office:value-type="float" office:value="3535.508057" calcext:value-type="float">
            <text:p>3535,508057</text:p>
          </table:table-cell>
          <table:table-cell office:value-type="float" office:value="103031" calcext:value-type="float">
            <text:p>103031</text:p>
          </table:table-cell>
          <table:table-cell office:value-type="float" office:value="944.685974" calcext:value-type="float">
            <text:p>944,685974</text:p>
          </table:table-cell>
          <table:table-cell office:value-type="float" office:value="9" calcext:value-type="float">
            <text:p>9</text:p>
          </table:table-cell>
          <table:table-cell office:value-type="float" office:value="1791.804077" calcext:value-type="float">
            <text:p>1791,804077</text:p>
          </table:table-cell>
          <table:table-cell office:value-type="float" office:value="103031" calcext:value-type="float">
            <text:p>103031</text:p>
          </table:table-cell>
          <table:table-cell office:value-type="float" office:value="915.205994" calcext:value-type="float">
            <text:p>915,205994</text:p>
          </table:table-cell>
          <table:table-cell office:value-type="float" office:value="10" calcext:value-type="float">
            <text:p>10</text:p>
          </table:table-cell>
          <table:table-cell office:value-type="float" office:value="2926.140137" calcext:value-type="float">
            <text:p>2926,140137</text:p>
          </table:table-cell>
          <table:table-cell office:value-type="float" office:value="103031" calcext:value-type="float">
            <text:p>103031</text:p>
          </table:table-cell>
          <table:table-cell office:value-type="float" office:value="851.596008" calcext:value-type="float">
            <text:p>851,596008</text:p>
          </table:table-cell>
          <table:table-cell office:value-type="float" office:value="9" calcext:value-type="float">
            <text:p>9</text:p>
          </table:table-cell>
          <table:table-cell office:value-type="float" office:value="1884.061035" calcext:value-type="float">
            <text:p>1884,061035</text:p>
          </table:table-cell>
          <table:table-cell office:value-type="float" office:value="103031" calcext:value-type="float">
            <text:p>103031</text:p>
          </table:table-cell>
          <table:table-cell office:value-type="float" office:value="850.255005" calcext:value-type="float">
            <text:p>850,255005</text:p>
          </table:table-cell>
          <table:table-cell office:value-type="float" office:value="16" calcext:value-type="float">
            <text:p>16</text:p>
          </table:table-cell>
          <table:table-cell office:value-type="float" office:value="2466.779053" calcext:value-type="float">
            <text:p>2466,779053</text:p>
          </table:table-cell>
          <table:table-cell office:value-type="float" office:value="103031" calcext:value-type="float">
            <text:p>103031</text:p>
          </table:table-cell>
          <table:table-cell office:value-type="float" office:value="885.333984" calcext:value-type="float">
            <text:p>885,333984</text:p>
          </table:table-cell>
          <table:table-cell office:value-type="float" office:value="15" calcext:value-type="float">
            <text:p>15</text:p>
          </table:table-cell>
          <table:table-cell office:value-type="float" office:value="3641.999512" calcext:value-type="float">
            <text:p>3641,999512</text:p>
          </table:table-cell>
          <table:table-cell office:value-type="float" office:value="103031" calcext:value-type="float">
            <text:p>103031</text:p>
          </table:table-cell>
          <table:table-cell office:value-type="float" office:value="915.286987" calcext:value-type="float">
            <text:p>915,286987</text:p>
          </table:table-cell>
          <table:table-cell office:value-type="float" office:value="9" calcext:value-type="float">
            <text:p>9</text:p>
          </table:table-cell>
          <table:table-cell office:value-type="float" office:value="2778.381836" calcext:value-type="float">
            <text:p>2778,381836</text:p>
          </table:table-cell>
          <table:table-cell office:value-type="float" office:value="103031" calcext:value-type="float">
            <text:p>103031</text:p>
          </table:table-cell>
          <table:table-cell office:value-type="float" office:value="1016.260986" calcext:value-type="float">
            <text:p>1016,260986</text:p>
          </table:table-cell>
          <table:table-cell office:value-type="float" office:value="20" calcext:value-type="float">
            <text:p>20</text:p>
          </table:table-cell>
          <table:table-cell office:value-type="float" office:value="6035.678711" calcext:value-type="float">
            <text:p>6035,678711</text:p>
          </table:table-cell>
          <table:table-cell table:number-columns-repeated="4"/>
        </table:table-row>
        <table:table-row table:style-name="ro1">
          <table:table-cell office:value-type="float" office:value="115742" calcext:value-type="float">
            <text:p>115742</text:p>
          </table:table-cell>
          <table:table-cell office:value-type="float" office:value="888.41803" calcext:value-type="float">
            <text:p>888,41803</text:p>
          </table:table-cell>
          <table:table-cell office:value-type="float" office:value="5" calcext:value-type="float">
            <text:p>5</text:p>
          </table:table-cell>
          <table:table-cell office:value-type="float" office:value="747.153992" calcext:value-type="float">
            <text:p>747,153992</text:p>
          </table:table-cell>
          <table:table-cell office:value-type="float" office:value="115742" calcext:value-type="float">
            <text:p>115742</text:p>
          </table:table-cell>
          <table:table-cell office:value-type="float" office:value="851.746033" calcext:value-type="float">
            <text:p>851,746033</text:p>
          </table:table-cell>
          <table:table-cell office:value-type="float" office:value="5" calcext:value-type="float">
            <text:p>5</text:p>
          </table:table-cell>
          <table:table-cell office:value-type="float" office:value="713.221008" calcext:value-type="float">
            <text:p>713,221008</text:p>
          </table:table-cell>
          <table:table-cell office:value-type="float" office:value="115742" calcext:value-type="float">
            <text:p>115742</text:p>
          </table:table-cell>
          <table:table-cell office:value-type="float" office:value="936.631958" calcext:value-type="float">
            <text:p>936,631958</text:p>
          </table:table-cell>
          <table:table-cell office:value-type="float" office:value="4" calcext:value-type="float">
            <text:p>4</text:p>
          </table:table-cell>
          <table:table-cell office:value-type="float" office:value="772.792969" calcext:value-type="float">
            <text:p>772,792969</text:p>
          </table:table-cell>
          <table:table-cell office:value-type="float" office:value="115742" calcext:value-type="float">
            <text:p>115742</text:p>
          </table:table-cell>
          <table:table-cell office:value-type="float" office:value="730.94397" calcext:value-type="float">
            <text:p>730,94397</text:p>
          </table:table-cell>
          <table:table-cell office:value-type="float" office:value="3" calcext:value-type="float">
            <text:p>3</text:p>
          </table:table-cell>
          <table:table-cell office:value-type="float" office:value="263.35199" calcext:value-type="float">
            <text:p>263,35199</text:p>
          </table:table-cell>
          <table:table-cell office:value-type="float" office:value="115742" calcext:value-type="float">
            <text:p>115742</text:p>
          </table:table-cell>
          <table:table-cell office:value-type="float" office:value="1058.408936" calcext:value-type="float">
            <text:p>1058,408936</text:p>
          </table:table-cell>
          <table:table-cell office:value-type="float" office:value="5" calcext:value-type="float">
            <text:p>5</text:p>
          </table:table-cell>
          <table:table-cell office:value-type="float" office:value="581.998962" calcext:value-type="float">
            <text:p>581,998962</text:p>
          </table:table-cell>
          <table:table-cell office:value-type="float" office:value="115742" calcext:value-type="float">
            <text:p>115742</text:p>
          </table:table-cell>
          <table:table-cell office:value-type="float" office:value="978.763" calcext:value-type="float">
            <text:p>978,763</text:p>
          </table:table-cell>
          <table:table-cell office:value-type="float" office:value="4" calcext:value-type="float">
            <text:p>4</text:p>
          </table:table-cell>
          <table:table-cell office:value-type="float" office:value="556.057983" calcext:value-type="float">
            <text:p>556,057983</text:p>
          </table:table-cell>
          <table:table-cell office:value-type="float" office:value="115742" calcext:value-type="float">
            <text:p>115742</text:p>
          </table:table-cell>
          <table:table-cell office:value-type="float" office:value="917.580017" calcext:value-type="float">
            <text:p>917,580017</text:p>
          </table:table-cell>
          <table:table-cell office:value-type="float" office:value="2" calcext:value-type="float">
            <text:p>2</text:p>
          </table:table-cell>
          <table:table-cell office:value-type="float" office:value="141.764008" calcext:value-type="float">
            <text:p>141,764008</text:p>
          </table:table-cell>
          <table:table-cell office:value-type="float" office:value="115742" calcext:value-type="float">
            <text:p>115742</text:p>
          </table:table-cell>
          <table:table-cell office:value-type="float" office:value="1053.738892" calcext:value-type="float">
            <text:p>1053,738892</text:p>
          </table:table-cell>
          <table:table-cell office:value-type="float" office:value="5" calcext:value-type="float">
            <text:p>5</text:p>
          </table:table-cell>
          <table:table-cell office:value-type="float" office:value="1083.111084" calcext:value-type="float">
            <text:p>1083,111084</text:p>
          </table:table-cell>
          <table:table-cell table:number-columns-repeated="4"/>
        </table:table-row>
        <table:table-row table:style-name="ro1">
          <table:table-cell office:value-type="float" office:value="120201" calcext:value-type="float">
            <text:p>120201</text:p>
          </table:table-cell>
          <table:table-cell office:value-type="float" office:value="989.630005" calcext:value-type="float">
            <text:p>989,630005</text:p>
          </table:table-cell>
          <table:table-cell office:value-type="float" office:value="9" calcext:value-type="float">
            <text:p>9</text:p>
          </table:table-cell>
          <table:table-cell office:value-type="float" office:value="1654.349976" calcext:value-type="float">
            <text:p>1654,349976</text:p>
          </table:table-cell>
          <table:table-cell office:value-type="float" office:value="120201" calcext:value-type="float">
            <text:p>120201</text:p>
          </table:table-cell>
          <table:table-cell office:value-type="float" office:value="938.84198" calcext:value-type="float">
            <text:p>938,84198</text:p>
          </table:table-cell>
          <table:table-cell office:value-type="float" office:value="11" calcext:value-type="float">
            <text:p>11</text:p>
          </table:table-cell>
          <table:table-cell office:value-type="float" office:value="1444.338013" calcext:value-type="float">
            <text:p>1444,338013</text:p>
          </table:table-cell>
          <table:table-cell office:value-type="float" office:value="120201" calcext:value-type="float">
            <text:p>120201</text:p>
          </table:table-cell>
          <table:table-cell office:value-type="float" office:value="752.723999" calcext:value-type="float">
            <text:p>752,723999</text:p>
          </table:table-cell>
          <table:table-cell office:value-type="float" office:value="6" calcext:value-type="float">
            <text:p>6</text:p>
          </table:table-cell>
          <table:table-cell office:value-type="float" office:value="2128.592773" calcext:value-type="float">
            <text:p>2128,592773</text:p>
          </table:table-cell>
          <table:table-cell office:value-type="float" office:value="120201" calcext:value-type="float">
            <text:p>120201</text:p>
          </table:table-cell>
          <table:table-cell office:value-type="float" office:value="916.436035" calcext:value-type="float">
            <text:p>916,436035</text:p>
          </table:table-cell>
          <table:table-cell office:value-type="float" office:value="8" calcext:value-type="float">
            <text:p>8</text:p>
          </table:table-cell>
          <table:table-cell office:value-type="float" office:value="1479.303955" calcext:value-type="float">
            <text:p>1479,303955</text:p>
          </table:table-cell>
          <table:table-cell office:value-type="float" office:value="120201" calcext:value-type="float">
            <text:p>120201</text:p>
          </table:table-cell>
          <table:table-cell office:value-type="float" office:value="968.057983" calcext:value-type="float">
            <text:p>968,057983</text:p>
          </table:table-cell>
          <table:table-cell office:value-type="float" office:value="5" calcext:value-type="float">
            <text:p>5</text:p>
          </table:table-cell>
          <table:table-cell office:value-type="float" office:value="950.616943" calcext:value-type="float">
            <text:p>950,616943</text:p>
          </table:table-cell>
          <table:table-cell office:value-type="float" office:value="120201" calcext:value-type="float">
            <text:p>120201</text:p>
          </table:table-cell>
          <table:table-cell office:value-type="float" office:value="933.879028" calcext:value-type="float">
            <text:p>933,879028</text:p>
          </table:table-cell>
          <table:table-cell office:value-type="float" office:value="6" calcext:value-type="float">
            <text:p>6</text:p>
          </table:table-cell>
          <table:table-cell office:value-type="float" office:value="755.10498" calcext:value-type="float">
            <text:p>755,10498</text:p>
          </table:table-cell>
          <table:table-cell office:value-type="float" office:value="120201" calcext:value-type="float">
            <text:p>120201</text:p>
          </table:table-cell>
          <table:table-cell office:value-type="float" office:value="1013.134033" calcext:value-type="float">
            <text:p>1013,134033</text:p>
          </table:table-cell>
          <table:table-cell office:value-type="float" office:value="5" calcext:value-type="float">
            <text:p>5</text:p>
          </table:table-cell>
          <table:table-cell office:value-type="float" office:value="1046.557983" calcext:value-type="float">
            <text:p>1046,557983</text:p>
          </table:table-cell>
          <table:table-cell office:value-type="float" office:value="120201" calcext:value-type="float">
            <text:p>120201</text:p>
          </table:table-cell>
          <table:table-cell office:value-type="float" office:value="860.708008" calcext:value-type="float">
            <text:p>860,708008</text:p>
          </table:table-cell>
          <table:table-cell office:value-type="float" office:value="5" calcext:value-type="float">
            <text:p>5</text:p>
          </table:table-cell>
          <table:table-cell office:value-type="float" office:value="492.179016" calcext:value-type="float">
            <text:p>492,179016</text:p>
          </table:table-cell>
          <table:table-cell table:number-columns-repeated="4"/>
        </table:table-row>
        <table:table-row table:style-name="ro1">
          <table:table-cell office:value-type="float" office:value="120940" calcext:value-type="float">
            <text:p>120940</text:p>
          </table:table-cell>
          <table:table-cell office:value-type="float" office:value="835.999023" calcext:value-type="float">
            <text:p>835,999023</text:p>
          </table:table-cell>
          <table:table-cell office:value-type="float" office:value="10" calcext:value-type="float">
            <text:p>10</text:p>
          </table:table-cell>
          <table:table-cell office:value-type="float" office:value="2747.692871" calcext:value-type="float">
            <text:p>2747,692871</text:p>
          </table:table-cell>
          <table:table-cell office:value-type="float" office:value="120940" calcext:value-type="float">
            <text:p>120940</text:p>
          </table:table-cell>
          <table:table-cell office:value-type="float" office:value="850.485962" calcext:value-type="float">
            <text:p>850,485962</text:p>
          </table:table-cell>
          <table:table-cell office:value-type="float" office:value="5" calcext:value-type="float">
            <text:p>5</text:p>
          </table:table-cell>
          <table:table-cell office:value-type="float" office:value="866.646973" calcext:value-type="float">
            <text:p>866,646973</text:p>
          </table:table-cell>
          <table:table-cell office:value-type="float" office:value="120940" calcext:value-type="float">
            <text:p>120940</text:p>
          </table:table-cell>
          <table:table-cell office:value-type="float" office:value="852.140015" calcext:value-type="float">
            <text:p>852,140015</text:p>
          </table:table-cell>
          <table:table-cell office:value-type="float" office:value="3" calcext:value-type="float">
            <text:p>3</text:p>
          </table:table-cell>
          <table:table-cell office:value-type="float" office:value="1115.925049" calcext:value-type="float">
            <text:p>1115,925049</text:p>
          </table:table-cell>
          <table:table-cell office:value-type="float" office:value="120940" calcext:value-type="float">
            <text:p>120940</text:p>
          </table:table-cell>
          <table:table-cell office:value-type="float" office:value="844.069031" calcext:value-type="float">
            <text:p>844,069031</text:p>
          </table:table-cell>
          <table:table-cell office:value-type="float" office:value="5" calcext:value-type="float">
            <text:p>5</text:p>
          </table:table-cell>
          <table:table-cell office:value-type="float" office:value="1149.848022" calcext:value-type="float">
            <text:p>1149,848022</text:p>
          </table:table-cell>
          <table:table-cell office:value-type="float" office:value="120940" calcext:value-type="float">
            <text:p>120940</text:p>
          </table:table-cell>
          <table:table-cell office:value-type="float" office:value="849.89801" calcext:value-type="float">
            <text:p>849,89801</text:p>
          </table:table-cell>
          <table:table-cell office:value-type="float" office:value="7" calcext:value-type="float">
            <text:p>7</text:p>
          </table:table-cell>
          <table:table-cell office:value-type="float" office:value="1771.400024" calcext:value-type="float">
            <text:p>1771,400024</text:p>
          </table:table-cell>
          <table:table-cell office:value-type="float" office:value="120940" calcext:value-type="float">
            <text:p>120940</text:p>
          </table:table-cell>
          <table:table-cell office:value-type="float" office:value="843.830017" calcext:value-type="float">
            <text:p>843,830017</text:p>
          </table:table-cell>
          <table:table-cell office:value-type="float" office:value="4" calcext:value-type="float">
            <text:p>4</text:p>
          </table:table-cell>
          <table:table-cell office:value-type="float" office:value="727.940002" calcext:value-type="float">
            <text:p>727,940002</text:p>
          </table:table-cell>
          <table:table-cell office:value-type="float" office:value="120940" calcext:value-type="float">
            <text:p>120940</text:p>
          </table:table-cell>
          <table:table-cell office:value-type="float" office:value="768.947021" calcext:value-type="float">
            <text:p>768,947021</text:p>
          </table:table-cell>
          <table:table-cell office:value-type="float" office:value="4" calcext:value-type="float">
            <text:p>4</text:p>
          </table:table-cell>
          <table:table-cell office:value-type="float" office:value="562.209045" calcext:value-type="float">
            <text:p>562,209045</text:p>
          </table:table-cell>
          <table:table-cell office:value-type="float" office:value="120940" calcext:value-type="float">
            <text:p>120940</text:p>
          </table:table-cell>
          <table:table-cell office:value-type="float" office:value="888.065002" calcext:value-type="float">
            <text:p>888,065002</text:p>
          </table:table-cell>
          <table:table-cell office:value-type="float" office:value="18" calcext:value-type="float">
            <text:p>18</text:p>
          </table:table-cell>
          <table:table-cell office:value-type="float" office:value="5809.763184" calcext:value-type="float">
            <text:p>5809,763184</text:p>
          </table:table-cell>
          <table:table-cell table:number-columns-repeated="4"/>
        </table:table-row>
        <table:table-row table:style-name="ro1">
          <table:table-cell office:value-type="float" office:value="121128" calcext:value-type="float">
            <text:p>121128</text:p>
          </table:table-cell>
          <table:table-cell office:value-type="float" office:value="1093.760986" calcext:value-type="float">
            <text:p>1093,760986</text:p>
          </table:table-cell>
          <table:table-cell office:value-type="float" office:value="125" calcext:value-type="float">
            <text:p>125</text:p>
          </table:table-cell>
          <table:table-cell office:value-type="float" office:value="4115.174805" calcext:value-type="float">
            <text:p>4115,174805</text:p>
          </table:table-cell>
          <table:table-cell office:value-type="float" office:value="121128" calcext:value-type="float">
            <text:p>121128</text:p>
          </table:table-cell>
          <table:table-cell office:value-type="float" office:value="1128.47998" calcext:value-type="float">
            <text:p>1128,47998</text:p>
          </table:table-cell>
          <table:table-cell office:value-type="float" office:value="78" calcext:value-type="float">
            <text:p>78</text:p>
          </table:table-cell>
          <table:table-cell office:value-type="float" office:value="3098.714355" calcext:value-type="float">
            <text:p>3098,714355</text:p>
          </table:table-cell>
          <table:table-cell office:value-type="float" office:value="121128" calcext:value-type="float">
            <text:p>121128</text:p>
          </table:table-cell>
          <table:table-cell office:value-type="float" office:value="1113.175049" calcext:value-type="float">
            <text:p>1113,175049</text:p>
          </table:table-cell>
          <table:table-cell office:value-type="float" office:value="100" calcext:value-type="float">
            <text:p>100</text:p>
          </table:table-cell>
          <table:table-cell office:value-type="float" office:value="2819.436279" calcext:value-type="float">
            <text:p>2819,436279</text:p>
          </table:table-cell>
          <table:table-cell office:value-type="float" office:value="121128" calcext:value-type="float">
            <text:p>121128</text:p>
          </table:table-cell>
          <table:table-cell office:value-type="float" office:value="951.475037" calcext:value-type="float">
            <text:p>951,475037</text:p>
          </table:table-cell>
          <table:table-cell office:value-type="float" office:value="49" calcext:value-type="float">
            <text:p>49</text:p>
          </table:table-cell>
          <table:table-cell office:value-type="float" office:value="1899.514771" calcext:value-type="float">
            <text:p>1899,514771</text:p>
          </table:table-cell>
          <table:table-cell office:value-type="float" office:value="121128" calcext:value-type="float">
            <text:p>121128</text:p>
          </table:table-cell>
          <table:table-cell office:value-type="float" office:value="909.125" calcext:value-type="float">
            <text:p>909,125</text:p>
          </table:table-cell>
          <table:table-cell office:value-type="float" office:value="66" calcext:value-type="float">
            <text:p>66</text:p>
          </table:table-cell>
          <table:table-cell office:value-type="float" office:value="2864.768799" calcext:value-type="float">
            <text:p>2864,768799</text:p>
          </table:table-cell>
          <table:table-cell office:value-type="float" office:value="121128" calcext:value-type="float">
            <text:p>121128</text:p>
          </table:table-cell>
          <table:table-cell office:value-type="float" office:value="860.001953" calcext:value-type="float">
            <text:p>860,001953</text:p>
          </table:table-cell>
          <table:table-cell office:value-type="float" office:value="141" calcext:value-type="float">
            <text:p>141</text:p>
          </table:table-cell>
          <table:table-cell office:value-type="float" office:value="3709.882324" calcext:value-type="float">
            <text:p>3709,882324</text:p>
          </table:table-cell>
          <table:table-cell office:value-type="float" office:value="121128" calcext:value-type="float">
            <text:p>121128</text:p>
          </table:table-cell>
          <table:table-cell office:value-type="float" office:value="1141.927979" calcext:value-type="float">
            <text:p>1141,927979</text:p>
          </table:table-cell>
          <table:table-cell office:value-type="float" office:value="101" calcext:value-type="float">
            <text:p>101</text:p>
          </table:table-cell>
          <table:table-cell office:value-type="float" office:value="3199.687744" calcext:value-type="float">
            <text:p>3199,687744</text:p>
          </table:table-cell>
          <table:table-cell office:value-type="float" office:value="121128" calcext:value-type="float">
            <text:p>121128</text:p>
          </table:table-cell>
          <table:table-cell office:value-type="float" office:value="1060.395996" calcext:value-type="float">
            <text:p>1060,395996</text:p>
          </table:table-cell>
          <table:table-cell office:value-type="float" office:value="95" calcext:value-type="float">
            <text:p>95</text:p>
          </table:table-cell>
          <table:table-cell office:value-type="float" office:value="3037.331055" calcext:value-type="float">
            <text:p>3037,331055</text:p>
          </table:table-cell>
          <table:table-cell table:number-columns-repeated="4"/>
        </table:table-row>
        <table:table-row table:style-name="ro1">
          <table:table-cell office:value-type="float" office:value="121342" calcext:value-type="float">
            <text:p>121342</text:p>
          </table:table-cell>
          <table:table-cell office:value-type="float" office:value="934.643982" calcext:value-type="float">
            <text:p>934,643982</text:p>
          </table:table-cell>
          <table:table-cell office:value-type="float" office:value="167" calcext:value-type="float">
            <text:p>167</text:p>
          </table:table-cell>
          <table:table-cell office:value-type="float" office:value="3551.33667" calcext:value-type="float">
            <text:p>3551,33667</text:p>
          </table:table-cell>
          <table:table-cell office:value-type="float" office:value="121342" calcext:value-type="float">
            <text:p>121342</text:p>
          </table:table-cell>
          <table:table-cell office:value-type="float" office:value="809.158997" calcext:value-type="float">
            <text:p>809,158997</text:p>
          </table:table-cell>
          <table:table-cell office:value-type="float" office:value="133" calcext:value-type="float">
            <text:p>133</text:p>
          </table:table-cell>
          <table:table-cell office:value-type="float" office:value="3270.427246" calcext:value-type="float">
            <text:p>3270,427246</text:p>
          </table:table-cell>
          <table:table-cell office:value-type="float" office:value="121342" calcext:value-type="float">
            <text:p>121342</text:p>
          </table:table-cell>
          <table:table-cell office:value-type="float" office:value="1008.983032" calcext:value-type="float">
            <text:p>1008,983032</text:p>
          </table:table-cell>
          <table:table-cell office:value-type="float" office:value="103" calcext:value-type="float">
            <text:p>103</text:p>
          </table:table-cell>
          <table:table-cell office:value-type="float" office:value="2740.711182" calcext:value-type="float">
            <text:p>2740,711182</text:p>
          </table:table-cell>
          <table:table-cell office:value-type="float" office:value="121342" calcext:value-type="float">
            <text:p>121342</text:p>
          </table:table-cell>
          <table:table-cell office:value-type="float" office:value="894.514954" calcext:value-type="float">
            <text:p>894,514954</text:p>
          </table:table-cell>
          <table:table-cell office:value-type="float" office:value="126" calcext:value-type="float">
            <text:p>126</text:p>
          </table:table-cell>
          <table:table-cell office:value-type="float" office:value="2831.846191" calcext:value-type="float">
            <text:p>2831,846191</text:p>
          </table:table-cell>
          <table:table-cell office:value-type="float" office:value="121342" calcext:value-type="float">
            <text:p>121342</text:p>
          </table:table-cell>
          <table:table-cell office:value-type="float" office:value="913.923035" calcext:value-type="float">
            <text:p>913,923035</text:p>
          </table:table-cell>
          <table:table-cell office:value-type="float" office:value="162" calcext:value-type="float">
            <text:p>162</text:p>
          </table:table-cell>
          <table:table-cell office:value-type="float" office:value="3088.117188" calcext:value-type="float">
            <text:p>3088,117188</text:p>
          </table:table-cell>
          <table:table-cell office:value-type="float" office:value="121342" calcext:value-type="float">
            <text:p>121342</text:p>
          </table:table-cell>
          <table:table-cell office:value-type="float" office:value="1248.588013" calcext:value-type="float">
            <text:p>1248,588013</text:p>
          </table:table-cell>
          <table:table-cell office:value-type="float" office:value="105" calcext:value-type="float">
            <text:p>105</text:p>
          </table:table-cell>
          <table:table-cell office:value-type="float" office:value="2597.604248" calcext:value-type="float">
            <text:p>2597,604248</text:p>
          </table:table-cell>
          <table:table-cell office:value-type="float" office:value="121342" calcext:value-type="float">
            <text:p>121342</text:p>
          </table:table-cell>
          <table:table-cell office:value-type="float" office:value="966.138" calcext:value-type="float">
            <text:p>966,138</text:p>
          </table:table-cell>
          <table:table-cell office:value-type="float" office:value="110" calcext:value-type="float">
            <text:p>110</text:p>
          </table:table-cell>
          <table:table-cell office:value-type="float" office:value="2706.540771" calcext:value-type="float">
            <text:p>2706,540771</text:p>
          </table:table-cell>
          <table:table-cell office:value-type="float" office:value="121342" calcext:value-type="float">
            <text:p>121342</text:p>
          </table:table-cell>
          <table:table-cell office:value-type="float" office:value="1091.838989" calcext:value-type="float">
            <text:p>1091,838989</text:p>
          </table:table-cell>
          <table:table-cell office:value-type="float" office:value="115" calcext:value-type="float">
            <text:p>115</text:p>
          </table:table-cell>
          <table:table-cell office:value-type="float" office:value="2643.639893" calcext:value-type="float">
            <text:p>2643,639893</text:p>
          </table:table-cell>
          <table:table-cell table:number-columns-repeated="4"/>
        </table:table-row>
        <table:table-row table:style-name="ro1">
          <table:table-cell office:value-type="float" office:value="121553" calcext:value-type="float">
            <text:p>121553</text:p>
          </table:table-cell>
          <table:table-cell office:value-type="float" office:value="1138.598022" calcext:value-type="float">
            <text:p>1138,598022</text:p>
          </table:table-cell>
          <table:table-cell office:value-type="float" office:value="5" calcext:value-type="float">
            <text:p>5</text:p>
          </table:table-cell>
          <table:table-cell office:value-type="float" office:value="446.776001" calcext:value-type="float">
            <text:p>446,776001</text:p>
          </table:table-cell>
          <table:table-cell office:value-type="float" office:value="121553" calcext:value-type="float">
            <text:p>121553</text:p>
          </table:table-cell>
          <table:table-cell office:value-type="float" office:value="1027.322998" calcext:value-type="float">
            <text:p>1027,322998</text:p>
          </table:table-cell>
          <table:table-cell office:value-type="float" office:value="3" calcext:value-type="float">
            <text:p>3</text:p>
          </table:table-cell>
          <table:table-cell office:value-type="float" office:value="219.812988" calcext:value-type="float">
            <text:p>219,812988</text:p>
          </table:table-cell>
          <table:table-cell office:value-type="float" office:value="121553" calcext:value-type="float">
            <text:p>121553</text:p>
          </table:table-cell>
          <table:table-cell office:value-type="float" office:value="840.677002" calcext:value-type="float">
            <text:p>840,677002</text:p>
          </table:table-cell>
          <table:table-cell office:value-type="float" office:value="8" calcext:value-type="float">
            <text:p>8</text:p>
          </table:table-cell>
          <table:table-cell office:value-type="float" office:value="684.796021" calcext:value-type="float">
            <text:p>684,796021</text:p>
          </table:table-cell>
          <table:table-cell office:value-type="float" office:value="121553" calcext:value-type="float">
            <text:p>121553</text:p>
          </table:table-cell>
          <table:table-cell office:value-type="float" office:value="941.510986" calcext:value-type="float">
            <text:p>941,510986</text:p>
          </table:table-cell>
          <table:table-cell office:value-type="float" office:value="6" calcext:value-type="float">
            <text:p>6</text:p>
          </table:table-cell>
          <table:table-cell office:value-type="float" office:value="246.582977" calcext:value-type="float">
            <text:p>246,582977</text:p>
          </table:table-cell>
          <table:table-cell office:value-type="float" office:value="121553" calcext:value-type="float">
            <text:p>121553</text:p>
          </table:table-cell>
          <table:table-cell office:value-type="float" office:value="807.872986" calcext:value-type="float">
            <text:p>807,872986</text:p>
          </table:table-cell>
          <table:table-cell office:value-type="float" office:value="3" calcext:value-type="float">
            <text:p>3</text:p>
          </table:table-cell>
          <table:table-cell office:value-type="float" office:value="244.829987" calcext:value-type="float">
            <text:p>244,829987</text:p>
          </table:table-cell>
          <table:table-cell office:value-type="float" office:value="121553" calcext:value-type="float">
            <text:p>121553</text:p>
          </table:table-cell>
          <table:table-cell office:value-type="float" office:value="937.578979" calcext:value-type="float">
            <text:p>937,578979</text:p>
          </table:table-cell>
          <table:table-cell office:value-type="float" office:value="16" calcext:value-type="float">
            <text:p>16</text:p>
          </table:table-cell>
          <table:table-cell office:value-type="float" office:value="2695.854248" calcext:value-type="float">
            <text:p>2695,854248</text:p>
          </table:table-cell>
          <table:table-cell office:value-type="float" office:value="121553" calcext:value-type="float">
            <text:p>121553</text:p>
          </table:table-cell>
          <table:table-cell office:value-type="float" office:value="864.584045" calcext:value-type="float">
            <text:p>864,584045</text:p>
          </table:table-cell>
          <table:table-cell office:value-type="float" office:value="37" calcext:value-type="float">
            <text:p>37</text:p>
          </table:table-cell>
          <table:table-cell office:value-type="float" office:value="6271.635254" calcext:value-type="float">
            <text:p>6271,635254</text:p>
          </table:table-cell>
          <table:table-cell office:value-type="float" office:value="121553" calcext:value-type="float">
            <text:p>121553</text:p>
          </table:table-cell>
          <table:table-cell office:value-type="float" office:value="914.807007" calcext:value-type="float">
            <text:p>914,807007</text:p>
          </table:table-cell>
          <table:table-cell office:value-type="float" office:value="7" calcext:value-type="float">
            <text:p>7</text:p>
          </table:table-cell>
          <table:table-cell office:value-type="float" office:value="893.169922" calcext:value-type="float">
            <text:p>893,169922</text:p>
          </table:table-cell>
          <table:table-cell table:number-columns-repeated="4"/>
        </table:table-row>
        <table:table-row table:style-name="ro1">
          <table:table-cell office:value-type="float" office:value="121819" calcext:value-type="float">
            <text:p>121819</text:p>
          </table:table-cell>
          <table:table-cell office:value-type="float" office:value="1343.984009" calcext:value-type="float">
            <text:p>1343,984009</text:p>
          </table:table-cell>
          <table:table-cell office:value-type="float" office:value="28" calcext:value-type="float">
            <text:p>28</text:p>
          </table:table-cell>
          <table:table-cell office:value-type="float" office:value="6405.259766" calcext:value-type="float">
            <text:p>6405,259766</text:p>
          </table:table-cell>
          <table:table-cell office:value-type="float" office:value="121819" calcext:value-type="float">
            <text:p>121819</text:p>
          </table:table-cell>
          <table:table-cell office:value-type="float" office:value="993.97699" calcext:value-type="float">
            <text:p>993,97699</text:p>
          </table:table-cell>
          <table:table-cell office:value-type="float" office:value="10" calcext:value-type="float">
            <text:p>10</text:p>
          </table:table-cell>
          <table:table-cell office:value-type="float" office:value="1937.494995" calcext:value-type="float">
            <text:p>1937,494995</text:p>
          </table:table-cell>
          <table:table-cell office:value-type="float" office:value="121819" calcext:value-type="float">
            <text:p>121819</text:p>
          </table:table-cell>
          <table:table-cell office:value-type="float" office:value="1119.750977" calcext:value-type="float">
            <text:p>1119,750977</text:p>
          </table:table-cell>
          <table:table-cell office:value-type="float" office:value="7" calcext:value-type="float">
            <text:p>7</text:p>
          </table:table-cell>
          <table:table-cell office:value-type="float" office:value="1530.409058" calcext:value-type="float">
            <text:p>1530,409058</text:p>
          </table:table-cell>
          <table:table-cell office:value-type="float" office:value="121819" calcext:value-type="float">
            <text:p>121819</text:p>
          </table:table-cell>
          <table:table-cell office:value-type="float" office:value="1148.859009" calcext:value-type="float">
            <text:p>1148,859009</text:p>
          </table:table-cell>
          <table:table-cell office:value-type="float" office:value="9" calcext:value-type="float">
            <text:p>9</text:p>
          </table:table-cell>
          <table:table-cell office:value-type="float" office:value="1957.537964" calcext:value-type="float">
            <text:p>1957,537964</text:p>
          </table:table-cell>
          <table:table-cell office:value-type="float" office:value="121819" calcext:value-type="float">
            <text:p>121819</text:p>
          </table:table-cell>
          <table:table-cell office:value-type="float" office:value="1127.713989" calcext:value-type="float">
            <text:p>1127,713989</text:p>
          </table:table-cell>
          <table:table-cell office:value-type="float" office:value="10" calcext:value-type="float">
            <text:p>10</text:p>
          </table:table-cell>
          <table:table-cell office:value-type="float" office:value="2355.452148" calcext:value-type="float">
            <text:p>2355,452148</text:p>
          </table:table-cell>
          <table:table-cell office:value-type="float" office:value="121819" calcext:value-type="float">
            <text:p>121819</text:p>
          </table:table-cell>
          <table:table-cell office:value-type="float" office:value="1090.968994" calcext:value-type="float">
            <text:p>1090,968994</text:p>
          </table:table-cell>
          <table:table-cell office:value-type="float" office:value="19" calcext:value-type="float">
            <text:p>19</text:p>
          </table:table-cell>
          <table:table-cell office:value-type="float" office:value="5082.585449" calcext:value-type="float">
            <text:p>5082,585449</text:p>
          </table:table-cell>
          <table:table-cell office:value-type="float" office:value="121819" calcext:value-type="float">
            <text:p>121819</text:p>
          </table:table-cell>
          <table:table-cell office:value-type="float" office:value="1048.778076" calcext:value-type="float">
            <text:p>1048,778076</text:p>
          </table:table-cell>
          <table:table-cell office:value-type="float" office:value="8" calcext:value-type="float">
            <text:p>8</text:p>
          </table:table-cell>
          <table:table-cell office:value-type="float" office:value="2249.875" calcext:value-type="float">
            <text:p>2249,875</text:p>
          </table:table-cell>
          <table:table-cell office:value-type="float" office:value="121819" calcext:value-type="float">
            <text:p>121819</text:p>
          </table:table-cell>
          <table:table-cell office:value-type="float" office:value="1115.264038" calcext:value-type="float">
            <text:p>1115,264038</text:p>
          </table:table-cell>
          <table:table-cell office:value-type="float" office:value="7" calcext:value-type="float">
            <text:p>7</text:p>
          </table:table-cell>
          <table:table-cell office:value-type="float" office:value="3156.885742" calcext:value-type="float">
            <text:p>3156,885742</text:p>
          </table:table-cell>
          <table:table-cell table:number-columns-repeated="4"/>
        </table:table-row>
        <table:table-row table:style-name="ro1">
          <table:table-cell office:value-type="float" office:value="122029" calcext:value-type="float">
            <text:p>122029</text:p>
          </table:table-cell>
          <table:table-cell office:value-type="float" office:value="1146.965088" calcext:value-type="float">
            <text:p>1146,965088</text:p>
          </table:table-cell>
          <table:table-cell office:value-type="float" office:value="10" calcext:value-type="float">
            <text:p>10</text:p>
          </table:table-cell>
          <table:table-cell office:value-type="float" office:value="5165.739746" calcext:value-type="float">
            <text:p>5165,739746</text:p>
          </table:table-cell>
          <table:table-cell office:value-type="float" office:value="122029" calcext:value-type="float">
            <text:p>122029</text:p>
          </table:table-cell>
          <table:table-cell office:value-type="float" office:value="870.759033" calcext:value-type="float">
            <text:p>870,759033</text:p>
          </table:table-cell>
          <table:table-cell office:value-type="float" office:value="11" calcext:value-type="float">
            <text:p>11</text:p>
          </table:table-cell>
          <table:table-cell office:value-type="float" office:value="6287.621094" calcext:value-type="float">
            <text:p>6287,621094</text:p>
          </table:table-cell>
          <table:table-cell office:value-type="float" office:value="122029" calcext:value-type="float">
            <text:p>122029</text:p>
          </table:table-cell>
          <table:table-cell office:value-type="float" office:value="1002.799011" calcext:value-type="float">
            <text:p>1002,799011</text:p>
          </table:table-cell>
          <table:table-cell office:value-type="float" office:value="13" calcext:value-type="float">
            <text:p>13</text:p>
          </table:table-cell>
          <table:table-cell office:value-type="float" office:value="5660.260254" calcext:value-type="float">
            <text:p>5660,260254</text:p>
          </table:table-cell>
          <table:table-cell office:value-type="float" office:value="122029" calcext:value-type="float">
            <text:p>122029</text:p>
          </table:table-cell>
          <table:table-cell office:value-type="float" office:value="886.10498" calcext:value-type="float">
            <text:p>886,10498</text:p>
          </table:table-cell>
          <table:table-cell office:value-type="float" office:value="17" calcext:value-type="float">
            <text:p>17</text:p>
          </table:table-cell>
          <table:table-cell office:value-type="float" office:value="6625.105957" calcext:value-type="float">
            <text:p>6625,105957</text:p>
          </table:table-cell>
          <table:table-cell office:value-type="float" office:value="122029" calcext:value-type="float">
            <text:p>122029</text:p>
          </table:table-cell>
          <table:table-cell office:value-type="float" office:value="938.594971" calcext:value-type="float">
            <text:p>938,594971</text:p>
          </table:table-cell>
          <table:table-cell office:value-type="float" office:value="11" calcext:value-type="float">
            <text:p>11</text:p>
          </table:table-cell>
          <table:table-cell office:value-type="float" office:value="5291.160645" calcext:value-type="float">
            <text:p>5291,160645</text:p>
          </table:table-cell>
          <table:table-cell office:value-type="float" office:value="122029" calcext:value-type="float">
            <text:p>122029</text:p>
          </table:table-cell>
          <table:table-cell office:value-type="float" office:value="1071.328003" calcext:value-type="float">
            <text:p>1071,328003</text:p>
          </table:table-cell>
          <table:table-cell office:value-type="float" office:value="9" calcext:value-type="float">
            <text:p>9</text:p>
          </table:table-cell>
          <table:table-cell office:value-type="float" office:value="8337.494141" calcext:value-type="float">
            <text:p>8337,494141</text:p>
          </table:table-cell>
          <table:table-cell office:value-type="float" office:value="122029" calcext:value-type="float">
            <text:p>122029</text:p>
          </table:table-cell>
          <table:table-cell office:value-type="float" office:value="926.30603" calcext:value-type="float">
            <text:p>926,30603</text:p>
          </table:table-cell>
          <table:table-cell office:value-type="float" office:value="7" calcext:value-type="float">
            <text:p>7</text:p>
          </table:table-cell>
          <table:table-cell office:value-type="float" office:value="4634.480469" calcext:value-type="float">
            <text:p>4634,480469</text:p>
          </table:table-cell>
          <table:table-cell office:value-type="float" office:value="122029" calcext:value-type="float">
            <text:p>122029</text:p>
          </table:table-cell>
          <table:table-cell office:value-type="float" office:value="718.700989" calcext:value-type="float">
            <text:p>718,700989</text:p>
          </table:table-cell>
          <table:table-cell office:value-type="float" office:value="13" calcext:value-type="float">
            <text:p>13</text:p>
          </table:table-cell>
          <table:table-cell office:value-type="float" office:value="7240.557129" calcext:value-type="float">
            <text:p>7240,557129</text:p>
          </table:table-cell>
          <table:table-cell table:number-columns-repeated="4"/>
        </table:table-row>
        <table:table-row table:style-name="ro1">
          <table:table-cell office:value-type="float" office:value="123200" calcext:value-type="float">
            <text:p>123200</text:p>
          </table:table-cell>
          <table:table-cell office:value-type="float" office:value="941.656006" calcext:value-type="float">
            <text:p>941,656006</text:p>
          </table:table-cell>
          <table:table-cell office:value-type="float" office:value="6" calcext:value-type="float">
            <text:p>6</text:p>
          </table:table-cell>
          <table:table-cell office:value-type="float" office:value="778.161011" calcext:value-type="float">
            <text:p>778,161011</text:p>
          </table:table-cell>
          <table:table-cell office:value-type="float" office:value="123200" calcext:value-type="float">
            <text:p>123200</text:p>
          </table:table-cell>
          <table:table-cell office:value-type="float" office:value="851.729004" calcext:value-type="float">
            <text:p>851,729004</text:p>
          </table:table-cell>
          <table:table-cell office:value-type="float" office:value="8" calcext:value-type="float">
            <text:p>8</text:p>
          </table:table-cell>
          <table:table-cell office:value-type="float" office:value="1131.251099" calcext:value-type="float">
            <text:p>1131,251099</text:p>
          </table:table-cell>
          <table:table-cell office:value-type="float" office:value="123200" calcext:value-type="float">
            <text:p>123200</text:p>
          </table:table-cell>
          <table:table-cell office:value-type="float" office:value="961.929993" calcext:value-type="float">
            <text:p>961,929993</text:p>
          </table:table-cell>
          <table:table-cell office:value-type="float" office:value="5" calcext:value-type="float">
            <text:p>5</text:p>
          </table:table-cell>
          <table:table-cell office:value-type="float" office:value="1762.98999" calcext:value-type="float">
            <text:p>1762,98999</text:p>
          </table:table-cell>
          <table:table-cell office:value-type="float" office:value="123200" calcext:value-type="float">
            <text:p>123200</text:p>
          </table:table-cell>
          <table:table-cell office:value-type="float" office:value="992.841003" calcext:value-type="float">
            <text:p>992,841003</text:p>
          </table:table-cell>
          <table:table-cell office:value-type="float" office:value="3" calcext:value-type="float">
            <text:p>3</text:p>
          </table:table-cell>
          <table:table-cell office:value-type="float" office:value="849.757019" calcext:value-type="float">
            <text:p>849,757019</text:p>
          </table:table-cell>
          <table:table-cell office:value-type="float" office:value="123200" calcext:value-type="float">
            <text:p>123200</text:p>
          </table:table-cell>
          <table:table-cell office:value-type="float" office:value="838.993042" calcext:value-type="float">
            <text:p>838,993042</text:p>
          </table:table-cell>
          <table:table-cell office:value-type="float" office:value="7" calcext:value-type="float">
            <text:p>7</text:p>
          </table:table-cell>
          <table:table-cell office:value-type="float" office:value="429.402008" calcext:value-type="float">
            <text:p>429,402008</text:p>
          </table:table-cell>
          <table:table-cell office:value-type="float" office:value="123200" calcext:value-type="float">
            <text:p>123200</text:p>
          </table:table-cell>
          <table:table-cell office:value-type="float" office:value="846.062988" calcext:value-type="float">
            <text:p>846,062988</text:p>
          </table:table-cell>
          <table:table-cell office:value-type="float" office:value="4" calcext:value-type="float">
            <text:p>4</text:p>
          </table:table-cell>
          <table:table-cell office:value-type="float" office:value="591.358032" calcext:value-type="float">
            <text:p>591,358032</text:p>
          </table:table-cell>
          <table:table-cell office:value-type="float" office:value="123200" calcext:value-type="float">
            <text:p>123200</text:p>
          </table:table-cell>
          <table:table-cell office:value-type="float" office:value="863.046997" calcext:value-type="float">
            <text:p>863,046997</text:p>
          </table:table-cell>
          <table:table-cell office:value-type="float" office:value="8" calcext:value-type="float">
            <text:p>8</text:p>
          </table:table-cell>
          <table:table-cell office:value-type="float" office:value="585.414978" calcext:value-type="float">
            <text:p>585,414978</text:p>
          </table:table-cell>
          <table:table-cell office:value-type="float" office:value="123200" calcext:value-type="float">
            <text:p>123200</text:p>
          </table:table-cell>
          <table:table-cell office:value-type="float" office:value="1096.361084" calcext:value-type="float">
            <text:p>1096,361084</text:p>
          </table:table-cell>
          <table:table-cell office:value-type="float" office:value="6" calcext:value-type="float">
            <text:p>6</text:p>
          </table:table-cell>
          <table:table-cell office:value-type="float" office:value="421.88501" calcext:value-type="float">
            <text:p>421,88501</text:p>
          </table:table-cell>
          <table:table-cell table:number-columns-repeated="4"/>
        </table:table-row>
        <table:table-row table:style-name="ro1">
          <table:table-cell office:value-type="float" office:value="123823" calcext:value-type="float">
            <text:p>123823</text:p>
          </table:table-cell>
          <table:table-cell office:value-type="float" office:value="894.801025" calcext:value-type="float">
            <text:p>894,801025</text:p>
          </table:table-cell>
          <table:table-cell office:value-type="float" office:value="4" calcext:value-type="float">
            <text:p>4</text:p>
          </table:table-cell>
          <table:table-cell office:value-type="float" office:value="965.55603" calcext:value-type="float">
            <text:p>965,55603</text:p>
          </table:table-cell>
          <table:table-cell office:value-type="float" office:value="123823" calcext:value-type="float">
            <text:p>123823</text:p>
          </table:table-cell>
          <table:table-cell office:value-type="float" office:value="1028.923096" calcext:value-type="float">
            <text:p>1028,923096</text:p>
          </table:table-cell>
          <table:table-cell office:value-type="float" office:value="7" calcext:value-type="float">
            <text:p>7</text:p>
          </table:table-cell>
          <table:table-cell office:value-type="float" office:value="1299.753052" calcext:value-type="float">
            <text:p>1299,753052</text:p>
          </table:table-cell>
          <table:table-cell office:value-type="float" office:value="123823" calcext:value-type="float">
            <text:p>123823</text:p>
          </table:table-cell>
          <table:table-cell office:value-type="float" office:value="912.692993" calcext:value-type="float">
            <text:p>912,692993</text:p>
          </table:table-cell>
          <table:table-cell office:value-type="float" office:value="3" calcext:value-type="float">
            <text:p>3</text:p>
          </table:table-cell>
          <table:table-cell office:value-type="float" office:value="444.897034" calcext:value-type="float">
            <text:p>444,897034</text:p>
          </table:table-cell>
          <table:table-cell office:value-type="float" office:value="123823" calcext:value-type="float">
            <text:p>123823</text:p>
          </table:table-cell>
          <table:table-cell office:value-type="float" office:value="978.272034" calcext:value-type="float">
            <text:p>978,272034</text:p>
          </table:table-cell>
          <table:table-cell office:value-type="float" office:value="8" calcext:value-type="float">
            <text:p>8</text:p>
          </table:table-cell>
          <table:table-cell office:value-type="float" office:value="1051.920044" calcext:value-type="float">
            <text:p>1051,920044</text:p>
          </table:table-cell>
          <table:table-cell office:value-type="float" office:value="123823" calcext:value-type="float">
            <text:p>123823</text:p>
          </table:table-cell>
          <table:table-cell office:value-type="float" office:value="893.983032" calcext:value-type="float">
            <text:p>893,983032</text:p>
          </table:table-cell>
          <table:table-cell office:value-type="float" office:value="4" calcext:value-type="float">
            <text:p>4</text:p>
          </table:table-cell>
          <table:table-cell office:value-type="float" office:value="696.123047" calcext:value-type="float">
            <text:p>696,123047</text:p>
          </table:table-cell>
          <table:table-cell office:value-type="float" office:value="123823" calcext:value-type="float">
            <text:p>123823</text:p>
          </table:table-cell>
          <table:table-cell office:value-type="float" office:value="913.417969" calcext:value-type="float">
            <text:p>913,417969</text:p>
          </table:table-cell>
          <table:table-cell office:value-type="float" office:value="3" calcext:value-type="float">
            <text:p>3</text:p>
          </table:table-cell>
          <table:table-cell office:value-type="float" office:value="172.300995" calcext:value-type="float">
            <text:p>172,300995</text:p>
          </table:table-cell>
          <table:table-cell office:value-type="float" office:value="123823" calcext:value-type="float">
            <text:p>123823</text:p>
          </table:table-cell>
          <table:table-cell office:value-type="float" office:value="743.663025" calcext:value-type="float">
            <text:p>743,663025</text:p>
          </table:table-cell>
          <table:table-cell office:value-type="float" office:value="6" calcext:value-type="float">
            <text:p>6</text:p>
          </table:table-cell>
          <table:table-cell office:value-type="float" office:value="937.273987" calcext:value-type="float">
            <text:p>937,273987</text:p>
          </table:table-cell>
          <table:table-cell office:value-type="float" office:value="123823" calcext:value-type="float">
            <text:p>123823</text:p>
          </table:table-cell>
          <table:table-cell office:value-type="float" office:value="924.247009" calcext:value-type="float">
            <text:p>924,247009</text:p>
          </table:table-cell>
          <table:table-cell office:value-type="float" office:value="4" calcext:value-type="float">
            <text:p>4</text:p>
          </table:table-cell>
          <table:table-cell office:value-type="float" office:value="1334.759033" calcext:value-type="float">
            <text:p>1334,759033</text:p>
          </table:table-cell>
          <table:table-cell table:number-columns-repeated="4"/>
        </table:table-row>
        <table:table-row table:style-name="ro1">
          <table:table-cell office:value-type="float" office:value="124245" calcext:value-type="float">
            <text:p>124245</text:p>
          </table:table-cell>
          <table:table-cell office:value-type="float" office:value="926.255005" calcext:value-type="float">
            <text:p>926,255005</text:p>
          </table:table-cell>
          <table:table-cell office:value-type="float" office:value="12" calcext:value-type="float">
            <text:p>12</text:p>
          </table:table-cell>
          <table:table-cell office:value-type="float" office:value="5053.182617" calcext:value-type="float">
            <text:p>5053,182617</text:p>
          </table:table-cell>
          <table:table-cell office:value-type="float" office:value="124245" calcext:value-type="float">
            <text:p>124245</text:p>
          </table:table-cell>
          <table:table-cell office:value-type="float" office:value="844.079956" calcext:value-type="float">
            <text:p>844,079956</text:p>
          </table:table-cell>
          <table:table-cell office:value-type="float" office:value="13" calcext:value-type="float">
            <text:p>13</text:p>
          </table:table-cell>
          <table:table-cell office:value-type="float" office:value="7468.979004" calcext:value-type="float">
            <text:p>7468,979004</text:p>
          </table:table-cell>
          <table:table-cell office:value-type="float" office:value="124245" calcext:value-type="float">
            <text:p>124245</text:p>
          </table:table-cell>
          <table:table-cell office:value-type="float" office:value="1205.291992" calcext:value-type="float">
            <text:p>1205,291992</text:p>
          </table:table-cell>
          <table:table-cell office:value-type="float" office:value="13" calcext:value-type="float">
            <text:p>13</text:p>
          </table:table-cell>
          <table:table-cell office:value-type="float" office:value="5792.611816" calcext:value-type="float">
            <text:p>5792,611816</text:p>
          </table:table-cell>
          <table:table-cell office:value-type="float" office:value="124245" calcext:value-type="float">
            <text:p>124245</text:p>
          </table:table-cell>
          <table:table-cell office:value-type="float" office:value="1001.080017" calcext:value-type="float">
            <text:p>1001,080017</text:p>
          </table:table-cell>
          <table:table-cell office:value-type="float" office:value="8" calcext:value-type="float">
            <text:p>8</text:p>
          </table:table-cell>
          <table:table-cell office:value-type="float" office:value="4595.844727" calcext:value-type="float">
            <text:p>4595,844727</text:p>
          </table:table-cell>
          <table:table-cell office:value-type="float" office:value="124245" calcext:value-type="float">
            <text:p>124245</text:p>
          </table:table-cell>
          <table:table-cell office:value-type="float" office:value="1009.629944" calcext:value-type="float">
            <text:p>1009,629944</text:p>
          </table:table-cell>
          <table:table-cell office:value-type="float" office:value="36" calcext:value-type="float">
            <text:p>36</text:p>
          </table:table-cell>
          <table:table-cell office:value-type="float" office:value="16353.238281" calcext:value-type="float">
            <text:p>16353,238281</text:p>
          </table:table-cell>
          <table:table-cell office:value-type="float" office:value="124245" calcext:value-type="float">
            <text:p>124245</text:p>
          </table:table-cell>
          <table:table-cell office:value-type="float" office:value="1066.230957" calcext:value-type="float">
            <text:p>1066,230957</text:p>
          </table:table-cell>
          <table:table-cell office:value-type="float" office:value="13" calcext:value-type="float">
            <text:p>13</text:p>
          </table:table-cell>
          <table:table-cell office:value-type="float" office:value="5908.765137" calcext:value-type="float">
            <text:p>5908,765137</text:p>
          </table:table-cell>
          <table:table-cell office:value-type="float" office:value="124245" calcext:value-type="float">
            <text:p>124245</text:p>
          </table:table-cell>
          <table:table-cell office:value-type="float" office:value="857.60498" calcext:value-type="float">
            <text:p>857,60498</text:p>
          </table:table-cell>
          <table:table-cell office:value-type="float" office:value="12" calcext:value-type="float">
            <text:p>12</text:p>
          </table:table-cell>
          <table:table-cell office:value-type="float" office:value="4129.454102" calcext:value-type="float">
            <text:p>4129,454102</text:p>
          </table:table-cell>
          <table:table-cell office:value-type="float" office:value="124245" calcext:value-type="float">
            <text:p>124245</text:p>
          </table:table-cell>
          <table:table-cell office:value-type="float" office:value="1378.166016" calcext:value-type="float">
            <text:p>1378,166016</text:p>
          </table:table-cell>
          <table:table-cell office:value-type="float" office:value="10" calcext:value-type="float">
            <text:p>10</text:p>
          </table:table-cell>
          <table:table-cell office:value-type="float" office:value="7918.667969" calcext:value-type="float">
            <text:p>7918,667969</text:p>
          </table:table-cell>
          <table:table-cell table:number-columns-repeated="4"/>
        </table:table-row>
        <table:table-row table:style-name="ro1">
          <table:table-cell office:value-type="float" office:value="124958" calcext:value-type="float">
            <text:p>124958</text:p>
          </table:table-cell>
          <table:table-cell office:value-type="float" office:value="895.804016" calcext:value-type="float">
            <text:p>895,804016</text:p>
          </table:table-cell>
          <table:table-cell office:value-type="float" office:value="5" calcext:value-type="float">
            <text:p>5</text:p>
          </table:table-cell>
          <table:table-cell office:value-type="float" office:value="754.280029" calcext:value-type="float">
            <text:p>754,280029</text:p>
          </table:table-cell>
          <table:table-cell office:value-type="float" office:value="124958" calcext:value-type="float">
            <text:p>124958</text:p>
          </table:table-cell>
          <table:table-cell office:value-type="float" office:value="794.296021" calcext:value-type="float">
            <text:p>794,296021</text:p>
          </table:table-cell>
          <table:table-cell office:value-type="float" office:value="6" calcext:value-type="float">
            <text:p>6</text:p>
          </table:table-cell>
          <table:table-cell office:value-type="float" office:value="1758.510986" calcext:value-type="float">
            <text:p>1758,510986</text:p>
          </table:table-cell>
          <table:table-cell office:value-type="float" office:value="124958" calcext:value-type="float">
            <text:p>124958</text:p>
          </table:table-cell>
          <table:table-cell office:value-type="float" office:value="949.635986" calcext:value-type="float">
            <text:p>949,635986</text:p>
          </table:table-cell>
          <table:table-cell office:value-type="float" office:value="5" calcext:value-type="float">
            <text:p>5</text:p>
          </table:table-cell>
          <table:table-cell office:value-type="float" office:value="948.261963" calcext:value-type="float">
            <text:p>948,261963</text:p>
          </table:table-cell>
          <table:table-cell office:value-type="float" office:value="124958" calcext:value-type="float">
            <text:p>124958</text:p>
          </table:table-cell>
          <table:table-cell office:value-type="float" office:value="989.292053" calcext:value-type="float">
            <text:p>989,292053</text:p>
          </table:table-cell>
          <table:table-cell office:value-type="float" office:value="3" calcext:value-type="float">
            <text:p>3</text:p>
          </table:table-cell>
          <table:table-cell office:value-type="float" office:value="825.35199" calcext:value-type="float">
            <text:p>825,35199</text:p>
          </table:table-cell>
          <table:table-cell office:value-type="float" office:value="124958" calcext:value-type="float">
            <text:p>124958</text:p>
          </table:table-cell>
          <table:table-cell office:value-type="float" office:value="962.216003" calcext:value-type="float">
            <text:p>962,216003</text:p>
          </table:table-cell>
          <table:table-cell office:value-type="float" office:value="8" calcext:value-type="float">
            <text:p>8</text:p>
          </table:table-cell>
          <table:table-cell office:value-type="float" office:value="1386.861938" calcext:value-type="float">
            <text:p>1386,861938</text:p>
          </table:table-cell>
          <table:table-cell office:value-type="float" office:value="124958" calcext:value-type="float">
            <text:p>124958</text:p>
          </table:table-cell>
          <table:table-cell office:value-type="float" office:value="858.492981" calcext:value-type="float">
            <text:p>858,492981</text:p>
          </table:table-cell>
          <table:table-cell office:value-type="float" office:value="6" calcext:value-type="float">
            <text:p>6</text:p>
          </table:table-cell>
          <table:table-cell office:value-type="float" office:value="1341.776001" calcext:value-type="float">
            <text:p>1341,776001</text:p>
          </table:table-cell>
          <table:table-cell office:value-type="float" office:value="124958" calcext:value-type="float">
            <text:p>124958</text:p>
          </table:table-cell>
          <table:table-cell office:value-type="float" office:value="929.10199" calcext:value-type="float">
            <text:p>929,10199</text:p>
          </table:table-cell>
          <table:table-cell office:value-type="float" office:value="6" calcext:value-type="float">
            <text:p>6</text:p>
          </table:table-cell>
          <table:table-cell office:value-type="float" office:value="535.165039" calcext:value-type="float">
            <text:p>535,165039</text:p>
          </table:table-cell>
          <table:table-cell office:value-type="float" office:value="124958" calcext:value-type="float">
            <text:p>124958</text:p>
          </table:table-cell>
          <table:table-cell office:value-type="float" office:value="956.849976" calcext:value-type="float">
            <text:p>956,849976</text:p>
          </table:table-cell>
          <table:table-cell office:value-type="float" office:value="4" calcext:value-type="float">
            <text:p>4</text:p>
          </table:table-cell>
          <table:table-cell office:value-type="float" office:value="594.975037" calcext:value-type="float">
            <text:p>594,975037</text:p>
          </table:table-cell>
          <table:table-cell table:number-columns-repeated="4"/>
        </table:table-row>
        <table:table-row table:style-name="ro1">
          <table:table-cell office:value-type="float" office:value="125528" calcext:value-type="float">
            <text:p>125528</text:p>
          </table:table-cell>
          <table:table-cell office:value-type="float" office:value="886.292969" calcext:value-type="float">
            <text:p>886,292969</text:p>
          </table:table-cell>
          <table:table-cell office:value-type="float" office:value="138" calcext:value-type="float">
            <text:p>138</text:p>
          </table:table-cell>
          <table:table-cell office:value-type="float" office:value="4428.997559" calcext:value-type="float">
            <text:p>4428,997559</text:p>
          </table:table-cell>
          <table:table-cell office:value-type="float" office:value="125528" calcext:value-type="float">
            <text:p>125528</text:p>
          </table:table-cell>
          <table:table-cell office:value-type="float" office:value="1284.203003" calcext:value-type="float">
            <text:p>1284,203003</text:p>
          </table:table-cell>
          <table:table-cell office:value-type="float" office:value="150" calcext:value-type="float">
            <text:p>150</text:p>
          </table:table-cell>
          <table:table-cell office:value-type="float" office:value="4882.519531" calcext:value-type="float">
            <text:p>4882,519531</text:p>
          </table:table-cell>
          <table:table-cell office:value-type="float" office:value="125528" calcext:value-type="float">
            <text:p>125528</text:p>
          </table:table-cell>
          <table:table-cell office:value-type="float" office:value="1044.476929" calcext:value-type="float">
            <text:p>1044,476929</text:p>
          </table:table-cell>
          <table:table-cell office:value-type="float" office:value="116" calcext:value-type="float">
            <text:p>116</text:p>
          </table:table-cell>
          <table:table-cell office:value-type="float" office:value="4253.302246" calcext:value-type="float">
            <text:p>4253,302246</text:p>
          </table:table-cell>
          <table:table-cell office:value-type="float" office:value="125528" calcext:value-type="float">
            <text:p>125528</text:p>
          </table:table-cell>
          <table:table-cell office:value-type="float" office:value="1169.30896" calcext:value-type="float">
            <text:p>1169,30896</text:p>
          </table:table-cell>
          <table:table-cell office:value-type="float" office:value="20" calcext:value-type="float">
            <text:p>20</text:p>
          </table:table-cell>
          <table:table-cell office:value-type="float" office:value="1092.74707" calcext:value-type="float">
            <text:p>1092,74707</text:p>
          </table:table-cell>
          <table:table-cell office:value-type="float" office:value="125528" calcext:value-type="float">
            <text:p>125528</text:p>
          </table:table-cell>
          <table:table-cell office:value-type="float" office:value="1151.890015" calcext:value-type="float">
            <text:p>1151,890015</text:p>
          </table:table-cell>
          <table:table-cell office:value-type="float" office:value="95" calcext:value-type="float">
            <text:p>95</text:p>
          </table:table-cell>
          <table:table-cell office:value-type="float" office:value="2913.977783" calcext:value-type="float">
            <text:p>2913,977783</text:p>
          </table:table-cell>
          <table:table-cell office:value-type="float" office:value="125528" calcext:value-type="float">
            <text:p>125528</text:p>
          </table:table-cell>
          <table:table-cell office:value-type="float" office:value="1254.18396" calcext:value-type="float">
            <text:p>1254,18396</text:p>
          </table:table-cell>
          <table:table-cell office:value-type="float" office:value="159" calcext:value-type="float">
            <text:p>159</text:p>
          </table:table-cell>
          <table:table-cell office:value-type="float" office:value="4509.575684" calcext:value-type="float">
            <text:p>4509,575684</text:p>
          </table:table-cell>
          <table:table-cell office:value-type="float" office:value="125528" calcext:value-type="float">
            <text:p>125528</text:p>
          </table:table-cell>
          <table:table-cell office:value-type="float" office:value="1168.939941" calcext:value-type="float">
            <text:p>1168,939941</text:p>
          </table:table-cell>
          <table:table-cell office:value-type="float" office:value="120" calcext:value-type="float">
            <text:p>120</text:p>
          </table:table-cell>
          <table:table-cell office:value-type="float" office:value="3039.487793" calcext:value-type="float">
            <text:p>3039,487793</text:p>
          </table:table-cell>
          <table:table-cell office:value-type="float" office:value="125528" calcext:value-type="float">
            <text:p>125528</text:p>
          </table:table-cell>
          <table:table-cell office:value-type="float" office:value="880.509033" calcext:value-type="float">
            <text:p>880,509033</text:p>
          </table:table-cell>
          <table:table-cell office:value-type="float" office:value="133" calcext:value-type="float">
            <text:p>133</text:p>
          </table:table-cell>
          <table:table-cell office:value-type="float" office:value="3949.034912" calcext:value-type="float">
            <text:p>3949,034912</text:p>
          </table:table-cell>
          <table:table-cell table:number-columns-repeated="4"/>
        </table:table-row>
        <table:table-row table:style-name="ro1">
          <table:table-cell office:value-type="float" office:value="125805" calcext:value-type="float">
            <text:p>125805</text:p>
          </table:table-cell>
          <table:table-cell office:value-type="float" office:value="981.096008" calcext:value-type="float">
            <text:p>981,096008</text:p>
          </table:table-cell>
          <table:table-cell office:value-type="float" office:value="14" calcext:value-type="float">
            <text:p>14</text:p>
          </table:table-cell>
          <table:table-cell office:value-type="float" office:value="1949.006958" calcext:value-type="float">
            <text:p>1949,006958</text:p>
          </table:table-cell>
          <table:table-cell office:value-type="float" office:value="125805" calcext:value-type="float">
            <text:p>125805</text:p>
          </table:table-cell>
          <table:table-cell office:value-type="float" office:value="1024.098999" calcext:value-type="float">
            <text:p>1024,098999</text:p>
          </table:table-cell>
          <table:table-cell office:value-type="float" office:value="6" calcext:value-type="float">
            <text:p>6</text:p>
          </table:table-cell>
          <table:table-cell office:value-type="float" office:value="1003.10498" calcext:value-type="float">
            <text:p>1003,10498</text:p>
          </table:table-cell>
          <table:table-cell office:value-type="float" office:value="125805" calcext:value-type="float">
            <text:p>125805</text:p>
          </table:table-cell>
          <table:table-cell office:value-type="float" office:value="1074.419067" calcext:value-type="float">
            <text:p>1074,419067</text:p>
          </table:table-cell>
          <table:table-cell office:value-type="float" office:value="9" calcext:value-type="float">
            <text:p>9</text:p>
          </table:table-cell>
          <table:table-cell office:value-type="float" office:value="2107.490967" calcext:value-type="float">
            <text:p>2107,490967</text:p>
          </table:table-cell>
          <table:table-cell office:value-type="float" office:value="125805" calcext:value-type="float">
            <text:p>125805</text:p>
          </table:table-cell>
          <table:table-cell office:value-type="float" office:value="759.630981" calcext:value-type="float">
            <text:p>759,630981</text:p>
          </table:table-cell>
          <table:table-cell office:value-type="float" office:value="11" calcext:value-type="float">
            <text:p>11</text:p>
          </table:table-cell>
          <table:table-cell office:value-type="float" office:value="1259.488892" calcext:value-type="float">
            <text:p>1259,488892</text:p>
          </table:table-cell>
          <table:table-cell office:value-type="float" office:value="125805" calcext:value-type="float">
            <text:p>125805</text:p>
          </table:table-cell>
          <table:table-cell office:value-type="float" office:value="882.770996" calcext:value-type="float">
            <text:p>882,770996</text:p>
          </table:table-cell>
          <table:table-cell office:value-type="float" office:value="21" calcext:value-type="float">
            <text:p>21</text:p>
          </table:table-cell>
          <table:table-cell office:value-type="float" office:value="4513.132324" calcext:value-type="float">
            <text:p>4513,132324</text:p>
          </table:table-cell>
          <table:table-cell office:value-type="float" office:value="125805" calcext:value-type="float">
            <text:p>125805</text:p>
          </table:table-cell>
          <table:table-cell office:value-type="float" office:value="1043.349976" calcext:value-type="float">
            <text:p>1043,349976</text:p>
          </table:table-cell>
          <table:table-cell office:value-type="float" office:value="5" calcext:value-type="float">
            <text:p>5</text:p>
          </table:table-cell>
          <table:table-cell office:value-type="float" office:value="475.701996" calcext:value-type="float">
            <text:p>475,701996</text:p>
          </table:table-cell>
          <table:table-cell office:value-type="float" office:value="125805" calcext:value-type="float">
            <text:p>125805</text:p>
          </table:table-cell>
          <table:table-cell office:value-type="float" office:value="817.231995" calcext:value-type="float">
            <text:p>817,231995</text:p>
          </table:table-cell>
          <table:table-cell office:value-type="float" office:value="9" calcext:value-type="float">
            <text:p>9</text:p>
          </table:table-cell>
          <table:table-cell office:value-type="float" office:value="2232.561768" calcext:value-type="float">
            <text:p>2232,561768</text:p>
          </table:table-cell>
          <table:table-cell office:value-type="float" office:value="125805" calcext:value-type="float">
            <text:p>125805</text:p>
          </table:table-cell>
          <table:table-cell office:value-type="float" office:value="885.747009" calcext:value-type="float">
            <text:p>885,747009</text:p>
          </table:table-cell>
          <table:table-cell office:value-type="float" office:value="36" calcext:value-type="float">
            <text:p>36</text:p>
          </table:table-cell>
          <table:table-cell office:value-type="float" office:value="5761.096191" calcext:value-type="float">
            <text:p>5761,096191</text:p>
          </table:table-cell>
          <table:table-cell table:number-columns-repeated="4"/>
        </table:table-row>
        <table:table-row table:style-name="ro1">
          <table:table-cell office:value-type="float" office:value="130219" calcext:value-type="float">
            <text:p>130219</text:p>
          </table:table-cell>
          <table:table-cell office:value-type="float" office:value="1215.955933" calcext:value-type="float">
            <text:p>1215,955933</text:p>
          </table:table-cell>
          <table:table-cell office:value-type="float" office:value="4" calcext:value-type="float">
            <text:p>4</text:p>
          </table:table-cell>
          <table:table-cell office:value-type="float" office:value="1463.81604" calcext:value-type="float">
            <text:p>1463,81604</text:p>
          </table:table-cell>
          <table:table-cell office:value-type="float" office:value="130219" calcext:value-type="float">
            <text:p>130219</text:p>
          </table:table-cell>
          <table:table-cell office:value-type="float" office:value="957.370972" calcext:value-type="float">
            <text:p>957,370972</text:p>
          </table:table-cell>
          <table:table-cell office:value-type="float" office:value="8" calcext:value-type="float">
            <text:p>8</text:p>
          </table:table-cell>
          <table:table-cell office:value-type="float" office:value="2061.907959" calcext:value-type="float">
            <text:p>2061,907959</text:p>
          </table:table-cell>
          <table:table-cell office:value-type="float" office:value="130219" calcext:value-type="float">
            <text:p>130219</text:p>
          </table:table-cell>
          <table:table-cell office:value-type="float" office:value="1006.392944" calcext:value-type="float">
            <text:p>1006,392944</text:p>
          </table:table-cell>
          <table:table-cell office:value-type="float" office:value="8" calcext:value-type="float">
            <text:p>8</text:p>
          </table:table-cell>
          <table:table-cell office:value-type="float" office:value="1179.150879" calcext:value-type="float">
            <text:p>1179,150879</text:p>
          </table:table-cell>
          <table:table-cell office:value-type="float" office:value="130219" calcext:value-type="float">
            <text:p>130219</text:p>
          </table:table-cell>
          <table:table-cell office:value-type="float" office:value="997.259949" calcext:value-type="float">
            <text:p>997,259949</text:p>
          </table:table-cell>
          <table:table-cell office:value-type="float" office:value="19" calcext:value-type="float">
            <text:p>19</text:p>
          </table:table-cell>
          <table:table-cell office:value-type="float" office:value="3803.540039" calcext:value-type="float">
            <text:p>3803,540039</text:p>
          </table:table-cell>
          <table:table-cell office:value-type="float" office:value="130219" calcext:value-type="float">
            <text:p>130219</text:p>
          </table:table-cell>
          <table:table-cell office:value-type="float" office:value="846.981018" calcext:value-type="float">
            <text:p>846,981018</text:p>
          </table:table-cell>
          <table:table-cell office:value-type="float" office:value="9" calcext:value-type="float">
            <text:p>9</text:p>
          </table:table-cell>
          <table:table-cell office:value-type="float" office:value="2380.506104" calcext:value-type="float">
            <text:p>2380,506104</text:p>
          </table:table-cell>
          <table:table-cell office:value-type="float" office:value="130219" calcext:value-type="float">
            <text:p>130219</text:p>
          </table:table-cell>
          <table:table-cell office:value-type="float" office:value="1150.166992" calcext:value-type="float">
            <text:p>1150,166992</text:p>
          </table:table-cell>
          <table:table-cell office:value-type="float" office:value="7" calcext:value-type="float">
            <text:p>7</text:p>
          </table:table-cell>
          <table:table-cell office:value-type="float" office:value="2422.126953" calcext:value-type="float">
            <text:p>2422,126953</text:p>
          </table:table-cell>
          <table:table-cell office:value-type="float" office:value="130219" calcext:value-type="float">
            <text:p>130219</text:p>
          </table:table-cell>
          <table:table-cell office:value-type="float" office:value="1140.703003" calcext:value-type="float">
            <text:p>1140,703003</text:p>
          </table:table-cell>
          <table:table-cell office:value-type="float" office:value="13" calcext:value-type="float">
            <text:p>13</text:p>
          </table:table-cell>
          <table:table-cell office:value-type="float" office:value="1799.700928" calcext:value-type="float">
            <text:p>1799,700928</text:p>
          </table:table-cell>
          <table:table-cell office:value-type="float" office:value="130219" calcext:value-type="float">
            <text:p>130219</text:p>
          </table:table-cell>
          <table:table-cell office:value-type="float" office:value="825.80603" calcext:value-type="float">
            <text:p>825,80603</text:p>
          </table:table-cell>
          <table:table-cell office:value-type="float" office:value="8" calcext:value-type="float">
            <text:p>8</text:p>
          </table:table-cell>
          <table:table-cell office:value-type="float" office:value="1646.828003" calcext:value-type="float">
            <text:p>1646,828003</text:p>
          </table:table-cell>
          <table:table-cell table:number-columns-repeated="4"/>
        </table:table-row>
        <table:table-row table:style-name="ro1">
          <table:table-cell office:value-type="float" office:value="130400" calcext:value-type="float">
            <text:p>130400</text:p>
          </table:table-cell>
          <table:table-cell office:value-type="float" office:value="752.117981" calcext:value-type="float">
            <text:p>752,117981</text:p>
          </table:table-cell>
          <table:table-cell office:value-type="float" office:value="9" calcext:value-type="float">
            <text:p>9</text:p>
          </table:table-cell>
          <table:table-cell office:value-type="float" office:value="1557.175903" calcext:value-type="float">
            <text:p>1557,175903</text:p>
          </table:table-cell>
          <table:table-cell office:value-type="float" office:value="130400" calcext:value-type="float">
            <text:p>130400</text:p>
          </table:table-cell>
          <table:table-cell office:value-type="float" office:value="942.274963" calcext:value-type="float">
            <text:p>942,274963</text:p>
          </table:table-cell>
          <table:table-cell office:value-type="float" office:value="25" calcext:value-type="float">
            <text:p>25</text:p>
          </table:table-cell>
          <table:table-cell office:value-type="float" office:value="6157.399902" calcext:value-type="float">
            <text:p>6157,399902</text:p>
          </table:table-cell>
          <table:table-cell office:value-type="float" office:value="130400" calcext:value-type="float">
            <text:p>130400</text:p>
          </table:table-cell>
          <table:table-cell office:value-type="float" office:value="910.984985" calcext:value-type="float">
            <text:p>910,984985</text:p>
          </table:table-cell>
          <table:table-cell office:value-type="float" office:value="8" calcext:value-type="float">
            <text:p>8</text:p>
          </table:table-cell>
          <table:table-cell office:value-type="float" office:value="2582.461182" calcext:value-type="float">
            <text:p>2582,461182</text:p>
          </table:table-cell>
          <table:table-cell office:value-type="float" office:value="130400" calcext:value-type="float">
            <text:p>130400</text:p>
          </table:table-cell>
          <table:table-cell office:value-type="float" office:value="1009.791992" calcext:value-type="float">
            <text:p>1009,791992</text:p>
          </table:table-cell>
          <table:table-cell office:value-type="float" office:value="23" calcext:value-type="float">
            <text:p>23</text:p>
          </table:table-cell>
          <table:table-cell office:value-type="float" office:value="3420.459229" calcext:value-type="float">
            <text:p>3420,459229</text:p>
          </table:table-cell>
          <table:table-cell office:value-type="float" office:value="130400" calcext:value-type="float">
            <text:p>130400</text:p>
          </table:table-cell>
          <table:table-cell office:value-type="float" office:value="988.221985" calcext:value-type="float">
            <text:p>988,221985</text:p>
          </table:table-cell>
          <table:table-cell office:value-type="float" office:value="8" calcext:value-type="float">
            <text:p>8</text:p>
          </table:table-cell>
          <table:table-cell office:value-type="float" office:value="3746.042236" calcext:value-type="float">
            <text:p>3746,042236</text:p>
          </table:table-cell>
          <table:table-cell office:value-type="float" office:value="130400" calcext:value-type="float">
            <text:p>130400</text:p>
          </table:table-cell>
          <table:table-cell office:value-type="float" office:value="857.809998" calcext:value-type="float">
            <text:p>857,809998</text:p>
          </table:table-cell>
          <table:table-cell office:value-type="float" office:value="8" calcext:value-type="float">
            <text:p>8</text:p>
          </table:table-cell>
          <table:table-cell office:value-type="float" office:value="2599.758057" calcext:value-type="float">
            <text:p>2599,758057</text:p>
          </table:table-cell>
          <table:table-cell office:value-type="float" office:value="130400" calcext:value-type="float">
            <text:p>130400</text:p>
          </table:table-cell>
          <table:table-cell office:value-type="float" office:value="919.687988" calcext:value-type="float">
            <text:p>919,687988</text:p>
          </table:table-cell>
          <table:table-cell office:value-type="float" office:value="8" calcext:value-type="float">
            <text:p>8</text:p>
          </table:table-cell>
          <table:table-cell office:value-type="float" office:value="1363.717896" calcext:value-type="float">
            <text:p>1363,717896</text:p>
          </table:table-cell>
          <table:table-cell office:value-type="float" office:value="130400" calcext:value-type="float">
            <text:p>130400</text:p>
          </table:table-cell>
          <table:table-cell office:value-type="float" office:value="898.372986" calcext:value-type="float">
            <text:p>898,372986</text:p>
          </table:table-cell>
          <table:table-cell office:value-type="float" office:value="8" calcext:value-type="float">
            <text:p>8</text:p>
          </table:table-cell>
          <table:table-cell office:value-type="float" office:value="1849.993896" calcext:value-type="float">
            <text:p>1849,993896</text:p>
          </table:table-cell>
          <table:table-cell table:number-columns-repeated="4"/>
        </table:table-row>
        <table:table-row table:style-name="ro1">
          <table:table-cell office:value-type="float" office:value="131122" calcext:value-type="float">
            <text:p>131122</text:p>
          </table:table-cell>
          <table:table-cell office:value-type="float" office:value="1220.119995" calcext:value-type="float">
            <text:p>1220,119995</text:p>
          </table:table-cell>
          <table:table-cell office:value-type="float" office:value="142" calcext:value-type="float">
            <text:p>142</text:p>
          </table:table-cell>
          <table:table-cell office:value-type="float" office:value="3255.583984" calcext:value-type="float">
            <text:p>3255,583984</text:p>
          </table:table-cell>
          <table:table-cell office:value-type="float" office:value="131122" calcext:value-type="float">
            <text:p>131122</text:p>
          </table:table-cell>
          <table:table-cell office:value-type="float" office:value="970.256958" calcext:value-type="float">
            <text:p>970,256958</text:p>
          </table:table-cell>
          <table:table-cell office:value-type="float" office:value="183" calcext:value-type="float">
            <text:p>183</text:p>
          </table:table-cell>
          <table:table-cell office:value-type="float" office:value="4343.407227" calcext:value-type="float">
            <text:p>4343,407227</text:p>
          </table:table-cell>
          <table:table-cell office:value-type="float" office:value="131122" calcext:value-type="float">
            <text:p>131122</text:p>
          </table:table-cell>
          <table:table-cell office:value-type="float" office:value="1116.889893" calcext:value-type="float">
            <text:p>1116,889893</text:p>
          </table:table-cell>
          <table:table-cell office:value-type="float" office:value="146" calcext:value-type="float">
            <text:p>146</text:p>
          </table:table-cell>
          <table:table-cell office:value-type="float" office:value="3190.820068" calcext:value-type="float">
            <text:p>3190,820068</text:p>
          </table:table-cell>
          <table:table-cell office:value-type="float" office:value="131122" calcext:value-type="float">
            <text:p>131122</text:p>
          </table:table-cell>
          <table:table-cell office:value-type="float" office:value="1019.916077" calcext:value-type="float">
            <text:p>1019,916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122" calcext:value-type="float">
            <text:p>131122</text:p>
          </table:table-cell>
          <table:table-cell office:value-type="float" office:value="1032.945068" calcext:value-type="float">
            <text:p>1032,945068</text:p>
          </table:table-cell>
          <table:table-cell office:value-type="float" office:value="183" calcext:value-type="float">
            <text:p>183</text:p>
          </table:table-cell>
          <table:table-cell office:value-type="float" office:value="4891.07373" calcext:value-type="float">
            <text:p>4891,07373</text:p>
          </table:table-cell>
          <table:table-cell office:value-type="float" office:value="131122" calcext:value-type="float">
            <text:p>131122</text:p>
          </table:table-cell>
          <table:table-cell office:value-type="float" office:value="982.721985" calcext:value-type="float">
            <text:p>982,721985</text:p>
          </table:table-cell>
          <table:table-cell office:value-type="float" office:value="129" calcext:value-type="float">
            <text:p>129</text:p>
          </table:table-cell>
          <table:table-cell office:value-type="float" office:value="3485.486816" calcext:value-type="float">
            <text:p>3485,486816</text:p>
          </table:table-cell>
          <table:table-cell office:value-type="float" office:value="131122" calcext:value-type="float">
            <text:p>131122</text:p>
          </table:table-cell>
          <table:table-cell office:value-type="float" office:value="988.093994" calcext:value-type="float">
            <text:p>988,093994</text:p>
          </table:table-cell>
          <table:table-cell office:value-type="float" office:value="174" calcext:value-type="float">
            <text:p>174</text:p>
          </table:table-cell>
          <table:table-cell office:value-type="float" office:value="4688.500977" calcext:value-type="float">
            <text:p>4688,500977</text:p>
          </table:table-cell>
          <table:table-cell office:value-type="float" office:value="131122" calcext:value-type="float">
            <text:p>131122</text:p>
          </table:table-cell>
          <table:table-cell office:value-type="float" office:value="1038.776978" calcext:value-type="float">
            <text:p>1038,776978</text:p>
          </table:table-cell>
          <table:table-cell office:value-type="float" office:value="169" calcext:value-type="float">
            <text:p>169</text:p>
          </table:table-cell>
          <table:table-cell office:value-type="float" office:value="3557.224609" calcext:value-type="float">
            <text:p>3557,22460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8.B5:.B34])" office:value-type="float" office:value="1089.0411662" calcext:value-type="float">
            <text:p>1089,0411662</text:p>
          </table:table-cell>
          <table:table-cell table:style-name="ce1" table:formula="of:=AVERAGE([C8.C5:.C34])" office:value-type="float" office:value="53.5333333333333" calcext:value-type="float">
            <text:p>53,5333333333</text:p>
          </table:table-cell>
          <table:table-cell table:style-name="ce15" table:formula="of:=AVERAGE([C8.D5:.D34])" office:value-type="float" office:value="3963.0492493" calcext:value-type="float">
            <text:p>3963,049249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F5:.F34])" office:value-type="float" office:value="1039.1467591" calcext:value-type="float">
            <text:p>1039,1467591</text:p>
          </table:table-cell>
          <table:table-cell table:style-name="ce1" table:formula="of:=AVERAGE([C8.G5:.G34])" office:value-type="float" office:value="48.7333333333333" calcext:value-type="float">
            <text:p>48,7333333333</text:p>
          </table:table-cell>
          <table:table-cell table:style-name="ce15" table:formula="of:=AVERAGE([C8.H5:.H34])" office:value-type="float" office:value="3462.78801063333" calcext:value-type="float">
            <text:p>3462,788010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J5:.J34])" office:value-type="float" office:value="1051.9460531" calcext:value-type="float">
            <text:p>1051,9460531</text:p>
          </table:table-cell>
          <table:table-cell table:style-name="ce1" table:formula="of:=AVERAGE([C8.K5:.K34])" office:value-type="float" office:value="49" calcext:value-type="float">
            <text:p>49</text:p>
          </table:table-cell>
          <table:table-cell table:style-name="ce15" table:formula="of:=AVERAGE([C8.L5:.L34])" office:value-type="float" office:value="3234.93049526667" calcext:value-type="float">
            <text:p>3234,9304952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N5:.N34])" office:value-type="float" office:value="1062.70983273333" calcext:value-type="float">
            <text:p>1062,7098327333</text:p>
          </table:table-cell>
          <table:table-cell table:style-name="ce1" table:formula="of:=AVERAGE([C8.O5:.O34])" office:value-type="float" office:value="38.6333333333333" calcext:value-type="float">
            <text:p>38,6333333333</text:p>
          </table:table-cell>
          <table:table-cell table:style-name="ce15" table:formula="of:=AVERAGE([C8.P5:.P34])" office:value-type="float" office:value="3174.73401996667" calcext:value-type="float">
            <text:p>3174,7340199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R5:.R34])" office:value-type="float" office:value="1055.89290363333" calcext:value-type="float">
            <text:p>1055,8929036333</text:p>
          </table:table-cell>
          <table:table-cell table:style-name="ce1" table:formula="of:=AVERAGE([C8.S5:.S34])" office:value-type="float" office:value="41.8" calcext:value-type="float">
            <text:p>41,8</text:p>
          </table:table-cell>
          <table:table-cell table:style-name="ce15" table:formula="of:=AVERAGE([C8.T5:.T34])" office:value-type="float" office:value="3381.41303293333" calcext:value-type="float">
            <text:p>3381,413032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V5:.V34])" office:value-type="float" office:value="1046.13413076667" calcext:value-type="float">
            <text:p>1046,1341307667</text:p>
          </table:table-cell>
          <table:table-cell table:style-name="ce1" table:formula="of:=AVERAGE([C8.W5:.W34])" office:value-type="float" office:value="50.8333333333333" calcext:value-type="float">
            <text:p>50,8333333333</text:p>
          </table:table-cell>
          <table:table-cell table:style-name="ce15" table:formula="of:=AVERAGE([C8.X5:.X34])" office:value-type="float" office:value="3810.74837843333" calcext:value-type="float">
            <text:p>3810,748378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Z5:.Z34])" office:value-type="float" office:value="1070.15777373333" calcext:value-type="float">
            <text:p>1070,1577737333</text:p>
          </table:table-cell>
          <table:table-cell table:style-name="ce1" table:formula="of:=AVERAGE([C8.AA5:.AA34])" office:value-type="float" office:value="47.4666666666667" calcext:value-type="float">
            <text:p>47,4666666667</text:p>
          </table:table-cell>
          <table:table-cell table:style-name="ce15" table:formula="of:=AVERAGE([C8.AB5:.AB34])" office:value-type="float" office:value="3304.11871143333" calcext:value-type="float">
            <text:p>3304,118711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AD5:.AD34])" office:value-type="float" office:value="1053.33493043333" calcext:value-type="float">
            <text:p>1053,3349304333</text:p>
          </table:table-cell>
          <table:table-cell table:style-name="ce1" table:formula="of:=AVERAGE([C8.AE5:.AE34])" office:value-type="float" office:value="50.5333333333333" calcext:value-type="float">
            <text:p>50,5333333333</text:p>
          </table:table-cell>
          <table:table-cell table:style-name="ce15" table:formula="of:=AVERAGE([C8.AF5:.AF34])" office:value-type="float" office:value="3534.80591633333" calcext:value-type="float">
            <text:p>3534,805916333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8.B5:.B34])" office:value-type="float" office:value="1057.429016" calcext:value-type="float">
            <text:p>1057,429016</text:p>
          </table:table-cell>
          <table:table-cell table:style-name="ce1" table:formula="of:=MEDIAN([C8.C5:.C34])" office:value-type="float" office:value="13" calcext:value-type="float">
            <text:p>13</text:p>
          </table:table-cell>
          <table:table-cell table:style-name="ce15" table:formula="of:=MEDIAN([C8.D5:.D34])" office:value-type="float" office:value="3543.4223635" calcext:value-type="float">
            <text:p>3543,422363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F5:.F34])" office:value-type="float" office:value="1009.0379945" calcext:value-type="float">
            <text:p>1009,0379945</text:p>
          </table:table-cell>
          <table:table-cell table:style-name="ce1" table:formula="of:=MEDIAN([C8.G5:.G34])" office:value-type="float" office:value="11" calcext:value-type="float">
            <text:p>11</text:p>
          </table:table-cell>
          <table:table-cell table:style-name="ce15" table:formula="of:=MEDIAN([C8.H5:.H34])" office:value-type="float" office:value="3076.5045165" calcext:value-type="float">
            <text:p>3076,50451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J5:.J34])" office:value-type="float" office:value="1059.447998" calcext:value-type="float">
            <text:p>1059,447998</text:p>
          </table:table-cell>
          <table:table-cell table:style-name="ce1" table:formula="of:=MEDIAN([C8.K5:.K34])" office:value-type="float" office:value="11" calcext:value-type="float">
            <text:p>11</text:p>
          </table:table-cell>
          <table:table-cell table:style-name="ce15" table:formula="of:=MEDIAN([C8.L5:.L34])" office:value-type="float" office:value="2661.586182" calcext:value-type="float">
            <text:p>2661,586182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N5:.N34])" office:value-type="float" office:value="1005.4360045" calcext:value-type="float">
            <text:p>1005,4360045</text:p>
          </table:table-cell>
          <table:table-cell table:style-name="ce1" table:formula="of:=MEDIAN([C8.O5:.O34])" office:value-type="float" office:value="10" calcext:value-type="float">
            <text:p>10</text:p>
          </table:table-cell>
          <table:table-cell table:style-name="ce15" table:formula="of:=MEDIAN([C8.P5:.P34])" office:value-type="float" office:value="2196.9973755" calcext:value-type="float">
            <text:p>2196,99737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R5:.R34])" office:value-type="float" office:value="1021.287506" calcext:value-type="float">
            <text:p>1021,287506</text:p>
          </table:table-cell>
          <table:table-cell table:style-name="ce1" table:formula="of:=MEDIAN([C8.S5:.S34])" office:value-type="float" office:value="10.5" calcext:value-type="float">
            <text:p>10,5</text:p>
          </table:table-cell>
          <table:table-cell table:style-name="ce15" table:formula="of:=MEDIAN([C8.T5:.T34])" office:value-type="float" office:value="2665.773926" calcext:value-type="float">
            <text:p>2665,773926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V5:.V34])" office:value-type="float" office:value="1035.5265505" calcext:value-type="float">
            <text:p>1035,5265505</text:p>
          </table:table-cell>
          <table:table-cell table:style-name="ce1" table:formula="of:=MEDIAN([C8.W5:.W34])" office:value-type="float" office:value="9.5" calcext:value-type="float">
            <text:p>9,5</text:p>
          </table:table-cell>
          <table:table-cell table:style-name="ce15" table:formula="of:=MEDIAN([C8.X5:.X34])" office:value-type="float" office:value="3090.670532" calcext:value-type="float">
            <text:p>3090,670532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Z5:.Z34])" office:value-type="float" office:value="1030.9560545" calcext:value-type="float">
            <text:p>1030,9560545</text:p>
          </table:table-cell>
          <table:table-cell table:style-name="ce1" table:formula="of:=MEDIAN([C8.AA5:.AA34])" office:value-type="float" office:value="9.5" calcext:value-type="float">
            <text:p>9,5</text:p>
          </table:table-cell>
          <table:table-cell table:style-name="ce15" table:formula="of:=MEDIAN([C8.AB5:.AB34])" office:value-type="float" office:value="2742.4613035" calcext:value-type="float">
            <text:p>2742,461303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AD5:.AD34])" office:value-type="float" office:value="1051.921448" calcext:value-type="float">
            <text:p>1051,921448</text:p>
          </table:table-cell>
          <table:table-cell table:style-name="ce1" table:formula="of:=MEDIAN([C8.AE5:.AE34])" office:value-type="float" office:value="13.5" calcext:value-type="float">
            <text:p>13,5</text:p>
          </table:table-cell>
          <table:table-cell table:style-name="ce15" table:formula="of:=MEDIAN([C8.AF5:.AF34])" office:value-type="float" office:value="3153.402832" calcext:value-type="float">
            <text:p>3153,40283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8.B5:.B34])" office:value-type="float" office:value="222.065405129212" calcext:value-type="float">
            <text:p>222,0654051292</text:p>
          </table:table-cell>
          <table:table-cell table:style-name="ce11" table:formula="of:=STDEV([C8.C5:.C34])" office:value-type="float" office:value="66.3084398504617" calcext:value-type="float">
            <text:p>66,3084398505</text:p>
          </table:table-cell>
          <table:table-cell table:style-name="ce16" table:formula="of:=STDEV([C8.D5:.D34])" office:value-type="float" office:value="3540.23203423122" calcext:value-type="float">
            <text:p>3540,232034231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F5:.F34])" office:value-type="float" office:value="180.025978061336" calcext:value-type="float">
            <text:p>180,0259780613</text:p>
          </table:table-cell>
          <table:table-cell table:style-name="ce11" table:formula="of:=STDEV([C8.G5:.G34])" office:value-type="float" office:value="64.4980263442134" calcext:value-type="float">
            <text:p>64,4980263442</text:p>
          </table:table-cell>
          <table:table-cell table:style-name="ce16" table:formula="of:=STDEV([C8.H5:.H34])" office:value-type="float" office:value="2893.30557720964" calcext:value-type="float">
            <text:p>2893,305577209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J5:.J34])" office:value-type="float" office:value="156.004483358483" calcext:value-type="float">
            <text:p>156,0044833585</text:p>
          </table:table-cell>
          <table:table-cell table:style-name="ce11" table:formula="of:=STDEV([C8.K5:.K34])" office:value-type="float" office:value="65.723558994447" calcext:value-type="float">
            <text:p>65,7235589944</text:p>
          </table:table-cell>
          <table:table-cell table:style-name="ce16" table:formula="of:=STDEV([C8.L5:.L34])" office:value-type="float" office:value="2730.93056072698" calcext:value-type="float">
            <text:p>2730,93056072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N5:.N34])" office:value-type="float" office:value="201.110272630803" calcext:value-type="float">
            <text:p>201,1102726308</text:p>
          </table:table-cell>
          <table:table-cell table:style-name="ce11" table:formula="of:=STDEV([C8.O5:.O34])" office:value-type="float" office:value="56.5883400523912" calcext:value-type="float">
            <text:p>56,5883400524</text:p>
          </table:table-cell>
          <table:table-cell table:style-name="ce16" table:formula="of:=STDEV([C8.P5:.P34])" office:value-type="float" office:value="3285.22231452298" calcext:value-type="float">
            <text:p>3285,22231452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R5:.R34])" office:value-type="float" office:value="239.932012264794" calcext:value-type="float">
            <text:p>239,9320122648</text:p>
          </table:table-cell>
          <table:table-cell table:style-name="ce11" table:formula="of:=STDEV([C8.S5:.S34])" office:value-type="float" office:value="62.145768574571" calcext:value-type="float">
            <text:p>62,1457685746</text:p>
          </table:table-cell>
          <table:table-cell table:style-name="ce16" table:formula="of:=STDEV([C8.T5:.T34])" office:value-type="float" office:value="3519.53743039482" calcext:value-type="float">
            <text:p>3519,537430394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V5:.V34])" office:value-type="float" office:value="148.396922736369" calcext:value-type="float">
            <text:p>148,3969227364</text:p>
          </table:table-cell>
          <table:table-cell table:style-name="ce11" table:formula="of:=STDEV([C8.W5:.W34])" office:value-type="float" office:value="67.6405730788613" calcext:value-type="float">
            <text:p>67,6405730789</text:p>
          </table:table-cell>
          <table:table-cell table:style-name="ce16" table:formula="of:=STDEV([C8.X5:.X34])" office:value-type="float" office:value="3925.62208931212" calcext:value-type="float">
            <text:p>3925,622089312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Z5:.Z34])" office:value-type="float" office:value="248.654109722503" calcext:value-type="float">
            <text:p>248,6541097225</text:p>
          </table:table-cell>
          <table:table-cell table:style-name="ce11" table:formula="of:=STDEV([C8.AA5:.AA34])" office:value-type="float" office:value="60.9294296895913" calcext:value-type="float">
            <text:p>60,9294296896</text:p>
          </table:table-cell>
          <table:table-cell table:style-name="ce16" table:formula="of:=STDEV([C8.AB5:.AB34])" office:value-type="float" office:value="3168.0608949644" calcext:value-type="float">
            <text:p>3168,060894964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AD5:.AD34])" office:value-type="float" office:value="181.136800999084" calcext:value-type="float">
            <text:p>181,1368009991</text:p>
          </table:table-cell>
          <table:table-cell table:style-name="ce11" table:formula="of:=STDEV([C8.AE5:.AE34])" office:value-type="float" office:value="63.9659032736129" calcext:value-type="float">
            <text:p>63,9659032736</text:p>
          </table:table-cell>
          <table:table-cell table:style-name="ce16" table:formula="of:=STDEV([C8.AF5:.AF34])" office:value-type="float" office:value="2621.60221034368" calcext:value-type="float">
            <text:p>2621,6022103437</text:p>
          </table:table-cell>
          <table:table-cell table:number-columns-repeated="4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31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)" office:value-type="float" office:value="1058.5454437125" calcext:value-type="float">
            <text:p>1058,5454437125</text:p>
          </table:table-cell>
          <table:table-cell table:formula="of:=STDEV([.B5:.B34];[.F5:.F34];[.J5:.J34];[.N5:.N34];[.R5:.R34];[.V5:.V34];[.Z5:.Z34];[.AD5:.AD34];[.AH5:.AH34])" office:value-type="float" office:value="197.812104140013" calcext:value-type="float">
            <text:p>197,81210414</text:p>
          </table:table-cell>
          <table:table-cell table:formula="of:=COUNT([.B5:.B34];[.F5:.F34];[.J5:.J34];[.N5:.N34];[.R5:.R34];[.V5:.V34];[.Z5:.Z34];[.AD5:.AD34];[.AH5:.AH34])" office:value-type="float" office:value="240" calcext:value-type="float">
            <text:p>240</text:p>
          </table:table-cell>
          <table:table-cell table:formula="of:=2*[.C40]/SQRT([.D40])" office:value-type="float" office:value="25.5374328337506" calcext:value-type="float">
            <text:p>25,5374328338</text:p>
          </table:table-cell>
          <table:table-cell table:number-columns-repeated="31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)" office:value-type="float" office:value="47.5666666666667" calcext:value-type="float">
            <text:p>47,5666666667</text:p>
          </table:table-cell>
          <table:table-cell table:formula="of:=STDEV([.C5:.C34];[.G5:.G34];[.K5:.K34];[.O5:.O34];[.S5:.S34];[.W5:.W34];[.AA5:.AA34];[.AE5:.AE34];[.AI5:.AI34])" office:value-type="float" office:value="62.7949753251078" calcext:value-type="float">
            <text:p>62,7949753251</text:p>
          </table:table-cell>
          <table:table-cell table:style-name="ce17" table:formula="of:=COUNT([.C5:.C34];[.G5:.G34];[.K5:.K34];[.O5:.O34];[.S5:.S34];[.W5:.W34];[.AA5:.AA34];[.AE5:.AE34];[.AI5:.AI34])" office:value-type="float" office:value="240" calcext:value-type="float">
            <text:p>240</text:p>
          </table:table-cell>
          <table:table-cell table:formula="of:=2*[.C41]/SQRT([.D41])" office:value-type="float" office:value="8.1067964553216" calcext:value-type="float">
            <text:p>8,1067964553</text:p>
          </table:table-cell>
          <table:table-cell table:number-columns-repeated="31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)" office:value-type="float" office:value="3483.3234767875" calcext:value-type="float">
            <text:p>3483,3234767875</text:p>
          </table:table-cell>
          <table:table-cell table:formula="of:=STDEV([.D5:.D34];[.H5:.H34];[.L5:.L34];[.P5:.P34];[.T5:.T34];[.X5:.X34];[.AB5:.AB34];[.AF5:.AF34];[.AJ5:.AJ34])" office:value-type="float" office:value="3200.54828483153" calcext:value-type="float">
            <text:p>3200,5482848315</text:p>
          </table:table-cell>
          <table:table-cell table:formula="of:=COUNT([.D5:.D34];[.H5:.H34];[.L5:.L34];[.P5:.P34];[.T5:.T34];[.X5:.X34];[.AB5:.AB34];[.AF5:.AF34];[.AJ5:.AJ34])" office:value-type="float" office:value="240" calcext:value-type="float">
            <text:p>240</text:p>
          </table:table-cell>
          <table:table-cell table:formula="of:=2*[.C42]/SQRT([.D42])" office:value-type="float" office:value="413.189006862841" calcext:value-type="float">
            <text:p>413,1890068628</text:p>
          </table:table-cell>
          <table:table-cell table:number-columns-repeated="31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Average stall time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IF([.C5]&lt;&gt;0;[.D5]/[.C5];0)" office:value-type="float" office:value="31.6219898882353" calcext:value-type="float">
            <text:p>31,6219898882</text:p>
          </table:table-cell>
          <table:table-cell table:number-columns-repeated="3"/>
          <table:table-cell table:formula="of:=IF([.G5]&lt;&gt;0;[.H5]/[.G5];0)" office:value-type="float" office:value="26.165236328" calcext:value-type="float">
            <text:p>26,165236328</text:p>
          </table:table-cell>
          <table:table-cell table:number-columns-repeated="3"/>
          <table:table-cell table:formula="of:=IF([.K5]&lt;&gt;0;[.L5]/[.K5];0)" office:value-type="float" office:value="29.6536265254237" calcext:value-type="float">
            <text:p>29,6536265254</text:p>
          </table:table-cell>
          <table:table-cell table:number-columns-repeated="3"/>
          <table:table-cell table:formula="of:=IF([.O5]&lt;&gt;0;[.P5]/[.O5];0)" office:value-type="float" office:value="30.4865308050314" calcext:value-type="float">
            <text:p>30,486530805</text:p>
          </table:table-cell>
          <table:table-cell table:number-columns-repeated="3"/>
          <table:table-cell table:formula="of:=IF([.S5]&lt;&gt;0;[.T5]/[.S5];0)" office:value-type="float" office:value="28.5340767513513" calcext:value-type="float">
            <text:p>28,5340767514</text:p>
          </table:table-cell>
          <table:table-cell table:number-columns-repeated="3"/>
          <table:table-cell table:formula="of:=IF([.W5]&lt;&gt;0;[.X5]/[.W5];0)" office:value-type="float" office:value="29.3211833184713" calcext:value-type="float">
            <text:p>29,3211833185</text:p>
          </table:table-cell>
          <table:table-cell table:number-columns-repeated="3"/>
          <table:table-cell table:formula="of:=IF([.AA5]&lt;&gt;0;[.AB5]/[.AA5];0)" office:value-type="float" office:value="30.9523825479452" calcext:value-type="float">
            <text:p>30,9523825479</text:p>
          </table:table-cell>
          <table:table-cell table:number-columns-repeated="3"/>
          <table:table-cell table:formula="of:=IF([.AE5]&lt;&gt;0;[.AF5]/[.AE5];0)" office:value-type="float" office:value="32.5326722416107" calcext:value-type="float">
            <text:p>32,53267224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6]&lt;&gt;0;[.D6]/[.C6];0)" office:value-type="float" office:value="32.3472893352601" calcext:value-type="float">
            <text:p>32,3472893353</text:p>
          </table:table-cell>
          <table:table-cell table:number-columns-repeated="3"/>
          <table:table-cell table:formula="of:=IF([.G6]&lt;&gt;0;[.H6]/[.G6];0)" office:value-type="float" office:value="24.641717469697" calcext:value-type="float">
            <text:p>24,6417174697</text:p>
          </table:table-cell>
          <table:table-cell table:number-columns-repeated="3"/>
          <table:table-cell table:formula="of:=IF([.K6]&lt;&gt;0;[.L6]/[.K6];0)" office:value-type="float" office:value="30.0026266149425" calcext:value-type="float">
            <text:p>30,0026266149</text:p>
          </table:table-cell>
          <table:table-cell table:number-columns-repeated="3"/>
          <table:table-cell table:formula="of:=IF([.O6]&lt;&gt;0;[.P6]/[.O6];0)" office:value-type="float" office:value="24.6534587005348" calcext:value-type="float">
            <text:p>24,6534587005</text:p>
          </table:table-cell>
          <table:table-cell table:number-columns-repeated="3"/>
          <table:table-cell table:formula="of:=IF([.S6]&lt;&gt;0;[.T6]/[.S6];0)" office:value-type="float" office:value="64.540334" calcext:value-type="float">
            <text:p>64,540334</text:p>
          </table:table-cell>
          <table:table-cell table:number-columns-repeated="3"/>
          <table:table-cell table:formula="of:=IF([.W6]&lt;&gt;0;[.X6]/[.W6];0)" office:value-type="float" office:value="28.6591437105263" calcext:value-type="float">
            <text:p>28,6591437105</text:p>
          </table:table-cell>
          <table:table-cell table:number-columns-repeated="3"/>
          <table:table-cell table:formula="of:=IF([.AA6]&lt;&gt;0;[.AB6]/[.AA6];0)" office:value-type="float" office:value="30.8212060204082" calcext:value-type="float">
            <text:p>30,8212060204</text:p>
          </table:table-cell>
          <table:table-cell table:number-columns-repeated="3"/>
          <table:table-cell table:formula="of:=IF([.AE6]&lt;&gt;0;[.AF6]/[.AE6];0)" office:value-type="float" office:value="31.0300704759036" calcext:value-type="float">
            <text:p>31,03007047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IF([.C7]&lt;&gt;0;[.D7]/[.C7];0)" office:value-type="float" office:value="179.353881888889" calcext:value-type="float">
            <text:p>179,3538818889</text:p>
          </table:table-cell>
          <table:table-cell table:number-columns-repeated="3"/>
          <table:table-cell table:formula="of:=IF([.G7]&lt;&gt;0;[.H7]/[.G7];0)" office:value-type="float" office:value="292.749674333333" calcext:value-type="float">
            <text:p>292,7496743333</text:p>
          </table:table-cell>
          <table:table-cell table:number-columns-repeated="3"/>
          <table:table-cell table:formula="of:=IF([.K7]&lt;&gt;0;[.L7]/[.K7];0)" office:value-type="float" office:value="115.746337888889" calcext:value-type="float">
            <text:p>115,7463378889</text:p>
          </table:table-cell>
          <table:table-cell table:number-columns-repeated="3"/>
          <table:table-cell table:formula="of:=IF([.O7]&lt;&gt;0;[.P7]/[.O7];0)" office:value-type="float" office:value="82.785881" calcext:value-type="float">
            <text:p>82,785881</text:p>
          </table:table-cell>
          <table:table-cell table:number-columns-repeated="3"/>
          <table:table-cell table:formula="of:=IF([.S7]&lt;&gt;0;[.T7]/[.S7];0)" office:value-type="float" office:value="179.2749023" calcext:value-type="float">
            <text:p>179,2749023</text:p>
          </table:table-cell>
          <table:table-cell table:number-columns-repeated="3"/>
          <table:table-cell table:formula="of:=IF([.W7]&lt;&gt;0;[.X7]/[.W7];0)" office:value-type="float" office:value="54.5399954285714" calcext:value-type="float">
            <text:p>54,5399954286</text:p>
          </table:table-cell>
          <table:table-cell table:number-columns-repeated="3"/>
          <table:table-cell table:formula="of:=IF([.AA7]&lt;&gt;0;[.AB7]/[.AA7];0)" office:value-type="float" office:value="142.881426142857" calcext:value-type="float">
            <text:p>142,8814261429</text:p>
          </table:table-cell>
          <table:table-cell table:number-columns-repeated="3"/>
          <table:table-cell table:formula="of:=IF([.AE7]&lt;&gt;0;[.AF7]/[.AE7];0)" office:value-type="float" office:value="143.416000375" calcext:value-type="float">
            <text:p>143,4160003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IF([.C8]&lt;&gt;0;[.D8]/[.C8];0)" office:value-type="float" office:value="883.0838867" calcext:value-type="float">
            <text:p>883,0838867</text:p>
          </table:table-cell>
          <table:table-cell table:number-columns-repeated="3"/>
          <table:table-cell table:formula="of:=IF([.G8]&lt;&gt;0;[.H8]/[.G8];0)" office:value-type="float" office:value="628.74694825" calcext:value-type="float">
            <text:p>628,74694825</text:p>
          </table:table-cell>
          <table:table-cell table:number-columns-repeated="3"/>
          <table:table-cell table:formula="of:=IF([.K8]&lt;&gt;0;[.L8]/[.K8];0)" office:value-type="float" office:value="438.512736" calcext:value-type="float">
            <text:p>438,512736</text:p>
          </table:table-cell>
          <table:table-cell table:number-columns-repeated="3"/>
          <table:table-cell table:formula="of:=IF([.O8]&lt;&gt;0;[.P8]/[.O8];0)" office:value-type="float" office:value="699.231711636364" calcext:value-type="float">
            <text:p>699,2317116364</text:p>
          </table:table-cell>
          <table:table-cell table:number-columns-repeated="3"/>
          <table:table-cell table:formula="of:=IF([.S8]&lt;&gt;0;[.T8]/[.S8];0)" office:value-type="float" office:value="412.984730090909" calcext:value-type="float">
            <text:p>412,9847300909</text:p>
          </table:table-cell>
          <table:table-cell table:number-columns-repeated="3"/>
          <table:table-cell table:formula="of:=IF([.W8]&lt;&gt;0;[.X8]/[.W8];0)" office:value-type="float" office:value="2326.637207" calcext:value-type="float">
            <text:p>2326,637207</text:p>
          </table:table-cell>
          <table:table-cell table:number-columns-repeated="3"/>
          <table:table-cell table:formula="of:=IF([.AA8]&lt;&gt;0;[.AB8]/[.AA8];0)" office:value-type="float" office:value="459.4975586" calcext:value-type="float">
            <text:p>459,4975586</text:p>
          </table:table-cell>
          <table:table-cell table:number-columns-repeated="3"/>
          <table:table-cell table:formula="of:=IF([.AE8]&lt;&gt;0;[.AF8]/[.AE8];0)" office:value-type="float" office:value="475.148960642857" calcext:value-type="float">
            <text:p>475,14896064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IF([.C9]&lt;&gt;0;[.D9]/[.C9];0)" office:value-type="float" office:value="1861.1082031" calcext:value-type="float">
            <text:p>1861,1082031</text:p>
          </table:table-cell>
          <table:table-cell table:number-columns-repeated="3"/>
          <table:table-cell table:formula="of:=IF([.G9]&lt;&gt;0;[.H9]/[.G9];0)" office:value-type="float" office:value="941.028971333333" calcext:value-type="float">
            <text:p>941,0289713333</text:p>
          </table:table-cell>
          <table:table-cell table:number-columns-repeated="3"/>
          <table:table-cell table:formula="of:=IF([.K9]&lt;&gt;0;[.L9]/[.K9];0)" office:value-type="float" office:value="1191.0448405" calcext:value-type="float">
            <text:p>1191,0448405</text:p>
          </table:table-cell>
          <table:table-cell table:number-columns-repeated="3"/>
          <table:table-cell table:formula="of:=IF([.O9]&lt;&gt;0;[.P9]/[.O9];0)" office:value-type="float" office:value="1269.34570311111" calcext:value-type="float">
            <text:p>1269,3457031111</text:p>
          </table:table-cell>
          <table:table-cell table:number-columns-repeated="3"/>
          <table:table-cell table:formula="of:=IF([.S9]&lt;&gt;0;[.T9]/[.S9];0)" office:value-type="float" office:value="860.80311" calcext:value-type="float">
            <text:p>860,80311</text:p>
          </table:table-cell>
          <table:table-cell table:number-columns-repeated="3"/>
          <table:table-cell table:formula="of:=IF([.W9]&lt;&gt;0;[.X9]/[.W9];0)" office:value-type="float" office:value="1222.23055754545" calcext:value-type="float">
            <text:p>1222,2305575455</text:p>
          </table:table-cell>
          <table:table-cell table:number-columns-repeated="3"/>
          <table:table-cell table:formula="of:=IF([.AA9]&lt;&gt;0;[.AB9]/[.AA9];0)" office:value-type="float" office:value="1537.8171875" calcext:value-type="float">
            <text:p>1537,8171875</text:p>
          </table:table-cell>
          <table:table-cell table:number-columns-repeated="3"/>
          <table:table-cell table:formula="of:=IF([.AE9]&lt;&gt;0;[.AF9]/[.AE9];0)" office:value-type="float" office:value="655.99786375" calcext:value-type="float">
            <text:p>655,997863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IF([.C10]&lt;&gt;0;[.D10]/[.C10];0)" office:value-type="float" office:value="35.1746320606061" calcext:value-type="float">
            <text:p>35,1746320606</text:p>
          </table:table-cell>
          <table:table-cell table:number-columns-repeated="3"/>
          <table:table-cell table:formula="of:=IF([.G10]&lt;&gt;0;[.H10]/[.G10];0)" office:value-type="float" office:value="30.9431807378049" calcext:value-type="float">
            <text:p>30,9431807378</text:p>
          </table:table-cell>
          <table:table-cell table:number-columns-repeated="3"/>
          <table:table-cell table:formula="of:=IF([.K10]&lt;&gt;0;[.L10]/[.K10];0)" office:value-type="float" office:value="28.787927371134" calcext:value-type="float">
            <text:p>28,7879273711</text:p>
          </table:table-cell>
          <table:table-cell table:number-columns-repeated="3"/>
          <table:table-cell table:formula="of:=IF([.O10]&lt;&gt;0;[.P10]/[.O10];0)" office:value-type="float" office:value="25.9197530531915" calcext:value-type="float">
            <text:p>25,9197530532</text:p>
          </table:table-cell>
          <table:table-cell table:number-columns-repeated="3"/>
          <table:table-cell table:formula="of:=IF([.S10]&lt;&gt;0;[.T10]/[.S10];0)" office:value-type="float" office:value="27.6281554315068" calcext:value-type="float">
            <text:p>27,6281554315</text:p>
          </table:table-cell>
          <table:table-cell table:number-columns-repeated="3"/>
          <table:table-cell table:formula="of:=IF([.W10]&lt;&gt;0;[.X10]/[.W10];0)" office:value-type="float" office:value="29.9622104" calcext:value-type="float">
            <text:p>29,9622104</text:p>
          </table:table-cell>
          <table:table-cell table:number-columns-repeated="3"/>
          <table:table-cell table:formula="of:=IF([.AA10]&lt;&gt;0;[.AB10]/[.AA10];0)" office:value-type="float" office:value="30.3799987171717" calcext:value-type="float">
            <text:p>30,3799987172</text:p>
          </table:table-cell>
          <table:table-cell table:number-columns-repeated="3"/>
          <table:table-cell table:formula="of:=IF([.AE10]&lt;&gt;0;[.AF10]/[.AE10];0)" office:value-type="float" office:value="30.3674085105263" calcext:value-type="float">
            <text:p>30,36740851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IF([.C11]&lt;&gt;0;[.D11]/[.C11];0)" office:value-type="float" office:value="184.637923166667" calcext:value-type="float">
            <text:p>184,6379231667</text:p>
          </table:table-cell>
          <table:table-cell table:number-columns-repeated="3"/>
          <table:table-cell table:formula="of:=IF([.G11]&lt;&gt;0;[.H11]/[.G11];0)" office:value-type="float" office:value="594.482259111111" calcext:value-type="float">
            <text:p>594,4822591111</text:p>
          </table:table-cell>
          <table:table-cell table:number-columns-repeated="3"/>
          <table:table-cell table:formula="of:=IF([.K11]&lt;&gt;0;[.L11]/[.K11];0)" office:value-type="float" office:value="285.980487538462" calcext:value-type="float">
            <text:p>285,9804875385</text:p>
          </table:table-cell>
          <table:table-cell table:number-columns-repeated="3"/>
          <table:table-cell table:formula="of:=IF([.O11]&lt;&gt;0;[.P11]/[.O11];0)" office:value-type="float" office:value="429.125976583333" calcext:value-type="float">
            <text:p>429,1259765833</text:p>
          </table:table-cell>
          <table:table-cell table:number-columns-repeated="3"/>
          <table:table-cell table:formula="of:=IF([.S11]&lt;&gt;0;[.T11]/[.S11];0)" office:value-type="float" office:value="374.944158363636" calcext:value-type="float">
            <text:p>374,9441583636</text:p>
          </table:table-cell>
          <table:table-cell table:number-columns-repeated="3"/>
          <table:table-cell table:formula="of:=IF([.W11]&lt;&gt;0;[.X11]/[.W11];0)" office:value-type="float" office:value="172.594866" calcext:value-type="float">
            <text:p>172,594866</text:p>
          </table:table-cell>
          <table:table-cell table:number-columns-repeated="3"/>
          <table:table-cell table:formula="of:=IF([.AA11]&lt;&gt;0;[.AB11]/[.AA11];0)" office:value-type="float" office:value="511.107678842105" calcext:value-type="float">
            <text:p>511,1076788421</text:p>
          </table:table-cell>
          <table:table-cell table:number-columns-repeated="3"/>
          <table:table-cell table:formula="of:=IF([.AE11]&lt;&gt;0;[.AF11]/[.AE11];0)" office:value-type="float" office:value="260.644588705882" calcext:value-type="float">
            <text:p>260,64458870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IF([.C12]&lt;&gt;0;[.D12]/[.C12];0)" office:value-type="float" office:value="21.8526150838323" calcext:value-type="float">
            <text:p>21,8526150838</text:p>
          </table:table-cell>
          <table:table-cell table:number-columns-repeated="3"/>
          <table:table-cell table:formula="of:=IF([.G12]&lt;&gt;0;[.H12]/[.G12];0)" office:value-type="float" office:value="25.9623098064516" calcext:value-type="float">
            <text:p>25,9623098065</text:p>
          </table:table-cell>
          <table:table-cell table:number-columns-repeated="3"/>
          <table:table-cell table:formula="of:=IF([.K12]&lt;&gt;0;[.L12]/[.K12];0)" office:value-type="float" office:value="21.1535807333333" calcext:value-type="float">
            <text:p>21,1535807333</text:p>
          </table:table-cell>
          <table:table-cell table:number-columns-repeated="3"/>
          <table:table-cell table:formula="of:=IF([.O12]&lt;&gt;0;[.P12]/[.O12];0)" office:value-type="float" office:value="18.7581228253012" calcext:value-type="float">
            <text:p>18,7581228253</text:p>
          </table:table-cell>
          <table:table-cell table:number-columns-repeated="3"/>
          <table:table-cell table:formula="of:=IF([.S12]&lt;&gt;0;[.T12]/[.S12];0)" office:value-type="float" office:value="18.970825877095" calcext:value-type="float">
            <text:p>18,9708258771</text:p>
          </table:table-cell>
          <table:table-cell table:number-columns-repeated="3"/>
          <table:table-cell table:formula="of:=IF([.W12]&lt;&gt;0;[.X12]/[.W12];0)" office:value-type="float" office:value="21.5378970994475" calcext:value-type="float">
            <text:p>21,5378970994</text:p>
          </table:table-cell>
          <table:table-cell table:number-columns-repeated="3"/>
          <table:table-cell table:formula="of:=IF([.AA12]&lt;&gt;0;[.AB12]/[.AA12];0)" office:value-type="float" office:value="20.5907702732919" calcext:value-type="float">
            <text:p>20,5907702733</text:p>
          </table:table-cell>
          <table:table-cell table:number-columns-repeated="3"/>
          <table:table-cell table:formula="of:=IF([.AE12]&lt;&gt;0;[.AF12]/[.AE12];0)" office:value-type="float" office:value="24.0451902442748" calcext:value-type="float">
            <text:p>24,04519024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IF([.C13]&lt;&gt;0;[.D13]/[.C13];0)" office:value-type="float" office:value="343.795962130435" calcext:value-type="float">
            <text:p>343,7959621304</text:p>
          </table:table-cell>
          <table:table-cell table:number-columns-repeated="3"/>
          <table:table-cell table:formula="of:=IF([.G13]&lt;&gt;0;[.H13]/[.G13];0)" office:value-type="float" office:value="254.5245565" calcext:value-type="float">
            <text:p>254,5245565</text:p>
          </table:table-cell>
          <table:table-cell table:number-columns-repeated="3"/>
          <table:table-cell table:formula="of:=IF([.K13]&lt;&gt;0;[.L13]/[.K13];0)" office:value-type="float" office:value="262.523681666667" calcext:value-type="float">
            <text:p>262,5236816667</text:p>
          </table:table-cell>
          <table:table-cell table:number-columns-repeated="3"/>
          <table:table-cell table:formula="of:=IF([.O13]&lt;&gt;0;[.P13]/[.O13];0)" office:value-type="float" office:value="313.030680333333" calcext:value-type="float">
            <text:p>313,0306803333</text:p>
          </table:table-cell>
          <table:table-cell table:number-columns-repeated="3"/>
          <table:table-cell table:formula="of:=IF([.S13]&lt;&gt;0;[.T13]/[.S13];0)" office:value-type="float" office:value="323.629083818182" calcext:value-type="float">
            <text:p>323,6290838182</text:p>
          </table:table-cell>
          <table:table-cell table:number-columns-repeated="3"/>
          <table:table-cell table:formula="of:=IF([.W13]&lt;&gt;0;[.X13]/[.W13];0)" office:value-type="float" office:value="205.410498" calcext:value-type="float">
            <text:p>205,410498</text:p>
          </table:table-cell>
          <table:table-cell table:number-columns-repeated="3"/>
          <table:table-cell table:formula="of:=IF([.AA13]&lt;&gt;0;[.AB13]/[.AA13];0)" office:value-type="float" office:value="362.5725586" calcext:value-type="float">
            <text:p>362,5725586</text:p>
          </table:table-cell>
          <table:table-cell table:number-columns-repeated="3"/>
          <table:table-cell table:formula="of:=IF([.AE13]&lt;&gt;0;[.AF13]/[.AE13];0)" office:value-type="float" office:value="115.569878444444" calcext:value-type="float">
            <text:p>115,56987844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C14]&lt;&gt;0;[.D14]/[.C14];0)" office:value-type="float" office:value="135.684163333333" calcext:value-type="float">
            <text:p>135,6841633333</text:p>
          </table:table-cell>
          <table:table-cell table:number-columns-repeated="3"/>
          <table:table-cell table:formula="of:=IF([.G14]&lt;&gt;0;[.H14]/[.G14];0)" office:value-type="float" office:value="176.502883875" calcext:value-type="float">
            <text:p>176,502883875</text:p>
          </table:table-cell>
          <table:table-cell table:number-columns-repeated="3"/>
          <table:table-cell table:formula="of:=IF([.K14]&lt;&gt;0;[.L14]/[.K14];0)" office:value-type="float" office:value="178.829101555556" calcext:value-type="float">
            <text:p>178,8291015556</text:p>
          </table:table-cell>
          <table:table-cell table:number-columns-repeated="3"/>
          <table:table-cell table:formula="of:=IF([.O14]&lt;&gt;0;[.P14]/[.O14];0)" office:value-type="float" office:value="215.576117611111" calcext:value-type="float">
            <text:p>215,5761176111</text:p>
          </table:table-cell>
          <table:table-cell table:number-columns-repeated="3"/>
          <table:table-cell table:formula="of:=IF([.S14]&lt;&gt;0;[.T14]/[.S14];0)" office:value-type="float" office:value="132.3433685" calcext:value-type="float">
            <text:p>132,3433685</text:p>
          </table:table-cell>
          <table:table-cell table:number-columns-repeated="3"/>
          <table:table-cell table:formula="of:=IF([.W14]&lt;&gt;0;[.X14]/[.W14];0)" office:value-type="float" office:value="478.87725825" calcext:value-type="float">
            <text:p>478,87725825</text:p>
          </table:table-cell>
          <table:table-cell table:number-columns-repeated="3"/>
          <table:table-cell table:formula="of:=IF([.AA14]&lt;&gt;0;[.AB14]/[.AA14];0)" office:value-type="float" office:value="135.378987666667" calcext:value-type="float">
            <text:p>135,3789876667</text:p>
          </table:table-cell>
          <table:table-cell table:number-columns-repeated="3"/>
          <table:table-cell table:formula="of:=IF([.AE14]&lt;&gt;0;[.AF14]/[.AE14];0)" office:value-type="float" office:value="164.1775055" calcext:value-type="float">
            <text:p>164,17750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C15]&lt;&gt;0;[.D15]/[.C15];0)" office:value-type="float" office:value="30.7940412774566" calcext:value-type="float">
            <text:p>30,7940412775</text:p>
          </table:table-cell>
          <table:table-cell table:number-columns-repeated="3"/>
          <table:table-cell table:formula="of:=IF([.G15]&lt;&gt;0;[.H15]/[.G15];0)" office:value-type="float" office:value="34.0761070619469" calcext:value-type="float">
            <text:p>34,0761070619</text:p>
          </table:table-cell>
          <table:table-cell table:number-columns-repeated="3"/>
          <table:table-cell table:formula="of:=IF([.K15]&lt;&gt;0;[.L15]/[.K15];0)" office:value-type="float" office:value="35.6438961840491" calcext:value-type="float">
            <text:p>35,643896184</text:p>
          </table:table-cell>
          <table:table-cell table:number-columns-repeated="3"/>
          <table:table-cell table:formula="of:=IF([.O15]&lt;&gt;0;[.P15]/[.O15];0)" office:value-type="float" office:value="28.6605567122302" calcext:value-type="float">
            <text:p>28,6605567122</text:p>
          </table:table-cell>
          <table:table-cell table:number-columns-repeated="3"/>
          <table:table-cell table:formula="of:=IF([.S15]&lt;&gt;0;[.T15]/[.S15];0)" office:value-type="float" office:value="56.2243346666667" calcext:value-type="float">
            <text:p>56,2243346667</text:p>
          </table:table-cell>
          <table:table-cell table:number-columns-repeated="3"/>
          <table:table-cell table:formula="of:=IF([.W15]&lt;&gt;0;[.X15]/[.W15];0)" office:value-type="float" office:value="35.6906620413793" calcext:value-type="float">
            <text:p>35,6906620414</text:p>
          </table:table-cell>
          <table:table-cell table:number-columns-repeated="3"/>
          <table:table-cell table:formula="of:=IF([.AA15]&lt;&gt;0;[.AB15]/[.AA15];0)" office:value-type="float" office:value="28.1191406257669" calcext:value-type="float">
            <text:p>28,1191406258</text:p>
          </table:table-cell>
          <table:table-cell table:number-columns-repeated="3"/>
          <table:table-cell table:formula="of:=IF([.AE15]&lt;&gt;0;[.AF15]/[.AE15];0)" office:value-type="float" office:value="31.2960875633803" calcext:value-type="float">
            <text:p>31,29608756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C16]&lt;&gt;0;[.D16]/[.C16];0)" office:value-type="float" office:value="187.852950263158" calcext:value-type="float">
            <text:p>187,8529502632</text:p>
          </table:table-cell>
          <table:table-cell table:number-columns-repeated="3"/>
          <table:table-cell table:formula="of:=IF([.G16]&lt;&gt;0;[.H16]/[.G16];0)" office:value-type="float" office:value="187.13725275" calcext:value-type="float">
            <text:p>187,13725275</text:p>
          </table:table-cell>
          <table:table-cell table:number-columns-repeated="3"/>
          <table:table-cell table:formula="of:=IF([.K16]&lt;&gt;0;[.L16]/[.K16];0)" office:value-type="float" office:value="116.32162475" calcext:value-type="float">
            <text:p>116,32162475</text:p>
          </table:table-cell>
          <table:table-cell table:number-columns-repeated="3"/>
          <table:table-cell table:formula="of:=IF([.O16]&lt;&gt;0;[.P16]/[.O16];0)" office:value-type="float" office:value="188.603000222222" calcext:value-type="float">
            <text:p>188,6030002222</text:p>
          </table:table-cell>
          <table:table-cell table:number-columns-repeated="3"/>
          <table:table-cell table:formula="of:=IF([.S16]&lt;&gt;0;[.T16]/[.S16];0)" office:value-type="float" office:value="90.6309901428572" calcext:value-type="float">
            <text:p>90,6309901429</text:p>
          </table:table-cell>
          <table:table-cell table:number-columns-repeated="3"/>
          <table:table-cell table:formula="of:=IF([.W16]&lt;&gt;0;[.X16]/[.W16];0)" office:value-type="float" office:value="570.562988333333" calcext:value-type="float">
            <text:p>570,5629883333</text:p>
          </table:table-cell>
          <table:table-cell table:number-columns-repeated="3"/>
          <table:table-cell table:formula="of:=IF([.AA16]&lt;&gt;0;[.AB16]/[.AA16];0)" office:value-type="float" office:value="63.0270005" calcext:value-type="float">
            <text:p>63,0270005</text:p>
          </table:table-cell>
          <table:table-cell table:number-columns-repeated="3"/>
          <table:table-cell table:formula="of:=IF([.AE16]&lt;&gt;0;[.AF16]/[.AE16];0)" office:value-type="float" office:value="118.869864285714" calcext:value-type="float">
            <text:p>118,86986428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IF([.C17]&lt;&gt;0;[.D17]/[.C17];0)" office:value-type="float" office:value="147.312835708333" calcext:value-type="float">
            <text:p>147,3128357083</text:p>
          </table:table-cell>
          <table:table-cell table:number-columns-repeated="3"/>
          <table:table-cell table:formula="of:=IF([.G17]&lt;&gt;0;[.H17]/[.G17];0)" office:value-type="float" office:value="199.089341888889" calcext:value-type="float">
            <text:p>199,0893418889</text:p>
          </table:table-cell>
          <table:table-cell table:number-columns-repeated="3"/>
          <table:table-cell table:formula="of:=IF([.K17]&lt;&gt;0;[.L17]/[.K17];0)" office:value-type="float" office:value="292.6140137" calcext:value-type="float">
            <text:p>292,6140137</text:p>
          </table:table-cell>
          <table:table-cell table:number-columns-repeated="3"/>
          <table:table-cell table:formula="of:=IF([.O17]&lt;&gt;0;[.P17]/[.O17];0)" office:value-type="float" office:value="209.340115" calcext:value-type="float">
            <text:p>209,340115</text:p>
          </table:table-cell>
          <table:table-cell table:number-columns-repeated="3"/>
          <table:table-cell table:formula="of:=IF([.S17]&lt;&gt;0;[.T17]/[.S17];0)" office:value-type="float" office:value="154.1736908125" calcext:value-type="float">
            <text:p>154,1736908125</text:p>
          </table:table-cell>
          <table:table-cell table:number-columns-repeated="3"/>
          <table:table-cell table:formula="of:=IF([.W17]&lt;&gt;0;[.X17]/[.W17];0)" office:value-type="float" office:value="242.799967466667" calcext:value-type="float">
            <text:p>242,7999674667</text:p>
          </table:table-cell>
          <table:table-cell table:number-columns-repeated="3"/>
          <table:table-cell table:formula="of:=IF([.AA17]&lt;&gt;0;[.AB17]/[.AA17];0)" office:value-type="float" office:value="308.709092888889" calcext:value-type="float">
            <text:p>308,7090928889</text:p>
          </table:table-cell>
          <table:table-cell table:number-columns-repeated="3"/>
          <table:table-cell table:formula="of:=IF([.AE17]&lt;&gt;0;[.AF17]/[.AE17];0)" office:value-type="float" office:value="301.78393555" calcext:value-type="float">
            <text:p>301,783935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C18]&lt;&gt;0;[.D18]/[.C18];0)" office:value-type="float" office:value="149.4307984" calcext:value-type="float">
            <text:p>149,4307984</text:p>
          </table:table-cell>
          <table:table-cell table:number-columns-repeated="3"/>
          <table:table-cell table:formula="of:=IF([.G18]&lt;&gt;0;[.H18]/[.G18];0)" office:value-type="float" office:value="142.6442016" calcext:value-type="float">
            <text:p>142,6442016</text:p>
          </table:table-cell>
          <table:table-cell table:number-columns-repeated="3"/>
          <table:table-cell table:formula="of:=IF([.K18]&lt;&gt;0;[.L18]/[.K18];0)" office:value-type="float" office:value="193.19824225" calcext:value-type="float">
            <text:p>193,19824225</text:p>
          </table:table-cell>
          <table:table-cell table:number-columns-repeated="3"/>
          <table:table-cell table:formula="of:=IF([.O18]&lt;&gt;0;[.P18]/[.O18];0)" office:value-type="float" office:value="87.7839966666667" calcext:value-type="float">
            <text:p>87,7839966667</text:p>
          </table:table-cell>
          <table:table-cell table:number-columns-repeated="3"/>
          <table:table-cell table:formula="of:=IF([.S18]&lt;&gt;0;[.T18]/[.S18];0)" office:value-type="float" office:value="116.3997924" calcext:value-type="float">
            <text:p>116,3997924</text:p>
          </table:table-cell>
          <table:table-cell table:number-columns-repeated="3"/>
          <table:table-cell table:formula="of:=IF([.W18]&lt;&gt;0;[.X18]/[.W18];0)" office:value-type="float" office:value="139.01449575" calcext:value-type="float">
            <text:p>139,01449575</text:p>
          </table:table-cell>
          <table:table-cell table:number-columns-repeated="3"/>
          <table:table-cell table:formula="of:=IF([.AA18]&lt;&gt;0;[.AB18]/[.AA18];0)" office:value-type="float" office:value="70.882004" calcext:value-type="float">
            <text:p>70,882004</text:p>
          </table:table-cell>
          <table:table-cell table:number-columns-repeated="3"/>
          <table:table-cell table:formula="of:=IF([.AE18]&lt;&gt;0;[.AF18]/[.AE18];0)" office:value-type="float" office:value="216.6222168" calcext:value-type="float">
            <text:p>216,62221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C19]&lt;&gt;0;[.D19]/[.C19];0)" office:value-type="float" office:value="183.816664" calcext:value-type="float">
            <text:p>183,816664</text:p>
          </table:table-cell>
          <table:table-cell table:number-columns-repeated="3"/>
          <table:table-cell table:formula="of:=IF([.G19]&lt;&gt;0;[.H19]/[.G19];0)" office:value-type="float" office:value="131.303455727273" calcext:value-type="float">
            <text:p>131,3034557273</text:p>
          </table:table-cell>
          <table:table-cell table:number-columns-repeated="3"/>
          <table:table-cell table:formula="of:=IF([.K19]&lt;&gt;0;[.L19]/[.K19];0)" office:value-type="float" office:value="354.765462166667" calcext:value-type="float">
            <text:p>354,7654621667</text:p>
          </table:table-cell>
          <table:table-cell table:number-columns-repeated="3"/>
          <table:table-cell table:formula="of:=IF([.O19]&lt;&gt;0;[.P19]/[.O19];0)" office:value-type="float" office:value="184.912994375" calcext:value-type="float">
            <text:p>184,912994375</text:p>
          </table:table-cell>
          <table:table-cell table:number-columns-repeated="3"/>
          <table:table-cell table:formula="of:=IF([.S19]&lt;&gt;0;[.T19]/[.S19];0)" office:value-type="float" office:value="190.1233886" calcext:value-type="float">
            <text:p>190,1233886</text:p>
          </table:table-cell>
          <table:table-cell table:number-columns-repeated="3"/>
          <table:table-cell table:formula="of:=IF([.W19]&lt;&gt;0;[.X19]/[.W19];0)" office:value-type="float" office:value="125.85083" calcext:value-type="float">
            <text:p>125,85083</text:p>
          </table:table-cell>
          <table:table-cell table:number-columns-repeated="3"/>
          <table:table-cell table:formula="of:=IF([.AA19]&lt;&gt;0;[.AB19]/[.AA19];0)" office:value-type="float" office:value="209.3115966" calcext:value-type="float">
            <text:p>209,3115966</text:p>
          </table:table-cell>
          <table:table-cell table:number-columns-repeated="3"/>
          <table:table-cell table:formula="of:=IF([.AE19]&lt;&gt;0;[.AF19]/[.AE19];0)" office:value-type="float" office:value="98.4358032" calcext:value-type="float">
            <text:p>98,43580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C20]&lt;&gt;0;[.D20]/[.C20];0)" office:value-type="float" office:value="274.7692871" calcext:value-type="float">
            <text:p>274,7692871</text:p>
          </table:table-cell>
          <table:table-cell table:number-columns-repeated="3"/>
          <table:table-cell table:formula="of:=IF([.G20]&lt;&gt;0;[.H20]/[.G20];0)" office:value-type="float" office:value="173.3293946" calcext:value-type="float">
            <text:p>173,3293946</text:p>
          </table:table-cell>
          <table:table-cell table:number-columns-repeated="3"/>
          <table:table-cell table:formula="of:=IF([.K20]&lt;&gt;0;[.L20]/[.K20];0)" office:value-type="float" office:value="371.975016333333" calcext:value-type="float">
            <text:p>371,9750163333</text:p>
          </table:table-cell>
          <table:table-cell table:number-columns-repeated="3"/>
          <table:table-cell table:formula="of:=IF([.O20]&lt;&gt;0;[.P20]/[.O20];0)" office:value-type="float" office:value="229.9696044" calcext:value-type="float">
            <text:p>229,9696044</text:p>
          </table:table-cell>
          <table:table-cell table:number-columns-repeated="3"/>
          <table:table-cell table:formula="of:=IF([.S20]&lt;&gt;0;[.T20]/[.S20];0)" office:value-type="float" office:value="253.057146285714" calcext:value-type="float">
            <text:p>253,0571462857</text:p>
          </table:table-cell>
          <table:table-cell table:number-columns-repeated="3"/>
          <table:table-cell table:formula="of:=IF([.W20]&lt;&gt;0;[.X20]/[.W20];0)" office:value-type="float" office:value="181.9850005" calcext:value-type="float">
            <text:p>181,9850005</text:p>
          </table:table-cell>
          <table:table-cell table:number-columns-repeated="3"/>
          <table:table-cell table:formula="of:=IF([.AA20]&lt;&gt;0;[.AB20]/[.AA20];0)" office:value-type="float" office:value="140.55226125" calcext:value-type="float">
            <text:p>140,55226125</text:p>
          </table:table-cell>
          <table:table-cell table:number-columns-repeated="3"/>
          <table:table-cell table:formula="of:=IF([.AE20]&lt;&gt;0;[.AF20]/[.AE20];0)" office:value-type="float" office:value="322.764621333333" calcext:value-type="float">
            <text:p>322,76462133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IF([.C21]&lt;&gt;0;[.D21]/[.C21];0)" office:value-type="float" office:value="32.92139844" calcext:value-type="float">
            <text:p>32,92139844</text:p>
          </table:table-cell>
          <table:table-cell table:number-columns-repeated="3"/>
          <table:table-cell table:formula="of:=IF([.G21]&lt;&gt;0;[.H21]/[.G21];0)" office:value-type="float" office:value="39.7271071153846" calcext:value-type="float">
            <text:p>39,7271071154</text:p>
          </table:table-cell>
          <table:table-cell table:number-columns-repeated="3"/>
          <table:table-cell table:formula="of:=IF([.K21]&lt;&gt;0;[.L21]/[.K21];0)" office:value-type="float" office:value="28.19436279" calcext:value-type="float">
            <text:p>28,19436279</text:p>
          </table:table-cell>
          <table:table-cell table:number-columns-repeated="3"/>
          <table:table-cell table:formula="of:=IF([.O21]&lt;&gt;0;[.P21]/[.O21];0)" office:value-type="float" office:value="38.7656075714286" calcext:value-type="float">
            <text:p>38,7656075714</text:p>
          </table:table-cell>
          <table:table-cell table:number-columns-repeated="3"/>
          <table:table-cell table:formula="of:=IF([.S21]&lt;&gt;0;[.T21]/[.S21];0)" office:value-type="float" office:value="43.4055878636364" calcext:value-type="float">
            <text:p>43,4055878636</text:p>
          </table:table-cell>
          <table:table-cell table:number-columns-repeated="3"/>
          <table:table-cell table:formula="of:=IF([.W21]&lt;&gt;0;[.X21]/[.W21];0)" office:value-type="float" office:value="26.3112221560284" calcext:value-type="float">
            <text:p>26,311222156</text:p>
          </table:table-cell>
          <table:table-cell table:number-columns-repeated="3"/>
          <table:table-cell table:formula="of:=IF([.AA21]&lt;&gt;0;[.AB21]/[.AA21];0)" office:value-type="float" office:value="31.6800766732673" calcext:value-type="float">
            <text:p>31,6800766733</text:p>
          </table:table-cell>
          <table:table-cell table:number-columns-repeated="3"/>
          <table:table-cell table:formula="of:=IF([.AE21]&lt;&gt;0;[.AF21]/[.AE21];0)" office:value-type="float" office:value="31.9719058421053" calcext:value-type="float">
            <text:p>31,97190584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IF([.C22]&lt;&gt;0;[.D22]/[.C22];0)" office:value-type="float" office:value="21.2654890419162" calcext:value-type="float">
            <text:p>21,2654890419</text:p>
          </table:table-cell>
          <table:table-cell table:number-columns-repeated="3"/>
          <table:table-cell table:formula="of:=IF([.G22]&lt;&gt;0;[.H22]/[.G22];0)" office:value-type="float" office:value="24.5896785413534" calcext:value-type="float">
            <text:p>24,5896785414</text:p>
          </table:table-cell>
          <table:table-cell table:number-columns-repeated="3"/>
          <table:table-cell table:formula="of:=IF([.K22]&lt;&gt;0;[.L22]/[.K22];0)" office:value-type="float" office:value="26.6088464271845" calcext:value-type="float">
            <text:p>26,6088464272</text:p>
          </table:table-cell>
          <table:table-cell table:number-columns-repeated="3"/>
          <table:table-cell table:formula="of:=IF([.O22]&lt;&gt;0;[.P22]/[.O22];0)" office:value-type="float" office:value="22.4749697698413" calcext:value-type="float">
            <text:p>22,4749697698</text:p>
          </table:table-cell>
          <table:table-cell table:number-columns-repeated="3"/>
          <table:table-cell table:formula="of:=IF([.S22]&lt;&gt;0;[.T22]/[.S22];0)" office:value-type="float" office:value="19.0624517777778" calcext:value-type="float">
            <text:p>19,0624517778</text:p>
          </table:table-cell>
          <table:table-cell table:number-columns-repeated="3"/>
          <table:table-cell table:formula="of:=IF([.W22]&lt;&gt;0;[.X22]/[.W22];0)" office:value-type="float" office:value="24.7390880761905" calcext:value-type="float">
            <text:p>24,7390880762</text:p>
          </table:table-cell>
          <table:table-cell table:number-columns-repeated="3"/>
          <table:table-cell table:formula="of:=IF([.AA22]&lt;&gt;0;[.AB22]/[.AA22];0)" office:value-type="float" office:value="24.6049161" calcext:value-type="float">
            <text:p>24,6049161</text:p>
          </table:table-cell>
          <table:table-cell table:number-columns-repeated="3"/>
          <table:table-cell table:formula="of:=IF([.AE22]&lt;&gt;0;[.AF22]/[.AE22];0)" office:value-type="float" office:value="22.9881729826087" calcext:value-type="float">
            <text:p>22,98817298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C23]&lt;&gt;0;[.D23]/[.C23];0)" office:value-type="float" office:value="89.3552002" calcext:value-type="float">
            <text:p>89,3552002</text:p>
          </table:table-cell>
          <table:table-cell table:number-columns-repeated="3"/>
          <table:table-cell table:formula="of:=IF([.G23]&lt;&gt;0;[.H23]/[.G23];0)" office:value-type="float" office:value="73.270996" calcext:value-type="float">
            <text:p>73,270996</text:p>
          </table:table-cell>
          <table:table-cell table:number-columns-repeated="3"/>
          <table:table-cell table:formula="of:=IF([.K23]&lt;&gt;0;[.L23]/[.K23];0)" office:value-type="float" office:value="85.599502625" calcext:value-type="float">
            <text:p>85,599502625</text:p>
          </table:table-cell>
          <table:table-cell table:number-columns-repeated="3"/>
          <table:table-cell table:formula="of:=IF([.O23]&lt;&gt;0;[.P23]/[.O23];0)" office:value-type="float" office:value="41.0971628333333" calcext:value-type="float">
            <text:p>41,0971628333</text:p>
          </table:table-cell>
          <table:table-cell table:number-columns-repeated="3"/>
          <table:table-cell table:formula="of:=IF([.S23]&lt;&gt;0;[.T23]/[.S23];0)" office:value-type="float" office:value="81.6099956666667" calcext:value-type="float">
            <text:p>81,6099956667</text:p>
          </table:table-cell>
          <table:table-cell table:number-columns-repeated="3"/>
          <table:table-cell table:formula="of:=IF([.W23]&lt;&gt;0;[.X23]/[.W23];0)" office:value-type="float" office:value="168.4908905" calcext:value-type="float">
            <text:p>168,4908905</text:p>
          </table:table-cell>
          <table:table-cell table:number-columns-repeated="3"/>
          <table:table-cell table:formula="of:=IF([.AA23]&lt;&gt;0;[.AB23]/[.AA23];0)" office:value-type="float" office:value="169.503655513514" calcext:value-type="float">
            <text:p>169,5036555135</text:p>
          </table:table-cell>
          <table:table-cell table:number-columns-repeated="3"/>
          <table:table-cell table:formula="of:=IF([.AE23]&lt;&gt;0;[.AF23]/[.AE23];0)" office:value-type="float" office:value="127.595703142857" calcext:value-type="float">
            <text:p>127,59570314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IF([.C24]&lt;&gt;0;[.D24]/[.C24];0)" office:value-type="float" office:value="228.759277357143" calcext:value-type="float">
            <text:p>228,7592773571</text:p>
          </table:table-cell>
          <table:table-cell table:number-columns-repeated="3"/>
          <table:table-cell table:formula="of:=IF([.G24]&lt;&gt;0;[.H24]/[.G24];0)" office:value-type="float" office:value="193.7494995" calcext:value-type="float">
            <text:p>193,7494995</text:p>
          </table:table-cell>
          <table:table-cell table:number-columns-repeated="3"/>
          <table:table-cell table:formula="of:=IF([.K24]&lt;&gt;0;[.L24]/[.K24];0)" office:value-type="float" office:value="218.629865428571" calcext:value-type="float">
            <text:p>218,6298654286</text:p>
          </table:table-cell>
          <table:table-cell table:number-columns-repeated="3"/>
          <table:table-cell table:formula="of:=IF([.O24]&lt;&gt;0;[.P24]/[.O24];0)" office:value-type="float" office:value="217.504218222222" calcext:value-type="float">
            <text:p>217,5042182222</text:p>
          </table:table-cell>
          <table:table-cell table:number-columns-repeated="3"/>
          <table:table-cell table:formula="of:=IF([.S24]&lt;&gt;0;[.T24]/[.S24];0)" office:value-type="float" office:value="235.5452148" calcext:value-type="float">
            <text:p>235,5452148</text:p>
          </table:table-cell>
          <table:table-cell table:number-columns-repeated="3"/>
          <table:table-cell table:formula="of:=IF([.W24]&lt;&gt;0;[.X24]/[.W24];0)" office:value-type="float" office:value="267.504497315789" calcext:value-type="float">
            <text:p>267,5044973158</text:p>
          </table:table-cell>
          <table:table-cell table:number-columns-repeated="3"/>
          <table:table-cell table:formula="of:=IF([.AA24]&lt;&gt;0;[.AB24]/[.AA24];0)" office:value-type="float" office:value="281.234375" calcext:value-type="float">
            <text:p>281,234375</text:p>
          </table:table-cell>
          <table:table-cell table:number-columns-repeated="3"/>
          <table:table-cell table:formula="of:=IF([.AE24]&lt;&gt;0;[.AF24]/[.AE24];0)" office:value-type="float" office:value="450.983677428571" calcext:value-type="float">
            <text:p>450,98367742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C25]&lt;&gt;0;[.D25]/[.C25];0)" office:value-type="float" office:value="516.5739746" calcext:value-type="float">
            <text:p>516,5739746</text:p>
          </table:table-cell>
          <table:table-cell table:number-columns-repeated="3"/>
          <table:table-cell table:formula="of:=IF([.G25]&lt;&gt;0;[.H25]/[.G25];0)" office:value-type="float" office:value="571.601917636364" calcext:value-type="float">
            <text:p>571,6019176364</text:p>
          </table:table-cell>
          <table:table-cell table:number-columns-repeated="3"/>
          <table:table-cell table:formula="of:=IF([.K25]&lt;&gt;0;[.L25]/[.K25];0)" office:value-type="float" office:value="435.404634923077" calcext:value-type="float">
            <text:p>435,4046349231</text:p>
          </table:table-cell>
          <table:table-cell table:number-columns-repeated="3"/>
          <table:table-cell table:formula="of:=IF([.O25]&lt;&gt;0;[.P25]/[.O25];0)" office:value-type="float" office:value="389.712115117647" calcext:value-type="float">
            <text:p>389,7121151176</text:p>
          </table:table-cell>
          <table:table-cell table:number-columns-repeated="3"/>
          <table:table-cell table:formula="of:=IF([.S25]&lt;&gt;0;[.T25]/[.S25];0)" office:value-type="float" office:value="481.014604090909" calcext:value-type="float">
            <text:p>481,0146040909</text:p>
          </table:table-cell>
          <table:table-cell table:number-columns-repeated="3"/>
          <table:table-cell table:formula="of:=IF([.W25]&lt;&gt;0;[.X25]/[.W25];0)" office:value-type="float" office:value="926.388237888889" calcext:value-type="float">
            <text:p>926,3882378889</text:p>
          </table:table-cell>
          <table:table-cell table:number-columns-repeated="3"/>
          <table:table-cell table:formula="of:=IF([.AA25]&lt;&gt;0;[.AB25]/[.AA25];0)" office:value-type="float" office:value="662.068638428572" calcext:value-type="float">
            <text:p>662,0686384286</text:p>
          </table:table-cell>
          <table:table-cell table:number-columns-repeated="3"/>
          <table:table-cell table:formula="of:=IF([.AE25]&lt;&gt;0;[.AF25]/[.AE25];0)" office:value-type="float" office:value="556.965933" calcext:value-type="float">
            <text:p>556,9659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C26]&lt;&gt;0;[.D26]/[.C26];0)" office:value-type="float" office:value="129.693501833333" calcext:value-type="float">
            <text:p>129,6935018333</text:p>
          </table:table-cell>
          <table:table-cell table:number-columns-repeated="3"/>
          <table:table-cell table:formula="of:=IF([.G26]&lt;&gt;0;[.H26]/[.G26];0)" office:value-type="float" office:value="141.406387375" calcext:value-type="float">
            <text:p>141,406387375</text:p>
          </table:table-cell>
          <table:table-cell table:number-columns-repeated="3"/>
          <table:table-cell table:formula="of:=IF([.K26]&lt;&gt;0;[.L26]/[.K26];0)" office:value-type="float" office:value="352.597998" calcext:value-type="float">
            <text:p>352,597998</text:p>
          </table:table-cell>
          <table:table-cell table:number-columns-repeated="3"/>
          <table:table-cell table:formula="of:=IF([.O26]&lt;&gt;0;[.P26]/[.O26];0)" office:value-type="float" office:value="283.252339666667" calcext:value-type="float">
            <text:p>283,2523396667</text:p>
          </table:table-cell>
          <table:table-cell table:number-columns-repeated="3"/>
          <table:table-cell table:formula="of:=IF([.S26]&lt;&gt;0;[.T26]/[.S26];0)" office:value-type="float" office:value="61.343144" calcext:value-type="float">
            <text:p>61,343144</text:p>
          </table:table-cell>
          <table:table-cell table:number-columns-repeated="3"/>
          <table:table-cell table:formula="of:=IF([.W26]&lt;&gt;0;[.X26]/[.W26];0)" office:value-type="float" office:value="147.839508" calcext:value-type="float">
            <text:p>147,839508</text:p>
          </table:table-cell>
          <table:table-cell table:number-columns-repeated="3"/>
          <table:table-cell table:formula="of:=IF([.AA26]&lt;&gt;0;[.AB26]/[.AA26];0)" office:value-type="float" office:value="73.17687225" calcext:value-type="float">
            <text:p>73,17687225</text:p>
          </table:table-cell>
          <table:table-cell table:number-columns-repeated="3"/>
          <table:table-cell table:formula="of:=IF([.AE26]&lt;&gt;0;[.AF26]/[.AE26];0)" office:value-type="float" office:value="70.3141683333333" calcext:value-type="float">
            <text:p>70,31416833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IF([.C27]&lt;&gt;0;[.D27]/[.C27];0)" office:value-type="float" office:value="241.3890075" calcext:value-type="float">
            <text:p>241,3890075</text:p>
          </table:table-cell>
          <table:table-cell table:number-columns-repeated="3"/>
          <table:table-cell table:formula="of:=IF([.G27]&lt;&gt;0;[.H27]/[.G27];0)" office:value-type="float" office:value="185.679007428571" calcext:value-type="float">
            <text:p>185,6790074286</text:p>
          </table:table-cell>
          <table:table-cell table:number-columns-repeated="3"/>
          <table:table-cell table:formula="of:=IF([.K27]&lt;&gt;0;[.L27]/[.K27];0)" office:value-type="float" office:value="148.299011333333" calcext:value-type="float">
            <text:p>148,2990113333</text:p>
          </table:table-cell>
          <table:table-cell table:number-columns-repeated="3"/>
          <table:table-cell table:formula="of:=IF([.O27]&lt;&gt;0;[.P27]/[.O27];0)" office:value-type="float" office:value="131.4900055" calcext:value-type="float">
            <text:p>131,4900055</text:p>
          </table:table-cell>
          <table:table-cell table:number-columns-repeated="3"/>
          <table:table-cell table:formula="of:=IF([.S27]&lt;&gt;0;[.T27]/[.S27];0)" office:value-type="float" office:value="174.03076175" calcext:value-type="float">
            <text:p>174,03076175</text:p>
          </table:table-cell>
          <table:table-cell table:number-columns-repeated="3"/>
          <table:table-cell table:formula="of:=IF([.W27]&lt;&gt;0;[.X27]/[.W27];0)" office:value-type="float" office:value="57.433665" calcext:value-type="float">
            <text:p>57,433665</text:p>
          </table:table-cell>
          <table:table-cell table:number-columns-repeated="3"/>
          <table:table-cell table:formula="of:=IF([.AA27]&lt;&gt;0;[.AB27]/[.AA27];0)" office:value-type="float" office:value="156.212331166667" calcext:value-type="float">
            <text:p>156,2123311667</text:p>
          </table:table-cell>
          <table:table-cell table:number-columns-repeated="3"/>
          <table:table-cell table:formula="of:=IF([.AE27]&lt;&gt;0;[.AF27]/[.AE27];0)" office:value-type="float" office:value="333.68975825" calcext:value-type="float">
            <text:p>333,689758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IF([.C28]&lt;&gt;0;[.D28]/[.C28];0)" office:value-type="float" office:value="421.098551416667" calcext:value-type="float">
            <text:p>421,0985514167</text:p>
          </table:table-cell>
          <table:table-cell table:number-columns-repeated="3"/>
          <table:table-cell table:formula="of:=IF([.G28]&lt;&gt;0;[.H28]/[.G28];0)" office:value-type="float" office:value="574.536846461538" calcext:value-type="float">
            <text:p>574,5368464615</text:p>
          </table:table-cell>
          <table:table-cell table:number-columns-repeated="3"/>
          <table:table-cell table:formula="of:=IF([.K28]&lt;&gt;0;[.L28]/[.K28];0)" office:value-type="float" office:value="445.585524307692" calcext:value-type="float">
            <text:p>445,5855243077</text:p>
          </table:table-cell>
          <table:table-cell table:number-columns-repeated="3"/>
          <table:table-cell table:formula="of:=IF([.O28]&lt;&gt;0;[.P28]/[.O28];0)" office:value-type="float" office:value="574.480590875" calcext:value-type="float">
            <text:p>574,480590875</text:p>
          </table:table-cell>
          <table:table-cell table:number-columns-repeated="3"/>
          <table:table-cell table:formula="of:=IF([.S28]&lt;&gt;0;[.T28]/[.S28];0)" office:value-type="float" office:value="454.256618916667" calcext:value-type="float">
            <text:p>454,2566189167</text:p>
          </table:table-cell>
          <table:table-cell table:number-columns-repeated="3"/>
          <table:table-cell table:formula="of:=IF([.W28]&lt;&gt;0;[.X28]/[.W28];0)" office:value-type="float" office:value="454.520395153846" calcext:value-type="float">
            <text:p>454,5203951538</text:p>
          </table:table-cell>
          <table:table-cell table:number-columns-repeated="3"/>
          <table:table-cell table:formula="of:=IF([.AA28]&lt;&gt;0;[.AB28]/[.AA28];0)" office:value-type="float" office:value="344.121175166667" calcext:value-type="float">
            <text:p>344,1211751667</text:p>
          </table:table-cell>
          <table:table-cell table:number-columns-repeated="3"/>
          <table:table-cell table:formula="of:=IF([.AE28]&lt;&gt;0;[.AF28]/[.AE28];0)" office:value-type="float" office:value="791.8667969" calcext:value-type="float">
            <text:p>791,86679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IF([.C29]&lt;&gt;0;[.D29]/[.C29];0)" office:value-type="float" office:value="150.8560058" calcext:value-type="float">
            <text:p>150,8560058</text:p>
          </table:table-cell>
          <table:table-cell table:number-columns-repeated="3"/>
          <table:table-cell table:formula="of:=IF([.G29]&lt;&gt;0;[.H29]/[.G29];0)" office:value-type="float" office:value="293.085164333333" calcext:value-type="float">
            <text:p>293,0851643333</text:p>
          </table:table-cell>
          <table:table-cell table:number-columns-repeated="3"/>
          <table:table-cell table:formula="of:=IF([.K29]&lt;&gt;0;[.L29]/[.K29];0)" office:value-type="float" office:value="189.6523926" calcext:value-type="float">
            <text:p>189,6523926</text:p>
          </table:table-cell>
          <table:table-cell table:number-columns-repeated="3"/>
          <table:table-cell table:formula="of:=IF([.O29]&lt;&gt;0;[.P29]/[.O29];0)" office:value-type="float" office:value="275.11733" calcext:value-type="float">
            <text:p>275,11733</text:p>
          </table:table-cell>
          <table:table-cell table:number-columns-repeated="3"/>
          <table:table-cell table:formula="of:=IF([.S29]&lt;&gt;0;[.T29]/[.S29];0)" office:value-type="float" office:value="173.35774225" calcext:value-type="float">
            <text:p>173,35774225</text:p>
          </table:table-cell>
          <table:table-cell table:number-columns-repeated="3"/>
          <table:table-cell table:formula="of:=IF([.W29]&lt;&gt;0;[.X29]/[.W29];0)" office:value-type="float" office:value="223.6293335" calcext:value-type="float">
            <text:p>223,6293335</text:p>
          </table:table-cell>
          <table:table-cell table:number-columns-repeated="3"/>
          <table:table-cell table:formula="of:=IF([.AA29]&lt;&gt;0;[.AB29]/[.AA29];0)" office:value-type="float" office:value="89.1941731666667" calcext:value-type="float">
            <text:p>89,1941731667</text:p>
          </table:table-cell>
          <table:table-cell table:number-columns-repeated="3"/>
          <table:table-cell table:formula="of:=IF([.AE29]&lt;&gt;0;[.AF29]/[.AE29];0)" office:value-type="float" office:value="148.74375925" calcext:value-type="float">
            <text:p>148,743759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IF([.C30]&lt;&gt;0;[.D30]/[.C30];0)" office:value-type="float" office:value="32.0941852101449" calcext:value-type="float">
            <text:p>32,0941852101</text:p>
          </table:table-cell>
          <table:table-cell table:number-columns-repeated="3"/>
          <table:table-cell table:formula="of:=IF([.G30]&lt;&gt;0;[.H30]/[.G30];0)" office:value-type="float" office:value="32.5501302066667" calcext:value-type="float">
            <text:p>32,5501302067</text:p>
          </table:table-cell>
          <table:table-cell table:number-columns-repeated="3"/>
          <table:table-cell table:formula="of:=IF([.K30]&lt;&gt;0;[.L30]/[.K30];0)" office:value-type="float" office:value="36.6663986724138" calcext:value-type="float">
            <text:p>36,6663986724</text:p>
          </table:table-cell>
          <table:table-cell table:number-columns-repeated="3"/>
          <table:table-cell table:formula="of:=IF([.O30]&lt;&gt;0;[.P30]/[.O30];0)" office:value-type="float" office:value="54.6373535" calcext:value-type="float">
            <text:p>54,6373535</text:p>
          </table:table-cell>
          <table:table-cell table:number-columns-repeated="3"/>
          <table:table-cell table:formula="of:=IF([.S30]&lt;&gt;0;[.T30]/[.S30];0)" office:value-type="float" office:value="30.6734503473684" calcext:value-type="float">
            <text:p>30,6734503474</text:p>
          </table:table-cell>
          <table:table-cell table:number-columns-repeated="3"/>
          <table:table-cell table:formula="of:=IF([.W30]&lt;&gt;0;[.X30]/[.W30];0)" office:value-type="float" office:value="28.3621112201258" calcext:value-type="float">
            <text:p>28,3621112201</text:p>
          </table:table-cell>
          <table:table-cell table:number-columns-repeated="3"/>
          <table:table-cell table:formula="of:=IF([.AA30]&lt;&gt;0;[.AB30]/[.AA30];0)" office:value-type="float" office:value="25.3290649416667" calcext:value-type="float">
            <text:p>25,3290649417</text:p>
          </table:table-cell>
          <table:table-cell table:number-columns-repeated="3"/>
          <table:table-cell table:formula="of:=IF([.AE30]&lt;&gt;0;[.AF30]/[.AE30];0)" office:value-type="float" office:value="29.6919918195489" calcext:value-type="float">
            <text:p>29,69199181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IF([.C31]&lt;&gt;0;[.D31]/[.C31];0)" office:value-type="float" office:value="139.214782714286" calcext:value-type="float">
            <text:p>139,2147827143</text:p>
          </table:table-cell>
          <table:table-cell table:number-columns-repeated="3"/>
          <table:table-cell table:formula="of:=IF([.G31]&lt;&gt;0;[.H31]/[.G31];0)" office:value-type="float" office:value="167.184163333333" calcext:value-type="float">
            <text:p>167,1841633333</text:p>
          </table:table-cell>
          <table:table-cell table:number-columns-repeated="3"/>
          <table:table-cell table:formula="of:=IF([.K31]&lt;&gt;0;[.L31]/[.K31];0)" office:value-type="float" office:value="234.165663" calcext:value-type="float">
            <text:p>234,165663</text:p>
          </table:table-cell>
          <table:table-cell table:number-columns-repeated="3"/>
          <table:table-cell table:formula="of:=IF([.O31]&lt;&gt;0;[.P31]/[.O31];0)" office:value-type="float" office:value="114.498990181818" calcext:value-type="float">
            <text:p>114,4989901818</text:p>
          </table:table-cell>
          <table:table-cell table:number-columns-repeated="3"/>
          <table:table-cell table:formula="of:=IF([.S31]&lt;&gt;0;[.T31]/[.S31];0)" office:value-type="float" office:value="214.911063047619" calcext:value-type="float">
            <text:p>214,9110630476</text:p>
          </table:table-cell>
          <table:table-cell table:number-columns-repeated="3"/>
          <table:table-cell table:formula="of:=IF([.W31]&lt;&gt;0;[.X31]/[.W31];0)" office:value-type="float" office:value="95.1403992" calcext:value-type="float">
            <text:p>95,1403992</text:p>
          </table:table-cell>
          <table:table-cell table:number-columns-repeated="3"/>
          <table:table-cell table:formula="of:=IF([.AA31]&lt;&gt;0;[.AB31]/[.AA31];0)" office:value-type="float" office:value="248.062418666667" calcext:value-type="float">
            <text:p>248,0624186667</text:p>
          </table:table-cell>
          <table:table-cell table:number-columns-repeated="3"/>
          <table:table-cell table:formula="of:=IF([.AE31]&lt;&gt;0;[.AF31]/[.AE31];0)" office:value-type="float" office:value="160.03044975" calcext:value-type="float">
            <text:p>160,030449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IF([.C32]&lt;&gt;0;[.D32]/[.C32];0)" office:value-type="float" office:value="365.95401" calcext:value-type="float">
            <text:p>365,95401</text:p>
          </table:table-cell>
          <table:table-cell table:number-columns-repeated="3"/>
          <table:table-cell table:formula="of:=IF([.G32]&lt;&gt;0;[.H32]/[.G32];0)" office:value-type="float" office:value="257.738494875" calcext:value-type="float">
            <text:p>257,738494875</text:p>
          </table:table-cell>
          <table:table-cell table:number-columns-repeated="3"/>
          <table:table-cell table:formula="of:=IF([.K32]&lt;&gt;0;[.L32]/[.K32];0)" office:value-type="float" office:value="147.393859875" calcext:value-type="float">
            <text:p>147,393859875</text:p>
          </table:table-cell>
          <table:table-cell table:number-columns-repeated="3"/>
          <table:table-cell table:formula="of:=IF([.O32]&lt;&gt;0;[.P32]/[.O32];0)" office:value-type="float" office:value="200.186317842105" calcext:value-type="float">
            <text:p>200,1863178421</text:p>
          </table:table-cell>
          <table:table-cell table:number-columns-repeated="3"/>
          <table:table-cell table:formula="of:=IF([.S32]&lt;&gt;0;[.T32]/[.S32];0)" office:value-type="float" office:value="264.500678222222" calcext:value-type="float">
            <text:p>264,5006782222</text:p>
          </table:table-cell>
          <table:table-cell table:number-columns-repeated="3"/>
          <table:table-cell table:formula="of:=IF([.W32]&lt;&gt;0;[.X32]/[.W32];0)" office:value-type="float" office:value="346.018136142857" calcext:value-type="float">
            <text:p>346,0181361429</text:p>
          </table:table-cell>
          <table:table-cell table:number-columns-repeated="3"/>
          <table:table-cell table:formula="of:=IF([.AA32]&lt;&gt;0;[.AB32]/[.AA32];0)" office:value-type="float" office:value="138.438532923077" calcext:value-type="float">
            <text:p>138,4385329231</text:p>
          </table:table-cell>
          <table:table-cell table:number-columns-repeated="3"/>
          <table:table-cell table:formula="of:=IF([.AE32]&lt;&gt;0;[.AF32]/[.AE32];0)" office:value-type="float" office:value="205.853500375" calcext:value-type="float">
            <text:p>205,8535003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C33]&lt;&gt;0;[.D33]/[.C33];0)" office:value-type="float" office:value="173.019544777778" calcext:value-type="float">
            <text:p>173,0195447778</text:p>
          </table:table-cell>
          <table:table-cell table:number-columns-repeated="3"/>
          <table:table-cell table:formula="of:=IF([.G33]&lt;&gt;0;[.H33]/[.G33];0)" office:value-type="float" office:value="246.29599608" calcext:value-type="float">
            <text:p>246,29599608</text:p>
          </table:table-cell>
          <table:table-cell table:number-columns-repeated="3"/>
          <table:table-cell table:formula="of:=IF([.K33]&lt;&gt;0;[.L33]/[.K33];0)" office:value-type="float" office:value="322.80764775" calcext:value-type="float">
            <text:p>322,80764775</text:p>
          </table:table-cell>
          <table:table-cell table:number-columns-repeated="3"/>
          <table:table-cell table:formula="of:=IF([.O33]&lt;&gt;0;[.P33]/[.O33];0)" office:value-type="float" office:value="148.715618652174" calcext:value-type="float">
            <text:p>148,7156186522</text:p>
          </table:table-cell>
          <table:table-cell table:number-columns-repeated="3"/>
          <table:table-cell table:formula="of:=IF([.S33]&lt;&gt;0;[.T33]/[.S33];0)" office:value-type="float" office:value="468.2552795" calcext:value-type="float">
            <text:p>468,2552795</text:p>
          </table:table-cell>
          <table:table-cell table:number-columns-repeated="3"/>
          <table:table-cell table:formula="of:=IF([.W33]&lt;&gt;0;[.X33]/[.W33];0)" office:value-type="float" office:value="324.969757125" calcext:value-type="float">
            <text:p>324,969757125</text:p>
          </table:table-cell>
          <table:table-cell table:number-columns-repeated="3"/>
          <table:table-cell table:formula="of:=IF([.AA33]&lt;&gt;0;[.AB33]/[.AA33];0)" office:value-type="float" office:value="170.464737" calcext:value-type="float">
            <text:p>170,464737</text:p>
          </table:table-cell>
          <table:table-cell table:number-columns-repeated="3"/>
          <table:table-cell table:formula="of:=IF([.AE33]&lt;&gt;0;[.AF33]/[.AE33];0)" office:value-type="float" office:value="231.249237" calcext:value-type="float">
            <text:p>231,2492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IF([.C34]&lt;&gt;0;[.D34]/[.C34];0)" office:value-type="float" office:value="22.9266477746479" calcext:value-type="float">
            <text:p>22,9266477746</text:p>
          </table:table-cell>
          <table:table-cell table:number-columns-repeated="3"/>
          <table:table-cell table:formula="of:=IF([.G34]&lt;&gt;0;[.H34]/[.G34];0)" office:value-type="float" office:value="23.7344657213115" calcext:value-type="float">
            <text:p>23,7344657213</text:p>
          </table:table-cell>
          <table:table-cell table:number-columns-repeated="3"/>
          <table:table-cell table:formula="of:=IF([.K34]&lt;&gt;0;[.L34]/[.K34];0)" office:value-type="float" office:value="21.8549319726027" calcext:value-type="float">
            <text:p>21,8549319726</text:p>
          </table:table-cell>
          <table:table-cell table:number-columns-repeated="3"/>
          <table:table-cell table:formula="of:=IF([.O34]&lt;&gt;0;[.P34]/[.O34];0)" office:value-type="float" office:value="0" calcext:value-type="float">
            <text:p>0</text:p>
          </table:table-cell>
          <table:table-cell table:number-columns-repeated="3"/>
          <table:table-cell table:formula="of:=IF([.S34]&lt;&gt;0;[.T34]/[.S34];0)" office:value-type="float" office:value="26.727178852459" calcext:value-type="float">
            <text:p>26,7271788525</text:p>
          </table:table-cell>
          <table:table-cell table:number-columns-repeated="3"/>
          <table:table-cell table:formula="of:=IF([.W34]&lt;&gt;0;[.X34]/[.W34];0)" office:value-type="float" office:value="27.0192776434108" calcext:value-type="float">
            <text:p>27,0192776434</text:p>
          </table:table-cell>
          <table:table-cell table:number-columns-repeated="3"/>
          <table:table-cell table:formula="of:=IF([.AA34]&lt;&gt;0;[.AB34]/[.AA34];0)" office:value-type="float" office:value="26.9454079137931" calcext:value-type="float">
            <text:p>26,9454079138</text:p>
          </table:table-cell>
          <table:table-cell table:number-columns-repeated="3"/>
          <table:table-cell table:formula="of:=IF([.AE34]&lt;&gt;0;[.AF34]/[.AE34];0)" office:value-type="float" office:value="21.0486663254438" calcext:value-type="float">
            <text:p>21,048666325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"/>
          <table:table-cell table:style-name="ce1" office:value-type="string" calcext:value-type="string">
            <text:p>Avg. Time / Stall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Std. Error</text:p>
          </table:table-cell>
          <table:table-cell table:number-columns-repeated="29"/>
        </table:table-row>
        <table:table-row table:style-name="ro1">
          <table:table-cell table:number-columns-repeated="3"/>
          <table:table-cell table:formula="of:=AVERAGE([.D45:.AF74])" office:value-type="float" office:value="228.470406095557" calcext:value-type="float">
            <text:p>228,4704060956</text:p>
          </table:table-cell>
          <table:table-cell table:formula="of:=STDEV([.D45:.AF74])" office:value-type="float" office:value="290.44035870749" calcext:value-type="float">
            <text:p>290,4403587075</text:p>
          </table:table-cell>
          <table:table-cell table:formula="of:=COUNT([.D45:.AJ74])" office:value-type="float" office:value="240" calcext:value-type="float">
            <text:p>240</text:p>
          </table:table-cell>
          <table:table-cell table:formula="of:=2*[.E78]/SQRT([.F78])" office:value-type="float" office:value="37.4956890780206" calcext:value-type="float">
            <text:p>37,495689078</text:p>
          </table:table-cell>
          <table:table-cell table:number-columns-repeated="29"/>
        </table:table-row>
      </table:table>
      <table:table table:name="C9" table:style-name="ta1">
        <table:table-column table:style-name="co2" table:default-cell-style-name="Default"/>
        <table:table-column table:style-name="co10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row table:style-name="ro1" table:number-rows-repeated="2">
          <table:table-cell table:number-columns-repeated="36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9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21656" calcext:value-type="float">
            <text:p>121656</text:p>
          </table:table-cell>
          <table:table-cell office:value-type="float" office:value="1482.24292" calcext:value-type="float">
            <text:p>1482,24292</text:p>
          </table:table-cell>
          <table:table-cell office:value-type="float" office:value="21" calcext:value-type="float">
            <text:p>21</text:p>
          </table:table-cell>
          <table:table-cell office:value-type="float" office:value="15045.349609" calcext:value-type="float">
            <text:p>15045,349609</text:p>
          </table:table-cell>
          <table:table-cell office:value-type="float" office:value="121656" calcext:value-type="float">
            <text:p>121656</text:p>
          </table:table-cell>
          <table:table-cell office:value-type="float" office:value="1179.151001" calcext:value-type="float">
            <text:p>1179,151001</text:p>
          </table:table-cell>
          <table:table-cell office:value-type="float" office:value="18" calcext:value-type="float">
            <text:p>18</text:p>
          </table:table-cell>
          <table:table-cell office:value-type="float" office:value="14254.845703" calcext:value-type="float">
            <text:p>14254,845703</text:p>
          </table:table-cell>
          <table:table-cell office:value-type="float" office:value="121656" calcext:value-type="float">
            <text:p>121656</text:p>
          </table:table-cell>
          <table:table-cell office:value-type="float" office:value="1147.703003" calcext:value-type="float">
            <text:p>1147,703003</text:p>
          </table:table-cell>
          <table:table-cell office:value-type="float" office:value="35" calcext:value-type="float">
            <text:p>35</text:p>
          </table:table-cell>
          <table:table-cell office:value-type="float" office:value="10670.541992" calcext:value-type="float">
            <text:p>10670,541992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93.644043" calcext:value-type="float">
            <text:p>1493,644043</text:p>
          </table:table-cell>
          <table:table-cell office:value-type="float" office:value="16" calcext:value-type="float">
            <text:p>16</text:p>
          </table:table-cell>
          <table:table-cell office:value-type="float" office:value="13079.549805" calcext:value-type="float">
            <text:p>13079,549805</text:p>
          </table:table-cell>
          <table:table-cell office:value-type="float" office:value="121656" calcext:value-type="float">
            <text:p>121656</text:p>
          </table:table-cell>
          <table:table-cell office:value-type="float" office:value="1171.432983" calcext:value-type="float">
            <text:p>1171,432983</text:p>
          </table:table-cell>
          <table:table-cell office:value-type="float" office:value="26" calcext:value-type="float">
            <text:p>26</text:p>
          </table:table-cell>
          <table:table-cell office:value-type="float" office:value="20740" calcext:value-type="float">
            <text:p>20740</text:p>
          </table:table-cell>
          <table:table-cell office:value-type="float" office:value="121656" calcext:value-type="float">
            <text:p>121656</text:p>
          </table:table-cell>
          <table:table-cell office:value-type="float" office:value="1288.942017" calcext:value-type="float">
            <text:p>1288,942017</text:p>
          </table:table-cell>
          <table:table-cell office:value-type="float" office:value="17" calcext:value-type="float">
            <text:p>17</text:p>
          </table:table-cell>
          <table:table-cell office:value-type="float" office:value="11968.59375" calcext:value-type="float">
            <text:p>11968,59375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99.14209" calcext:value-type="float">
            <text:p>1499,14209</text:p>
          </table:table-cell>
          <table:table-cell office:value-type="float" office:value="34" calcext:value-type="float">
            <text:p>34</text:p>
          </table:table-cell>
          <table:table-cell office:value-type="float" office:value="19256.205078" calcext:value-type="float">
            <text:p>19256,205078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75.057983" calcext:value-type="float">
            <text:p>1475,057983</text:p>
          </table:table-cell>
          <table:table-cell office:value-type="float" office:value="20" calcext:value-type="float">
            <text:p>20</text:p>
          </table:table-cell>
          <table:table-cell office:value-type="float" office:value="14475.611328" calcext:value-type="float">
            <text:p>14475,611328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69.302979" calcext:value-type="float">
            <text:p>1469,302979</text:p>
          </table:table-cell>
          <table:table-cell office:value-type="float" office:value="26" calcext:value-type="float">
            <text:p>26</text:p>
          </table:table-cell>
          <table:table-cell office:value-type="float" office:value="18805.388672" calcext:value-type="float">
            <text:p>18805,388672</text:p>
          </table:table-cell>
        </table:table-row>
        <table:table-row table:style-name="ro1">
          <table:table-cell office:value-type="float" office:value="122031" calcext:value-type="float">
            <text:p>122031</text:p>
          </table:table-cell>
          <table:table-cell office:value-type="float" office:value="1366.05896" calcext:value-type="float">
            <text:p>1366,05896</text:p>
          </table:table-cell>
          <table:table-cell office:value-type="float" office:value="10" calcext:value-type="float">
            <text:p>10</text:p>
          </table:table-cell>
          <table:table-cell office:value-type="float" office:value="19566.259766" calcext:value-type="float">
            <text:p>19566,259766</text:p>
          </table:table-cell>
          <table:table-cell office:value-type="float" office:value="122031" calcext:value-type="float">
            <text:p>122031</text:p>
          </table:table-cell>
          <table:table-cell office:value-type="float" office:value="1362.208984" calcext:value-type="float">
            <text:p>1362,208984</text:p>
          </table:table-cell>
          <table:table-cell office:value-type="float" office:value="10" calcext:value-type="float">
            <text:p>10</text:p>
          </table:table-cell>
          <table:table-cell office:value-type="float" office:value="22561.349609" calcext:value-type="float">
            <text:p>22561,349609</text:p>
          </table:table-cell>
          <table:table-cell office:value-type="float" office:value="122031" calcext:value-type="float">
            <text:p>122031</text:p>
          </table:table-cell>
          <table:table-cell office:value-type="float" office:value="1261.340942" calcext:value-type="float">
            <text:p>1261,340942</text:p>
          </table:table-cell>
          <table:table-cell office:value-type="float" office:value="7" calcext:value-type="float">
            <text:p>7</text:p>
          </table:table-cell>
          <table:table-cell office:value-type="float" office:value="22396.185547" calcext:value-type="float">
            <text:p>22396,185547</text:p>
          </table:table-cell>
          <table:table-cell office:value-type="float" office:value="122031" calcext:value-type="float">
            <text:p>122031</text:p>
          </table:table-cell>
          <table:table-cell office:value-type="float" office:value="1316.973999" calcext:value-type="float">
            <text:p>1316,973999</text:p>
          </table:table-cell>
          <table:table-cell office:value-type="float" office:value="18" calcext:value-type="float">
            <text:p>18</text:p>
          </table:table-cell>
          <table:table-cell office:value-type="float" office:value="19506.671875" calcext:value-type="float">
            <text:p>19506,671875</text:p>
          </table:table-cell>
          <table:table-cell office:value-type="float" office:value="122031" calcext:value-type="float">
            <text:p>122031</text:p>
          </table:table-cell>
          <table:table-cell office:value-type="float" office:value="2015.397095" calcext:value-type="float">
            <text:p>2015,397095</text:p>
          </table:table-cell>
          <table:table-cell office:value-type="float" office:value="5" calcext:value-type="float">
            <text:p>5</text:p>
          </table:table-cell>
          <table:table-cell office:value-type="float" office:value="12577.847656" calcext:value-type="float">
            <text:p>12577,847656</text:p>
          </table:table-cell>
          <table:table-cell office:value-type="float" office:value="122031" calcext:value-type="float">
            <text:p>122031</text:p>
          </table:table-cell>
          <table:table-cell office:value-type="float" office:value="1565.436035" calcext:value-type="float">
            <text:p>1565,436035</text:p>
          </table:table-cell>
          <table:table-cell office:value-type="float" office:value="14" calcext:value-type="float">
            <text:p>14</text:p>
          </table:table-cell>
          <table:table-cell office:value-type="float" office:value="23015.457031" calcext:value-type="float">
            <text:p>23015,457031</text:p>
          </table:table-cell>
          <table:table-cell office:value-type="float" office:value="122031" calcext:value-type="float">
            <text:p>122031</text:p>
          </table:table-cell>
          <table:table-cell office:value-type="float" office:value="1447.464966" calcext:value-type="float">
            <text:p>1447,464966</text:p>
          </table:table-cell>
          <table:table-cell office:value-type="float" office:value="9" calcext:value-type="float">
            <text:p>9</text:p>
          </table:table-cell>
          <table:table-cell office:value-type="float" office:value="25362.667969" calcext:value-type="float">
            <text:p>25362,667969</text:p>
          </table:table-cell>
          <table:table-cell office:value-type="float" office:value="122031" calcext:value-type="float">
            <text:p>122031</text:p>
          </table:table-cell>
          <table:table-cell office:value-type="float" office:value="1193.094971" calcext:value-type="float">
            <text:p>1193,094971</text:p>
          </table:table-cell>
          <table:table-cell office:value-type="float" office:value="14" calcext:value-type="float">
            <text:p>14</text:p>
          </table:table-cell>
          <table:table-cell office:value-type="float" office:value="24031.210938" calcext:value-type="float">
            <text:p>24031,210938</text:p>
          </table:table-cell>
          <table:table-cell office:value-type="float" office:value="122031" calcext:value-type="float">
            <text:p>122031</text:p>
          </table:table-cell>
          <table:table-cell office:value-type="float" office:value="1251.855957" calcext:value-type="float">
            <text:p>1251,855957</text:p>
          </table:table-cell>
          <table:table-cell office:value-type="float" office:value="11" calcext:value-type="float">
            <text:p>11</text:p>
          </table:table-cell>
          <table:table-cell office:value-type="float" office:value="21776.960938" calcext:value-type="float">
            <text:p>21776,960938</text:p>
          </table:table-cell>
        </table:table-row>
        <table:table-row table:style-name="ro1">
          <table:table-cell office:value-type="float" office:value="122355" calcext:value-type="float">
            <text:p>122355</text:p>
          </table:table-cell>
          <table:table-cell office:value-type="float" office:value="1339.632935" calcext:value-type="float">
            <text:p>1339,632935</text:p>
          </table:table-cell>
          <table:table-cell office:value-type="float" office:value="226" calcext:value-type="float">
            <text:p>226</text:p>
          </table:table-cell>
          <table:table-cell office:value-type="float" office:value="7851.149414" calcext:value-type="float">
            <text:p>7851,149414</text:p>
          </table:table-cell>
          <table:table-cell office:value-type="float" office:value="122355" calcext:value-type="float">
            <text:p>122355</text:p>
          </table:table-cell>
          <table:table-cell office:value-type="float" office:value="1406.822998" calcext:value-type="float">
            <text:p>1406,822998</text:p>
          </table:table-cell>
          <table:table-cell office:value-type="float" office:value="158" calcext:value-type="float">
            <text:p>158</text:p>
          </table:table-cell>
          <table:table-cell office:value-type="float" office:value="5100.146484" calcext:value-type="float">
            <text:p>5100,146484</text:p>
          </table:table-cell>
          <table:table-cell office:value-type="float" office:value="122355" calcext:value-type="float">
            <text:p>122355</text:p>
          </table:table-cell>
          <table:table-cell office:value-type="float" office:value="1286.247925" calcext:value-type="float">
            <text:p>1286,247925</text:p>
          </table:table-cell>
          <table:table-cell office:value-type="float" office:value="215" calcext:value-type="float">
            <text:p>215</text:p>
          </table:table-cell>
          <table:table-cell office:value-type="float" office:value="7840.322754" calcext:value-type="float">
            <text:p>7840,322754</text:p>
          </table:table-cell>
          <table:table-cell office:value-type="float" office:value="122355" calcext:value-type="float">
            <text:p>122355</text:p>
          </table:table-cell>
          <table:table-cell office:value-type="float" office:value="1369.763916" calcext:value-type="float">
            <text:p>1369,763916</text:p>
          </table:table-cell>
          <table:table-cell office:value-type="float" office:value="179" calcext:value-type="float">
            <text:p>179</text:p>
          </table:table-cell>
          <table:table-cell office:value-type="float" office:value="6353.860352" calcext:value-type="float">
            <text:p>6353,860352</text:p>
          </table:table-cell>
          <table:table-cell office:value-type="float" office:value="122355" calcext:value-type="float">
            <text:p>122355</text:p>
          </table:table-cell>
          <table:table-cell office:value-type="float" office:value="1249.390015" calcext:value-type="float">
            <text:p>1249,390015</text:p>
          </table:table-cell>
          <table:table-cell office:value-type="float" office:value="85" calcext:value-type="float">
            <text:p>85</text:p>
          </table:table-cell>
          <table:table-cell office:value-type="float" office:value="3633.993408" calcext:value-type="float">
            <text:p>3633,993408</text:p>
          </table:table-cell>
          <table:table-cell office:value-type="float" office:value="122355" calcext:value-type="float">
            <text:p>122355</text:p>
          </table:table-cell>
          <table:table-cell office:value-type="float" office:value="1300.966919" calcext:value-type="float">
            <text:p>1300,966919</text:p>
          </table:table-cell>
          <table:table-cell office:value-type="float" office:value="182" calcext:value-type="float">
            <text:p>182</text:p>
          </table:table-cell>
          <table:table-cell office:value-type="float" office:value="6687.317871" calcext:value-type="float">
            <text:p>6687,317871</text:p>
          </table:table-cell>
          <table:table-cell office:value-type="float" office:value="122355" calcext:value-type="float">
            <text:p>122355</text:p>
          </table:table-cell>
          <table:table-cell office:value-type="float" office:value="1477.157959" calcext:value-type="float">
            <text:p>1477,157959</text:p>
          </table:table-cell>
          <table:table-cell office:value-type="float" office:value="239" calcext:value-type="float">
            <text:p>239</text:p>
          </table:table-cell>
          <table:table-cell office:value-type="float" office:value="7255.086426" calcext:value-type="float">
            <text:p>7255,086426</text:p>
          </table:table-cell>
          <table:table-cell office:value-type="float" office:value="122355" calcext:value-type="float">
            <text:p>122355</text:p>
          </table:table-cell>
          <table:table-cell office:value-type="float" office:value="1385.807983" calcext:value-type="float">
            <text:p>1385,807983</text:p>
          </table:table-cell>
          <table:table-cell office:value-type="float" office:value="222" calcext:value-type="float">
            <text:p>222</text:p>
          </table:table-cell>
          <table:table-cell office:value-type="float" office:value="6804.161621" calcext:value-type="float">
            <text:p>6804,161621</text:p>
          </table:table-cell>
          <table:table-cell office:value-type="float" office:value="122355" calcext:value-type="float">
            <text:p>122355</text:p>
          </table:table-cell>
          <table:table-cell office:value-type="float" office:value="1299.985962" calcext:value-type="float">
            <text:p>1299,985962</text:p>
          </table:table-cell>
          <table:table-cell office:value-type="float" office:value="207" calcext:value-type="float">
            <text:p>207</text:p>
          </table:table-cell>
          <table:table-cell office:value-type="float" office:value="6317.607422" calcext:value-type="float">
            <text:p>6317,607422</text:p>
          </table:table-cell>
        </table:table-row>
        <table:table-row table:style-name="ro1">
          <table:table-cell office:value-type="float" office:value="122653" calcext:value-type="float">
            <text:p>122653</text:p>
          </table:table-cell>
          <table:table-cell office:value-type="float" office:value="1590.390991" calcext:value-type="float">
            <text:p>1590,390991</text:p>
          </table:table-cell>
          <table:table-cell office:value-type="float" office:value="249" calcext:value-type="float">
            <text:p>249</text:p>
          </table:table-cell>
          <table:table-cell office:value-type="float" office:value="9018.353516" calcext:value-type="float">
            <text:p>9018,353516</text:p>
          </table:table-cell>
          <table:table-cell office:value-type="float" office:value="122653" calcext:value-type="float">
            <text:p>122653</text:p>
          </table:table-cell>
          <table:table-cell office:value-type="float" office:value="1518.697021" calcext:value-type="float">
            <text:p>1518,697021</text:p>
          </table:table-cell>
          <table:table-cell office:value-type="float" office:value="252" calcext:value-type="float">
            <text:p>252</text:p>
          </table:table-cell>
          <table:table-cell office:value-type="float" office:value="9223.154297" calcext:value-type="float">
            <text:p>9223,154297</text:p>
          </table:table-cell>
          <table:table-cell office:value-type="float" office:value="122653" calcext:value-type="float">
            <text:p>122653</text:p>
          </table:table-cell>
          <table:table-cell office:value-type="float" office:value="1086.567017" calcext:value-type="float">
            <text:p>1086,567017</text:p>
          </table:table-cell>
          <table:table-cell office:value-type="float" office:value="254" calcext:value-type="float">
            <text:p>254</text:p>
          </table:table-cell>
          <table:table-cell office:value-type="float" office:value="8997.591797" calcext:value-type="float">
            <text:p>8997,591797</text:p>
          </table:table-cell>
          <table:table-cell office:value-type="float" office:value="122653" calcext:value-type="float">
            <text:p>122653</text:p>
          </table:table-cell>
          <table:table-cell office:value-type="float" office:value="1555.536011" calcext:value-type="float">
            <text:p>1555,536011</text:p>
          </table:table-cell>
          <table:table-cell office:value-type="float" office:value="235" calcext:value-type="float">
            <text:p>235</text:p>
          </table:table-cell>
          <table:table-cell office:value-type="float" office:value="9589.414062" calcext:value-type="float">
            <text:p>9589,414062</text:p>
          </table:table-cell>
          <table:table-cell office:value-type="float" office:value="122653" calcext:value-type="float">
            <text:p>122653</text:p>
          </table:table-cell>
          <table:table-cell office:value-type="float" office:value="1263.733032" calcext:value-type="float">
            <text:p>1263,733032</text:p>
          </table:table-cell>
          <table:table-cell office:value-type="float" office:value="5" calcext:value-type="float">
            <text:p>5</text:p>
          </table:table-cell>
          <table:table-cell office:value-type="float" office:value="363.072021" calcext:value-type="float">
            <text:p>363,072021</text:p>
          </table:table-cell>
          <table:table-cell office:value-type="float" office:value="122653" calcext:value-type="float">
            <text:p>122653</text:p>
          </table:table-cell>
          <table:table-cell office:value-type="float" office:value="1376.114014" calcext:value-type="float">
            <text:p>1376,114014</text:p>
          </table:table-cell>
          <table:table-cell office:value-type="float" office:value="271" calcext:value-type="float">
            <text:p>271</text:p>
          </table:table-cell>
          <table:table-cell office:value-type="float" office:value="9096.277344" calcext:value-type="float">
            <text:p>9096,277344</text:p>
          </table:table-cell>
          <table:table-cell office:value-type="float" office:value="122653" calcext:value-type="float">
            <text:p>122653</text:p>
          </table:table-cell>
          <table:table-cell office:value-type="float" office:value="1525.5" calcext:value-type="float">
            <text:p>1525,5</text:p>
          </table:table-cell>
          <table:table-cell office:value-type="float" office:value="191" calcext:value-type="float">
            <text:p>191</text:p>
          </table:table-cell>
          <table:table-cell office:value-type="float" office:value="7026.423828" calcext:value-type="float">
            <text:p>7026,423828</text:p>
          </table:table-cell>
          <table:table-cell office:value-type="float" office:value="122653" calcext:value-type="float">
            <text:p>122653</text:p>
          </table:table-cell>
          <table:table-cell office:value-type="float" office:value="1759.552002" calcext:value-type="float">
            <text:p>1759,552002</text:p>
          </table:table-cell>
          <table:table-cell office:value-type="float" office:value="204" calcext:value-type="float">
            <text:p>204</text:p>
          </table:table-cell>
          <table:table-cell office:value-type="float" office:value="7701.401855" calcext:value-type="float">
            <text:p>7701,401855</text:p>
          </table:table-cell>
          <table:table-cell office:value-type="float" office:value="122653" calcext:value-type="float">
            <text:p>122653</text:p>
          </table:table-cell>
          <table:table-cell office:value-type="float" office:value="1380.694092" calcext:value-type="float">
            <text:p>1380,694092</text:p>
          </table:table-cell>
          <table:table-cell office:value-type="float" office:value="227" calcext:value-type="float">
            <text:p>227</text:p>
          </table:table-cell>
          <table:table-cell office:value-type="float" office:value="8012.452148" calcext:value-type="float">
            <text:p>8012,452148</text:p>
          </table:table-cell>
        </table:table-row>
        <table:table-row table:style-name="ro1">
          <table:table-cell office:value-type="float" office:value="122959" calcext:value-type="float">
            <text:p>122959</text:p>
          </table:table-cell>
          <table:table-cell office:value-type="float" office:value="1440.155029" calcext:value-type="float">
            <text:p>1440,155029</text:p>
          </table:table-cell>
          <table:table-cell office:value-type="float" office:value="11" calcext:value-type="float">
            <text:p>11</text:p>
          </table:table-cell>
          <table:table-cell office:value-type="float" office:value="17541.431641" calcext:value-type="float">
            <text:p>17541,431641</text:p>
          </table:table-cell>
          <table:table-cell office:value-type="float" office:value="122959" calcext:value-type="float">
            <text:p>122959</text:p>
          </table:table-cell>
          <table:table-cell office:value-type="float" office:value="1860.967041" calcext:value-type="float">
            <text:p>1860,967041</text:p>
          </table:table-cell>
          <table:table-cell office:value-type="float" office:value="14" calcext:value-type="float">
            <text:p>14</text:p>
          </table:table-cell>
          <table:table-cell office:value-type="float" office:value="25258.476562" calcext:value-type="float">
            <text:p>25258,476562</text:p>
          </table:table-cell>
          <table:table-cell office:value-type="float" office:value="122959" calcext:value-type="float">
            <text:p>122959</text:p>
          </table:table-cell>
          <table:table-cell office:value-type="float" office:value="1450.672974" calcext:value-type="float">
            <text:p>1450,672974</text:p>
          </table:table-cell>
          <table:table-cell office:value-type="float" office:value="15" calcext:value-type="float">
            <text:p>15</text:p>
          </table:table-cell>
          <table:table-cell office:value-type="float" office:value="10300.607422" calcext:value-type="float">
            <text:p>10300,607422</text:p>
          </table:table-cell>
          <table:table-cell office:value-type="float" office:value="122959" calcext:value-type="float">
            <text:p>122959</text:p>
          </table:table-cell>
          <table:table-cell office:value-type="float" office:value="1437.893066" calcext:value-type="float">
            <text:p>1437,893066</text:p>
          </table:table-cell>
          <table:table-cell office:value-type="float" office:value="36" calcext:value-type="float">
            <text:p>36</text:p>
          </table:table-cell>
          <table:table-cell office:value-type="float" office:value="18745.716797" calcext:value-type="float">
            <text:p>18745,716797</text:p>
          </table:table-cell>
          <table:table-cell office:value-type="float" office:value="122959" calcext:value-type="float">
            <text:p>122959</text:p>
          </table:table-cell>
          <table:table-cell office:value-type="float" office:value="1634.798096" calcext:value-type="float">
            <text:p>1634,798096</text:p>
          </table:table-cell>
          <table:table-cell office:value-type="float" office:value="27" calcext:value-type="float">
            <text:p>27</text:p>
          </table:table-cell>
          <table:table-cell office:value-type="float" office:value="25304.648438" calcext:value-type="float">
            <text:p>25304,648438</text:p>
          </table:table-cell>
          <table:table-cell office:value-type="float" office:value="122959" calcext:value-type="float">
            <text:p>122959</text:p>
          </table:table-cell>
          <table:table-cell office:value-type="float" office:value="1337.208008" calcext:value-type="float">
            <text:p>1337,208008</text:p>
          </table:table-cell>
          <table:table-cell office:value-type="float" office:value="18" calcext:value-type="float">
            <text:p>18</text:p>
          </table:table-cell>
          <table:table-cell office:value-type="float" office:value="12496.178711" calcext:value-type="float">
            <text:p>12496,178711</text:p>
          </table:table-cell>
          <table:table-cell office:value-type="float" office:value="122959" calcext:value-type="float">
            <text:p>122959</text:p>
          </table:table-cell>
          <table:table-cell office:value-type="float" office:value="1562.026978" calcext:value-type="float">
            <text:p>1562,026978</text:p>
          </table:table-cell>
          <table:table-cell office:value-type="float" office:value="16" calcext:value-type="float">
            <text:p>16</text:p>
          </table:table-cell>
          <table:table-cell office:value-type="float" office:value="16649.396484" calcext:value-type="float">
            <text:p>16649,396484</text:p>
          </table:table-cell>
          <table:table-cell office:value-type="float" office:value="122959" calcext:value-type="float">
            <text:p>122959</text:p>
          </table:table-cell>
          <table:table-cell office:value-type="float" office:value="1539.268066" calcext:value-type="float">
            <text:p>1539,268066</text:p>
          </table:table-cell>
          <table:table-cell office:value-type="float" office:value="19" calcext:value-type="float">
            <text:p>19</text:p>
          </table:table-cell>
          <table:table-cell office:value-type="float" office:value="9893.722656" calcext:value-type="float">
            <text:p>9893,722656</text:p>
          </table:table-cell>
          <table:table-cell office:value-type="float" office:value="122959" calcext:value-type="float">
            <text:p>122959</text:p>
          </table:table-cell>
          <table:table-cell office:value-type="float" office:value="1274.615967" calcext:value-type="float">
            <text:p>1274,615967</text:p>
          </table:table-cell>
          <table:table-cell office:value-type="float" office:value="11" calcext:value-type="float">
            <text:p>11</text:p>
          </table:table-cell>
          <table:table-cell office:value-type="float" office:value="18259.074219" calcext:value-type="float">
            <text:p>18259,074219</text:p>
          </table:table-cell>
        </table:table-row>
        <table:table-row table:style-name="ro1">
          <table:table-cell office:value-type="float" office:value="123219" calcext:value-type="float">
            <text:p>123219</text:p>
          </table:table-cell>
          <table:table-cell office:value-type="float" office:value="1423.724976" calcext:value-type="float">
            <text:p>1423,724976</text:p>
          </table:table-cell>
          <table:table-cell office:value-type="float" office:value="160" calcext:value-type="float">
            <text:p>160</text:p>
          </table:table-cell>
          <table:table-cell office:value-type="float" office:value="5772.634277" calcext:value-type="float">
            <text:p>5772,634277</text:p>
          </table:table-cell>
          <table:table-cell office:value-type="float" office:value="123219" calcext:value-type="float">
            <text:p>123219</text:p>
          </table:table-cell>
          <table:table-cell office:value-type="float" office:value="1423.05603" calcext:value-type="float">
            <text:p>1423,05603</text:p>
          </table:table-cell>
          <table:table-cell office:value-type="float" office:value="182" calcext:value-type="float">
            <text:p>182</text:p>
          </table:table-cell>
          <table:table-cell office:value-type="float" office:value="5516.28418" calcext:value-type="float">
            <text:p>5516,28418</text:p>
          </table:table-cell>
          <table:table-cell office:value-type="float" office:value="123219" calcext:value-type="float">
            <text:p>123219</text:p>
          </table:table-cell>
          <table:table-cell office:value-type="float" office:value="1294.442017" calcext:value-type="float">
            <text:p>1294,442017</text:p>
          </table:table-cell>
          <table:table-cell office:value-type="float" office:value="248" calcext:value-type="float">
            <text:p>248</text:p>
          </table:table-cell>
          <table:table-cell office:value-type="float" office:value="6726.384277" calcext:value-type="float">
            <text:p>6726,384277</text:p>
          </table:table-cell>
          <table:table-cell office:value-type="float" office:value="123219" calcext:value-type="float">
            <text:p>123219</text:p>
          </table:table-cell>
          <table:table-cell office:value-type="float" office:value="1719.957031" calcext:value-type="float">
            <text:p>1719,957031</text:p>
          </table:table-cell>
          <table:table-cell office:value-type="float" office:value="201" calcext:value-type="float">
            <text:p>201</text:p>
          </table:table-cell>
          <table:table-cell office:value-type="float" office:value="6525.900879" calcext:value-type="float">
            <text:p>6525,900879</text:p>
          </table:table-cell>
          <table:table-cell office:value-type="float" office:value="123219" calcext:value-type="float">
            <text:p>123219</text:p>
          </table:table-cell>
          <table:table-cell office:value-type="float" office:value="1754.129028" calcext:value-type="float">
            <text:p>1754,129028</text:p>
          </table:table-cell>
          <table:table-cell office:value-type="float" office:value="29" calcext:value-type="float">
            <text:p>29</text:p>
          </table:table-cell>
          <table:table-cell office:value-type="float" office:value="1271.608887" calcext:value-type="float">
            <text:p>1271,608887</text:p>
          </table:table-cell>
          <table:table-cell office:value-type="float" office:value="123219" calcext:value-type="float">
            <text:p>123219</text:p>
          </table:table-cell>
          <table:table-cell office:value-type="float" office:value="1676.862061" calcext:value-type="float">
            <text:p>1676,862061</text:p>
          </table:table-cell>
          <table:table-cell office:value-type="float" office:value="202" calcext:value-type="float">
            <text:p>202</text:p>
          </table:table-cell>
          <table:table-cell office:value-type="float" office:value="6247.541016" calcext:value-type="float">
            <text:p>6247,541016</text:p>
          </table:table-cell>
          <table:table-cell office:value-type="float" office:value="123219" calcext:value-type="float">
            <text:p>123219</text:p>
          </table:table-cell>
          <table:table-cell office:value-type="float" office:value="1617.785034" calcext:value-type="float">
            <text:p>1617,785034</text:p>
          </table:table-cell>
          <table:table-cell office:value-type="float" office:value="205" calcext:value-type="float">
            <text:p>205</text:p>
          </table:table-cell>
          <table:table-cell office:value-type="float" office:value="5934.113281" calcext:value-type="float">
            <text:p>5934,113281</text:p>
          </table:table-cell>
          <table:table-cell office:value-type="float" office:value="123219" calcext:value-type="float">
            <text:p>123219</text:p>
          </table:table-cell>
          <table:table-cell office:value-type="float" office:value="1602.669922" calcext:value-type="float">
            <text:p>1602,669922</text:p>
          </table:table-cell>
          <table:table-cell office:value-type="float" office:value="201" calcext:value-type="float">
            <text:p>201</text:p>
          </table:table-cell>
          <table:table-cell office:value-type="float" office:value="6661.740234" calcext:value-type="float">
            <text:p>6661,740234</text:p>
          </table:table-cell>
          <table:table-cell office:value-type="float" office:value="123219" calcext:value-type="float">
            <text:p>123219</text:p>
          </table:table-cell>
          <table:table-cell office:value-type="float" office:value="1782.937012" calcext:value-type="float">
            <text:p>1782,937012</text:p>
          </table:table-cell>
          <table:table-cell office:value-type="float" office:value="204" calcext:value-type="float">
            <text:p>204</text:p>
          </table:table-cell>
          <table:table-cell office:value-type="float" office:value="6240.513672" calcext:value-type="float">
            <text:p>6240,513672</text:p>
          </table:table-cell>
        </table:table-row>
        <table:table-row table:style-name="ro1">
          <table:table-cell office:value-type="float" office:value="123523" calcext:value-type="float">
            <text:p>123523</text:p>
          </table:table-cell>
          <table:table-cell office:value-type="float" office:value="1386.441895" calcext:value-type="float">
            <text:p>1386,441895</text:p>
          </table:table-cell>
          <table:table-cell office:value-type="float" office:value="31" calcext:value-type="float">
            <text:p>31</text:p>
          </table:table-cell>
          <table:table-cell office:value-type="float" office:value="16668.150391" calcext:value-type="float">
            <text:p>16668,150391</text:p>
          </table:table-cell>
          <table:table-cell office:value-type="float" office:value="123523" calcext:value-type="float">
            <text:p>123523</text:p>
          </table:table-cell>
          <table:table-cell office:value-type="float" office:value="1817.29895" calcext:value-type="float">
            <text:p>1817,29895</text:p>
          </table:table-cell>
          <table:table-cell office:value-type="float" office:value="20" calcext:value-type="float">
            <text:p>20</text:p>
          </table:table-cell>
          <table:table-cell office:value-type="float" office:value="23434.267578" calcext:value-type="float">
            <text:p>23434,267578</text:p>
          </table:table-cell>
          <table:table-cell office:value-type="float" office:value="123523" calcext:value-type="float">
            <text:p>123523</text:p>
          </table:table-cell>
          <table:table-cell office:value-type="float" office:value="1321.234009" calcext:value-type="float">
            <text:p>1321,234009</text:p>
          </table:table-cell>
          <table:table-cell office:value-type="float" office:value="19" calcext:value-type="float">
            <text:p>19</text:p>
          </table:table-cell>
          <table:table-cell office:value-type="float" office:value="9813.984375" calcext:value-type="float">
            <text:p>9813,984375</text:p>
          </table:table-cell>
          <table:table-cell office:value-type="float" office:value="123523" calcext:value-type="float">
            <text:p>123523</text:p>
          </table:table-cell>
          <table:table-cell office:value-type="float" office:value="1661.572021" calcext:value-type="float">
            <text:p>1661,572021</text:p>
          </table:table-cell>
          <table:table-cell office:value-type="float" office:value="13" calcext:value-type="float">
            <text:p>13</text:p>
          </table:table-cell>
          <table:table-cell office:value-type="float" office:value="14335.625977" calcext:value-type="float">
            <text:p>14335,625977</text:p>
          </table:table-cell>
          <table:table-cell office:value-type="float" office:value="123523" calcext:value-type="float">
            <text:p>123523</text:p>
          </table:table-cell>
          <table:table-cell office:value-type="float" office:value="1431.911987" calcext:value-type="float">
            <text:p>1431,911987</text:p>
          </table:table-cell>
          <table:table-cell office:value-type="float" office:value="16" calcext:value-type="float">
            <text:p>16</text:p>
          </table:table-cell>
          <table:table-cell office:value-type="float" office:value="10434.794922" calcext:value-type="float">
            <text:p>10434,794922</text:p>
          </table:table-cell>
          <table:table-cell office:value-type="float" office:value="123523" calcext:value-type="float">
            <text:p>123523</text:p>
          </table:table-cell>
          <table:table-cell office:value-type="float" office:value="1363.036987" calcext:value-type="float">
            <text:p>1363,036987</text:p>
          </table:table-cell>
          <table:table-cell office:value-type="float" office:value="14" calcext:value-type="float">
            <text:p>14</text:p>
          </table:table-cell>
          <table:table-cell office:value-type="float" office:value="7114.855469" calcext:value-type="float">
            <text:p>7114,855469</text:p>
          </table:table-cell>
          <table:table-cell office:value-type="float" office:value="123523" calcext:value-type="float">
            <text:p>123523</text:p>
          </table:table-cell>
          <table:table-cell office:value-type="float" office:value="1274.624023" calcext:value-type="float">
            <text:p>1274,624023</text:p>
          </table:table-cell>
          <table:table-cell office:value-type="float" office:value="28" calcext:value-type="float">
            <text:p>28</text:p>
          </table:table-cell>
          <table:table-cell office:value-type="float" office:value="17159.769531" calcext:value-type="float">
            <text:p>17159,769531</text:p>
          </table:table-cell>
          <table:table-cell office:value-type="float" office:value="123523" calcext:value-type="float">
            <text:p>123523</text:p>
          </table:table-cell>
          <table:table-cell office:value-type="float" office:value="1275.916992" calcext:value-type="float">
            <text:p>1275,916992</text:p>
          </table:table-cell>
          <table:table-cell office:value-type="float" office:value="24" calcext:value-type="float">
            <text:p>24</text:p>
          </table:table-cell>
          <table:table-cell office:value-type="float" office:value="19872.689453" calcext:value-type="float">
            <text:p>19872,689453</text:p>
          </table:table-cell>
          <table:table-cell office:value-type="float" office:value="123523" calcext:value-type="float">
            <text:p>123523</text:p>
          </table:table-cell>
          <table:table-cell office:value-type="float" office:value="1212.210083" calcext:value-type="float">
            <text:p>1212,210083</text:p>
          </table:table-cell>
          <table:table-cell office:value-type="float" office:value="13" calcext:value-type="float">
            <text:p>13</text:p>
          </table:table-cell>
          <table:table-cell office:value-type="float" office:value="7731.95752" calcext:value-type="float">
            <text:p>7731,95752</text:p>
          </table:table-cell>
        </table:table-row>
        <table:table-row table:style-name="ro1">
          <table:table-cell office:value-type="float" office:value="123748" calcext:value-type="float">
            <text:p>123748</text:p>
          </table:table-cell>
          <table:table-cell office:value-type="float" office:value="1223.891968" calcext:value-type="float">
            <text:p>1223,891968</text:p>
          </table:table-cell>
          <table:table-cell office:value-type="float" office:value="20" calcext:value-type="float">
            <text:p>20</text:p>
          </table:table-cell>
          <table:table-cell office:value-type="float" office:value="17902.535156" calcext:value-type="float">
            <text:p>17902,535156</text:p>
          </table:table-cell>
          <table:table-cell office:value-type="float" office:value="123748" calcext:value-type="float">
            <text:p>123748</text:p>
          </table:table-cell>
          <table:table-cell office:value-type="float" office:value="1210.906982" calcext:value-type="float">
            <text:p>1210,906982</text:p>
          </table:table-cell>
          <table:table-cell office:value-type="float" office:value="13" calcext:value-type="float">
            <text:p>13</text:p>
          </table:table-cell>
          <table:table-cell office:value-type="float" office:value="18797.992188" calcext:value-type="float">
            <text:p>18797,992188</text:p>
          </table:table-cell>
          <table:table-cell office:value-type="float" office:value="123748" calcext:value-type="float">
            <text:p>123748</text:p>
          </table:table-cell>
          <table:table-cell office:value-type="float" office:value="1315.206055" calcext:value-type="float">
            <text:p>1315,206055</text:p>
          </table:table-cell>
          <table:table-cell office:value-type="float" office:value="19" calcext:value-type="float">
            <text:p>19</text:p>
          </table:table-cell>
          <table:table-cell office:value-type="float" office:value="22396.029297" calcext:value-type="float">
            <text:p>22396,029297</text:p>
          </table:table-cell>
          <table:table-cell office:value-type="float" office:value="123748" calcext:value-type="float">
            <text:p>123748</text:p>
          </table:table-cell>
          <table:table-cell office:value-type="float" office:value="1103.957031" calcext:value-type="float">
            <text:p>1103,957031</text:p>
          </table:table-cell>
          <table:table-cell office:value-type="float" office:value="32" calcext:value-type="float">
            <text:p>32</text:p>
          </table:table-cell>
          <table:table-cell office:value-type="float" office:value="16641.152344" calcext:value-type="float">
            <text:p>16641,152344</text:p>
          </table:table-cell>
          <table:table-cell office:value-type="float" office:value="123748" calcext:value-type="float">
            <text:p>123748</text:p>
          </table:table-cell>
          <table:table-cell office:value-type="float" office:value="1265.620972" calcext:value-type="float">
            <text:p>1265,620972</text:p>
          </table:table-cell>
          <table:table-cell office:value-type="float" office:value="29" calcext:value-type="float">
            <text:p>29</text:p>
          </table:table-cell>
          <table:table-cell office:value-type="float" office:value="15185.435547" calcext:value-type="float">
            <text:p>15185,435547</text:p>
          </table:table-cell>
          <table:table-cell office:value-type="float" office:value="123748" calcext:value-type="float">
            <text:p>123748</text:p>
          </table:table-cell>
          <table:table-cell office:value-type="float" office:value="1128.385986" calcext:value-type="float">
            <text:p>1128,385986</text:p>
          </table:table-cell>
          <table:table-cell office:value-type="float" office:value="13" calcext:value-type="float">
            <text:p>13</text:p>
          </table:table-cell>
          <table:table-cell office:value-type="float" office:value="12440.102539" calcext:value-type="float">
            <text:p>12440,102539</text:p>
          </table:table-cell>
          <table:table-cell office:value-type="float" office:value="123748" calcext:value-type="float">
            <text:p>123748</text:p>
          </table:table-cell>
          <table:table-cell office:value-type="float" office:value="1326.182007" calcext:value-type="float">
            <text:p>1326,182007</text:p>
          </table:table-cell>
          <table:table-cell office:value-type="float" office:value="14" calcext:value-type="float">
            <text:p>14</text:p>
          </table:table-cell>
          <table:table-cell office:value-type="float" office:value="9983.261719" calcext:value-type="float">
            <text:p>9983,261719</text:p>
          </table:table-cell>
          <table:table-cell office:value-type="float" office:value="123748" calcext:value-type="float">
            <text:p>123748</text:p>
          </table:table-cell>
          <table:table-cell office:value-type="float" office:value="1315.096069" calcext:value-type="float">
            <text:p>1315,096069</text:p>
          </table:table-cell>
          <table:table-cell office:value-type="float" office:value="22" calcext:value-type="float">
            <text:p>22</text:p>
          </table:table-cell>
          <table:table-cell office:value-type="float" office:value="18833.742188" calcext:value-type="float">
            <text:p>18833,742188</text:p>
          </table:table-cell>
          <table:table-cell office:value-type="float" office:value="123748" calcext:value-type="float">
            <text:p>123748</text:p>
          </table:table-cell>
          <table:table-cell office:value-type="float" office:value="1679.541016" calcext:value-type="float">
            <text:p>1679,541016</text:p>
          </table:table-cell>
          <table:table-cell office:value-type="float" office:value="9" calcext:value-type="float">
            <text:p>9</text:p>
          </table:table-cell>
          <table:table-cell office:value-type="float" office:value="4759.725098" calcext:value-type="float">
            <text:p>4759,725098</text:p>
          </table:table-cell>
        </table:table-row>
        <table:table-row table:style-name="ro1">
          <table:table-cell office:value-type="float" office:value="124006" calcext:value-type="float">
            <text:p>124006</text:p>
          </table:table-cell>
          <table:table-cell office:value-type="float" office:value="1336.014038" calcext:value-type="float">
            <text:p>1336,014038</text:p>
          </table:table-cell>
          <table:table-cell office:value-type="float" office:value="26" calcext:value-type="float">
            <text:p>26</text:p>
          </table:table-cell>
          <table:table-cell office:value-type="float" office:value="22228.59375" calcext:value-type="float">
            <text:p>22228,59375</text:p>
          </table:table-cell>
          <table:table-cell office:value-type="float" office:value="124006" calcext:value-type="float">
            <text:p>124006</text:p>
          </table:table-cell>
          <table:table-cell office:value-type="float" office:value="1441.169067" calcext:value-type="float">
            <text:p>1441,169067</text:p>
          </table:table-cell>
          <table:table-cell office:value-type="float" office:value="18" calcext:value-type="float">
            <text:p>18</text:p>
          </table:table-cell>
          <table:table-cell office:value-type="float" office:value="17974.791016" calcext:value-type="float">
            <text:p>17974,791016</text:p>
          </table:table-cell>
          <table:table-cell office:value-type="float" office:value="124006" calcext:value-type="float">
            <text:p>124006</text:p>
          </table:table-cell>
          <table:table-cell office:value-type="float" office:value="1393.154053" calcext:value-type="float">
            <text:p>1393,154053</text:p>
          </table:table-cell>
          <table:table-cell office:value-type="float" office:value="30" calcext:value-type="float">
            <text:p>30</text:p>
          </table:table-cell>
          <table:table-cell office:value-type="float" office:value="18010.705078" calcext:value-type="float">
            <text:p>18010,705078</text:p>
          </table:table-cell>
          <table:table-cell office:value-type="float" office:value="124006" calcext:value-type="float">
            <text:p>124006</text:p>
          </table:table-cell>
          <table:table-cell office:value-type="float" office:value="1372.06604" calcext:value-type="float">
            <text:p>1372,06604</text:p>
          </table:table-cell>
          <table:table-cell office:value-type="float" office:value="28" calcext:value-type="float">
            <text:p>28</text:p>
          </table:table-cell>
          <table:table-cell office:value-type="float" office:value="19154.058594" calcext:value-type="float">
            <text:p>19154,058594</text:p>
          </table:table-cell>
          <table:table-cell office:value-type="float" office:value="124006" calcext:value-type="float">
            <text:p>124006</text:p>
          </table:table-cell>
          <table:table-cell office:value-type="float" office:value="1185.071899" calcext:value-type="float">
            <text:p>1185,071899</text:p>
          </table:table-cell>
          <table:table-cell office:value-type="float" office:value="16" calcext:value-type="float">
            <text:p>16</text:p>
          </table:table-cell>
          <table:table-cell office:value-type="float" office:value="7389.658203" calcext:value-type="float">
            <text:p>7389,658203</text:p>
          </table:table-cell>
          <table:table-cell office:value-type="float" office:value="124006" calcext:value-type="float">
            <text:p>124006</text:p>
          </table:table-cell>
          <table:table-cell office:value-type="float" office:value="1662.39502" calcext:value-type="float">
            <text:p>1662,39502</text:p>
          </table:table-cell>
          <table:table-cell office:value-type="float" office:value="16" calcext:value-type="float">
            <text:p>16</text:p>
          </table:table-cell>
          <table:table-cell office:value-type="float" office:value="20733.443359" calcext:value-type="float">
            <text:p>20733,443359</text:p>
          </table:table-cell>
          <table:table-cell office:value-type="float" office:value="124006" calcext:value-type="float">
            <text:p>124006</text:p>
          </table:table-cell>
          <table:table-cell office:value-type="float" office:value="1580.942017" calcext:value-type="float">
            <text:p>1580,942017</text:p>
          </table:table-cell>
          <table:table-cell office:value-type="float" office:value="18" calcext:value-type="float">
            <text:p>18</text:p>
          </table:table-cell>
          <table:table-cell office:value-type="float" office:value="21178.898438" calcext:value-type="float">
            <text:p>21178,898438</text:p>
          </table:table-cell>
          <table:table-cell office:value-type="float" office:value="124006" calcext:value-type="float">
            <text:p>124006</text:p>
          </table:table-cell>
          <table:table-cell office:value-type="float" office:value="1399.950073" calcext:value-type="float">
            <text:p>1399,950073</text:p>
          </table:table-cell>
          <table:table-cell office:value-type="float" office:value="26" calcext:value-type="float">
            <text:p>26</text:p>
          </table:table-cell>
          <table:table-cell office:value-type="float" office:value="15652.245117" calcext:value-type="float">
            <text:p>15652,245117</text:p>
          </table:table-cell>
          <table:table-cell office:value-type="float" office:value="124006" calcext:value-type="float">
            <text:p>124006</text:p>
          </table:table-cell>
          <table:table-cell office:value-type="float" office:value="1293.045044" calcext:value-type="float">
            <text:p>1293,045044</text:p>
          </table:table-cell>
          <table:table-cell office:value-type="float" office:value="18" calcext:value-type="float">
            <text:p>18</text:p>
          </table:table-cell>
          <table:table-cell office:value-type="float" office:value="27319.3125" calcext:value-type="float">
            <text:p>27319,3125</text:p>
          </table:table-cell>
        </table:table-row>
        <table:table-row table:style-name="ro1">
          <table:table-cell office:value-type="float" office:value="124243" calcext:value-type="float">
            <text:p>124243</text:p>
          </table:table-cell>
          <table:table-cell office:value-type="float" office:value="1269.685059" calcext:value-type="float">
            <text:p>1269,685059</text:p>
          </table:table-cell>
          <table:table-cell office:value-type="float" office:value="13" calcext:value-type="float">
            <text:p>13</text:p>
          </table:table-cell>
          <table:table-cell office:value-type="float" office:value="20383.25" calcext:value-type="float">
            <text:p>20383,25</text:p>
          </table:table-cell>
          <table:table-cell office:value-type="float" office:value="124243" calcext:value-type="float">
            <text:p>124243</text:p>
          </table:table-cell>
          <table:table-cell office:value-type="float" office:value="1299.399048" calcext:value-type="float">
            <text:p>1299,399048</text:p>
          </table:table-cell>
          <table:table-cell office:value-type="float" office:value="11" calcext:value-type="float">
            <text:p>11</text:p>
          </table:table-cell>
          <table:table-cell office:value-type="float" office:value="18657.882812" calcext:value-type="float">
            <text:p>18657,882812</text:p>
          </table:table-cell>
          <table:table-cell office:value-type="float" office:value="124243" calcext:value-type="float">
            <text:p>124243</text:p>
          </table:table-cell>
          <table:table-cell office:value-type="float" office:value="1319.640991" calcext:value-type="float">
            <text:p>1319,640991</text:p>
          </table:table-cell>
          <table:table-cell office:value-type="float" office:value="16" calcext:value-type="float">
            <text:p>16</text:p>
          </table:table-cell>
          <table:table-cell office:value-type="float" office:value="27935.917969" calcext:value-type="float">
            <text:p>27935,917969</text:p>
          </table:table-cell>
          <table:table-cell office:value-type="float" office:value="124243" calcext:value-type="float">
            <text:p>124243</text:p>
          </table:table-cell>
          <table:table-cell office:value-type="float" office:value="1400.419922" calcext:value-type="float">
            <text:p>1400,419922</text:p>
          </table:table-cell>
          <table:table-cell office:value-type="float" office:value="11" calcext:value-type="float">
            <text:p>11</text:p>
          </table:table-cell>
          <table:table-cell office:value-type="float" office:value="19623.734375" calcext:value-type="float">
            <text:p>19623,734375</text:p>
          </table:table-cell>
          <table:table-cell office:value-type="float" office:value="124243" calcext:value-type="float">
            <text:p>124243</text:p>
          </table:table-cell>
          <table:table-cell office:value-type="float" office:value="1541.47998" calcext:value-type="float">
            <text:p>1541,47998</text:p>
          </table:table-cell>
          <table:table-cell office:value-type="float" office:value="20" calcext:value-type="float">
            <text:p>20</text:p>
          </table:table-cell>
          <table:table-cell office:value-type="float" office:value="23869.035156" calcext:value-type="float">
            <text:p>23869,035156</text:p>
          </table:table-cell>
          <table:table-cell office:value-type="float" office:value="124243" calcext:value-type="float">
            <text:p>124243</text:p>
          </table:table-cell>
          <table:table-cell office:value-type="float" office:value="1193.630005" calcext:value-type="float">
            <text:p>1193,630005</text:p>
          </table:table-cell>
          <table:table-cell office:value-type="float" office:value="10" calcext:value-type="float">
            <text:p>10</text:p>
          </table:table-cell>
          <table:table-cell office:value-type="float" office:value="20369.945312" calcext:value-type="float">
            <text:p>20369,945312</text:p>
          </table:table-cell>
          <table:table-cell office:value-type="float" office:value="124243" calcext:value-type="float">
            <text:p>124243</text:p>
          </table:table-cell>
          <table:table-cell office:value-type="float" office:value="1287.755981" calcext:value-type="float">
            <text:p>1287,755981</text:p>
          </table:table-cell>
          <table:table-cell office:value-type="float" office:value="26" calcext:value-type="float">
            <text:p>26</text:p>
          </table:table-cell>
          <table:table-cell office:value-type="float" office:value="21639.769531" calcext:value-type="float">
            <text:p>21639,769531</text:p>
          </table:table-cell>
          <table:table-cell office:value-type="float" office:value="124243" calcext:value-type="float">
            <text:p>124243</text:p>
          </table:table-cell>
          <table:table-cell office:value-type="float" office:value="1577.486938" calcext:value-type="float">
            <text:p>1577,486938</text:p>
          </table:table-cell>
          <table:table-cell office:value-type="float" office:value="15" calcext:value-type="float">
            <text:p>15</text:p>
          </table:table-cell>
          <table:table-cell office:value-type="float" office:value="17902.925781" calcext:value-type="float">
            <text:p>17902,925781</text:p>
          </table:table-cell>
          <table:table-cell office:value-type="float" office:value="124243" calcext:value-type="float">
            <text:p>124243</text:p>
          </table:table-cell>
          <table:table-cell office:value-type="float" office:value="1494.860962" calcext:value-type="float">
            <text:p>1494,860962</text:p>
          </table:table-cell>
          <table:table-cell office:value-type="float" office:value="15" calcext:value-type="float">
            <text:p>15</text:p>
          </table:table-cell>
          <table:table-cell office:value-type="float" office:value="18568.449219" calcext:value-type="float">
            <text:p>18568,449219</text:p>
          </table:table-cell>
        </table:table-row>
        <table:table-row table:style-name="ro1">
          <table:table-cell office:value-type="float" office:value="143815" calcext:value-type="float">
            <text:p>143815</text:p>
          </table:table-cell>
          <table:table-cell office:value-type="float" office:value="1452.765991" calcext:value-type="float">
            <text:p>1452,765991</text:p>
          </table:table-cell>
          <table:table-cell office:value-type="float" office:value="241" calcext:value-type="float">
            <text:p>241</text:p>
          </table:table-cell>
          <table:table-cell office:value-type="float" office:value="6580.874512" calcext:value-type="float">
            <text:p>6580,874512</text:p>
          </table:table-cell>
          <table:table-cell office:value-type="float" office:value="143815" calcext:value-type="float">
            <text:p>143815</text:p>
          </table:table-cell>
          <table:table-cell office:value-type="float" office:value="1402.31897" calcext:value-type="float">
            <text:p>1402,31897</text:p>
          </table:table-cell>
          <table:table-cell office:value-type="float" office:value="241" calcext:value-type="float">
            <text:p>241</text:p>
          </table:table-cell>
          <table:table-cell office:value-type="float" office:value="7239.204102" calcext:value-type="float">
            <text:p>7239,204102</text:p>
          </table:table-cell>
          <table:table-cell office:value-type="float" office:value="143815" calcext:value-type="float">
            <text:p>143815</text:p>
          </table:table-cell>
          <table:table-cell office:value-type="float" office:value="1275.648926" calcext:value-type="float">
            <text:p>1275,648926</text:p>
          </table:table-cell>
          <table:table-cell office:value-type="float" office:value="227" calcext:value-type="float">
            <text:p>227</text:p>
          </table:table-cell>
          <table:table-cell office:value-type="float" office:value="6731.849121" calcext:value-type="float">
            <text:p>6731,849121</text:p>
          </table:table-cell>
          <table:table-cell office:value-type="float" office:value="143815" calcext:value-type="float">
            <text:p>143815</text:p>
          </table:table-cell>
          <table:table-cell office:value-type="float" office:value="1525.411987" calcext:value-type="float">
            <text:p>1525,411987</text:p>
          </table:table-cell>
          <table:table-cell office:value-type="float" office:value="235" calcext:value-type="float">
            <text:p>235</text:p>
          </table:table-cell>
          <table:table-cell office:value-type="float" office:value="6840.992676" calcext:value-type="float">
            <text:p>6840,992676</text:p>
          </table:table-cell>
          <table:table-cell office:value-type="float" office:value="143815" calcext:value-type="float">
            <text:p>143815</text:p>
          </table:table-cell>
          <table:table-cell office:value-type="float" office:value="1449.283936" calcext:value-type="float">
            <text:p>1449,283936</text:p>
          </table:table-cell>
          <table:table-cell office:value-type="float" office:value="65" calcext:value-type="float">
            <text:p>65</text:p>
          </table:table-cell>
          <table:table-cell office:value-type="float" office:value="2664.52124" calcext:value-type="float">
            <text:p>2664,52124</text:p>
          </table:table-cell>
          <table:table-cell office:value-type="float" office:value="143815" calcext:value-type="float">
            <text:p>143815</text:p>
          </table:table-cell>
          <table:table-cell office:value-type="float" office:value="1520.38208" calcext:value-type="float">
            <text:p>1520,38208</text:p>
          </table:table-cell>
          <table:table-cell office:value-type="float" office:value="167" calcext:value-type="float">
            <text:p>167</text:p>
          </table:table-cell>
          <table:table-cell office:value-type="float" office:value="5454.99707" calcext:value-type="float">
            <text:p>5454,99707</text:p>
          </table:table-cell>
          <table:table-cell office:value-type="float" office:value="143815" calcext:value-type="float">
            <text:p>143815</text:p>
          </table:table-cell>
          <table:table-cell office:value-type="float" office:value="1458.699951" calcext:value-type="float">
            <text:p>1458,699951</text:p>
          </table:table-cell>
          <table:table-cell office:value-type="float" office:value="236" calcext:value-type="float">
            <text:p>236</text:p>
          </table:table-cell>
          <table:table-cell office:value-type="float" office:value="6714.424316" calcext:value-type="float">
            <text:p>6714,424316</text:p>
          </table:table-cell>
          <table:table-cell office:value-type="float" office:value="143815" calcext:value-type="float">
            <text:p>143815</text:p>
          </table:table-cell>
          <table:table-cell office:value-type="float" office:value="1704.429077" calcext:value-type="float">
            <text:p>1704,429077</text:p>
          </table:table-cell>
          <table:table-cell office:value-type="float" office:value="264" calcext:value-type="float">
            <text:p>264</text:p>
          </table:table-cell>
          <table:table-cell office:value-type="float" office:value="7189.317383" calcext:value-type="float">
            <text:p>7189,317383</text:p>
          </table:table-cell>
          <table:table-cell office:value-type="float" office:value="143815" calcext:value-type="float">
            <text:p>143815</text:p>
          </table:table-cell>
          <table:table-cell office:value-type="float" office:value="1336.074951" calcext:value-type="float">
            <text:p>1336,074951</text:p>
          </table:table-cell>
          <table:table-cell office:value-type="float" office:value="233" calcext:value-type="float">
            <text:p>233</text:p>
          </table:table-cell>
          <table:table-cell office:value-type="float" office:value="7275.111328" calcext:value-type="float">
            <text:p>7275,111328</text:p>
          </table:table-cell>
        </table:table-row>
        <table:table-row table:style-name="ro1">
          <table:table-cell office:value-type="float" office:value="144120" calcext:value-type="float">
            <text:p>144120</text:p>
          </table:table-cell>
          <table:table-cell office:value-type="float" office:value="1324.531982" calcext:value-type="float">
            <text:p>1324,531982</text:p>
          </table:table-cell>
          <table:table-cell office:value-type="float" office:value="7" calcext:value-type="float">
            <text:p>7</text:p>
          </table:table-cell>
          <table:table-cell office:value-type="float" office:value="17104.474609" calcext:value-type="float">
            <text:p>17104,474609</text:p>
          </table:table-cell>
          <table:table-cell office:value-type="float" office:value="144120" calcext:value-type="float">
            <text:p>144120</text:p>
          </table:table-cell>
          <table:table-cell office:value-type="float" office:value="1237.61792" calcext:value-type="float">
            <text:p>1237,61792</text:p>
          </table:table-cell>
          <table:table-cell office:value-type="float" office:value="7" calcext:value-type="float">
            <text:p>7</text:p>
          </table:table-cell>
          <table:table-cell office:value-type="float" office:value="16539.011719" calcext:value-type="float">
            <text:p>16539,011719</text:p>
          </table:table-cell>
          <table:table-cell office:value-type="float" office:value="144120" calcext:value-type="float">
            <text:p>144120</text:p>
          </table:table-cell>
          <table:table-cell office:value-type="float" office:value="1133.232056" calcext:value-type="float">
            <text:p>1133,232056</text:p>
          </table:table-cell>
          <table:table-cell office:value-type="float" office:value="6" calcext:value-type="float">
            <text:p>6</text:p>
          </table:table-cell>
          <table:table-cell office:value-type="float" office:value="19762.375" calcext:value-type="float">
            <text:p>19762,375</text:p>
          </table:table-cell>
          <table:table-cell office:value-type="float" office:value="144120" calcext:value-type="float">
            <text:p>144120</text:p>
          </table:table-cell>
          <table:table-cell office:value-type="float" office:value="1034.736938" calcext:value-type="float">
            <text:p>1034,736938</text:p>
          </table:table-cell>
          <table:table-cell office:value-type="float" office:value="17" calcext:value-type="float">
            <text:p>17</text:p>
          </table:table-cell>
          <table:table-cell office:value-type="float" office:value="17558.148438" calcext:value-type="float">
            <text:p>17558,148438</text:p>
          </table:table-cell>
          <table:table-cell office:value-type="float" office:value="144120" calcext:value-type="float">
            <text:p>144120</text:p>
          </table:table-cell>
          <table:table-cell office:value-type="float" office:value="1128.885986" calcext:value-type="float">
            <text:p>1128,885986</text:p>
          </table:table-cell>
          <table:table-cell office:value-type="float" office:value="14" calcext:value-type="float">
            <text:p>14</text:p>
          </table:table-cell>
          <table:table-cell office:value-type="float" office:value="17638.085938" calcext:value-type="float">
            <text:p>17638,085938</text:p>
          </table:table-cell>
          <table:table-cell office:value-type="float" office:value="144120" calcext:value-type="float">
            <text:p>144120</text:p>
          </table:table-cell>
          <table:table-cell office:value-type="float" office:value="1236.70105" calcext:value-type="float">
            <text:p>1236,70105</text:p>
          </table:table-cell>
          <table:table-cell office:value-type="float" office:value="7" calcext:value-type="float">
            <text:p>7</text:p>
          </table:table-cell>
          <table:table-cell office:value-type="float" office:value="17114.439453" calcext:value-type="float">
            <text:p>17114,439453</text:p>
          </table:table-cell>
          <table:table-cell office:value-type="float" office:value="144120" calcext:value-type="float">
            <text:p>144120</text:p>
          </table:table-cell>
          <table:table-cell office:value-type="float" office:value="1254.12207" calcext:value-type="float">
            <text:p>1254,12207</text:p>
          </table:table-cell>
          <table:table-cell office:value-type="float" office:value="6" calcext:value-type="float">
            <text:p>6</text:p>
          </table:table-cell>
          <table:table-cell office:value-type="float" office:value="17076.085938" calcext:value-type="float">
            <text:p>17076,085938</text:p>
          </table:table-cell>
          <table:table-cell office:value-type="float" office:value="144120" calcext:value-type="float">
            <text:p>144120</text:p>
          </table:table-cell>
          <table:table-cell office:value-type="float" office:value="1408.786987" calcext:value-type="float">
            <text:p>1408,786987</text:p>
          </table:table-cell>
          <table:table-cell office:value-type="float" office:value="10" calcext:value-type="float">
            <text:p>10</text:p>
          </table:table-cell>
          <table:table-cell office:value-type="float" office:value="17224.796875" calcext:value-type="float">
            <text:p>17224,796875</text:p>
          </table:table-cell>
          <table:table-cell office:value-type="float" office:value="144120" calcext:value-type="float">
            <text:p>144120</text:p>
          </table:table-cell>
          <table:table-cell office:value-type="float" office:value="1162.912964" calcext:value-type="float">
            <text:p>1162,912964</text:p>
          </table:table-cell>
          <table:table-cell office:value-type="float" office:value="12" calcext:value-type="float">
            <text:p>12</text:p>
          </table:table-cell>
          <table:table-cell office:value-type="float" office:value="21316.953125" calcext:value-type="float">
            <text:p>21316,953125</text:p>
          </table:table-cell>
        </table:table-row>
        <table:table-row table:style-name="ro1">
          <table:table-cell office:value-type="float" office:value="144316" calcext:value-type="float">
            <text:p>144316</text:p>
          </table:table-cell>
          <table:table-cell office:value-type="float" office:value="1291.501099" calcext:value-type="float">
            <text:p>1291,501099</text:p>
          </table:table-cell>
          <table:table-cell office:value-type="float" office:value="14" calcext:value-type="float">
            <text:p>14</text:p>
          </table:table-cell>
          <table:table-cell office:value-type="float" office:value="15773.979492" calcext:value-type="float">
            <text:p>15773,979492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74.343018" calcext:value-type="float">
            <text:p>1374,343018</text:p>
          </table:table-cell>
          <table:table-cell office:value-type="float" office:value="19" calcext:value-type="float">
            <text:p>19</text:p>
          </table:table-cell>
          <table:table-cell office:value-type="float" office:value="13998.196289" calcext:value-type="float">
            <text:p>13998,196289</text:p>
          </table:table-cell>
          <table:table-cell office:value-type="float" office:value="144316" calcext:value-type="float">
            <text:p>144316</text:p>
          </table:table-cell>
          <table:table-cell office:value-type="float" office:value="1285.998047" calcext:value-type="float">
            <text:p>1285,998047</text:p>
          </table:table-cell>
          <table:table-cell office:value-type="float" office:value="21" calcext:value-type="float">
            <text:p>21</text:p>
          </table:table-cell>
          <table:table-cell office:value-type="float" office:value="14210.959961" calcext:value-type="float">
            <text:p>14210,959961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08.143066" calcext:value-type="float">
            <text:p>1308,143066</text:p>
          </table:table-cell>
          <table:table-cell office:value-type="float" office:value="29" calcext:value-type="float">
            <text:p>29</text:p>
          </table:table-cell>
          <table:table-cell office:value-type="float" office:value="11565.548828" calcext:value-type="float">
            <text:p>11565,548828</text:p>
          </table:table-cell>
          <table:table-cell office:value-type="float" office:value="144316" calcext:value-type="float">
            <text:p>144316</text:p>
          </table:table-cell>
          <table:table-cell office:value-type="float" office:value="1438.945068" calcext:value-type="float">
            <text:p>1438,945068</text:p>
          </table:table-cell>
          <table:table-cell office:value-type="float" office:value="21" calcext:value-type="float">
            <text:p>21</text:p>
          </table:table-cell>
          <table:table-cell office:value-type="float" office:value="12648.697266" calcext:value-type="float">
            <text:p>12648,697266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76.94397" calcext:value-type="float">
            <text:p>1376,94397</text:p>
          </table:table-cell>
          <table:table-cell office:value-type="float" office:value="16" calcext:value-type="float">
            <text:p>16</text:p>
          </table:table-cell>
          <table:table-cell office:value-type="float" office:value="21593.65625" calcext:value-type="float">
            <text:p>21593,65625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45.774048" calcext:value-type="float">
            <text:p>1345,774048</text:p>
          </table:table-cell>
          <table:table-cell office:value-type="float" office:value="21" calcext:value-type="float">
            <text:p>21</text:p>
          </table:table-cell>
          <table:table-cell office:value-type="float" office:value="11572.756836" calcext:value-type="float">
            <text:p>11572,756836</text:p>
          </table:table-cell>
          <table:table-cell office:value-type="float" office:value="144316" calcext:value-type="float">
            <text:p>144316</text:p>
          </table:table-cell>
          <table:table-cell office:value-type="float" office:value="1892.822998" calcext:value-type="float">
            <text:p>1892,822998</text:p>
          </table:table-cell>
          <table:table-cell office:value-type="float" office:value="12" calcext:value-type="float">
            <text:p>12</text:p>
          </table:table-cell>
          <table:table-cell office:value-type="float" office:value="6541.370605" calcext:value-type="float">
            <text:p>6541,370605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80.344971" calcext:value-type="float">
            <text:p>1380,344971</text:p>
          </table:table-cell>
          <table:table-cell office:value-type="float" office:value="20" calcext:value-type="float">
            <text:p>20</text:p>
          </table:table-cell>
          <table:table-cell office:value-type="float" office:value="11543.601562" calcext:value-type="float">
            <text:p>11543,601562</text:p>
          </table:table-cell>
        </table:table-row>
        <table:table-row table:style-name="ro1">
          <table:table-cell office:value-type="float" office:value="144808" calcext:value-type="float">
            <text:p>144808</text:p>
          </table:table-cell>
          <table:table-cell office:value-type="float" office:value="1092.514038" calcext:value-type="float">
            <text:p>1092,514038</text:p>
          </table:table-cell>
          <table:table-cell office:value-type="float" office:value="14" calcext:value-type="float">
            <text:p>14</text:p>
          </table:table-cell>
          <table:table-cell office:value-type="float" office:value="9308.029297" calcext:value-type="float">
            <text:p>9308,029297</text:p>
          </table:table-cell>
          <table:table-cell office:value-type="float" office:value="144808" calcext:value-type="float">
            <text:p>144808</text:p>
          </table:table-cell>
          <table:table-cell office:value-type="float" office:value="1181.790039" calcext:value-type="float">
            <text:p>1181,790039</text:p>
          </table:table-cell>
          <table:table-cell office:value-type="float" office:value="25" calcext:value-type="float">
            <text:p>25</text:p>
          </table:table-cell>
          <table:table-cell office:value-type="float" office:value="12127.157227" calcext:value-type="float">
            <text:p>12127,157227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47.915039" calcext:value-type="float">
            <text:p>1247,915039</text:p>
          </table:table-cell>
          <table:table-cell office:value-type="float" office:value="12" calcext:value-type="float">
            <text:p>12</text:p>
          </table:table-cell>
          <table:table-cell office:value-type="float" office:value="8369.525391" calcext:value-type="float">
            <text:p>8369,525391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32.259033" calcext:value-type="float">
            <text:p>1232,259033</text:p>
          </table:table-cell>
          <table:table-cell office:value-type="float" office:value="12" calcext:value-type="float">
            <text:p>12</text:p>
          </table:table-cell>
          <table:table-cell office:value-type="float" office:value="11131.570312" calcext:value-type="float">
            <text:p>11131,570312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13.438965" calcext:value-type="float">
            <text:p>1213,438965</text:p>
          </table:table-cell>
          <table:table-cell office:value-type="float" office:value="10" calcext:value-type="float">
            <text:p>10</text:p>
          </table:table-cell>
          <table:table-cell office:value-type="float" office:value="12248.318359" calcext:value-type="float">
            <text:p>12248,318359</text:p>
          </table:table-cell>
          <table:table-cell office:value-type="float" office:value="144808" calcext:value-type="float">
            <text:p>144808</text:p>
          </table:table-cell>
          <table:table-cell office:value-type="float" office:value="1196.73999" calcext:value-type="float">
            <text:p>1196,73999</text:p>
          </table:table-cell>
          <table:table-cell office:value-type="float" office:value="37" calcext:value-type="float">
            <text:p>37</text:p>
          </table:table-cell>
          <table:table-cell office:value-type="float" office:value="9553.572266" calcext:value-type="float">
            <text:p>9553,572266</text:p>
          </table:table-cell>
          <table:table-cell office:value-type="float" office:value="144808" calcext:value-type="float">
            <text:p>144808</text:p>
          </table:table-cell>
          <table:table-cell office:value-type="float" office:value="1317.146973" calcext:value-type="float">
            <text:p>1317,146973</text:p>
          </table:table-cell>
          <table:table-cell office:value-type="float" office:value="24" calcext:value-type="float">
            <text:p>24</text:p>
          </table:table-cell>
          <table:table-cell office:value-type="float" office:value="14343.701172" calcext:value-type="float">
            <text:p>14343,701172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90.460938" calcext:value-type="float">
            <text:p>1290,460938</text:p>
          </table:table-cell>
          <table:table-cell office:value-type="float" office:value="12" calcext:value-type="float">
            <text:p>12</text:p>
          </table:table-cell>
          <table:table-cell office:value-type="float" office:value="12455.876953" calcext:value-type="float">
            <text:p>12455,876953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30.374023" calcext:value-type="float">
            <text:p>1230,374023</text:p>
          </table:table-cell>
          <table:table-cell office:value-type="float" office:value="13" calcext:value-type="float">
            <text:p>13</text:p>
          </table:table-cell>
          <table:table-cell office:value-type="float" office:value="9474.827148" calcext:value-type="float">
            <text:p>9474,827148</text:p>
          </table:table-cell>
        </table:table-row>
        <table:table-row table:style-name="ro1">
          <table:table-cell office:value-type="float" office:value="145029" calcext:value-type="float">
            <text:p>145029</text:p>
          </table:table-cell>
          <table:table-cell office:value-type="float" office:value="1354.447998" calcext:value-type="float">
            <text:p>1354,447998</text:p>
          </table:table-cell>
          <table:table-cell office:value-type="float" office:value="192" calcext:value-type="float">
            <text:p>192</text:p>
          </table:table-cell>
          <table:table-cell office:value-type="float" office:value="6669.453613" calcext:value-type="float">
            <text:p>6669,453613</text:p>
          </table:table-cell>
          <table:table-cell office:value-type="float" office:value="145029" calcext:value-type="float">
            <text:p>145029</text:p>
          </table:table-cell>
          <table:table-cell office:value-type="float" office:value="1517.171021" calcext:value-type="float">
            <text:p>1517,171021</text:p>
          </table:table-cell>
          <table:table-cell office:value-type="float" office:value="203" calcext:value-type="float">
            <text:p>203</text:p>
          </table:table-cell>
          <table:table-cell office:value-type="float" office:value="6032.456543" calcext:value-type="float">
            <text:p>6032,456543</text:p>
          </table:table-cell>
          <table:table-cell office:value-type="float" office:value="145029" calcext:value-type="float">
            <text:p>145029</text:p>
          </table:table-cell>
          <table:table-cell office:value-type="float" office:value="1434.329956" calcext:value-type="float">
            <text:p>1434,329956</text:p>
          </table:table-cell>
          <table:table-cell office:value-type="float" office:value="205" calcext:value-type="float">
            <text:p>205</text:p>
          </table:table-cell>
          <table:table-cell office:value-type="float" office:value="5849.77832" calcext:value-type="float">
            <text:p>5849,77832</text:p>
          </table:table-cell>
          <table:table-cell office:value-type="float" office:value="145029" calcext:value-type="float">
            <text:p>145029</text:p>
          </table:table-cell>
          <table:table-cell office:value-type="float" office:value="1206.88501" calcext:value-type="float">
            <text:p>1206,88501</text:p>
          </table:table-cell>
          <table:table-cell office:value-type="float" office:value="173" calcext:value-type="float">
            <text:p>173</text:p>
          </table:table-cell>
          <table:table-cell office:value-type="float" office:value="6530.953613" calcext:value-type="float">
            <text:p>6530,953613</text:p>
          </table:table-cell>
          <table:table-cell office:value-type="float" office:value="145029" calcext:value-type="float">
            <text:p>145029</text:p>
          </table:table-cell>
          <table:table-cell office:value-type="float" office:value="1386.773926" calcext:value-type="float">
            <text:p>1386,773926</text:p>
          </table:table-cell>
          <table:table-cell office:value-type="float" office:value="59" calcext:value-type="float">
            <text:p>59</text:p>
          </table:table-cell>
          <table:table-cell office:value-type="float" office:value="2728.554932" calcext:value-type="float">
            <text:p>2728,554932</text:p>
          </table:table-cell>
          <table:table-cell office:value-type="float" office:value="145029" calcext:value-type="float">
            <text:p>145029</text:p>
          </table:table-cell>
          <table:table-cell office:value-type="float" office:value="1154.283081" calcext:value-type="float">
            <text:p>1154,283081</text:p>
          </table:table-cell>
          <table:table-cell office:value-type="float" office:value="203" calcext:value-type="float">
            <text:p>203</text:p>
          </table:table-cell>
          <table:table-cell office:value-type="float" office:value="6793.336914" calcext:value-type="float">
            <text:p>6793,336914</text:p>
          </table:table-cell>
          <table:table-cell office:value-type="float" office:value="145029" calcext:value-type="float">
            <text:p>145029</text:p>
          </table:table-cell>
          <table:table-cell office:value-type="float" office:value="1343.953979" calcext:value-type="float">
            <text:p>1343,953979</text:p>
          </table:table-cell>
          <table:table-cell office:value-type="float" office:value="179" calcext:value-type="float">
            <text:p>179</text:p>
          </table:table-cell>
          <table:table-cell office:value-type="float" office:value="6123.821777" calcext:value-type="float">
            <text:p>6123,821777</text:p>
          </table:table-cell>
          <table:table-cell office:value-type="float" office:value="145029" calcext:value-type="float">
            <text:p>145029</text:p>
          </table:table-cell>
          <table:table-cell office:value-type="float" office:value="1452.519043" calcext:value-type="float">
            <text:p>1452,519043</text:p>
          </table:table-cell>
          <table:table-cell office:value-type="float" office:value="216" calcext:value-type="float">
            <text:p>216</text:p>
          </table:table-cell>
          <table:table-cell office:value-type="float" office:value="6930.677734" calcext:value-type="float">
            <text:p>6930,677734</text:p>
          </table:table-cell>
          <table:table-cell office:value-type="float" office:value="145029" calcext:value-type="float">
            <text:p>145029</text:p>
          </table:table-cell>
          <table:table-cell office:value-type="float" office:value="1147.084961" calcext:value-type="float">
            <text:p>1147,084961</text:p>
          </table:table-cell>
          <table:table-cell office:value-type="float" office:value="177" calcext:value-type="float">
            <text:p>177</text:p>
          </table:table-cell>
          <table:table-cell office:value-type="float" office:value="5500.643555" calcext:value-type="float">
            <text:p>5500,643555</text:p>
          </table:table-cell>
        </table:table-row>
        <table:table-row table:style-name="ro1">
          <table:table-cell office:value-type="float" office:value="150016" calcext:value-type="float">
            <text:p>150016</text:p>
          </table:table-cell>
          <table:table-cell office:value-type="float" office:value="1234.801025" calcext:value-type="float">
            <text:p>1234,801025</text:p>
          </table:table-cell>
          <table:table-cell office:value-type="float" office:value="13" calcext:value-type="float">
            <text:p>13</text:p>
          </table:table-cell>
          <table:table-cell office:value-type="float" office:value="16121.256836" calcext:value-type="float">
            <text:p>16121,256836</text:p>
          </table:table-cell>
          <table:table-cell office:value-type="float" office:value="150016" calcext:value-type="float">
            <text:p>150016</text:p>
          </table:table-cell>
          <table:table-cell office:value-type="float" office:value="1174.776001" calcext:value-type="float">
            <text:p>1174,776001</text:p>
          </table:table-cell>
          <table:table-cell office:value-type="float" office:value="15" calcext:value-type="float">
            <text:p>15</text:p>
          </table:table-cell>
          <table:table-cell office:value-type="float" office:value="12632.852539" calcext:value-type="float">
            <text:p>12632,852539</text:p>
          </table:table-cell>
          <table:table-cell office:value-type="float" office:value="150016" calcext:value-type="float">
            <text:p>150016</text:p>
          </table:table-cell>
          <table:table-cell office:value-type="float" office:value="1363.721924" calcext:value-type="float">
            <text:p>1363,721924</text:p>
          </table:table-cell>
          <table:table-cell office:value-type="float" office:value="10" calcext:value-type="float">
            <text:p>10</text:p>
          </table:table-cell>
          <table:table-cell office:value-type="float" office:value="15601.801758" calcext:value-type="float">
            <text:p>15601,801758</text:p>
          </table:table-cell>
          <table:table-cell office:value-type="float" office:value="150016" calcext:value-type="float">
            <text:p>150016</text:p>
          </table:table-cell>
          <table:table-cell office:value-type="float" office:value="1112.677002" calcext:value-type="float">
            <text:p>1112,677002</text:p>
          </table:table-cell>
          <table:table-cell office:value-type="float" office:value="23" calcext:value-type="float">
            <text:p>23</text:p>
          </table:table-cell>
          <table:table-cell office:value-type="float" office:value="22524.943359" calcext:value-type="float">
            <text:p>22524,943359</text:p>
          </table:table-cell>
          <table:table-cell office:value-type="float" office:value="150016" calcext:value-type="float">
            <text:p>150016</text:p>
          </table:table-cell>
          <table:table-cell office:value-type="float" office:value="1251.777954" calcext:value-type="float">
            <text:p>1251,777954</text:p>
          </table:table-cell>
          <table:table-cell office:value-type="float" office:value="14" calcext:value-type="float">
            <text:p>14</text:p>
          </table:table-cell>
          <table:table-cell office:value-type="float" office:value="7406.326172" calcext:value-type="float">
            <text:p>7406,326172</text:p>
          </table:table-cell>
          <table:table-cell office:value-type="float" office:value="150016" calcext:value-type="float">
            <text:p>150016</text:p>
          </table:table-cell>
          <table:table-cell office:value-type="float" office:value="1191.480957" calcext:value-type="float">
            <text:p>1191,480957</text:p>
          </table:table-cell>
          <table:table-cell office:value-type="float" office:value="15" calcext:value-type="float">
            <text:p>15</text:p>
          </table:table-cell>
          <table:table-cell office:value-type="float" office:value="14489.512695" calcext:value-type="float">
            <text:p>14489,512695</text:p>
          </table:table-cell>
          <table:table-cell office:value-type="float" office:value="150016" calcext:value-type="float">
            <text:p>150016</text:p>
          </table:table-cell>
          <table:table-cell office:value-type="float" office:value="1923.86792" calcext:value-type="float">
            <text:p>1923,86792</text:p>
          </table:table-cell>
          <table:table-cell office:value-type="float" office:value="26" calcext:value-type="float">
            <text:p>26</text:p>
          </table:table-cell>
          <table:table-cell office:value-type="float" office:value="10030.348633" calcext:value-type="float">
            <text:p>10030,348633</text:p>
          </table:table-cell>
          <table:table-cell office:value-type="float" office:value="150016" calcext:value-type="float">
            <text:p>150016</text:p>
          </table:table-cell>
          <table:table-cell office:value-type="float" office:value="1280.088989" calcext:value-type="float">
            <text:p>1280,088989</text:p>
          </table:table-cell>
          <table:table-cell office:value-type="float" office:value="8" calcext:value-type="float">
            <text:p>8</text:p>
          </table:table-cell>
          <table:table-cell office:value-type="float" office:value="18018.658203" calcext:value-type="float">
            <text:p>18018,658203</text:p>
          </table:table-cell>
          <table:table-cell office:value-type="float" office:value="150016" calcext:value-type="float">
            <text:p>150016</text:p>
          </table:table-cell>
          <table:table-cell office:value-type="float" office:value="1014.789001" calcext:value-type="float">
            <text:p>1014,789001</text:p>
          </table:table-cell>
          <table:table-cell office:value-type="float" office:value="21" calcext:value-type="float">
            <text:p>21</text:p>
          </table:table-cell>
          <table:table-cell office:value-type="float" office:value="17871.523438" calcext:value-type="float">
            <text:p>17871,523438</text:p>
          </table:table-cell>
        </table:table-row>
        <table:table-row table:style-name="ro1">
          <table:table-cell office:value-type="float" office:value="151226" calcext:value-type="float">
            <text:p>151226</text:p>
          </table:table-cell>
          <table:table-cell office:value-type="float" office:value="1473.328979" calcext:value-type="float">
            <text:p>1473,328979</text:p>
          </table:table-cell>
          <table:table-cell office:value-type="float" office:value="31" calcext:value-type="float">
            <text:p>31</text:p>
          </table:table-cell>
          <table:table-cell office:value-type="float" office:value="9923.650391" calcext:value-type="float">
            <text:p>9923,650391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54.007935" calcext:value-type="float">
            <text:p>1354,007935</text:p>
          </table:table-cell>
          <table:table-cell office:value-type="float" office:value="16" calcext:value-type="float">
            <text:p>16</text:p>
          </table:table-cell>
          <table:table-cell office:value-type="float" office:value="13134.994141" calcext:value-type="float">
            <text:p>13134,994141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20.516968" calcext:value-type="float">
            <text:p>1320,516968</text:p>
          </table:table-cell>
          <table:table-cell office:value-type="float" office:value="6" calcext:value-type="float">
            <text:p>6</text:p>
          </table:table-cell>
          <table:table-cell office:value-type="float" office:value="22503.330078" calcext:value-type="float">
            <text:p>22503,330078</text:p>
          </table:table-cell>
          <table:table-cell office:value-type="float" office:value="151226" calcext:value-type="float">
            <text:p>151226</text:p>
          </table:table-cell>
          <table:table-cell office:value-type="float" office:value="1166.669922" calcext:value-type="float">
            <text:p>1166,669922</text:p>
          </table:table-cell>
          <table:table-cell office:value-type="float" office:value="11" calcext:value-type="float">
            <text:p>11</text:p>
          </table:table-cell>
          <table:table-cell office:value-type="float" office:value="18543.804688" calcext:value-type="float">
            <text:p>18543,804688</text:p>
          </table:table-cell>
          <table:table-cell office:value-type="float" office:value="151226" calcext:value-type="float">
            <text:p>151226</text:p>
          </table:table-cell>
          <table:table-cell office:value-type="float" office:value="1449.525024" calcext:value-type="float">
            <text:p>1449,525024</text:p>
          </table:table-cell>
          <table:table-cell office:value-type="float" office:value="5" calcext:value-type="float">
            <text:p>5</text:p>
          </table:table-cell>
          <table:table-cell office:value-type="float" office:value="21353.083984" calcext:value-type="float">
            <text:p>21353,083984</text:p>
          </table:table-cell>
          <table:table-cell office:value-type="float" office:value="151226" calcext:value-type="float">
            <text:p>151226</text:p>
          </table:table-cell>
          <table:table-cell office:value-type="float" office:value="1846.408936" calcext:value-type="float">
            <text:p>1846,408936</text:p>
          </table:table-cell>
          <table:table-cell office:value-type="float" office:value="11" calcext:value-type="float">
            <text:p>11</text:p>
          </table:table-cell>
          <table:table-cell office:value-type="float" office:value="22810.75" calcext:value-type="float">
            <text:p>22810,75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85.093994" calcext:value-type="float">
            <text:p>1385,093994</text:p>
          </table:table-cell>
          <table:table-cell office:value-type="float" office:value="7" calcext:value-type="float">
            <text:p>7</text:p>
          </table:table-cell>
          <table:table-cell office:value-type="float" office:value="20575.779297" calcext:value-type="float">
            <text:p>20575,779297</text:p>
          </table:table-cell>
          <table:table-cell office:value-type="float" office:value="151226" calcext:value-type="float">
            <text:p>151226</text:p>
          </table:table-cell>
          <table:table-cell office:value-type="float" office:value="1041.327026" calcext:value-type="float">
            <text:p>1041,327026</text:p>
          </table:table-cell>
          <table:table-cell office:value-type="float" office:value="12" calcext:value-type="float">
            <text:p>12</text:p>
          </table:table-cell>
          <table:table-cell office:value-type="float" office:value="20141.46875" calcext:value-type="float">
            <text:p>20141,46875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18.325073" calcext:value-type="float">
            <text:p>1318,325073</text:p>
          </table:table-cell>
          <table:table-cell office:value-type="float" office:value="16" calcext:value-type="float">
            <text:p>16</text:p>
          </table:table-cell>
          <table:table-cell office:value-type="float" office:value="16620.935547" calcext:value-type="float">
            <text:p>16620,935547</text:p>
          </table:table-cell>
        </table:table-row>
        <table:table-row table:style-name="ro1">
          <table:table-cell office:value-type="float" office:value="151847" calcext:value-type="float">
            <text:p>151847</text:p>
          </table:table-cell>
          <table:table-cell office:value-type="float" office:value="1466.941895" calcext:value-type="float">
            <text:p>1466,941895</text:p>
          </table:table-cell>
          <table:table-cell office:value-type="float" office:value="11" calcext:value-type="float">
            <text:p>11</text:p>
          </table:table-cell>
          <table:table-cell office:value-type="float" office:value="4816.045898" calcext:value-type="float">
            <text:p>4816,045898</text:p>
          </table:table-cell>
          <table:table-cell office:value-type="float" office:value="151847" calcext:value-type="float">
            <text:p>151847</text:p>
          </table:table-cell>
          <table:table-cell office:value-type="float" office:value="1506.279053" calcext:value-type="float">
            <text:p>1506,279053</text:p>
          </table:table-cell>
          <table:table-cell office:value-type="float" office:value="9" calcext:value-type="float">
            <text:p>9</text:p>
          </table:table-cell>
          <table:table-cell office:value-type="float" office:value="16466.498047" calcext:value-type="float">
            <text:p>16466,498047</text:p>
          </table:table-cell>
          <table:table-cell office:value-type="float" office:value="151847" calcext:value-type="float">
            <text:p>151847</text:p>
          </table:table-cell>
          <table:table-cell office:value-type="float" office:value="1575.528076" calcext:value-type="float">
            <text:p>1575,528076</text:p>
          </table:table-cell>
          <table:table-cell office:value-type="float" office:value="13" calcext:value-type="float">
            <text:p>13</text:p>
          </table:table-cell>
          <table:table-cell office:value-type="float" office:value="7986.620117" calcext:value-type="float">
            <text:p>7986,620117</text:p>
          </table:table-cell>
          <table:table-cell office:value-type="float" office:value="151847" calcext:value-type="float">
            <text:p>151847</text:p>
          </table:table-cell>
          <table:table-cell office:value-type="float" office:value="1310.340942" calcext:value-type="float">
            <text:p>1310,340942</text:p>
          </table:table-cell>
          <table:table-cell office:value-type="float" office:value="23" calcext:value-type="float">
            <text:p>23</text:p>
          </table:table-cell>
          <table:table-cell office:value-type="float" office:value="13275.401367" calcext:value-type="float">
            <text:p>13275,401367</text:p>
          </table:table-cell>
          <table:table-cell office:value-type="float" office:value="151847" calcext:value-type="float">
            <text:p>151847</text:p>
          </table:table-cell>
          <table:table-cell office:value-type="float" office:value="1695.46106" calcext:value-type="float">
            <text:p>1695,46106</text:p>
          </table:table-cell>
          <table:table-cell office:value-type="float" office:value="20" calcext:value-type="float">
            <text:p>20</text:p>
          </table:table-cell>
          <table:table-cell office:value-type="float" office:value="11138.041016" calcext:value-type="float">
            <text:p>11138,041016</text:p>
          </table:table-cell>
          <table:table-cell office:value-type="float" office:value="151847" calcext:value-type="float">
            <text:p>151847</text:p>
          </table:table-cell>
          <table:table-cell office:value-type="float" office:value="1343.150024" calcext:value-type="float">
            <text:p>1343,150024</text:p>
          </table:table-cell>
          <table:table-cell office:value-type="float" office:value="7" calcext:value-type="float">
            <text:p>7</text:p>
          </table:table-cell>
          <table:table-cell office:value-type="float" office:value="7120.933105" calcext:value-type="float">
            <text:p>7120,933105</text:p>
          </table:table-cell>
          <table:table-cell office:value-type="float" office:value="151847" calcext:value-type="float">
            <text:p>151847</text:p>
          </table:table-cell>
          <table:table-cell office:value-type="float" office:value="1299.209961" calcext:value-type="float">
            <text:p>1299,209961</text:p>
          </table:table-cell>
          <table:table-cell office:value-type="float" office:value="8" calcext:value-type="float">
            <text:p>8</text:p>
          </table:table-cell>
          <table:table-cell office:value-type="float" office:value="7462.330078" calcext:value-type="float">
            <text:p>7462,330078</text:p>
          </table:table-cell>
          <table:table-cell office:value-type="float" office:value="151847" calcext:value-type="float">
            <text:p>151847</text:p>
          </table:table-cell>
          <table:table-cell office:value-type="float" office:value="1392.580078" calcext:value-type="float">
            <text:p>1392,580078</text:p>
          </table:table-cell>
          <table:table-cell office:value-type="float" office:value="11" calcext:value-type="float">
            <text:p>11</text:p>
          </table:table-cell>
          <table:table-cell office:value-type="float" office:value="7065.54248" calcext:value-type="float">
            <text:p>7065,54248</text:p>
          </table:table-cell>
          <table:table-cell office:value-type="float" office:value="151847" calcext:value-type="float">
            <text:p>151847</text:p>
          </table:table-cell>
          <table:table-cell office:value-type="float" office:value="1617.390991" calcext:value-type="float">
            <text:p>1617,390991</text:p>
          </table:table-cell>
          <table:table-cell office:value-type="float" office:value="10" calcext:value-type="float">
            <text:p>10</text:p>
          </table:table-cell>
          <table:table-cell office:value-type="float" office:value="7274.757812" calcext:value-type="float">
            <text:p>7274,757812</text:p>
          </table:table-cell>
        </table:table-row>
        <table:table-row table:style-name="ro1">
          <table:table-cell office:value-type="float" office:value="152347" calcext:value-type="float">
            <text:p>152347</text:p>
          </table:table-cell>
          <table:table-cell office:value-type="float" office:value="1340.242065" calcext:value-type="float">
            <text:p>1340,242065</text:p>
          </table:table-cell>
          <table:table-cell office:value-type="float" office:value="11" calcext:value-type="float">
            <text:p>11</text:p>
          </table:table-cell>
          <table:table-cell office:value-type="float" office:value="4969.717773" calcext:value-type="float">
            <text:p>4969,717773</text:p>
          </table:table-cell>
          <table:table-cell office:value-type="float" office:value="152347" calcext:value-type="float">
            <text:p>152347</text:p>
          </table:table-cell>
          <table:table-cell office:value-type="float" office:value="1529.924072" calcext:value-type="float">
            <text:p>1529,924072</text:p>
          </table:table-cell>
          <table:table-cell office:value-type="float" office:value="14" calcext:value-type="float">
            <text:p>14</text:p>
          </table:table-cell>
          <table:table-cell office:value-type="float" office:value="6036.859863" calcext:value-type="float">
            <text:p>6036,859863</text:p>
          </table:table-cell>
          <table:table-cell office:value-type="float" office:value="152347" calcext:value-type="float">
            <text:p>152347</text:p>
          </table:table-cell>
          <table:table-cell office:value-type="float" office:value="1472.702026" calcext:value-type="float">
            <text:p>1472,702026</text:p>
          </table:table-cell>
          <table:table-cell office:value-type="float" office:value="16" calcext:value-type="float">
            <text:p>16</text:p>
          </table:table-cell>
          <table:table-cell office:value-type="float" office:value="15632.582031" calcext:value-type="float">
            <text:p>15632,582031</text:p>
          </table:table-cell>
          <table:table-cell office:value-type="float" office:value="152347" calcext:value-type="float">
            <text:p>152347</text:p>
          </table:table-cell>
          <table:table-cell office:value-type="float" office:value="1227.578979" calcext:value-type="float">
            <text:p>1227,578979</text:p>
          </table:table-cell>
          <table:table-cell office:value-type="float" office:value="9" calcext:value-type="float">
            <text:p>9</text:p>
          </table:table-cell>
          <table:table-cell office:value-type="float" office:value="5532.678711" calcext:value-type="float">
            <text:p>5532,678711</text:p>
          </table:table-cell>
          <table:table-cell office:value-type="float" office:value="152347" calcext:value-type="float">
            <text:p>152347</text:p>
          </table:table-cell>
          <table:table-cell office:value-type="float" office:value="1182.744019" calcext:value-type="float">
            <text:p>1182,744019</text:p>
          </table:table-cell>
          <table:table-cell office:value-type="float" office:value="38" calcext:value-type="float">
            <text:p>38</text:p>
          </table:table-cell>
          <table:table-cell office:value-type="float" office:value="15602.926758" calcext:value-type="float">
            <text:p>15602,926758</text:p>
          </table:table-cell>
          <table:table-cell office:value-type="float" office:value="152347" calcext:value-type="float">
            <text:p>152347</text:p>
          </table:table-cell>
          <table:table-cell office:value-type="float" office:value="1210.870972" calcext:value-type="float">
            <text:p>1210,870972</text:p>
          </table:table-cell>
          <table:table-cell office:value-type="float" office:value="10" calcext:value-type="float">
            <text:p>10</text:p>
          </table:table-cell>
          <table:table-cell office:value-type="float" office:value="4846.236328" calcext:value-type="float">
            <text:p>4846,236328</text:p>
          </table:table-cell>
          <table:table-cell office:value-type="float" office:value="152347" calcext:value-type="float">
            <text:p>152347</text:p>
          </table:table-cell>
          <table:table-cell office:value-type="float" office:value="1323.341064" calcext:value-type="float">
            <text:p>1323,341064</text:p>
          </table:table-cell>
          <table:table-cell office:value-type="float" office:value="9" calcext:value-type="float">
            <text:p>9</text:p>
          </table:table-cell>
          <table:table-cell office:value-type="float" office:value="5095.467773" calcext:value-type="float">
            <text:p>5095,467773</text:p>
          </table:table-cell>
          <table:table-cell office:value-type="float" office:value="152347" calcext:value-type="float">
            <text:p>152347</text:p>
          </table:table-cell>
          <table:table-cell office:value-type="float" office:value="1182.075928" calcext:value-type="float">
            <text:p>1182,075928</text:p>
          </table:table-cell>
          <table:table-cell office:value-type="float" office:value="14" calcext:value-type="float">
            <text:p>14</text:p>
          </table:table-cell>
          <table:table-cell office:value-type="float" office:value="4668.71582" calcext:value-type="float">
            <text:p>4668,71582</text:p>
          </table:table-cell>
          <table:table-cell office:value-type="float" office:value="152347" calcext:value-type="float">
            <text:p>152347</text:p>
          </table:table-cell>
          <table:table-cell office:value-type="float" office:value="1433.148926" calcext:value-type="float">
            <text:p>1433,148926</text:p>
          </table:table-cell>
          <table:table-cell office:value-type="float" office:value="15" calcext:value-type="float">
            <text:p>15</text:p>
          </table:table-cell>
          <table:table-cell office:value-type="float" office:value="5940.217773" calcext:value-type="float">
            <text:p>5940,217773</text:p>
          </table:table-cell>
        </table:table-row>
        <table:table-row table:style-name="ro1">
          <table:table-cell office:value-type="float" office:value="105944" calcext:value-type="float">
            <text:p>105944</text:p>
          </table:table-cell>
          <table:table-cell office:value-type="float" office:value="1096.106079" calcext:value-type="float">
            <text:p>1096,106079</text:p>
          </table:table-cell>
          <table:table-cell office:value-type="float" office:value="120" calcext:value-type="float">
            <text:p>120</text:p>
          </table:table-cell>
          <table:table-cell office:value-type="float" office:value="4008.168945" calcext:value-type="float">
            <text:p>4008,168945</text:p>
          </table:table-cell>
          <table:table-cell office:value-type="float" office:value="105944" calcext:value-type="float">
            <text:p>105944</text:p>
          </table:table-cell>
          <table:table-cell office:value-type="float" office:value="1206.484985" calcext:value-type="float">
            <text:p>1206,484985</text:p>
          </table:table-cell>
          <table:table-cell office:value-type="float" office:value="166" calcext:value-type="float">
            <text:p>166</text:p>
          </table:table-cell>
          <table:table-cell office:value-type="float" office:value="4008.005859" calcext:value-type="float">
            <text:p>4008,005859</text:p>
          </table:table-cell>
          <table:table-cell office:value-type="float" office:value="105944" calcext:value-type="float">
            <text:p>105944</text:p>
          </table:table-cell>
          <table:table-cell office:value-type="float" office:value="893.73999" calcext:value-type="float">
            <text:p>893,73999</text:p>
          </table:table-cell>
          <table:table-cell office:value-type="float" office:value="125" calcext:value-type="float">
            <text:p>125</text:p>
          </table:table-cell>
          <table:table-cell office:value-type="float" office:value="3421.137451" calcext:value-type="float">
            <text:p>3421,137451</text:p>
          </table:table-cell>
          <table:table-cell office:value-type="float" office:value="105944" calcext:value-type="float">
            <text:p>105944</text:p>
          </table:table-cell>
          <table:table-cell office:value-type="float" office:value="1147.95105" calcext:value-type="float">
            <text:p>1147,95105</text:p>
          </table:table-cell>
          <table:table-cell office:value-type="float" office:value="218" calcext:value-type="float">
            <text:p>218</text:p>
          </table:table-cell>
          <table:table-cell office:value-type="float" office:value="5063.975098" calcext:value-type="float">
            <text:p>5063,975098</text:p>
          </table:table-cell>
          <table:table-cell office:value-type="float" office:value="105944" calcext:value-type="float">
            <text:p>105944</text:p>
          </table:table-cell>
          <table:table-cell office:value-type="float" office:value="1167.64502" calcext:value-type="float">
            <text:p>1167,64502</text:p>
          </table:table-cell>
          <table:table-cell office:value-type="float" office:value="9" calcext:value-type="float">
            <text:p>9</text:p>
          </table:table-cell>
          <table:table-cell office:value-type="float" office:value="573.764038" calcext:value-type="float">
            <text:p>573,764038</text:p>
          </table:table-cell>
          <table:table-cell office:value-type="float" office:value="105944" calcext:value-type="float">
            <text:p>105944</text:p>
          </table:table-cell>
          <table:table-cell office:value-type="float" office:value="1060.005981" calcext:value-type="float">
            <text:p>1060,005981</text:p>
          </table:table-cell>
          <table:table-cell office:value-type="float" office:value="156" calcext:value-type="float">
            <text:p>156</text:p>
          </table:table-cell>
          <table:table-cell office:value-type="float" office:value="3909.539062" calcext:value-type="float">
            <text:p>3909,539062</text:p>
          </table:table-cell>
          <table:table-cell office:value-type="float" office:value="105944" calcext:value-type="float">
            <text:p>105944</text:p>
          </table:table-cell>
          <table:table-cell office:value-type="float" office:value="991.369019" calcext:value-type="float">
            <text:p>991,369019</text:p>
          </table:table-cell>
          <table:table-cell office:value-type="float" office:value="168" calcext:value-type="float">
            <text:p>168</text:p>
          </table:table-cell>
          <table:table-cell office:value-type="float" office:value="4753.884766" calcext:value-type="float">
            <text:p>4753,884766</text:p>
          </table:table-cell>
          <table:table-cell office:value-type="float" office:value="105944" calcext:value-type="float">
            <text:p>105944</text:p>
          </table:table-cell>
          <table:table-cell office:value-type="float" office:value="1068.578003" calcext:value-type="float">
            <text:p>1068,578003</text:p>
          </table:table-cell>
          <table:table-cell office:value-type="float" office:value="85" calcext:value-type="float">
            <text:p>85</text:p>
          </table:table-cell>
          <table:table-cell office:value-type="float" office:value="2072.855957" calcext:value-type="float">
            <text:p>2072,855957</text:p>
          </table:table-cell>
          <table:table-cell office:value-type="float" office:value="105944" calcext:value-type="float">
            <text:p>105944</text:p>
          </table:table-cell>
          <table:table-cell office:value-type="float" office:value="956.986023" calcext:value-type="float">
            <text:p>956,986023</text:p>
          </table:table-cell>
          <table:table-cell office:value-type="float" office:value="200" calcext:value-type="float">
            <text:p>200</text:p>
          </table:table-cell>
          <table:table-cell office:value-type="float" office:value="5100.675781" calcext:value-type="float">
            <text:p>5100,675781</text:p>
          </table:table-cell>
        </table:table-row>
        <table:table-row table:style-name="ro1">
          <table:table-cell office:value-type="float" office:value="180444" calcext:value-type="float">
            <text:p>180444</text:p>
          </table:table-cell>
          <table:table-cell office:value-type="float" office:value="979.960022" calcext:value-type="float">
            <text:p>979,960022</text:p>
          </table:table-cell>
          <table:table-cell office:value-type="float" office:value="12" calcext:value-type="float">
            <text:p>12</text:p>
          </table:table-cell>
          <table:table-cell office:value-type="float" office:value="1902.828979" calcext:value-type="float">
            <text:p>1902,828979</text:p>
          </table:table-cell>
          <table:table-cell office:value-type="float" office:value="180444" calcext:value-type="float">
            <text:p>180444</text:p>
          </table:table-cell>
          <table:table-cell office:value-type="float" office:value="1054.522095" calcext:value-type="float">
            <text:p>1054,522095</text:p>
          </table:table-cell>
          <table:table-cell office:value-type="float" office:value="18" calcext:value-type="float">
            <text:p>18</text:p>
          </table:table-cell>
          <table:table-cell office:value-type="float" office:value="13967.314453" calcext:value-type="float">
            <text:p>13967,314453</text:p>
          </table:table-cell>
          <table:table-cell office:value-type="float" office:value="180444" calcext:value-type="float">
            <text:p>180444</text:p>
          </table:table-cell>
          <table:table-cell office:value-type="float" office:value="1113.317993" calcext:value-type="float">
            <text:p>1113,317993</text:p>
          </table:table-cell>
          <table:table-cell office:value-type="float" office:value="11" calcext:value-type="float">
            <text:p>11</text:p>
          </table:table-cell>
          <table:table-cell office:value-type="float" office:value="1294.901001" calcext:value-type="float">
            <text:p>1294,901001</text:p>
          </table:table-cell>
          <table:table-cell office:value-type="float" office:value="180444" calcext:value-type="float">
            <text:p>180444</text:p>
          </table:table-cell>
          <table:table-cell office:value-type="float" office:value="1037.662964" calcext:value-type="float">
            <text:p>1037,662964</text:p>
          </table:table-cell>
          <table:table-cell office:value-type="float" office:value="8" calcext:value-type="float">
            <text:p>8</text:p>
          </table:table-cell>
          <table:table-cell office:value-type="float" office:value="1603.089966" calcext:value-type="float">
            <text:p>1603,089966</text:p>
          </table:table-cell>
          <table:table-cell office:value-type="float" office:value="180444" calcext:value-type="float">
            <text:p>180444</text:p>
          </table:table-cell>
          <table:table-cell office:value-type="float" office:value="929.678955" calcext:value-type="float">
            <text:p>929,678955</text:p>
          </table:table-cell>
          <table:table-cell office:value-type="float" office:value="11" calcext:value-type="float">
            <text:p>11</text:p>
          </table:table-cell>
          <table:table-cell office:value-type="float" office:value="2417.286133" calcext:value-type="float">
            <text:p>2417,286133</text:p>
          </table:table-cell>
          <table:table-cell office:value-type="float" office:value="180444" calcext:value-type="float">
            <text:p>180444</text:p>
          </table:table-cell>
          <table:table-cell office:value-type="float" office:value="1012.007019" calcext:value-type="float">
            <text:p>1012,007019</text:p>
          </table:table-cell>
          <table:table-cell office:value-type="float" office:value="11" calcext:value-type="float">
            <text:p>11</text:p>
          </table:table-cell>
          <table:table-cell office:value-type="float" office:value="2128.769043" calcext:value-type="float">
            <text:p>2128,769043</text:p>
          </table:table-cell>
          <table:table-cell office:value-type="float" office:value="180444" calcext:value-type="float">
            <text:p>180444</text:p>
          </table:table-cell>
          <table:table-cell office:value-type="float" office:value="1148.488037" calcext:value-type="float">
            <text:p>1148,488037</text:p>
          </table:table-cell>
          <table:table-cell office:value-type="float" office:value="9" calcext:value-type="float">
            <text:p>9</text:p>
          </table:table-cell>
          <table:table-cell office:value-type="float" office:value="1596.942139" calcext:value-type="float">
            <text:p>1596,942139</text:p>
          </table:table-cell>
          <table:table-cell office:value-type="float" office:value="180444" calcext:value-type="float">
            <text:p>180444</text:p>
          </table:table-cell>
          <table:table-cell office:value-type="float" office:value="1041.394043" calcext:value-type="float">
            <text:p>1041,394043</text:p>
          </table:table-cell>
          <table:table-cell office:value-type="float" office:value="11" calcext:value-type="float">
            <text:p>11</text:p>
          </table:table-cell>
          <table:table-cell office:value-type="float" office:value="2388.674072" calcext:value-type="float">
            <text:p>2388,674072</text:p>
          </table:table-cell>
          <table:table-cell office:value-type="float" office:value="180444" calcext:value-type="float">
            <text:p>180444</text:p>
          </table:table-cell>
          <table:table-cell office:value-type="float" office:value="1127.866943" calcext:value-type="float">
            <text:p>1127,866943</text:p>
          </table:table-cell>
          <table:table-cell office:value-type="float" office:value="13" calcext:value-type="float">
            <text:p>13</text:p>
          </table:table-cell>
          <table:table-cell office:value-type="float" office:value="1386.975952" calcext:value-type="float">
            <text:p>1386,975952</text:p>
          </table:table-cell>
        </table:table-row>
        <table:table-row table:style-name="ro1">
          <table:table-cell office:value-type="float" office:value="180844" calcext:value-type="float">
            <text:p>180844</text:p>
          </table:table-cell>
          <table:table-cell office:value-type="float" office:value="1354.024048" calcext:value-type="float">
            <text:p>1354,024048</text:p>
          </table:table-cell>
          <table:table-cell office:value-type="float" office:value="18" calcext:value-type="float">
            <text:p>18</text:p>
          </table:table-cell>
          <table:table-cell office:value-type="float" office:value="7549.086914" calcext:value-type="float">
            <text:p>7549,086914</text:p>
          </table:table-cell>
          <table:table-cell office:value-type="float" office:value="180844" calcext:value-type="float">
            <text:p>180844</text:p>
          </table:table-cell>
          <table:table-cell office:value-type="float" office:value="1161.651978" calcext:value-type="float">
            <text:p>1161,651978</text:p>
          </table:table-cell>
          <table:table-cell office:value-type="float" office:value="19" calcext:value-type="float">
            <text:p>19</text:p>
          </table:table-cell>
          <table:table-cell office:value-type="float" office:value="6043.958008" calcext:value-type="float">
            <text:p>6043,958008</text:p>
          </table:table-cell>
          <table:table-cell office:value-type="float" office:value="180844" calcext:value-type="float">
            <text:p>180844</text:p>
          </table:table-cell>
          <table:table-cell office:value-type="float" office:value="1259.609009" calcext:value-type="float">
            <text:p>1259,609009</text:p>
          </table:table-cell>
          <table:table-cell office:value-type="float" office:value="15" calcext:value-type="float">
            <text:p>15</text:p>
          </table:table-cell>
          <table:table-cell office:value-type="float" office:value="9110.289062" calcext:value-type="float">
            <text:p>9110,289062</text:p>
          </table:table-cell>
          <table:table-cell office:value-type="float" office:value="180844" calcext:value-type="float">
            <text:p>180844</text:p>
          </table:table-cell>
          <table:table-cell office:value-type="float" office:value="1515.084961" calcext:value-type="float">
            <text:p>1515,084961</text:p>
          </table:table-cell>
          <table:table-cell office:value-type="float" office:value="10" calcext:value-type="float">
            <text:p>10</text:p>
          </table:table-cell>
          <table:table-cell office:value-type="float" office:value="3543.447021" calcext:value-type="float">
            <text:p>3543,447021</text:p>
          </table:table-cell>
          <table:table-cell office:value-type="float" office:value="180844" calcext:value-type="float">
            <text:p>180844</text:p>
          </table:table-cell>
          <table:table-cell office:value-type="float" office:value="979.816956" calcext:value-type="float">
            <text:p>979,816956</text:p>
          </table:table-cell>
          <table:table-cell office:value-type="float" office:value="17" calcext:value-type="float">
            <text:p>17</text:p>
          </table:table-cell>
          <table:table-cell office:value-type="float" office:value="7361.588379" calcext:value-type="float">
            <text:p>7361,588379</text:p>
          </table:table-cell>
          <table:table-cell office:value-type="float" office:value="180844" calcext:value-type="float">
            <text:p>180844</text:p>
          </table:table-cell>
          <table:table-cell office:value-type="float" office:value="1431.936035" calcext:value-type="float">
            <text:p>1431,936035</text:p>
          </table:table-cell>
          <table:table-cell office:value-type="float" office:value="24" calcext:value-type="float">
            <text:p>24</text:p>
          </table:table-cell>
          <table:table-cell office:value-type="float" office:value="10798.882812" calcext:value-type="float">
            <text:p>10798,882812</text:p>
          </table:table-cell>
          <table:table-cell office:value-type="float" office:value="180844" calcext:value-type="float">
            <text:p>180844</text:p>
          </table:table-cell>
          <table:table-cell office:value-type="float" office:value="1153.03894" calcext:value-type="float">
            <text:p>1153,03894</text:p>
          </table:table-cell>
          <table:table-cell office:value-type="float" office:value="32" calcext:value-type="float">
            <text:p>32</text:p>
          </table:table-cell>
          <table:table-cell office:value-type="float" office:value="8627.936523" calcext:value-type="float">
            <text:p>8627,936523</text:p>
          </table:table-cell>
          <table:table-cell office:value-type="float" office:value="180844" calcext:value-type="float">
            <text:p>180844</text:p>
          </table:table-cell>
          <table:table-cell office:value-type="float" office:value="1335.278076" calcext:value-type="float">
            <text:p>1335,278076</text:p>
          </table:table-cell>
          <table:table-cell office:value-type="float" office:value="34" calcext:value-type="float">
            <text:p>34</text:p>
          </table:table-cell>
          <table:table-cell office:value-type="float" office:value="20397.777344" calcext:value-type="float">
            <text:p>20397,777344</text:p>
          </table:table-cell>
          <table:table-cell office:value-type="float" office:value="180844" calcext:value-type="float">
            <text:p>180844</text:p>
          </table:table-cell>
          <table:table-cell office:value-type="float" office:value="1325.003052" calcext:value-type="float">
            <text:p>1325,003052</text:p>
          </table:table-cell>
          <table:table-cell office:value-type="float" office:value="22" calcext:value-type="float">
            <text:p>22</text:p>
          </table:table-cell>
          <table:table-cell office:value-type="float" office:value="12047.041016" calcext:value-type="float">
            <text:p>12047,041016</text:p>
          </table:table-cell>
        </table:table-row>
        <table:table-row table:style-name="ro1">
          <table:table-cell office:value-type="float" office:value="182139" calcext:value-type="float">
            <text:p>182139</text:p>
          </table:table-cell>
          <table:table-cell office:value-type="float" office:value="975.666016" calcext:value-type="float">
            <text:p>975,666016</text:p>
          </table:table-cell>
          <table:table-cell office:value-type="float" office:value="16" calcext:value-type="float">
            <text:p>16</text:p>
          </table:table-cell>
          <table:table-cell office:value-type="float" office:value="11289.796875" calcext:value-type="float">
            <text:p>11289,796875</text:p>
          </table:table-cell>
          <table:table-cell office:value-type="float" office:value="182139" calcext:value-type="float">
            <text:p>182139</text:p>
          </table:table-cell>
          <table:table-cell office:value-type="float" office:value="858.762024" calcext:value-type="float">
            <text:p>858,762024</text:p>
          </table:table-cell>
          <table:table-cell office:value-type="float" office:value="22" calcext:value-type="float">
            <text:p>22</text:p>
          </table:table-cell>
          <table:table-cell office:value-type="float" office:value="11380.675781" calcext:value-type="float">
            <text:p>11380,675781</text:p>
          </table:table-cell>
          <table:table-cell office:value-type="float" office:value="182139" calcext:value-type="float">
            <text:p>182139</text:p>
          </table:table-cell>
          <table:table-cell office:value-type="float" office:value="679.391052" calcext:value-type="float">
            <text:p>679,391052</text:p>
          </table:table-cell>
          <table:table-cell office:value-type="float" office:value="15" calcext:value-type="float">
            <text:p>15</text:p>
          </table:table-cell>
          <table:table-cell office:value-type="float" office:value="11052.280273" calcext:value-type="float">
            <text:p>11052,280273</text:p>
          </table:table-cell>
          <table:table-cell office:value-type="float" office:value="182139" calcext:value-type="float">
            <text:p>182139</text:p>
          </table:table-cell>
          <table:table-cell office:value-type="float" office:value="1043.881958" calcext:value-type="float">
            <text:p>1043,881958</text:p>
          </table:table-cell>
          <table:table-cell office:value-type="float" office:value="11" calcext:value-type="float">
            <text:p>11</text:p>
          </table:table-cell>
          <table:table-cell office:value-type="float" office:value="9451.810547" calcext:value-type="float">
            <text:p>9451,810547</text:p>
          </table:table-cell>
          <table:table-cell office:value-type="float" office:value="182139" calcext:value-type="float">
            <text:p>182139</text:p>
          </table:table-cell>
          <table:table-cell office:value-type="float" office:value="1179.654907" calcext:value-type="float">
            <text:p>1179,654907</text:p>
          </table:table-cell>
          <table:table-cell office:value-type="float" office:value="19" calcext:value-type="float">
            <text:p>19</text:p>
          </table:table-cell>
          <table:table-cell office:value-type="float" office:value="13926.729492" calcext:value-type="float">
            <text:p>13926,729492</text:p>
          </table:table-cell>
          <table:table-cell office:value-type="float" office:value="182139" calcext:value-type="float">
            <text:p>182139</text:p>
          </table:table-cell>
          <table:table-cell office:value-type="float" office:value="838.830017" calcext:value-type="float">
            <text:p>838,830017</text:p>
          </table:table-cell>
          <table:table-cell office:value-type="float" office:value="17" calcext:value-type="float">
            <text:p>17</text:p>
          </table:table-cell>
          <table:table-cell office:value-type="float" office:value="12152.244141" calcext:value-type="float">
            <text:p>12152,244141</text:p>
          </table:table-cell>
          <table:table-cell office:value-type="float" office:value="182139" calcext:value-type="float">
            <text:p>182139</text:p>
          </table:table-cell>
          <table:table-cell office:value-type="float" office:value="827.477966" calcext:value-type="float">
            <text:p>827,477966</text:p>
          </table:table-cell>
          <table:table-cell office:value-type="float" office:value="14" calcext:value-type="float">
            <text:p>14</text:p>
          </table:table-cell>
          <table:table-cell office:value-type="float" office:value="15908.630859" calcext:value-type="float">
            <text:p>15908,630859</text:p>
          </table:table-cell>
          <table:table-cell office:value-type="float" office:value="182139" calcext:value-type="float">
            <text:p>182139</text:p>
          </table:table-cell>
          <table:table-cell office:value-type="float" office:value="989.320984" calcext:value-type="float">
            <text:p>989,320984</text:p>
          </table:table-cell>
          <table:table-cell office:value-type="float" office:value="16" calcext:value-type="float">
            <text:p>16</text:p>
          </table:table-cell>
          <table:table-cell office:value-type="float" office:value="6282.38916" calcext:value-type="float">
            <text:p>6282,38916</text:p>
          </table:table-cell>
          <table:table-cell office:value-type="float" office:value="182139" calcext:value-type="float">
            <text:p>182139</text:p>
          </table:table-cell>
          <table:table-cell office:value-type="float" office:value="1140.494019" calcext:value-type="float">
            <text:p>1140,494019</text:p>
          </table:table-cell>
          <table:table-cell office:value-type="float" office:value="13" calcext:value-type="float">
            <text:p>13</text:p>
          </table:table-cell>
          <table:table-cell office:value-type="float" office:value="8509.983398" calcext:value-type="float">
            <text:p>8509,983398</text:p>
          </table:table-cell>
        </table:table-row>
        <table:table-row table:style-name="ro1">
          <table:table-cell office:value-type="float" office:value="183553" calcext:value-type="float">
            <text:p>183553</text:p>
          </table:table-cell>
          <table:table-cell office:value-type="float" office:value="903.22699" calcext:value-type="float">
            <text:p>903,22699</text:p>
          </table:table-cell>
          <table:table-cell office:value-type="float" office:value="10" calcext:value-type="float">
            <text:p>10</text:p>
          </table:table-cell>
          <table:table-cell office:value-type="float" office:value="3421.609131" calcext:value-type="float">
            <text:p>3421,609131</text:p>
          </table:table-cell>
          <table:table-cell office:value-type="float" office:value="183553" calcext:value-type="float">
            <text:p>183553</text:p>
          </table:table-cell>
          <table:table-cell office:value-type="float" office:value="917.143005" calcext:value-type="float">
            <text:p>917,143005</text:p>
          </table:table-cell>
          <table:table-cell office:value-type="float" office:value="9" calcext:value-type="float">
            <text:p>9</text:p>
          </table:table-cell>
          <table:table-cell office:value-type="float" office:value="5031.016113" calcext:value-type="float">
            <text:p>5031,016113</text:p>
          </table:table-cell>
          <table:table-cell office:value-type="float" office:value="183553" calcext:value-type="float">
            <text:p>183553</text:p>
          </table:table-cell>
          <table:table-cell office:value-type="float" office:value="906.429993" calcext:value-type="float">
            <text:p>906,429993</text:p>
          </table:table-cell>
          <table:table-cell office:value-type="float" office:value="9" calcext:value-type="float">
            <text:p>9</text:p>
          </table:table-cell>
          <table:table-cell office:value-type="float" office:value="3717.467041" calcext:value-type="float">
            <text:p>3717,467041</text:p>
          </table:table-cell>
          <table:table-cell office:value-type="float" office:value="183553" calcext:value-type="float">
            <text:p>183553</text:p>
          </table:table-cell>
          <table:table-cell office:value-type="float" office:value="881.442017" calcext:value-type="float">
            <text:p>881,442017</text:p>
          </table:table-cell>
          <table:table-cell office:value-type="float" office:value="4" calcext:value-type="float">
            <text:p>4</text:p>
          </table:table-cell>
          <table:table-cell office:value-type="float" office:value="2634.272949" calcext:value-type="float">
            <text:p>2634,272949</text:p>
          </table:table-cell>
          <table:table-cell office:value-type="float" office:value="183553" calcext:value-type="float">
            <text:p>183553</text:p>
          </table:table-cell>
          <table:table-cell office:value-type="float" office:value="930.497009" calcext:value-type="float">
            <text:p>930,497009</text:p>
          </table:table-cell>
          <table:table-cell office:value-type="float" office:value="10" calcext:value-type="float">
            <text:p>10</text:p>
          </table:table-cell>
          <table:table-cell office:value-type="float" office:value="2463.676025" calcext:value-type="float">
            <text:p>2463,676025</text:p>
          </table:table-cell>
          <table:table-cell office:value-type="float" office:value="183553" calcext:value-type="float">
            <text:p>183553</text:p>
          </table:table-cell>
          <table:table-cell office:value-type="float" office:value="948.945984" calcext:value-type="float">
            <text:p>948,945984</text:p>
          </table:table-cell>
          <table:table-cell office:value-type="float" office:value="8" calcext:value-type="float">
            <text:p>8</text:p>
          </table:table-cell>
          <table:table-cell office:value-type="float" office:value="3195.946289" calcext:value-type="float">
            <text:p>3195,946289</text:p>
          </table:table-cell>
          <table:table-cell office:value-type="float" office:value="183553" calcext:value-type="float">
            <text:p>183553</text:p>
          </table:table-cell>
          <table:table-cell office:value-type="float" office:value="894.397034" calcext:value-type="float">
            <text:p>894,397034</text:p>
          </table:table-cell>
          <table:table-cell office:value-type="float" office:value="20" calcext:value-type="float">
            <text:p>20</text:p>
          </table:table-cell>
          <table:table-cell office:value-type="float" office:value="9191.875977" calcext:value-type="float">
            <text:p>9191,875977</text:p>
          </table:table-cell>
          <table:table-cell office:value-type="float" office:value="183553" calcext:value-type="float">
            <text:p>183553</text:p>
          </table:table-cell>
          <table:table-cell office:value-type="float" office:value="751.967041" calcext:value-type="float">
            <text:p>751,967041</text:p>
          </table:table-cell>
          <table:table-cell office:value-type="float" office:value="7" calcext:value-type="float">
            <text:p>7</text:p>
          </table:table-cell>
          <table:table-cell office:value-type="float" office:value="5696.977051" calcext:value-type="float">
            <text:p>5696,977051</text:p>
          </table:table-cell>
          <table:table-cell office:value-type="float" office:value="183553" calcext:value-type="float">
            <text:p>183553</text:p>
          </table:table-cell>
          <table:table-cell office:value-type="float" office:value="845.992004" calcext:value-type="float">
            <text:p>845,992004</text:p>
          </table:table-cell>
          <table:table-cell office:value-type="float" office:value="10" calcext:value-type="float">
            <text:p>10</text:p>
          </table:table-cell>
          <table:table-cell office:value-type="float" office:value="2589.001953" calcext:value-type="float">
            <text:p>2589,001953</text:p>
          </table:table-cell>
        </table:table-row>
        <table:table-row table:style-name="ro1">
          <table:table-cell office:value-type="float" office:value="183738" calcext:value-type="float">
            <text:p>183738</text:p>
          </table:table-cell>
          <table:table-cell office:value-type="float" office:value="860.302979" calcext:value-type="float">
            <text:p>860,302979</text:p>
          </table:table-cell>
          <table:table-cell office:value-type="float" office:value="29" calcext:value-type="float">
            <text:p>29</text:p>
          </table:table-cell>
          <table:table-cell office:value-type="float" office:value="5944.679688" calcext:value-type="float">
            <text:p>5944,679688</text:p>
          </table:table-cell>
          <table:table-cell office:value-type="float" office:value="183738" calcext:value-type="float">
            <text:p>183738</text:p>
          </table:table-cell>
          <table:table-cell office:value-type="float" office:value="1117.781006" calcext:value-type="float">
            <text:p>1117,781006</text:p>
          </table:table-cell>
          <table:table-cell office:value-type="float" office:value="9" calcext:value-type="float">
            <text:p>9</text:p>
          </table:table-cell>
          <table:table-cell office:value-type="float" office:value="2140.822998" calcext:value-type="float">
            <text:p>2140,822998</text:p>
          </table:table-cell>
          <table:table-cell office:value-type="float" office:value="183738" calcext:value-type="float">
            <text:p>183738</text:p>
          </table:table-cell>
          <table:table-cell office:value-type="float" office:value="957.485962" calcext:value-type="float">
            <text:p>957,485962</text:p>
          </table:table-cell>
          <table:table-cell office:value-type="float" office:value="6" calcext:value-type="float">
            <text:p>6</text:p>
          </table:table-cell>
          <table:table-cell office:value-type="float" office:value="1408.562012" calcext:value-type="float">
            <text:p>1408,562012</text:p>
          </table:table-cell>
          <table:table-cell office:value-type="float" office:value="183738" calcext:value-type="float">
            <text:p>183738</text:p>
          </table:table-cell>
          <table:table-cell office:value-type="float" office:value="1084.411987" calcext:value-type="float">
            <text:p>1084,411987</text:p>
          </table:table-cell>
          <table:table-cell office:value-type="float" office:value="7" calcext:value-type="float">
            <text:p>7</text:p>
          </table:table-cell>
          <table:table-cell office:value-type="float" office:value="3618.188965" calcext:value-type="float">
            <text:p>3618,188965</text:p>
          </table:table-cell>
          <table:table-cell office:value-type="float" office:value="183738" calcext:value-type="float">
            <text:p>183738</text:p>
          </table:table-cell>
          <table:table-cell office:value-type="float" office:value="847.72998" calcext:value-type="float">
            <text:p>847,72998</text:p>
          </table:table-cell>
          <table:table-cell office:value-type="float" office:value="21" calcext:value-type="float">
            <text:p>21</text:p>
          </table:table-cell>
          <table:table-cell office:value-type="float" office:value="2446.233887" calcext:value-type="float">
            <text:p>2446,233887</text:p>
          </table:table-cell>
          <table:table-cell office:value-type="float" office:value="183738" calcext:value-type="float">
            <text:p>183738</text:p>
          </table:table-cell>
          <table:table-cell office:value-type="float" office:value="1116.134033" calcext:value-type="float">
            <text:p>1116,134033</text:p>
          </table:table-cell>
          <table:table-cell office:value-type="float" office:value="7" calcext:value-type="float">
            <text:p>7</text:p>
          </table:table-cell>
          <table:table-cell office:value-type="float" office:value="4923.644531" calcext:value-type="float">
            <text:p>4923,644531</text:p>
          </table:table-cell>
          <table:table-cell office:value-type="float" office:value="183738" calcext:value-type="float">
            <text:p>183738</text:p>
          </table:table-cell>
          <table:table-cell office:value-type="float" office:value="906.182983" calcext:value-type="float">
            <text:p>906,182983</text:p>
          </table:table-cell>
          <table:table-cell office:value-type="float" office:value="9" calcext:value-type="float">
            <text:p>9</text:p>
          </table:table-cell>
          <table:table-cell office:value-type="float" office:value="3806.872803" calcext:value-type="float">
            <text:p>3806,872803</text:p>
          </table:table-cell>
          <table:table-cell office:value-type="float" office:value="183738" calcext:value-type="float">
            <text:p>183738</text:p>
          </table:table-cell>
          <table:table-cell office:value-type="float" office:value="1101.161987" calcext:value-type="float">
            <text:p>1101,161987</text:p>
          </table:table-cell>
          <table:table-cell office:value-type="float" office:value="10" calcext:value-type="float">
            <text:p>10</text:p>
          </table:table-cell>
          <table:table-cell office:value-type="float" office:value="3207.023193" calcext:value-type="float">
            <text:p>3207,023193</text:p>
          </table:table-cell>
          <table:table-cell office:value-type="float" office:value="183738" calcext:value-type="float">
            <text:p>183738</text:p>
          </table:table-cell>
          <table:table-cell office:value-type="float" office:value="1042.551025" calcext:value-type="float">
            <text:p>1042,551025</text:p>
          </table:table-cell>
          <table:table-cell office:value-type="float" office:value="10" calcext:value-type="float">
            <text:p>10</text:p>
          </table:table-cell>
          <table:table-cell office:value-type="float" office:value="2536.139893" calcext:value-type="float">
            <text:p>2536,139893</text:p>
          </table:table-cell>
        </table:table-row>
        <table:table-row table:style-name="ro1">
          <table:table-cell office:value-type="float" office:value="184005" calcext:value-type="float">
            <text:p>184005</text:p>
          </table:table-cell>
          <table:table-cell office:value-type="float" office:value="988.142029" calcext:value-type="float">
            <text:p>988,142029</text:p>
          </table:table-cell>
          <table:table-cell office:value-type="float" office:value="11" calcext:value-type="float">
            <text:p>11</text:p>
          </table:table-cell>
          <table:table-cell office:value-type="float" office:value="2884.427979" calcext:value-type="float">
            <text:p>2884,427979</text:p>
          </table:table-cell>
          <table:table-cell office:value-type="float" office:value="184005" calcext:value-type="float">
            <text:p>184005</text:p>
          </table:table-cell>
          <table:table-cell office:value-type="float" office:value="1628.218018" calcext:value-type="float">
            <text:p>1628,218018</text:p>
          </table:table-cell>
          <table:table-cell office:value-type="float" office:value="9" calcext:value-type="float">
            <text:p>9</text:p>
          </table:table-cell>
          <table:table-cell office:value-type="float" office:value="1594.965942" calcext:value-type="float">
            <text:p>1594,965942</text:p>
          </table:table-cell>
          <table:table-cell office:value-type="float" office:value="184005" calcext:value-type="float">
            <text:p>184005</text:p>
          </table:table-cell>
          <table:table-cell office:value-type="float" office:value="1135.218018" calcext:value-type="float">
            <text:p>1135,218018</text:p>
          </table:table-cell>
          <table:table-cell office:value-type="float" office:value="26" calcext:value-type="float">
            <text:p>26</text:p>
          </table:table-cell>
          <table:table-cell office:value-type="float" office:value="6870.972168" calcext:value-type="float">
            <text:p>6870,972168</text:p>
          </table:table-cell>
          <table:table-cell office:value-type="float" office:value="184005" calcext:value-type="float">
            <text:p>184005</text:p>
          </table:table-cell>
          <table:table-cell office:value-type="float" office:value="1146.893921" calcext:value-type="float">
            <text:p>1146,893921</text:p>
          </table:table-cell>
          <table:table-cell office:value-type="float" office:value="10" calcext:value-type="float">
            <text:p>10</text:p>
          </table:table-cell>
          <table:table-cell office:value-type="float" office:value="2845.010254" calcext:value-type="float">
            <text:p>2845,010254</text:p>
          </table:table-cell>
          <table:table-cell office:value-type="float" office:value="184005" calcext:value-type="float">
            <text:p>184005</text:p>
          </table:table-cell>
          <table:table-cell office:value-type="float" office:value="1435.52002" calcext:value-type="float">
            <text:p>1435,52002</text:p>
          </table:table-cell>
          <table:table-cell office:value-type="float" office:value="13" calcext:value-type="float">
            <text:p>13</text:p>
          </table:table-cell>
          <table:table-cell office:value-type="float" office:value="2996.733887" calcext:value-type="float">
            <text:p>2996,733887</text:p>
          </table:table-cell>
          <table:table-cell office:value-type="float" office:value="184005" calcext:value-type="float">
            <text:p>184005</text:p>
          </table:table-cell>
          <table:table-cell office:value-type="float" office:value="1256.206055" calcext:value-type="float">
            <text:p>1256,206055</text:p>
          </table:table-cell>
          <table:table-cell office:value-type="float" office:value="10" calcext:value-type="float">
            <text:p>10</text:p>
          </table:table-cell>
          <table:table-cell office:value-type="float" office:value="2674.335938" calcext:value-type="float">
            <text:p>2674,335938</text:p>
          </table:table-cell>
          <table:table-cell office:value-type="float" office:value="184005" calcext:value-type="float">
            <text:p>184005</text:p>
          </table:table-cell>
          <table:table-cell office:value-type="float" office:value="1134.859009" calcext:value-type="float">
            <text:p>1134,859009</text:p>
          </table:table-cell>
          <table:table-cell office:value-type="float" office:value="14" calcext:value-type="float">
            <text:p>14</text:p>
          </table:table-cell>
          <table:table-cell office:value-type="float" office:value="1658.069946" calcext:value-type="float">
            <text:p>1658,069946</text:p>
          </table:table-cell>
          <table:table-cell office:value-type="float" office:value="184005" calcext:value-type="float">
            <text:p>184005</text:p>
          </table:table-cell>
          <table:table-cell office:value-type="float" office:value="1038.05603" calcext:value-type="float">
            <text:p>1038,05603</text:p>
          </table:table-cell>
          <table:table-cell office:value-type="float" office:value="9" calcext:value-type="float">
            <text:p>9</text:p>
          </table:table-cell>
          <table:table-cell office:value-type="float" office:value="2605.37793" calcext:value-type="float">
            <text:p>2605,37793</text:p>
          </table:table-cell>
          <table:table-cell office:value-type="float" office:value="184005" calcext:value-type="float">
            <text:p>184005</text:p>
          </table:table-cell>
          <table:table-cell office:value-type="float" office:value="1528.197998" calcext:value-type="float">
            <text:p>1528,197998</text:p>
          </table:table-cell>
          <table:table-cell office:value-type="float" office:value="19" calcext:value-type="float">
            <text:p>19</text:p>
          </table:table-cell>
          <table:table-cell office:value-type="float" office:value="3930.689941" calcext:value-type="float">
            <text:p>3930,689941</text:p>
          </table:table-cell>
        </table:table-row>
        <table:table-row table:style-name="ro1">
          <table:table-cell office:value-type="float" office:value="184245" calcext:value-type="float">
            <text:p>184245</text:p>
          </table:table-cell>
          <table:table-cell office:value-type="float" office:value="1040.947998" calcext:value-type="float">
            <text:p>1040,947998</text:p>
          </table:table-cell>
          <table:table-cell office:value-type="float" office:value="6" calcext:value-type="float">
            <text:p>6</text:p>
          </table:table-cell>
          <table:table-cell office:value-type="float" office:value="2989.259033" calcext:value-type="float">
            <text:p>2989,259033</text:p>
          </table:table-cell>
          <table:table-cell office:value-type="float" office:value="184245" calcext:value-type="float">
            <text:p>184245</text:p>
          </table:table-cell>
          <table:table-cell office:value-type="float" office:value="988.502991" calcext:value-type="float">
            <text:p>988,502991</text:p>
          </table:table-cell>
          <table:table-cell office:value-type="float" office:value="12" calcext:value-type="float">
            <text:p>12</text:p>
          </table:table-cell>
          <table:table-cell office:value-type="float" office:value="2168.625977" calcext:value-type="float">
            <text:p>2168,625977</text:p>
          </table:table-cell>
          <table:table-cell office:value-type="float" office:value="184245" calcext:value-type="float">
            <text:p>184245</text:p>
          </table:table-cell>
          <table:table-cell office:value-type="float" office:value="1358.12793" calcext:value-type="float">
            <text:p>1358,12793</text:p>
          </table:table-cell>
          <table:table-cell office:value-type="float" office:value="16" calcext:value-type="float">
            <text:p>16</text:p>
          </table:table-cell>
          <table:table-cell office:value-type="float" office:value="3661.038574" calcext:value-type="float">
            <text:p>3661,038574</text:p>
          </table:table-cell>
          <table:table-cell office:value-type="float" office:value="184245" calcext:value-type="float">
            <text:p>184245</text:p>
          </table:table-cell>
          <table:table-cell office:value-type="float" office:value="1382.645996" calcext:value-type="float">
            <text:p>1382,645996</text:p>
          </table:table-cell>
          <table:table-cell office:value-type="float" office:value="11" calcext:value-type="float">
            <text:p>11</text:p>
          </table:table-cell>
          <table:table-cell office:value-type="float" office:value="3781.398926" calcext:value-type="float">
            <text:p>3781,398926</text:p>
          </table:table-cell>
          <table:table-cell office:value-type="float" office:value="184245" calcext:value-type="float">
            <text:p>184245</text:p>
          </table:table-cell>
          <table:table-cell office:value-type="float" office:value="1013.838989" calcext:value-type="float">
            <text:p>1013,838989</text:p>
          </table:table-cell>
          <table:table-cell office:value-type="float" office:value="11" calcext:value-type="float">
            <text:p>11</text:p>
          </table:table-cell>
          <table:table-cell office:value-type="float" office:value="2108.083984" calcext:value-type="float">
            <text:p>2108,083984</text:p>
          </table:table-cell>
          <table:table-cell office:value-type="float" office:value="184245" calcext:value-type="float">
            <text:p>184245</text:p>
          </table:table-cell>
          <table:table-cell office:value-type="float" office:value="1142.379028" calcext:value-type="float">
            <text:p>1142,379028</text:p>
          </table:table-cell>
          <table:table-cell office:value-type="float" office:value="8" calcext:value-type="float">
            <text:p>8</text:p>
          </table:table-cell>
          <table:table-cell office:value-type="float" office:value="3267.813232" calcext:value-type="float">
            <text:p>3267,813232</text:p>
          </table:table-cell>
          <table:table-cell office:value-type="float" office:value="184245" calcext:value-type="float">
            <text:p>184245</text:p>
          </table:table-cell>
          <table:table-cell office:value-type="float" office:value="1027.11499" calcext:value-type="float">
            <text:p>1027,11499</text:p>
          </table:table-cell>
          <table:table-cell office:value-type="float" office:value="16" calcext:value-type="float">
            <text:p>16</text:p>
          </table:table-cell>
          <table:table-cell office:value-type="float" office:value="3666.908203" calcext:value-type="float">
            <text:p>3666,908203</text:p>
          </table:table-cell>
          <table:table-cell office:value-type="float" office:value="184245" calcext:value-type="float">
            <text:p>184245</text:p>
          </table:table-cell>
          <table:table-cell office:value-type="float" office:value="1211.117065" calcext:value-type="float">
            <text:p>1211,117065</text:p>
          </table:table-cell>
          <table:table-cell office:value-type="float" office:value="30" calcext:value-type="float">
            <text:p>30</text:p>
          </table:table-cell>
          <table:table-cell office:value-type="float" office:value="8973.661133" calcext:value-type="float">
            <text:p>8973,661133</text:p>
          </table:table-cell>
          <table:table-cell office:value-type="float" office:value="184245" calcext:value-type="float">
            <text:p>184245</text:p>
          </table:table-cell>
          <table:table-cell office:value-type="float" office:value="1094.753052" calcext:value-type="float">
            <text:p>1094,753052</text:p>
          </table:table-cell>
          <table:table-cell office:value-type="float" office:value="13" calcext:value-type="float">
            <text:p>13</text:p>
          </table:table-cell>
          <table:table-cell office:value-type="float" office:value="3614.437988" calcext:value-type="float">
            <text:p>3614,437988</text:p>
          </table:table-cell>
        </table:table-row>
        <table:table-row table:style-name="ro1">
          <table:table-cell office:value-type="float" office:value="184451" calcext:value-type="float">
            <text:p>184451</text:p>
          </table:table-cell>
          <table:table-cell office:value-type="float" office:value="1272.801025" calcext:value-type="float">
            <text:p>1272,801025</text:p>
          </table:table-cell>
          <table:table-cell office:value-type="float" office:value="121" calcext:value-type="float">
            <text:p>121</text:p>
          </table:table-cell>
          <table:table-cell office:value-type="float" office:value="3969.741455" calcext:value-type="float">
            <text:p>3969,741455</text:p>
          </table:table-cell>
          <table:table-cell office:value-type="float" office:value="184451" calcext:value-type="float">
            <text:p>184451</text:p>
          </table:table-cell>
          <table:table-cell office:value-type="float" office:value="1058.107056" calcext:value-type="float">
            <text:p>1058,107056</text:p>
          </table:table-cell>
          <table:table-cell office:value-type="float" office:value="130" calcext:value-type="float">
            <text:p>130</text:p>
          </table:table-cell>
          <table:table-cell office:value-type="float" office:value="3466.592529" calcext:value-type="float">
            <text:p>3466,592529</text:p>
          </table:table-cell>
          <table:table-cell office:value-type="float" office:value="184451" calcext:value-type="float">
            <text:p>184451</text:p>
          </table:table-cell>
          <table:table-cell office:value-type="float" office:value="979.632996" calcext:value-type="float">
            <text:p>979,632996</text:p>
          </table:table-cell>
          <table:table-cell office:value-type="float" office:value="97" calcext:value-type="float">
            <text:p>97</text:p>
          </table:table-cell>
          <table:table-cell office:value-type="float" office:value="3224.147949" calcext:value-type="float">
            <text:p>3224,147949</text:p>
          </table:table-cell>
          <table:table-cell office:value-type="float" office:value="184451" calcext:value-type="float">
            <text:p>184451</text:p>
          </table:table-cell>
          <table:table-cell office:value-type="float" office:value="1087.404907" calcext:value-type="float">
            <text:p>1087,404907</text:p>
          </table:table-cell>
          <table:table-cell office:value-type="float" office:value="109" calcext:value-type="float">
            <text:p>109</text:p>
          </table:table-cell>
          <table:table-cell office:value-type="float" office:value="3382.403564" calcext:value-type="float">
            <text:p>3382,403564</text:p>
          </table:table-cell>
          <table:table-cell office:value-type="float" office:value="184451" calcext:value-type="float">
            <text:p>184451</text:p>
          </table:table-cell>
          <table:table-cell office:value-type="float" office:value="1463.286011" calcext:value-type="float">
            <text:p>1463,286011</text:p>
          </table:table-cell>
          <table:table-cell office:value-type="float" office:value="2" calcext:value-type="float">
            <text:p>2</text:p>
          </table:table-cell>
          <table:table-cell office:value-type="float" office:value="175.130005" calcext:value-type="float">
            <text:p>175,130005</text:p>
          </table:table-cell>
          <table:table-cell office:value-type="float" office:value="184451" calcext:value-type="float">
            <text:p>184451</text:p>
          </table:table-cell>
          <table:table-cell office:value-type="float" office:value="1232.719971" calcext:value-type="float">
            <text:p>1232,719971</text:p>
          </table:table-cell>
          <table:table-cell office:value-type="float" office:value="153" calcext:value-type="float">
            <text:p>153</text:p>
          </table:table-cell>
          <table:table-cell office:value-type="float" office:value="4648.129883" calcext:value-type="float">
            <text:p>4648,129883</text:p>
          </table:table-cell>
          <table:table-cell office:value-type="float" office:value="184451" calcext:value-type="float">
            <text:p>184451</text:p>
          </table:table-cell>
          <table:table-cell office:value-type="float" office:value="1212.984985" calcext:value-type="float">
            <text:p>1212,984985</text:p>
          </table:table-cell>
          <table:table-cell office:value-type="float" office:value="104" calcext:value-type="float">
            <text:p>104</text:p>
          </table:table-cell>
          <table:table-cell office:value-type="float" office:value="2821.318115" calcext:value-type="float">
            <text:p>2821,318115</text:p>
          </table:table-cell>
          <table:table-cell office:value-type="float" office:value="184451" calcext:value-type="float">
            <text:p>184451</text:p>
          </table:table-cell>
          <table:table-cell office:value-type="float" office:value="1129.807983" calcext:value-type="float">
            <text:p>1129,807983</text:p>
          </table:table-cell>
          <table:table-cell office:value-type="float" office:value="183" calcext:value-type="float">
            <text:p>183</text:p>
          </table:table-cell>
          <table:table-cell office:value-type="float" office:value="4884.08252" calcext:value-type="float">
            <text:p>4884,08252</text:p>
          </table:table-cell>
          <table:table-cell office:value-type="float" office:value="184451" calcext:value-type="float">
            <text:p>184451</text:p>
          </table:table-cell>
          <table:table-cell office:value-type="float" office:value="1184.640015" calcext:value-type="float">
            <text:p>1184,640015</text:p>
          </table:table-cell>
          <table:table-cell office:value-type="float" office:value="181" calcext:value-type="float">
            <text:p>181</text:p>
          </table:table-cell>
          <table:table-cell office:value-type="float" office:value="5620.188965" calcext:value-type="float">
            <text:p>5620,188965</text:p>
          </table:table-cell>
        </table:table-row>
        <table:table-row table:style-name="ro1">
          <table:table-cell office:value-type="float" office:value="184859" calcext:value-type="float">
            <text:p>184859</text:p>
          </table:table-cell>
          <table:table-cell office:value-type="float" office:value="1190.265991" calcext:value-type="float">
            <text:p>1190,265991</text:p>
          </table:table-cell>
          <table:table-cell office:value-type="float" office:value="45" calcext:value-type="float">
            <text:p>45</text:p>
          </table:table-cell>
          <table:table-cell office:value-type="float" office:value="10329.427734" calcext:value-type="float">
            <text:p>10329,427734</text:p>
          </table:table-cell>
          <table:table-cell office:value-type="float" office:value="184859" calcext:value-type="float">
            <text:p>184859</text:p>
          </table:table-cell>
          <table:table-cell office:value-type="float" office:value="1272.685059" calcext:value-type="float">
            <text:p>1272,685059</text:p>
          </table:table-cell>
          <table:table-cell office:value-type="float" office:value="7" calcext:value-type="float">
            <text:p>7</text:p>
          </table:table-cell>
          <table:table-cell office:value-type="float" office:value="1040.766113" calcext:value-type="float">
            <text:p>1040,766113</text:p>
          </table:table-cell>
          <table:table-cell office:value-type="float" office:value="184859" calcext:value-type="float">
            <text:p>184859</text:p>
          </table:table-cell>
          <table:table-cell office:value-type="float" office:value="1017.846008" calcext:value-type="float">
            <text:p>1017,846008</text:p>
          </table:table-cell>
          <table:table-cell office:value-type="float" office:value="5" calcext:value-type="float">
            <text:p>5</text:p>
          </table:table-cell>
          <table:table-cell office:value-type="float" office:value="1129.741089" calcext:value-type="float">
            <text:p>1129,741089</text:p>
          </table:table-cell>
          <table:table-cell office:value-type="float" office:value="184859" calcext:value-type="float">
            <text:p>184859</text:p>
          </table:table-cell>
          <table:table-cell office:value-type="float" office:value="1175.94104" calcext:value-type="float">
            <text:p>1175,94104</text:p>
          </table:table-cell>
          <table:table-cell office:value-type="float" office:value="21" calcext:value-type="float">
            <text:p>21</text:p>
          </table:table-cell>
          <table:table-cell office:value-type="float" office:value="4474.150391" calcext:value-type="float">
            <text:p>4474,150391</text:p>
          </table:table-cell>
          <table:table-cell office:value-type="float" office:value="184859" calcext:value-type="float">
            <text:p>184859</text:p>
          </table:table-cell>
          <table:table-cell office:value-type="float" office:value="1262.646973" calcext:value-type="float">
            <text:p>1262,646973</text:p>
          </table:table-cell>
          <table:table-cell office:value-type="float" office:value="31" calcext:value-type="float">
            <text:p>31</text:p>
          </table:table-cell>
          <table:table-cell office:value-type="float" office:value="12737.984375" calcext:value-type="float">
            <text:p>12737,984375</text:p>
          </table:table-cell>
          <table:table-cell office:value-type="float" office:value="184859" calcext:value-type="float">
            <text:p>184859</text:p>
          </table:table-cell>
          <table:table-cell office:value-type="float" office:value="1277.034058" calcext:value-type="float">
            <text:p>1277,034058</text:p>
          </table:table-cell>
          <table:table-cell office:value-type="float" office:value="10" calcext:value-type="float">
            <text:p>10</text:p>
          </table:table-cell>
          <table:table-cell office:value-type="float" office:value="1906.633057" calcext:value-type="float">
            <text:p>1906,633057</text:p>
          </table:table-cell>
          <table:table-cell office:value-type="float" office:value="184859" calcext:value-type="float">
            <text:p>184859</text:p>
          </table:table-cell>
          <table:table-cell office:value-type="float" office:value="1120.619019" calcext:value-type="float">
            <text:p>1120,619019</text:p>
          </table:table-cell>
          <table:table-cell office:value-type="float" office:value="9" calcext:value-type="float">
            <text:p>9</text:p>
          </table:table-cell>
          <table:table-cell office:value-type="float" office:value="2159.784912" calcext:value-type="float">
            <text:p>2159,784912</text:p>
          </table:table-cell>
          <table:table-cell office:value-type="float" office:value="184859" calcext:value-type="float">
            <text:p>184859</text:p>
          </table:table-cell>
          <table:table-cell office:value-type="float" office:value="1184.627075" calcext:value-type="float">
            <text:p>1184,627075</text:p>
          </table:table-cell>
          <table:table-cell office:value-type="float" office:value="47" calcext:value-type="float">
            <text:p>47</text:p>
          </table:table-cell>
          <table:table-cell office:value-type="float" office:value="11006.132812" calcext:value-type="float">
            <text:p>11006,132812</text:p>
          </table:table-cell>
          <table:table-cell office:value-type="float" office:value="184859" calcext:value-type="float">
            <text:p>184859</text:p>
          </table:table-cell>
          <table:table-cell office:value-type="float" office:value="961.754028" calcext:value-type="float">
            <text:p>961,754028</text:p>
          </table:table-cell>
          <table:table-cell office:value-type="float" office:value="25" calcext:value-type="float">
            <text:p>25</text:p>
          </table:table-cell>
          <table:table-cell office:value-type="float" office:value="5326.462891" calcext:value-type="float">
            <text:p>5326,462891</text:p>
          </table:table-cell>
        </table:table-row>
        <table:table-row table:style-name="ro1">
          <table:table-cell office:value-type="float" office:value="185107" calcext:value-type="float">
            <text:p>185107</text:p>
          </table:table-cell>
          <table:table-cell office:value-type="float" office:value="1009.611023" calcext:value-type="float">
            <text:p>1009,611023</text:p>
          </table:table-cell>
          <table:table-cell office:value-type="float" office:value="15" calcext:value-type="float">
            <text:p>15</text:p>
          </table:table-cell>
          <table:table-cell office:value-type="float" office:value="3069.968018" calcext:value-type="float">
            <text:p>3069,968018</text:p>
          </table:table-cell>
          <table:table-cell office:value-type="float" office:value="185107" calcext:value-type="float">
            <text:p>185107</text:p>
          </table:table-cell>
          <table:table-cell office:value-type="float" office:value="1175.76001" calcext:value-type="float">
            <text:p>1175,76001</text:p>
          </table:table-cell>
          <table:table-cell office:value-type="float" office:value="33" calcext:value-type="float">
            <text:p>33</text:p>
          </table:table-cell>
          <table:table-cell office:value-type="float" office:value="11505.416992" calcext:value-type="float">
            <text:p>11505,416992</text:p>
          </table:table-cell>
          <table:table-cell office:value-type="float" office:value="185107" calcext:value-type="float">
            <text:p>185107</text:p>
          </table:table-cell>
          <table:table-cell office:value-type="float" office:value="1343.574951" calcext:value-type="float">
            <text:p>1343,574951</text:p>
          </table:table-cell>
          <table:table-cell office:value-type="float" office:value="16" calcext:value-type="float">
            <text:p>16</text:p>
          </table:table-cell>
          <table:table-cell office:value-type="float" office:value="7465.299316" calcext:value-type="float">
            <text:p>7465,299316</text:p>
          </table:table-cell>
          <table:table-cell office:value-type="float" office:value="185107" calcext:value-type="float">
            <text:p>185107</text:p>
          </table:table-cell>
          <table:table-cell office:value-type="float" office:value="1141.237915" calcext:value-type="float">
            <text:p>1141,237915</text:p>
          </table:table-cell>
          <table:table-cell office:value-type="float" office:value="12" calcext:value-type="float">
            <text:p>12</text:p>
          </table:table-cell>
          <table:table-cell office:value-type="float" office:value="4183.344727" calcext:value-type="float">
            <text:p>4183,344727</text:p>
          </table:table-cell>
          <table:table-cell office:value-type="float" office:value="185107" calcext:value-type="float">
            <text:p>185107</text:p>
          </table:table-cell>
          <table:table-cell office:value-type="float" office:value="1151.132935" calcext:value-type="float">
            <text:p>1151,132935</text:p>
          </table:table-cell>
          <table:table-cell office:value-type="float" office:value="11" calcext:value-type="float">
            <text:p>11</text:p>
          </table:table-cell>
          <table:table-cell office:value-type="float" office:value="14128.490234" calcext:value-type="float">
            <text:p>14128,490234</text:p>
          </table:table-cell>
          <table:table-cell office:value-type="float" office:value="185107" calcext:value-type="float">
            <text:p>185107</text:p>
          </table:table-cell>
          <table:table-cell office:value-type="float" office:value="1419.651001" calcext:value-type="float">
            <text:p>1419,651001</text:p>
          </table:table-cell>
          <table:table-cell office:value-type="float" office:value="12" calcext:value-type="float">
            <text:p>12</text:p>
          </table:table-cell>
          <table:table-cell office:value-type="float" office:value="4016.533936" calcext:value-type="float">
            <text:p>4016,533936</text:p>
          </table:table-cell>
          <table:table-cell office:value-type="float" office:value="185107" calcext:value-type="float">
            <text:p>185107</text:p>
          </table:table-cell>
          <table:table-cell office:value-type="float" office:value="1062.515991" calcext:value-type="float">
            <text:p>1062,515991</text:p>
          </table:table-cell>
          <table:table-cell office:value-type="float" office:value="13" calcext:value-type="float">
            <text:p>13</text:p>
          </table:table-cell>
          <table:table-cell office:value-type="float" office:value="3688.082031" calcext:value-type="float">
            <text:p>3688,082031</text:p>
          </table:table-cell>
          <table:table-cell office:value-type="float" office:value="185107" calcext:value-type="float">
            <text:p>185107</text:p>
          </table:table-cell>
          <table:table-cell office:value-type="float" office:value="1073.904053" calcext:value-type="float">
            <text:p>1073,904053</text:p>
          </table:table-cell>
          <table:table-cell office:value-type="float" office:value="16" calcext:value-type="float">
            <text:p>16</text:p>
          </table:table-cell>
          <table:table-cell office:value-type="float" office:value="6340.666016" calcext:value-type="float">
            <text:p>6340,666016</text:p>
          </table:table-cell>
          <table:table-cell office:value-type="float" office:value="185107" calcext:value-type="float">
            <text:p>185107</text:p>
          </table:table-cell>
          <table:table-cell office:value-type="float" office:value="1181.444946" calcext:value-type="float">
            <text:p>1181,444946</text:p>
          </table:table-cell>
          <table:table-cell office:value-type="float" office:value="26" calcext:value-type="float">
            <text:p>26</text:p>
          </table:table-cell>
          <table:table-cell office:value-type="float" office:value="6918.287109" calcext:value-type="float">
            <text:p>6918,287109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9.B5:.B34])" office:value-type="float" office:value="1252.0122681" calcext:value-type="float">
            <text:p>1252,0122681</text:p>
          </table:table-cell>
          <table:table-cell table:style-name="ce1" table:formula="of:=AVERAGE([C9.C5:.C34])" office:value-type="float" office:value="56.8" calcext:value-type="float">
            <text:p>56,8</text:p>
          </table:table-cell>
          <table:table-cell table:style-name="ce15" table:formula="of:=AVERAGE([C9.D5:.D34])" office:value-type="float" office:value="10020.1394897333" calcext:value-type="float">
            <text:p>10020,1394897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F5:.F34])" office:value-type="float" office:value="1307.91744593333" calcext:value-type="float">
            <text:p>1307,9174459333</text:p>
          </table:table-cell>
          <table:table-cell table:style-name="ce1" table:formula="of:=AVERAGE([C9.G5:.G34])" office:value-type="float" office:value="55.9666666666667" calcext:value-type="float">
            <text:p>55,9666666667</text:p>
          </table:table-cell>
          <table:table-cell table:style-name="ce15" table:formula="of:=AVERAGE([C9.H5:.H34])" office:value-type="float" office:value="10911.1527221333" calcext:value-type="float">
            <text:p>10911,152722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J5:.J34])" office:value-type="float" office:value="1221.00586353333" calcext:value-type="float">
            <text:p>1221,0058635333</text:p>
          </table:table-cell>
          <table:table-cell table:style-name="ce1" table:formula="of:=AVERAGE([C9.K5:.K34])" office:value-type="float" office:value="57.1666666666667" calcext:value-type="float">
            <text:p>57,1666666667</text:p>
          </table:table-cell>
          <table:table-cell table:style-name="ce15" table:formula="of:=AVERAGE([C9.L5:.L34])" office:value-type="float" office:value="10469.7642740333" calcext:value-type="float">
            <text:p>10469,7642740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N5:.N34])" office:value-type="float" office:value="1273.36815583333" calcext:value-type="float">
            <text:p>1273,3681558333</text:p>
          </table:table-cell>
          <table:table-cell table:style-name="ce1" table:formula="of:=AVERAGE([C9.O5:.O34])" office:value-type="float" office:value="57.4" calcext:value-type="float">
            <text:p>57,4</text:p>
          </table:table-cell>
          <table:table-cell table:style-name="ce15" table:formula="of:=AVERAGE([C9.P5:.P34])" office:value-type="float" office:value="10054.693982" calcext:value-type="float">
            <text:p>10054,693982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R5:.R34])" office:value-type="float" office:value="1302.37495933333" calcext:value-type="float">
            <text:p>1302,3749593333</text:p>
          </table:table-cell>
          <table:table-cell table:style-name="ce1" table:formula="of:=AVERAGE([C9.S5:.S34])" office:value-type="float" office:value="21.9666666666667" calcext:value-type="float">
            <text:p>21,9666666667</text:p>
          </table:table-cell>
          <table:table-cell table:style-name="ce15" table:formula="of:=AVERAGE([C9.T5:.T34])" office:value-type="float" office:value="9517.81167806667" calcext:value-type="float">
            <text:p>9517,8116780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V5:.V34])" office:value-type="float" office:value="1290.1929098" calcext:value-type="float">
            <text:p>1290,1929098</text:p>
          </table:table-cell>
          <table:table-cell table:style-name="ce1" table:formula="of:=AVERAGE([C9.W5:.W34])" office:value-type="float" office:value="54.8666666666667" calcext:value-type="float">
            <text:p>54,8666666667</text:p>
          </table:table-cell>
          <table:table-cell table:style-name="ce15" table:formula="of:=AVERAGE([C9.X5:.X34])" office:value-type="float" office:value="9785.6539469" calcext:value-type="float">
            <text:p>9785,653946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Z5:.Z34])" office:value-type="float" office:value="1290.9612996" calcext:value-type="float">
            <text:p>1290,9612996</text:p>
          </table:table-cell>
          <table:table-cell table:style-name="ce1" table:formula="of:=AVERAGE([C9.AA5:.AA34])" office:value-type="float" office:value="56.8" calcext:value-type="float">
            <text:p>56,8</text:p>
          </table:table-cell>
          <table:table-cell table:style-name="ce15" table:formula="of:=AVERAGE([C9.AB5:.AB34])" office:value-type="float" office:value="10277.3538126333" calcext:value-type="float">
            <text:p>10277,353812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D5:.AD34])" office:value-type="float" office:value="1303.14014676667" calcext:value-type="float">
            <text:p>1303,1401467667</text:p>
          </table:table-cell>
          <table:table-cell table:style-name="ce1" table:formula="of:=AVERAGE([C9.AE5:.AE34])" office:value-type="float" office:value="59.1333333333333" calcext:value-type="float">
            <text:p>59,1333333333</text:p>
          </table:table-cell>
          <table:table-cell table:style-name="ce15" table:formula="of:=AVERAGE([C9.AF5:.AF34])" office:value-type="float" office:value="10530.7164387333" calcext:value-type="float">
            <text:p>10530,7164387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H5:.AH34])" office:value-type="float" office:value="1272.30593466667" calcext:value-type="float">
            <text:p>1272,3059346667</text:p>
          </table:table-cell>
          <table:table-cell table:style-name="ce1" table:formula="of:=AVERAGE([C9.AI5:.AI34])" office:value-type="float" office:value="59.6666666666667" calcext:value-type="float">
            <text:p>59,6666666667</text:p>
          </table:table-cell>
          <table:table-cell table:style-name="ce15" table:formula="of:=AVERAGE([C9.AJ5:.AJ34])" office:value-type="float" office:value="9939.66325276667" calcext:value-type="float">
            <text:p>9939,6632527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9.B5:.B34])" office:value-type="float" office:value="1308.0165405" calcext:value-type="float">
            <text:p>1308,0165405</text:p>
          </table:table-cell>
          <table:table-cell table:style-name="ce1" table:formula="of:=MEDIAN([C9.C5:.C34])" office:value-type="float" office:value="17" calcext:value-type="float">
            <text:p>17</text:p>
          </table:table-cell>
          <table:table-cell table:style-name="ce15" table:formula="of:=MEDIAN([C9.D5:.D34])" office:value-type="float" office:value="8434.751465" calcext:value-type="float">
            <text:p>8434,7514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F5:.F34])" office:value-type="float" office:value="1286.0420535" calcext:value-type="float">
            <text:p>1286,0420535</text:p>
          </table:table-cell>
          <table:table-cell table:style-name="ce1" table:formula="of:=MEDIAN([C9.G5:.G34])" office:value-type="float" office:value="18" calcext:value-type="float">
            <text:p>18</text:p>
          </table:table-cell>
          <table:table-cell table:style-name="ce15" table:formula="of:=MEDIAN([C9.H5:.H34])" office:value-type="float" office:value="11443.0463865" calcext:value-type="float">
            <text:p>11443,04638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J5:.J34])" office:value-type="float" office:value="1280.8234865" calcext:value-type="float">
            <text:p>1280,8234865</text:p>
          </table:table-cell>
          <table:table-cell table:style-name="ce1" table:formula="of:=MEDIAN([C9.K5:.K34])" office:value-type="float" office:value="16" calcext:value-type="float">
            <text:p>16</text:p>
          </table:table-cell>
          <table:table-cell table:style-name="ce15" table:formula="of:=MEDIAN([C9.L5:.L34])" office:value-type="float" office:value="8683.558594" calcext:value-type="float">
            <text:p>8683,558594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N5:.N34])" office:value-type="float" office:value="1229.919006" calcext:value-type="float">
            <text:p>1229,919006</text:p>
          </table:table-cell>
          <table:table-cell table:style-name="ce1" table:formula="of:=MEDIAN([C9.O5:.O34])" office:value-type="float" office:value="17.5" calcext:value-type="float">
            <text:p>17,5</text:p>
          </table:table-cell>
          <table:table-cell table:style-name="ce15" table:formula="of:=MEDIAN([C9.P5:.P34])" office:value-type="float" office:value="8146.4016115" calcext:value-type="float">
            <text:p>8146,40161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R5:.R34])" office:value-type="float" office:value="1257.2124635" calcext:value-type="float">
            <text:p>1257,2124635</text:p>
          </table:table-cell>
          <table:table-cell table:style-name="ce1" table:formula="of:=MEDIAN([C9.S5:.S34])" office:value-type="float" office:value="16.5" calcext:value-type="float">
            <text:p>16,5</text:p>
          </table:table-cell>
          <table:table-cell table:style-name="ce15" table:formula="of:=MEDIAN([C9.T5:.T34])" office:value-type="float" office:value="8920.560547" calcext:value-type="float">
            <text:p>8920,560547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V5:.V34])" office:value-type="float" office:value="1266.6200565" calcext:value-type="float">
            <text:p>1266,6200565</text:p>
          </table:table-cell>
          <table:table-cell table:style-name="ce1" table:formula="of:=MEDIAN([C9.W5:.W34])" office:value-type="float" office:value="14.5" calcext:value-type="float">
            <text:p>14,5</text:p>
          </table:table-cell>
          <table:table-cell table:style-name="ce15" table:formula="of:=MEDIAN([C9.X5:.X34])" office:value-type="float" office:value="7117.894287" calcext:value-type="float">
            <text:p>7117,894287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Z5:.Z34])" office:value-type="float" office:value="1308.178467" calcext:value-type="float">
            <text:p>1308,178467</text:p>
          </table:table-cell>
          <table:table-cell table:style-name="ce1" table:formula="of:=MEDIAN([C9.AA5:.AA34])" office:value-type="float" office:value="19" calcext:value-type="float">
            <text:p>19</text:p>
          </table:table-cell>
          <table:table-cell table:style-name="ce15" table:formula="of:=MEDIAN([C9.AB5:.AB34])" office:value-type="float" office:value="8045.1333005" calcext:value-type="float">
            <text:p>8045,1333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D5:.AD34])" office:value-type="float" office:value="1285.2749635" calcext:value-type="float">
            <text:p>1285,2749635</text:p>
          </table:table-cell>
          <table:table-cell table:style-name="ce1" table:formula="of:=MEDIAN([C9.AE5:.AE34])" office:value-type="float" office:value="17.5" calcext:value-type="float">
            <text:p>17,5</text:p>
          </table:table-cell>
          <table:table-cell table:style-name="ce15" table:formula="of:=MEDIAN([C9.AF5:.AF34])" office:value-type="float" office:value="7445.359619" calcext:value-type="float">
            <text:p>7445,35961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H5:.AH34])" office:value-type="float" office:value="1263.235962" calcext:value-type="float">
            <text:p>1263,235962</text:p>
          </table:table-cell>
          <table:table-cell table:style-name="ce1" table:formula="of:=MEDIAN([C9.AI5:.AI34])" office:value-type="float" office:value="17" calcext:value-type="float">
            <text:p>17</text:p>
          </table:table-cell>
          <table:table-cell table:style-name="ce15" table:formula="of:=MEDIAN([C9.AJ5:.AJ34])" office:value-type="float" office:value="7274.93457" calcext:value-type="float">
            <text:p>7274,93457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9.B5:.B34])" office:value-type="float" office:value="195.021906179853" calcext:value-type="float">
            <text:p>195,0219061799</text:p>
          </table:table-cell>
          <table:table-cell table:style-name="ce11" table:formula="of:=STDEV([C9.C5:.C34])" office:value-type="float" office:value="77.5995023091044" calcext:value-type="float">
            <text:p>77,5995023091</text:p>
          </table:table-cell>
          <table:table-cell table:style-name="ce16" table:formula="of:=STDEV([C9.D5:.D34])" office:value-type="float" office:value="6190.67892001665" calcext:value-type="float">
            <text:p>6190,678920016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F5:.F34])" office:value-type="float" office:value="237.677966890212" calcext:value-type="float">
            <text:p>237,6779668902</text:p>
          </table:table-cell>
          <table:table-cell table:style-name="ce11" table:formula="of:=STDEV([C9.G5:.G34])" office:value-type="float" office:value="78.2328457933082" calcext:value-type="float">
            <text:p>78,2328457933</text:p>
          </table:table-cell>
          <table:table-cell table:style-name="ce16" table:formula="of:=STDEV([C9.H5:.H34])" office:value-type="float" office:value="6944.92948254184" calcext:value-type="float">
            <text:p>6944,929482541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J5:.J34])" office:value-type="float" office:value="199.037636689606" calcext:value-type="float">
            <text:p>199,0376366896</text:p>
          </table:table-cell>
          <table:table-cell table:style-name="ce11" table:formula="of:=STDEV([C9.K5:.K34])" office:value-type="float" office:value="82.8900740005466" calcext:value-type="float">
            <text:p>82,8900740005</text:p>
          </table:table-cell>
          <table:table-cell table:style-name="ce16" table:formula="of:=STDEV([C9.L5:.L34])" office:value-type="float" office:value="7157.9758090338" calcext:value-type="float">
            <text:p>7157,975809033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N5:.N34])" office:value-type="float" office:value="203.482410543454" calcext:value-type="float">
            <text:p>203,4824105435</text:p>
          </table:table-cell>
          <table:table-cell table:style-name="ce11" table:formula="of:=STDEV([C9.O5:.O34])" office:value-type="float" office:value="79.0127008559493" calcext:value-type="float">
            <text:p>79,0127008559</text:p>
          </table:table-cell>
          <table:table-cell table:style-name="ce16" table:formula="of:=STDEV([C9.P5:.P34])" office:value-type="float" office:value="6471.1567049681" calcext:value-type="float">
            <text:p>6471,156704968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R5:.R34])" office:value-type="float" office:value="261.585426584072" calcext:value-type="float">
            <text:p>261,5854265841</text:p>
          </table:table-cell>
          <table:table-cell table:style-name="ce11" table:formula="of:=STDEV([C9.S5:.S34])" office:value-type="float" office:value="18.6390086559924" calcext:value-type="float">
            <text:p>18,639008656</text:p>
          </table:table-cell>
          <table:table-cell table:style-name="ce16" table:formula="of:=STDEV([C9.T5:.T34])" office:value-type="float" office:value="7532.59414976609" calcext:value-type="float">
            <text:p>7532,594149766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V5:.V34])" office:value-type="float" office:value="217.929393276282" calcext:value-type="float">
            <text:p>217,9293932763</text:p>
          </table:table-cell>
          <table:table-cell table:style-name="ce11" table:formula="of:=STDEV([C9.W5:.W34])" office:value-type="float" office:value="78.5882913685613" calcext:value-type="float">
            <text:p>78,5882913686</text:p>
          </table:table-cell>
          <table:table-cell table:style-name="ce16" table:formula="of:=STDEV([C9.X5:.X34])" office:value-type="float" office:value="6647.86813572832" calcext:value-type="float">
            <text:p>6647,868135728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Z5:.Z34])" office:value-type="float" office:value="242.147364413146" calcext:value-type="float">
            <text:p>242,1473644131</text:p>
          </table:table-cell>
          <table:table-cell table:style-name="ce11" table:formula="of:=STDEV([C9.AA5:.AA34])" office:value-type="float" office:value="77.3475809308996" calcext:value-type="float">
            <text:p>77,3475809309</text:p>
          </table:table-cell>
          <table:table-cell table:style-name="ce16" table:formula="of:=STDEV([C9.AB5:.AB34])" office:value-type="float" office:value="6908.93153894584" calcext:value-type="float">
            <text:p>6908,931538945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D5:.AD34])" office:value-type="float" office:value="253.5911489939" calcext:value-type="float">
            <text:p>253,5911489939</text:p>
          </table:table-cell>
          <table:table-cell table:style-name="ce11" table:formula="of:=STDEV([C9.AE5:.AE34])" office:value-type="float" office:value="81.4573014162818" calcext:value-type="float">
            <text:p>81,4573014163</text:p>
          </table:table-cell>
          <table:table-cell table:style-name="ce16" table:formula="of:=STDEV([C9.AF5:.AF34])" office:value-type="float" office:value="6433.71373008387" calcext:value-type="float">
            <text:p>6433,713730083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H5:.AH34])" office:value-type="float" office:value="217.730809217109" calcext:value-type="float">
            <text:p>217,7308092171</text:p>
          </table:table-cell>
          <table:table-cell table:style-name="ce11" table:formula="of:=STDEV([C9.AI5:.AI34])" office:value-type="float" office:value="81.7638877092653" calcext:value-type="float">
            <text:p>81,7638877093</text:p>
          </table:table-cell>
          <table:table-cell table:style-name="ce16" table:formula="of:=STDEV([C9.AJ5:.AJ34])" office:value-type="float" office:value="6831.54864242836" calcext:value-type="float">
            <text:p>6831,5486424284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31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;[.AH35])" office:value-type="float" office:value="1279.2532203963" calcext:value-type="float">
            <text:p>1279,2532203963</text:p>
          </table:table-cell>
          <table:table-cell table:formula="of:=STDEV([.B5:.B34];[.F5:.F34];[.J5:.J34];[.N5:.N34];[.R5:.R34];[.V5:.V34];[.Z5:.Z34];[.AD5:.AD34];[.AH5:.AH34])" office:value-type="float" office:value="224.72376014891" calcext:value-type="float">
            <text:p>224,7237601489</text:p>
          </table:table-cell>
          <table:table-cell table:formula="of:=COUNT([.B5:.B34];[.F5:.F34];[.J5:.J34];[.N5:.N34];[.R5:.R34];[.V5:.V34];[.Z5:.Z34];[.AD5:.AD34];[.AH5:.AH34])" office:value-type="float" office:value="270" calcext:value-type="float">
            <text:p>270</text:p>
          </table:table-cell>
          <table:table-cell table:formula="of:=2*[.C40]/SQRT([.D40])" office:value-type="float" office:value="27.3525050313197" calcext:value-type="float">
            <text:p>27,3525050313</text:p>
          </table:table-cell>
          <table:table-cell table:number-columns-repeated="31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;[.AI35])" office:value-type="float" office:value="53.3074074074074" calcext:value-type="float">
            <text:p>53,3074074074</text:p>
          </table:table-cell>
          <table:table-cell table:formula="of:=STDEV([.C5:.C34];[.G5:.G34];[.K5:.K34];[.O5:.O34];[.S5:.S34];[.W5:.W34];[.AA5:.AA34];[.AE5:.AE34];[.AI5:.AI34])" office:value-type="float" office:value="75.0479768527087" calcext:value-type="float">
            <text:p>75,0479768527</text:p>
          </table:table-cell>
          <table:table-cell table:style-name="ce17" table:formula="of:=COUNT([.C5:.C34];[.G5:.G34];[.K5:.K34];[.O5:.O34];[.S5:.S34];[.W5:.W34];[.AA5:.AA34];[.AE5:.AE34];[.AI5:.AI34])" office:value-type="float" office:value="270" calcext:value-type="float">
            <text:p>270</text:p>
          </table:table-cell>
          <table:table-cell table:formula="of:=2*[.C41]/SQRT([.D41])" office:value-type="float" office:value="9.13454884830092" calcext:value-type="float">
            <text:p>9,1345488483</text:p>
          </table:table-cell>
          <table:table-cell table:number-columns-repeated="31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;[.AJ35])" office:value-type="float" office:value="10167.4388441111" calcext:value-type="float">
            <text:p>10167,4388441111</text:p>
          </table:table-cell>
          <table:table-cell table:formula="of:=STDEV([.D5:.D34];[.H5:.H34];[.L5:.L34];[.P5:.P34];[.T5:.T34];[.X5:.X34];[.AB5:.AB34];[.AF5:.AF34];[.AJ5:.AJ34])" office:value-type="float" office:value="6712.04223327203" calcext:value-type="float">
            <text:p>6712,042233272</text:p>
          </table:table-cell>
          <table:table-cell table:formula="of:=COUNT([.D5:.D34];[.H5:.H34];[.L5:.L34];[.P5:.P34];[.T5:.T34];[.X5:.X34];[.AB5:.AB34];[.AF5:.AF34];[.AJ5:.AJ34])" office:value-type="float" office:value="270" calcext:value-type="float">
            <text:p>270</text:p>
          </table:table-cell>
          <table:table-cell table:formula="of:=2*[.C42]/SQRT([.D42])" office:value-type="float" office:value="816.963764020098" calcext:value-type="float">
            <text:p>816,9637640201</text:p>
          </table:table-cell>
          <table:table-cell table:number-columns-repeated="31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"/>
          <table:table-cell office:value-type="string" calcext:value-type="string">
            <text:p>Average stall time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IF([.C5]&lt;&gt;0;[.D5]/[.C5];0)" office:value-type="float" office:value="716.44521947619" calcext:value-type="float">
            <text:p>716,4452194762</text:p>
          </table:table-cell>
          <table:table-cell table:number-columns-repeated="3"/>
          <table:table-cell table:formula="of:=IF([.G5]&lt;&gt;0;[.H5]/[.G5];0)" office:value-type="float" office:value="791.935872388889" calcext:value-type="float">
            <text:p>791,9358723889</text:p>
          </table:table-cell>
          <table:table-cell table:number-columns-repeated="3"/>
          <table:table-cell table:formula="of:=IF([.K5]&lt;&gt;0;[.L5]/[.K5];0)" office:value-type="float" office:value="304.872628342857" calcext:value-type="float">
            <text:p>304,8726283429</text:p>
          </table:table-cell>
          <table:table-cell table:number-columns-repeated="3"/>
          <table:table-cell table:formula="of:=IF([.O5]&lt;&gt;0;[.P5]/[.O5];0)" office:value-type="float" office:value="817.4718628125" calcext:value-type="float">
            <text:p>817,4718628125</text:p>
          </table:table-cell>
          <table:table-cell table:number-columns-repeated="3"/>
          <table:table-cell table:formula="of:=IF([.S5]&lt;&gt;0;[.T5]/[.S5];0)" office:value-type="float" office:value="797.692307692308" calcext:value-type="float">
            <text:p>797,6923076923</text:p>
          </table:table-cell>
          <table:table-cell table:number-columns-repeated="3"/>
          <table:table-cell table:formula="of:=IF([.W5]&lt;&gt;0;[.X5]/[.W5];0)" office:value-type="float" office:value="704.034926470588" calcext:value-type="float">
            <text:p>704,0349264706</text:p>
          </table:table-cell>
          <table:table-cell table:number-columns-repeated="3"/>
          <table:table-cell table:formula="of:=IF([.AA5]&lt;&gt;0;[.AB5]/[.AA5];0)" office:value-type="float" office:value="566.358972882353" calcext:value-type="float">
            <text:p>566,3589728824</text:p>
          </table:table-cell>
          <table:table-cell table:number-columns-repeated="3"/>
          <table:table-cell table:formula="of:=IF([.AE5]&lt;&gt;0;[.AF5]/[.AE5];0)" office:value-type="float" office:value="723.7805664" calcext:value-type="float">
            <text:p>723,7805664</text:p>
          </table:table-cell>
          <table:table-cell table:number-columns-repeated="3"/>
          <table:table-cell table:formula="of:=IF([.AI5]&lt;&gt;0;[.AJ5]/[.AI5];0)" office:value-type="float" office:value="723.284179692308" calcext:value-type="float">
            <text:p>723,284179692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6]&lt;&gt;0;[.D6]/[.C6];0)" office:value-type="float" office:value="1956.6259766" calcext:value-type="float">
            <text:p>1956,6259766</text:p>
          </table:table-cell>
          <table:table-cell table:number-columns-repeated="3"/>
          <table:table-cell table:formula="of:=IF([.G6]&lt;&gt;0;[.H6]/[.G6];0)" office:value-type="float" office:value="2256.1349609" calcext:value-type="float">
            <text:p>2256,1349609</text:p>
          </table:table-cell>
          <table:table-cell table:number-columns-repeated="3"/>
          <table:table-cell table:formula="of:=IF([.K6]&lt;&gt;0;[.L6]/[.K6];0)" office:value-type="float" office:value="3199.45507814286" calcext:value-type="float">
            <text:p>3199,4550781429</text:p>
          </table:table-cell>
          <table:table-cell table:number-columns-repeated="3"/>
          <table:table-cell table:formula="of:=IF([.O6]&lt;&gt;0;[.P6]/[.O6];0)" office:value-type="float" office:value="1083.70399305556" calcext:value-type="float">
            <text:p>1083,7039930556</text:p>
          </table:table-cell>
          <table:table-cell table:number-columns-repeated="3"/>
          <table:table-cell table:formula="of:=IF([.S6]&lt;&gt;0;[.T6]/[.S6];0)" office:value-type="float" office:value="2515.5695312" calcext:value-type="float">
            <text:p>2515,5695312</text:p>
          </table:table-cell>
          <table:table-cell table:number-columns-repeated="3"/>
          <table:table-cell table:formula="of:=IF([.W6]&lt;&gt;0;[.X6]/[.W6];0)" office:value-type="float" office:value="1643.9612165" calcext:value-type="float">
            <text:p>1643,9612165</text:p>
          </table:table-cell>
          <table:table-cell table:number-columns-repeated="3"/>
          <table:table-cell table:formula="of:=IF([.AA6]&lt;&gt;0;[.AB6]/[.AA6];0)" office:value-type="float" office:value="2818.07421877778" calcext:value-type="float">
            <text:p>2818,0742187778</text:p>
          </table:table-cell>
          <table:table-cell table:number-columns-repeated="3"/>
          <table:table-cell table:formula="of:=IF([.AE6]&lt;&gt;0;[.AF6]/[.AE6];0)" office:value-type="float" office:value="1716.515067" calcext:value-type="float">
            <text:p>1716,515067</text:p>
          </table:table-cell>
          <table:table-cell table:number-columns-repeated="3"/>
          <table:table-cell table:formula="of:=IF([.AI6]&lt;&gt;0;[.AJ6]/[.AI6];0)" office:value-type="float" office:value="1979.72372163636" calcext:value-type="float">
            <text:p>1979,723721636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IF([.C7]&lt;&gt;0;[.D7]/[.C7];0)" office:value-type="float" office:value="34.7395991769911" calcext:value-type="float">
            <text:p>34,739599177</text:p>
          </table:table-cell>
          <table:table-cell table:number-columns-repeated="3"/>
          <table:table-cell table:formula="of:=IF([.G7]&lt;&gt;0;[.H7]/[.G7];0)" office:value-type="float" office:value="32.2794081265823" calcext:value-type="float">
            <text:p>32,2794081266</text:p>
          </table:table-cell>
          <table:table-cell table:number-columns-repeated="3"/>
          <table:table-cell table:formula="of:=IF([.K7]&lt;&gt;0;[.L7]/[.K7];0)" office:value-type="float" office:value="36.4666174604651" calcext:value-type="float">
            <text:p>36,4666174605</text:p>
          </table:table-cell>
          <table:table-cell table:number-columns-repeated="3"/>
          <table:table-cell table:formula="of:=IF([.O7]&lt;&gt;0;[.P7]/[.O7];0)" office:value-type="float" office:value="35.496426547486" calcext:value-type="float">
            <text:p>35,4964265475</text:p>
          </table:table-cell>
          <table:table-cell table:number-columns-repeated="3"/>
          <table:table-cell table:formula="of:=IF([.S7]&lt;&gt;0;[.T7]/[.S7];0)" office:value-type="float" office:value="42.7528636235294" calcext:value-type="float">
            <text:p>42,7528636235</text:p>
          </table:table-cell>
          <table:table-cell table:number-columns-repeated="3"/>
          <table:table-cell table:formula="of:=IF([.W7]&lt;&gt;0;[.X7]/[.W7];0)" office:value-type="float" office:value="36.7435047857143" calcext:value-type="float">
            <text:p>36,7435047857</text:p>
          </table:table-cell>
          <table:table-cell table:number-columns-repeated="3"/>
          <table:table-cell table:formula="of:=IF([.AA7]&lt;&gt;0;[.AB7]/[.AA7];0)" office:value-type="float" office:value="30.3560101506276" calcext:value-type="float">
            <text:p>30,3560101506</text:p>
          </table:table-cell>
          <table:table-cell table:number-columns-repeated="3"/>
          <table:table-cell table:formula="of:=IF([.AE7]&lt;&gt;0;[.AF7]/[.AE7];0)" office:value-type="float" office:value="30.6493766711712" calcext:value-type="float">
            <text:p>30,6493766712</text:p>
          </table:table-cell>
          <table:table-cell table:number-columns-repeated="3"/>
          <table:table-cell table:formula="of:=IF([.AI7]&lt;&gt;0;[.AJ7]/[.AI7];0)" office:value-type="float" office:value="30.5198426183575" calcext:value-type="float">
            <text:p>30,519842618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IF([.C8]&lt;&gt;0;[.D8]/[.C8];0)" office:value-type="float" office:value="36.2182872128514" calcext:value-type="float">
            <text:p>36,2182872129</text:p>
          </table:table-cell>
          <table:table-cell table:number-columns-repeated="3"/>
          <table:table-cell table:formula="of:=IF([.G8]&lt;&gt;0;[.H8]/[.G8];0)" office:value-type="float" office:value="36.5998186388889" calcext:value-type="float">
            <text:p>36,5998186389</text:p>
          </table:table-cell>
          <table:table-cell table:number-columns-repeated="3"/>
          <table:table-cell table:formula="of:=IF([.K8]&lt;&gt;0;[.L8]/[.K8];0)" office:value-type="float" office:value="35.4235897519685" calcext:value-type="float">
            <text:p>35,423589752</text:p>
          </table:table-cell>
          <table:table-cell table:number-columns-repeated="3"/>
          <table:table-cell table:formula="of:=IF([.O8]&lt;&gt;0;[.P8]/[.O8];0)" office:value-type="float" office:value="40.8060172851064" calcext:value-type="float">
            <text:p>40,8060172851</text:p>
          </table:table-cell>
          <table:table-cell table:number-columns-repeated="3"/>
          <table:table-cell table:formula="of:=IF([.S8]&lt;&gt;0;[.T8]/[.S8];0)" office:value-type="float" office:value="72.6144042" calcext:value-type="float">
            <text:p>72,6144042</text:p>
          </table:table-cell>
          <table:table-cell table:number-columns-repeated="3"/>
          <table:table-cell table:formula="of:=IF([.W8]&lt;&gt;0;[.X8]/[.W8];0)" office:value-type="float" office:value="33.5655990553506" calcext:value-type="float">
            <text:p>33,5655990554</text:p>
          </table:table-cell>
          <table:table-cell table:number-columns-repeated="3"/>
          <table:table-cell table:formula="of:=IF([.AA8]&lt;&gt;0;[.AB8]/[.AA8];0)" office:value-type="float" office:value="36.7875593089005" calcext:value-type="float">
            <text:p>36,7875593089</text:p>
          </table:table-cell>
          <table:table-cell table:number-columns-repeated="3"/>
          <table:table-cell table:formula="of:=IF([.AE8]&lt;&gt;0;[.AF8]/[.AE8];0)" office:value-type="float" office:value="37.751969877451" calcext:value-type="float">
            <text:p>37,7519698775</text:p>
          </table:table-cell>
          <table:table-cell table:number-columns-repeated="3"/>
          <table:table-cell table:formula="of:=IF([.AI8]&lt;&gt;0;[.AJ8]/[.AI8];0)" office:value-type="float" office:value="35.2971460264317" calcext:value-type="float">
            <text:p>35,2971460264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IF([.C9]&lt;&gt;0;[.D9]/[.C9];0)" office:value-type="float" office:value="1594.67560372727" calcext:value-type="float">
            <text:p>1594,6756037273</text:p>
          </table:table-cell>
          <table:table-cell table:number-columns-repeated="3"/>
          <table:table-cell table:formula="of:=IF([.G9]&lt;&gt;0;[.H9]/[.G9];0)" office:value-type="float" office:value="1804.17689728571" calcext:value-type="float">
            <text:p>1804,1768972857</text:p>
          </table:table-cell>
          <table:table-cell table:number-columns-repeated="3"/>
          <table:table-cell table:formula="of:=IF([.K9]&lt;&gt;0;[.L9]/[.K9];0)" office:value-type="float" office:value="686.707161466667" calcext:value-type="float">
            <text:p>686,7071614667</text:p>
          </table:table-cell>
          <table:table-cell table:number-columns-repeated="3"/>
          <table:table-cell table:formula="of:=IF([.O9]&lt;&gt;0;[.P9]/[.O9];0)" office:value-type="float" office:value="520.714355472222" calcext:value-type="float">
            <text:p>520,7143554722</text:p>
          </table:table-cell>
          <table:table-cell table:number-columns-repeated="3"/>
          <table:table-cell table:formula="of:=IF([.S9]&lt;&gt;0;[.T9]/[.S9];0)" office:value-type="float" office:value="937.209201407407" calcext:value-type="float">
            <text:p>937,2092014074</text:p>
          </table:table-cell>
          <table:table-cell table:number-columns-repeated="3"/>
          <table:table-cell table:formula="of:=IF([.W9]&lt;&gt;0;[.X9]/[.W9];0)" office:value-type="float" office:value="694.232150611111" calcext:value-type="float">
            <text:p>694,2321506111</text:p>
          </table:table-cell>
          <table:table-cell table:number-columns-repeated="3"/>
          <table:table-cell table:formula="of:=IF([.AA9]&lt;&gt;0;[.AB9]/[.AA9];0)" office:value-type="float" office:value="1040.58728025" calcext:value-type="float">
            <text:p>1040,58728025</text:p>
          </table:table-cell>
          <table:table-cell table:number-columns-repeated="3"/>
          <table:table-cell table:formula="of:=IF([.AE9]&lt;&gt;0;[.AF9]/[.AE9];0)" office:value-type="float" office:value="520.722245052632" calcext:value-type="float">
            <text:p>520,7222450526</text:p>
          </table:table-cell>
          <table:table-cell table:number-columns-repeated="3"/>
          <table:table-cell table:formula="of:=IF([.AI9]&lt;&gt;0;[.AJ9]/[.AI9];0)" office:value-type="float" office:value="1659.91583809091" calcext:value-type="float">
            <text:p>1659,9158380909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IF([.C10]&lt;&gt;0;[.D10]/[.C10];0)" office:value-type="float" office:value="36.07896423125" calcext:value-type="float">
            <text:p>36,0789642313</text:p>
          </table:table-cell>
          <table:table-cell table:number-columns-repeated="3"/>
          <table:table-cell table:formula="of:=IF([.G10]&lt;&gt;0;[.H10]/[.G10];0)" office:value-type="float" office:value="30.3092537362637" calcext:value-type="float">
            <text:p>30,3092537363</text:p>
          </table:table-cell>
          <table:table-cell table:number-columns-repeated="3"/>
          <table:table-cell table:formula="of:=IF([.K10]&lt;&gt;0;[.L10]/[.K10];0)" office:value-type="float" office:value="27.1225172459677" calcext:value-type="float">
            <text:p>27,122517246</text:p>
          </table:table-cell>
          <table:table-cell table:number-columns-repeated="3"/>
          <table:table-cell table:formula="of:=IF([.O10]&lt;&gt;0;[.P10]/[.O10];0)" office:value-type="float" office:value="32.4671685522388" calcext:value-type="float">
            <text:p>32,4671685522</text:p>
          </table:table-cell>
          <table:table-cell table:number-columns-repeated="3"/>
          <table:table-cell table:formula="of:=IF([.S10]&lt;&gt;0;[.T10]/[.S10];0)" office:value-type="float" office:value="43.8485823103448" calcext:value-type="float">
            <text:p>43,8485823103</text:p>
          </table:table-cell>
          <table:table-cell table:number-columns-repeated="3"/>
          <table:table-cell table:formula="of:=IF([.W10]&lt;&gt;0;[.X10]/[.W10];0)" office:value-type="float" office:value="30.9284208712871" calcext:value-type="float">
            <text:p>30,9284208713</text:p>
          </table:table-cell>
          <table:table-cell table:number-columns-repeated="3"/>
          <table:table-cell table:formula="of:=IF([.AA10]&lt;&gt;0;[.AB10]/[.AA10];0)" office:value-type="float" office:value="28.9468940536585" calcext:value-type="float">
            <text:p>28,9468940537</text:p>
          </table:table-cell>
          <table:table-cell table:number-columns-repeated="3"/>
          <table:table-cell table:formula="of:=IF([.AE10]&lt;&gt;0;[.AF10]/[.AE10];0)" office:value-type="float" office:value="33.142986238806" calcext:value-type="float">
            <text:p>33,1429862388</text:p>
          </table:table-cell>
          <table:table-cell table:number-columns-repeated="3"/>
          <table:table-cell table:formula="of:=IF([.AI10]&lt;&gt;0;[.AJ10]/[.AI10];0)" office:value-type="float" office:value="30.5907532941176" calcext:value-type="float">
            <text:p>30,590753294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IF([.C11]&lt;&gt;0;[.D11]/[.C11];0)" office:value-type="float" office:value="537.682270677419" calcext:value-type="float">
            <text:p>537,6822706774</text:p>
          </table:table-cell>
          <table:table-cell table:number-columns-repeated="3"/>
          <table:table-cell table:formula="of:=IF([.G11]&lt;&gt;0;[.H11]/[.G11];0)" office:value-type="float" office:value="1171.7133789" calcext:value-type="float">
            <text:p>1171,7133789</text:p>
          </table:table-cell>
          <table:table-cell table:number-columns-repeated="3"/>
          <table:table-cell table:formula="of:=IF([.K11]&lt;&gt;0;[.L11]/[.K11];0)" office:value-type="float" office:value="516.525493421053" calcext:value-type="float">
            <text:p>516,5254934211</text:p>
          </table:table-cell>
          <table:table-cell table:number-columns-repeated="3"/>
          <table:table-cell table:formula="of:=IF([.O11]&lt;&gt;0;[.P11]/[.O11];0)" office:value-type="float" office:value="1102.74045976923" calcext:value-type="float">
            <text:p>1102,7404597692</text:p>
          </table:table-cell>
          <table:table-cell table:number-columns-repeated="3"/>
          <table:table-cell table:formula="of:=IF([.S11]&lt;&gt;0;[.T11]/[.S11];0)" office:value-type="float" office:value="652.174682625" calcext:value-type="float">
            <text:p>652,174682625</text:p>
          </table:table-cell>
          <table:table-cell table:number-columns-repeated="3"/>
          <table:table-cell table:formula="of:=IF([.W11]&lt;&gt;0;[.X11]/[.W11];0)" office:value-type="float" office:value="508.203962071429" calcext:value-type="float">
            <text:p>508,2039620714</text:p>
          </table:table-cell>
          <table:table-cell table:number-columns-repeated="3"/>
          <table:table-cell table:formula="of:=IF([.AA11]&lt;&gt;0;[.AB11]/[.AA11];0)" office:value-type="float" office:value="612.848911821429" calcext:value-type="float">
            <text:p>612,8489118214</text:p>
          </table:table-cell>
          <table:table-cell table:number-columns-repeated="3"/>
          <table:table-cell table:formula="of:=IF([.AE11]&lt;&gt;0;[.AF11]/[.AE11];0)" office:value-type="float" office:value="828.028727208333" calcext:value-type="float">
            <text:p>828,0287272083</text:p>
          </table:table-cell>
          <table:table-cell table:number-columns-repeated="3"/>
          <table:table-cell table:formula="of:=IF([.AI11]&lt;&gt;0;[.AJ11]/[.AI11];0)" office:value-type="float" office:value="594.765963076923" calcext:value-type="float">
            <text:p>594,7659630769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IF([.C12]&lt;&gt;0;[.D12]/[.C12];0)" office:value-type="float" office:value="895.1267578" calcext:value-type="float">
            <text:p>895,1267578</text:p>
          </table:table-cell>
          <table:table-cell table:number-columns-repeated="3"/>
          <table:table-cell table:formula="of:=IF([.G12]&lt;&gt;0;[.H12]/[.G12];0)" office:value-type="float" office:value="1445.99939907692" calcext:value-type="float">
            <text:p>1445,9993990769</text:p>
          </table:table-cell>
          <table:table-cell table:number-columns-repeated="3"/>
          <table:table-cell table:formula="of:=IF([.K12]&lt;&gt;0;[.L12]/[.K12];0)" office:value-type="float" office:value="1178.73838405263" calcext:value-type="float">
            <text:p>1178,7383840526</text:p>
          </table:table-cell>
          <table:table-cell table:number-columns-repeated="3"/>
          <table:table-cell table:formula="of:=IF([.O12]&lt;&gt;0;[.P12]/[.O12];0)" office:value-type="float" office:value="520.03601075" calcext:value-type="float">
            <text:p>520,03601075</text:p>
          </table:table-cell>
          <table:table-cell table:number-columns-repeated="3"/>
          <table:table-cell table:formula="of:=IF([.S12]&lt;&gt;0;[.T12]/[.S12];0)" office:value-type="float" office:value="523.635708517241" calcext:value-type="float">
            <text:p>523,6357085172</text:p>
          </table:table-cell>
          <table:table-cell table:number-columns-repeated="3"/>
          <table:table-cell table:formula="of:=IF([.W12]&lt;&gt;0;[.X12]/[.W12];0)" office:value-type="float" office:value="956.930964538461" calcext:value-type="float">
            <text:p>956,9309645385</text:p>
          </table:table-cell>
          <table:table-cell table:number-columns-repeated="3"/>
          <table:table-cell table:formula="of:=IF([.AA12]&lt;&gt;0;[.AB12]/[.AA12];0)" office:value-type="float" office:value="713.090122785714" calcext:value-type="float">
            <text:p>713,0901227857</text:p>
          </table:table-cell>
          <table:table-cell table:number-columns-repeated="3"/>
          <table:table-cell table:formula="of:=IF([.AE12]&lt;&gt;0;[.AF12]/[.AE12];0)" office:value-type="float" office:value="856.079190363636" calcext:value-type="float">
            <text:p>856,0791903636</text:p>
          </table:table-cell>
          <table:table-cell table:number-columns-repeated="3"/>
          <table:table-cell table:formula="of:=IF([.AI12]&lt;&gt;0;[.AJ12]/[.AI12];0)" office:value-type="float" office:value="528.858344222222" calcext:value-type="float">
            <text:p>528,858344222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IF([.C13]&lt;&gt;0;[.D13]/[.C13];0)" office:value-type="float" office:value="854.945913461538" calcext:value-type="float">
            <text:p>854,9459134615</text:p>
          </table:table-cell>
          <table:table-cell table:number-columns-repeated="3"/>
          <table:table-cell table:formula="of:=IF([.G13]&lt;&gt;0;[.H13]/[.G13];0)" office:value-type="float" office:value="998.599500888889" calcext:value-type="float">
            <text:p>998,5995008889</text:p>
          </table:table-cell>
          <table:table-cell table:number-columns-repeated="3"/>
          <table:table-cell table:formula="of:=IF([.K13]&lt;&gt;0;[.L13]/[.K13];0)" office:value-type="float" office:value="600.356835933333" calcext:value-type="float">
            <text:p>600,3568359333</text:p>
          </table:table-cell>
          <table:table-cell table:number-columns-repeated="3"/>
          <table:table-cell table:formula="of:=IF([.O13]&lt;&gt;0;[.P13]/[.O13];0)" office:value-type="float" office:value="684.073521214286" calcext:value-type="float">
            <text:p>684,0735212143</text:p>
          </table:table-cell>
          <table:table-cell table:number-columns-repeated="3"/>
          <table:table-cell table:formula="of:=IF([.S13]&lt;&gt;0;[.T13]/[.S13];0)" office:value-type="float" office:value="461.8536376875" calcext:value-type="float">
            <text:p>461,8536376875</text:p>
          </table:table-cell>
          <table:table-cell table:number-columns-repeated="3"/>
          <table:table-cell table:formula="of:=IF([.W13]&lt;&gt;0;[.X13]/[.W13];0)" office:value-type="float" office:value="1295.8402099375" calcext:value-type="float">
            <text:p>1295,8402099375</text:p>
          </table:table-cell>
          <table:table-cell table:number-columns-repeated="3"/>
          <table:table-cell table:formula="of:=IF([.AA13]&lt;&gt;0;[.AB13]/[.AA13];0)" office:value-type="float" office:value="1176.60546877778" calcext:value-type="float">
            <text:p>1176,6054687778</text:p>
          </table:table-cell>
          <table:table-cell table:number-columns-repeated="3"/>
          <table:table-cell table:formula="of:=IF([.AE13]&lt;&gt;0;[.AF13]/[.AE13];0)" office:value-type="float" office:value="602.009427576923" calcext:value-type="float">
            <text:p>602,0094275769</text:p>
          </table:table-cell>
          <table:table-cell table:number-columns-repeated="3"/>
          <table:table-cell table:formula="of:=IF([.AI13]&lt;&gt;0;[.AJ13]/[.AI13];0)" office:value-type="float" office:value="1517.73958333333" calcext:value-type="float">
            <text:p>1517,7395833333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C14]&lt;&gt;0;[.D14]/[.C14];0)" office:value-type="float" office:value="1567.94230769231" calcext:value-type="float">
            <text:p>1567,9423076923</text:p>
          </table:table-cell>
          <table:table-cell table:number-columns-repeated="3"/>
          <table:table-cell table:formula="of:=IF([.G14]&lt;&gt;0;[.H14]/[.G14];0)" office:value-type="float" office:value="1696.17116472727" calcext:value-type="float">
            <text:p>1696,1711647273</text:p>
          </table:table-cell>
          <table:table-cell table:number-columns-repeated="3"/>
          <table:table-cell table:formula="of:=IF([.K14]&lt;&gt;0;[.L14]/[.K14];0)" office:value-type="float" office:value="1745.9948730625" calcext:value-type="float">
            <text:p>1745,9948730625</text:p>
          </table:table-cell>
          <table:table-cell table:number-columns-repeated="3"/>
          <table:table-cell table:formula="of:=IF([.O14]&lt;&gt;0;[.P14]/[.O14];0)" office:value-type="float" office:value="1783.97585227273" calcext:value-type="float">
            <text:p>1783,9758522727</text:p>
          </table:table-cell>
          <table:table-cell table:number-columns-repeated="3"/>
          <table:table-cell table:formula="of:=IF([.S14]&lt;&gt;0;[.T14]/[.S14];0)" office:value-type="float" office:value="1193.4517578" calcext:value-type="float">
            <text:p>1193,4517578</text:p>
          </table:table-cell>
          <table:table-cell table:number-columns-repeated="3"/>
          <table:table-cell table:formula="of:=IF([.W14]&lt;&gt;0;[.X14]/[.W14];0)" office:value-type="float" office:value="2036.9945312" calcext:value-type="float">
            <text:p>2036,9945312</text:p>
          </table:table-cell>
          <table:table-cell table:number-columns-repeated="3"/>
          <table:table-cell table:formula="of:=IF([.AA14]&lt;&gt;0;[.AB14]/[.AA14];0)" office:value-type="float" office:value="832.298828115385" calcext:value-type="float">
            <text:p>832,2988281154</text:p>
          </table:table-cell>
          <table:table-cell table:number-columns-repeated="3"/>
          <table:table-cell table:formula="of:=IF([.AE14]&lt;&gt;0;[.AF14]/[.AE14];0)" office:value-type="float" office:value="1193.5283854" calcext:value-type="float">
            <text:p>1193,5283854</text:p>
          </table:table-cell>
          <table:table-cell table:number-columns-repeated="3"/>
          <table:table-cell table:formula="of:=IF([.AI14]&lt;&gt;0;[.AJ14]/[.AI14];0)" office:value-type="float" office:value="1237.8966146" calcext:value-type="float">
            <text:p>1237,8966146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IF([.C15]&lt;&gt;0;[.D15]/[.C15];0)" office:value-type="float" office:value="27.3065332448133" calcext:value-type="float">
            <text:p>27,3065332448</text:p>
          </table:table-cell>
          <table:table-cell table:number-columns-repeated="3"/>
          <table:table-cell table:formula="of:=IF([.G15]&lt;&gt;0;[.H15]/[.G15];0)" office:value-type="float" office:value="30.0381912946058" calcext:value-type="float">
            <text:p>30,0381912946</text:p>
          </table:table-cell>
          <table:table-cell table:number-columns-repeated="3"/>
          <table:table-cell table:formula="of:=IF([.K15]&lt;&gt;0;[.L15]/[.K15];0)" office:value-type="float" office:value="29.655723" calcext:value-type="float">
            <text:p>29,655723</text:p>
          </table:table-cell>
          <table:table-cell table:number-columns-repeated="3"/>
          <table:table-cell table:formula="of:=IF([.O15]&lt;&gt;0;[.P15]/[.O15];0)" office:value-type="float" office:value="29.1106071319149" calcext:value-type="float">
            <text:p>29,1106071319</text:p>
          </table:table-cell>
          <table:table-cell table:number-columns-repeated="3"/>
          <table:table-cell table:formula="of:=IF([.S15]&lt;&gt;0;[.T15]/[.S15];0)" office:value-type="float" office:value="40.9926344615385" calcext:value-type="float">
            <text:p>40,9926344615</text:p>
          </table:table-cell>
          <table:table-cell table:number-columns-repeated="3"/>
          <table:table-cell table:formula="of:=IF([.W15]&lt;&gt;0;[.X15]/[.W15];0)" office:value-type="float" office:value="32.6646531137725" calcext:value-type="float">
            <text:p>32,6646531138</text:p>
          </table:table-cell>
          <table:table-cell table:number-columns-repeated="3"/>
          <table:table-cell table:formula="of:=IF([.AA15]&lt;&gt;0;[.AB15]/[.AA15];0)" office:value-type="float" office:value="28.4509504915254" calcext:value-type="float">
            <text:p>28,4509504915</text:p>
          </table:table-cell>
          <table:table-cell table:number-columns-repeated="3"/>
          <table:table-cell table:formula="of:=IF([.AE15]&lt;&gt;0;[.AF15]/[.AE15];0)" office:value-type="float" office:value="27.2322628143939" calcext:value-type="float">
            <text:p>27,2322628144</text:p>
          </table:table-cell>
          <table:table-cell table:number-columns-repeated="3"/>
          <table:table-cell table:formula="of:=IF([.AI15]&lt;&gt;0;[.AJ15]/[.AI15];0)" office:value-type="float" office:value="31.2236537682403" calcext:value-type="float">
            <text:p>31,223653768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C16]&lt;&gt;0;[.D16]/[.C16];0)" office:value-type="float" office:value="2443.49637271429" calcext:value-type="float">
            <text:p>2443,4963727143</text:p>
          </table:table-cell>
          <table:table-cell table:number-columns-repeated="3"/>
          <table:table-cell table:formula="of:=IF([.G16]&lt;&gt;0;[.H16]/[.G16];0)" office:value-type="float" office:value="2362.71595985714" calcext:value-type="float">
            <text:p>2362,7159598572</text:p>
          </table:table-cell>
          <table:table-cell table:number-columns-repeated="3"/>
          <table:table-cell table:formula="of:=IF([.K16]&lt;&gt;0;[.L16]/[.K16];0)" office:value-type="float" office:value="3293.72916666667" calcext:value-type="float">
            <text:p>3293,7291666667</text:p>
          </table:table-cell>
          <table:table-cell table:number-columns-repeated="3"/>
          <table:table-cell table:formula="of:=IF([.O16]&lt;&gt;0;[.P16]/[.O16];0)" office:value-type="float" office:value="1032.83226105882" calcext:value-type="float">
            <text:p>1032,8322610588</text:p>
          </table:table-cell>
          <table:table-cell table:number-columns-repeated="3"/>
          <table:table-cell table:formula="of:=IF([.S16]&lt;&gt;0;[.T16]/[.S16];0)" office:value-type="float" office:value="1259.86328128571" calcext:value-type="float">
            <text:p>1259,8632812857</text:p>
          </table:table-cell>
          <table:table-cell table:number-columns-repeated="3"/>
          <table:table-cell table:formula="of:=IF([.W16]&lt;&gt;0;[.X16]/[.W16];0)" office:value-type="float" office:value="2444.91992185714" calcext:value-type="float">
            <text:p>2444,9199218572</text:p>
          </table:table-cell>
          <table:table-cell table:number-columns-repeated="3"/>
          <table:table-cell table:formula="of:=IF([.AA16]&lt;&gt;0;[.AB16]/[.AA16];0)" office:value-type="float" office:value="2846.014323" calcext:value-type="float">
            <text:p>2846,014323</text:p>
          </table:table-cell>
          <table:table-cell table:number-columns-repeated="3"/>
          <table:table-cell table:formula="of:=IF([.AE16]&lt;&gt;0;[.AF16]/[.AE16];0)" office:value-type="float" office:value="1722.4796875" calcext:value-type="float">
            <text:p>1722,4796875</text:p>
          </table:table-cell>
          <table:table-cell table:number-columns-repeated="3"/>
          <table:table-cell table:formula="of:=IF([.AI16]&lt;&gt;0;[.AJ16]/[.AI16];0)" office:value-type="float" office:value="1776.41276041667" calcext:value-type="float">
            <text:p>1776,4127604167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IF([.C17]&lt;&gt;0;[.D17]/[.C17];0)" office:value-type="float" office:value="1126.71282085714" calcext:value-type="float">
            <text:p>1126,7128208572</text:p>
          </table:table-cell>
          <table:table-cell table:number-columns-repeated="3"/>
          <table:table-cell table:formula="of:=IF([.G17]&lt;&gt;0;[.H17]/[.G17];0)" office:value-type="float" office:value="736.747173105263" calcext:value-type="float">
            <text:p>736,7471731053</text:p>
          </table:table-cell>
          <table:table-cell table:number-columns-repeated="3"/>
          <table:table-cell table:formula="of:=IF([.K17]&lt;&gt;0;[.L17]/[.K17];0)" office:value-type="float" office:value="676.712379095238" calcext:value-type="float">
            <text:p>676,7123790952</text:p>
          </table:table-cell>
          <table:table-cell table:number-columns-repeated="3"/>
          <table:table-cell table:formula="of:=IF([.O17]&lt;&gt;0;[.P17]/[.O17];0)" office:value-type="float" office:value="398.812028551724" calcext:value-type="float">
            <text:p>398,8120285517</text:p>
          </table:table-cell>
          <table:table-cell table:number-columns-repeated="3"/>
          <table:table-cell table:formula="of:=IF([.S17]&lt;&gt;0;[.T17]/[.S17];0)" office:value-type="float" office:value="602.318917428571" calcext:value-type="float">
            <text:p>602,3189174286</text:p>
          </table:table-cell>
          <table:table-cell table:number-columns-repeated="3"/>
          <table:table-cell table:formula="of:=IF([.W17]&lt;&gt;0;[.X17]/[.W17];0)" office:value-type="float" office:value="1349.603515625" calcext:value-type="float">
            <text:p>1349,603515625</text:p>
          </table:table-cell>
          <table:table-cell table:number-columns-repeated="3"/>
          <table:table-cell table:formula="of:=IF([.AA17]&lt;&gt;0;[.AB17]/[.AA17];0)" office:value-type="float" office:value="551.083658857143" calcext:value-type="float">
            <text:p>551,0836588571</text:p>
          </table:table-cell>
          <table:table-cell table:number-columns-repeated="3"/>
          <table:table-cell table:formula="of:=IF([.AE17]&lt;&gt;0;[.AF17]/[.AE17];0)" office:value-type="float" office:value="545.114217083333" calcext:value-type="float">
            <text:p>545,1142170833</text:p>
          </table:table-cell>
          <table:table-cell table:number-columns-repeated="3"/>
          <table:table-cell table:formula="of:=IF([.AI17]&lt;&gt;0;[.AJ17]/[.AI17];0)" office:value-type="float" office:value="577.1800781" calcext:value-type="float">
            <text:p>577,1800781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C18]&lt;&gt;0;[.D18]/[.C18];0)" office:value-type="float" office:value="664.8592355" calcext:value-type="float">
            <text:p>664,8592355</text:p>
          </table:table-cell>
          <table:table-cell table:number-columns-repeated="3"/>
          <table:table-cell table:formula="of:=IF([.G18]&lt;&gt;0;[.H18]/[.G18];0)" office:value-type="float" office:value="485.08628908" calcext:value-type="float">
            <text:p>485,08628908</text:p>
          </table:table-cell>
          <table:table-cell table:number-columns-repeated="3"/>
          <table:table-cell table:formula="of:=IF([.K18]&lt;&gt;0;[.L18]/[.K18];0)" office:value-type="float" office:value="697.46044925" calcext:value-type="float">
            <text:p>697,46044925</text:p>
          </table:table-cell>
          <table:table-cell table:number-columns-repeated="3"/>
          <table:table-cell table:formula="of:=IF([.O18]&lt;&gt;0;[.P18]/[.O18];0)" office:value-type="float" office:value="927.630859333333" calcext:value-type="float">
            <text:p>927,6308593333</text:p>
          </table:table-cell>
          <table:table-cell table:number-columns-repeated="3"/>
          <table:table-cell table:formula="of:=IF([.S18]&lt;&gt;0;[.T18]/[.S18];0)" office:value-type="float" office:value="1224.8318359" calcext:value-type="float">
            <text:p>1224,8318359</text:p>
          </table:table-cell>
          <table:table-cell table:number-columns-repeated="3"/>
          <table:table-cell table:formula="of:=IF([.W18]&lt;&gt;0;[.X18]/[.W18];0)" office:value-type="float" office:value="258.204655837838" calcext:value-type="float">
            <text:p>258,2046558378</text:p>
          </table:table-cell>
          <table:table-cell table:number-columns-repeated="3"/>
          <table:table-cell table:formula="of:=IF([.AA18]&lt;&gt;0;[.AB18]/[.AA18];0)" office:value-type="float" office:value="597.6542155" calcext:value-type="float">
            <text:p>597,6542155</text:p>
          </table:table-cell>
          <table:table-cell table:number-columns-repeated="3"/>
          <table:table-cell table:formula="of:=IF([.AE18]&lt;&gt;0;[.AF18]/[.AE18];0)" office:value-type="float" office:value="1037.98974608333" calcext:value-type="float">
            <text:p>1037,9897460833</text:p>
          </table:table-cell>
          <table:table-cell table:number-columns-repeated="3"/>
          <table:table-cell table:formula="of:=IF([.AI18]&lt;&gt;0;[.AJ18]/[.AI18];0)" office:value-type="float" office:value="728.832857538462" calcext:value-type="float">
            <text:p>728,832857538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C19]&lt;&gt;0;[.D19]/[.C19];0)" office:value-type="float" office:value="34.7367375677083" calcext:value-type="float">
            <text:p>34,7367375677</text:p>
          </table:table-cell>
          <table:table-cell table:number-columns-repeated="3"/>
          <table:table-cell table:formula="of:=IF([.G19]&lt;&gt;0;[.H19]/[.G19];0)" office:value-type="float" office:value="29.7165346945813" calcext:value-type="float">
            <text:p>29,7165346946</text:p>
          </table:table-cell>
          <table:table-cell table:number-columns-repeated="3"/>
          <table:table-cell table:formula="of:=IF([.K19]&lt;&gt;0;[.L19]/[.K19];0)" office:value-type="float" office:value="28.535504" calcext:value-type="float">
            <text:p>28,535504</text:p>
          </table:table-cell>
          <table:table-cell table:number-columns-repeated="3"/>
          <table:table-cell table:formula="of:=IF([.O19]&lt;&gt;0;[.P19]/[.O19];0)" office:value-type="float" office:value="37.7511769537572" calcext:value-type="float">
            <text:p>37,7511769538</text:p>
          </table:table-cell>
          <table:table-cell table:number-columns-repeated="3"/>
          <table:table-cell table:formula="of:=IF([.S19]&lt;&gt;0;[.T19]/[.S19];0)" office:value-type="float" office:value="46.2466937627119" calcext:value-type="float">
            <text:p>46,2466937627</text:p>
          </table:table-cell>
          <table:table-cell table:number-columns-repeated="3"/>
          <table:table-cell table:formula="of:=IF([.W19]&lt;&gt;0;[.X19]/[.W19];0)" office:value-type="float" office:value="33.464713862069" calcext:value-type="float">
            <text:p>33,4647138621</text:p>
          </table:table-cell>
          <table:table-cell table:number-columns-repeated="3"/>
          <table:table-cell table:formula="of:=IF([.AA19]&lt;&gt;0;[.AB19]/[.AA19];0)" office:value-type="float" office:value="34.2112948435754" calcext:value-type="float">
            <text:p>34,2112948436</text:p>
          </table:table-cell>
          <table:table-cell table:number-columns-repeated="3"/>
          <table:table-cell table:formula="of:=IF([.AE19]&lt;&gt;0;[.AF19]/[.AE19];0)" office:value-type="float" office:value="32.0864709907407" calcext:value-type="float">
            <text:p>32,0864709907</text:p>
          </table:table-cell>
          <table:table-cell table:number-columns-repeated="3"/>
          <table:table-cell table:formula="of:=IF([.AI19]&lt;&gt;0;[.AJ19]/[.AI19];0)" office:value-type="float" office:value="31.0770822316384" calcext:value-type="float">
            <text:p>31,077082231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C20]&lt;&gt;0;[.D20]/[.C20];0)" office:value-type="float" office:value="1240.09667969231" calcext:value-type="float">
            <text:p>1240,0966796923</text:p>
          </table:table-cell>
          <table:table-cell table:number-columns-repeated="3"/>
          <table:table-cell table:formula="of:=IF([.G20]&lt;&gt;0;[.H20]/[.G20];0)" office:value-type="float" office:value="842.190169266667" calcext:value-type="float">
            <text:p>842,1901692667</text:p>
          </table:table-cell>
          <table:table-cell table:number-columns-repeated="3"/>
          <table:table-cell table:formula="of:=IF([.K20]&lt;&gt;0;[.L20]/[.K20];0)" office:value-type="float" office:value="1560.1801758" calcext:value-type="float">
            <text:p>1560,1801758</text:p>
          </table:table-cell>
          <table:table-cell table:number-columns-repeated="3"/>
          <table:table-cell table:formula="of:=IF([.O20]&lt;&gt;0;[.P20]/[.O20];0)" office:value-type="float" office:value="979.345363434783" calcext:value-type="float">
            <text:p>979,3453634348</text:p>
          </table:table-cell>
          <table:table-cell table:number-columns-repeated="3"/>
          <table:table-cell table:formula="of:=IF([.S20]&lt;&gt;0;[.T20]/[.S20];0)" office:value-type="float" office:value="529.023298" calcext:value-type="float">
            <text:p>529,023298</text:p>
          </table:table-cell>
          <table:table-cell table:number-columns-repeated="3"/>
          <table:table-cell table:formula="of:=IF([.W20]&lt;&gt;0;[.X20]/[.W20];0)" office:value-type="float" office:value="965.967513" calcext:value-type="float">
            <text:p>965,967513</text:p>
          </table:table-cell>
          <table:table-cell table:number-columns-repeated="3"/>
          <table:table-cell table:formula="of:=IF([.AA20]&lt;&gt;0;[.AB20]/[.AA20];0)" office:value-type="float" office:value="385.782639730769" calcext:value-type="float">
            <text:p>385,7826397308</text:p>
          </table:table-cell>
          <table:table-cell table:number-columns-repeated="3"/>
          <table:table-cell table:formula="of:=IF([.AE20]&lt;&gt;0;[.AF20]/[.AE20];0)" office:value-type="float" office:value="2252.332275375" calcext:value-type="float">
            <text:p>2252,332275375</text:p>
          </table:table-cell>
          <table:table-cell table:number-columns-repeated="3"/>
          <table:table-cell table:formula="of:=IF([.AI20]&lt;&gt;0;[.AJ20]/[.AI20];0)" office:value-type="float" office:value="851.024925619048" calcext:value-type="float">
            <text:p>851,024925619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IF([.C21]&lt;&gt;0;[.D21]/[.C21];0)" office:value-type="float" office:value="320.117754548387" calcext:value-type="float">
            <text:p>320,1177545484</text:p>
          </table:table-cell>
          <table:table-cell table:number-columns-repeated="3"/>
          <table:table-cell table:formula="of:=IF([.G21]&lt;&gt;0;[.H21]/[.G21];0)" office:value-type="float" office:value="820.9371338125" calcext:value-type="float">
            <text:p>820,9371338125</text:p>
          </table:table-cell>
          <table:table-cell table:number-columns-repeated="3"/>
          <table:table-cell table:formula="of:=IF([.K21]&lt;&gt;0;[.L21]/[.K21];0)" office:value-type="float" office:value="3750.555013" calcext:value-type="float">
            <text:p>3750,555013</text:p>
          </table:table-cell>
          <table:table-cell table:number-columns-repeated="3"/>
          <table:table-cell table:formula="of:=IF([.O21]&lt;&gt;0;[.P21]/[.O21];0)" office:value-type="float" office:value="1685.80042618182" calcext:value-type="float">
            <text:p>1685,8004261818</text:p>
          </table:table-cell>
          <table:table-cell table:number-columns-repeated="3"/>
          <table:table-cell table:formula="of:=IF([.S21]&lt;&gt;0;[.T21]/[.S21];0)" office:value-type="float" office:value="4270.6167968" calcext:value-type="float">
            <text:p>4270,6167968</text:p>
          </table:table-cell>
          <table:table-cell table:number-columns-repeated="3"/>
          <table:table-cell table:formula="of:=IF([.W21]&lt;&gt;0;[.X21]/[.W21];0)" office:value-type="float" office:value="2073.70454545455" calcext:value-type="float">
            <text:p>2073,7045454546</text:p>
          </table:table-cell>
          <table:table-cell table:number-columns-repeated="3"/>
          <table:table-cell table:formula="of:=IF([.AA21]&lt;&gt;0;[.AB21]/[.AA21];0)" office:value-type="float" office:value="2939.39704242857" calcext:value-type="float">
            <text:p>2939,3970424286</text:p>
          </table:table-cell>
          <table:table-cell table:number-columns-repeated="3"/>
          <table:table-cell table:formula="of:=IF([.AE21]&lt;&gt;0;[.AF21]/[.AE21];0)" office:value-type="float" office:value="1678.45572916667" calcext:value-type="float">
            <text:p>1678,4557291667</text:p>
          </table:table-cell>
          <table:table-cell table:number-columns-repeated="3"/>
          <table:table-cell table:formula="of:=IF([.AI21]&lt;&gt;0;[.AJ21]/[.AI21];0)" office:value-type="float" office:value="1038.8084716875" calcext:value-type="float">
            <text:p>1038,8084716875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IF([.C22]&lt;&gt;0;[.D22]/[.C22];0)" office:value-type="float" office:value="437.822354363636" calcext:value-type="float">
            <text:p>437,8223543636</text:p>
          </table:table-cell>
          <table:table-cell table:number-columns-repeated="3"/>
          <table:table-cell table:formula="of:=IF([.G22]&lt;&gt;0;[.H22]/[.G22];0)" office:value-type="float" office:value="1829.61089411111" calcext:value-type="float">
            <text:p>1829,6108941111</text:p>
          </table:table-cell>
          <table:table-cell table:number-columns-repeated="3"/>
          <table:table-cell table:formula="of:=IF([.K22]&lt;&gt;0;[.L22]/[.K22];0)" office:value-type="float" office:value="614.355393615385" calcext:value-type="float">
            <text:p>614,3553936154</text:p>
          </table:table-cell>
          <table:table-cell table:number-columns-repeated="3"/>
          <table:table-cell table:formula="of:=IF([.O22]&lt;&gt;0;[.P22]/[.O22];0)" office:value-type="float" office:value="577.191363782609" calcext:value-type="float">
            <text:p>577,1913637826</text:p>
          </table:table-cell>
          <table:table-cell table:number-columns-repeated="3"/>
          <table:table-cell table:formula="of:=IF([.S22]&lt;&gt;0;[.T22]/[.S22];0)" office:value-type="float" office:value="556.9020508" calcext:value-type="float">
            <text:p>556,9020508</text:p>
          </table:table-cell>
          <table:table-cell table:number-columns-repeated="3"/>
          <table:table-cell table:formula="of:=IF([.W22]&lt;&gt;0;[.X22]/[.W22];0)" office:value-type="float" office:value="1017.27615785714" calcext:value-type="float">
            <text:p>1017,2761578572</text:p>
          </table:table-cell>
          <table:table-cell table:number-columns-repeated="3"/>
          <table:table-cell table:formula="of:=IF([.AA22]&lt;&gt;0;[.AB22]/[.AA22];0)" office:value-type="float" office:value="932.79125975" calcext:value-type="float">
            <text:p>932,79125975</text:p>
          </table:table-cell>
          <table:table-cell table:number-columns-repeated="3"/>
          <table:table-cell table:formula="of:=IF([.AE22]&lt;&gt;0;[.AF22]/[.AE22];0)" office:value-type="float" office:value="642.322043636364" calcext:value-type="float">
            <text:p>642,3220436364</text:p>
          </table:table-cell>
          <table:table-cell table:number-columns-repeated="3"/>
          <table:table-cell table:formula="of:=IF([.AI22]&lt;&gt;0;[.AJ22]/[.AI22];0)" office:value-type="float" office:value="727.4757812" calcext:value-type="float">
            <text:p>727,4757812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C23]&lt;&gt;0;[.D23]/[.C23];0)" office:value-type="float" office:value="451.792524818182" calcext:value-type="float">
            <text:p>451,7925248182</text:p>
          </table:table-cell>
          <table:table-cell table:number-columns-repeated="3"/>
          <table:table-cell table:formula="of:=IF([.G23]&lt;&gt;0;[.H23]/[.G23];0)" office:value-type="float" office:value="431.204275928571" calcext:value-type="float">
            <text:p>431,2042759286</text:p>
          </table:table-cell>
          <table:table-cell table:number-columns-repeated="3"/>
          <table:table-cell table:formula="of:=IF([.K23]&lt;&gt;0;[.L23]/[.K23];0)" office:value-type="float" office:value="977.0363769375" calcext:value-type="float">
            <text:p>977,0363769375</text:p>
          </table:table-cell>
          <table:table-cell table:number-columns-repeated="3"/>
          <table:table-cell table:formula="of:=IF([.O23]&lt;&gt;0;[.P23]/[.O23];0)" office:value-type="float" office:value="614.742079" calcext:value-type="float">
            <text:p>614,742079</text:p>
          </table:table-cell>
          <table:table-cell table:number-columns-repeated="3"/>
          <table:table-cell table:formula="of:=IF([.S23]&lt;&gt;0;[.T23]/[.S23];0)" office:value-type="float" office:value="410.603335736842" calcext:value-type="float">
            <text:p>410,6033357368</text:p>
          </table:table-cell>
          <table:table-cell table:number-columns-repeated="3"/>
          <table:table-cell table:formula="of:=IF([.W23]&lt;&gt;0;[.X23]/[.W23];0)" office:value-type="float" office:value="484.6236328" calcext:value-type="float">
            <text:p>484,6236328</text:p>
          </table:table-cell>
          <table:table-cell table:number-columns-repeated="3"/>
          <table:table-cell table:formula="of:=IF([.AA23]&lt;&gt;0;[.AB23]/[.AA23];0)" office:value-type="float" office:value="566.163085888889" calcext:value-type="float">
            <text:p>566,1630858889</text:p>
          </table:table-cell>
          <table:table-cell table:number-columns-repeated="3"/>
          <table:table-cell table:formula="of:=IF([.AE23]&lt;&gt;0;[.AF23]/[.AE23];0)" office:value-type="float" office:value="333.479701428571" calcext:value-type="float">
            <text:p>333,4797014286</text:p>
          </table:table-cell>
          <table:table-cell table:number-columns-repeated="3"/>
          <table:table-cell table:formula="of:=IF([.AI23]&lt;&gt;0;[.AJ23]/[.AI23];0)" office:value-type="float" office:value="396.0145182" calcext:value-type="float">
            <text:p>396,0145182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IF([.C24]&lt;&gt;0;[.D24]/[.C24];0)" office:value-type="float" office:value="33.401407875" calcext:value-type="float">
            <text:p>33,401407875</text:p>
          </table:table-cell>
          <table:table-cell table:number-columns-repeated="3"/>
          <table:table-cell table:formula="of:=IF([.G24]&lt;&gt;0;[.H24]/[.G24];0)" office:value-type="float" office:value="24.1446136084337" calcext:value-type="float">
            <text:p>24,1446136084</text:p>
          </table:table-cell>
          <table:table-cell table:number-columns-repeated="3"/>
          <table:table-cell table:formula="of:=IF([.K24]&lt;&gt;0;[.L24]/[.K24];0)" office:value-type="float" office:value="27.369099608" calcext:value-type="float">
            <text:p>27,369099608</text:p>
          </table:table-cell>
          <table:table-cell table:number-columns-repeated="3"/>
          <table:table-cell table:formula="of:=IF([.O24]&lt;&gt;0;[.P24]/[.O24];0)" office:value-type="float" office:value="23.2292435688073" calcext:value-type="float">
            <text:p>23,2292435688</text:p>
          </table:table-cell>
          <table:table-cell table:number-columns-repeated="3"/>
          <table:table-cell table:formula="of:=IF([.S24]&lt;&gt;0;[.T24]/[.S24];0)" office:value-type="float" office:value="63.7515597777778" calcext:value-type="float">
            <text:p>63,7515597778</text:p>
          </table:table-cell>
          <table:table-cell table:number-columns-repeated="3"/>
          <table:table-cell table:formula="of:=IF([.W24]&lt;&gt;0;[.X24]/[.W24];0)" office:value-type="float" office:value="25.0611478333333" calcext:value-type="float">
            <text:p>25,0611478333</text:p>
          </table:table-cell>
          <table:table-cell table:number-columns-repeated="3"/>
          <table:table-cell table:formula="of:=IF([.AA24]&lt;&gt;0;[.AB24]/[.AA24];0)" office:value-type="float" office:value="28.2969331309524" calcext:value-type="float">
            <text:p>28,296933131</text:p>
          </table:table-cell>
          <table:table-cell table:number-columns-repeated="3"/>
          <table:table-cell table:formula="of:=IF([.AE24]&lt;&gt;0;[.AF24]/[.AE24];0)" office:value-type="float" office:value="24.3865406705882" calcext:value-type="float">
            <text:p>24,3865406706</text:p>
          </table:table-cell>
          <table:table-cell table:number-columns-repeated="3"/>
          <table:table-cell table:formula="of:=IF([.AI24]&lt;&gt;0;[.AJ24]/[.AI24];0)" office:value-type="float" office:value="25.503378905" calcext:value-type="float">
            <text:p>25,503378905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IF([.C25]&lt;&gt;0;[.D25]/[.C25];0)" office:value-type="float" office:value="158.569081583333" calcext:value-type="float">
            <text:p>158,5690815833</text:p>
          </table:table-cell>
          <table:table-cell table:number-columns-repeated="3"/>
          <table:table-cell table:formula="of:=IF([.G25]&lt;&gt;0;[.H25]/[.G25];0)" office:value-type="float" office:value="775.961914055556" calcext:value-type="float">
            <text:p>775,9619140556</text:p>
          </table:table-cell>
          <table:table-cell table:number-columns-repeated="3"/>
          <table:table-cell table:formula="of:=IF([.K25]&lt;&gt;0;[.L25]/[.K25];0)" office:value-type="float" office:value="117.718272818182" calcext:value-type="float">
            <text:p>117,7182728182</text:p>
          </table:table-cell>
          <table:table-cell table:number-columns-repeated="3"/>
          <table:table-cell table:formula="of:=IF([.O25]&lt;&gt;0;[.P25]/[.O25];0)" office:value-type="float" office:value="200.38624575" calcext:value-type="float">
            <text:p>200,38624575</text:p>
          </table:table-cell>
          <table:table-cell table:number-columns-repeated="3"/>
          <table:table-cell table:formula="of:=IF([.S25]&lt;&gt;0;[.T25]/[.S25];0)" office:value-type="float" office:value="219.753284818182" calcext:value-type="float">
            <text:p>219,7532848182</text:p>
          </table:table-cell>
          <table:table-cell table:number-columns-repeated="3"/>
          <table:table-cell table:formula="of:=IF([.W25]&lt;&gt;0;[.X25]/[.W25];0)" office:value-type="float" office:value="193.524458454545" calcext:value-type="float">
            <text:p>193,5244584545</text:p>
          </table:table-cell>
          <table:table-cell table:number-columns-repeated="3"/>
          <table:table-cell table:formula="of:=IF([.AA25]&lt;&gt;0;[.AB25]/[.AA25];0)" office:value-type="float" office:value="177.438015444444" calcext:value-type="float">
            <text:p>177,4380154444</text:p>
          </table:table-cell>
          <table:table-cell table:number-columns-repeated="3"/>
          <table:table-cell table:formula="of:=IF([.AE25]&lt;&gt;0;[.AF25]/[.AE25];0)" office:value-type="float" office:value="217.152188363636" calcext:value-type="float">
            <text:p>217,1521883636</text:p>
          </table:table-cell>
          <table:table-cell table:number-columns-repeated="3"/>
          <table:table-cell table:formula="of:=IF([.AI25]&lt;&gt;0;[.AJ25]/[.AI25];0)" office:value-type="float" office:value="106.690457846154" calcext:value-type="float">
            <text:p>106,6904578462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C26]&lt;&gt;0;[.D26]/[.C26];0)" office:value-type="float" office:value="419.393717444445" calcext:value-type="float">
            <text:p>419,3937174444</text:p>
          </table:table-cell>
          <table:table-cell table:number-columns-repeated="3"/>
          <table:table-cell table:formula="of:=IF([.G26]&lt;&gt;0;[.H26]/[.G26];0)" office:value-type="float" office:value="318.103053052632" calcext:value-type="float">
            <text:p>318,1030530526</text:p>
          </table:table-cell>
          <table:table-cell table:number-columns-repeated="3"/>
          <table:table-cell table:formula="of:=IF([.K26]&lt;&gt;0;[.L26]/[.K26];0)" office:value-type="float" office:value="607.352604133333" calcext:value-type="float">
            <text:p>607,3526041333</text:p>
          </table:table-cell>
          <table:table-cell table:number-columns-repeated="3"/>
          <table:table-cell table:formula="of:=IF([.O26]&lt;&gt;0;[.P26]/[.O26];0)" office:value-type="float" office:value="354.3447021" calcext:value-type="float">
            <text:p>354,3447021</text:p>
          </table:table-cell>
          <table:table-cell table:number-columns-repeated="3"/>
          <table:table-cell table:formula="of:=IF([.S26]&lt;&gt;0;[.T26]/[.S26];0)" office:value-type="float" office:value="433.034610529412" calcext:value-type="float">
            <text:p>433,0346105294</text:p>
          </table:table-cell>
          <table:table-cell table:number-columns-repeated="3"/>
          <table:table-cell table:formula="of:=IF([.W26]&lt;&gt;0;[.X26]/[.W26];0)" office:value-type="float" office:value="449.9534505" calcext:value-type="float">
            <text:p>449,9534505</text:p>
          </table:table-cell>
          <table:table-cell table:number-columns-repeated="3"/>
          <table:table-cell table:formula="of:=IF([.AA26]&lt;&gt;0;[.AB26]/[.AA26];0)" office:value-type="float" office:value="269.62301634375" calcext:value-type="float">
            <text:p>269,6230163438</text:p>
          </table:table-cell>
          <table:table-cell table:number-columns-repeated="3"/>
          <table:table-cell table:formula="of:=IF([.AE26]&lt;&gt;0;[.AF26]/[.AE26];0)" office:value-type="float" office:value="599.934627764706" calcext:value-type="float">
            <text:p>599,9346277647</text:p>
          </table:table-cell>
          <table:table-cell table:number-columns-repeated="3"/>
          <table:table-cell table:formula="of:=IF([.AI26]&lt;&gt;0;[.AJ26]/[.AI26];0)" office:value-type="float" office:value="547.592773454545" calcext:value-type="float">
            <text:p>547,5927734545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IF([.C27]&lt;&gt;0;[.D27]/[.C27];0)" office:value-type="float" office:value="705.6123046875" calcext:value-type="float">
            <text:p>705,6123046875</text:p>
          </table:table-cell>
          <table:table-cell table:number-columns-repeated="3"/>
          <table:table-cell table:formula="of:=IF([.G27]&lt;&gt;0;[.H27]/[.G27];0)" office:value-type="float" office:value="517.303444590909" calcext:value-type="float">
            <text:p>517,3034445909</text:p>
          </table:table-cell>
          <table:table-cell table:number-columns-repeated="3"/>
          <table:table-cell table:formula="of:=IF([.K27]&lt;&gt;0;[.L27]/[.K27];0)" office:value-type="float" office:value="736.818684866667" calcext:value-type="float">
            <text:p>736,8186848667</text:p>
          </table:table-cell>
          <table:table-cell table:number-columns-repeated="3"/>
          <table:table-cell table:formula="of:=IF([.O27]&lt;&gt;0;[.P27]/[.O27];0)" office:value-type="float" office:value="859.255504272727" calcext:value-type="float">
            <text:p>859,2555042727</text:p>
          </table:table-cell>
          <table:table-cell table:number-columns-repeated="3"/>
          <table:table-cell table:formula="of:=IF([.S27]&lt;&gt;0;[.T27]/[.S27];0)" office:value-type="float" office:value="732.985762736842" calcext:value-type="float">
            <text:p>732,9857627368</text:p>
          </table:table-cell>
          <table:table-cell table:number-columns-repeated="3"/>
          <table:table-cell table:formula="of:=IF([.W27]&lt;&gt;0;[.X27]/[.W27];0)" office:value-type="float" office:value="714.837890647059" calcext:value-type="float">
            <text:p>714,8378906471</text:p>
          </table:table-cell>
          <table:table-cell table:number-columns-repeated="3"/>
          <table:table-cell table:formula="of:=IF([.AA27]&lt;&gt;0;[.AB27]/[.AA27];0)" office:value-type="float" office:value="1136.33077564286" calcext:value-type="float">
            <text:p>1136,3307756429</text:p>
          </table:table-cell>
          <table:table-cell table:number-columns-repeated="3"/>
          <table:table-cell table:formula="of:=IF([.AE27]&lt;&gt;0;[.AF27]/[.AE27];0)" office:value-type="float" office:value="392.6493225" calcext:value-type="float">
            <text:p>392,6493225</text:p>
          </table:table-cell>
          <table:table-cell table:number-columns-repeated="3"/>
          <table:table-cell table:formula="of:=IF([.AI27]&lt;&gt;0;[.AJ27]/[.AI27];0)" office:value-type="float" office:value="654.614107538462" calcext:value-type="float">
            <text:p>654,6141075385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IF([.C28]&lt;&gt;0;[.D28]/[.C28];0)" office:value-type="float" office:value="342.1609131" calcext:value-type="float">
            <text:p>342,1609131</text:p>
          </table:table-cell>
          <table:table-cell table:number-columns-repeated="3"/>
          <table:table-cell table:formula="of:=IF([.G28]&lt;&gt;0;[.H28]/[.G28];0)" office:value-type="float" office:value="559.001790333333" calcext:value-type="float">
            <text:p>559,0017903333</text:p>
          </table:table-cell>
          <table:table-cell table:number-columns-repeated="3"/>
          <table:table-cell table:formula="of:=IF([.K28]&lt;&gt;0;[.L28]/[.K28];0)" office:value-type="float" office:value="413.051893444444" calcext:value-type="float">
            <text:p>413,0518934444</text:p>
          </table:table-cell>
          <table:table-cell table:number-columns-repeated="3"/>
          <table:table-cell table:formula="of:=IF([.O28]&lt;&gt;0;[.P28]/[.O28];0)" office:value-type="float" office:value="658.56823725" calcext:value-type="float">
            <text:p>658,56823725</text:p>
          </table:table-cell>
          <table:table-cell table:number-columns-repeated="3"/>
          <table:table-cell table:formula="of:=IF([.S28]&lt;&gt;0;[.T28]/[.S28];0)" office:value-type="float" office:value="246.3676025" calcext:value-type="float">
            <text:p>246,3676025</text:p>
          </table:table-cell>
          <table:table-cell table:number-columns-repeated="3"/>
          <table:table-cell table:formula="of:=IF([.W28]&lt;&gt;0;[.X28]/[.W28];0)" office:value-type="float" office:value="399.493286125" calcext:value-type="float">
            <text:p>399,493286125</text:p>
          </table:table-cell>
          <table:table-cell table:number-columns-repeated="3"/>
          <table:table-cell table:formula="of:=IF([.AA28]&lt;&gt;0;[.AB28]/[.AA28];0)" office:value-type="float" office:value="459.59379885" calcext:value-type="float">
            <text:p>459,59379885</text:p>
          </table:table-cell>
          <table:table-cell table:number-columns-repeated="3"/>
          <table:table-cell table:formula="of:=IF([.AE28]&lt;&gt;0;[.AF28]/[.AE28];0)" office:value-type="float" office:value="813.853864428572" calcext:value-type="float">
            <text:p>813,8538644286</text:p>
          </table:table-cell>
          <table:table-cell table:number-columns-repeated="3"/>
          <table:table-cell table:formula="of:=IF([.AI28]&lt;&gt;0;[.AJ28]/[.AI28];0)" office:value-type="float" office:value="258.9001953" calcext:value-type="float">
            <text:p>258,9001953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IF([.C29]&lt;&gt;0;[.D29]/[.C29];0)" office:value-type="float" office:value="204.988954758621" calcext:value-type="float">
            <text:p>204,9889547586</text:p>
          </table:table-cell>
          <table:table-cell table:number-columns-repeated="3"/>
          <table:table-cell table:formula="of:=IF([.G29]&lt;&gt;0;[.H29]/[.G29];0)" office:value-type="float" office:value="237.869222" calcext:value-type="float">
            <text:p>237,869222</text:p>
          </table:table-cell>
          <table:table-cell table:number-columns-repeated="3"/>
          <table:table-cell table:formula="of:=IF([.K29]&lt;&gt;0;[.L29]/[.K29];0)" office:value-type="float" office:value="234.760335333333" calcext:value-type="float">
            <text:p>234,7603353333</text:p>
          </table:table-cell>
          <table:table-cell table:number-columns-repeated="3"/>
          <table:table-cell table:formula="of:=IF([.O29]&lt;&gt;0;[.P29]/[.O29];0)" office:value-type="float" office:value="516.884137857143" calcext:value-type="float">
            <text:p>516,8841378571</text:p>
          </table:table-cell>
          <table:table-cell table:number-columns-repeated="3"/>
          <table:table-cell table:formula="of:=IF([.S29]&lt;&gt;0;[.T29]/[.S29];0)" office:value-type="float" office:value="116.487327952381" calcext:value-type="float">
            <text:p>116,4873279524</text:p>
          </table:table-cell>
          <table:table-cell table:number-columns-repeated="3"/>
          <table:table-cell table:formula="of:=IF([.W29]&lt;&gt;0;[.X29]/[.W29];0)" office:value-type="float" office:value="703.377790142857" calcext:value-type="float">
            <text:p>703,3777901429</text:p>
          </table:table-cell>
          <table:table-cell table:number-columns-repeated="3"/>
          <table:table-cell table:formula="of:=IF([.AA29]&lt;&gt;0;[.AB29]/[.AA29];0)" office:value-type="float" office:value="422.985867" calcext:value-type="float">
            <text:p>422,985867</text:p>
          </table:table-cell>
          <table:table-cell table:number-columns-repeated="3"/>
          <table:table-cell table:formula="of:=IF([.AE29]&lt;&gt;0;[.AF29]/[.AE29];0)" office:value-type="float" office:value="320.7023193" calcext:value-type="float">
            <text:p>320,7023193</text:p>
          </table:table-cell>
          <table:table-cell table:number-columns-repeated="3"/>
          <table:table-cell table:formula="of:=IF([.AI29]&lt;&gt;0;[.AJ29]/[.AI29];0)" office:value-type="float" office:value="253.6139893" calcext:value-type="float">
            <text:p>253,6139893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IF([.C30]&lt;&gt;0;[.D30]/[.C30];0)" office:value-type="float" office:value="262.220725363636" calcext:value-type="float">
            <text:p>262,2207253636</text:p>
          </table:table-cell>
          <table:table-cell table:number-columns-repeated="3"/>
          <table:table-cell table:formula="of:=IF([.G30]&lt;&gt;0;[.H30]/[.G30];0)" office:value-type="float" office:value="177.218438" calcext:value-type="float">
            <text:p>177,218438</text:p>
          </table:table-cell>
          <table:table-cell table:number-columns-repeated="3"/>
          <table:table-cell table:formula="of:=IF([.K30]&lt;&gt;0;[.L30]/[.K30];0)" office:value-type="float" office:value="264.268160307692" calcext:value-type="float">
            <text:p>264,2681603077</text:p>
          </table:table-cell>
          <table:table-cell table:number-columns-repeated="3"/>
          <table:table-cell table:formula="of:=IF([.O30]&lt;&gt;0;[.P30]/[.O30];0)" office:value-type="float" office:value="284.5010254" calcext:value-type="float">
            <text:p>284,5010254</text:p>
          </table:table-cell>
          <table:table-cell table:number-columns-repeated="3"/>
          <table:table-cell table:formula="of:=IF([.S30]&lt;&gt;0;[.T30]/[.S30];0)" office:value-type="float" office:value="230.517991307692" calcext:value-type="float">
            <text:p>230,5179913077</text:p>
          </table:table-cell>
          <table:table-cell table:number-columns-repeated="3"/>
          <table:table-cell table:formula="of:=IF([.W30]&lt;&gt;0;[.X30]/[.W30];0)" office:value-type="float" office:value="267.4335938" calcext:value-type="float">
            <text:p>267,4335938</text:p>
          </table:table-cell>
          <table:table-cell table:number-columns-repeated="3"/>
          <table:table-cell table:formula="of:=IF([.AA30]&lt;&gt;0;[.AB30]/[.AA30];0)" office:value-type="float" office:value="118.433567571429" calcext:value-type="float">
            <text:p>118,4335675714</text:p>
          </table:table-cell>
          <table:table-cell table:number-columns-repeated="3"/>
          <table:table-cell table:formula="of:=IF([.AE30]&lt;&gt;0;[.AF30]/[.AE30];0)" office:value-type="float" office:value="289.486436666667" calcext:value-type="float">
            <text:p>289,4864366667</text:p>
          </table:table-cell>
          <table:table-cell table:number-columns-repeated="3"/>
          <table:table-cell table:formula="of:=IF([.AI30]&lt;&gt;0;[.AJ30]/[.AI30];0)" office:value-type="float" office:value="206.878417947368" calcext:value-type="float">
            <text:p>206,8784179474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IF([.C31]&lt;&gt;0;[.D31]/[.C31];0)" office:value-type="float" office:value="498.209838833333" calcext:value-type="float">
            <text:p>498,2098388333</text:p>
          </table:table-cell>
          <table:table-cell table:number-columns-repeated="3"/>
          <table:table-cell table:formula="of:=IF([.G31]&lt;&gt;0;[.H31]/[.G31];0)" office:value-type="float" office:value="180.718831416667" calcext:value-type="float">
            <text:p>180,7188314167</text:p>
          </table:table-cell>
          <table:table-cell table:number-columns-repeated="3"/>
          <table:table-cell table:formula="of:=IF([.K31]&lt;&gt;0;[.L31]/[.K31];0)" office:value-type="float" office:value="228.814910875" calcext:value-type="float">
            <text:p>228,814910875</text:p>
          </table:table-cell>
          <table:table-cell table:number-columns-repeated="3"/>
          <table:table-cell table:formula="of:=IF([.O31]&lt;&gt;0;[.P31]/[.O31];0)" office:value-type="float" office:value="343.763538727273" calcext:value-type="float">
            <text:p>343,7635387273</text:p>
          </table:table-cell>
          <table:table-cell table:number-columns-repeated="3"/>
          <table:table-cell table:formula="of:=IF([.S31]&lt;&gt;0;[.T31]/[.S31];0)" office:value-type="float" office:value="191.643998545455" calcext:value-type="float">
            <text:p>191,6439985455</text:p>
          </table:table-cell>
          <table:table-cell table:number-columns-repeated="3"/>
          <table:table-cell table:formula="of:=IF([.W31]&lt;&gt;0;[.X31]/[.W31];0)" office:value-type="float" office:value="408.476654" calcext:value-type="float">
            <text:p>408,476654</text:p>
          </table:table-cell>
          <table:table-cell table:number-columns-repeated="3"/>
          <table:table-cell table:formula="of:=IF([.AA31]&lt;&gt;0;[.AB31]/[.AA31];0)" office:value-type="float" office:value="229.1817626875" calcext:value-type="float">
            <text:p>229,1817626875</text:p>
          </table:table-cell>
          <table:table-cell table:number-columns-repeated="3"/>
          <table:table-cell table:formula="of:=IF([.AE31]&lt;&gt;0;[.AF31]/[.AE31];0)" office:value-type="float" office:value="299.122037766667" calcext:value-type="float">
            <text:p>299,1220377667</text:p>
          </table:table-cell>
          <table:table-cell table:number-columns-repeated="3"/>
          <table:table-cell table:formula="of:=IF([.AI31]&lt;&gt;0;[.AJ31]/[.AI31];0)" office:value-type="float" office:value="278.033691384615" calcext:value-type="float">
            <text:p>278,0336913846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IF([.C32]&lt;&gt;0;[.D32]/[.C32];0)" office:value-type="float" office:value="32.8077806198347" calcext:value-type="float">
            <text:p>32,8077806198</text:p>
          </table:table-cell>
          <table:table-cell table:number-columns-repeated="3"/>
          <table:table-cell table:formula="of:=IF([.G32]&lt;&gt;0;[.H32]/[.G32];0)" office:value-type="float" office:value="26.6660963769231" calcext:value-type="float">
            <text:p>26,6660963769</text:p>
          </table:table-cell>
          <table:table-cell table:number-columns-repeated="3"/>
          <table:table-cell table:formula="of:=IF([.K32]&lt;&gt;0;[.L32]/[.K32];0)" office:value-type="float" office:value="33.2386386494845" calcext:value-type="float">
            <text:p>33,2386386495</text:p>
          </table:table-cell>
          <table:table-cell table:number-columns-repeated="3"/>
          <table:table-cell table:formula="of:=IF([.O32]&lt;&gt;0;[.P32]/[.O32];0)" office:value-type="float" office:value="31.0312253577982" calcext:value-type="float">
            <text:p>31,0312253578</text:p>
          </table:table-cell>
          <table:table-cell table:number-columns-repeated="3"/>
          <table:table-cell table:formula="of:=IF([.S32]&lt;&gt;0;[.T32]/[.S32];0)" office:value-type="float" office:value="87.5650025" calcext:value-type="float">
            <text:p>87,5650025</text:p>
          </table:table-cell>
          <table:table-cell table:number-columns-repeated="3"/>
          <table:table-cell table:formula="of:=IF([.W32]&lt;&gt;0;[.X32]/[.W32];0)" office:value-type="float" office:value="30.379933875817" calcext:value-type="float">
            <text:p>30,3799338758</text:p>
          </table:table-cell>
          <table:table-cell table:number-columns-repeated="3"/>
          <table:table-cell table:formula="of:=IF([.AA32]&lt;&gt;0;[.AB32]/[.AA32];0)" office:value-type="float" office:value="27.1280587980769" calcext:value-type="float">
            <text:p>27,1280587981</text:p>
          </table:table-cell>
          <table:table-cell table:number-columns-repeated="3"/>
          <table:table-cell table:formula="of:=IF([.AE32]&lt;&gt;0;[.AF32]/[.AE32];0)" office:value-type="float" office:value="26.6889755191257" calcext:value-type="float">
            <text:p>26,6889755191</text:p>
          </table:table-cell>
          <table:table-cell table:number-columns-repeated="3"/>
          <table:table-cell table:formula="of:=IF([.AI32]&lt;&gt;0;[.AJ32]/[.AI32];0)" office:value-type="float" office:value="31.0507677624309" calcext:value-type="float">
            <text:p>31,0507677624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C33]&lt;&gt;0;[.D33]/[.C33];0)" office:value-type="float" office:value="229.542838533333" calcext:value-type="float">
            <text:p>229,5428385333</text:p>
          </table:table-cell>
          <table:table-cell table:number-columns-repeated="3"/>
          <table:table-cell table:formula="of:=IF([.G33]&lt;&gt;0;[.H33]/[.G33];0)" office:value-type="float" office:value="148.680873285714" calcext:value-type="float">
            <text:p>148,6808732857</text:p>
          </table:table-cell>
          <table:table-cell table:number-columns-repeated="3"/>
          <table:table-cell table:formula="of:=IF([.K33]&lt;&gt;0;[.L33]/[.K33];0)" office:value-type="float" office:value="225.9482178" calcext:value-type="float">
            <text:p>225,9482178</text:p>
          </table:table-cell>
          <table:table-cell table:number-columns-repeated="3"/>
          <table:table-cell table:formula="of:=IF([.O33]&lt;&gt;0;[.P33]/[.O33];0)" office:value-type="float" office:value="213.05478052381" calcext:value-type="float">
            <text:p>213,0547805238</text:p>
          </table:table-cell>
          <table:table-cell table:number-columns-repeated="3"/>
          <table:table-cell table:formula="of:=IF([.S33]&lt;&gt;0;[.T33]/[.S33];0)" office:value-type="float" office:value="410.902721774194" calcext:value-type="float">
            <text:p>410,9027217742</text:p>
          </table:table-cell>
          <table:table-cell table:number-columns-repeated="3"/>
          <table:table-cell table:formula="of:=IF([.W33]&lt;&gt;0;[.X33]/[.W33];0)" office:value-type="float" office:value="190.6633057" calcext:value-type="float">
            <text:p>190,6633057</text:p>
          </table:table-cell>
          <table:table-cell table:number-columns-repeated="3"/>
          <table:table-cell table:formula="of:=IF([.AA33]&lt;&gt;0;[.AB33]/[.AA33];0)" office:value-type="float" office:value="239.976101333333" calcext:value-type="float">
            <text:p>239,9761013333</text:p>
          </table:table-cell>
          <table:table-cell table:number-columns-repeated="3"/>
          <table:table-cell table:formula="of:=IF([.AE33]&lt;&gt;0;[.AF33]/[.AE33];0)" office:value-type="float" office:value="234.173038553191" calcext:value-type="float">
            <text:p>234,1730385532</text:p>
          </table:table-cell>
          <table:table-cell table:number-columns-repeated="3"/>
          <table:table-cell table:formula="of:=IF([.AI33]&lt;&gt;0;[.AJ33]/[.AI33];0)" office:value-type="float" office:value="213.05851564" calcext:value-type="float">
            <text:p>213,05851564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IF([.C34]&lt;&gt;0;[.D34]/[.C34];0)" office:value-type="float" office:value="204.664534533333" calcext:value-type="float">
            <text:p>204,6645345333</text:p>
          </table:table-cell>
          <table:table-cell table:number-columns-repeated="3"/>
          <table:table-cell table:formula="of:=IF([.G34]&lt;&gt;0;[.H34]/[.G34];0)" office:value-type="float" office:value="348.648999757576" calcext:value-type="float">
            <text:p>348,6489997576</text:p>
          </table:table-cell>
          <table:table-cell table:number-columns-repeated="3"/>
          <table:table-cell table:formula="of:=IF([.K34]&lt;&gt;0;[.L34]/[.K34];0)" office:value-type="float" office:value="466.58120725" calcext:value-type="float">
            <text:p>466,58120725</text:p>
          </table:table-cell>
          <table:table-cell table:number-columns-repeated="3"/>
          <table:table-cell table:formula="of:=IF([.O34]&lt;&gt;0;[.P34]/[.O34];0)" office:value-type="float" office:value="348.612060583333" calcext:value-type="float">
            <text:p>348,6120605833</text:p>
          </table:table-cell>
          <table:table-cell table:number-columns-repeated="3"/>
          <table:table-cell table:formula="of:=IF([.S34]&lt;&gt;0;[.T34]/[.S34];0)" office:value-type="float" office:value="1284.40820309091" calcext:value-type="float">
            <text:p>1284,4082030909</text:p>
          </table:table-cell>
          <table:table-cell table:number-columns-repeated="3"/>
          <table:table-cell table:formula="of:=IF([.W34]&lt;&gt;0;[.X34]/[.W34];0)" office:value-type="float" office:value="334.711161333333" calcext:value-type="float">
            <text:p>334,7111613333</text:p>
          </table:table-cell>
          <table:table-cell table:number-columns-repeated="3"/>
          <table:table-cell table:formula="of:=IF([.AA34]&lt;&gt;0;[.AB34]/[.AA34];0)" office:value-type="float" office:value="283.698617769231" calcext:value-type="float">
            <text:p>283,6986177692</text:p>
          </table:table-cell>
          <table:table-cell table:number-columns-repeated="3"/>
          <table:table-cell table:formula="of:=IF([.AE34]&lt;&gt;0;[.AF34]/[.AE34];0)" office:value-type="float" office:value="396.291626" calcext:value-type="float">
            <text:p>396,291626</text:p>
          </table:table-cell>
          <table:table-cell table:number-columns-repeated="3"/>
          <table:table-cell table:formula="of:=IF([.AI34]&lt;&gt;0;[.AJ34]/[.AI34];0)" office:value-type="float" office:value="266.087965730769" calcext:value-type="float">
            <text:p>266,0879657308</text:p>
          </table:table-cell>
        </table:table-row>
        <table:table-row table:style-name="ro1">
          <table:table-cell/>
          <table:table-cell table:style-name="ce1"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"/>
          <table:table-cell table:style-name="ce1" office:value-type="string" calcext:value-type="string">
            <text:p>Avg. Time / Stall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Std. Error</text:p>
          </table:table-cell>
          <table:table-cell table:number-columns-repeated="29"/>
        </table:table-row>
        <table:table-row table:style-name="ro1">
          <table:table-cell table:number-columns-repeated="3"/>
          <table:table-cell table:formula="of:=AVERAGE([.D45:.AJ74])" office:value-type="float" office:value="650.688923033537" calcext:value-type="float">
            <text:p>650,6889230335</text:p>
          </table:table-cell>
          <table:table-cell table:formula="of:=STDEV([.D45:.AJ74])" office:value-type="float" office:value="710.690006680956" calcext:value-type="float">
            <text:p>710,690006681</text:p>
          </table:table-cell>
          <table:table-cell table:formula="of:=COUNT([.D45:.AJ74])" office:value-type="float" office:value="270" calcext:value-type="float">
            <text:p>270</text:p>
          </table:table-cell>
          <table:table-cell table:formula="of:=2*[.E78]/SQRT([.F78])" office:value-type="float" office:value="86.5024329005905" calcext:value-type="float">
            <text:p>86,5024329006</text:p>
          </table:table-cell>
          <table:table-cell table:number-columns-repeated="29"/>
        </table:table-row>
      </table:table>
      <table:table table:name="Data Overview" table:style-name="ta1">
        <table:shapes>
          <draw:frame draw:z-index="0" draw:style-name="gr1" draw:text-style-name="P1" svg:width="159.99mm" svg:height="89.99mm" svg:x="4.71mm" svg:y="54.97mm">
            <loext:p draw:notify-on-update-of-ranges="'Data Overview'.A4:'Data Overview'.A12 'Data Overview'.B4:'Data Overview'.B12 'Data Overview'.C4:'Data Overview'.C12 'Data Overview'.C4:'Data Overview'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.46mm" svg:y="147.69mm">
            <loext:p draw:notify-on-update-of-ranges="'Data Overview'.A4:'Data Overview'.A12 'Data Overview'.D4:'Data Overview'.D12 'Data Overview'.E4:'Data Overview'.E12 'Data Overview'.E4:'Data Overview'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70.14mm" svg:y="55.19mm">
            <loext:p draw:notify-on-update-of-ranges="'Data Overview'.A4:'Data Overview'.A12 'Data Overview'.F4:'Data Overview'.F12 'Data Overview'.G4:'Data Overview'.G12 'Data Overview'.G4:'Data Overview'.G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159.99mm" svg:height="89.99mm" svg:x="169.95mm" svg:y="147.01mm">
            <loext:p draw:notify-on-update-of-ranges="'Data Overview'.A4:'Data Overview'.A12 'Data Overview'.N4:'Data Overview'.N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1" table:default-cell-style-name="ce4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2" table:default-cell-style-name="ce27"/>
        <table:table-column table:style-name="co15" table:default-cell-style-name="ce27"/>
        <table:table-column table:style-name="co12" table:default-cell-style-name="ce31"/>
        <table:table-column table:style-name="co5" table:default-cell-style-name="ce35"/>
        <table:table-column table:style-name="co5" table:default-cell-style-name="ce37"/>
        <table:table-column table:style-name="co5" table:number-columns-repeated="2" table:default-cell-style-name="ce31"/>
        <table:table-column table:style-name="co5" table:number-columns-repeated="3" table:default-cell-style-name="ce39"/>
        <table:table-column table:style-name="co5" table:number-columns-repeated="2" table:default-cell-style-name="ce31"/>
        <table:table-row table:style-name="ro2">
          <table:table-cell table:style-name="ce23" office:value-type="string" calcext:value-type="string" table:number-columns-spanned="14" table:number-rows-spanned="1">
            <text:p>RANDOM WAY POINT</text:p>
          </table:table-cell>
          <table:covered-table-cell table:number-columns-repeated="13" table:style-name="Default"/>
          <table:table-cell table:style-name="Default" table:number-columns-repeated="2"/>
        </table:table-row>
        <table:table-row table:style-name="ro1">
          <table:table-cell table:style-name="ce24" office:value-type="string" calcext:value-type="string" table:number-columns-spanned="1" table:number-rows-spanned="2">
            <text:p>Number or UAVs</text:p>
          </table:table-cell>
          <table:table-cell table:style-name="ce22" office:value-type="string" calcext:value-type="string" table:number-columns-spanned="2" table:number-rows-spanned="1">
            <text:p>Initialization time</text:p>
          </table:table-cell>
          <table:covered-table-cell table:style-name="ce29"/>
          <table:table-cell table:style-name="ce22" office:value-type="string" calcext:value-type="string" table:number-columns-spanned="2" table:number-rows-spanned="1">
            <text:p>Number of stalls</text:p>
          </table:table-cell>
          <table:covered-table-cell table:style-name="ce29"/>
          <table:table-cell table:style-name="ce22" office:value-type="string" calcext:value-type="string" table:number-columns-spanned="2" table:number-rows-spanned="1">
            <text:p>Stall time</text:p>
          </table:table-cell>
          <table:covered-table-cell table:style-name="ce29"/>
          <table:table-cell table:style-name="ce33" office:value-type="string" calcext:value-type="string" table:number-columns-spanned="7" table:number-rows-spanned="1">
            <text:p>MOS</text:p>
          </table:table-cell>
          <table:covered-table-cell table:number-columns-repeated="4" table:style-name="ce33"/>
          <table:covered-table-cell table:number-columns-repeated="2" table:style-name="ce10"/>
          <table:table-cell table:style-name="ce33" office:value-type="string" calcext:value-type="string" table:number-columns-spanned="2" table:number-rows-spanned="1">
            <text:p>Avg. Time per Stall</text:p>
          </table:table-cell>
          <table:covered-table-cell table:style-name="Default"/>
        </table:table-row>
        <table:table-row table:style-name="ro1">
          <table:covered-table-cell/>
          <table:table-cell table:style-name="ce26" office:value-type="string" calcext:value-type="string">
            <text:p>Avg</text:p>
          </table:table-cell>
          <table:table-cell table:style-name="ce30" office:value-type="string" calcext:value-type="string">
            <text:p>Std error</text:p>
          </table:table-cell>
          <table:table-cell table:style-name="ce26" office:value-type="string" calcext:value-type="string">
            <text:p>Avg</text:p>
          </table:table-cell>
          <table:table-cell table:style-name="ce30" office:value-type="string" calcext:value-type="string">
            <text:p>Std error</text:p>
          </table:table-cell>
          <table:table-cell table:style-name="ce26" office:value-type="string" calcext:value-type="string">
            <text:p>Avg</text:p>
          </table:table-cell>
          <table:table-cell table:style-name="ce30" office:value-type="string" calcext:value-type="string">
            <text:p>Std error</text:p>
          </table:table-cell>
          <table:table-cell table:style-name="ce34" office:value-type="string" calcext:value-type="string">
            <text:p>Q_ini</text:p>
          </table:table-cell>
          <table:table-cell table:style-name="ce34" office:value-type="string" calcext:value-type="string">
            <text:p>Lambda</text:p>
          </table:table-cell>
          <table:table-cell table:style-name="ce34" office:value-type="string" calcext:value-type="string">
            <text:p>a</text:p>
          </table:table-cell>
          <table:table-cell table:style-name="ce34" office:value-type="string" calcext:value-type="string">
            <text:p>b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string" calcext:value-type="string">
            <text:p>MOS2</text:p>
          </table:table-cell>
          <table:table-cell table:style-name="ce34" office:value-type="string" calcext:value-type="string">
            <text:p>MOS_Final</text:p>
          </table:table-cell>
          <table:table-cell table:style-name="ce34" office:value-type="string" calcext:value-type="string">
            <text:p>Avg</text:p>
          </table:table-cell>
          <table:table-cell table:style-name="ce34" office:value-type="string" calcext:value-type="string">
            <text:p>Std 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C1.B40]" office:value-type="float" office:value="1214.6157613" calcext:value-type="float">
            <text:p>1214,615761</text:p>
          </table:table-cell>
          <table:table-cell table:formula="of:=[C1.E40]" office:value-type="float" office:value="61.8429555334588" calcext:value-type="float">
            <text:p>61,842956</text:p>
          </table:table-cell>
          <table:table-cell table:formula="of:=[C1.$B$41]" office:value-type="float" office:value="0" calcext:value-type="float">
            <text:p>0,000000</text:p>
          </table:table-cell>
          <table:table-cell table:formula="of:=[C1.$E$41]" office:value-type="float" office:value="0" calcext:value-type="float">
            <text:p>0,000000</text:p>
          </table:table-cell>
          <table:table-cell table:formula="of:=[C1.$B$42]" office:value-type="float" office:value="0" calcext:value-type="float">
            <text:p>0,000000</text:p>
          </table:table-cell>
          <table:table-cell table:formula="of:=[C1.$E$42]" office:value-type="float" office:value="0" calcext:value-type="float">
            <text:p>0,000000</text:p>
          </table:table-cell>
          <table:table-cell table:formula="of:=-0.963*LOG10(([.B4]/1000)+5.381)+5" office:value-type="float" office:value="4.21105710069144" calcext:value-type="float">
            <text:p>4,21</text:p>
          </table:table-cell>
          <table:table-cell table:formula="of:=([.F4]/1000)/([.F4]/1000+60)" office:value-type="float" office:value="0" calcext:value-type="float">
            <text:p>0,0000000</text:p>
          </table:table-cell>
          <table:table-cell table:formula="of:=IF([.$I4]&lt;0.05;3.012682983;IF([.$I4]&lt;0.1;3.098391523;IF([.$I4]&lt;0.2;3.190341904;IF([.$I4]&lt;0.5;3.248113258;3.302343627))))" office:value-type="float" office:value="3.012682983" calcext:value-type="float">
            <text:p>3,012683</text:p>
          </table:table-cell>
          <table:table-cell table:formula="of:=IF([.$I4]&lt;0.05;0.765328992;IF([.$I4]&lt;0.1;0.994413063;IF([.$I4]&lt;0.2;1.520322299;IF([.$I4]&lt;0.5;1.69389348;1.888050118))))" office:value-type="float" office:value="0.765328992" calcext:value-type="float">
            <text:p>0,765329</text:p>
          </table:table-cell>
          <table:table-cell table:formula="of:=IF([.$I4]&lt;0.05;1.991;IF([.$I4]&lt;0.1;1.901;IF([.$I4]&lt;0.2;1.810138616;IF([.$I4]&lt;0.5;1.751982415;1.697472392))))" office:value-type="float" office:value="1.991" calcext:value-type="float">
            <text:p>1,991</text:p>
          </table:table-cell>
          <table:table-cell table:style-name="ce41" table:formula="of:=IF([.D4]&gt;6;1;[.$J4]*(EXP(1)^(-[.$K4]*[.$D4]))+[.$L4])" office:value-type="float" office:value="5.003682983" calcext:value-type="float">
            <text:p>5,003682983</text:p>
          </table:table-cell>
          <table:table-cell table:style-name="ce41" table:formula="of:=ROUND((MIN([.$H4];[.$M4]));0)" office:value-type="float" office:value="4" calcext:value-type="float">
            <text:p>4</text:p>
          </table:table-cell>
          <table:table-cell table:formula="of:=[C1.D78]" office:value-type="float" office:value="0" calcext:value-type="float">
            <text:p>0,000000</text:p>
          </table:table-cell>
          <table:table-cell table:formula="of:=[C1.G78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C2.B40]" office:value-type="float" office:value="1213.8852651" calcext:value-type="float">
            <text:p>1213,885265</text:p>
          </table:table-cell>
          <table:table-cell table:formula="of:=[C2.E40]" office:value-type="float" office:value="73.0866209741533" calcext:value-type="float">
            <text:p>73,086621</text:p>
          </table:table-cell>
          <table:table-cell table:formula="of:=[C2.$B$41]" office:value-type="float" office:value="0.25" calcext:value-type="float">
            <text:p>0,250000</text:p>
          </table:table-cell>
          <table:table-cell table:formula="of:=[C2.$E$41]" office:value-type="float" office:value="0.12235910841629" calcext:value-type="float">
            <text:p>0,122359</text:p>
          </table:table-cell>
          <table:table-cell table:formula="of:=[C2.$B$42]" office:value-type="float" office:value="16.3794662" calcext:value-type="float">
            <text:p>16,379466</text:p>
          </table:table-cell>
          <table:table-cell table:formula="of:=[C2.$E$42]" office:value-type="float" office:value="15.2194133342215" calcext:value-type="float">
            <text:p>15,219413</text:p>
          </table:table-cell>
          <table:table-cell table:formula="of:=-0.963*LOG10(([.B5]/1000)+5.381)+5" office:value-type="float" office:value="4.21110342375393" calcext:value-type="float">
            <text:p>4,21</text:p>
          </table:table-cell>
          <table:table-cell table:formula="of:=([.F5]/1000)/([.F5]/1000+60)" office:value-type="float" office:value="0.00027291659952971" calcext:value-type="float">
            <text:p>0,0002729</text:p>
          </table:table-cell>
          <table:table-cell table:formula="of:=IF([.I5]&lt;0.05;3.012682983;IF([.I5]&lt;0.1;3.098391523;IF([.I5]&lt;0.2;3.190341904;IF([.I5]&lt;0.5;3.248113258;3.302343627))))" office:value-type="float" office:value="3.012682983" calcext:value-type="float">
            <text:p>3,012683</text:p>
          </table:table-cell>
          <table:table-cell table:formula="of:=IF([.$I5]&lt;0.05;0.765328992;IF([.$I5]&lt;0.1;0.994413063;IF([.$I5]&lt;0.2;1.520322299;IF([.$I5]&lt;0.5;1.69389348;1.888050118))))" office:value-type="float" office:value="0.765328992" calcext:value-type="float">
            <text:p>0,765329</text:p>
          </table:table-cell>
          <table:table-cell table:formula="of:=IF([.$I5]&lt;0.05;1.991;IF([.$I5]&lt;0.1;1.901;IF([.$I5]&lt;0.2;1.810138616;IF([.$I5]&lt;0.5;1.751982415;1.697472392))))" office:value-type="float" office:value="1.991" calcext:value-type="float">
            <text:p>1,991</text:p>
          </table:table-cell>
          <table:table-cell table:formula="of:=IF([.D5]&gt;6;1;[.$J5]*(EXP(1)^(-[.$K5]*[.$D5]))+[.$L5])" office:value-type="float" office:value="4.47904880344451" calcext:value-type="float">
            <text:p>4,4790488034</text:p>
          </table:table-cell>
          <table:table-cell table:formula="of:=ROUND((MIN([.$H5];[.$M5]));0)" office:value-type="float" office:value="4" calcext:value-type="float">
            <text:p>4</text:p>
          </table:table-cell>
          <table:table-cell table:style-name="ce42" table:formula="of:=[C2.D78]" office:value-type="float" office:value="15.86497455" calcext:value-type="float">
            <text:p>15,864975</text:p>
          </table:table-cell>
          <table:table-cell table:formula="of:=[C2.G78]" office:value-type="float" office:value="15.1500823852053" calcext:value-type="float">
            <text:p>15,1500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C3.B40]" office:value-type="float" office:value="1219.77256672222" calcext:value-type="float">
            <text:p>1219,772567</text:p>
          </table:table-cell>
          <table:table-cell table:formula="of:=[C3.E40]" office:value-type="float" office:value="48.2743671528239" calcext:value-type="float">
            <text:p>48,274367</text:p>
          </table:table-cell>
          <table:table-cell table:formula="of:=[C3.$B$41]" office:value-type="float" office:value="2.01111111111111" calcext:value-type="float">
            <text:p>2,011111</text:p>
          </table:table-cell>
          <table:table-cell table:formula="of:=[C3.$E$41]" office:value-type="float" office:value="0.87209160341017" calcext:value-type="float">
            <text:p>0,872092</text:p>
          </table:table-cell>
          <table:table-cell table:formula="of:=[C3.$B$42]" office:value-type="float" office:value="174.624198188889" calcext:value-type="float">
            <text:p>174,624198</text:p>
          </table:table-cell>
          <table:table-cell table:formula="of:=[C3.$E$42]" office:value-type="float" office:value="57.9190799946062" calcext:value-type="float">
            <text:p>57,919080</text:p>
          </table:table-cell>
          <table:table-cell table:formula="of:=-0.963*LOG10(([.B6]/1000)+5.381)+5" office:value-type="float" office:value="4.21073023730638" calcext:value-type="float">
            <text:p>4,21</text:p>
          </table:table-cell>
          <table:table-cell table:formula="of:=([.F6]/1000)/([.F6]/1000+60)" office:value-type="float" office:value="0.00290195743663896" calcext:value-type="float">
            <text:p>0,0029020</text:p>
          </table:table-cell>
          <table:table-cell table:formula="of:=IF([.I6]&lt;0.05;3.012682983;IF([.I6]&lt;0.1;3.098391523;IF([.I6]&lt;0.2;3.190341904;IF([.I6]&lt;0.5;3.248113258;3.302343627))))" office:value-type="float" office:value="3.012682983" calcext:value-type="float">
            <text:p>3,012683</text:p>
          </table:table-cell>
          <table:table-cell table:formula="of:=IF([.$I6]&lt;0.05;0.765328992;IF([.$I6]&lt;0.1;0.994413063;IF([.$I6]&lt;0.2;1.520322299;IF([.$I6]&lt;0.5;1.69389348;1.888050118))))" office:value-type="float" office:value="0.765328992" calcext:value-type="float">
            <text:p>0,765329</text:p>
          </table:table-cell>
          <table:table-cell table:formula="of:=IF([.$I6]&lt;0.05;1.991;IF([.$I6]&lt;0.1;1.901;IF([.$I6]&lt;0.2;1.810138616;IF([.$I6]&lt;0.5;1.751982415;1.697472392))))" office:value-type="float" office:value="1.991" calcext:value-type="float">
            <text:p>1,991</text:p>
          </table:table-cell>
          <table:table-cell table:formula="of:=IF([.D6]&gt;6;1;[.$J6]*(EXP(1)^(-[.$K6]*[.$D6]))+[.$L6])" office:value-type="float" office:value="2.63740398863999" calcext:value-type="float">
            <text:p>2,6374039886</text:p>
          </table:table-cell>
          <table:table-cell table:formula="of:=ROUND((MIN([.$H6];[.$M6]));0)" office:value-type="float" office:value="3" calcext:value-type="float">
            <text:p>3</text:p>
          </table:table-cell>
          <table:table-cell table:style-name="ce42" table:formula="of:=[C3.D78]" office:value-type="float" office:value="70.1520503137427" calcext:value-type="float">
            <text:p>70,152050</text:p>
          </table:table-cell>
          <table:table-cell table:formula="of:=[C3.G78]" office:value-type="float" office:value="16.7601642717245" calcext:value-type="float">
            <text:p>16,7601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C4.B40]" office:value-type="float" office:value="1251.03436938333" calcext:value-type="float">
            <text:p>1251,034369</text:p>
          </table:table-cell>
          <table:table-cell table:formula="of:=[C4.E40]" office:value-type="float" office:value="40.8356669731202" calcext:value-type="float">
            <text:p>40,835667</text:p>
          </table:table-cell>
          <table:table-cell table:formula="of:=[C4.$B$41]" office:value-type="float" office:value="6.6" calcext:value-type="float">
            <text:p>6,600000</text:p>
          </table:table-cell>
          <table:table-cell table:formula="of:=[C4.$E$41]" office:value-type="float" office:value="2.57050714894962" calcext:value-type="float">
            <text:p>2,570507</text:p>
          </table:table-cell>
          <table:table-cell table:formula="of:=[C4.$B$42]" office:value-type="float" office:value="448.369001933333" calcext:value-type="float">
            <text:p>448,369002</text:p>
          </table:table-cell>
          <table:table-cell table:formula="of:=[C4.$E$42]" office:value-type="float" office:value="113.846115428678" calcext:value-type="float">
            <text:p>113,846115</text:p>
          </table:table-cell>
          <table:table-cell table:formula="of:=-0.963*LOG10(([.B7]/1000)+5.381)+5" office:value-type="float" office:value="4.20875416221869" calcext:value-type="float">
            <text:p>4,21</text:p>
          </table:table-cell>
          <table:table-cell table:formula="of:=([.F7]/1000)/([.F7]/1000+60)" office:value-type="float" office:value="0.00741738791858872" calcext:value-type="float">
            <text:p>0,0074174</text:p>
          </table:table-cell>
          <table:table-cell table:formula="of:=IF([.I7]&lt;0.05;3.012682983;IF([.I7]&lt;0.1;3.098391523;IF([.I7]&lt;0.2;3.190341904;IF([.I7]&lt;0.5;3.248113258;3.302343627))))" office:value-type="float" office:value="3.012682983" calcext:value-type="float">
            <text:p>3,012683</text:p>
          </table:table-cell>
          <table:table-cell table:formula="of:=IF([.$I7]&lt;0.05;0.765328992;IF([.$I7]&lt;0.1;0.994413063;IF([.$I7]&lt;0.2;1.520322299;IF([.$I7]&lt;0.5;1.69389348;1.888050118))))" office:value-type="float" office:value="0.765328992" calcext:value-type="float">
            <text:p>0,765329</text:p>
          </table:table-cell>
          <table:table-cell table:formula="of:=IF([.$I7]&lt;0.05;1.991;IF([.$I7]&lt;0.1;1.901;IF([.$I7]&lt;0.2;1.810138616;IF([.$I7]&lt;0.5;1.751982415;1.697472392))))" office:value-type="float" office:value="1.991" calcext:value-type="float">
            <text:p>1,991</text:p>
          </table:table-cell>
          <table:table-cell table:formula="of:=IF([.D7]&gt;6;1;[.$J7]*(EXP(1)^(-[.$K7]*[.$D7]))+[.$L7])" office:value-type="float" office:value="1" calcext:value-type="float">
            <text:p>1</text:p>
          </table:table-cell>
          <table:table-cell table:formula="of:=ROUND((MIN([.$H7];[.$M7]));0)" office:value-type="float" office:value="1" calcext:value-type="float">
            <text:p>1</text:p>
          </table:table-cell>
          <table:table-cell table:formula="of:=[C4.D78]" office:value-type="float" office:value="107.215279829957" calcext:value-type="float">
            <text:p>107,215280</text:p>
          </table:table-cell>
          <table:table-cell table:formula="of:=[C4.G78]" office:value-type="float" office:value="21.8117580345893" calcext:value-type="float">
            <text:p>21,811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C5.B40]" office:value-type="float" office:value="1290.6120829" calcext:value-type="float">
            <text:p>1290,612083</text:p>
          </table:table-cell>
          <table:table-cell table:formula="of:=[C5.E40]" office:value-type="float" office:value="29.5056697375797" calcext:value-type="float">
            <text:p>29,505670</text:p>
          </table:table-cell>
          <table:table-cell table:formula="of:=[C5.$B$41]" office:value-type="float" office:value="14.6333333333333" calcext:value-type="float">
            <text:p>14,633333</text:p>
          </table:table-cell>
          <table:table-cell table:formula="of:=[C5.$E$41]" office:value-type="float" office:value="2.17430894504807" calcext:value-type="float">
            <text:p>2,174309</text:p>
          </table:table-cell>
          <table:table-cell table:formula="of:=[C5.$B$42]" office:value-type="float" office:value="2243.2503835" calcext:value-type="float">
            <text:p>2243,250384</text:p>
          </table:table-cell>
          <table:table-cell table:formula="of:=[C5.$E$42]" office:value-type="float" office:value="99.6344918091429" calcext:value-type="float">
            <text:p>99,634492</text:p>
          </table:table-cell>
          <table:table-cell table:formula="of:=-0.963*LOG10(([.B8]/1000)+5.381)+5" office:value-type="float" office:value="4.20626575254514" calcext:value-type="float">
            <text:p>4,21</text:p>
          </table:table-cell>
          <table:table-cell table:formula="of:=([.F8]/1000)/([.F8]/1000+60)" office:value-type="float" office:value="0.0360400584750738" calcext:value-type="float">
            <text:p>0,0360401</text:p>
          </table:table-cell>
          <table:table-cell table:formula="of:=IF([.I8]&lt;0.05;3.012682983;IF([.I8]&lt;0.1;3.098391523;IF([.I8]&lt;0.2;3.190341904;IF([.I8]&lt;0.5;3.248113258;3.302343627))))" office:value-type="float" office:value="3.012682983" calcext:value-type="float">
            <text:p>3,012683</text:p>
          </table:table-cell>
          <table:table-cell table:formula="of:=IF([.$I8]&lt;0.05;0.765328992;IF([.$I8]&lt;0.1;0.994413063;IF([.$I8]&lt;0.2;1.520322299;IF([.$I8]&lt;0.5;1.69389348;1.888050118))))" office:value-type="float" office:value="0.765328992" calcext:value-type="float">
            <text:p>0,765329</text:p>
          </table:table-cell>
          <table:table-cell table:formula="of:=IF([.$I8]&lt;0.05;1.991;IF([.$I8]&lt;0.1;1.901;IF([.$I8]&lt;0.2;1.810138616;IF([.$I8]&lt;0.5;1.751982415;1.697472392))))" office:value-type="float" office:value="1.991" calcext:value-type="float">
            <text:p>1,991</text:p>
          </table:table-cell>
          <table:table-cell table:formula="of:=IF([.D8]&gt;6;1;[.$J8]*(EXP(1)^(-[.$K8]*[.$D8]))+[.$L8])" office:value-type="float" office:value="1" calcext:value-type="float">
            <text:p>1</text:p>
          </table:table-cell>
          <table:table-cell table:formula="of:=ROUND((MIN([.$H8];[.$M8]));0)" office:value-type="float" office:value="1" calcext:value-type="float">
            <text:p>1</text:p>
          </table:table-cell>
          <table:table-cell table:style-name="ce42" table:formula="of:=[C5.D78]" office:value-type="float" office:value="118.823723296456" calcext:value-type="float">
            <text:p>118,823723</text:p>
          </table:table-cell>
          <table:table-cell table:formula="of:=[C5.G78]" office:value-type="float" office:value="16.8001793586237" calcext:value-type="float">
            <text:p>16,8001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C6.B40]" office:value-type="float" office:value="1281.60417072778" calcext:value-type="float">
            <text:p>1281,604171</text:p>
          </table:table-cell>
          <table:table-cell table:formula="of:=[C6.E40]" office:value-type="float" office:value="32.1842906271872" calcext:value-type="float">
            <text:p>32,184291</text:p>
          </table:table-cell>
          <table:table-cell table:formula="of:=[C6.$B$41]" office:value-type="float" office:value="14.8444444444444" calcext:value-type="float">
            <text:p>14,844444</text:p>
          </table:table-cell>
          <table:table-cell table:formula="of:=[C6.$E$41]" office:value-type="float" office:value="4.32117826030688" calcext:value-type="float">
            <text:p>4,321178</text:p>
          </table:table-cell>
          <table:table-cell table:formula="of:=[C6.$B$42]" office:value-type="float" office:value="2261.52340338889" calcext:value-type="float">
            <text:p>2261,523403</text:p>
          </table:table-cell>
          <table:table-cell table:formula="of:=[C6.$E$42]" office:value-type="float" office:value="353.444789986779" calcext:value-type="float">
            <text:p>353,444790</text:p>
          </table:table-cell>
          <table:table-cell table:formula="of:=-0.963*LOG10(([.B9]/1000)+5.381)+5" office:value-type="float" office:value="4.20683081611527" calcext:value-type="float">
            <text:p>4,21</text:p>
          </table:table-cell>
          <table:table-cell table:formula="of:=([.F9]/1000)/([.F9]/1000+60)" office:value-type="float" office:value="0.0363229693037963" calcext:value-type="float">
            <text:p>0,0363230</text:p>
          </table:table-cell>
          <table:table-cell table:formula="of:=IF([.I9]&lt;0.05;3.012682983;IF([.I9]&lt;0.1;3.098391523;IF([.I9]&lt;0.2;3.190341904;IF([.I9]&lt;0.5;3.248113258;3.302343627))))" office:value-type="float" office:value="3.012682983" calcext:value-type="float">
            <text:p>3,012683</text:p>
          </table:table-cell>
          <table:table-cell table:formula="of:=IF([.$I9]&lt;0.05;0.765328992;IF([.$I9]&lt;0.1;0.994413063;IF([.$I9]&lt;0.2;1.520322299;IF([.$I9]&lt;0.5;1.69389348;1.888050118))))" office:value-type="float" office:value="0.765328992" calcext:value-type="float">
            <text:p>0,765329</text:p>
          </table:table-cell>
          <table:table-cell table:formula="of:=IF([.$I9]&lt;0.05;1.991;IF([.$I9]&lt;0.1;1.901;IF([.$I9]&lt;0.2;1.810138616;IF([.$I9]&lt;0.5;1.751982415;1.697472392))))" office:value-type="float" office:value="1.991" calcext:value-type="float">
            <text:p>1,991</text:p>
          </table:table-cell>
          <table:table-cell table:formula="of:=IF([.D9]&gt;6;1;[.$J9]*(EXP(1)^(-[.$K9]*[.$D9]))+[.$L9])" office:value-type="float" office:value="1" calcext:value-type="float">
            <text:p>1</text:p>
          </table:table-cell>
          <table:table-cell table:formula="of:=ROUND((MIN([.$H9];[.$M9]));0)" office:value-type="float" office:value="1" calcext:value-type="float">
            <text:p>1</text:p>
          </table:table-cell>
          <table:table-cell table:style-name="ce42" table:formula="of:=[C6.D78]" office:value-type="float" office:value="221.055966500739" calcext:value-type="float">
            <text:p>221,055967</text:p>
          </table:table-cell>
          <table:table-cell table:formula="of:=[C6.G78]" office:value-type="float" office:value="25.4080928437663" calcext:value-type="float">
            <text:p>25,4080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C7.B40]" office:value-type="float" office:value="1047.81846106667" calcext:value-type="float">
            <text:p>1047,818461</text:p>
          </table:table-cell>
          <table:table-cell table:formula="of:=[C7.E40]" office:value-type="float" office:value="22.6610558746442" calcext:value-type="float">
            <text:p>22,661056</text:p>
          </table:table-cell>
          <table:table-cell table:formula="of:=[C7.$B$41]" office:value-type="float" office:value="24.4714285714286" calcext:value-type="float">
            <text:p>24,471429</text:p>
          </table:table-cell>
          <table:table-cell table:formula="of:=[C7.$E$41]" office:value-type="float" office:value="6.09611127403608" calcext:value-type="float">
            <text:p>6,096111</text:p>
          </table:table-cell>
          <table:table-cell table:formula="of:=[C7.$B$42]" office:value-type="float" office:value="1771.90411505714" calcext:value-type="float">
            <text:p>1771,904115</text:p>
          </table:table-cell>
          <table:table-cell table:formula="of:=[C7.$E$42]" office:value-type="float" office:value="266.060190872936" calcext:value-type="float">
            <text:p>266,060191</text:p>
          </table:table-cell>
          <table:table-cell table:formula="of:=-0.963*LOG10(([.B10]/1000)+5.381)+5" office:value-type="float" office:value="4.22176969080639" calcext:value-type="float">
            <text:p>4,22</text:p>
          </table:table-cell>
          <table:table-cell table:formula="of:=([.F10]/1000)/([.F10]/1000+60)" office:value-type="float" office:value="0.0286846283992925" calcext:value-type="float">
            <text:p>0,0286846</text:p>
          </table:table-cell>
          <table:table-cell table:formula="of:=IF([.I10]&lt;0.05;3.012682983;IF([.I10]&lt;0.1;3.098391523;IF([.I10]&lt;0.2;3.190341904;IF([.I10]&lt;0.5;3.248113258;3.302343627))))" office:value-type="float" office:value="3.012682983" calcext:value-type="float">
            <text:p>3,012683</text:p>
          </table:table-cell>
          <table:table-cell table:formula="of:=IF([.$I10]&lt;0.05;0.765328992;IF([.$I10]&lt;0.1;0.994413063;IF([.$I10]&lt;0.2;1.520322299;IF([.$I10]&lt;0.5;1.69389348;1.888050118))))" office:value-type="float" office:value="0.765328992" calcext:value-type="float">
            <text:p>0,765329</text:p>
          </table:table-cell>
          <table:table-cell table:formula="of:=IF([.$I10]&lt;0.05;1.991;IF([.$I10]&lt;0.1;1.901;IF([.$I10]&lt;0.2;1.810138616;IF([.$I10]&lt;0.5;1.751982415;1.697472392))))" office:value-type="float" office:value="1.991" calcext:value-type="float">
            <text:p>1,991</text:p>
          </table:table-cell>
          <table:table-cell table:formula="of:=IF([.D10]&gt;6;1;[.$J10]*(EXP(1)^(-[.$K10]*[.$D10]))+[.$L10])" office:value-type="float" office:value="1" calcext:value-type="float">
            <text:p>1</text:p>
          </table:table-cell>
          <table:table-cell table:formula="of:=ROUND((MIN([.$H10];[.$M10]));0)" office:value-type="float" office:value="1" calcext:value-type="float">
            <text:p>1</text:p>
          </table:table-cell>
          <table:table-cell table:formula="of:=[C7.D78]" office:value-type="float" office:value="167.962076095773" calcext:value-type="float">
            <text:p>167,962076</text:p>
          </table:table-cell>
          <table:table-cell table:formula="of:=[C7.G78]" office:value-type="float" office:value="29.8313054446466" calcext:value-type="float">
            <text:p>29,8313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C8.B40]" office:value-type="float" office:value="1058.5454437125" calcext:value-type="float">
            <text:p>1058,545444</text:p>
          </table:table-cell>
          <table:table-cell table:formula="of:=[C8.E40]" office:value-type="float" office:value="25.5374328337506" calcext:value-type="float">
            <text:p>25,537433</text:p>
          </table:table-cell>
          <table:table-cell table:formula="of:=[C8.$B$41]" office:value-type="float" office:value="47.5666666666667" calcext:value-type="float">
            <text:p>47,566667</text:p>
          </table:table-cell>
          <table:table-cell table:formula="of:=[C8.$E$41]" office:value-type="float" office:value="8.1067964553216" calcext:value-type="float">
            <text:p>8,106796</text:p>
          </table:table-cell>
          <table:table-cell table:formula="of:=[C8.$B$42]" office:value-type="float" office:value="3483.3234767875" calcext:value-type="float">
            <text:p>3483,323477</text:p>
          </table:table-cell>
          <table:table-cell table:formula="of:=[C8.$E$42]" office:value-type="float" office:value="413.189006862841" calcext:value-type="float">
            <text:p>413,189007</text:p>
          </table:table-cell>
          <table:table-cell table:formula="of:=-0.963*LOG10(([.B11]/1000)+5.381)+5" office:value-type="float" office:value="4.22107243050568" calcext:value-type="float">
            <text:p>4,22</text:p>
          </table:table-cell>
          <table:table-cell table:formula="of:=([.F11]/1000)/([.F11]/1000+60)" office:value-type="float" office:value="0.0548698978883985" calcext:value-type="float">
            <text:p>0,0548699</text:p>
          </table:table-cell>
          <table:table-cell table:formula="of:=IF([.I11]&lt;0.05;3.012682983;IF([.I11]&lt;0.1;3.098391523;IF([.I11]&lt;0.2;3.190341904;IF([.I11]&lt;0.5;3.248113258;3.302343627))))" office:value-type="float" office:value="3.098391523" calcext:value-type="float">
            <text:p>3,098392</text:p>
          </table:table-cell>
          <table:table-cell table:formula="of:=IF([.$I11]&lt;0.05;0.765328992;IF([.$I11]&lt;0.1;0.994413063;IF([.$I11]&lt;0.2;1.520322299;IF([.$I11]&lt;0.5;1.69389348;1.888050118))))" office:value-type="float" office:value="0.994413063" calcext:value-type="float">
            <text:p>0,994413</text:p>
          </table:table-cell>
          <table:table-cell table:formula="of:=IF([.$I11]&lt;0.05;1.991;IF([.$I11]&lt;0.1;1.901;IF([.$I11]&lt;0.2;1.810138616;IF([.$I11]&lt;0.5;1.751982415;1.697472392))))" office:value-type="float" office:value="1.901" calcext:value-type="float">
            <text:p>1,901</text:p>
          </table:table-cell>
          <table:table-cell table:formula="of:=IF([.D11]&gt;6;1;[.$J11]*(EXP(1)^(-[.$K11]*[.$D11]))+[.$L11])" office:value-type="float" office:value="1" calcext:value-type="float">
            <text:p>1</text:p>
          </table:table-cell>
          <table:table-cell table:formula="of:=ROUND((MIN([.$H11];[.$M11]));0)" office:value-type="float" office:value="1" calcext:value-type="float">
            <text:p>1</text:p>
          </table:table-cell>
          <table:table-cell table:formula="of:=[C8.D78]" office:value-type="float" office:value="228.470406095557" calcext:value-type="float">
            <text:p>228,470406</text:p>
          </table:table-cell>
          <table:table-cell table:formula="of:=[C8.G78]" office:value-type="float" office:value="37.4956890780206" calcext:value-type="float">
            <text:p>37,495689</text:p>
          </table:table-cell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8" table:formula="of:=[C9.B40]" office:value-type="float" office:value="1279.2532203963" calcext:value-type="float">
            <text:p>1279,253220</text:p>
          </table:table-cell>
          <table:table-cell table:style-name="ce28" table:formula="of:=[C9.E40]" office:value-type="float" office:value="27.3525050313197" calcext:value-type="float">
            <text:p>27,352505</text:p>
          </table:table-cell>
          <table:table-cell table:style-name="ce28" table:formula="of:=[C9.$B$41]" office:value-type="float" office:value="53.3074074074074" calcext:value-type="float">
            <text:p>53,307407</text:p>
          </table:table-cell>
          <table:table-cell table:style-name="ce28" table:formula="of:=[C9.$E$41]" office:value-type="float" office:value="9.13454884830092" calcext:value-type="float">
            <text:p>9,134549</text:p>
          </table:table-cell>
          <table:table-cell table:style-name="ce28" table:formula="of:=[C9.$B$42]" office:value-type="float" office:value="10167.4388441111" calcext:value-type="float">
            <text:p>10167,438844</text:p>
          </table:table-cell>
          <table:table-cell table:style-name="ce32" table:formula="of:=[C9.$E$42]" office:value-type="float" office:value="816.963764020098" calcext:value-type="float">
            <text:p>816,963764</text:p>
          </table:table-cell>
          <table:table-cell table:style-name="ce36" table:formula="of:=-0.963*LOG10(([.B12]/1000)+5.381)+5" office:value-type="float" office:value="4.2069784162226" calcext:value-type="float">
            <text:p>4,21</text:p>
          </table:table-cell>
          <table:table-cell table:style-name="ce38" table:formula="of:=([.F12]/1000)/([.F12]/1000+60)" office:value-type="float" office:value="0.14490252190478" calcext:value-type="float">
            <text:p>0,1449025</text:p>
          </table:table-cell>
          <table:table-cell table:style-name="ce32" table:formula="of:=IF([.I12]&lt;0.05;3.012682983;IF([.I12]&lt;0.1;3.098391523;IF([.I12]&lt;0.2;3.190341904;IF([.I12]&lt;0.5;3.248113258;3.302343627))))" office:value-type="float" office:value="3.190341904" calcext:value-type="float">
            <text:p>3,190342</text:p>
          </table:table-cell>
          <table:table-cell table:style-name="ce32" table:formula="of:=IF([.$I12]&lt;0.05;0.765328992;IF([.$I12]&lt;0.1;0.994413063;IF([.$I12]&lt;0.2;1.520322299;IF([.$I12]&lt;0.5;1.69389348;1.888050118))))" office:value-type="float" office:value="1.520322299" calcext:value-type="float">
            <text:p>1,520322</text:p>
          </table:table-cell>
          <table:table-cell table:style-name="ce40" table:formula="of:=IF([.$I12]&lt;0.05;1.991;IF([.$I12]&lt;0.1;1.901;IF([.$I12]&lt;0.2;1.810138616;IF([.$I12]&lt;0.5;1.751982415;1.697472392))))" office:value-type="float" office:value="1.810138616" calcext:value-type="float">
            <text:p>1,810138616</text:p>
          </table:table-cell>
          <table:table-cell table:style-name="ce40" table:formula="of:=IF([.D12]&gt;6;1;[.$J12]*(EXP(1)^(-[.$K12]*[.$D12]))+[.$L12])" office:value-type="float" office:value="1" calcext:value-type="float">
            <text:p>1</text:p>
          </table:table-cell>
          <table:table-cell table:style-name="ce40" table:formula="of:=ROUND((MIN([.$H12];[.$M12]));0)" office:value-type="float" office:value="1" calcext:value-type="float">
            <text:p>1</text:p>
          </table:table-cell>
          <table:table-cell table:style-name="ce32" table:formula="of:=[C9.D78]" office:value-type="float" office:value="650.688923033537" calcext:value-type="float">
            <text:p>650,688923</text:p>
          </table:table-cell>
          <table:table-cell table:style-name="ce32" table:formula="of:=[C9.G78]" office:value-type="float" office:value="86.5024329005905" calcext:value-type="float">
            <text:p>86,502433</text:p>
          </table:table-cell>
        </table:table-row>
      </table:table>
      <table:named-expressions/>
      <table:database-ranges>
        <table:database-range table:name="__Anonymous_Sheet_DB__6" table:target-range-address="C7.A48:C7.AB97" table:contains-header="false">
          <table:sort>
            <table:sort-by table:field-number="2" table:data-type="automatic"/>
            <table:sort-by table:field-number="6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10mm" fo:margin-left="10mm" fo:margin-right="10mm" style:shadow="none" fo:background-color="transparent" style:print-page-order="ltr" style:scale-to="7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 style:data-style-name="N2" text:time-value="17:20:52.8792836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11:15.500692393</meta:creation-date>
    <meta:generator>LibreOffice/5.1.6.2$Linux_X86_64 LibreOffice_project/10m0$Build-2</meta:generator>
    <dc:date>2018-06-27T17:37:52.247600041</dc:date>
    <meta:editing-duration>PT6H41M35S</meta:editing-duration>
    <meta:editing-cycles>54</meta:editing-cycles>
    <meta:document-statistic meta:table-count="10" meta:cell-count="819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C4:'Data Overview'.C12" chart:error-lower-range="'Data Overview'.C4:'Data Overview'.C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inimum="0" chart:maximum="25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C4:'Data Overview'.C12" chart:error-lower-range="'Data Overview'.C4:'Data Overview'.C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C4:'Data Overview'.C12" chart:error-lower-range="'Data Overview'.C4:'Data Overview'.C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18cm" svg:y="0.316cm" chart:style-name="ch2">
          <text:p>Startup video time</text:p>
        </chart:title>
        <chart:plot-area chart:style-name="ch3" table:cell-range-address="'Data Overview'.A4:'Data Overview'.B12" chart:data-source-has-labels="column" svg:x="1.701cm" svg:y="1.275cm" svg:width="13.979cm" svg:height="6.564cm">
          <chartooo:coordinate-region svg:x="2.693cm" svg:y="1.474cm" svg:width="12.893cm" svg:height="5.718cm"/>
          <chart:axis chart:dimension="x" chart:name="primary-x" chart:style-name="ch4" chartooo:axis-type="auto">
            <chartooo:date-scale/>
            <chart:title svg:x="5.616cm" svg:y="8.019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7.115cm" chart:style-name="ch7">
              <text:p>Video startup time (in milliseconds)
(Avg. of all UAVs in the scenario)</text:p>
            </chart:title>
            <chart:grid chart:style-name="ch8" chart:class="major"/>
          </chart:axis>
          <chart:series chart:style-name="ch9" chart:values-cell-range-address="'Data Overview'.B4:'Data Overview'.B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1214.6157613">
                <text:p>1214.6157613</text:p>
                <draw:g>
                  <svg:desc>'Data Overview'.B4:'Data Overview'.B12</svg:desc>
                </draw:g>
              </table:table-cell>
              <table:table-cell office:value-type="float" office:value="61.8429555334588">
                <text:p>61.8429555334588</text:p>
                <draw:g>
                  <svg:desc>'Data Overview'.C4:'Data Overview'.C12</svg:desc>
                </draw:g>
              </table:table-cell>
              <table:table-cell office:value-type="float" office:value="61.8429555334588">
                <text:p>61.8429555334588</text:p>
                <draw:g>
                  <svg:desc>'Data Overview'.C4:'Data Overview'.C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13.8852651">
                <text:p>1213.8852651</text:p>
              </table:table-cell>
              <table:table-cell office:value-type="float" office:value="73.0866209741533">
                <text:p>73.0866209741533</text:p>
              </table:table-cell>
              <table:table-cell office:value-type="float" office:value="73.0866209741533">
                <text:p>73.08662097415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19.77256672222">
                <text:p>1219.77256672222</text:p>
              </table:table-cell>
              <table:table-cell office:value-type="float" office:value="48.2743671528239">
                <text:p>48.2743671528239</text:p>
              </table:table-cell>
              <table:table-cell office:value-type="float" office:value="48.2743671528239">
                <text:p>48.27436715282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51.03436938333">
                <text:p>1251.03436938333</text:p>
              </table:table-cell>
              <table:table-cell office:value-type="float" office:value="40.8356669731202">
                <text:p>40.8356669731202</text:p>
              </table:table-cell>
              <table:table-cell office:value-type="float" office:value="40.8356669731202">
                <text:p>40.83566697312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90.6120829">
                <text:p>1290.6120829</text:p>
              </table:table-cell>
              <table:table-cell office:value-type="float" office:value="29.5056697375797">
                <text:p>29.5056697375797</text:p>
              </table:table-cell>
              <table:table-cell office:value-type="float" office:value="29.5056697375797">
                <text:p>29.50566973757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81.60417072778">
                <text:p>1281.60417072778</text:p>
              </table:table-cell>
              <table:table-cell office:value-type="float" office:value="32.1842906271872">
                <text:p>32.1842906271872</text:p>
              </table:table-cell>
              <table:table-cell office:value-type="float" office:value="32.1842906271872">
                <text:p>32.18429062718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47.81846106667">
                <text:p>1047.81846106667</text:p>
              </table:table-cell>
              <table:table-cell office:value-type="float" office:value="22.6610558746442">
                <text:p>22.6610558746442</text:p>
              </table:table-cell>
              <table:table-cell office:value-type="float" office:value="22.6610558746442">
                <text:p>22.66105587464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58.5454437125">
                <text:p>1058.5454437125</text:p>
              </table:table-cell>
              <table:table-cell office:value-type="float" office:value="25.5374328337506">
                <text:p>25.5374328337506</text:p>
              </table:table-cell>
              <table:table-cell office:value-type="float" office:value="25.5374328337506">
                <text:p>25.53743283375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79.2532203963">
                <text:p>1279.2532203963</text:p>
              </table:table-cell>
              <table:table-cell office:value-type="float" office:value="27.3525050313197">
                <text:p>27.3525050313197</text:p>
              </table:table-cell>
              <table:table-cell office:value-type="float" office:value="27.3525050313197">
                <text:p>27.3525050313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E4:'Data Overview'.E12" chart:error-lower-range="'Data Overview'.E4:'Data Overview'.E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E4:'Data Overview'.E12" chart:error-lower-range="'Data Overview'.E4:'Data Overview'.E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E4:'Data Overview'.E12" chart:error-lower-range="'Data Overview'.E4:'Data Overview'.E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Stall count (all UAVs)</text:p>
        </chart:title>
        <chart:plot-area chart:style-name="ch3" table:cell-range-address="'Data Overview'.A4:'Data Overview'.A12 'Data Overview'.D4:'Data Overview'.D12" chart:data-source-has-labels="column" svg:x="1.701cm" svg:y="1.275cm" svg:width="13.979cm" svg:height="6.564cm">
          <chartooo:coordinate-region svg:x="2.322cm" svg:y="1.474cm" svg:width="13.264cm" svg:height="5.718cm"/>
          <chart:axis chart:dimension="x" chart:name="primary-x" chart:style-name="ch4" chartooo:axis-type="auto">
            <chartooo:date-scale/>
            <chart:title svg:x="5.616cm" svg:y="8.019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6.943cm" chart:style-name="ch7">
              <text:p>Number of vídeo stalls
(Avg. of all UAVs in the scenario)</text:p>
            </chart:title>
            <chart:grid chart:style-name="ch8" chart:class="major"/>
          </chart:axis>
          <chart:series chart:style-name="ch9" chart:values-cell-range-address="'Data Overview'.D4:'Data Overview'.D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D4:'Data Overview'.D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12235910841629">
                <text:p>0.12235910841629</text:p>
              </table:table-cell>
              <table:table-cell office:value-type="float" office:value="0.12235910841629">
                <text:p>0.122359108416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01111111111111">
                <text:p>2.01111111111111</text:p>
              </table:table-cell>
              <table:table-cell office:value-type="float" office:value="0.87209160341017">
                <text:p>0.87209160341017</text:p>
              </table:table-cell>
              <table:table-cell office:value-type="float" office:value="0.87209160341017">
                <text:p>0.872091603410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6">
                <text:p>6.6</text:p>
              </table:table-cell>
              <table:table-cell office:value-type="float" office:value="2.57050714894962">
                <text:p>2.57050714894962</text:p>
              </table:table-cell>
              <table:table-cell office:value-type="float" office:value="2.57050714894962">
                <text:p>2.570507148949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6333333333333">
                <text:p>14.6333333333333</text:p>
              </table:table-cell>
              <table:table-cell office:value-type="float" office:value="2.17430894504807">
                <text:p>2.17430894504807</text:p>
              </table:table-cell>
              <table:table-cell office:value-type="float" office:value="2.17430894504807">
                <text:p>2.174308945048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.8444444444444">
                <text:p>14.8444444444444</text:p>
              </table:table-cell>
              <table:table-cell office:value-type="float" office:value="4.32117826030688">
                <text:p>4.32117826030688</text:p>
              </table:table-cell>
              <table:table-cell office:value-type="float" office:value="4.32117826030688">
                <text:p>4.321178260306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.4714285714286">
                <text:p>24.4714285714286</text:p>
              </table:table-cell>
              <table:table-cell office:value-type="float" office:value="6.09611127403608">
                <text:p>6.09611127403608</text:p>
              </table:table-cell>
              <table:table-cell office:value-type="float" office:value="6.09611127403608">
                <text:p>6.096111274036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.5666666666667">
                <text:p>47.5666666666667</text:p>
              </table:table-cell>
              <table:table-cell office:value-type="float" office:value="8.1067964553216">
                <text:p>8.1067964553216</text:p>
              </table:table-cell>
              <table:table-cell office:value-type="float" office:value="8.1067964553216">
                <text:p>8.106796455321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3.3074074074074">
                <text:p>53.3074074074074</text:p>
              </table:table-cell>
              <table:table-cell office:value-type="float" office:value="9.13454884830092">
                <text:p>9.13454884830092</text:p>
              </table:table-cell>
              <table:table-cell office:value-type="float" office:value="9.13454884830092">
                <text:p>9.134548848300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G4:'Data Overview'.G12" chart:error-lower-range="'Data Overview'.G4:'Data Overview'.G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G4:'Data Overview'.G12" chart:error-lower-range="'Data Overview'.G4:'Data Overview'.G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G4:'Data Overview'.G12" chart:error-lower-range="'Data Overview'.G4:'Data Overview'.G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91cm" svg:y="0.316cm" chart:style-name="ch2">
          <text:p>Stall time</text:p>
        </chart:title>
        <chart:subtitle svg:x="7.255cm" svg:y="1.275cm" chart:style-name="ch3">
          <text:p>sub-title</text:p>
        </chart:subtitle>
        <chart:plot-area chart:style-name="ch4" table:cell-range-address="'Data Overview'.A4:'Data Overview'.A12 'Data Overview'.F4:'Data Overview'.F12" chart:data-source-has-labels="column" svg:x="1.701cm" svg:y="2.138cm" svg:width="13.979cm" svg:height="5.701cm">
          <chartooo:coordinate-region svg:x="2.693cm" svg:y="2.337cm" svg:width="12.708cm" svg:height="4.855cm"/>
          <chart:axis chart:dimension="x" chart:name="primary-x" chart:style-name="ch5" chartooo:axis-type="auto">
            <chartooo:date-scale/>
            <chart:title svg:x="5.616cm" svg:y="8.019cm" chart:style-name="ch6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7.493cm" chart:style-name="ch8">
              <text:p>Video stall lenght (in milliseconds)
 (Avg. of all UAVs in the scenario)</text:p>
            </chart:title>
            <chart:grid chart:style-name="ch9" chart:class="major"/>
          </chart:axis>
          <chart:series chart:style-name="ch10" chart:values-cell-range-address="'Data Overview'.F4:'Data Overview'.F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F4:'Data Overview'.F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.3794662">
                <text:p>16.3794662</text:p>
              </table:table-cell>
              <table:table-cell office:value-type="float" office:value="15.2194133342215">
                <text:p>15.2194133342215</text:p>
              </table:table-cell>
              <table:table-cell office:value-type="float" office:value="15.2194133342215">
                <text:p>15.21941333422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4.624198188889">
                <text:p>174.624198188889</text:p>
              </table:table-cell>
              <table:table-cell office:value-type="float" office:value="57.9190799946062">
                <text:p>57.9190799946062</text:p>
              </table:table-cell>
              <table:table-cell office:value-type="float" office:value="57.9190799946062">
                <text:p>57.91907999460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48.369001933333">
                <text:p>448.369001933333</text:p>
              </table:table-cell>
              <table:table-cell office:value-type="float" office:value="113.846115428678">
                <text:p>113.846115428678</text:p>
              </table:table-cell>
              <table:table-cell office:value-type="float" office:value="113.846115428678">
                <text:p>113.8461154286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43.2503835">
                <text:p>2243.2503835</text:p>
              </table:table-cell>
              <table:table-cell office:value-type="float" office:value="99.6344918091429">
                <text:p>99.6344918091429</text:p>
              </table:table-cell>
              <table:table-cell office:value-type="float" office:value="99.6344918091429">
                <text:p>99.63449180914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61.52340338889">
                <text:p>2261.52340338889</text:p>
              </table:table-cell>
              <table:table-cell office:value-type="float" office:value="353.444789986779">
                <text:p>353.444789986779</text:p>
              </table:table-cell>
              <table:table-cell office:value-type="float" office:value="353.444789986779">
                <text:p>353.4447899867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71.90411505714">
                <text:p>1771.90411505714</text:p>
              </table:table-cell>
              <table:table-cell office:value-type="float" office:value="266.060190872936">
                <text:p>266.060190872936</text:p>
              </table:table-cell>
              <table:table-cell office:value-type="float" office:value="266.060190872936">
                <text:p>266.0601908729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83.3234767875">
                <text:p>3483.3234767875</text:p>
              </table:table-cell>
              <table:table-cell office:value-type="float" office:value="413.189006862841">
                <text:p>413.189006862841</text:p>
              </table:table-cell>
              <table:table-cell office:value-type="float" office:value="413.189006862841">
                <text:p>413.1890068628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167.4388441111">
                <text:p>10167.4388441111</text:p>
              </table:table-cell>
              <table:table-cell office:value-type="float" office:value="816.963764020098">
                <text:p>816.963764020098</text:p>
              </table:table-cell>
              <table:table-cell office:value-type="float" office:value="816.963764020098">
                <text:p>816.9637640200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Data Overview'.A4:'Data Overview'.A12 'Data Overview'.N4:'Data Overview'.N12" chart:data-source-has-labels="column" svg:x="0.32cm" svg:y="0.18cm" svg:width="15.36cm" svg:height="8.64cm">
          <chartooo:coordinate-region svg:x="1.047cm" svg:y="0.379cm" svg:width="14.633cm" svg:height="7.794cm"/>
          <chart:axis chart:dimension="x" chart:name="primary-x" chart:style-name="ch3" chartooo:axis-type="auto">
            <chartooo:date-scale/>
            <chart:categories table:cell-range-address="'Data Overview'.A4:'Data Overview'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 Overview'.N4:'Data Overview'.N12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4">
                <text:p>4</text:p>
                <draw:g>
                  <svg:desc>'Data Overview'.N4:'Data Overview'.N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